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1" table:style-name="ta1">
        <table:shapes>
          <draw:frame draw:z-index="0" draw:style-name="gr1" draw:text-style-name="P1" svg:width="453.51pt" svg:height="255.09pt" svg:x="22.39pt" svg:y="57.06pt">
            <draw:object draw:notify-on-update-of-ranges="source_1.D1:source_1.D1 source_1.D2:source_1.D579 source_1.E1:source_1.E1 source_1.E2:source_1.E57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8.68pt" svg:y="322.84pt">
            <draw:object draw:notify-on-update-of-ranges="source_1.H1:source_1.H1 source_1.H2:source_1.H579 source_1.I1:source_1.I1 source_1.I2:source_1.I57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3580.00018" calcext:value-type="float">
            <text:p>1443143580.00018</text:p>
          </table:table-cell>
          <table:table-cell office:value-type="float" office:value="4376" calcext:value-type="float">
            <text:p>43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3580.19469" calcext:value-type="float">
            <text:p>1443143580.19469</text:p>
          </table:table-cell>
          <table:table-cell table:formula="of:=[.G2]-[.$B$2]" office:value-type="float" office:value="0.194507598876953" calcext:value-type="float">
            <text:p>0.1945075989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4507598876953" calcext:value-type="float">
            <text:p>0.1945075989</text:p>
          </table:table-cell>
          <table:table-cell table:formula="of:=MAX([.J2:.J2001])" office:value-type="float" office:value="4.10308575630188" calcext:value-type="float">
            <text:p>4.10308575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3580.05504" calcext:value-type="float">
            <text:p>1443143580.05504</text:p>
          </table:table-cell>
          <table:table-cell office:value-type="float" office:value="4376" calcext:value-type="float">
            <text:p>4376</text:p>
          </table:table-cell>
          <table:table-cell table:formula="of:=[.B3]-[.$B$2]" office:value-type="float" office:value="0.0548560619354248" calcext:value-type="float">
            <text:p>0.0548560619</text:p>
          </table:table-cell>
          <table:table-cell table:formula="of:=[.C3]/([.D3]-[.D2])" office:value-type="float" office:value="79772.4051929086" calcext:value-type="float">
            <text:p>79772.4051929086</text:p>
          </table:table-cell>
          <table:table-cell/>
          <table:table-cell office:value-type="float" office:value="1443143580.24946" calcext:value-type="float">
            <text:p>1443143580.24946</text:p>
          </table:table-cell>
          <table:table-cell table:formula="of:=[.G3]-[.$B$2]" office:value-type="float" office:value="0.249279499053955" calcext:value-type="float">
            <text:p>0.2492794991</text:p>
          </table:table-cell>
          <table:table-cell table:formula="of:=[.C3]/([.H3]-[.H2])" office:value-type="float" office:value="79894.9823880207" calcext:value-type="float">
            <text:p>79894.9823880207</text:p>
          </table:table-cell>
          <table:table-cell table:formula="of:=[.G3]-[.$B3]" office:value-type="float" office:value="0.19442343711853" calcext:value-type="float">
            <text:p>0.194423437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3580.10989" calcext:value-type="float">
            <text:p>1443143580.10989</text:p>
          </table:table-cell>
          <table:table-cell office:value-type="float" office:value="4376" calcext:value-type="float">
            <text:p>4376</text:p>
          </table:table-cell>
          <table:table-cell table:formula="of:=[.B4]-[.$B$2]" office:value-type="float" office:value="0.109710454940796" calcext:value-type="float">
            <text:p>0.1097104549</text:p>
          </table:table-cell>
          <table:table-cell table:formula="of:=[.C4]/([.D4]-[.D3])" office:value-type="float" office:value="79774.8322467359" calcext:value-type="float">
            <text:p>79774.8322467359</text:p>
          </table:table-cell>
          <table:table-cell/>
          <table:table-cell office:value-type="float" office:value="1443143580.30422" calcext:value-type="float">
            <text:p>1443143580.30422</text:p>
          </table:table-cell>
          <table:table-cell table:formula="of:=[.G4]-[.$B$2]" office:value-type="float" office:value="0.304036140441895" calcext:value-type="float">
            <text:p>0.3040361404</text:p>
          </table:table-cell>
          <table:table-cell table:formula="of:=[.C4]/([.H4]-[.H3])" office:value-type="float" office:value="79917.2463664626" calcext:value-type="float">
            <text:p>79917.2463664626</text:p>
          </table:table-cell>
          <table:table-cell table:formula="of:=[.G4]-[.$B4]" office:value-type="float" office:value="0.194325685501099" calcext:value-type="float">
            <text:p>0.19432568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3580.16472" calcext:value-type="float">
            <text:p>1443143580.16472</text:p>
          </table:table-cell>
          <table:table-cell office:value-type="float" office:value="4376" calcext:value-type="float">
            <text:p>4376</text:p>
          </table:table-cell>
          <table:table-cell table:formula="of:=[.B5]-[.$B$2]" office:value-type="float" office:value="0.164544105529785" calcext:value-type="float">
            <text:p>0.1645441055</text:p>
          </table:table-cell>
          <table:table-cell table:formula="of:=[.C5]/([.D5]-[.D4])" office:value-type="float" office:value="79805.0093874055" calcext:value-type="float">
            <text:p>79805.0093874055</text:p>
          </table:table-cell>
          <table:table-cell/>
          <table:table-cell office:value-type="float" office:value="1443143580.35908" calcext:value-type="float">
            <text:p>1443143580.35908</text:p>
          </table:table-cell>
          <table:table-cell table:formula="of:=[.G5]-[.$B$2]" office:value-type="float" office:value="0.358901500701904" calcext:value-type="float">
            <text:p>0.3589015007</text:p>
          </table:table-cell>
          <table:table-cell table:formula="of:=[.C5]/([.H5]-[.H4])" office:value-type="float" office:value="79758.885738869" calcext:value-type="float">
            <text:p>79758.885738869</text:p>
          </table:table-cell>
          <table:table-cell table:formula="of:=[.G5]-[.$B5]" office:value-type="float" office:value="0.194357395172119" calcext:value-type="float">
            <text:p>0.19435739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3580.21956" calcext:value-type="float">
            <text:p>1443143580.21956</text:p>
          </table:table-cell>
          <table:table-cell office:value-type="float" office:value="4376" calcext:value-type="float">
            <text:p>4376</text:p>
          </table:table-cell>
          <table:table-cell table:formula="of:=[.B6]-[.$B$2]" office:value-type="float" office:value="0.219381093978882" calcext:value-type="float">
            <text:p>0.219381094</text:p>
          </table:table-cell>
          <table:table-cell table:formula="of:=[.C6]/([.D6]-[.D5])" office:value-type="float" office:value="79800.1517545423" calcext:value-type="float">
            <text:p>79800.1517545423</text:p>
          </table:table-cell>
          <table:table-cell/>
          <table:table-cell office:value-type="float" office:value="1443143580.41389" calcext:value-type="float">
            <text:p>1443143580.41389</text:p>
          </table:table-cell>
          <table:table-cell table:formula="of:=[.G6]-[.$B$2]" office:value-type="float" office:value="0.413711786270142" calcext:value-type="float">
            <text:p>0.4137117863</text:p>
          </table:table-cell>
          <table:table-cell table:formula="of:=[.C6]/([.H6]-[.H5])" office:value-type="float" office:value="79839.0293834904" calcext:value-type="float">
            <text:p>79839.0293834904</text:p>
          </table:table-cell>
          <table:table-cell table:formula="of:=[.G6]-[.$B6]" office:value-type="float" office:value="0.19433069229126" calcext:value-type="float">
            <text:p>0.19433069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3580.27439" calcext:value-type="float">
            <text:p>1443143580.27439</text:p>
          </table:table-cell>
          <table:table-cell office:value-type="float" office:value="4376" calcext:value-type="float">
            <text:p>4376</text:p>
          </table:table-cell>
          <table:table-cell table:formula="of:=[.B7]-[.$B$2]" office:value-type="float" office:value="0.274212121963501" calcext:value-type="float">
            <text:p>0.274212122</text:p>
          </table:table-cell>
          <table:table-cell table:formula="of:=[.C7]/([.D7]-[.D6])" office:value-type="float" office:value="79808.8265138405" calcext:value-type="float">
            <text:p>79808.8265138405</text:p>
          </table:table-cell>
          <table:table-cell/>
          <table:table-cell office:value-type="float" office:value="1443143580.46877" calcext:value-type="float">
            <text:p>1443143580.46877</text:p>
          </table:table-cell>
          <table:table-cell table:formula="of:=[.G7]-[.$B$2]" office:value-type="float" office:value="0.468595743179321" calcext:value-type="float">
            <text:p>0.4685957432</text:p>
          </table:table-cell>
          <table:table-cell table:formula="of:=[.C7]/([.H7]-[.H6])" office:value-type="float" office:value="79731.8605734144" calcext:value-type="float">
            <text:p>79731.8605734144</text:p>
          </table:table-cell>
          <table:table-cell table:formula="of:=[.G7]-[.$B7]" office:value-type="float" office:value="0.19438362121582" calcext:value-type="float">
            <text:p>0.19438362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3580.32922" calcext:value-type="float">
            <text:p>1443143580.32922</text:p>
          </table:table-cell>
          <table:table-cell office:value-type="float" office:value="4376" calcext:value-type="float">
            <text:p>4376</text:p>
          </table:table-cell>
          <table:table-cell table:formula="of:=[.B8]-[.$B$2]" office:value-type="float" office:value="0.329045057296753" calcext:value-type="float">
            <text:p>0.3290450573</text:p>
          </table:table-cell>
          <table:table-cell table:formula="of:=[.C8]/([.D8]-[.D7])" office:value-type="float" office:value="79806.0503856757" calcext:value-type="float">
            <text:p>79806.0503856757</text:p>
          </table:table-cell>
          <table:table-cell/>
          <table:table-cell office:value-type="float" office:value="1443143580.5236" calcext:value-type="float">
            <text:p>1443143580.5236</text:p>
          </table:table-cell>
          <table:table-cell table:formula="of:=[.G8]-[.$B$2]" office:value-type="float" office:value="0.523416519165039" calcext:value-type="float">
            <text:p>0.5234165192</text:p>
          </table:table-cell>
          <table:table-cell table:formula="of:=[.C8]/([.H8]-[.H7])" office:value-type="float" office:value="79823.7515123839" calcext:value-type="float">
            <text:p>79823.7515123839</text:p>
          </table:table-cell>
          <table:table-cell table:formula="of:=[.G8]-[.$B8]" office:value-type="float" office:value="0.194371461868286" calcext:value-type="float">
            <text:p>0.194371461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3580.38405" calcext:value-type="float">
            <text:p>1443143580.38405</text:p>
          </table:table-cell>
          <table:table-cell office:value-type="float" office:value="4376" calcext:value-type="float">
            <text:p>4376</text:p>
          </table:table-cell>
          <table:table-cell table:formula="of:=[.B9]-[.$B$2]" office:value-type="float" office:value="0.383874177932739" calcext:value-type="float">
            <text:p>0.3838741779</text:p>
          </table:table-cell>
          <table:table-cell table:formula="of:=[.C9]/([.D9]-[.D8])" office:value-type="float" office:value="79811.6028351524" calcext:value-type="float">
            <text:p>79811.6028351524</text:p>
          </table:table-cell>
          <table:table-cell/>
          <table:table-cell office:value-type="float" office:value="1443143580.57848" calcext:value-type="float">
            <text:p>1443143580.57848</text:p>
          </table:table-cell>
          <table:table-cell table:formula="of:=[.G9]-[.$B$2]" office:value-type="float" office:value="0.578299283981323" calcext:value-type="float">
            <text:p>0.578299284</text:p>
          </table:table-cell>
          <table:table-cell table:formula="of:=[.C9]/([.H9]-[.H8])" office:value-type="float" office:value="79733.592406438" calcext:value-type="float">
            <text:p>79733.592406438</text:p>
          </table:table-cell>
          <table:table-cell table:formula="of:=[.G9]-[.$B9]" office:value-type="float" office:value="0.194425106048584" calcext:value-type="float">
            <text:p>0.1944251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3580.43889" calcext:value-type="float">
            <text:p>1443143580.43889</text:p>
          </table:table-cell>
          <table:table-cell office:value-type="float" office:value="4376" calcext:value-type="float">
            <text:p>4376</text:p>
          </table:table-cell>
          <table:table-cell table:formula="of:=[.B10]-[.$B$2]" office:value-type="float" office:value="0.438710927963257" calcext:value-type="float">
            <text:p>0.438710928</text:p>
          </table:table-cell>
          <table:table-cell table:formula="of:=[.C10]/([.D10]-[.D9])" office:value-type="float" office:value="79800.4987087069" calcext:value-type="float">
            <text:p>79800.4987087069</text:p>
          </table:table-cell>
          <table:table-cell/>
          <table:table-cell office:value-type="float" office:value="1443143580.63351" calcext:value-type="float">
            <text:p>1443143580.63351</text:p>
          </table:table-cell>
          <table:table-cell table:formula="of:=[.G10]-[.$B$2]" office:value-type="float" office:value="0.633335828781128" calcext:value-type="float">
            <text:p>0.6333358288</text:p>
          </table:table-cell>
          <table:table-cell table:formula="of:=[.C10]/([.H10]-[.H9])" office:value-type="float" office:value="79510.80533703" calcext:value-type="float">
            <text:p>79510.80533703</text:p>
          </table:table-cell>
          <table:table-cell table:formula="of:=[.G10]-[.$B10]" office:value-type="float" office:value="0.194624900817871" calcext:value-type="float">
            <text:p>0.194624900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3580.49373" calcext:value-type="float">
            <text:p>1443143580.49373</text:p>
          </table:table-cell>
          <table:table-cell office:value-type="float" office:value="4376" calcext:value-type="float">
            <text:p>4376</text:p>
          </table:table-cell>
          <table:table-cell table:formula="of:=[.B11]-[.$B$2]" office:value-type="float" office:value="0.493546962738037" calcext:value-type="float">
            <text:p>0.4935469627</text:p>
          </table:table-cell>
          <table:table-cell table:formula="of:=[.C11]/([.D11]-[.D10])" office:value-type="float" office:value="79801.5395893026" calcext:value-type="float">
            <text:p>79801.5395893026</text:p>
          </table:table-cell>
          <table:table-cell/>
          <table:table-cell office:value-type="float" office:value="1443143580.68816" calcext:value-type="float">
            <text:p>1443143580.68816</text:p>
          </table:table-cell>
          <table:table-cell table:formula="of:=[.G11]-[.$B$2]" office:value-type="float" office:value="0.687980175018311" calcext:value-type="float">
            <text:p>0.687980175</text:p>
          </table:table-cell>
          <table:table-cell table:formula="of:=[.C11]/([.H11]-[.H10])" office:value-type="float" office:value="80081.4777983813" calcext:value-type="float">
            <text:p>80081.4777983813</text:p>
          </table:table-cell>
          <table:table-cell table:formula="of:=[.G11]-[.$B11]" office:value-type="float" office:value="0.194433212280273" calcext:value-type="float">
            <text:p>0.19443321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3580.54856" calcext:value-type="float">
            <text:p>1443143580.54856</text:p>
          </table:table-cell>
          <table:table-cell office:value-type="float" office:value="4376" calcext:value-type="float">
            <text:p>4376</text:p>
          </table:table-cell>
          <table:table-cell table:formula="of:=[.B12]-[.$B$2]" office:value-type="float" office:value="0.548382997512817" calcext:value-type="float">
            <text:p>0.5483829975</text:p>
          </table:table-cell>
          <table:table-cell table:formula="of:=[.C12]/([.D12]-[.D11])" office:value-type="float" office:value="79801.5395893026" calcext:value-type="float">
            <text:p>79801.5395893026</text:p>
          </table:table-cell>
          <table:table-cell/>
          <table:table-cell office:value-type="float" office:value="1443143580.74294" calcext:value-type="float">
            <text:p>1443143580.74294</text:p>
          </table:table-cell>
          <table:table-cell table:formula="of:=[.G12]-[.$B$2]" office:value-type="float" office:value="0.742759943008423" calcext:value-type="float">
            <text:p>0.742759943</text:p>
          </table:table-cell>
          <table:table-cell table:formula="of:=[.C12]/([.H12]-[.H11])" office:value-type="float" office:value="79883.5073706384" calcext:value-type="float">
            <text:p>79883.5073706384</text:p>
          </table:table-cell>
          <table:table-cell table:formula="of:=[.G12]-[.$B12]" office:value-type="float" office:value="0.194376945495605" calcext:value-type="float">
            <text:p>0.194376945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3580.6034" calcext:value-type="float">
            <text:p>1443143580.6034</text:p>
          </table:table-cell>
          <table:table-cell office:value-type="float" office:value="4376" calcext:value-type="float">
            <text:p>4376</text:p>
          </table:table-cell>
          <table:table-cell table:formula="of:=[.B13]-[.$B$2]" office:value-type="float" office:value="0.603225708007813" calcext:value-type="float">
            <text:p>0.603225708</text:p>
          </table:table-cell>
          <table:table-cell table:formula="of:=[.C13]/([.D13]-[.D12])" office:value-type="float" office:value="79791.8257595847" calcext:value-type="float">
            <text:p>79791.8257595847</text:p>
          </table:table-cell>
          <table:table-cell/>
          <table:table-cell office:value-type="float" office:value="1443143580.79778" calcext:value-type="float">
            <text:p>1443143580.79778</text:p>
          </table:table-cell>
          <table:table-cell table:formula="of:=[.G13]-[.$B$2]" office:value-type="float" office:value="0.797600269317627" calcext:value-type="float">
            <text:p>0.7976002693</text:p>
          </table:table-cell>
          <table:table-cell table:formula="of:=[.C13]/([.H13]-[.H12])" office:value-type="float" office:value="79795.2947129995" calcext:value-type="float">
            <text:p>79795.2947129995</text:p>
          </table:table-cell>
          <table:table-cell table:formula="of:=[.G13]-[.$B13]" office:value-type="float" office:value="0.194374561309814" calcext:value-type="float">
            <text:p>0.19437456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3580.65823" calcext:value-type="float">
            <text:p>1443143580.65823</text:p>
          </table:table-cell>
          <table:table-cell office:value-type="float" office:value="4376" calcext:value-type="float">
            <text:p>4376</text:p>
          </table:table-cell>
          <table:table-cell table:formula="of:=[.B14]-[.$B$2]" office:value-type="float" office:value="0.658048868179321" calcext:value-type="float">
            <text:p>0.6580488682</text:p>
          </table:table-cell>
          <table:table-cell table:formula="of:=[.C14]/([.D14]-[.D13])" office:value-type="float" office:value="79820.280084368" calcext:value-type="float">
            <text:p>79820.280084368</text:p>
          </table:table-cell>
          <table:table-cell/>
          <table:table-cell office:value-type="float" office:value="1443143580.85255" calcext:value-type="float">
            <text:p>1443143580.85255</text:p>
          </table:table-cell>
          <table:table-cell table:formula="of:=[.G14]-[.$B$2]" office:value-type="float" office:value="0.852368593215942" calcext:value-type="float">
            <text:p>0.8523685932</text:p>
          </table:table-cell>
          <table:table-cell table:formula="of:=[.C14]/([.H14]-[.H13])" office:value-type="float" office:value="79900.1993949024" calcext:value-type="float">
            <text:p>79900.1993949024</text:p>
          </table:table-cell>
          <table:table-cell table:formula="of:=[.G14]-[.$B14]" office:value-type="float" office:value="0.194319725036621" calcext:value-type="float">
            <text:p>0.1943197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3580.71307" calcext:value-type="float">
            <text:p>1443143580.71307</text:p>
          </table:table-cell>
          <table:table-cell office:value-type="float" office:value="4376" calcext:value-type="float">
            <text:p>4376</text:p>
          </table:table-cell>
          <table:table-cell table:formula="of:=[.B15]-[.$B$2]" office:value-type="float" office:value="0.712891578674316" calcext:value-type="float">
            <text:p>0.7128915787</text:p>
          </table:table-cell>
          <table:table-cell table:formula="of:=[.C15]/([.D15]-[.D14])" office:value-type="float" office:value="79791.8257595847" calcext:value-type="float">
            <text:p>79791.8257595847</text:p>
          </table:table-cell>
          <table:table-cell/>
          <table:table-cell office:value-type="float" office:value="1443143580.90739" calcext:value-type="float">
            <text:p>1443143580.90739</text:p>
          </table:table-cell>
          <table:table-cell table:formula="of:=[.G15]-[.$B$2]" office:value-type="float" office:value="0.907215595245361" calcext:value-type="float">
            <text:p>0.9072155952</text:p>
          </table:table-cell>
          <table:table-cell table:formula="of:=[.C15]/([.H15]-[.H14])" office:value-type="float" office:value="79785.5824034428" calcext:value-type="float">
            <text:p>79785.5824034428</text:p>
          </table:table-cell>
          <table:table-cell table:formula="of:=[.G15]-[.$B15]" office:value-type="float" office:value="0.194324016571045" calcext:value-type="float">
            <text:p>0.194324016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3580.76791" calcext:value-type="float">
            <text:p>1443143580.76791</text:p>
          </table:table-cell>
          <table:table-cell office:value-type="float" office:value="4376" calcext:value-type="float">
            <text:p>4376</text:p>
          </table:table-cell>
          <table:table-cell table:formula="of:=[.B16]-[.$B$2]" office:value-type="float" office:value="0.767735958099365" calcext:value-type="float">
            <text:p>0.7677359581</text:p>
          </table:table-cell>
          <table:table-cell table:formula="of:=[.C16]/([.D16]-[.D15])" office:value-type="float" office:value="79789.3976716485" calcext:value-type="float">
            <text:p>79789.3976716485</text:p>
          </table:table-cell>
          <table:table-cell/>
          <table:table-cell office:value-type="float" office:value="1443143580.96224" calcext:value-type="float">
            <text:p>1443143580.96224</text:p>
          </table:table-cell>
          <table:table-cell table:formula="of:=[.G16]-[.$B$2]" office:value-type="float" office:value="0.962060213088989" calcext:value-type="float">
            <text:p>0.9620602131</text:p>
          </table:table-cell>
          <table:table-cell table:formula="of:=[.C16]/([.H16]-[.H15])" office:value-type="float" office:value="79789.0508140066" calcext:value-type="float">
            <text:p>79789.0508140066</text:p>
          </table:table-cell>
          <table:table-cell table:formula="of:=[.G16]-[.$B16]" office:value-type="float" office:value="0.194324254989624" calcext:value-type="float">
            <text:p>0.19432425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3580.82275" calcext:value-type="float">
            <text:p>1443143580.82275</text:p>
          </table:table-cell>
          <table:table-cell office:value-type="float" office:value="4376" calcext:value-type="float">
            <text:p>4376</text:p>
          </table:table-cell>
          <table:table-cell table:formula="of:=[.B17]-[.$B$2]" office:value-type="float" office:value="0.822569131851196" calcext:value-type="float">
            <text:p>0.8225691319</text:p>
          </table:table-cell>
          <table:table-cell table:formula="of:=[.C17]/([.D17]-[.D16])" office:value-type="float" office:value="79805.7033832347" calcext:value-type="float">
            <text:p>79805.7033832347</text:p>
          </table:table-cell>
          <table:table-cell/>
          <table:table-cell office:value-type="float" office:value="1443143581.01707" calcext:value-type="float">
            <text:p>1443143581.01707</text:p>
          </table:table-cell>
          <table:table-cell table:formula="of:=[.G17]-[.$B$2]" office:value-type="float" office:value="1.01689171791077" calcext:value-type="float">
            <text:p>1.0168917179</text:p>
          </table:table-cell>
          <table:table-cell table:formula="of:=[.C17]/([.H17]-[.H16])" office:value-type="float" office:value="79808.1324636925" calcext:value-type="float">
            <text:p>79808.1324636925</text:p>
          </table:table-cell>
          <table:table-cell table:formula="of:=[.G17]-[.$B17]" office:value-type="float" office:value="0.19432258605957" calcext:value-type="float">
            <text:p>0.194322586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3580.87759" calcext:value-type="float">
            <text:p>1443143580.87759</text:p>
          </table:table-cell>
          <table:table-cell office:value-type="float" office:value="4376" calcext:value-type="float">
            <text:p>4376</text:p>
          </table:table-cell>
          <table:table-cell table:formula="of:=[.B18]-[.$B$2]" office:value-type="float" office:value="0.877406597137451" calcext:value-type="float">
            <text:p>0.8774065971</text:p>
          </table:table-cell>
          <table:table-cell table:formula="of:=[.C18]/([.D18]-[.D17])" office:value-type="float" office:value="79799.457855264" calcext:value-type="float">
            <text:p>79799.457855264</text:p>
          </table:table-cell>
          <table:table-cell/>
          <table:table-cell office:value-type="float" office:value="1443143581.072" calcext:value-type="float">
            <text:p>1443143581.072</text:p>
          </table:table-cell>
          <table:table-cell table:formula="of:=[.G18]-[.$B$2]" office:value-type="float" office:value="1.0718195438385" calcext:value-type="float">
            <text:p>1.0718195438</text:p>
          </table:table-cell>
          <table:table-cell table:formula="of:=[.C18]/([.H18]-[.H17])" office:value-type="float" office:value="79668.1814014862" calcext:value-type="float">
            <text:p>79668.1814014862</text:p>
          </table:table-cell>
          <table:table-cell table:formula="of:=[.G18]-[.$B18]" office:value-type="float" office:value="0.19441294670105" calcext:value-type="float">
            <text:p>0.194412946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3580.93243" calcext:value-type="float">
            <text:p>1443143580.93243</text:p>
          </table:table-cell>
          <table:table-cell office:value-type="float" office:value="4376" calcext:value-type="float">
            <text:p>4376</text:p>
          </table:table-cell>
          <table:table-cell table:formula="of:=[.B19]-[.$B$2]" office:value-type="float" office:value="0.932249784469605" calcext:value-type="float">
            <text:p>0.9322497845</text:p>
          </table:table-cell>
          <table:table-cell table:formula="of:=[.C19]/([.D19]-[.D18])" office:value-type="float" office:value="79791.132005095" calcext:value-type="float">
            <text:p>79791.132005095</text:p>
          </table:table-cell>
          <table:table-cell/>
          <table:table-cell office:value-type="float" office:value="1443143581.12685" calcext:value-type="float">
            <text:p>1443143581.12685</text:p>
          </table:table-cell>
          <table:table-cell table:formula="of:=[.G19]-[.$B$2]" office:value-type="float" office:value="1.12667346000671" calcext:value-type="float">
            <text:p>1.12667346</text:p>
          </table:table-cell>
          <table:table-cell table:formula="of:=[.C19]/([.H19]-[.H18])" office:value-type="float" office:value="79775.5257178125" calcext:value-type="float">
            <text:p>79775.5257178125</text:p>
          </table:table-cell>
          <table:table-cell table:formula="of:=[.G19]-[.$B19]" office:value-type="float" office:value="0.194423675537109" calcext:value-type="float">
            <text:p>0.194423675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3580.98726" calcext:value-type="float">
            <text:p>1443143580.98726</text:p>
          </table:table-cell>
          <table:table-cell office:value-type="float" office:value="4376" calcext:value-type="float">
            <text:p>4376</text:p>
          </table:table-cell>
          <table:table-cell table:formula="of:=[.B20]-[.$B$2]" office:value-type="float" office:value="0.987082719802856" calcext:value-type="float">
            <text:p>0.9870827198</text:p>
          </table:table-cell>
          <table:table-cell table:formula="of:=[.C20]/([.D20]-[.D19])" office:value-type="float" office:value="79806.0503856757" calcext:value-type="float">
            <text:p>79806.0503856757</text:p>
          </table:table-cell>
          <table:table-cell/>
          <table:table-cell office:value-type="float" office:value="1443143581.1817" calcext:value-type="float">
            <text:p>1443143581.1817</text:p>
          </table:table-cell>
          <table:table-cell table:formula="of:=[.G20]-[.$B$2]" office:value-type="float" office:value="1.1815185546875" calcext:value-type="float">
            <text:p>1.1815185547</text:p>
          </table:table-cell>
          <table:table-cell table:formula="of:=[.C20]/([.H20]-[.H19])" office:value-type="float" office:value="79788.3571077696" calcext:value-type="float">
            <text:p>79788.3571077696</text:p>
          </table:table-cell>
          <table:table-cell table:formula="of:=[.G20]-[.$B20]" office:value-type="float" office:value="0.194435834884644" calcext:value-type="float">
            <text:p>0.194435834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3581.03962" calcext:value-type="float">
            <text:p>1443143581.03962</text:p>
          </table:table-cell>
          <table:table-cell office:value-type="float" office:value="4376" calcext:value-type="float">
            <text:p>4376</text:p>
          </table:table-cell>
          <table:table-cell table:formula="of:=[.B21]-[.$B$2]" office:value-type="float" office:value="1.03944110870361" calcext:value-type="float">
            <text:p>1.0394411087</text:p>
          </table:table-cell>
          <table:table-cell table:formula="of:=[.C21]/([.D21]-[.D20])" office:value-type="float" office:value="83577.8199419873" calcext:value-type="float">
            <text:p>83577.8199419873</text:p>
          </table:table-cell>
          <table:table-cell/>
          <table:table-cell office:value-type="float" office:value="1443143581.23402" calcext:value-type="float">
            <text:p>1443143581.23402</text:p>
          </table:table-cell>
          <table:table-cell table:formula="of:=[.G21]-[.$B$2]" office:value-type="float" office:value="1.23383688926697" calcext:value-type="float">
            <text:p>1.2338368893</text:p>
          </table:table-cell>
          <table:table-cell table:formula="of:=[.C21]/([.H21]-[.H20])" office:value-type="float" office:value="83641.8061693683" calcext:value-type="float">
            <text:p>83641.8061693683</text:p>
          </table:table-cell>
          <table:table-cell table:formula="of:=[.G21]-[.$B21]" office:value-type="float" office:value="0.194395780563355" calcext:value-type="float">
            <text:p>0.19439578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3581.09124" calcext:value-type="float">
            <text:p>1443143581.09124</text:p>
          </table:table-cell>
          <table:table-cell office:value-type="float" office:value="4376" calcext:value-type="float">
            <text:p>4376</text:p>
          </table:table-cell>
          <table:table-cell table:formula="of:=[.B22]-[.$B$2]" office:value-type="float" office:value="1.09105825424194" calcext:value-type="float">
            <text:p>1.0910582542</text:p>
          </table:table-cell>
          <table:table-cell table:formula="of:=[.C22]/([.D22]-[.D21])" office:value-type="float" office:value="84778.031686205" calcext:value-type="float">
            <text:p>84778.031686205</text:p>
          </table:table-cell>
          <table:table-cell/>
          <table:table-cell office:value-type="float" office:value="1443143581.28561" calcext:value-type="float">
            <text:p>1443143581.28561</text:p>
          </table:table-cell>
          <table:table-cell table:formula="of:=[.G22]-[.$B$2]" office:value-type="float" office:value="1.28543567657471" calcext:value-type="float">
            <text:p>1.2854356766</text:p>
          </table:table-cell>
          <table:table-cell table:formula="of:=[.C22]/([.H22]-[.H21])" office:value-type="float" office:value="84808.1946945999" calcext:value-type="float">
            <text:p>84808.1946945999</text:p>
          </table:table-cell>
          <table:table-cell table:formula="of:=[.G22]-[.$B22]" office:value-type="float" office:value="0.194377422332764" calcext:value-type="float">
            <text:p>0.194377422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3581.14286" calcext:value-type="float">
            <text:p>1443143581.14286</text:p>
          </table:table-cell>
          <table:table-cell office:value-type="float" office:value="4376" calcext:value-type="float">
            <text:p>4376</text:p>
          </table:table-cell>
          <table:table-cell table:formula="of:=[.B23]-[.$B$2]" office:value-type="float" office:value="1.14268064498901" calcext:value-type="float">
            <text:p>1.142680645</text:p>
          </table:table-cell>
          <table:table-cell table:formula="of:=[.C23]/([.D23]-[.D22])" office:value-type="float" office:value="84769.417624238" calcext:value-type="float">
            <text:p>84769.417624238</text:p>
          </table:table-cell>
          <table:table-cell/>
          <table:table-cell office:value-type="float" office:value="1443143581.33725" calcext:value-type="float">
            <text:p>1443143581.33725</text:p>
          </table:table-cell>
          <table:table-cell table:formula="of:=[.G23]-[.$B$2]" office:value-type="float" office:value="1.337073802948" calcext:value-type="float">
            <text:p>1.3370738029</text:p>
          </table:table-cell>
          <table:table-cell table:formula="of:=[.C23]/([.H23]-[.H22])" office:value-type="float" office:value="84743.5859381493" calcext:value-type="float">
            <text:p>84743.5859381493</text:p>
          </table:table-cell>
          <table:table-cell table:formula="of:=[.G23]-[.$B23]" office:value-type="float" office:value="0.194393157958984" calcext:value-type="float">
            <text:p>0.19439315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3581.19448" calcext:value-type="float">
            <text:p>1443143581.19448</text:p>
          </table:table-cell>
          <table:table-cell office:value-type="float" office:value="4376" calcext:value-type="float">
            <text:p>4376</text:p>
          </table:table-cell>
          <table:table-cell table:formula="of:=[.B24]-[.$B$2]" office:value-type="float" office:value="1.19429683685303" calcext:value-type="float">
            <text:p>1.1942968369</text:p>
          </table:table-cell>
          <table:table-cell table:formula="of:=[.C24]/([.D24]-[.D23])" office:value-type="float" office:value="84779.5980673829" calcext:value-type="float">
            <text:p>84779.5980673829</text:p>
          </table:table-cell>
          <table:table-cell/>
          <table:table-cell office:value-type="float" office:value="1443143581.38887" calcext:value-type="float">
            <text:p>1443143581.38887</text:p>
          </table:table-cell>
          <table:table-cell table:formula="of:=[.G24]-[.$B$2]" office:value-type="float" office:value="1.3886866569519" calcext:value-type="float">
            <text:p>1.388686657</text:p>
          </table:table-cell>
          <table:table-cell table:formula="of:=[.C24]/([.H24]-[.H23])" office:value-type="float" office:value="84785.080857354" calcext:value-type="float">
            <text:p>84785.080857354</text:p>
          </table:table-cell>
          <table:table-cell table:formula="of:=[.G24]-[.$B24]" office:value-type="float" office:value="0.194389820098877" calcext:value-type="float">
            <text:p>0.194389820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3581.24608" calcext:value-type="float">
            <text:p>1443143581.24608</text:p>
          </table:table-cell>
          <table:table-cell office:value-type="float" office:value="4376" calcext:value-type="float">
            <text:p>4376</text:p>
          </table:table-cell>
          <table:table-cell table:formula="of:=[.B25]-[.$B$2]" office:value-type="float" office:value="1.24590158462524" calcext:value-type="float">
            <text:p>1.2459015846</text:p>
          </table:table-cell>
          <table:table-cell table:formula="of:=[.C25]/([.D25]-[.D24])" office:value-type="float" office:value="84798.3991572956" calcext:value-type="float">
            <text:p>84798.3991572956</text:p>
          </table:table-cell>
          <table:table-cell/>
          <table:table-cell office:value-type="float" office:value="1443143581.44047" calcext:value-type="float">
            <text:p>1443143581.44047</text:p>
          </table:table-cell>
          <table:table-cell table:formula="of:=[.G25]-[.$B$2]" office:value-type="float" office:value="1.44029235839844" calcext:value-type="float">
            <text:p>1.4402923584</text:p>
          </table:table-cell>
          <table:table-cell table:formula="of:=[.C25]/([.H25]-[.H24])" office:value-type="float" office:value="84796.8320813121" calcext:value-type="float">
            <text:p>84796.8320813121</text:p>
          </table:table-cell>
          <table:table-cell table:formula="of:=[.G25]-[.$B25]" office:value-type="float" office:value="0.194390773773193" calcext:value-type="float">
            <text:p>0.194390773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3581.29772" calcext:value-type="float">
            <text:p>1443143581.29772</text:p>
          </table:table-cell>
          <table:table-cell office:value-type="float" office:value="4376" calcext:value-type="float">
            <text:p>4376</text:p>
          </table:table-cell>
          <table:table-cell table:formula="of:=[.B26]-[.$B$2]" office:value-type="float" office:value="1.29753828048706" calcext:value-type="float">
            <text:p>1.2975382805</text:p>
          </table:table-cell>
          <table:table-cell table:formula="of:=[.C26]/([.D26]-[.D25])" office:value-type="float" office:value="84745.9336226799" calcext:value-type="float">
            <text:p>84745.9336226799</text:p>
          </table:table-cell>
          <table:table-cell/>
          <table:table-cell office:value-type="float" office:value="1443143581.49214" calcext:value-type="float">
            <text:p>1443143581.49214</text:p>
          </table:table-cell>
          <table:table-cell table:formula="of:=[.G26]-[.$B$2]" office:value-type="float" office:value="1.49196529388428" calcext:value-type="float">
            <text:p>1.4919652939</text:p>
          </table:table-cell>
          <table:table-cell table:formula="of:=[.C26]/([.H26]-[.H25])" office:value-type="float" office:value="84686.4990126054" calcext:value-type="float">
            <text:p>84686.4990126054</text:p>
          </table:table-cell>
          <table:table-cell table:formula="of:=[.G26]-[.$B26]" office:value-type="float" office:value="0.194427013397217" calcext:value-type="float">
            <text:p>0.194427013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3581.34933" calcext:value-type="float">
            <text:p>1443143581.34933</text:p>
          </table:table-cell>
          <table:table-cell office:value-type="float" office:value="4376" calcext:value-type="float">
            <text:p>4376</text:p>
          </table:table-cell>
          <table:table-cell table:formula="of:=[.B27]-[.$B$2]" office:value-type="float" office:value="1.34914994239807" calcext:value-type="float">
            <text:p>1.3491499424</text:p>
          </table:table-cell>
          <table:table-cell table:formula="of:=[.C27]/([.D27]-[.D26])" office:value-type="float" office:value="84787.0391684952" calcext:value-type="float">
            <text:p>84787.0391684952</text:p>
          </table:table-cell>
          <table:table-cell/>
          <table:table-cell office:value-type="float" office:value="1443143581.54374" calcext:value-type="float">
            <text:p>1443143581.54374</text:p>
          </table:table-cell>
          <table:table-cell table:formula="of:=[.G27]-[.$B$2]" office:value-type="float" office:value="1.5435643196106" calcext:value-type="float">
            <text:p>1.5435643196</text:p>
          </table:table-cell>
          <table:table-cell table:formula="of:=[.C27]/([.H27]-[.H26])" office:value-type="float" office:value="84807.8028296569" calcext:value-type="float">
            <text:p>84807.8028296569</text:p>
          </table:table-cell>
          <table:table-cell table:formula="of:=[.G27]-[.$B27]" office:value-type="float" office:value="0.194414377212524" calcext:value-type="float">
            <text:p>0.194414377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3581.40094" calcext:value-type="float">
            <text:p>1443143581.40094</text:p>
          </table:table-cell>
          <table:table-cell office:value-type="float" office:value="4376" calcext:value-type="float">
            <text:p>4376</text:p>
          </table:table-cell>
          <table:table-cell table:formula="of:=[.B28]-[.$B$2]" office:value-type="float" office:value="1.40076279640198" calcext:value-type="float">
            <text:p>1.4007627964</text:p>
          </table:table-cell>
          <table:table-cell table:formula="of:=[.C28]/([.D28]-[.D27])" office:value-type="float" office:value="84785.080857354" calcext:value-type="float">
            <text:p>84785.080857354</text:p>
          </table:table-cell>
          <table:table-cell/>
          <table:table-cell office:value-type="float" office:value="1443143581.59533" calcext:value-type="float">
            <text:p>1443143581.59533</text:p>
          </table:table-cell>
          <table:table-cell table:formula="of:=[.G28]-[.$B$2]" office:value-type="float" office:value="1.59515070915222" calcext:value-type="float">
            <text:p>1.5951507092</text:p>
          </table:table-cell>
          <table:table-cell table:formula="of:=[.C28]/([.H28]-[.H27])" office:value-type="float" office:value="84828.5766630155" calcext:value-type="float">
            <text:p>84828.5766630155</text:p>
          </table:table-cell>
          <table:table-cell table:formula="of:=[.G28]-[.$B28]" office:value-type="float" office:value="0.194387912750244" calcext:value-type="float">
            <text:p>0.194387912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3581.45256" calcext:value-type="float">
            <text:p>1443143581.45256</text:p>
          </table:table-cell>
          <table:table-cell office:value-type="float" office:value="4376" calcext:value-type="float">
            <text:p>4376</text:p>
          </table:table-cell>
          <table:table-cell table:formula="of:=[.B29]-[.$B$2]" office:value-type="float" office:value="1.45237803459167" calcext:value-type="float">
            <text:p>1.4523780346</text:p>
          </table:table-cell>
          <table:table-cell table:formula="of:=[.C29]/([.D29]-[.D28])" office:value-type="float" office:value="84781.1645064437" calcext:value-type="float">
            <text:p>84781.1645064437</text:p>
          </table:table-cell>
          <table:table-cell/>
          <table:table-cell office:value-type="float" office:value="1443143581.64695" calcext:value-type="float">
            <text:p>1443143581.64695</text:p>
          </table:table-cell>
          <table:table-cell table:formula="of:=[.G29]-[.$B$2]" office:value-type="float" office:value="1.64676928520203" calcext:value-type="float">
            <text:p>1.6467692852</text:p>
          </table:table-cell>
          <table:table-cell table:formula="of:=[.C29]/([.H29]-[.H28])" office:value-type="float" office:value="84775.6822229612" calcext:value-type="float">
            <text:p>84775.6822229612</text:p>
          </table:table-cell>
          <table:table-cell table:formula="of:=[.G29]-[.$B29]" office:value-type="float" office:value="0.194391250610352" calcext:value-type="float">
            <text:p>0.194391250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3581.50417" calcext:value-type="float">
            <text:p>1443143581.50417</text:p>
          </table:table-cell>
          <table:table-cell office:value-type="float" office:value="4376" calcext:value-type="float">
            <text:p>4376</text:p>
          </table:table-cell>
          <table:table-cell table:formula="of:=[.B30]-[.$B$2]" office:value-type="float" office:value="1.50399279594421" calcext:value-type="float">
            <text:p>1.5039927959</text:p>
          </table:table-cell>
          <table:table-cell table:formula="of:=[.C30]/([.D30]-[.D29])" office:value-type="float" office:value="84781.9477476812" calcext:value-type="float">
            <text:p>84781.9477476812</text:p>
          </table:table-cell>
          <table:table-cell/>
          <table:table-cell office:value-type="float" office:value="1443143581.6987" calcext:value-type="float">
            <text:p>1443143581.6987</text:p>
          </table:table-cell>
          <table:table-cell table:formula="of:=[.G30]-[.$B$2]" office:value-type="float" office:value="1.69852042198181" calcext:value-type="float">
            <text:p>1.698520422</text:p>
          </table:table-cell>
          <table:table-cell table:formula="of:=[.C30]/([.H30]-[.H29])" office:value-type="float" office:value="84558.5289965908" calcext:value-type="float">
            <text:p>84558.5289965908</text:p>
          </table:table-cell>
          <table:table-cell table:formula="of:=[.G30]-[.$B30]" office:value-type="float" office:value="0.194527626037598" calcext:value-type="float">
            <text:p>0.19452762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3581.55579" calcext:value-type="float">
            <text:p>1443143581.55579</text:p>
          </table:table-cell>
          <table:table-cell office:value-type="float" office:value="4376" calcext:value-type="float">
            <text:p>4376</text:p>
          </table:table-cell>
          <table:table-cell table:formula="of:=[.B31]-[.$B$2]" office:value-type="float" office:value="1.55560612678528" calcext:value-type="float">
            <text:p>1.5556061268</text:p>
          </table:table-cell>
          <table:table-cell table:formula="of:=[.C31]/([.D31]-[.D30])" office:value-type="float" office:value="84784.2975582265" calcext:value-type="float">
            <text:p>84784.2975582265</text:p>
          </table:table-cell>
          <table:table-cell/>
          <table:table-cell office:value-type="float" office:value="1443143581.7502" calcext:value-type="float">
            <text:p>1443143581.7502</text:p>
          </table:table-cell>
          <table:table-cell table:formula="of:=[.G31]-[.$B$2]" office:value-type="float" office:value="1.75002074241638" calcext:value-type="float">
            <text:p>1.7500207424</text:p>
          </table:table-cell>
          <table:table-cell table:formula="of:=[.C31]/([.H31]-[.H30])" office:value-type="float" office:value="84970.3450983297" calcext:value-type="float">
            <text:p>84970.3450983297</text:p>
          </table:table-cell>
          <table:table-cell table:formula="of:=[.G31]-[.$B31]" office:value-type="float" office:value="0.194414615631104" calcext:value-type="float">
            <text:p>0.194414615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3581.60742" calcext:value-type="float">
            <text:p>1443143581.60742</text:p>
          </table:table-cell>
          <table:table-cell office:value-type="float" office:value="4376" calcext:value-type="float">
            <text:p>4376</text:p>
          </table:table-cell>
          <table:table-cell table:formula="of:=[.B32]-[.$B$2]" office:value-type="float" office:value="1.60723614692688" calcext:value-type="float">
            <text:p>1.6072361469</text:p>
          </table:table-cell>
          <table:table-cell table:formula="of:=[.C32]/([.D32]-[.D31])" office:value-type="float" office:value="84756.8912039603" calcext:value-type="float">
            <text:p>84756.8912039603</text:p>
          </table:table-cell>
          <table:table-cell/>
          <table:table-cell office:value-type="float" office:value="1443143581.80181" calcext:value-type="float">
            <text:p>1443143581.80181</text:p>
          </table:table-cell>
          <table:table-cell table:formula="of:=[.G32]-[.$B$2]" office:value-type="float" office:value="1.80162811279297" calcext:value-type="float">
            <text:p>1.8016281128</text:p>
          </table:table-cell>
          <table:table-cell table:formula="of:=[.C32]/([.H32]-[.H31])" office:value-type="float" office:value="84794.0898377045" calcext:value-type="float">
            <text:p>84794.0898377045</text:p>
          </table:table-cell>
          <table:table-cell table:formula="of:=[.G32]-[.$B32]" office:value-type="float" office:value="0.194391965866089" calcext:value-type="float">
            <text:p>0.194391965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3581.65904" calcext:value-type="float">
            <text:p>1443143581.65904</text:p>
          </table:table-cell>
          <table:table-cell office:value-type="float" office:value="4376" calcext:value-type="float">
            <text:p>4376</text:p>
          </table:table-cell>
          <table:table-cell table:formula="of:=[.B33]-[.$B$2]" office:value-type="float" office:value="1.65886116027832" calcext:value-type="float">
            <text:p>1.6588611603</text:p>
          </table:table-cell>
          <table:table-cell table:formula="of:=[.C33]/([.D33]-[.D32])" office:value-type="float" office:value="84765.1112496594" calcext:value-type="float">
            <text:p>84765.1112496594</text:p>
          </table:table-cell>
          <table:table-cell/>
          <table:table-cell office:value-type="float" office:value="1443143581.85346" calcext:value-type="float">
            <text:p>1443143581.85346</text:p>
          </table:table-cell>
          <table:table-cell table:formula="of:=[.G33]-[.$B$2]" office:value-type="float" office:value="1.85328269004822" calcext:value-type="float">
            <text:p>1.85328269</text:p>
          </table:table-cell>
          <table:table-cell table:formula="of:=[.C33]/([.H33]-[.H32])" office:value-type="float" office:value="84716.5969121414" calcext:value-type="float">
            <text:p>84716.5969121414</text:p>
          </table:table-cell>
          <table:table-cell table:formula="of:=[.G33]-[.$B33]" office:value-type="float" office:value="0.194421529769897" calcext:value-type="float">
            <text:p>0.194421529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3581.71067" calcext:value-type="float">
            <text:p>1443143581.71067</text:p>
          </table:table-cell>
          <table:table-cell office:value-type="float" office:value="4376" calcext:value-type="float">
            <text:p>4376</text:p>
          </table:table-cell>
          <table:table-cell table:formula="of:=[.B34]-[.$B$2]" office:value-type="float" office:value="1.7104926109314" calcext:value-type="float">
            <text:p>1.7104926109</text:p>
          </table:table-cell>
          <table:table-cell table:formula="of:=[.C34]/([.D34]-[.D33])" office:value-type="float" office:value="84754.5429122914" calcext:value-type="float">
            <text:p>84754.5429122914</text:p>
          </table:table-cell>
          <table:table-cell/>
          <table:table-cell office:value-type="float" office:value="1443143581.90517" calcext:value-type="float">
            <text:p>1443143581.90517</text:p>
          </table:table-cell>
          <table:table-cell table:formula="of:=[.G34]-[.$B$2]" office:value-type="float" office:value="1.9049928188324" calcext:value-type="float">
            <text:p>1.9049928188</text:p>
          </table:table-cell>
          <table:table-cell table:formula="of:=[.C34]/([.H34]-[.H33])" office:value-type="float" office:value="84625.5869573236" calcext:value-type="float">
            <text:p>84625.5869573236</text:p>
          </table:table-cell>
          <table:table-cell table:formula="of:=[.G34]-[.$B34]" office:value-type="float" office:value="0.194500207901001" calcext:value-type="float">
            <text:p>0.194500207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3581.76229" calcext:value-type="float">
            <text:p>1443143581.76229</text:p>
          </table:table-cell>
          <table:table-cell office:value-type="float" office:value="4376" calcext:value-type="float">
            <text:p>4376</text:p>
          </table:table-cell>
          <table:table-cell table:formula="of:=[.B35]-[.$B$2]" office:value-type="float" office:value="1.76210737228394" calcext:value-type="float">
            <text:p>1.7621073723</text:p>
          </table:table-cell>
          <table:table-cell table:formula="of:=[.C35]/([.D35]-[.D34])" office:value-type="float" office:value="84781.9477476812" calcext:value-type="float">
            <text:p>84781.9477476812</text:p>
          </table:table-cell>
          <table:table-cell/>
          <table:table-cell office:value-type="float" office:value="1443143581.95686" calcext:value-type="float">
            <text:p>1443143581.95686</text:p>
          </table:table-cell>
          <table:table-cell table:formula="of:=[.G35]-[.$B$2]" office:value-type="float" office:value="1.95668005943298" calcext:value-type="float">
            <text:p>1.9566800594</text:p>
          </table:table-cell>
          <table:table-cell table:formula="of:=[.C35]/([.H35]-[.H34])" office:value-type="float" office:value="84663.0609247574" calcext:value-type="float">
            <text:p>84663.0609247574</text:p>
          </table:table-cell>
          <table:table-cell table:formula="of:=[.G35]-[.$B35]" office:value-type="float" office:value="0.194572687149048" calcext:value-type="float">
            <text:p>0.194572687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3581.81391" calcext:value-type="float">
            <text:p>1443143581.81391</text:p>
          </table:table-cell>
          <table:table-cell office:value-type="float" office:value="4376" calcext:value-type="float">
            <text:p>4376</text:p>
          </table:table-cell>
          <table:table-cell table:formula="of:=[.B36]-[.$B$2]" office:value-type="float" office:value="1.81372785568237" calcext:value-type="float">
            <text:p>1.8137278557</text:p>
          </table:table-cell>
          <table:table-cell table:formula="of:=[.C36]/([.D36]-[.D35])" office:value-type="float" office:value="84772.5498078628" calcext:value-type="float">
            <text:p>84772.5498078628</text:p>
          </table:table-cell>
          <table:table-cell/>
          <table:table-cell office:value-type="float" office:value="1443143582.00848" calcext:value-type="float">
            <text:p>1443143582.00848</text:p>
          </table:table-cell>
          <table:table-cell table:formula="of:=[.G36]-[.$B$2]" office:value-type="float" office:value="2.00830101966858" calcext:value-type="float">
            <text:p>2.0083010197</text:p>
          </table:table-cell>
          <table:table-cell table:formula="of:=[.C36]/([.H36]-[.H35])" office:value-type="float" office:value="84771.766740257" calcext:value-type="float">
            <text:p>84771.766740257</text:p>
          </table:table-cell>
          <table:table-cell table:formula="of:=[.G36]-[.$B36]" office:value-type="float" office:value="0.194573163986206" calcext:value-type="float">
            <text:p>0.19457316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3581.86552" calcext:value-type="float">
            <text:p>1443143581.86552</text:p>
          </table:table-cell>
          <table:table-cell office:value-type="float" office:value="4376" calcext:value-type="float">
            <text:p>4376</text:p>
          </table:table-cell>
          <table:table-cell table:formula="of:=[.B37]-[.$B$2]" office:value-type="float" office:value="1.86534237861633" calcext:value-type="float">
            <text:p>1.8653423786</text:p>
          </table:table-cell>
          <table:table-cell table:formula="of:=[.C37]/([.D37]-[.D36])" office:value-type="float" office:value="84782.3393737268" calcext:value-type="float">
            <text:p>84782.3393737268</text:p>
          </table:table-cell>
          <table:table-cell/>
          <table:table-cell office:value-type="float" office:value="1443143582.0599" calcext:value-type="float">
            <text:p>1443143582.0599</text:p>
          </table:table-cell>
          <table:table-cell table:formula="of:=[.G37]-[.$B$2]" office:value-type="float" office:value="2.05971741676331" calcext:value-type="float">
            <text:p>2.0597174168</text:p>
          </table:table-cell>
          <table:table-cell table:formula="of:=[.C37]/([.H37]-[.H36])" office:value-type="float" office:value="85109.0361687131" calcext:value-type="float">
            <text:p>85109.0361687131</text:p>
          </table:table-cell>
          <table:table-cell table:formula="of:=[.G37]-[.$B37]" office:value-type="float" office:value="0.194375038146973" calcext:value-type="float">
            <text:p>0.194375038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3581.91715" calcext:value-type="float">
            <text:p>1443143581.91715</text:p>
          </table:table-cell>
          <table:table-cell office:value-type="float" office:value="4376" calcext:value-type="float">
            <text:p>4376</text:p>
          </table:table-cell>
          <table:table-cell table:formula="of:=[.B38]-[.$B$2]" office:value-type="float" office:value="1.91696929931641" calcext:value-type="float">
            <text:p>1.9169692993</text:p>
          </table:table-cell>
          <table:table-cell table:formula="of:=[.C38]/([.D38]-[.D37])" office:value-type="float" office:value="84761.9796156812" calcext:value-type="float">
            <text:p>84761.9796156812</text:p>
          </table:table-cell>
          <table:table-cell/>
          <table:table-cell office:value-type="float" office:value="1443143582.11138" calcext:value-type="float">
            <text:p>1443143582.11138</text:p>
          </table:table-cell>
          <table:table-cell table:formula="of:=[.G38]-[.$B$2]" office:value-type="float" office:value="2.11120176315308" calcext:value-type="float">
            <text:p>2.1112017632</text:p>
          </table:table-cell>
          <table:table-cell table:formula="of:=[.C38]/([.H38]-[.H37])" office:value-type="float" office:value="84996.708841767" calcext:value-type="float">
            <text:p>84996.708841767</text:p>
          </table:table-cell>
          <table:table-cell table:formula="of:=[.G38]-[.$B38]" office:value-type="float" office:value="0.19423246383667" calcext:value-type="float">
            <text:p>0.194232463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3581.96876" calcext:value-type="float">
            <text:p>1443143581.96876</text:p>
          </table:table-cell>
          <table:table-cell office:value-type="float" office:value="4376" calcext:value-type="float">
            <text:p>4376</text:p>
          </table:table-cell>
          <table:table-cell table:formula="of:=[.B39]-[.$B$2]" office:value-type="float" office:value="1.96858525276184" calcext:value-type="float">
            <text:p>1.9685852528</text:p>
          </table:table-cell>
          <table:table-cell table:formula="of:=[.C39]/([.D39]-[.D38])" office:value-type="float" office:value="84779.9896717215" calcext:value-type="float">
            <text:p>84779.9896717215</text:p>
          </table:table-cell>
          <table:table-cell/>
          <table:table-cell office:value-type="float" office:value="1443143582.16309" calcext:value-type="float">
            <text:p>1443143582.16309</text:p>
          </table:table-cell>
          <table:table-cell table:formula="of:=[.G39]-[.$B$2]" office:value-type="float" office:value="2.1629159450531" calcext:value-type="float">
            <text:p>2.1629159451</text:p>
          </table:table-cell>
          <table:table-cell table:formula="of:=[.C39]/([.H39]-[.H38])" office:value-type="float" office:value="84618.9543993915" calcext:value-type="float">
            <text:p>84618.9543993915</text:p>
          </table:table-cell>
          <table:table-cell table:formula="of:=[.G39]-[.$B39]" office:value-type="float" office:value="0.19433069229126" calcext:value-type="float">
            <text:p>0.194330692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3582.01691" calcext:value-type="float">
            <text:p>1443143582.01691</text:p>
          </table:table-cell>
          <table:table-cell office:value-type="float" office:value="4376" calcext:value-type="float">
            <text:p>4376</text:p>
          </table:table-cell>
          <table:table-cell table:formula="of:=[.B40]-[.$B$2]" office:value-type="float" office:value="2.01673316955566" calcext:value-type="float">
            <text:p>2.0167331696</text:p>
          </table:table-cell>
          <table:table-cell table:formula="of:=[.C40]/([.D40]-[.D39])" office:value-type="float" office:value="90886.5905608898" calcext:value-type="float">
            <text:p>90886.5905608898</text:p>
          </table:table-cell>
          <table:table-cell/>
          <table:table-cell office:value-type="float" office:value="1443143582.21121" calcext:value-type="float">
            <text:p>1443143582.21121</text:p>
          </table:table-cell>
          <table:table-cell table:formula="of:=[.G40]-[.$B$2]" office:value-type="float" office:value="2.21103239059448" calcext:value-type="float">
            <text:p>2.2110323906</text:p>
          </table:table-cell>
          <table:table-cell table:formula="of:=[.C40]/([.H40]-[.H39])" office:value-type="float" office:value="90946.0362411119" calcext:value-type="float">
            <text:p>90946.0362411119</text:p>
          </table:table-cell>
          <table:table-cell table:formula="of:=[.G40]-[.$B40]" office:value-type="float" office:value="0.194299221038818" calcext:value-type="float">
            <text:p>0.19429922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3582.0598" calcext:value-type="float">
            <text:p>1443143582.0598</text:p>
          </table:table-cell>
          <table:table-cell office:value-type="float" office:value="4376" calcext:value-type="float">
            <text:p>4376</text:p>
          </table:table-cell>
          <table:table-cell table:formula="of:=[.B41]-[.$B$2]" office:value-type="float" office:value="2.05962181091309" calcext:value-type="float">
            <text:p>2.0596218109</text:p>
          </table:table-cell>
          <table:table-cell table:formula="of:=[.C41]/([.D41]-[.D40])" office:value-type="float" office:value="102031.67695455" calcext:value-type="float">
            <text:p>102031.67695455</text:p>
          </table:table-cell>
          <table:table-cell/>
          <table:table-cell office:value-type="float" office:value="1443143582.25587" calcext:value-type="float">
            <text:p>1443143582.25587</text:p>
          </table:table-cell>
          <table:table-cell table:formula="of:=[.G41]-[.$B$2]" office:value-type="float" office:value="2.25569295883179" calcext:value-type="float">
            <text:p>2.2556929588</text:p>
          </table:table-cell>
          <table:table-cell table:formula="of:=[.C41]/([.H41]-[.H40])" office:value-type="float" office:value="97983.5271407218" calcext:value-type="float">
            <text:p>97983.5271407218</text:p>
          </table:table-cell>
          <table:table-cell table:formula="of:=[.G41]-[.$B41]" office:value-type="float" office:value="0.196071147918701" calcext:value-type="float">
            <text:p>0.196071147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3582.10267" calcext:value-type="float">
            <text:p>1443143582.10267</text:p>
          </table:table-cell>
          <table:table-cell office:value-type="float" office:value="4376" calcext:value-type="float">
            <text:p>4376</text:p>
          </table:table-cell>
          <table:table-cell table:formula="of:=[.B42]-[.$B$2]" office:value-type="float" office:value="2.10249161720276" calcext:value-type="float">
            <text:p>2.1024916172</text:p>
          </table:table-cell>
          <table:table-cell table:formula="of:=[.C42]/([.D42]-[.D41])" office:value-type="float" office:value="102076.505091514" calcext:value-type="float">
            <text:p>102076.505091514</text:p>
          </table:table-cell>
          <table:table-cell/>
          <table:table-cell office:value-type="float" office:value="1443143582.33987" calcext:value-type="float">
            <text:p>1443143582.33987</text:p>
          </table:table-cell>
          <table:table-cell table:formula="of:=[.G42]-[.$B$2]" office:value-type="float" office:value="2.33969187736511" calcext:value-type="float">
            <text:p>2.3396918774</text:p>
          </table:table-cell>
          <table:table-cell table:formula="of:=[.C42]/([.H42]-[.H41])" office:value-type="float" office:value="52095.9088093961" calcext:value-type="float">
            <text:p>52095.9088093961</text:p>
          </table:table-cell>
          <table:table-cell table:formula="of:=[.G42]-[.$B42]" office:value-type="float" office:value="0.237200260162354" calcext:value-type="float">
            <text:p>0.237200260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3582.14554" calcext:value-type="float">
            <text:p>1443143582.14554</text:p>
          </table:table-cell>
          <table:table-cell office:value-type="float" office:value="4376" calcext:value-type="float">
            <text:p>4376</text:p>
          </table:table-cell>
          <table:table-cell table:formula="of:=[.B43]-[.$B$2]" office:value-type="float" office:value="2.14536070823669" calcext:value-type="float">
            <text:p>2.1453607082</text:p>
          </table:table-cell>
          <table:table-cell table:formula="of:=[.C43]/([.D43]-[.D42])" office:value-type="float" office:value="102078.208202173" calcext:value-type="float">
            <text:p>102078.208202173</text:p>
          </table:table-cell>
          <table:table-cell/>
          <table:table-cell office:value-type="float" office:value="1443143582.38272" calcext:value-type="float">
            <text:p>1443143582.38272</text:p>
          </table:table-cell>
          <table:table-cell table:formula="of:=[.G43]-[.$B$2]" office:value-type="float" office:value="2.38254451751709" calcext:value-type="float">
            <text:p>2.3825445175</text:p>
          </table:table-cell>
          <table:table-cell table:formula="of:=[.C43]/([.H43]-[.H42])" office:value-type="float" office:value="102117.395438891" calcext:value-type="float">
            <text:p>102117.395438891</text:p>
          </table:table-cell>
          <table:table-cell table:formula="of:=[.G43]-[.$B43]" office:value-type="float" office:value="0.237183809280395" calcext:value-type="float">
            <text:p>0.237183809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3582.18841" calcext:value-type="float">
            <text:p>1443143582.18841</text:p>
          </table:table-cell>
          <table:table-cell office:value-type="float" office:value="4376" calcext:value-type="float">
            <text:p>4376</text:p>
          </table:table-cell>
          <table:table-cell table:formula="of:=[.B44]-[.$B$2]" office:value-type="float" office:value="2.18822836875916" calcext:value-type="float">
            <text:p>2.1882283688</text:p>
          </table:table-cell>
          <table:table-cell table:formula="of:=[.C44]/([.D44]-[.D43])" office:value-type="float" office:value="102081.614593993" calcext:value-type="float">
            <text:p>102081.614593993</text:p>
          </table:table-cell>
          <table:table-cell/>
          <table:table-cell office:value-type="float" office:value="1443143582.42562" calcext:value-type="float">
            <text:p>1443143582.42562</text:p>
          </table:table-cell>
          <table:table-cell table:formula="of:=[.G44]-[.$B$2]" office:value-type="float" office:value="2.42543840408325" calcext:value-type="float">
            <text:p>2.4254384041</text:p>
          </table:table-cell>
          <table:table-cell table:formula="of:=[.C44]/([.H44]-[.H43])" office:value-type="float" office:value="102019.200177867" calcext:value-type="float">
            <text:p>102019.200177867</text:p>
          </table:table-cell>
          <table:table-cell table:formula="of:=[.G44]-[.$B44]" office:value-type="float" office:value="0.237210035324097" calcext:value-type="float">
            <text:p>0.237210035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3582.23127" calcext:value-type="float">
            <text:p>1443143582.23127</text:p>
          </table:table-cell>
          <table:table-cell office:value-type="float" office:value="4376" calcext:value-type="float">
            <text:p>4376</text:p>
          </table:table-cell>
          <table:table-cell table:formula="of:=[.B45]-[.$B$2]" office:value-type="float" office:value="2.23109436035156" calcext:value-type="float">
            <text:p>2.2310943604</text:p>
          </table:table-cell>
          <table:table-cell table:formula="of:=[.C45]/([.D45]-[.D44])" office:value-type="float" office:value="102085.589005134" calcext:value-type="float">
            <text:p>102085.589005134</text:p>
          </table:table-cell>
          <table:table-cell/>
          <table:table-cell office:value-type="float" office:value="1443143582.46838" calcext:value-type="float">
            <text:p>1443143582.46838</text:p>
          </table:table-cell>
          <table:table-cell table:formula="of:=[.G45]-[.$B$2]" office:value-type="float" office:value="2.46819829940796" calcext:value-type="float">
            <text:p>2.4681982994</text:p>
          </table:table-cell>
          <table:table-cell table:formula="of:=[.C45]/([.H45]-[.H44])" office:value-type="float" office:value="102338.884760354" calcext:value-type="float">
            <text:p>102338.884760354</text:p>
          </table:table-cell>
          <table:table-cell table:formula="of:=[.G45]-[.$B45]" office:value-type="float" office:value="0.237103939056396" calcext:value-type="float">
            <text:p>0.237103939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3582.27412" calcext:value-type="float">
            <text:p>1443143582.27412</text:p>
          </table:table-cell>
          <table:table-cell office:value-type="float" office:value="4376" calcext:value-type="float">
            <text:p>4376</text:p>
          </table:table-cell>
          <table:table-cell table:formula="of:=[.B46]-[.$B$2]" office:value-type="float" office:value="2.27393794059753" calcext:value-type="float">
            <text:p>2.2739379406</text:p>
          </table:table-cell>
          <table:table-cell table:formula="of:=[.C46]/([.D46]-[.D45])" office:value-type="float" office:value="102138.989666053" calcext:value-type="float">
            <text:p>102138.989666053</text:p>
          </table:table-cell>
          <table:table-cell/>
          <table:table-cell office:value-type="float" office:value="1443143582.51128" calcext:value-type="float">
            <text:p>1443143582.51128</text:p>
          </table:table-cell>
          <table:table-cell table:formula="of:=[.G46]-[.$B$2]" office:value-type="float" office:value="2.51109981536865" calcext:value-type="float">
            <text:p>2.5110998154</text:p>
          </table:table-cell>
          <table:table-cell table:formula="of:=[.C46]/([.H46]-[.H45])" office:value-type="float" office:value="102001.057585222" calcext:value-type="float">
            <text:p>102001.057585222</text:p>
          </table:table-cell>
          <table:table-cell table:formula="of:=[.G46]-[.$B46]" office:value-type="float" office:value="0.237161874771118" calcext:value-type="float">
            <text:p>0.237161874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3582.31699" calcext:value-type="float">
            <text:p>1443143582.31699</text:p>
          </table:table-cell>
          <table:table-cell office:value-type="float" office:value="4376" calcext:value-type="float">
            <text:p>4376</text:p>
          </table:table-cell>
          <table:table-cell table:formula="of:=[.B47]-[.$B$2]" office:value-type="float" office:value="2.31680870056152" calcext:value-type="float">
            <text:p>2.3168087006</text:p>
          </table:table-cell>
          <table:table-cell table:formula="of:=[.C47]/([.D47]-[.D46])" office:value-type="float" office:value="102074.234365702" calcext:value-type="float">
            <text:p>102074.234365702</text:p>
          </table:table-cell>
          <table:table-cell/>
          <table:table-cell office:value-type="float" office:value="1443143582.55418" calcext:value-type="float">
            <text:p>1443143582.55418</text:p>
          </table:table-cell>
          <table:table-cell table:formula="of:=[.G47]-[.$B$2]" office:value-type="float" office:value="2.55400586128235" calcext:value-type="float">
            <text:p>2.5540058613</text:p>
          </table:table-cell>
          <table:table-cell table:formula="of:=[.C47]/([.H47]-[.H46])" office:value-type="float" office:value="101990.288473614" calcext:value-type="float">
            <text:p>101990.288473614</text:p>
          </table:table-cell>
          <table:table-cell table:formula="of:=[.G47]-[.$B47]" office:value-type="float" office:value="0.237197160720825" calcext:value-type="float">
            <text:p>0.237197160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3582.35989" calcext:value-type="float">
            <text:p>1443143582.35989</text:p>
          </table:table-cell>
          <table:table-cell office:value-type="float" office:value="4376" calcext:value-type="float">
            <text:p>4376</text:p>
          </table:table-cell>
          <table:table-cell table:formula="of:=[.B48]-[.$B$2]" office:value-type="float" office:value="2.35971164703369" calcext:value-type="float">
            <text:p>2.359711647</text:p>
          </table:table-cell>
          <table:table-cell table:formula="of:=[.C48]/([.D48]-[.D47])" office:value-type="float" office:value="101997.656567453" calcext:value-type="float">
            <text:p>101997.656567453</text:p>
          </table:table-cell>
          <table:table-cell/>
          <table:table-cell office:value-type="float" office:value="1443143582.59706" calcext:value-type="float">
            <text:p>1443143582.59706</text:p>
          </table:table-cell>
          <table:table-cell table:formula="of:=[.G48]-[.$B$2]" office:value-type="float" office:value="2.59687829017639" calcext:value-type="float">
            <text:p>2.5968782902</text:p>
          </table:table-cell>
          <table:table-cell table:formula="of:=[.C48]/([.H48]-[.H47])" office:value-type="float" office:value="102070.260838616" calcext:value-type="float">
            <text:p>102070.260838616</text:p>
          </table:table-cell>
          <table:table-cell table:formula="of:=[.G48]-[.$B48]" office:value-type="float" office:value="0.2371666431427" calcext:value-type="float">
            <text:p>0.237166643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3582.40276" calcext:value-type="float">
            <text:p>1443143582.40276</text:p>
          </table:table-cell>
          <table:table-cell office:value-type="float" office:value="4376" calcext:value-type="float">
            <text:p>4376</text:p>
          </table:table-cell>
          <table:table-cell table:formula="of:=[.B49]-[.$B$2]" office:value-type="float" office:value="2.40257835388184" calcext:value-type="float">
            <text:p>2.4025783539</text:p>
          </table:table-cell>
          <table:table-cell table:formula="of:=[.C49]/([.D49]-[.D48])" office:value-type="float" office:value="102083.885648179" calcext:value-type="float">
            <text:p>102083.885648179</text:p>
          </table:table-cell>
          <table:table-cell/>
          <table:table-cell office:value-type="float" office:value="1443143582.63993" calcext:value-type="float">
            <text:p>1443143582.63993</text:p>
          </table:table-cell>
          <table:table-cell table:formula="of:=[.G49]-[.$B$2]" office:value-type="float" office:value="2.63975214958191" calcext:value-type="float">
            <text:p>2.6397521496</text:p>
          </table:table-cell>
          <table:table-cell table:formula="of:=[.C49]/([.H49]-[.H48])" office:value-type="float" office:value="102066.855204475" calcext:value-type="float">
            <text:p>102066.855204475</text:p>
          </table:table-cell>
          <table:table-cell table:formula="of:=[.G49]-[.$B49]" office:value-type="float" office:value="0.237173795700073" calcext:value-type="float">
            <text:p>0.237173795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3582.44562" calcext:value-type="float">
            <text:p>1443143582.44562</text:p>
          </table:table-cell>
          <table:table-cell office:value-type="float" office:value="4376" calcext:value-type="float">
            <text:p>4376</text:p>
          </table:table-cell>
          <table:table-cell table:formula="of:=[.B50]-[.$B$2]" office:value-type="float" office:value="2.44544529914856" calcext:value-type="float">
            <text:p>2.4454452991</text:p>
          </table:table-cell>
          <table:table-cell table:formula="of:=[.C50]/([.D50]-[.D49])" office:value-type="float" office:value="102083.317875159" calcext:value-type="float">
            <text:p>102083.317875159</text:p>
          </table:table-cell>
          <table:table-cell/>
          <table:table-cell office:value-type="float" office:value="1443143582.68279" calcext:value-type="float">
            <text:p>1443143582.68279</text:p>
          </table:table-cell>
          <table:table-cell table:formula="of:=[.G50]-[.$B$2]" office:value-type="float" office:value="2.68261289596558" calcext:value-type="float">
            <text:p>2.682612896</text:p>
          </table:table-cell>
          <table:table-cell table:formula="of:=[.C50]/([.H50]-[.H49])" office:value-type="float" office:value="102098.082026578" calcext:value-type="float">
            <text:p>102098.082026578</text:p>
          </table:table-cell>
          <table:table-cell table:formula="of:=[.G50]-[.$B50]" office:value-type="float" office:value="0.237167596817017" calcext:value-type="float">
            <text:p>0.237167596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3582.48849" calcext:value-type="float">
            <text:p>1443143582.48849</text:p>
          </table:table-cell>
          <table:table-cell office:value-type="float" office:value="4376" calcext:value-type="float">
            <text:p>4376</text:p>
          </table:table-cell>
          <table:table-cell table:formula="of:=[.B51]-[.$B$2]" office:value-type="float" office:value="2.48831224441528" calcext:value-type="float">
            <text:p>2.4883122444</text:p>
          </table:table-cell>
          <table:table-cell table:formula="of:=[.C51]/([.D51]-[.D50])" office:value-type="float" office:value="102083.317875159" calcext:value-type="float">
            <text:p>102083.317875159</text:p>
          </table:table-cell>
          <table:table-cell/>
          <table:table-cell office:value-type="float" office:value="1443143582.72563" calcext:value-type="float">
            <text:p>1443143582.72563</text:p>
          </table:table-cell>
          <table:table-cell table:formula="of:=[.G51]-[.$B$2]" office:value-type="float" office:value="2.72545576095581" calcext:value-type="float">
            <text:p>2.725455761</text:p>
          </table:table-cell>
          <table:table-cell table:formula="of:=[.C51]/([.H51]-[.H50])" office:value-type="float" office:value="102140.694862434" calcext:value-type="float">
            <text:p>102140.694862434</text:p>
          </table:table-cell>
          <table:table-cell table:formula="of:=[.G51]-[.$B51]" office:value-type="float" office:value="0.237143516540527" calcext:value-type="float">
            <text:p>0.237143516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3582.53135" calcext:value-type="float">
            <text:p>1443143582.53135</text:p>
          </table:table-cell>
          <table:table-cell office:value-type="float" office:value="4376" calcext:value-type="float">
            <text:p>4376</text:p>
          </table:table-cell>
          <table:table-cell table:formula="of:=[.B52]-[.$B$2]" office:value-type="float" office:value="2.5311758518219" calcext:value-type="float">
            <text:p>2.5311758518</text:p>
          </table:table-cell>
          <table:table-cell table:formula="of:=[.C52]/([.D52]-[.D51])" office:value-type="float" office:value="102091.267272212" calcext:value-type="float">
            <text:p>102091.267272212</text:p>
          </table:table-cell>
          <table:table-cell/>
          <table:table-cell office:value-type="float" office:value="1443143582.77031" calcext:value-type="float">
            <text:p>1443143582.77031</text:p>
          </table:table-cell>
          <table:table-cell table:formula="of:=[.G52]-[.$B$2]" office:value-type="float" office:value="2.77012944221497" calcext:value-type="float">
            <text:p>2.7701294422</text:p>
          </table:table-cell>
          <table:table-cell table:formula="of:=[.C52]/([.H52]-[.H51])" office:value-type="float" office:value="97954.7661320881" calcext:value-type="float">
            <text:p>97954.7661320881</text:p>
          </table:table-cell>
          <table:table-cell table:formula="of:=[.G52]-[.$B52]" office:value-type="float" office:value="0.238953590393066" calcext:value-type="float">
            <text:p>0.238953590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3582.57422" calcext:value-type="float">
            <text:p>1443143582.57422</text:p>
          </table:table-cell>
          <table:table-cell office:value-type="float" office:value="4376" calcext:value-type="float">
            <text:p>4376</text:p>
          </table:table-cell>
          <table:table-cell table:formula="of:=[.B53]-[.$B$2]" office:value-type="float" office:value="2.57404208183289" calcext:value-type="float">
            <text:p>2.5740420818</text:p>
          </table:table-cell>
          <table:table-cell table:formula="of:=[.C53]/([.D53]-[.D52])" office:value-type="float" office:value="102085.021213166" calcext:value-type="float">
            <text:p>102085.021213166</text:p>
          </table:table-cell>
          <table:table-cell/>
          <table:table-cell office:value-type="float" office:value="1443143582.85435" calcext:value-type="float">
            <text:p>1443143582.85435</text:p>
          </table:table-cell>
          <table:table-cell table:formula="of:=[.G53]-[.$B$2]" office:value-type="float" office:value="2.85417056083679" calcext:value-type="float">
            <text:p>2.8541705608</text:p>
          </table:table-cell>
          <table:table-cell table:formula="of:=[.C53]/([.H53]-[.H52])" office:value-type="float" office:value="52069.7495673685" calcext:value-type="float">
            <text:p>52069.7495673685</text:p>
          </table:table-cell>
          <table:table-cell table:formula="of:=[.G53]-[.$B53]" office:value-type="float" office:value="0.280128479003906" calcext:value-type="float">
            <text:p>0.28012847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3582.61709" calcext:value-type="float">
            <text:p>1443143582.61709</text:p>
          </table:table-cell>
          <table:table-cell office:value-type="float" office:value="4376" calcext:value-type="float">
            <text:p>4376</text:p>
          </table:table-cell>
          <table:table-cell table:formula="of:=[.B54]-[.$B$2]" office:value-type="float" office:value="2.61690902709961" calcext:value-type="float">
            <text:p>2.6169090271</text:p>
          </table:table-cell>
          <table:table-cell table:formula="of:=[.C54]/([.D54]-[.D53])" office:value-type="float" office:value="102083.317875159" calcext:value-type="float">
            <text:p>102083.317875159</text:p>
          </table:table-cell>
          <table:table-cell/>
          <table:table-cell office:value-type="float" office:value="1443143582.89716" calcext:value-type="float">
            <text:p>1443143582.89716</text:p>
          </table:table-cell>
          <table:table-cell table:formula="of:=[.G54]-[.$B$2]" office:value-type="float" office:value="2.89698243141174" calcext:value-type="float">
            <text:p>2.8969824314</text:p>
          </table:table-cell>
          <table:table-cell table:formula="of:=[.C54]/([.H54]-[.H53])" office:value-type="float" office:value="102214.641435461" calcext:value-type="float">
            <text:p>102214.641435461</text:p>
          </table:table-cell>
          <table:table-cell table:formula="of:=[.G54]-[.$B54]" office:value-type="float" office:value="0.280073404312134" calcext:value-type="float">
            <text:p>0.280073404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3582.65995" calcext:value-type="float">
            <text:p>1443143582.65995</text:p>
          </table:table-cell>
          <table:table-cell office:value-type="float" office:value="4376" calcext:value-type="float">
            <text:p>4376</text:p>
          </table:table-cell>
          <table:table-cell table:formula="of:=[.B55]-[.$B$2]" office:value-type="float" office:value="2.65977215766907" calcext:value-type="float">
            <text:p>2.6597721577</text:p>
          </table:table-cell>
          <table:table-cell table:formula="of:=[.C55]/([.D55]-[.D54])" office:value-type="float" office:value="102092.40300143" calcext:value-type="float">
            <text:p>102092.40300143</text:p>
          </table:table-cell>
          <table:table-cell/>
          <table:table-cell office:value-type="float" office:value="1443143582.93999" calcext:value-type="float">
            <text:p>1443143582.93999</text:p>
          </table:table-cell>
          <table:table-cell table:formula="of:=[.G55]-[.$B$2]" office:value-type="float" office:value="2.93981266021729" calcext:value-type="float">
            <text:p>2.9398126602</text:p>
          </table:table-cell>
          <table:table-cell table:formula="of:=[.C55]/([.H55]-[.H54])" office:value-type="float" office:value="102170.8293894" calcext:value-type="float">
            <text:p>102170.8293894</text:p>
          </table:table-cell>
          <table:table-cell table:formula="of:=[.G55]-[.$B55]" office:value-type="float" office:value="0.280040502548218" calcext:value-type="float">
            <text:p>0.280040502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3582.70282" calcext:value-type="float">
            <text:p>1443143582.70282</text:p>
          </table:table-cell>
          <table:table-cell office:value-type="float" office:value="4376" calcext:value-type="float">
            <text:p>4376</text:p>
          </table:table-cell>
          <table:table-cell table:formula="of:=[.B56]-[.$B$2]" office:value-type="float" office:value="2.70263719558716" calcext:value-type="float">
            <text:p>2.7026371956</text:p>
          </table:table-cell>
          <table:table-cell table:formula="of:=[.C56]/([.D56]-[.D55])" office:value-type="float" office:value="102087.860236166" calcext:value-type="float">
            <text:p>102087.860236166</text:p>
          </table:table-cell>
          <table:table-cell/>
          <table:table-cell office:value-type="float" office:value="1443143582.98287" calcext:value-type="float">
            <text:p>1443143582.98287</text:p>
          </table:table-cell>
          <table:table-cell table:formula="of:=[.G56]-[.$B$2]" office:value-type="float" office:value="2.98269486427307" calcext:value-type="float">
            <text:p>2.9826948643</text:p>
          </table:table-cell>
          <table:table-cell table:formula="of:=[.C56]/([.H56]-[.H55])" office:value-type="float" office:value="102046.993533896" calcext:value-type="float">
            <text:p>102046.993533896</text:p>
          </table:table-cell>
          <table:table-cell table:formula="of:=[.G56]-[.$B56]" office:value-type="float" office:value="0.280057668685913" calcext:value-type="float">
            <text:p>0.280057668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3582.74568" calcext:value-type="float">
            <text:p>1443143582.74568</text:p>
          </table:table-cell>
          <table:table-cell office:value-type="float" office:value="4376" calcext:value-type="float">
            <text:p>4376</text:p>
          </table:table-cell>
          <table:table-cell table:formula="of:=[.B57]-[.$B$2]" office:value-type="float" office:value="2.74550199508667" calcext:value-type="float">
            <text:p>2.7455019951</text:p>
          </table:table-cell>
          <table:table-cell table:formula="of:=[.C57]/([.D57]-[.D56])" office:value-type="float" office:value="102088.428059715" calcext:value-type="float">
            <text:p>102088.428059715</text:p>
          </table:table-cell>
          <table:table-cell/>
          <table:table-cell office:value-type="float" office:value="1443143583.02579" calcext:value-type="float">
            <text:p>1443143583.02579</text:p>
          </table:table-cell>
          <table:table-cell table:formula="of:=[.G57]-[.$B$2]" office:value-type="float" office:value="3.02561378479004" calcext:value-type="float">
            <text:p>3.0256137848</text:p>
          </table:table-cell>
          <table:table-cell table:formula="of:=[.C57]/([.H57]-[.H56])" office:value-type="float" office:value="101959.693936616" calcext:value-type="float">
            <text:p>101959.693936616</text:p>
          </table:table-cell>
          <table:table-cell table:formula="of:=[.G57]-[.$B57]" office:value-type="float" office:value="0.280111789703369" calcext:value-type="float">
            <text:p>0.280111789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3582.78854" calcext:value-type="float">
            <text:p>1443143582.78854</text:p>
          </table:table-cell>
          <table:table-cell office:value-type="float" office:value="4376" calcext:value-type="float">
            <text:p>4376</text:p>
          </table:table-cell>
          <table:table-cell table:formula="of:=[.B58]-[.$B$2]" office:value-type="float" office:value="2.78836369514465" calcext:value-type="float">
            <text:p>2.7883636951</text:p>
          </table:table-cell>
          <table:table-cell table:formula="of:=[.C58]/([.D58]-[.D57])" office:value-type="float" office:value="102095.810340704" calcext:value-type="float">
            <text:p>102095.810340704</text:p>
          </table:table-cell>
          <table:table-cell/>
          <table:table-cell office:value-type="float" office:value="1443143583.04038" calcext:value-type="float">
            <text:p>1443143583.04038</text:p>
          </table:table-cell>
          <table:table-cell table:formula="of:=[.G58]-[.$B$2]" office:value-type="float" office:value="3.04020190238953" calcext:value-type="float">
            <text:p>3.0402019024</text:p>
          </table:table-cell>
          <table:table-cell table:formula="of:=[.C58]/([.H58]-[.H57])" office:value-type="float" office:value="299970.162027882" calcext:value-type="float">
            <text:p>299970.162027882</text:p>
          </table:table-cell>
          <table:table-cell table:formula="of:=[.G58]-[.$B58]" office:value-type="float" office:value="0.251838207244873" calcext:value-type="float">
            <text:p>0.251838207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3582.83146" calcext:value-type="float">
            <text:p>1443143582.83146</text:p>
          </table:table-cell>
          <table:table-cell office:value-type="float" office:value="4376" calcext:value-type="float">
            <text:p>4376</text:p>
          </table:table-cell>
          <table:table-cell table:formula="of:=[.B59]-[.$B$2]" office:value-type="float" office:value="2.83128523826599" calcext:value-type="float">
            <text:p>2.8312852383</text:p>
          </table:table-cell>
          <table:table-cell table:formula="of:=[.C59]/([.D59]-[.D58])" office:value-type="float" office:value="101953.463966316" calcext:value-type="float">
            <text:p>101953.463966316</text:p>
          </table:table-cell>
          <table:table-cell/>
          <table:table-cell office:value-type="float" office:value="1443143583.06863" calcext:value-type="float">
            <text:p>1443143583.06863</text:p>
          </table:table-cell>
          <table:table-cell table:formula="of:=[.G59]-[.$B$2]" office:value-type="float" office:value="3.06845426559448" calcext:value-type="float">
            <text:p>3.0684542656</text:p>
          </table:table-cell>
          <table:table-cell table:formula="of:=[.C59]/([.H59]-[.H58])" office:value-type="float" office:value="154889.697837113" calcext:value-type="float">
            <text:p>154889.697837113</text:p>
          </table:table-cell>
          <table:table-cell table:formula="of:=[.G59]-[.$B59]" office:value-type="float" office:value="0.237169027328491" calcext:value-type="float">
            <text:p>0.237169027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3582.87433" calcext:value-type="float">
            <text:p>1443143582.87433</text:p>
          </table:table-cell>
          <table:table-cell office:value-type="float" office:value="4376" calcext:value-type="float">
            <text:p>4376</text:p>
          </table:table-cell>
          <table:table-cell table:formula="of:=[.B60]-[.$B$2]" office:value-type="float" office:value="2.87414622306824" calcext:value-type="float">
            <text:p>2.8741462231</text:p>
          </table:table-cell>
          <table:table-cell table:formula="of:=[.C60]/([.D60]-[.D59])" office:value-type="float" office:value="102097.514095632" calcext:value-type="float">
            <text:p>102097.514095632</text:p>
          </table:table-cell>
          <table:table-cell/>
          <table:table-cell office:value-type="float" office:value="1443143583.11156" calcext:value-type="float">
            <text:p>1443143583.11156</text:p>
          </table:table-cell>
          <table:table-cell table:formula="of:=[.G60]-[.$B$2]" office:value-type="float" office:value="3.11138510704041" calcext:value-type="float">
            <text:p>3.111385107</text:p>
          </table:table-cell>
          <table:table-cell table:formula="of:=[.C60]/([.H60]-[.H59])" office:value-type="float" office:value="101931.382023158" calcext:value-type="float">
            <text:p>101931.382023158</text:p>
          </table:table-cell>
          <table:table-cell table:formula="of:=[.G60]-[.$B60]" office:value-type="float" office:value="0.237238883972168" calcext:value-type="float">
            <text:p>0.23723888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3582.9172" calcext:value-type="float">
            <text:p>1443143582.9172</text:p>
          </table:table-cell>
          <table:table-cell office:value-type="float" office:value="4376" calcext:value-type="float">
            <text:p>4376</text:p>
          </table:table-cell>
          <table:table-cell table:formula="of:=[.B61]-[.$B$2]" office:value-type="float" office:value="2.9170253276825" calcext:value-type="float">
            <text:p>2.9170253277</text:p>
          </table:table-cell>
          <table:table-cell table:formula="of:=[.C61]/([.D61]-[.D60])" office:value-type="float" office:value="102054.369823406" calcext:value-type="float">
            <text:p>102054.369823406</text:p>
          </table:table-cell>
          <table:table-cell/>
          <table:table-cell office:value-type="float" office:value="1443143583.15432" calcext:value-type="float">
            <text:p>1443143583.15432</text:p>
          </table:table-cell>
          <table:table-cell table:formula="of:=[.G61]-[.$B$2]" office:value-type="float" office:value="3.1541440486908" calcext:value-type="float">
            <text:p>3.1541440487</text:p>
          </table:table-cell>
          <table:table-cell table:formula="of:=[.C61]/([.H61]-[.H60])" office:value-type="float" office:value="102341.167276296" calcext:value-type="float">
            <text:p>102341.167276296</text:p>
          </table:table-cell>
          <table:table-cell table:formula="of:=[.G61]-[.$B61]" office:value-type="float" office:value="0.237118721008301" calcext:value-type="float">
            <text:p>0.23711872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3582.96005" calcext:value-type="float">
            <text:p>1443143582.96005</text:p>
          </table:table-cell>
          <table:table-cell office:value-type="float" office:value="4376" calcext:value-type="float">
            <text:p>4376</text:p>
          </table:table-cell>
          <table:table-cell table:formula="of:=[.B62]-[.$B$2]" office:value-type="float" office:value="2.95986747741699" calcext:value-type="float">
            <text:p>2.9598674774</text:p>
          </table:table-cell>
          <table:table-cell table:formula="of:=[.C62]/([.D62]-[.D61])" office:value-type="float" office:value="102142.400115753" calcext:value-type="float">
            <text:p>102142.400115753</text:p>
          </table:table-cell>
          <table:table-cell/>
          <table:table-cell office:value-type="float" office:value="1443143583.19732" calcext:value-type="float">
            <text:p>1443143583.19732</text:p>
          </table:table-cell>
          <table:table-cell table:formula="of:=[.G62]-[.$B$2]" office:value-type="float" office:value="3.19713854789734" calcext:value-type="float">
            <text:p>3.1971385479</text:p>
          </table:table-cell>
          <table:table-cell table:formula="of:=[.C62]/([.H62]-[.H61])" office:value-type="float" office:value="101780.462169776" calcext:value-type="float">
            <text:p>101780.462169776</text:p>
          </table:table-cell>
          <table:table-cell table:formula="of:=[.G62]-[.$B62]" office:value-type="float" office:value="0.237271070480347" calcext:value-type="float">
            <text:p>0.237271070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3583.00294" calcext:value-type="float">
            <text:p>1443143583.00294</text:p>
          </table:table-cell>
          <table:table-cell office:value-type="float" office:value="4376" calcext:value-type="float">
            <text:p>4376</text:p>
          </table:table-cell>
          <table:table-cell table:formula="of:=[.B63]-[.$B$2]" office:value-type="float" office:value="3.00276064872742" calcext:value-type="float">
            <text:p>3.0027606487</text:p>
          </table:table-cell>
          <table:table-cell table:formula="of:=[.C63]/([.D63]-[.D62])" office:value-type="float" office:value="102020.901376822" calcext:value-type="float">
            <text:p>102020.901376822</text:p>
          </table:table-cell>
          <table:table-cell/>
          <table:table-cell office:value-type="float" office:value="1443143583.2412" calcext:value-type="float">
            <text:p>1443143583.2412</text:p>
          </table:table-cell>
          <table:table-cell table:formula="of:=[.G63]-[.$B$2]" office:value-type="float" office:value="3.24101686477661" calcext:value-type="float">
            <text:p>3.2410168648</text:p>
          </table:table-cell>
          <table:table-cell table:formula="of:=[.C63]/([.H63]-[.H62])" office:value-type="float" office:value="99730.3522840268" calcext:value-type="float">
            <text:p>99730.3522840268</text:p>
          </table:table-cell>
          <table:table-cell table:formula="of:=[.G63]-[.$B63]" office:value-type="float" office:value="0.238256216049194" calcext:value-type="float">
            <text:p>0.23825621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3583.04682" calcext:value-type="float">
            <text:p>1443143583.04682</text:p>
          </table:table-cell>
          <table:table-cell office:value-type="float" office:value="4376" calcext:value-type="float">
            <text:p>4376</text:p>
          </table:table-cell>
          <table:table-cell table:formula="of:=[.B64]-[.$B$2]" office:value-type="float" office:value="3.04664325714111" calcext:value-type="float">
            <text:p>3.0466432571</text:p>
          </table:table-cell>
          <table:table-cell table:formula="of:=[.C64]/([.D64]-[.D63])" office:value-type="float" office:value="99720.5990752865" calcext:value-type="float">
            <text:p>99720.5990752865</text:p>
          </table:table-cell>
          <table:table-cell/>
          <table:table-cell office:value-type="float" office:value="1443143583.28502" calcext:value-type="float">
            <text:p>1443143583.28502</text:p>
          </table:table-cell>
          <table:table-cell table:formula="of:=[.G64]-[.$B$2]" office:value-type="float" office:value="3.28484272956848" calcext:value-type="float">
            <text:p>3.2848427296</text:p>
          </table:table-cell>
          <table:table-cell table:formula="of:=[.C64]/([.H64]-[.H63])" office:value-type="float" office:value="99849.7125106763" calcext:value-type="float">
            <text:p>99849.7125106763</text:p>
          </table:table-cell>
          <table:table-cell table:formula="of:=[.G64]-[.$B64]" office:value-type="float" office:value="0.238199472427368" calcext:value-type="float">
            <text:p>0.238199472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3583.09069" calcext:value-type="float">
            <text:p>1443143583.09069</text:p>
          </table:table-cell>
          <table:table-cell office:value-type="float" office:value="4376" calcext:value-type="float">
            <text:p>4376</text:p>
          </table:table-cell>
          <table:table-cell table:formula="of:=[.B65]-[.$B$2]" office:value-type="float" office:value="3.09050726890564" calcext:value-type="float">
            <text:p>3.0905072689</text:p>
          </table:table-cell>
          <table:table-cell table:formula="of:=[.C65]/([.D65]-[.D64])" office:value-type="float" office:value="99762.8767631088" calcext:value-type="float">
            <text:p>99762.8767631088</text:p>
          </table:table-cell>
          <table:table-cell/>
          <table:table-cell office:value-type="float" office:value="1443143583.32893" calcext:value-type="float">
            <text:p>1443143583.32893</text:p>
          </table:table-cell>
          <table:table-cell table:formula="of:=[.G65]-[.$B$2]" office:value-type="float" office:value="3.32874989509583" calcext:value-type="float">
            <text:p>3.3287498951</text:p>
          </table:table-cell>
          <table:table-cell table:formula="of:=[.C65]/([.H65]-[.H64])" office:value-type="float" office:value="99664.825716768" calcext:value-type="float">
            <text:p>99664.825716768</text:p>
          </table:table-cell>
          <table:table-cell table:formula="of:=[.G65]-[.$B65]" office:value-type="float" office:value="0.238242626190186" calcext:value-type="float">
            <text:p>0.238242626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3583.1346" calcext:value-type="float">
            <text:p>1443143583.1346</text:p>
          </table:table-cell>
          <table:table-cell office:value-type="float" office:value="4376" calcext:value-type="float">
            <text:p>4376</text:p>
          </table:table-cell>
          <table:table-cell table:formula="of:=[.B66]-[.$B$2]" office:value-type="float" office:value="3.13442230224609" calcext:value-type="float">
            <text:p>3.1344223022</text:p>
          </table:table-cell>
          <table:table-cell table:formula="of:=[.C66]/([.D66]-[.D65])" office:value-type="float" office:value="99646.9697762673" calcext:value-type="float">
            <text:p>99646.9697762673</text:p>
          </table:table-cell>
          <table:table-cell/>
          <table:table-cell office:value-type="float" office:value="1443143583.37281" calcext:value-type="float">
            <text:p>1443143583.37281</text:p>
          </table:table-cell>
          <table:table-cell table:formula="of:=[.G66]-[.$B$2]" office:value-type="float" office:value="3.37263321876526" calcext:value-type="float">
            <text:p>3.3726332188</text:p>
          </table:table-cell>
          <table:table-cell table:formula="of:=[.C66]/([.H66]-[.H65])" office:value-type="float" office:value="99718.9737259589" calcext:value-type="float">
            <text:p>99718.9737259589</text:p>
          </table:table-cell>
          <table:table-cell table:formula="of:=[.G66]-[.$B66]" office:value-type="float" office:value="0.238210916519165" calcext:value-type="float">
            <text:p>0.238210916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3583.17849" calcext:value-type="float">
            <text:p>1443143583.17849</text:p>
          </table:table-cell>
          <table:table-cell office:value-type="float" office:value="4376" calcext:value-type="float">
            <text:p>4376</text:p>
          </table:table-cell>
          <table:table-cell table:formula="of:=[.B67]-[.$B$2]" office:value-type="float" office:value="3.17831563949585" calcext:value-type="float">
            <text:p>3.1783156395</text:p>
          </table:table-cell>
          <table:table-cell table:formula="of:=[.C67]/([.D67]-[.D66])" office:value-type="float" office:value="99696.224397345" calcext:value-type="float">
            <text:p>99696.224397345</text:p>
          </table:table-cell>
          <table:table-cell/>
          <table:table-cell office:value-type="float" office:value="1443143583.41675" calcext:value-type="float">
            <text:p>1443143583.41675</text:p>
          </table:table-cell>
          <table:table-cell table:formula="of:=[.G67]-[.$B$2]" office:value-type="float" office:value="3.41657185554504" calcext:value-type="float">
            <text:p>3.4165718555</text:p>
          </table:table-cell>
          <table:table-cell table:formula="of:=[.C67]/([.H67]-[.H66])" office:value-type="float" office:value="99593.4403229657" calcext:value-type="float">
            <text:p>99593.4403229657</text:p>
          </table:table-cell>
          <table:table-cell table:formula="of:=[.G67]-[.$B67]" office:value-type="float" office:value="0.238256216049194" calcext:value-type="float">
            <text:p>0.23825621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3583.22238" calcext:value-type="float">
            <text:p>1443143583.22238</text:p>
          </table:table-cell>
          <table:table-cell office:value-type="float" office:value="4376" calcext:value-type="float">
            <text:p>4376</text:p>
          </table:table-cell>
          <table:table-cell table:formula="of:=[.B68]-[.$B$2]" office:value-type="float" office:value="3.22219967842102" calcext:value-type="float">
            <text:p>3.2221996784</text:p>
          </table:table-cell>
          <table:table-cell table:formula="of:=[.C68]/([.D68]-[.D67])" office:value-type="float" office:value="99717.3484296138" calcext:value-type="float">
            <text:p>99717.3484296138</text:p>
          </table:table-cell>
          <table:table-cell/>
          <table:table-cell office:value-type="float" office:value="1443143583.46062" calcext:value-type="float">
            <text:p>1443143583.46062</text:p>
          </table:table-cell>
          <table:table-cell table:formula="of:=[.G68]-[.$B$2]" office:value-type="float" office:value="3.46044397354126" calcext:value-type="float">
            <text:p>3.4604439735</text:p>
          </table:table-cell>
          <table:table-cell table:formula="of:=[.C68]/([.H68]-[.H67])" office:value-type="float" office:value="99744.4436208311" calcext:value-type="float">
            <text:p>99744.4436208311</text:p>
          </table:table-cell>
          <table:table-cell table:formula="of:=[.G68]-[.$B68]" office:value-type="float" office:value="0.238244295120239" calcext:value-type="float">
            <text:p>0.238244295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3583.26628" calcext:value-type="float">
            <text:p>1443143583.26628</text:p>
          </table:table-cell>
          <table:table-cell office:value-type="float" office:value="4376" calcext:value-type="float">
            <text:p>4376</text:p>
          </table:table-cell>
          <table:table-cell table:formula="of:=[.B69]-[.$B$2]" office:value-type="float" office:value="3.2660973072052" calcext:value-type="float">
            <text:p>3.2660973072</text:p>
          </table:table-cell>
          <table:table-cell table:formula="of:=[.C69]/([.D69]-[.D68])" office:value-type="float" office:value="99686.4778622637" calcext:value-type="float">
            <text:p>99686.4778622637</text:p>
          </table:table-cell>
          <table:table-cell/>
          <table:table-cell office:value-type="float" office:value="1443143583.50449" calcext:value-type="float">
            <text:p>1443143583.50449</text:p>
          </table:table-cell>
          <table:table-cell table:formula="of:=[.G69]-[.$B$2]" office:value-type="float" office:value="3.50431442260742" calcext:value-type="float">
            <text:p>3.5043144226</text:p>
          </table:table-cell>
          <table:table-cell table:formula="of:=[.C69]/([.H69]-[.H68])" office:value-type="float" office:value="99748.2381226699" calcext:value-type="float">
            <text:p>99748.2381226699</text:p>
          </table:table-cell>
          <table:table-cell table:formula="of:=[.G69]-[.$B69]" office:value-type="float" office:value="0.238217115402222" calcext:value-type="float">
            <text:p>0.238217115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3583.31017" calcext:value-type="float">
            <text:p>1443143583.31017</text:p>
          </table:table-cell>
          <table:table-cell office:value-type="float" office:value="4376" calcext:value-type="float">
            <text:p>4376</text:p>
          </table:table-cell>
          <table:table-cell table:formula="of:=[.B70]-[.$B$2]" office:value-type="float" office:value="3.3099889755249" calcext:value-type="float">
            <text:p>3.3099889755</text:p>
          </table:table-cell>
          <table:table-cell table:formula="of:=[.C70]/([.D70]-[.D69])" office:value-type="float" office:value="99700.0152312665" calcext:value-type="float">
            <text:p>99700.0152312665</text:p>
          </table:table-cell>
          <table:table-cell/>
          <table:table-cell office:value-type="float" office:value="1443143583.54843" calcext:value-type="float">
            <text:p>1443143583.54843</text:p>
          </table:table-cell>
          <table:table-cell table:formula="of:=[.G70]-[.$B$2]" office:value-type="float" office:value="3.54825019836426" calcext:value-type="float">
            <text:p>3.5482501984</text:p>
          </table:table-cell>
          <table:table-cell table:formula="of:=[.C70]/([.H70]-[.H69])" office:value-type="float" office:value="99599.9256783156" calcext:value-type="float">
            <text:p>99599.9256783156</text:p>
          </table:table-cell>
          <table:table-cell table:formula="of:=[.G70]-[.$B70]" office:value-type="float" office:value="0.238261222839355" calcext:value-type="float">
            <text:p>0.238261222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3583.35406" calcext:value-type="float">
            <text:p>1443143583.35406</text:p>
          </table:table-cell>
          <table:table-cell office:value-type="float" office:value="4376" calcext:value-type="float">
            <text:p>4376</text:p>
          </table:table-cell>
          <table:table-cell table:formula="of:=[.B71]-[.$B$2]" office:value-type="float" office:value="3.35388350486755" calcext:value-type="float">
            <text:p>3.3538835049</text:p>
          </table:table-cell>
          <table:table-cell table:formula="of:=[.C71]/([.D71]-[.D70])" office:value-type="float" office:value="99693.5168353186" calcext:value-type="float">
            <text:p>99693.5168353186</text:p>
          </table:table-cell>
          <table:table-cell/>
          <table:table-cell office:value-type="float" office:value="1443143583.59231" calcext:value-type="float">
            <text:p>1443143583.59231</text:p>
          </table:table-cell>
          <table:table-cell table:formula="of:=[.G71]-[.$B$2]" office:value-type="float" office:value="3.59213018417358" calcext:value-type="float">
            <text:p>3.5921301842</text:p>
          </table:table-cell>
          <table:table-cell table:formula="of:=[.C71]/([.H71]-[.H70])" office:value-type="float" office:value="99726.559142823" calcext:value-type="float">
            <text:p>99726.559142823</text:p>
          </table:table-cell>
          <table:table-cell table:formula="of:=[.G71]-[.$B71]" office:value-type="float" office:value="0.23824667930603" calcext:value-type="float">
            <text:p>0.238246679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3583.39796" calcext:value-type="float">
            <text:p>1443143583.39796</text:p>
          </table:table-cell>
          <table:table-cell office:value-type="float" office:value="4376" calcext:value-type="float">
            <text:p>4376</text:p>
          </table:table-cell>
          <table:table-cell table:formula="of:=[.B72]-[.$B$2]" office:value-type="float" office:value="3.3977792263031" calcext:value-type="float">
            <text:p>3.3977792263</text:p>
          </table:table-cell>
          <table:table-cell table:formula="of:=[.C72]/([.D72]-[.D71])" office:value-type="float" office:value="99690.8094203528" calcext:value-type="float">
            <text:p>99690.8094203528</text:p>
          </table:table-cell>
          <table:table-cell/>
          <table:table-cell office:value-type="float" office:value="1443143583.6362" calcext:value-type="float">
            <text:p>1443143583.6362</text:p>
          </table:table-cell>
          <table:table-cell table:formula="of:=[.G72]-[.$B$2]" office:value-type="float" office:value="3.63602471351624" calcext:value-type="float">
            <text:p>3.6360247135</text:p>
          </table:table-cell>
          <table:table-cell table:formula="of:=[.C72]/([.H72]-[.H71])" office:value-type="float" office:value="99693.5168353186" calcext:value-type="float">
            <text:p>99693.5168353186</text:p>
          </table:table-cell>
          <table:table-cell table:formula="of:=[.G72]-[.$B72]" office:value-type="float" office:value="0.238245487213135" calcext:value-type="float">
            <text:p>0.238245487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3583.44185" calcext:value-type="float">
            <text:p>1443143583.44185</text:p>
          </table:table-cell>
          <table:table-cell office:value-type="float" office:value="4376" calcext:value-type="float">
            <text:p>4376</text:p>
          </table:table-cell>
          <table:table-cell table:formula="of:=[.B73]-[.$B$2]" office:value-type="float" office:value="3.44167566299438" calcext:value-type="float">
            <text:p>3.441675663</text:p>
          </table:table-cell>
          <table:table-cell table:formula="of:=[.C73]/([.D73]-[.D72])" office:value-type="float" office:value="99689.1850419575" calcext:value-type="float">
            <text:p>99689.1850419575</text:p>
          </table:table-cell>
          <table:table-cell/>
          <table:table-cell office:value-type="float" office:value="1443143583.68012" calcext:value-type="float">
            <text:p>1443143583.68012</text:p>
          </table:table-cell>
          <table:table-cell table:formula="of:=[.G73]-[.$B$2]" office:value-type="float" office:value="3.67994499206543" calcext:value-type="float">
            <text:p>3.6799449921</text:p>
          </table:table-cell>
          <table:table-cell table:formula="of:=[.C73]/([.H73]-[.H72])" office:value-type="float" office:value="99635.0693700296" calcext:value-type="float">
            <text:p>99635.0693700296</text:p>
          </table:table-cell>
          <table:table-cell table:formula="of:=[.G73]-[.$B73]" office:value-type="float" office:value="0.238269329071045" calcext:value-type="float">
            <text:p>0.238269329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3583.48575" calcext:value-type="float">
            <text:p>1443143583.48575</text:p>
          </table:table-cell>
          <table:table-cell office:value-type="float" office:value="4376" calcext:value-type="float">
            <text:p>4376</text:p>
          </table:table-cell>
          <table:table-cell table:formula="of:=[.B74]-[.$B$2]" office:value-type="float" office:value="3.48557209968567" calcext:value-type="float">
            <text:p>3.4855720997</text:p>
          </table:table-cell>
          <table:table-cell table:formula="of:=[.C74]/([.D74]-[.D73])" office:value-type="float" office:value="99689.1850419575" calcext:value-type="float">
            <text:p>99689.1850419575</text:p>
          </table:table-cell>
          <table:table-cell/>
          <table:table-cell office:value-type="float" office:value="1443143583.72395" calcext:value-type="float">
            <text:p>1443143583.72395</text:p>
          </table:table-cell>
          <table:table-cell table:formula="of:=[.G74]-[.$B$2]" office:value-type="float" office:value="3.72376656532288" calcext:value-type="float">
            <text:p>3.7237665653</text:p>
          </table:table-cell>
          <table:table-cell table:formula="of:=[.C74]/([.H74]-[.H73])" office:value-type="float" office:value="99859.4909929761" calcext:value-type="float">
            <text:p>99859.4909929761</text:p>
          </table:table-cell>
          <table:table-cell table:formula="of:=[.G74]-[.$B74]" office:value-type="float" office:value="0.238194465637207" calcext:value-type="float">
            <text:p>0.238194465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3583.52965" calcext:value-type="float">
            <text:p>1443143583.52965</text:p>
          </table:table-cell>
          <table:table-cell office:value-type="float" office:value="4376" calcext:value-type="float">
            <text:p>4376</text:p>
          </table:table-cell>
          <table:table-cell table:formula="of:=[.B75]-[.$B$2]" office:value-type="float" office:value="3.52947092056274" calcext:value-type="float">
            <text:p>3.5294709206</text:p>
          </table:table-cell>
          <table:table-cell table:formula="of:=[.C75]/([.D75]-[.D74])" office:value-type="float" office:value="99683.7708295995" calcext:value-type="float">
            <text:p>99683.7708295995</text:p>
          </table:table-cell>
          <table:table-cell/>
          <table:table-cell office:value-type="float" office:value="1443143583.76789" calcext:value-type="float">
            <text:p>1443143583.76789</text:p>
          </table:table-cell>
          <table:table-cell table:formula="of:=[.G75]-[.$B$2]" office:value-type="float" office:value="3.76770806312561" calcext:value-type="float">
            <text:p>3.7677080631</text:p>
          </table:table-cell>
          <table:table-cell table:formula="of:=[.C75]/([.H75]-[.H74])" office:value-type="float" office:value="99586.9558121365" calcext:value-type="float">
            <text:p>99586.9558121365</text:p>
          </table:table-cell>
          <table:table-cell table:formula="of:=[.G75]-[.$B75]" office:value-type="float" office:value="0.238237142562866" calcext:value-type="float">
            <text:p>0.238237142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3583.57354" calcext:value-type="float">
            <text:p>1443143583.57354</text:p>
          </table:table-cell>
          <table:table-cell office:value-type="float" office:value="4376" calcext:value-type="float">
            <text:p>4376</text:p>
          </table:table-cell>
          <table:table-cell table:formula="of:=[.B76]-[.$B$2]" office:value-type="float" office:value="3.57336401939392" calcext:value-type="float">
            <text:p>3.5733640194</text:p>
          </table:table-cell>
          <table:table-cell table:formula="of:=[.C76]/([.D76]-[.D75])" office:value-type="float" office:value="99696.7659273986" calcext:value-type="float">
            <text:p>99696.7659273986</text:p>
          </table:table-cell>
          <table:table-cell/>
          <table:table-cell office:value-type="float" office:value="1443143583.81181" calcext:value-type="float">
            <text:p>1443143583.81181</text:p>
          </table:table-cell>
          <table:table-cell table:formula="of:=[.G76]-[.$B$2]" office:value-type="float" office:value="3.8116307258606" calcext:value-type="float">
            <text:p>3.8116307259</text:p>
          </table:table-cell>
          <table:table-cell table:formula="of:=[.C76]/([.H76]-[.H75])" office:value-type="float" office:value="99629.6610340616" calcext:value-type="float">
            <text:p>99629.6610340616</text:p>
          </table:table-cell>
          <table:table-cell table:formula="of:=[.G76]-[.$B76]" office:value-type="float" office:value="0.238266706466675" calcext:value-type="float">
            <text:p>0.238266706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3583.61744" calcext:value-type="float">
            <text:p>1443143583.61744</text:p>
          </table:table-cell>
          <table:table-cell office:value-type="float" office:value="4376" calcext:value-type="float">
            <text:p>4376</text:p>
          </table:table-cell>
          <table:table-cell table:formula="of:=[.B77]-[.$B$2]" office:value-type="float" office:value="3.61725807189941" calcext:value-type="float">
            <text:p>3.6172580719</text:p>
          </table:table-cell>
          <table:table-cell table:formula="of:=[.C77]/([.D77]-[.D76])" office:value-type="float" office:value="99694.5998424812" calcext:value-type="float">
            <text:p>99694.5998424812</text:p>
          </table:table-cell>
          <table:table-cell/>
          <table:table-cell office:value-type="float" office:value="1443143583.85565" calcext:value-type="float">
            <text:p>1443143583.85565</text:p>
          </table:table-cell>
          <table:table-cell table:formula="of:=[.G77]-[.$B$2]" office:value-type="float" office:value="3.85547304153442" calcext:value-type="float">
            <text:p>3.8554730415</text:p>
          </table:table-cell>
          <table:table-cell table:formula="of:=[.C77]/([.H77]-[.H76])" office:value-type="float" office:value="99812.2460628209" calcext:value-type="float">
            <text:p>99812.2460628209</text:p>
          </table:table-cell>
          <table:table-cell table:formula="of:=[.G77]-[.$B77]" office:value-type="float" office:value="0.23821496963501" calcext:value-type="float">
            <text:p>0.238214969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3583.66132" calcext:value-type="float">
            <text:p>1443143583.66132</text:p>
          </table:table-cell>
          <table:table-cell office:value-type="float" office:value="4376" calcext:value-type="float">
            <text:p>4376</text:p>
          </table:table-cell>
          <table:table-cell table:formula="of:=[.B78]-[.$B$2]" office:value-type="float" office:value="3.66114187240601" calcext:value-type="float">
            <text:p>3.6611418724</text:p>
          </table:table-cell>
          <table:table-cell table:formula="of:=[.C78]/([.D78]-[.D77])" office:value-type="float" office:value="99717.8901891754" calcext:value-type="float">
            <text:p>99717.8901891754</text:p>
          </table:table-cell>
          <table:table-cell/>
          <table:table-cell office:value-type="float" office:value="1443143583.89961" calcext:value-type="float">
            <text:p>1443143583.89961</text:p>
          </table:table-cell>
          <table:table-cell table:formula="of:=[.G78]-[.$B$2]" office:value-type="float" office:value="3.89943051338196" calcext:value-type="float">
            <text:p>3.8994305134</text:p>
          </table:table-cell>
          <table:table-cell table:formula="of:=[.C78]/([.H78]-[.H77])" office:value-type="float" office:value="99550.7661400112" calcext:value-type="float">
            <text:p>99550.7661400112</text:p>
          </table:table-cell>
          <table:table-cell table:formula="of:=[.G78]-[.$B78]" office:value-type="float" office:value="0.238288640975952" calcext:value-type="float">
            <text:p>0.23828864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3583.70521" calcext:value-type="float">
            <text:p>1443143583.70521</text:p>
          </table:table-cell>
          <table:table-cell office:value-type="float" office:value="4376" calcext:value-type="float">
            <text:p>4376</text:p>
          </table:table-cell>
          <table:table-cell table:formula="of:=[.B79]-[.$B$2]" office:value-type="float" office:value="3.70503187179565" calcext:value-type="float">
            <text:p>3.7050318718</text:p>
          </table:table-cell>
          <table:table-cell table:formula="of:=[.C79]/([.D79]-[.D78])" office:value-type="float" office:value="99703.8063534831" calcext:value-type="float">
            <text:p>99703.8063534831</text:p>
          </table:table-cell>
          <table:table-cell/>
          <table:table-cell office:value-type="float" office:value="1443143583.94343" calcext:value-type="float">
            <text:p>1443143583.94343</text:p>
          </table:table-cell>
          <table:table-cell table:formula="of:=[.G79]-[.$B$2]" office:value-type="float" office:value="3.94325280189514" calcext:value-type="float">
            <text:p>3.9432528019</text:p>
          </table:table-cell>
          <table:table-cell table:formula="of:=[.C79]/([.H79]-[.H78])" office:value-type="float" office:value="99857.8611129246" calcext:value-type="float">
            <text:p>99857.8611129246</text:p>
          </table:table-cell>
          <table:table-cell table:formula="of:=[.G79]-[.$B79]" office:value-type="float" office:value="0.238220930099487" calcext:value-type="float">
            <text:p>0.238220930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3583.74911" calcext:value-type="float">
            <text:p>1443143583.74911</text:p>
          </table:table-cell>
          <table:table-cell office:value-type="float" office:value="4376" calcext:value-type="float">
            <text:p>4376</text:p>
          </table:table-cell>
          <table:table-cell table:formula="of:=[.B80]-[.$B$2]" office:value-type="float" office:value="3.74892640113831" calcext:value-type="float">
            <text:p>3.7489264011</text:p>
          </table:table-cell>
          <table:table-cell table:formula="of:=[.C80]/([.D80]-[.D79])" office:value-type="float" office:value="99693.5168353186" calcext:value-type="float">
            <text:p>99693.5168353186</text:p>
          </table:table-cell>
          <table:table-cell/>
          <table:table-cell office:value-type="float" office:value="1443143583.98734" calcext:value-type="float">
            <text:p>1443143583.98734</text:p>
          </table:table-cell>
          <table:table-cell table:formula="of:=[.G80]-[.$B$2]" office:value-type="float" office:value="3.98716425895691" calcext:value-type="float">
            <text:p>3.987164259</text:p>
          </table:table-cell>
          <table:table-cell table:formula="of:=[.C80]/([.H80]-[.H79])" office:value-type="float" office:value="99655.0853196364" calcext:value-type="float">
            <text:p>99655.0853196364</text:p>
          </table:table-cell>
          <table:table-cell table:formula="of:=[.G80]-[.$B80]" office:value-type="float" office:value="0.238237857818604" calcext:value-type="float">
            <text:p>0.238237857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3583.793" calcext:value-type="float">
            <text:p>1443143583.793</text:p>
          </table:table-cell>
          <table:table-cell office:value-type="float" office:value="4376" calcext:value-type="float">
            <text:p>4376</text:p>
          </table:table-cell>
          <table:table-cell table:formula="of:=[.B81]-[.$B$2]" office:value-type="float" office:value="3.79281878471375" calcext:value-type="float">
            <text:p>3.7928187847</text:p>
          </table:table-cell>
          <table:table-cell table:formula="of:=[.C81]/([.D81]-[.D80])" office:value-type="float" office:value="99698.3905528577" calcext:value-type="float">
            <text:p>99698.3905528577</text:p>
          </table:table-cell>
          <table:table-cell/>
          <table:table-cell office:value-type="float" office:value="1443143584.03117" calcext:value-type="float">
            <text:p>1443143584.03117</text:p>
          </table:table-cell>
          <table:table-cell table:formula="of:=[.G81]-[.$B$2]" office:value-type="float" office:value="4.03099322319031" calcext:value-type="float">
            <text:p>4.0309932232</text:p>
          </table:table-cell>
          <table:table-cell table:formula="of:=[.C81]/([.H81]-[.H80])" office:value-type="float" office:value="99842.6514643805" calcext:value-type="float">
            <text:p>99842.6514643805</text:p>
          </table:table-cell>
          <table:table-cell table:formula="of:=[.G81]-[.$B81]" office:value-type="float" office:value="0.238174438476562" calcext:value-type="float">
            <text:p>0.238174438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3583.83689" calcext:value-type="float">
            <text:p>1443143583.83689</text:p>
          </table:table-cell>
          <table:table-cell office:value-type="float" office:value="4376" calcext:value-type="float">
            <text:p>4376</text:p>
          </table:table-cell>
          <table:table-cell table:formula="of:=[.B82]-[.$B$2]" office:value-type="float" office:value="3.8367133140564" calcext:value-type="float">
            <text:p>3.8367133141</text:p>
          </table:table-cell>
          <table:table-cell table:formula="of:=[.C82]/([.D82]-[.D81])" office:value-type="float" office:value="99693.5168353186" calcext:value-type="float">
            <text:p>99693.5168353186</text:p>
          </table:table-cell>
          <table:table-cell/>
          <table:table-cell office:value-type="float" office:value="1443143584.04569" calcext:value-type="float">
            <text:p>1443143584.04569</text:p>
          </table:table-cell>
          <table:table-cell table:formula="of:=[.G82]-[.$B$2]" office:value-type="float" office:value="4.04551315307617" calcext:value-type="float">
            <text:p>4.0455131531</text:p>
          </table:table-cell>
          <table:table-cell table:formula="of:=[.C82]/([.H82]-[.H81])" office:value-type="float" office:value="301378.865765751" calcext:value-type="float">
            <text:p>301378.865765751</text:p>
          </table:table-cell>
          <table:table-cell table:formula="of:=[.G82]-[.$B82]" office:value-type="float" office:value="0.208799839019775" calcext:value-type="float">
            <text:p>0.20879983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3583.88097" calcext:value-type="float">
            <text:p>1443143583.88097</text:p>
          </table:table-cell>
          <table:table-cell office:value-type="float" office:value="4376" calcext:value-type="float">
            <text:p>4376</text:p>
          </table:table-cell>
          <table:table-cell table:formula="of:=[.B83]-[.$B$2]" office:value-type="float" office:value="3.88078999519348" calcext:value-type="float">
            <text:p>3.8807899952</text:p>
          </table:table-cell>
          <table:table-cell table:formula="of:=[.C83]/([.D83]-[.D82])" office:value-type="float" office:value="99281.5222722872" calcext:value-type="float">
            <text:p>99281.5222722872</text:p>
          </table:table-cell>
          <table:table-cell/>
          <table:table-cell office:value-type="float" office:value="1443143584.07526" calcext:value-type="float">
            <text:p>1443143584.07526</text:p>
          </table:table-cell>
          <table:table-cell table:formula="of:=[.G83]-[.$B$2]" office:value-type="float" office:value="4.07508516311646" calcext:value-type="float">
            <text:p>4.0750851631</text:p>
          </table:table-cell>
          <table:table-cell table:formula="of:=[.C83]/([.H83]-[.H82])" office:value-type="float" office:value="147977.76661238" calcext:value-type="float">
            <text:p>147977.76661238</text:p>
          </table:table-cell>
          <table:table-cell table:formula="of:=[.G83]-[.$B83]" office:value-type="float" office:value="0.194295167922974" calcext:value-type="float">
            <text:p>0.194295167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3583.92487" calcext:value-type="float">
            <text:p>1443143583.92487</text:p>
          </table:table-cell>
          <table:table-cell office:value-type="float" office:value="4376" calcext:value-type="float">
            <text:p>4376</text:p>
          </table:table-cell>
          <table:table-cell table:formula="of:=[.B84]-[.$B$2]" office:value-type="float" office:value="3.92469525337219" calcext:value-type="float">
            <text:p>3.9246952534</text:p>
          </table:table-cell>
          <table:table-cell table:formula="of:=[.C84]/([.D84]-[.D83])" office:value-type="float" office:value="99669.1553933707" calcext:value-type="float">
            <text:p>99669.1553933707</text:p>
          </table:table-cell>
          <table:table-cell/>
          <table:table-cell office:value-type="float" office:value="1443143584.11926" calcext:value-type="float">
            <text:p>1443143584.11926</text:p>
          </table:table-cell>
          <table:table-cell table:formula="of:=[.G84]-[.$B$2]" office:value-type="float" office:value="4.11907625198364" calcext:value-type="float">
            <text:p>4.119076252</text:p>
          </table:table-cell>
          <table:table-cell table:formula="of:=[.C84]/([.H84]-[.H83])" office:value-type="float" office:value="99474.6916406521" calcext:value-type="float">
            <text:p>99474.6916406521</text:p>
          </table:table-cell>
          <table:table-cell table:formula="of:=[.G84]-[.$B84]" office:value-type="float" office:value="0.19438099861145" calcext:value-type="float">
            <text:p>0.194380998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3583.96877" calcext:value-type="float">
            <text:p>1443143583.96877</text:p>
          </table:table-cell>
          <table:table-cell office:value-type="float" office:value="4376" calcext:value-type="float">
            <text:p>4376</text:p>
          </table:table-cell>
          <table:table-cell table:formula="of:=[.B85]-[.$B$2]" office:value-type="float" office:value="3.96858930587769" calcext:value-type="float">
            <text:p>3.9685893059</text:p>
          </table:table-cell>
          <table:table-cell table:formula="of:=[.C85]/([.D85]-[.D84])" office:value-type="float" office:value="99694.5998424812" calcext:value-type="float">
            <text:p>99694.5998424812</text:p>
          </table:table-cell>
          <table:table-cell/>
          <table:table-cell office:value-type="float" office:value="1443143584.16315" calcext:value-type="float">
            <text:p>1443143584.16315</text:p>
          </table:table-cell>
          <table:table-cell table:formula="of:=[.G85]-[.$B$2]" office:value-type="float" office:value="4.16296982765198" calcext:value-type="float">
            <text:p>4.1629698277</text:p>
          </table:table-cell>
          <table:table-cell table:formula="of:=[.C85]/([.H85]-[.H84])" office:value-type="float" office:value="99695.6828731743" calcext:value-type="float">
            <text:p>99695.6828731743</text:p>
          </table:table-cell>
          <table:table-cell table:formula="of:=[.G85]-[.$B85]" office:value-type="float" office:value="0.194380521774292" calcext:value-type="float">
            <text:p>0.194380521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3584.01264" calcext:value-type="float">
            <text:p>1443143584.01264</text:p>
          </table:table-cell>
          <table:table-cell office:value-type="float" office:value="4376" calcext:value-type="float">
            <text:p>4376</text:p>
          </table:table-cell>
          <table:table-cell table:formula="of:=[.B86]-[.$B$2]" office:value-type="float" office:value="4.01245617866516" calcext:value-type="float">
            <text:p>4.0124561787</text:p>
          </table:table-cell>
          <table:table-cell table:formula="of:=[.C86]/([.D86]-[.D85])" office:value-type="float" office:value="99756.3701702801" calcext:value-type="float">
            <text:p>99756.3701702801</text:p>
          </table:table-cell>
          <table:table-cell/>
          <table:table-cell office:value-type="float" office:value="1443143584.20701" calcext:value-type="float">
            <text:p>1443143584.20701</text:p>
          </table:table-cell>
          <table:table-cell table:formula="of:=[.G86]-[.$B$2]" office:value-type="float" office:value="4.20683431625366" calcext:value-type="float">
            <text:p>4.2068343163</text:p>
          </table:table-cell>
          <table:table-cell table:formula="of:=[.C86]/([.H86]-[.H85])" office:value-type="float" office:value="99761.7922720281" calcext:value-type="float">
            <text:p>99761.7922720281</text:p>
          </table:table-cell>
          <table:table-cell table:formula="of:=[.G86]-[.$B86]" office:value-type="float" office:value="0.194378137588501" calcext:value-type="float">
            <text:p>0.194378137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3584.05631" calcext:value-type="float">
            <text:p>1443143584.05631</text:p>
          </table:table-cell>
          <table:table-cell office:value-type="float" office:value="4376" calcext:value-type="float">
            <text:p>4376</text:p>
          </table:table-cell>
          <table:table-cell table:formula="of:=[.B87]-[.$B$2]" office:value-type="float" office:value="4.05613327026367" calcext:value-type="float">
            <text:p>4.0561332703</text:p>
          </table:table-cell>
          <table:table-cell table:formula="of:=[.C87]/([.D87]-[.D86])" office:value-type="float" office:value="100189.82125058" calcext:value-type="float">
            <text:p>100189.82125058</text:p>
          </table:table-cell>
          <table:table-cell/>
          <table:table-cell office:value-type="float" office:value="1443143584.25064" calcext:value-type="float">
            <text:p>1443143584.25064</text:p>
          </table:table-cell>
          <table:table-cell table:formula="of:=[.G87]-[.$B$2]" office:value-type="float" office:value="4.25045967102051" calcext:value-type="float">
            <text:p>4.250459671</text:p>
          </table:table-cell>
          <table:table-cell table:formula="of:=[.C87]/([.H87]-[.H86])" office:value-type="float" office:value="100308.639858344" calcext:value-type="float">
            <text:p>100308.639858344</text:p>
          </table:table-cell>
          <table:table-cell table:formula="of:=[.G87]-[.$B87]" office:value-type="float" office:value="0.194326400756836" calcext:value-type="float">
            <text:p>0.194326400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3584.09999" calcext:value-type="float">
            <text:p>1443143584.09999</text:p>
          </table:table-cell>
          <table:table-cell office:value-type="float" office:value="4376" calcext:value-type="float">
            <text:p>4376</text:p>
          </table:table-cell>
          <table:table-cell table:formula="of:=[.B88]-[.$B$2]" office:value-type="float" office:value="4.09981250762939" calcext:value-type="float">
            <text:p>4.0998125076</text:p>
          </table:table-cell>
          <table:table-cell table:formula="of:=[.C88]/([.D88]-[.D87])" office:value-type="float" office:value="100184.899369009" calcext:value-type="float">
            <text:p>100184.899369009</text:p>
          </table:table-cell>
          <table:table-cell/>
          <table:table-cell office:value-type="float" office:value="1443143584.29433" calcext:value-type="float">
            <text:p>1443143584.29433</text:p>
          </table:table-cell>
          <table:table-cell table:formula="of:=[.G88]-[.$B$2]" office:value-type="float" office:value="4.29415512084961" calcext:value-type="float">
            <text:p>4.2941551208</text:p>
          </table:table-cell>
          <table:table-cell table:formula="of:=[.C88]/([.H88]-[.H87])" office:value-type="float" office:value="100147.727443363" calcext:value-type="float">
            <text:p>100147.727443363</text:p>
          </table:table-cell>
          <table:table-cell table:formula="of:=[.G88]-[.$B88]" office:value-type="float" office:value="0.194342613220215" calcext:value-type="float">
            <text:p>0.194342613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3584.14372" calcext:value-type="float">
            <text:p>1443143584.14372</text:p>
          </table:table-cell>
          <table:table-cell office:value-type="float" office:value="4376" calcext:value-type="float">
            <text:p>4376</text:p>
          </table:table-cell>
          <table:table-cell table:formula="of:=[.B89]-[.$B$2]" office:value-type="float" office:value="4.1435399055481" calcext:value-type="float">
            <text:p>4.1435399055</text:p>
          </table:table-cell>
          <table:table-cell table:formula="of:=[.C89]/([.D89]-[.D88])" office:value-type="float" office:value="100074.557560821" calcext:value-type="float">
            <text:p>100074.557560821</text:p>
          </table:table-cell>
          <table:table-cell/>
          <table:table-cell office:value-type="float" office:value="1443143584.33806" calcext:value-type="float">
            <text:p>1443143584.33806</text:p>
          </table:table-cell>
          <table:table-cell table:formula="of:=[.G89]-[.$B$2]" office:value-type="float" office:value="4.33788514137268" calcext:value-type="float">
            <text:p>4.3378851414</text:p>
          </table:table-cell>
          <table:table-cell table:formula="of:=[.C89]/([.H89]-[.H88])" office:value-type="float" office:value="100068.555826341" calcext:value-type="float">
            <text:p>100068.555826341</text:p>
          </table:table-cell>
          <table:table-cell table:formula="of:=[.G89]-[.$B89]" office:value-type="float" office:value="0.194345235824585" calcext:value-type="float">
            <text:p>0.194345235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3584.1874" calcext:value-type="float">
            <text:p>1443143584.1874</text:p>
          </table:table-cell>
          <table:table-cell office:value-type="float" office:value="4376" calcext:value-type="float">
            <text:p>4376</text:p>
          </table:table-cell>
          <table:table-cell table:formula="of:=[.B90]-[.$B$2]" office:value-type="float" office:value="4.18721771240234" calcext:value-type="float">
            <text:p>4.1872177124</text:p>
          </table:table-cell>
          <table:table-cell table:formula="of:=[.C90]/([.D90]-[.D89])" office:value-type="float" office:value="100188.180569657" calcext:value-type="float">
            <text:p>100188.180569657</text:p>
          </table:table-cell>
          <table:table-cell/>
          <table:table-cell office:value-type="float" office:value="1443143584.42547" calcext:value-type="float">
            <text:p>1443143584.42547</text:p>
          </table:table-cell>
          <table:table-cell table:formula="of:=[.G90]-[.$B$2]" office:value-type="float" office:value="4.42528867721558" calcext:value-type="float">
            <text:p>4.4252886772</text:p>
          </table:table-cell>
          <table:table-cell table:formula="of:=[.C90]/([.H90]-[.H89])" office:value-type="float" office:value="50066.6243968172" calcext:value-type="float">
            <text:p>50066.6243968172</text:p>
          </table:table-cell>
          <table:table-cell table:formula="of:=[.G90]-[.$B90]" office:value-type="float" office:value="0.238070964813232" calcext:value-type="float">
            <text:p>0.238070964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3584.23108" calcext:value-type="float">
            <text:p>1443143584.23108</text:p>
          </table:table-cell>
          <table:table-cell office:value-type="float" office:value="4376" calcext:value-type="float">
            <text:p>4376</text:p>
          </table:table-cell>
          <table:table-cell table:formula="of:=[.B91]-[.$B$2]" office:value-type="float" office:value="4.23089909553528" calcext:value-type="float">
            <text:p>4.2308990955</text:p>
          </table:table-cell>
          <table:table-cell table:formula="of:=[.C91]/([.D91]-[.D90])" office:value-type="float" office:value="100179.977970996" calcext:value-type="float">
            <text:p>100179.977970996</text:p>
          </table:table-cell>
          <table:table-cell/>
          <table:table-cell office:value-type="float" office:value="1443143584.46917" calcext:value-type="float">
            <text:p>1443143584.46917</text:p>
          </table:table-cell>
          <table:table-cell table:formula="of:=[.G91]-[.$B$2]" office:value-type="float" office:value="4.46899318695068" calcext:value-type="float">
            <text:p>4.468993187</text:p>
          </table:table-cell>
          <table:table-cell table:formula="of:=[.C91]/([.H91]-[.H90])" office:value-type="float" office:value="100126.966908516" calcext:value-type="float">
            <text:p>100126.966908516</text:p>
          </table:table-cell>
          <table:table-cell table:formula="of:=[.G91]-[.$B91]" office:value-type="float" office:value="0.238094091415405" calcext:value-type="float">
            <text:p>0.238094091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3584.27479" calcext:value-type="float">
            <text:p>1443143584.27479</text:p>
          </table:table-cell>
          <table:table-cell office:value-type="float" office:value="4376" calcext:value-type="float">
            <text:p>4376</text:p>
          </table:table-cell>
          <table:table-cell table:formula="of:=[.B92]-[.$B$2]" office:value-type="float" office:value="4.27461218833923" calcext:value-type="float">
            <text:p>4.2746121883</text:p>
          </table:table-cell>
          <table:table-cell table:formula="of:=[.C92]/([.D92]-[.D91])" office:value-type="float" office:value="100107.306971518" calcext:value-type="float">
            <text:p>100107.306971518</text:p>
          </table:table-cell>
          <table:table-cell/>
          <table:table-cell office:value-type="float" office:value="1443143584.51283" calcext:value-type="float">
            <text:p>1443143584.51283</text:p>
          </table:table-cell>
          <table:table-cell table:formula="of:=[.G92]-[.$B$2]" office:value-type="float" office:value="4.51264786720276" calcext:value-type="float">
            <text:p>4.5126478672</text:p>
          </table:table-cell>
          <table:table-cell table:formula="of:=[.C92]/([.H92]-[.H91])" office:value-type="float" office:value="100241.256486857" calcext:value-type="float">
            <text:p>100241.256486857</text:p>
          </table:table-cell>
          <table:table-cell table:formula="of:=[.G92]-[.$B92]" office:value-type="float" office:value="0.238035678863525" calcext:value-type="float">
            <text:p>0.238035678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3584.31847" calcext:value-type="float">
            <text:p>1443143584.31847</text:p>
          </table:table-cell>
          <table:table-cell office:value-type="float" office:value="4376" calcext:value-type="float">
            <text:p>4376</text:p>
          </table:table-cell>
          <table:table-cell table:formula="of:=[.B93]-[.$B$2]" office:value-type="float" office:value="4.31828737258911" calcext:value-type="float">
            <text:p>4.3182873726</text:p>
          </table:table-cell>
          <table:table-cell table:formula="of:=[.C93]/([.D93]-[.D92])" office:value-type="float" office:value="100194.196662427" calcext:value-type="float">
            <text:p>100194.196662427</text:p>
          </table:table-cell>
          <table:table-cell/>
          <table:table-cell office:value-type="float" office:value="1443143584.55651" calcext:value-type="float">
            <text:p>1443143584.55651</text:p>
          </table:table-cell>
          <table:table-cell table:formula="of:=[.G93]-[.$B$2]" office:value-type="float" office:value="4.55633020401001" calcext:value-type="float">
            <text:p>4.556330204</text:p>
          </table:table-cell>
          <table:table-cell table:formula="of:=[.C93]/([.H93]-[.H92])" office:value-type="float" office:value="100177.790838186" calcext:value-type="float">
            <text:p>100177.790838186</text:p>
          </table:table-cell>
          <table:table-cell table:formula="of:=[.G93]-[.$B93]" office:value-type="float" office:value="0.238042831420898" calcext:value-type="float">
            <text:p>0.238042831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3584.36214" calcext:value-type="float">
            <text:p>1443143584.36214</text:p>
          </table:table-cell>
          <table:table-cell office:value-type="float" office:value="4376" calcext:value-type="float">
            <text:p>4376</text:p>
          </table:table-cell>
          <table:table-cell table:formula="of:=[.B94]-[.$B$2]" office:value-type="float" office:value="4.36196208000183" calcext:value-type="float">
            <text:p>4.36196208</text:p>
          </table:table-cell>
          <table:table-cell table:formula="of:=[.C94]/([.D94]-[.D93])" office:value-type="float" office:value="100195.290575102" calcext:value-type="float">
            <text:p>100195.290575102</text:p>
          </table:table-cell>
          <table:table-cell/>
          <table:table-cell office:value-type="float" office:value="1443143584.60017" calcext:value-type="float">
            <text:p>1443143584.60017</text:p>
          </table:table-cell>
          <table:table-cell table:formula="of:=[.G94]-[.$B$2]" office:value-type="float" office:value="4.59999489784241" calcext:value-type="float">
            <text:p>4.5999948978</text:p>
          </table:table-cell>
          <table:table-cell table:formula="of:=[.C94]/([.H94]-[.H93])" office:value-type="float" office:value="100218.268260321" calcext:value-type="float">
            <text:p>100218.268260321</text:p>
          </table:table-cell>
          <table:table-cell table:formula="of:=[.G94]-[.$B94]" office:value-type="float" office:value="0.238032817840576" calcext:value-type="float">
            <text:p>0.238032817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3584.40581" calcext:value-type="float">
            <text:p>1443143584.40581</text:p>
          </table:table-cell>
          <table:table-cell office:value-type="float" office:value="4376" calcext:value-type="float">
            <text:p>4376</text:p>
          </table:table-cell>
          <table:table-cell table:formula="of:=[.B95]-[.$B$2]" office:value-type="float" office:value="4.40563583374023" calcext:value-type="float">
            <text:p>4.4056358337</text:p>
          </table:table-cell>
          <table:table-cell table:formula="of:=[.C95]/([.D95]-[.D94])" office:value-type="float" office:value="100197.478472112" calcext:value-type="float">
            <text:p>100197.478472112</text:p>
          </table:table-cell>
          <table:table-cell/>
          <table:table-cell office:value-type="float" office:value="1443143584.64385" calcext:value-type="float">
            <text:p>1443143584.64385</text:p>
          </table:table-cell>
          <table:table-cell table:formula="of:=[.G95]-[.$B$2]" office:value-type="float" office:value="4.64366722106934" calcext:value-type="float">
            <text:p>4.6436672211</text:p>
          </table:table-cell>
          <table:table-cell table:formula="of:=[.C95]/([.H95]-[.H94])" office:value-type="float" office:value="100200.760496793" calcext:value-type="float">
            <text:p>100200.760496793</text:p>
          </table:table-cell>
          <table:table-cell table:formula="of:=[.G95]-[.$B95]" office:value-type="float" office:value="0.238031387329102" calcext:value-type="float">
            <text:p>0.238031387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3584.44949" calcext:value-type="float">
            <text:p>1443143584.44949</text:p>
          </table:table-cell>
          <table:table-cell office:value-type="float" office:value="4376" calcext:value-type="float">
            <text:p>4376</text:p>
          </table:table-cell>
          <table:table-cell table:formula="of:=[.B96]-[.$B$2]" office:value-type="float" office:value="4.44931197166443" calcext:value-type="float">
            <text:p>4.4493119717</text:p>
          </table:table-cell>
          <table:table-cell table:formula="of:=[.C96]/([.D96]-[.D95])" office:value-type="float" office:value="100192.008908735" calcext:value-type="float">
            <text:p>100192.008908735</text:p>
          </table:table-cell>
          <table:table-cell/>
          <table:table-cell office:value-type="float" office:value="1443143584.68755" calcext:value-type="float">
            <text:p>1443143584.68755</text:p>
          </table:table-cell>
          <table:table-cell table:formula="of:=[.G96]-[.$B$2]" office:value-type="float" office:value="4.68737053871155" calcext:value-type="float">
            <text:p>4.6873705387</text:p>
          </table:table-cell>
          <table:table-cell table:formula="of:=[.C96]/([.H96]-[.H95])" office:value-type="float" office:value="100129.698066065" calcext:value-type="float">
            <text:p>100129.698066065</text:p>
          </table:table-cell>
          <table:table-cell table:formula="of:=[.G96]-[.$B96]" office:value-type="float" office:value="0.238058567047119" calcext:value-type="float">
            <text:p>0.23805856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3584.49317" calcext:value-type="float">
            <text:p>1443143584.49317</text:p>
          </table:table-cell>
          <table:table-cell office:value-type="float" office:value="4376" calcext:value-type="float">
            <text:p>4376</text:p>
          </table:table-cell>
          <table:table-cell table:formula="of:=[.B97]-[.$B$2]" office:value-type="float" office:value="4.49298715591431" calcext:value-type="float">
            <text:p>4.4929871559</text:p>
          </table:table-cell>
          <table:table-cell table:formula="of:=[.C97]/([.D97]-[.D96])" office:value-type="float" office:value="100194.196662427" calcext:value-type="float">
            <text:p>100194.196662427</text:p>
          </table:table-cell>
          <table:table-cell/>
          <table:table-cell office:value-type="float" office:value="1443143584.73116" calcext:value-type="float">
            <text:p>1443143584.73116</text:p>
          </table:table-cell>
          <table:table-cell table:formula="of:=[.G97]-[.$B$2]" office:value-type="float" office:value="4.73098230361939" calcext:value-type="float">
            <text:p>4.7309823036</text:p>
          </table:table-cell>
          <table:table-cell table:formula="of:=[.C97]/([.H97]-[.H96])" office:value-type="float" office:value="100339.897026585" calcext:value-type="float">
            <text:p>100339.897026585</text:p>
          </table:table-cell>
          <table:table-cell table:formula="of:=[.G97]-[.$B97]" office:value-type="float" office:value="0.237995147705078" calcext:value-type="float">
            <text:p>0.237995147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3584.53684" calcext:value-type="float">
            <text:p>1443143584.53684</text:p>
          </table:table-cell>
          <table:table-cell office:value-type="float" office:value="4376" calcext:value-type="float">
            <text:p>4376</text:p>
          </table:table-cell>
          <table:table-cell table:formula="of:=[.B98]-[.$B$2]" office:value-type="float" office:value="4.53666281700134" calcext:value-type="float">
            <text:p>4.536662817</text:p>
          </table:table-cell>
          <table:table-cell table:formula="of:=[.C98]/([.D98]-[.D97])" office:value-type="float" office:value="100193.102773638" calcext:value-type="float">
            <text:p>100193.102773638</text:p>
          </table:table-cell>
          <table:table-cell/>
          <table:table-cell office:value-type="float" office:value="1443143584.81885" calcext:value-type="float">
            <text:p>1443143584.81885</text:p>
          </table:table-cell>
          <table:table-cell table:formula="of:=[.G98]-[.$B$2]" office:value-type="float" office:value="4.8186686038971" calcext:value-type="float">
            <text:p>4.8186686039</text:p>
          </table:table-cell>
          <table:table-cell table:formula="of:=[.C98]/([.H98]-[.H97])" office:value-type="float" office:value="49905.1731700486" calcext:value-type="float">
            <text:p>49905.1731700486</text:p>
          </table:table-cell>
          <table:table-cell table:formula="of:=[.G98]-[.$B98]" office:value-type="float" office:value="0.282005786895752" calcext:value-type="float">
            <text:p>0.282005786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3584.58053" calcext:value-type="float">
            <text:p>1443143584.58053</text:p>
          </table:table-cell>
          <table:table-cell office:value-type="float" office:value="4376" calcext:value-type="float">
            <text:p>4376</text:p>
          </table:table-cell>
          <table:table-cell table:formula="of:=[.B99]-[.$B$2]" office:value-type="float" office:value="4.58034992218018" calcext:value-type="float">
            <text:p>4.5803499222</text:p>
          </table:table-cell>
          <table:table-cell table:formula="of:=[.C99]/([.D99]-[.D98])" office:value-type="float" office:value="100166.856606471" calcext:value-type="float">
            <text:p>100166.856606471</text:p>
          </table:table-cell>
          <table:table-cell/>
          <table:table-cell office:value-type="float" office:value="1443143584.90594" calcext:value-type="float">
            <text:p>1443143584.90594</text:p>
          </table:table-cell>
          <table:table-cell table:formula="of:=[.G99]-[.$B$2]" office:value-type="float" office:value="4.90575933456421" calcext:value-type="float">
            <text:p>4.9057593346</text:p>
          </table:table-cell>
          <table:table-cell table:formula="of:=[.C99]/([.H99]-[.H98])" office:value-type="float" office:value="50246.4494955993" calcext:value-type="float">
            <text:p>50246.4494955993</text:p>
          </table:table-cell>
          <table:table-cell table:formula="of:=[.G99]-[.$B99]" office:value-type="float" office:value="0.325409412384033" calcext:value-type="float">
            <text:p>0.325409412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3584.62425" calcext:value-type="float">
            <text:p>1443143584.62425</text:p>
          </table:table-cell>
          <table:table-cell office:value-type="float" office:value="4376" calcext:value-type="float">
            <text:p>4376</text:p>
          </table:table-cell>
          <table:table-cell table:formula="of:=[.B100]-[.$B$2]" office:value-type="float" office:value="4.62406921386719" calcext:value-type="float">
            <text:p>4.6240692139</text:p>
          </table:table-cell>
          <table:table-cell table:formula="of:=[.C100]/([.D100]-[.D99])" office:value-type="float" office:value="100093.11292891" calcext:value-type="float">
            <text:p>100093.11292891</text:p>
          </table:table-cell>
          <table:table-cell/>
          <table:table-cell office:value-type="float" office:value="1443143584.92047" calcext:value-type="float">
            <text:p>1443143584.92047</text:p>
          </table:table-cell>
          <table:table-cell table:formula="of:=[.G100]-[.$B$2]" office:value-type="float" office:value="4.92029023170471" calcext:value-type="float">
            <text:p>4.9202902317</text:p>
          </table:table-cell>
          <table:table-cell table:formula="of:=[.C100]/([.H100]-[.H99])" office:value-type="float" office:value="301151.398821927" calcext:value-type="float">
            <text:p>301151.398821927</text:p>
          </table:table-cell>
          <table:table-cell table:formula="of:=[.G100]-[.$B100]" office:value-type="float" office:value="0.296221017837524" calcext:value-type="float">
            <text:p>0.296221017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3584.66792" calcext:value-type="float">
            <text:p>1443143584.66792</text:p>
          </table:table-cell>
          <table:table-cell office:value-type="float" office:value="4376" calcext:value-type="float">
            <text:p>4376</text:p>
          </table:table-cell>
          <table:table-cell table:formula="of:=[.B101]-[.$B$2]" office:value-type="float" office:value="4.66774439811707" calcext:value-type="float">
            <text:p>4.6677443981</text:p>
          </table:table-cell>
          <table:table-cell table:formula="of:=[.C101]/([.D101]-[.D100])" office:value-type="float" office:value="100194.196662427" calcext:value-type="float">
            <text:p>100194.196662427</text:p>
          </table:table-cell>
          <table:table-cell/>
          <table:table-cell office:value-type="float" office:value="1443143584.94961" calcext:value-type="float">
            <text:p>1443143584.94961</text:p>
          </table:table-cell>
          <table:table-cell table:formula="of:=[.G101]-[.$B$2]" office:value-type="float" office:value="4.94942975044251" calcext:value-type="float">
            <text:p>4.9494297504</text:p>
          </table:table-cell>
          <table:table-cell table:formula="of:=[.C101]/([.H101]-[.H100])" office:value-type="float" office:value="150174.065652103" calcext:value-type="float">
            <text:p>150174.065652103</text:p>
          </table:table-cell>
          <table:table-cell table:formula="of:=[.G101]-[.$B101]" office:value-type="float" office:value="0.281685352325439" calcext:value-type="float">
            <text:p>0.281685352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3584.7116" calcext:value-type="float">
            <text:p>1443143584.7116</text:p>
          </table:table-cell>
          <table:table-cell office:value-type="float" office:value="4376" calcext:value-type="float">
            <text:p>4376</text:p>
          </table:table-cell>
          <table:table-cell table:formula="of:=[.B102]-[.$B$2]" office:value-type="float" office:value="4.71142029762268" calcext:value-type="float">
            <text:p>4.7114202976</text:p>
          </table:table-cell>
          <table:table-cell table:formula="of:=[.C102]/([.D102]-[.D101])" office:value-type="float" office:value="100192.555838201" calcext:value-type="float">
            <text:p>100192.555838201</text:p>
          </table:table-cell>
          <table:table-cell/>
          <table:table-cell office:value-type="float" office:value="1443143584.99326" calcext:value-type="float">
            <text:p>1443143584.99326</text:p>
          </table:table-cell>
          <table:table-cell table:formula="of:=[.G102]-[.$B$2]" office:value-type="float" office:value="4.99308204650879" calcext:value-type="float">
            <text:p>4.9930820465</text:p>
          </table:table-cell>
          <table:table-cell table:formula="of:=[.C102]/([.H102]-[.H101])" office:value-type="float" office:value="100246.731428634" calcext:value-type="float">
            <text:p>100246.731428634</text:p>
          </table:table-cell>
          <table:table-cell table:formula="of:=[.G102]-[.$B102]" office:value-type="float" office:value="0.281661748886108" calcext:value-type="float">
            <text:p>0.281661748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3584.75527" calcext:value-type="float">
            <text:p>1443143584.75527</text:p>
          </table:table-cell>
          <table:table-cell office:value-type="float" office:value="4376" calcext:value-type="float">
            <text:p>4376</text:p>
          </table:table-cell>
          <table:table-cell table:formula="of:=[.B103]-[.$B$2]" office:value-type="float" office:value="4.75509428977966" calcext:value-type="float">
            <text:p>4.7550942898</text:p>
          </table:table-cell>
          <table:table-cell table:formula="of:=[.C103]/([.D103]-[.D102])" office:value-type="float" office:value="100196.931488902" calcext:value-type="float">
            <text:p>100196.931488902</text:p>
          </table:table-cell>
          <table:table-cell/>
          <table:table-cell office:value-type="float" office:value="1443143585.03706" calcext:value-type="float">
            <text:p>1443143585.03706</text:p>
          </table:table-cell>
          <table:table-cell table:formula="of:=[.G103]-[.$B$2]" office:value-type="float" office:value="5.03687644004822" calcext:value-type="float">
            <text:p>5.03687644</text:p>
          </table:table-cell>
          <table:table-cell table:formula="of:=[.C103]/([.H103]-[.H102])" office:value-type="float" office:value="99921.465884902" calcext:value-type="float">
            <text:p>99921.465884902</text:p>
          </table:table-cell>
          <table:table-cell table:formula="of:=[.G103]-[.$B103]" office:value-type="float" office:value="0.281782150268555" calcext:value-type="float">
            <text:p>0.281782150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3584.79896" calcext:value-type="float">
            <text:p>1443143584.79896</text:p>
          </table:table-cell>
          <table:table-cell office:value-type="float" office:value="4376" calcext:value-type="float">
            <text:p>4376</text:p>
          </table:table-cell>
          <table:table-cell table:formula="of:=[.B104]-[.$B$2]" office:value-type="float" office:value="4.79877853393555" calcext:value-type="float">
            <text:p>4.7987785339</text:p>
          </table:table-cell>
          <table:table-cell table:formula="of:=[.C104]/([.D104]-[.D103])" office:value-type="float" office:value="100173.416859053" calcext:value-type="float">
            <text:p>100173.416859053</text:p>
          </table:table-cell>
          <table:table-cell/>
          <table:table-cell office:value-type="float" office:value="1443143585.05037" calcext:value-type="float">
            <text:p>1443143585.05037</text:p>
          </table:table-cell>
          <table:table-cell table:formula="of:=[.G104]-[.$B$2]" office:value-type="float" office:value="5.05019354820251" calcext:value-type="float">
            <text:p>5.0501935482</text:p>
          </table:table-cell>
          <table:table-cell table:formula="of:=[.C104]/([.H104]-[.H103])" office:value-type="float" office:value="328599.869378402" calcext:value-type="float">
            <text:p>328599.869378402</text:p>
          </table:table-cell>
          <table:table-cell table:formula="of:=[.G104]-[.$B104]" office:value-type="float" office:value="0.251415014266968" calcext:value-type="float">
            <text:p>0.251415014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3584.84263" calcext:value-type="float">
            <text:p>1443143584.84263</text:p>
          </table:table-cell>
          <table:table-cell office:value-type="float" office:value="4376" calcext:value-type="float">
            <text:p>4376</text:p>
          </table:table-cell>
          <table:table-cell table:formula="of:=[.B105]-[.$B$2]" office:value-type="float" office:value="4.84244656562805" calcext:value-type="float">
            <text:p>4.8424465656</text:p>
          </table:table-cell>
          <table:table-cell table:formula="of:=[.C105]/([.D105]-[.D104])" office:value-type="float" office:value="100210.607861015" calcext:value-type="float">
            <text:p>100210.607861015</text:p>
          </table:table-cell>
          <table:table-cell/>
          <table:table-cell office:value-type="float" office:value="1443143585.08064" calcext:value-type="float">
            <text:p>1443143585.08064</text:p>
          </table:table-cell>
          <table:table-cell table:formula="of:=[.G105]-[.$B$2]" office:value-type="float" office:value="5.0804660320282" calcext:value-type="float">
            <text:p>5.080466032</text:p>
          </table:table-cell>
          <table:table-cell table:formula="of:=[.C105]/([.H105]-[.H104])" office:value-type="float" office:value="144553.715023785" calcext:value-type="float">
            <text:p>144553.715023785</text:p>
          </table:table-cell>
          <table:table-cell table:formula="of:=[.G105]-[.$B105]" office:value-type="float" office:value="0.238019466400146" calcext:value-type="float">
            <text:p>0.238019466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3584.88631" calcext:value-type="float">
            <text:p>1443143584.88631</text:p>
          </table:table-cell>
          <table:table-cell office:value-type="float" office:value="4376" calcext:value-type="float">
            <text:p>4376</text:p>
          </table:table-cell>
          <table:table-cell table:formula="of:=[.B106]-[.$B$2]" office:value-type="float" office:value="4.88612794876099" calcext:value-type="float">
            <text:p>4.8861279488</text:p>
          </table:table-cell>
          <table:table-cell table:formula="of:=[.C106]/([.D106]-[.D105])" office:value-type="float" office:value="100179.977970996" calcext:value-type="float">
            <text:p>100179.977970996</text:p>
          </table:table-cell>
          <table:table-cell/>
          <table:table-cell office:value-type="float" office:value="1443143585.12435" calcext:value-type="float">
            <text:p>1443143585.12435</text:p>
          </table:table-cell>
          <table:table-cell table:formula="of:=[.G106]-[.$B$2]" office:value-type="float" office:value="5.12417197227478" calcext:value-type="float">
            <text:p>5.1241719723</text:p>
          </table:table-cell>
          <table:table-cell table:formula="of:=[.C106]/([.H106]-[.H105])" office:value-type="float" office:value="100123.689716119" calcext:value-type="float">
            <text:p>100123.689716119</text:p>
          </table:table-cell>
          <table:table-cell table:formula="of:=[.G106]-[.$B106]" office:value-type="float" office:value="0.238044023513794" calcext:value-type="float">
            <text:p>0.238044023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3584.92998" calcext:value-type="float">
            <text:p>1443143584.92998</text:p>
          </table:table-cell>
          <table:table-cell office:value-type="float" office:value="4376" calcext:value-type="float">
            <text:p>4376</text:p>
          </table:table-cell>
          <table:table-cell table:formula="of:=[.B107]-[.$B$2]" office:value-type="float" office:value="4.92980194091797" calcext:value-type="float">
            <text:p>4.9298019409</text:p>
          </table:table-cell>
          <table:table-cell table:formula="of:=[.C107]/([.D107]-[.D106])" office:value-type="float" office:value="100196.931488902" calcext:value-type="float">
            <text:p>100196.931488902</text:p>
          </table:table-cell>
          <table:table-cell/>
          <table:table-cell office:value-type="float" office:value="1443143585.16794" calcext:value-type="float">
            <text:p>1443143585.16794</text:p>
          </table:table-cell>
          <table:table-cell table:formula="of:=[.G107]-[.$B$2]" office:value-type="float" office:value="5.16775894165039" calcext:value-type="float">
            <text:p>5.1677589417</text:p>
          </table:table-cell>
          <table:table-cell table:formula="of:=[.C107]/([.H107]-[.H106])" office:value-type="float" office:value="100396.977874049" calcext:value-type="float">
            <text:p>100396.977874049</text:p>
          </table:table-cell>
          <table:table-cell table:formula="of:=[.G107]-[.$B107]" office:value-type="float" office:value="0.237957000732422" calcext:value-type="float">
            <text:p>0.237957000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3584.97365" calcext:value-type="float">
            <text:p>1443143584.97365</text:p>
          </table:table-cell>
          <table:table-cell office:value-type="float" office:value="4376" calcext:value-type="float">
            <text:p>4376</text:p>
          </table:table-cell>
          <table:table-cell table:formula="of:=[.B108]-[.$B$2]" office:value-type="float" office:value="4.97347497940064" calcext:value-type="float">
            <text:p>4.9734749794</text:p>
          </table:table-cell>
          <table:table-cell table:formula="of:=[.C108]/([.D108]-[.D107])" office:value-type="float" office:value="100199.119457577" calcext:value-type="float">
            <text:p>100199.119457577</text:p>
          </table:table-cell>
          <table:table-cell/>
          <table:table-cell office:value-type="float" office:value="1443143585.18126" calcext:value-type="float">
            <text:p>1443143585.18126</text:p>
          </table:table-cell>
          <table:table-cell table:formula="of:=[.G108]-[.$B$2]" office:value-type="float" office:value="5.18108248710632" calcext:value-type="float">
            <text:p>5.1810824871</text:p>
          </table:table-cell>
          <table:table-cell table:formula="of:=[.C108]/([.H108]-[.H107])" office:value-type="float" office:value="328441.105595619" calcext:value-type="float">
            <text:p>328441.105595619</text:p>
          </table:table-cell>
          <table:table-cell table:formula="of:=[.G108]-[.$B108]" office:value-type="float" office:value="0.207607507705688" calcext:value-type="float">
            <text:p>0.207607507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3585.01657" calcext:value-type="float">
            <text:p>1443143585.01657</text:p>
          </table:table-cell>
          <table:table-cell office:value-type="float" office:value="4376" calcext:value-type="float">
            <text:p>4376</text:p>
          </table:table-cell>
          <table:table-cell table:formula="of:=[.B109]-[.$B$2]" office:value-type="float" office:value="5.0163893699646" calcext:value-type="float">
            <text:p>5.01638937</text:p>
          </table:table-cell>
          <table:table-cell table:formula="of:=[.C109]/([.D109]-[.D108])" office:value-type="float" office:value="101970.456587924" calcext:value-type="float">
            <text:p>101970.456587924</text:p>
          </table:table-cell>
          <table:table-cell/>
          <table:table-cell office:value-type="float" office:value="1443143585.21095" calcext:value-type="float">
            <text:p>1443143585.21095</text:p>
          </table:table-cell>
          <table:table-cell table:formula="of:=[.G109]-[.$B$2]" office:value-type="float" office:value="5.21077561378479" calcext:value-type="float">
            <text:p>5.2107756138</text:p>
          </table:table-cell>
          <table:table-cell table:formula="of:=[.C109]/([.H109]-[.H108])" office:value-type="float" office:value="147374.17340335" calcext:value-type="float">
            <text:p>147374.17340335</text:p>
          </table:table-cell>
          <table:table-cell table:formula="of:=[.G109]-[.$B109]" office:value-type="float" office:value="0.19438624382019" calcext:value-type="float">
            <text:p>0.194386243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3585.05838" calcext:value-type="float">
            <text:p>1443143585.05838</text:p>
          </table:table-cell>
          <table:table-cell office:value-type="float" office:value="4376" calcext:value-type="float">
            <text:p>4376</text:p>
          </table:table-cell>
          <table:table-cell table:formula="of:=[.B110]-[.$B$2]" office:value-type="float" office:value="5.05820250511169" calcext:value-type="float">
            <text:p>5.0582025051</text:p>
          </table:table-cell>
          <table:table-cell table:formula="of:=[.C110]/([.D110]-[.D109])" office:value-type="float" office:value="104656.108292421" calcext:value-type="float">
            <text:p>104656.108292421</text:p>
          </table:table-cell>
          <table:table-cell/>
          <table:table-cell office:value-type="float" office:value="1443143585.25273" calcext:value-type="float">
            <text:p>1443143585.25273</text:p>
          </table:table-cell>
          <table:table-cell table:formula="of:=[.G110]-[.$B$2]" office:value-type="float" office:value="5.25255084037781" calcext:value-type="float">
            <text:p>5.2525508404</text:p>
          </table:table-cell>
          <table:table-cell table:formula="of:=[.C110]/([.H110]-[.H109])" office:value-type="float" office:value="104751.077537696" calcext:value-type="float">
            <text:p>104751.077537696</text:p>
          </table:table-cell>
          <table:table-cell table:formula="of:=[.G110]-[.$B110]" office:value-type="float" office:value="0.194348335266113" calcext:value-type="float">
            <text:p>0.194348335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3585.10019" calcext:value-type="float">
            <text:p>1443143585.10019</text:p>
          </table:table-cell>
          <table:table-cell office:value-type="float" office:value="4376" calcext:value-type="float">
            <text:p>4376</text:p>
          </table:table-cell>
          <table:table-cell table:formula="of:=[.B111]-[.$B$2]" office:value-type="float" office:value="5.10001182556152" calcext:value-type="float">
            <text:p>5.1000118256</text:p>
          </table:table-cell>
          <table:table-cell table:formula="of:=[.C111]/([.D111]-[.D110])" office:value-type="float" office:value="104665.657152959" calcext:value-type="float">
            <text:p>104665.657152959</text:p>
          </table:table-cell>
          <table:table-cell/>
          <table:table-cell office:value-type="float" office:value="1443143585.2945" calcext:value-type="float">
            <text:p>1443143585.2945</text:p>
          </table:table-cell>
          <table:table-cell table:formula="of:=[.G111]-[.$B$2]" office:value-type="float" office:value="5.29432249069214" calcext:value-type="float">
            <text:p>5.2943224907</text:p>
          </table:table-cell>
          <table:table-cell table:formula="of:=[.C111]/([.H111]-[.H110])" office:value-type="float" office:value="104760.045798303" calcext:value-type="float">
            <text:p>104760.045798303</text:p>
          </table:table-cell>
          <table:table-cell table:formula="of:=[.G111]-[.$B111]" office:value-type="float" office:value="0.194310665130615" calcext:value-type="float">
            <text:p>0.194310665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3585.142" calcext:value-type="float">
            <text:p>1443143585.142</text:p>
          </table:table-cell>
          <table:table-cell office:value-type="float" office:value="4376" calcext:value-type="float">
            <text:p>4376</text:p>
          </table:table-cell>
          <table:table-cell table:formula="of:=[.B112]-[.$B$2]" office:value-type="float" office:value="5.14182090759277" calcext:value-type="float">
            <text:p>5.1418209076</text:p>
          </table:table-cell>
          <table:table-cell table:formula="of:=[.C112]/([.D112]-[.D111])" office:value-type="float" office:value="104666.254014599" calcext:value-type="float">
            <text:p>104666.254014599</text:p>
          </table:table-cell>
          <table:table-cell/>
          <table:table-cell office:value-type="float" office:value="1443143585.33634" calcext:value-type="float">
            <text:p>1443143585.33634</text:p>
          </table:table-cell>
          <table:table-cell table:formula="of:=[.G112]-[.$B$2]" office:value-type="float" office:value="5.33616495132446" calcext:value-type="float">
            <text:p>5.3361649513</text:p>
          </table:table-cell>
          <table:table-cell table:formula="of:=[.C112]/([.H112]-[.H111])" office:value-type="float" office:value="104582.759566952" calcext:value-type="float">
            <text:p>104582.759566952</text:p>
          </table:table-cell>
          <table:table-cell table:formula="of:=[.G112]-[.$B112]" office:value-type="float" office:value="0.194344043731689" calcext:value-type="float">
            <text:p>0.194344043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3585.18381" calcext:value-type="float">
            <text:p>1443143585.18381</text:p>
          </table:table-cell>
          <table:table-cell office:value-type="float" office:value="4376" calcext:value-type="float">
            <text:p>4376</text:p>
          </table:table-cell>
          <table:table-cell table:formula="of:=[.B113]-[.$B$2]" office:value-type="float" office:value="5.18362927436829" calcext:value-type="float">
            <text:p>5.1836292744</text:p>
          </table:table-cell>
          <table:table-cell table:formula="of:=[.C113]/([.D113]-[.D112])" office:value-type="float" office:value="104668.044640362" calcext:value-type="float">
            <text:p>104668.044640362</text:p>
          </table:table-cell>
          <table:table-cell/>
          <table:table-cell office:value-type="float" office:value="1443143585.37817" calcext:value-type="float">
            <text:p>1443143585.37817</text:p>
          </table:table-cell>
          <table:table-cell table:formula="of:=[.G113]-[.$B$2]" office:value-type="float" office:value="5.37799310684204" calcext:value-type="float">
            <text:p>5.3779931068</text:p>
          </table:table-cell>
          <table:table-cell table:formula="of:=[.C113]/([.H113]-[.H112])" office:value-type="float" office:value="104618.526584587" calcext:value-type="float">
            <text:p>104618.526584587</text:p>
          </table:table-cell>
          <table:table-cell table:formula="of:=[.G113]-[.$B113]" office:value-type="float" office:value="0.194363832473755" calcext:value-type="float">
            <text:p>0.194363832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3585.22562" calcext:value-type="float">
            <text:p>1443143585.22562</text:p>
          </table:table-cell>
          <table:table-cell office:value-type="float" office:value="4376" calcext:value-type="float">
            <text:p>4376</text:p>
          </table:table-cell>
          <table:table-cell table:formula="of:=[.B114]-[.$B$2]" office:value-type="float" office:value="5.22543978691101" calcext:value-type="float">
            <text:p>5.2254397869</text:p>
          </table:table-cell>
          <table:table-cell table:formula="of:=[.C114]/([.D114]-[.D113])" office:value-type="float" office:value="104662.672946865" calcext:value-type="float">
            <text:p>104662.672946865</text:p>
          </table:table-cell>
          <table:table-cell/>
          <table:table-cell office:value-type="float" office:value="1443143585.41997" calcext:value-type="float">
            <text:p>1443143585.41997</text:p>
          </table:table-cell>
          <table:table-cell table:formula="of:=[.G114]-[.$B$2]" office:value-type="float" office:value="5.41979050636292" calcext:value-type="float">
            <text:p>5.4197905064</text:p>
          </table:table-cell>
          <table:table-cell table:formula="of:=[.C114]/([.H114]-[.H113])" office:value-type="float" office:value="104695.508576187" calcext:value-type="float">
            <text:p>104695.508576187</text:p>
          </table:table-cell>
          <table:table-cell table:formula="of:=[.G114]-[.$B114]" office:value-type="float" office:value="0.194350719451904" calcext:value-type="float">
            <text:p>0.194350719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3585.26743" calcext:value-type="float">
            <text:p>1443143585.26743</text:p>
          </table:table-cell>
          <table:table-cell office:value-type="float" office:value="4376" calcext:value-type="float">
            <text:p>4376</text:p>
          </table:table-cell>
          <table:table-cell table:formula="of:=[.B115]-[.$B$2]" office:value-type="float" office:value="5.267249584198" calcext:value-type="float">
            <text:p>5.2672495842</text:p>
          </table:table-cell>
          <table:table-cell table:formula="of:=[.C115]/([.D115]-[.D114])" office:value-type="float" office:value="104664.463450101" calcext:value-type="float">
            <text:p>104664.463450101</text:p>
          </table:table-cell>
          <table:table-cell/>
          <table:table-cell office:value-type="float" office:value="1443143585.46176" calcext:value-type="float">
            <text:p>1443143585.46176</text:p>
          </table:table-cell>
          <table:table-cell table:formula="of:=[.G115]-[.$B$2]" office:value-type="float" office:value="5.461585521698" calcext:value-type="float">
            <text:p>5.4615855217</text:p>
          </table:table-cell>
          <table:table-cell table:formula="of:=[.C115]/([.H115]-[.H114])" office:value-type="float" office:value="104701.480904273" calcext:value-type="float">
            <text:p>104701.480904273</text:p>
          </table:table-cell>
          <table:table-cell table:formula="of:=[.G115]-[.$B115]" office:value-type="float" office:value="0.1943359375" calcext:value-type="float">
            <text:p>0.194335937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3585.30924" calcext:value-type="float">
            <text:p>1443143585.30924</text:p>
          </table:table-cell>
          <table:table-cell office:value-type="float" office:value="4376" calcext:value-type="float">
            <text:p>4376</text:p>
          </table:table-cell>
          <table:table-cell table:formula="of:=[.B116]-[.$B$2]" office:value-type="float" office:value="5.30905699729919" calcext:value-type="float">
            <text:p>5.3090569973</text:p>
          </table:table-cell>
          <table:table-cell table:formula="of:=[.C116]/([.D116]-[.D115])" office:value-type="float" office:value="104670.432236688" calcext:value-type="float">
            <text:p>104670.432236688</text:p>
          </table:table-cell>
          <table:table-cell/>
          <table:table-cell office:value-type="float" office:value="1443143585.50359" calcext:value-type="float">
            <text:p>1443143585.50359</text:p>
          </table:table-cell>
          <table:table-cell table:formula="of:=[.G116]-[.$B$2]" office:value-type="float" office:value="5.50341081619263" calcext:value-type="float">
            <text:p>5.5034108162</text:p>
          </table:table-cell>
          <table:table-cell table:formula="of:=[.C116]/([.H116]-[.H115])" office:value-type="float" office:value="104625.682924049" calcext:value-type="float">
            <text:p>104625.682924049</text:p>
          </table:table-cell>
          <table:table-cell table:formula="of:=[.G116]-[.$B116]" office:value-type="float" office:value="0.194353818893433" calcext:value-type="float">
            <text:p>0.194353818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3585.35104" calcext:value-type="float">
            <text:p>1443143585.35104</text:p>
          </table:table-cell>
          <table:table-cell office:value-type="float" office:value="4376" calcext:value-type="float">
            <text:p>4376</text:p>
          </table:table-cell>
          <table:table-cell table:formula="of:=[.B117]-[.$B$2]" office:value-type="float" office:value="5.35086536407471" calcext:value-type="float">
            <text:p>5.3508653641</text:p>
          </table:table-cell>
          <table:table-cell table:formula="of:=[.C117]/([.D117]-[.D116])" office:value-type="float" office:value="104668.044640362" calcext:value-type="float">
            <text:p>104668.044640362</text:p>
          </table:table-cell>
          <table:table-cell/>
          <table:table-cell office:value-type="float" office:value="1443143585.54538" calcext:value-type="float">
            <text:p>1443143585.54538</text:p>
          </table:table-cell>
          <table:table-cell table:formula="of:=[.G117]-[.$B$2]" office:value-type="float" office:value="5.54519939422607" calcext:value-type="float">
            <text:p>5.5451993942</text:p>
          </table:table-cell>
          <table:table-cell table:formula="of:=[.C117]/([.H117]-[.H116])" office:value-type="float" office:value="104717.609594121" calcext:value-type="float">
            <text:p>104717.609594121</text:p>
          </table:table-cell>
          <table:table-cell table:formula="of:=[.G117]-[.$B117]" office:value-type="float" office:value="0.194334030151367" calcext:value-type="float">
            <text:p>0.194334030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3585.39285" calcext:value-type="float">
            <text:p>1443143585.39285</text:p>
          </table:table-cell>
          <table:table-cell office:value-type="float" office:value="4376" calcext:value-type="float">
            <text:p>4376</text:p>
          </table:table-cell>
          <table:table-cell table:formula="of:=[.B118]-[.$B$2]" office:value-type="float" office:value="5.39267230033875" calcext:value-type="float">
            <text:p>5.3926723003</text:p>
          </table:table-cell>
          <table:table-cell table:formula="of:=[.C118]/([.D118]-[.D117])" office:value-type="float" office:value="104671.6260757" calcext:value-type="float">
            <text:p>104671.6260757</text:p>
          </table:table-cell>
          <table:table-cell/>
          <table:table-cell office:value-type="float" office:value="1443143585.58723" calcext:value-type="float">
            <text:p>1443143585.58723</text:p>
          </table:table-cell>
          <table:table-cell table:formula="of:=[.G118]-[.$B$2]" office:value-type="float" office:value="5.58704924583435" calcext:value-type="float">
            <text:p>5.5870492458</text:p>
          </table:table-cell>
          <table:table-cell table:formula="of:=[.C118]/([.H118]-[.H117])" office:value-type="float" office:value="104564.289521509" calcext:value-type="float">
            <text:p>104564.289521509</text:p>
          </table:table-cell>
          <table:table-cell table:formula="of:=[.G118]-[.$B118]" office:value-type="float" office:value="0.194376945495605" calcext:value-type="float">
            <text:p>0.194376945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3585.43466" calcext:value-type="float">
            <text:p>1443143585.43466</text:p>
          </table:table-cell>
          <table:table-cell office:value-type="float" office:value="4376" calcext:value-type="float">
            <text:p>4376</text:p>
          </table:table-cell>
          <table:table-cell table:formula="of:=[.B119]-[.$B$2]" office:value-type="float" office:value="5.43448042869568" calcext:value-type="float">
            <text:p>5.4344804287</text:p>
          </table:table-cell>
          <table:table-cell table:formula="of:=[.C119]/([.D119]-[.D118])" office:value-type="float" office:value="104668.641529232" calcext:value-type="float">
            <text:p>104668.641529232</text:p>
          </table:table-cell>
          <table:table-cell/>
          <table:table-cell office:value-type="float" office:value="1443143585.62903" calcext:value-type="float">
            <text:p>1443143585.62903</text:p>
          </table:table-cell>
          <table:table-cell table:formula="of:=[.G119]-[.$B$2]" office:value-type="float" office:value="5.62884664535522" calcext:value-type="float">
            <text:p>5.6288466454</text:p>
          </table:table-cell>
          <table:table-cell table:formula="of:=[.C119]/([.H119]-[.H118])" office:value-type="float" office:value="104695.508576187" calcext:value-type="float">
            <text:p>104695.508576187</text:p>
          </table:table-cell>
          <table:table-cell table:formula="of:=[.G119]-[.$B119]" office:value-type="float" office:value="0.194366216659546" calcext:value-type="float">
            <text:p>0.194366216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3585.47651" calcext:value-type="float">
            <text:p>1443143585.47651</text:p>
          </table:table-cell>
          <table:table-cell office:value-type="float" office:value="4376" calcext:value-type="float">
            <text:p>4376</text:p>
          </table:table-cell>
          <table:table-cell table:formula="of:=[.B120]-[.$B$2]" office:value-type="float" office:value="5.47632646560669" calcext:value-type="float">
            <text:p>5.4763264656</text:p>
          </table:table-cell>
          <table:table-cell table:formula="of:=[.C120]/([.D120]-[.D119])" office:value-type="float" office:value="104573.821633479" calcext:value-type="float">
            <text:p>104573.821633479</text:p>
          </table:table-cell>
          <table:table-cell/>
          <table:table-cell office:value-type="float" office:value="1443143585.67091" calcext:value-type="float">
            <text:p>1443143585.67091</text:p>
          </table:table-cell>
          <table:table-cell table:formula="of:=[.G120]-[.$B$2]" office:value-type="float" office:value="5.67073249816895" calcext:value-type="float">
            <text:p>5.6707324982</text:p>
          </table:table-cell>
          <table:table-cell table:formula="of:=[.C120]/([.H120]-[.H119])" office:value-type="float" office:value="104474.415728418" calcext:value-type="float">
            <text:p>104474.415728418</text:p>
          </table:table-cell>
          <table:table-cell table:formula="of:=[.G120]-[.$B120]" office:value-type="float" office:value="0.194406032562256" calcext:value-type="float">
            <text:p>0.194406032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3585.51832" calcext:value-type="float">
            <text:p>1443143585.51832</text:p>
          </table:table-cell>
          <table:table-cell office:value-type="float" office:value="4376" calcext:value-type="float">
            <text:p>4376</text:p>
          </table:table-cell>
          <table:table-cell table:formula="of:=[.B121]-[.$B$2]" office:value-type="float" office:value="5.51813721656799" calcext:value-type="float">
            <text:p>5.5181372166</text:p>
          </table:table-cell>
          <table:table-cell table:formula="of:=[.C121]/([.D121]-[.D120])" office:value-type="float" office:value="104662.076126067" calcext:value-type="float">
            <text:p>104662.076126067</text:p>
          </table:table-cell>
          <table:table-cell/>
          <table:table-cell office:value-type="float" office:value="1443143585.71261" calcext:value-type="float">
            <text:p>1443143585.71261</text:p>
          </table:table-cell>
          <table:table-cell table:formula="of:=[.G121]-[.$B$2]" office:value-type="float" office:value="5.71242761611939" calcext:value-type="float">
            <text:p>5.7124276161</text:p>
          </table:table-cell>
          <table:table-cell table:formula="of:=[.C121]/([.H121]-[.H120])" office:value-type="float" office:value="104952.33531181" calcext:value-type="float">
            <text:p>104952.33531181</text:p>
          </table:table-cell>
          <table:table-cell table:formula="of:=[.G121]-[.$B121]" office:value-type="float" office:value="0.194290399551392" calcext:value-type="float">
            <text:p>0.194290399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3585.56017" calcext:value-type="float">
            <text:p>1443143585.56017</text:p>
          </table:table-cell>
          <table:table-cell office:value-type="float" office:value="4376" calcext:value-type="float">
            <text:p>4376</text:p>
          </table:table-cell>
          <table:table-cell table:formula="of:=[.B122]-[.$B$2]" office:value-type="float" office:value="5.55998945236206" calcext:value-type="float">
            <text:p>5.5599894524</text:p>
          </table:table-cell>
          <table:table-cell table:formula="of:=[.C122]/([.D122]-[.D121])" office:value-type="float" office:value="104558.332833925" calcext:value-type="float">
            <text:p>104558.332833925</text:p>
          </table:table-cell>
          <table:table-cell/>
          <table:table-cell office:value-type="float" office:value="1443143585.75447" calcext:value-type="float">
            <text:p>1443143585.75447</text:p>
          </table:table-cell>
          <table:table-cell table:formula="of:=[.G122]-[.$B$2]" office:value-type="float" office:value="5.75429463386536" calcext:value-type="float">
            <text:p>5.7542946339</text:p>
          </table:table-cell>
          <table:table-cell table:formula="of:=[.C122]/([.H122]-[.H121])" office:value-type="float" office:value="104521.416513385" calcext:value-type="float">
            <text:p>104521.416513385</text:p>
          </table:table-cell>
          <table:table-cell table:formula="of:=[.G122]-[.$B122]" office:value-type="float" office:value="0.194305181503296" calcext:value-type="float">
            <text:p>0.194305181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3585.60196" calcext:value-type="float">
            <text:p>1443143585.60196</text:p>
          </table:table-cell>
          <table:table-cell office:value-type="float" office:value="4376" calcext:value-type="float">
            <text:p>4376</text:p>
          </table:table-cell>
          <table:table-cell table:formula="of:=[.B123]-[.$B$2]" office:value-type="float" office:value="5.60178446769714" calcext:value-type="float">
            <text:p>5.6017844677</text:p>
          </table:table-cell>
          <table:table-cell table:formula="of:=[.C123]/([.D123]-[.D122])" office:value-type="float" office:value="104701.480904273" calcext:value-type="float">
            <text:p>104701.480904273</text:p>
          </table:table-cell>
          <table:table-cell/>
          <table:table-cell office:value-type="float" office:value="1443143585.79626" calcext:value-type="float">
            <text:p>1443143585.79626</text:p>
          </table:table-cell>
          <table:table-cell table:formula="of:=[.G123]-[.$B$2]" office:value-type="float" office:value="5.79607605934143" calcext:value-type="float">
            <text:p>5.7960760593</text:p>
          </table:table-cell>
          <table:table-cell table:formula="of:=[.C123]/([.H123]-[.H122])" office:value-type="float" office:value="104735.536189541" calcext:value-type="float">
            <text:p>104735.536189541</text:p>
          </table:table-cell>
          <table:table-cell table:formula="of:=[.G123]-[.$B123]" office:value-type="float" office:value="0.194291591644287" calcext:value-type="float">
            <text:p>0.194291591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3585.64378" calcext:value-type="float">
            <text:p>1443143585.64378</text:p>
          </table:table-cell>
          <table:table-cell office:value-type="float" office:value="4376" calcext:value-type="float">
            <text:p>4376</text:p>
          </table:table-cell>
          <table:table-cell table:formula="of:=[.B124]-[.$B$2]" office:value-type="float" office:value="5.64359736442566" calcext:value-type="float">
            <text:p>5.6435973644</text:p>
          </table:table-cell>
          <table:table-cell table:formula="of:=[.C124]/([.D124]-[.D123])" office:value-type="float" office:value="104656.70504516" calcext:value-type="float">
            <text:p>104656.70504516</text:p>
          </table:table-cell>
          <table:table-cell/>
          <table:table-cell office:value-type="float" office:value="1443143585.83804" calcext:value-type="float">
            <text:p>1443143585.83804</text:p>
          </table:table-cell>
          <table:table-cell table:formula="of:=[.G124]-[.$B$2]" office:value-type="float" office:value="5.83785915374756" calcext:value-type="float">
            <text:p>5.8378591537</text:p>
          </table:table-cell>
          <table:table-cell table:formula="of:=[.C124]/([.H124]-[.H123])" office:value-type="float" office:value="104731.352768315" calcext:value-type="float">
            <text:p>104731.352768315</text:p>
          </table:table-cell>
          <table:table-cell table:formula="of:=[.G124]-[.$B124]" office:value-type="float" office:value="0.194261789321899" calcext:value-type="float">
            <text:p>0.194261789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3585.68558" calcext:value-type="float">
            <text:p>1443143585.68558</text:p>
          </table:table-cell>
          <table:table-cell office:value-type="float" office:value="4376" calcext:value-type="float">
            <text:p>4376</text:p>
          </table:table-cell>
          <table:table-cell table:formula="of:=[.B125]-[.$B$2]" office:value-type="float" office:value="5.68540382385254" calcext:value-type="float">
            <text:p>5.6854038239</text:p>
          </table:table-cell>
          <table:table-cell table:formula="of:=[.C125]/([.D125]-[.D124])" office:value-type="float" office:value="104672.819941944" calcext:value-type="float">
            <text:p>104672.819941944</text:p>
          </table:table-cell>
          <table:table-cell/>
          <table:table-cell office:value-type="float" office:value="1443143585.87984" calcext:value-type="float">
            <text:p>1443143585.87984</text:p>
          </table:table-cell>
          <table:table-cell table:formula="of:=[.G125]-[.$B$2]" office:value-type="float" office:value="5.87966537475586" calcext:value-type="float">
            <text:p>5.8796653748</text:p>
          </table:table-cell>
          <table:table-cell table:formula="of:=[.C125]/([.H125]-[.H124])" office:value-type="float" office:value="104673.41688528" calcext:value-type="float">
            <text:p>104673.41688528</text:p>
          </table:table-cell>
          <table:table-cell table:formula="of:=[.G125]-[.$B125]" office:value-type="float" office:value="0.19426155090332" calcext:value-type="float">
            <text:p>0.194261550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3585.72739" calcext:value-type="float">
            <text:p>1443143585.72739</text:p>
          </table:table-cell>
          <table:table-cell office:value-type="float" office:value="4376" calcext:value-type="float">
            <text:p>4376</text:p>
          </table:table-cell>
          <table:table-cell table:formula="of:=[.B126]-[.$B$2]" office:value-type="float" office:value="5.72721314430237" calcext:value-type="float">
            <text:p>5.7272131443</text:p>
          </table:table-cell>
          <table:table-cell table:formula="of:=[.C126]/([.D126]-[.D125])" office:value-type="float" office:value="104665.657152959" calcext:value-type="float">
            <text:p>104665.657152959</text:p>
          </table:table-cell>
          <table:table-cell/>
          <table:table-cell office:value-type="float" office:value="1443143585.92179" calcext:value-type="float">
            <text:p>1443143585.92179</text:p>
          </table:table-cell>
          <table:table-cell table:formula="of:=[.G126]-[.$B$2]" office:value-type="float" office:value="5.92160725593567" calcext:value-type="float">
            <text:p>5.9216072559</text:p>
          </table:table-cell>
          <table:table-cell table:formula="of:=[.C126]/([.H126]-[.H125])" office:value-type="float" office:value="104334.852822638" calcext:value-type="float">
            <text:p>104334.852822638</text:p>
          </table:table-cell>
          <table:table-cell table:formula="of:=[.G126]-[.$B126]" office:value-type="float" office:value="0.194394111633301" calcext:value-type="float">
            <text:p>0.194394111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3585.7692" calcext:value-type="float">
            <text:p>1443143585.7692</text:p>
          </table:table-cell>
          <table:table-cell office:value-type="float" office:value="4376" calcext:value-type="float">
            <text:p>4376</text:p>
          </table:table-cell>
          <table:table-cell table:formula="of:=[.B127]-[.$B$2]" office:value-type="float" office:value="5.76902055740356" calcext:value-type="float">
            <text:p>5.7690205574</text:p>
          </table:table-cell>
          <table:table-cell table:formula="of:=[.C127]/([.D127]-[.D126])" office:value-type="float" office:value="104670.432236688" calcext:value-type="float">
            <text:p>104670.432236688</text:p>
          </table:table-cell>
          <table:table-cell/>
          <table:table-cell office:value-type="float" office:value="1443143585.96361" calcext:value-type="float">
            <text:p>1443143585.96361</text:p>
          </table:table-cell>
          <table:table-cell table:formula="of:=[.G127]-[.$B$2]" office:value-type="float" office:value="5.96342945098877" calcext:value-type="float">
            <text:p>5.963429451</text:p>
          </table:table-cell>
          <table:table-cell table:formula="of:=[.C127]/([.H127]-[.H126])" office:value-type="float" office:value="104633.43673004" calcext:value-type="float">
            <text:p>104633.43673004</text:p>
          </table:table-cell>
          <table:table-cell table:formula="of:=[.G127]-[.$B127]" office:value-type="float" office:value="0.194408893585205" calcext:value-type="float">
            <text:p>0.194408893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3585.81101" calcext:value-type="float">
            <text:p>1443143585.81101</text:p>
          </table:table-cell>
          <table:table-cell office:value-type="float" office:value="4376" calcext:value-type="float">
            <text:p>4376</text:p>
          </table:table-cell>
          <table:table-cell table:formula="of:=[.B128]-[.$B$2]" office:value-type="float" office:value="5.81083583831787" calcext:value-type="float">
            <text:p>5.8108358383</text:p>
          </table:table-cell>
          <table:table-cell table:formula="of:=[.C128]/([.D128]-[.D127])" office:value-type="float" office:value="104650.737824" calcext:value-type="float">
            <text:p>104650.737824</text:p>
          </table:table-cell>
          <table:table-cell/>
          <table:table-cell office:value-type="float" office:value="1443143586.00532" calcext:value-type="float">
            <text:p>1443143586.00532</text:p>
          </table:table-cell>
          <table:table-cell table:formula="of:=[.G128]-[.$B$2]" office:value-type="float" office:value="6.00514507293701" calcext:value-type="float">
            <text:p>6.0051450729</text:p>
          </table:table-cell>
          <table:table-cell table:formula="of:=[.C128]/([.H128]-[.H127])" office:value-type="float" office:value="104900.74930273" calcext:value-type="float">
            <text:p>104900.74930273</text:p>
          </table:table-cell>
          <table:table-cell table:formula="of:=[.G128]-[.$B128]" office:value-type="float" office:value="0.194309234619141" calcext:value-type="float">
            <text:p>0.194309234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3585.85284" calcext:value-type="float">
            <text:p>1443143585.85284</text:p>
          </table:table-cell>
          <table:table-cell office:value-type="float" office:value="4376" calcext:value-type="float">
            <text:p>4376</text:p>
          </table:table-cell>
          <table:table-cell table:formula="of:=[.B129]-[.$B$2]" office:value-type="float" office:value="5.85266041755676" calcext:value-type="float">
            <text:p>5.8526604176</text:p>
          </table:table-cell>
          <table:table-cell table:formula="of:=[.C129]/([.D129]-[.D128])" office:value-type="float" office:value="104627.472161893" calcext:value-type="float">
            <text:p>104627.472161893</text:p>
          </table:table-cell>
          <table:table-cell/>
          <table:table-cell office:value-type="float" office:value="1443143586.04734" calcext:value-type="float">
            <text:p>1443143586.04734</text:p>
          </table:table-cell>
          <table:table-cell table:formula="of:=[.G129]-[.$B$2]" office:value-type="float" office:value="6.04715633392334" calcext:value-type="float">
            <text:p>6.0471563339</text:p>
          </table:table-cell>
          <table:table-cell table:formula="of:=[.C129]/([.H129]-[.H128])" office:value-type="float" office:value="104162.548261146" calcext:value-type="float">
            <text:p>104162.548261146</text:p>
          </table:table-cell>
          <table:table-cell table:formula="of:=[.G129]-[.$B129]" office:value-type="float" office:value="0.194495916366577" calcext:value-type="float">
            <text:p>0.194495916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3585.89468" calcext:value-type="float">
            <text:p>1443143585.89468</text:p>
          </table:table-cell>
          <table:table-cell office:value-type="float" office:value="4376" calcext:value-type="float">
            <text:p>4376</text:p>
          </table:table-cell>
          <table:table-cell table:formula="of:=[.B130]-[.$B$2]" office:value-type="float" office:value="5.89449620246887" calcext:value-type="float">
            <text:p>5.8944962025</text:p>
          </table:table-cell>
          <table:table-cell table:formula="of:=[.C130]/([.D130]-[.D129])" office:value-type="float" office:value="104599.447797939" calcext:value-type="float">
            <text:p>104599.447797939</text:p>
          </table:table-cell>
          <table:table-cell/>
          <table:table-cell office:value-type="float" office:value="1443143586.08902" calcext:value-type="float">
            <text:p>1443143586.08902</text:p>
          </table:table-cell>
          <table:table-cell table:formula="of:=[.G130]-[.$B$2]" office:value-type="float" office:value="6.08884215354919" calcext:value-type="float">
            <text:p>6.0888421535</text:p>
          </table:table-cell>
          <table:table-cell table:formula="of:=[.C130]/([.H130]-[.H129])" office:value-type="float" office:value="104975.745691849" calcext:value-type="float">
            <text:p>104975.745691849</text:p>
          </table:table-cell>
          <table:table-cell table:formula="of:=[.G130]-[.$B130]" office:value-type="float" office:value="0.194345951080322" calcext:value-type="float">
            <text:p>0.194345951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3585.93649" calcext:value-type="float">
            <text:p>1443143585.93649</text:p>
          </table:table-cell>
          <table:table-cell office:value-type="float" office:value="4376" calcext:value-type="float">
            <text:p>4376</text:p>
          </table:table-cell>
          <table:table-cell table:formula="of:=[.B131]-[.$B$2]" office:value-type="float" office:value="5.93630909919739" calcext:value-type="float">
            <text:p>5.9363090992</text:p>
          </table:table-cell>
          <table:table-cell table:formula="of:=[.C131]/([.D131]-[.D130])" office:value-type="float" office:value="104656.70504516" calcext:value-type="float">
            <text:p>104656.70504516</text:p>
          </table:table-cell>
          <table:table-cell/>
          <table:table-cell office:value-type="float" office:value="1443143586.13091" calcext:value-type="float">
            <text:p>1443143586.13091</text:p>
          </table:table-cell>
          <table:table-cell table:formula="of:=[.G131]-[.$B$2]" office:value-type="float" office:value="6.13072752952576" calcext:value-type="float">
            <text:p>6.1307275295</text:p>
          </table:table-cell>
          <table:table-cell table:formula="of:=[.C131]/([.H131]-[.H130])" office:value-type="float" office:value="104475.605100182" calcext:value-type="float">
            <text:p>104475.605100182</text:p>
          </table:table-cell>
          <table:table-cell table:formula="of:=[.G131]-[.$B131]" office:value-type="float" office:value="0.194418430328369" calcext:value-type="float">
            <text:p>0.194418430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3585.9783" calcext:value-type="float">
            <text:p>1443143585.9783</text:p>
          </table:table-cell>
          <table:table-cell office:value-type="float" office:value="4376" calcext:value-type="float">
            <text:p>4376</text:p>
          </table:table-cell>
          <table:table-cell table:formula="of:=[.B132]-[.$B$2]" office:value-type="float" office:value="5.97811841964722" calcext:value-type="float">
            <text:p>5.9781184196</text:p>
          </table:table-cell>
          <table:table-cell table:formula="of:=[.C132]/([.D132]-[.D131])" office:value-type="float" office:value="104665.657152959" calcext:value-type="float">
            <text:p>104665.657152959</text:p>
          </table:table-cell>
          <table:table-cell/>
          <table:table-cell office:value-type="float" office:value="1443143586.17263" calcext:value-type="float">
            <text:p>1443143586.17263</text:p>
          </table:table-cell>
          <table:table-cell table:formula="of:=[.G132]-[.$B$2]" office:value-type="float" office:value="6.17244839668274" calcext:value-type="float">
            <text:p>6.1724483967</text:p>
          </table:table-cell>
          <table:table-cell table:formula="of:=[.C132]/([.H132]-[.H131])" office:value-type="float" office:value="104887.561026344" calcext:value-type="float">
            <text:p>104887.561026344</text:p>
          </table:table-cell>
          <table:table-cell table:formula="of:=[.G132]-[.$B132]" office:value-type="float" office:value="0.194329977035522" calcext:value-type="float">
            <text:p>0.19432997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3586.0192" calcext:value-type="float">
            <text:p>1443143586.0192</text:p>
          </table:table-cell>
          <table:table-cell office:value-type="float" office:value="4376" calcext:value-type="float">
            <text:p>4376</text:p>
          </table:table-cell>
          <table:table-cell table:formula="of:=[.B133]-[.$B$2]" office:value-type="float" office:value="6.01902055740356" calcext:value-type="float">
            <text:p>6.0190205574</text:p>
          </table:table-cell>
          <table:table-cell table:formula="of:=[.C133]/([.D133]-[.D132])" office:value-type="float" office:value="106987.073049034" calcext:value-type="float">
            <text:p>106987.073049034</text:p>
          </table:table-cell>
          <table:table-cell/>
          <table:table-cell office:value-type="float" office:value="1443143586.21361" calcext:value-type="float">
            <text:p>1443143586.21361</text:p>
          </table:table-cell>
          <table:table-cell table:formula="of:=[.G133]-[.$B$2]" office:value-type="float" office:value="6.21342873573303" calcext:value-type="float">
            <text:p>6.2134287357</text:p>
          </table:table-cell>
          <table:table-cell table:formula="of:=[.C133]/([.H133]-[.H132])" office:value-type="float" office:value="106782.913499802" calcext:value-type="float">
            <text:p>106782.913499802</text:p>
          </table:table-cell>
          <table:table-cell table:formula="of:=[.G133]-[.$B133]" office:value-type="float" office:value="0.194408178329468" calcext:value-type="float">
            <text:p>0.194408178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3586.05911" calcext:value-type="float">
            <text:p>1443143586.05911</text:p>
          </table:table-cell>
          <table:table-cell office:value-type="float" office:value="4376" calcext:value-type="float">
            <text:p>4376</text:p>
          </table:table-cell>
          <table:table-cell table:formula="of:=[.B134]-[.$B$2]" office:value-type="float" office:value="6.0589337348938" calcext:value-type="float">
            <text:p>6.0589337349</text:p>
          </table:table-cell>
          <table:table-cell table:formula="of:=[.C134]/([.D134]-[.D133])" office:value-type="float" office:value="109637.976106279" calcext:value-type="float">
            <text:p>109637.976106279</text:p>
          </table:table-cell>
          <table:table-cell/>
          <table:table-cell office:value-type="float" office:value="1443143586.25349" calcext:value-type="float">
            <text:p>1443143586.25349</text:p>
          </table:table-cell>
          <table:table-cell table:formula="of:=[.G134]-[.$B$2]" office:value-type="float" office:value="6.25331115722656" calcext:value-type="float">
            <text:p>6.2533111572</text:p>
          </table:table-cell>
          <table:table-cell table:formula="of:=[.C134]/([.H134]-[.H133])" office:value-type="float" office:value="109722.525266172" calcext:value-type="float">
            <text:p>109722.525266172</text:p>
          </table:table-cell>
          <table:table-cell table:formula="of:=[.G134]-[.$B134]" office:value-type="float" office:value="0.194377422332764" calcext:value-type="float">
            <text:p>0.194377422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3586.09903" calcext:value-type="float">
            <text:p>1443143586.09903</text:p>
          </table:table-cell>
          <table:table-cell office:value-type="float" office:value="4376" calcext:value-type="float">
            <text:p>4376</text:p>
          </table:table-cell>
          <table:table-cell table:formula="of:=[.B135]-[.$B$2]" office:value-type="float" office:value="6.09884762763977" calcext:value-type="float">
            <text:p>6.0988476276</text:p>
          </table:table-cell>
          <table:table-cell table:formula="of:=[.C135]/([.D135]-[.D134])" office:value-type="float" office:value="109636.011397101" calcext:value-type="float">
            <text:p>109636.011397101</text:p>
          </table:table-cell>
          <table:table-cell/>
          <table:table-cell office:value-type="float" office:value="1443143586.29342" calcext:value-type="float">
            <text:p>1443143586.29342</text:p>
          </table:table-cell>
          <table:table-cell table:formula="of:=[.G135]-[.$B$2]" office:value-type="float" office:value="6.29324126243591" calcext:value-type="float">
            <text:p>6.2932412624</text:p>
          </table:table-cell>
          <table:table-cell table:formula="of:=[.C135]/([.H135]-[.H134])" office:value-type="float" office:value="109591.496868264" calcext:value-type="float">
            <text:p>109591.496868264</text:p>
          </table:table-cell>
          <table:table-cell table:formula="of:=[.G135]-[.$B135]" office:value-type="float" office:value="0.194393634796143" calcext:value-type="float">
            <text:p>0.194393634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3586.13894" calcext:value-type="float">
            <text:p>1443143586.13894</text:p>
          </table:table-cell>
          <table:table-cell office:value-type="float" office:value="4376" calcext:value-type="float">
            <text:p>4376</text:p>
          </table:table-cell>
          <table:table-cell table:formula="of:=[.B136]-[.$B$2]" office:value-type="float" office:value="6.13876104354858" calcext:value-type="float">
            <text:p>6.1387610435</text:p>
          </table:table-cell>
          <table:table-cell table:formula="of:=[.C136]/([.D136]-[.D135])" office:value-type="float" office:value="109637.321195396" calcext:value-type="float">
            <text:p>109637.321195396</text:p>
          </table:table-cell>
          <table:table-cell/>
          <table:table-cell office:value-type="float" office:value="1443143586.33331" calcext:value-type="float">
            <text:p>1443143586.33331</text:p>
          </table:table-cell>
          <table:table-cell table:formula="of:=[.G136]-[.$B$2]" office:value-type="float" office:value="6.33313202857971" calcext:value-type="float">
            <text:p>6.3331320286</text:p>
          </table:table-cell>
          <table:table-cell table:formula="of:=[.C136]/([.H136]-[.H135])" office:value-type="float" office:value="109699.572683697" calcext:value-type="float">
            <text:p>109699.572683697</text:p>
          </table:table-cell>
          <table:table-cell table:formula="of:=[.G136]-[.$B136]" office:value-type="float" office:value="0.194370985031128" calcext:value-type="float">
            <text:p>0.19437098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3586.17886" calcext:value-type="float">
            <text:p>1443143586.17886</text:p>
          </table:table-cell>
          <table:table-cell office:value-type="float" office:value="4376" calcext:value-type="float">
            <text:p>4376</text:p>
          </table:table-cell>
          <table:table-cell table:formula="of:=[.B137]-[.$B$2]" office:value-type="float" office:value="6.17868423461914" calcext:value-type="float">
            <text:p>6.1786842346</text:p>
          </table:table-cell>
          <table:table-cell table:formula="of:=[.C137]/([.D137]-[.D136])" office:value-type="float" office:value="109610.476584055" calcext:value-type="float">
            <text:p>109610.476584055</text:p>
          </table:table-cell>
          <table:table-cell/>
          <table:table-cell office:value-type="float" office:value="1443143586.37324" calcext:value-type="float">
            <text:p>1443143586.37324</text:p>
          </table:table-cell>
          <table:table-cell table:formula="of:=[.G137]-[.$B$2]" office:value-type="float" office:value="6.37305641174316" calcext:value-type="float">
            <text:p>6.3730564117</text:p>
          </table:table-cell>
          <table:table-cell table:formula="of:=[.C137]/([.H137]-[.H136])" office:value-type="float" office:value="109607.203750261" calcext:value-type="float">
            <text:p>109607.203750261</text:p>
          </table:table-cell>
          <table:table-cell table:formula="of:=[.G137]-[.$B137]" office:value-type="float" office:value="0.194372177124023" calcext:value-type="float">
            <text:p>0.194372177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3586.21879" calcext:value-type="float">
            <text:p>1443143586.21879</text:p>
          </table:table-cell>
          <table:table-cell office:value-type="float" office:value="4376" calcext:value-type="float">
            <text:p>4376</text:p>
          </table:table-cell>
          <table:table-cell table:formula="of:=[.B138]-[.$B$2]" office:value-type="float" office:value="6.2186062335968" calcext:value-type="float">
            <text:p>6.2186062336</text:p>
          </table:table-cell>
          <table:table-cell table:formula="of:=[.C138]/([.D138]-[.D137])" office:value-type="float" office:value="109613.749613306" calcext:value-type="float">
            <text:p>109613.749613306</text:p>
          </table:table-cell>
          <table:table-cell/>
          <table:table-cell office:value-type="float" office:value="1443143586.41316" calcext:value-type="float">
            <text:p>1443143586.41316</text:p>
          </table:table-cell>
          <table:table-cell table:formula="of:=[.G138]-[.$B$2]" office:value-type="float" office:value="6.41297841072083" calcext:value-type="float">
            <text:p>6.4129784107</text:p>
          </table:table-cell>
          <table:table-cell table:formula="of:=[.C138]/([.H138]-[.H137])" office:value-type="float" office:value="109613.749613306" calcext:value-type="float">
            <text:p>109613.749613306</text:p>
          </table:table-cell>
          <table:table-cell table:formula="of:=[.G138]-[.$B138]" office:value-type="float" office:value="0.194372177124023" calcext:value-type="float">
            <text:p>0.194372177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3586.25871" calcext:value-type="float">
            <text:p>1443143586.25871</text:p>
          </table:table-cell>
          <table:table-cell office:value-type="float" office:value="4376" calcext:value-type="float">
            <text:p>4376</text:p>
          </table:table-cell>
          <table:table-cell table:formula="of:=[.B139]-[.$B$2]" office:value-type="float" office:value="6.25853061676025" calcext:value-type="float">
            <text:p>6.2585306168</text:p>
          </table:table-cell>
          <table:table-cell table:formula="of:=[.C139]/([.D139]-[.D138])" office:value-type="float" office:value="109607.203750261" calcext:value-type="float">
            <text:p>109607.203750261</text:p>
          </table:table-cell>
          <table:table-cell/>
          <table:table-cell office:value-type="float" office:value="1443143586.45315" calcext:value-type="float">
            <text:p>1443143586.45315</text:p>
          </table:table-cell>
          <table:table-cell table:formula="of:=[.G139]-[.$B$2]" office:value-type="float" office:value="6.45296740531921" calcext:value-type="float">
            <text:p>6.4529674053</text:p>
          </table:table-cell>
          <table:table-cell table:formula="of:=[.C139]/([.H139]-[.H138])" office:value-type="float" office:value="109430.108057189" calcext:value-type="float">
            <text:p>109430.108057189</text:p>
          </table:table-cell>
          <table:table-cell table:formula="of:=[.G139]-[.$B139]" office:value-type="float" office:value="0.19443678855896" calcext:value-type="float">
            <text:p>0.194436788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3586.29862" calcext:value-type="float">
            <text:p>1443143586.29862</text:p>
          </table:table-cell>
          <table:table-cell office:value-type="float" office:value="4376" calcext:value-type="float">
            <text:p>4376</text:p>
          </table:table-cell>
          <table:table-cell table:formula="of:=[.B140]-[.$B$2]" office:value-type="float" office:value="6.29844379425049" calcext:value-type="float">
            <text:p>6.2984437943</text:p>
          </table:table-cell>
          <table:table-cell table:formula="of:=[.C140]/([.D140]-[.D139])" office:value-type="float" office:value="109637.976106279" calcext:value-type="float">
            <text:p>109637.976106279</text:p>
          </table:table-cell>
          <table:table-cell/>
          <table:table-cell office:value-type="float" office:value="1443143586.493" calcext:value-type="float">
            <text:p>1443143586.493</text:p>
          </table:table-cell>
          <table:table-cell table:formula="of:=[.G140]-[.$B$2]" office:value-type="float" office:value="6.4928252696991" calcext:value-type="float">
            <text:p>6.4928252697</text:p>
          </table:table-cell>
          <table:table-cell table:formula="of:=[.C140]/([.H140]-[.H139])" office:value-type="float" office:value="109790.127195291" calcext:value-type="float">
            <text:p>109790.127195291</text:p>
          </table:table-cell>
          <table:table-cell table:formula="of:=[.G140]-[.$B140]" office:value-type="float" office:value="0.194381475448608" calcext:value-type="float">
            <text:p>0.194381475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3586.33853" calcext:value-type="float">
            <text:p>1443143586.33853</text:p>
          </table:table-cell>
          <table:table-cell office:value-type="float" office:value="4376" calcext:value-type="float">
            <text:p>4376</text:p>
          </table:table-cell>
          <table:table-cell table:formula="of:=[.B141]-[.$B$2]" office:value-type="float" office:value="6.33835387229919" calcext:value-type="float">
            <text:p>6.3383538723</text:p>
          </table:table-cell>
          <table:table-cell table:formula="of:=[.C141]/([.D141]-[.D140])" office:value-type="float" office:value="109646.490659817" calcext:value-type="float">
            <text:p>109646.490659817</text:p>
          </table:table-cell>
          <table:table-cell/>
          <table:table-cell office:value-type="float" office:value="1443143586.53287" calcext:value-type="float">
            <text:p>1443143586.53287</text:p>
          </table:table-cell>
          <table:table-cell table:formula="of:=[.G141]-[.$B$2]" office:value-type="float" office:value="6.53268647193909" calcext:value-type="float">
            <text:p>6.5326864719</text:p>
          </table:table-cell>
          <table:table-cell table:formula="of:=[.C141]/([.H141]-[.H140])" office:value-type="float" office:value="109780.933692206" calcext:value-type="float">
            <text:p>109780.933692206</text:p>
          </table:table-cell>
          <table:table-cell table:formula="of:=[.G141]-[.$B141]" office:value-type="float" office:value="0.194332599639893" calcext:value-type="float">
            <text:p>0.194332599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3586.37849" calcext:value-type="float">
            <text:p>1443143586.37849</text:p>
          </table:table-cell>
          <table:table-cell office:value-type="float" office:value="4376" calcext:value-type="float">
            <text:p>4376</text:p>
          </table:table-cell>
          <table:table-cell table:formula="of:=[.B142]-[.$B$2]" office:value-type="float" office:value="6.37830948829651" calcext:value-type="float">
            <text:p>6.3783094883</text:p>
          </table:table-cell>
          <table:table-cell table:formula="of:=[.C142]/([.D142]-[.D141])" office:value-type="float" office:value="109521.525091595" calcext:value-type="float">
            <text:p>109521.525091595</text:p>
          </table:table-cell>
          <table:table-cell/>
          <table:table-cell office:value-type="float" office:value="1443143586.57281" calcext:value-type="float">
            <text:p>1443143586.57281</text:p>
          </table:table-cell>
          <table:table-cell table:formula="of:=[.G142]-[.$B$2]" office:value-type="float" office:value="6.57263565063477" calcext:value-type="float">
            <text:p>6.5726356506</text:p>
          </table:table-cell>
          <table:table-cell table:formula="of:=[.C142]/([.H142]-[.H141])" office:value-type="float" office:value="109539.173091269" calcext:value-type="float">
            <text:p>109539.173091269</text:p>
          </table:table-cell>
          <table:table-cell table:formula="of:=[.G142]-[.$B142]" office:value-type="float" office:value="0.194326162338257" calcext:value-type="float">
            <text:p>0.194326162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3586.4184" calcext:value-type="float">
            <text:p>1443143586.4184</text:p>
          </table:table-cell>
          <table:table-cell office:value-type="float" office:value="4376" calcext:value-type="float">
            <text:p>4376</text:p>
          </table:table-cell>
          <table:table-cell table:formula="of:=[.B143]-[.$B$2]" office:value-type="float" office:value="6.41822266578674" calcext:value-type="float">
            <text:p>6.4182226658</text:p>
          </table:table-cell>
          <table:table-cell table:formula="of:=[.C143]/([.D143]-[.D142])" office:value-type="float" office:value="109637.976106279" calcext:value-type="float">
            <text:p>109637.976106279</text:p>
          </table:table-cell>
          <table:table-cell/>
          <table:table-cell office:value-type="float" office:value="1443143586.61274" calcext:value-type="float">
            <text:p>1443143586.61274</text:p>
          </table:table-cell>
          <table:table-cell table:formula="of:=[.G143]-[.$B$2]" office:value-type="float" office:value="6.61256408691406" calcext:value-type="float">
            <text:p>6.6125640869</text:p>
          </table:table-cell>
          <table:table-cell table:formula="of:=[.C143]/([.H143]-[.H142])" office:value-type="float" office:value="109596.077577147" calcext:value-type="float">
            <text:p>109596.077577147</text:p>
          </table:table-cell>
          <table:table-cell table:formula="of:=[.G143]-[.$B143]" office:value-type="float" office:value="0.194341421127319" calcext:value-type="float">
            <text:p>0.194341421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3586.45831" calcext:value-type="float">
            <text:p>1443143586.45831</text:p>
          </table:table-cell>
          <table:table-cell office:value-type="float" office:value="4376" calcext:value-type="float">
            <text:p>4376</text:p>
          </table:table-cell>
          <table:table-cell table:formula="of:=[.B144]-[.$B$2]" office:value-type="float" office:value="6.45813536643982" calcext:value-type="float">
            <text:p>6.4581353664</text:p>
          </table:table-cell>
          <table:table-cell table:formula="of:=[.C144]/([.D144]-[.D143])" office:value-type="float" office:value="109639.285951519" calcext:value-type="float">
            <text:p>109639.285951519</text:p>
          </table:table-cell>
          <table:table-cell/>
          <table:table-cell office:value-type="float" office:value="1443143586.65268" calcext:value-type="float">
            <text:p>1443143586.65268</text:p>
          </table:table-cell>
          <table:table-cell table:formula="of:=[.G144]-[.$B$2]" office:value-type="float" office:value="6.65249609947205" calcext:value-type="float">
            <text:p>6.6524960995</text:p>
          </table:table-cell>
          <table:table-cell table:formula="of:=[.C144]/([.H144]-[.H143])" office:value-type="float" office:value="109586.262241249" calcext:value-type="float">
            <text:p>109586.262241249</text:p>
          </table:table-cell>
          <table:table-cell table:formula="of:=[.G144]-[.$B144]" office:value-type="float" office:value="0.194360733032227" calcext:value-type="float">
            <text:p>0.19436073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3586.49823" calcext:value-type="float">
            <text:p>1443143586.49823</text:p>
          </table:table-cell>
          <table:table-cell office:value-type="float" office:value="4376" calcext:value-type="float">
            <text:p>4376</text:p>
          </table:table-cell>
          <table:table-cell table:formula="of:=[.B145]-[.$B$2]" office:value-type="float" office:value="6.49804878234863" calcext:value-type="float">
            <text:p>6.4980487823</text:p>
          </table:table-cell>
          <table:table-cell table:formula="of:=[.C145]/([.D145]-[.D144])" office:value-type="float" office:value="109637.321195396" calcext:value-type="float">
            <text:p>109637.321195396</text:p>
          </table:table-cell>
          <table:table-cell/>
          <table:table-cell office:value-type="float" office:value="1443143586.69264" calcext:value-type="float">
            <text:p>1443143586.69264</text:p>
          </table:table-cell>
          <table:table-cell table:formula="of:=[.G145]-[.$B$2]" office:value-type="float" office:value="6.69246363639832" calcext:value-type="float">
            <text:p>6.6924636364</text:p>
          </table:table-cell>
          <table:table-cell table:formula="of:=[.C145]/([.H145]-[.H144])" office:value-type="float" office:value="109488.858622253" calcext:value-type="float">
            <text:p>109488.858622253</text:p>
          </table:table-cell>
          <table:table-cell table:formula="of:=[.G145]-[.$B145]" office:value-type="float" office:value="0.194414854049683" calcext:value-type="float">
            <text:p>0.19441485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3586.53814" calcext:value-type="float">
            <text:p>1443143586.53814</text:p>
          </table:table-cell>
          <table:table-cell office:value-type="float" office:value="4376" calcext:value-type="float">
            <text:p>4376</text:p>
          </table:table-cell>
          <table:table-cell table:formula="of:=[.B146]-[.$B$2]" office:value-type="float" office:value="6.53796219825745" calcext:value-type="float">
            <text:p>6.5379621983</text:p>
          </table:table-cell>
          <table:table-cell table:formula="of:=[.C146]/([.D146]-[.D145])" office:value-type="float" office:value="109637.321195396" calcext:value-type="float">
            <text:p>109637.321195396</text:p>
          </table:table-cell>
          <table:table-cell/>
          <table:table-cell office:value-type="float" office:value="1443143586.73249" calcext:value-type="float">
            <text:p>1443143586.73249</text:p>
          </table:table-cell>
          <table:table-cell table:formula="of:=[.G146]-[.$B$2]" office:value-type="float" office:value="6.73230671882629" calcext:value-type="float">
            <text:p>6.7323067188</text:p>
          </table:table-cell>
          <table:table-cell table:formula="of:=[.C146]/([.H146]-[.H145])" office:value-type="float" office:value="109830.859796307" calcext:value-type="float">
            <text:p>109830.859796307</text:p>
          </table:table-cell>
          <table:table-cell table:formula="of:=[.G146]-[.$B146]" office:value-type="float" office:value="0.194344520568848" calcext:value-type="float">
            <text:p>0.194344520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3586.57805" calcext:value-type="float">
            <text:p>1443143586.57805</text:p>
          </table:table-cell>
          <table:table-cell office:value-type="float" office:value="4376" calcext:value-type="float">
            <text:p>4376</text:p>
          </table:table-cell>
          <table:table-cell table:formula="of:=[.B147]-[.$B$2]" office:value-type="float" office:value="6.5778751373291" calcext:value-type="float">
            <text:p>6.5778751373</text:p>
          </table:table-cell>
          <table:table-cell table:formula="of:=[.C147]/([.D147]-[.D146])" office:value-type="float" office:value="109638.631024987" calcext:value-type="float">
            <text:p>109638.631024987</text:p>
          </table:table-cell>
          <table:table-cell/>
          <table:table-cell office:value-type="float" office:value="1443143586.77251" calcext:value-type="float">
            <text:p>1443143586.77251</text:p>
          </table:table-cell>
          <table:table-cell table:formula="of:=[.G147]-[.$B$2]" office:value-type="float" office:value="6.77233505249023" calcext:value-type="float">
            <text:p>6.7723350525</text:p>
          </table:table-cell>
          <table:table-cell table:formula="of:=[.C147]/([.H147]-[.H146])" office:value-type="float" office:value="109322.56228148" calcext:value-type="float">
            <text:p>109322.56228148</text:p>
          </table:table-cell>
          <table:table-cell table:formula="of:=[.G147]-[.$B147]" office:value-type="float" office:value="0.194459915161133" calcext:value-type="float">
            <text:p>0.194459915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3586.61795" calcext:value-type="float">
            <text:p>1443143586.61795</text:p>
          </table:table-cell>
          <table:table-cell office:value-type="float" office:value="4376" calcext:value-type="float">
            <text:p>4376</text:p>
          </table:table-cell>
          <table:table-cell table:formula="of:=[.B148]-[.$B$2]" office:value-type="float" office:value="6.61777496337891" calcext:value-type="float">
            <text:p>6.6177749634</text:p>
          </table:table-cell>
          <table:table-cell table:formula="of:=[.C148]/([.D148]-[.D147])" office:value-type="float" office:value="109674.663607247" calcext:value-type="float">
            <text:p>109674.663607247</text:p>
          </table:table-cell>
          <table:table-cell/>
          <table:table-cell office:value-type="float" office:value="1443143586.81238" calcext:value-type="float">
            <text:p>1443143586.81238</text:p>
          </table:table-cell>
          <table:table-cell table:formula="of:=[.G148]-[.$B$2]" office:value-type="float" office:value="6.81220269203186" calcext:value-type="float">
            <text:p>6.812202692</text:p>
          </table:table-cell>
          <table:table-cell table:formula="of:=[.C148]/([.H148]-[.H147])" office:value-type="float" office:value="109763.207712135" calcext:value-type="float">
            <text:p>109763.207712135</text:p>
          </table:table-cell>
          <table:table-cell table:formula="of:=[.G148]-[.$B148]" office:value-type="float" office:value="0.194427728652954" calcext:value-type="float">
            <text:p>0.194427728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3586.65786" calcext:value-type="float">
            <text:p>1443143586.65786</text:p>
          </table:table-cell>
          <table:table-cell office:value-type="float" office:value="4376" calcext:value-type="float">
            <text:p>4376</text:p>
          </table:table-cell>
          <table:table-cell table:formula="of:=[.B149]-[.$B$2]" office:value-type="float" office:value="6.65767788887024" calcext:value-type="float">
            <text:p>6.6576778889</text:p>
          </table:table-cell>
          <table:table-cell table:formula="of:=[.C149]/([.D149]-[.D148])" office:value-type="float" office:value="109666.1446778" calcext:value-type="float">
            <text:p>109666.1446778</text:p>
          </table:table-cell>
          <table:table-cell/>
          <table:table-cell office:value-type="float" office:value="1443143586.85219" calcext:value-type="float">
            <text:p>1443143586.85219</text:p>
          </table:table-cell>
          <table:table-cell table:formula="of:=[.G149]-[.$B$2]" office:value-type="float" office:value="6.85201120376587" calcext:value-type="float">
            <text:p>6.8520112038</text:p>
          </table:table-cell>
          <table:table-cell table:formula="of:=[.C149]/([.H149]-[.H148])" office:value-type="float" office:value="109926.23962532" calcext:value-type="float">
            <text:p>109926.23962532</text:p>
          </table:table-cell>
          <table:table-cell table:formula="of:=[.G149]-[.$B149]" office:value-type="float" office:value="0.19433331489563" calcext:value-type="float">
            <text:p>0.194333314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3586.69777" calcext:value-type="float">
            <text:p>1443143586.69777</text:p>
          </table:table-cell>
          <table:table-cell office:value-type="float" office:value="4376" calcext:value-type="float">
            <text:p>4376</text:p>
          </table:table-cell>
          <table:table-cell table:formula="of:=[.B150]-[.$B$2]" office:value-type="float" office:value="6.69759392738342" calcext:value-type="float">
            <text:p>6.6975939274</text:p>
          </table:table-cell>
          <table:table-cell table:formula="of:=[.C150]/([.D150]-[.D149])" office:value-type="float" office:value="109630.117692032" calcext:value-type="float">
            <text:p>109630.117692032</text:p>
          </table:table-cell>
          <table:table-cell/>
          <table:table-cell office:value-type="float" office:value="1443143586.89223" calcext:value-type="float">
            <text:p>1443143586.89223</text:p>
          </table:table-cell>
          <table:table-cell table:formula="of:=[.G150]-[.$B$2]" office:value-type="float" office:value="6.89205408096314" calcext:value-type="float">
            <text:p>6.892054081</text:p>
          </table:table-cell>
          <table:table-cell table:formula="of:=[.C150]/([.H150]-[.H149])" office:value-type="float" office:value="109282.856435172" calcext:value-type="float">
            <text:p>109282.856435172</text:p>
          </table:table-cell>
          <table:table-cell table:formula="of:=[.G150]-[.$B150]" office:value-type="float" office:value="0.194460153579712" calcext:value-type="float">
            <text:p>0.194460153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3586.73773" calcext:value-type="float">
            <text:p>1443143586.73773</text:p>
          </table:table-cell>
          <table:table-cell office:value-type="float" office:value="4376" calcext:value-type="float">
            <text:p>4376</text:p>
          </table:table-cell>
          <table:table-cell table:formula="of:=[.B151]-[.$B$2]" office:value-type="float" office:value="6.73754715919495" calcext:value-type="float">
            <text:p>6.7375471592</text:p>
          </table:table-cell>
          <table:table-cell table:formula="of:=[.C151]/([.D151]-[.D150])" office:value-type="float" office:value="109528.060724686" calcext:value-type="float">
            <text:p>109528.060724686</text:p>
          </table:table-cell>
          <table:table-cell/>
          <table:table-cell office:value-type="float" office:value="1443143586.93214" calcext:value-type="float">
            <text:p>1443143586.93214</text:p>
          </table:table-cell>
          <table:table-cell table:formula="of:=[.G151]-[.$B$2]" office:value-type="float" office:value="6.93196296691895" calcext:value-type="float">
            <text:p>6.9319629669</text:p>
          </table:table-cell>
          <table:table-cell table:formula="of:=[.C151]/([.H151]-[.H150])" office:value-type="float" office:value="109649.765840253" calcext:value-type="float">
            <text:p>109649.765840253</text:p>
          </table:table-cell>
          <table:table-cell table:formula="of:=[.G151]-[.$B151]" office:value-type="float" office:value="0.194415807723999" calcext:value-type="float">
            <text:p>0.194415807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3586.77764" calcext:value-type="float">
            <text:p>1443143586.77764</text:p>
          </table:table-cell>
          <table:table-cell office:value-type="float" office:value="4376" calcext:value-type="float">
            <text:p>4376</text:p>
          </table:table-cell>
          <table:table-cell table:formula="of:=[.B152]-[.$B$2]" office:value-type="float" office:value="6.77746295928955" calcext:value-type="float">
            <text:p>6.7774629593</text:p>
          </table:table-cell>
          <table:table-cell table:formula="of:=[.C152]/([.D152]-[.D151])" office:value-type="float" office:value="109630.772516859" calcext:value-type="float">
            <text:p>109630.772516859</text:p>
          </table:table-cell>
          <table:table-cell/>
          <table:table-cell office:value-type="float" office:value="1443143586.97202" calcext:value-type="float">
            <text:p>1443143586.97202</text:p>
          </table:table-cell>
          <table:table-cell table:formula="of:=[.G152]-[.$B$2]" office:value-type="float" office:value="6.97183966636658" calcext:value-type="float">
            <text:p>6.9718396664</text:p>
          </table:table-cell>
          <table:table-cell table:formula="of:=[.C152]/([.H152]-[.H151])" office:value-type="float" office:value="109738.269731847" calcext:value-type="float">
            <text:p>109738.269731847</text:p>
          </table:table-cell>
          <table:table-cell table:formula="of:=[.G152]-[.$B152]" office:value-type="float" office:value="0.194376707077026" calcext:value-type="float">
            <text:p>0.194376707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3586.81754" calcext:value-type="float">
            <text:p>1443143586.81754</text:p>
          </table:table-cell>
          <table:table-cell office:value-type="float" office:value="4376" calcext:value-type="float">
            <text:p>4376</text:p>
          </table:table-cell>
          <table:table-cell table:formula="of:=[.B153]-[.$B$2]" office:value-type="float" office:value="6.81736397743225" calcext:value-type="float">
            <text:p>6.8173639774</text:p>
          </table:table-cell>
          <table:table-cell table:formula="of:=[.C153]/([.D153]-[.D152])" office:value-type="float" office:value="109671.386939297" calcext:value-type="float">
            <text:p>109671.386939297</text:p>
          </table:table-cell>
          <table:table-cell/>
          <table:table-cell office:value-type="float" office:value="1443143587.01204" calcext:value-type="float">
            <text:p>1443143587.01204</text:p>
          </table:table-cell>
          <table:table-cell table:formula="of:=[.G153]-[.$B$2]" office:value-type="float" office:value="7.01186490058899" calcext:value-type="float">
            <text:p>7.0118649006</text:p>
          </table:table-cell>
          <table:table-cell table:formula="of:=[.C153]/([.H153]-[.H152])" office:value-type="float" office:value="109331.027913127" calcext:value-type="float">
            <text:p>109331.027913127</text:p>
          </table:table-cell>
          <table:table-cell table:formula="of:=[.G153]-[.$B153]" office:value-type="float" office:value="0.194500923156738" calcext:value-type="float">
            <text:p>0.194500923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3586.85746" calcext:value-type="float">
            <text:p>1443143586.85746</text:p>
          </table:table-cell>
          <table:table-cell office:value-type="float" office:value="4376" calcext:value-type="float">
            <text:p>4376</text:p>
          </table:table-cell>
          <table:table-cell table:formula="of:=[.B154]-[.$B$2]" office:value-type="float" office:value="6.85728454589844" calcext:value-type="float">
            <text:p>6.8572845459</text:p>
          </table:table-cell>
          <table:table-cell table:formula="of:=[.C154]/([.D154]-[.D153])" office:value-type="float" office:value="109617.677506435" calcext:value-type="float">
            <text:p>109617.677506435</text:p>
          </table:table-cell>
          <table:table-cell/>
          <table:table-cell office:value-type="float" office:value="1443143590.01845" calcext:value-type="float">
            <text:p>1443143590.01845</text:p>
          </table:table-cell>
          <table:table-cell table:formula="of:=[.G154]-[.$B$2]" office:value-type="float" office:value="10.0182695388794" calcext:value-type="float">
            <text:p>10.0182695389</text:p>
          </table:table-cell>
          <table:table-cell table:formula="of:=[.C154]/([.H154]-[.H153])" office:value-type="float" office:value="1455.55922322167" calcext:value-type="float">
            <text:p>1455.5592232217</text:p>
          </table:table-cell>
          <table:table-cell table:formula="of:=[.G154]-[.$B154]" office:value-type="float" office:value="3.16098499298096" calcext:value-type="float">
            <text:p>3.16098499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3586.89739" calcext:value-type="float">
            <text:p>1443143586.89739</text:p>
          </table:table-cell>
          <table:table-cell office:value-type="float" office:value="4376" calcext:value-type="float">
            <text:p>4376</text:p>
          </table:table-cell>
          <table:table-cell table:formula="of:=[.B155]-[.$B$2]" office:value-type="float" office:value="6.89721512794495" calcext:value-type="float">
            <text:p>6.8972151279</text:p>
          </table:table-cell>
          <table:table-cell table:formula="of:=[.C155]/([.D155]-[.D154])" office:value-type="float" office:value="109590.188164628" calcext:value-type="float">
            <text:p>109590.188164628</text:p>
          </table:table-cell>
          <table:table-cell/>
          <table:table-cell office:value-type="float" office:value="1443143590.99447" calcext:value-type="float">
            <text:p>1443143590.99447</text:p>
          </table:table-cell>
          <table:table-cell table:formula="of:=[.G155]-[.$B$2]" office:value-type="float" office:value="10.9942903518677" calcext:value-type="float">
            <text:p>10.9942903519</text:p>
          </table:table-cell>
          <table:table-cell table:formula="of:=[.C155]/([.H155]-[.H154])" office:value-type="float" office:value="4483.51094747868" calcext:value-type="float">
            <text:p>4483.5109474787</text:p>
          </table:table-cell>
          <table:table-cell table:formula="of:=[.G155]-[.$B155]" office:value-type="float" office:value="4.09707522392273" calcext:value-type="float">
            <text:p>4.097075223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3586.93732" calcext:value-type="float">
            <text:p>1443143586.93732</text:p>
          </table:table-cell>
          <table:table-cell office:value-type="float" office:value="4376" calcext:value-type="float">
            <text:p>4376</text:p>
          </table:table-cell>
          <table:table-cell table:formula="of:=[.B156]-[.$B$2]" office:value-type="float" office:value="6.93713641166687" calcext:value-type="float">
            <text:p>6.9371364117</text:p>
          </table:table-cell>
          <table:table-cell table:formula="of:=[.C156]/([.D156]-[.D155])" office:value-type="float" office:value="109615.713524683" calcext:value-type="float">
            <text:p>109615.713524683</text:p>
          </table:table-cell>
          <table:table-cell/>
          <table:table-cell office:value-type="float" office:value="1443143591.01242" calcext:value-type="float">
            <text:p>1443143591.01242</text:p>
          </table:table-cell>
          <table:table-cell table:formula="of:=[.G156]-[.$B$2]" office:value-type="float" office:value="11.0122439861298" calcext:value-type="float">
            <text:p>11.0122439861</text:p>
          </table:table-cell>
          <table:table-cell table:formula="of:=[.C156]/([.H156]-[.H155])" office:value-type="float" office:value="243738.952020504" calcext:value-type="float">
            <text:p>243738.952020504</text:p>
          </table:table-cell>
          <table:table-cell table:formula="of:=[.G156]-[.$B156]" office:value-type="float" office:value="4.07510757446289" calcext:value-type="float">
            <text:p>4.075107574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3586.97723" calcext:value-type="float">
            <text:p>1443143586.97723</text:p>
          </table:table-cell>
          <table:table-cell office:value-type="float" office:value="4376" calcext:value-type="float">
            <text:p>4376</text:p>
          </table:table-cell>
          <table:table-cell table:formula="of:=[.B157]-[.$B$2]" office:value-type="float" office:value="6.97705245018005" calcext:value-type="float">
            <text:p>6.9770524502</text:p>
          </table:table-cell>
          <table:table-cell table:formula="of:=[.C157]/([.D157]-[.D156])" office:value-type="float" office:value="109630.117692032" calcext:value-type="float">
            <text:p>109630.117692032</text:p>
          </table:table-cell>
          <table:table-cell/>
          <table:table-cell office:value-type="float" office:value="1443143591.0302" calcext:value-type="float">
            <text:p>1443143591.0302</text:p>
          </table:table-cell>
          <table:table-cell table:formula="of:=[.G157]-[.$B$2]" office:value-type="float" office:value="11.0300226211548" calcext:value-type="float">
            <text:p>11.0300226212</text:p>
          </table:table-cell>
          <table:table-cell table:formula="of:=[.C157]/([.H157]-[.H156])" office:value-type="float" office:value="246138.131180517" calcext:value-type="float">
            <text:p>246138.131180517</text:p>
          </table:table-cell>
          <table:table-cell table:formula="of:=[.G157]-[.$B157]" office:value-type="float" office:value="4.05297017097473" calcext:value-type="float">
            <text:p>4.05297017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3600.02353" calcext:value-type="float">
            <text:p>1443143600.02353</text:p>
          </table:table-cell>
          <table:table-cell office:value-type="float" office:value="4376" calcext:value-type="float">
            <text:p>4376</text:p>
          </table:table-cell>
          <table:table-cell table:formula="of:=[.B158]-[.$B$2]" office:value-type="float" office:value="20.0233492851257" calcext:value-type="float">
            <text:p>20.0233492851</text:p>
          </table:table-cell>
          <table:table-cell table:formula="of:=[.C158]/([.D158]-[.D157])" office:value-type="float" office:value="335.420852013614" calcext:value-type="float">
            <text:p>335.4208520136</text:p>
          </table:table-cell>
          <table:table-cell/>
          <table:table-cell office:value-type="float" office:value="1443143600.21813" calcext:value-type="float">
            <text:p>1443143600.21813</text:p>
          </table:table-cell>
          <table:table-cell table:formula="of:=[.G158]-[.$B$2]" office:value-type="float" office:value="20.2179484367371" calcext:value-type="float">
            <text:p>20.2179484367</text:p>
          </table:table-cell>
          <table:table-cell table:formula="of:=[.C158]/([.H158]-[.H157])" office:value-type="float" office:value="476.277245575766" calcext:value-type="float">
            <text:p>476.2772455758</text:p>
          </table:table-cell>
          <table:table-cell table:formula="of:=[.G158]-[.$B158]" office:value-type="float" office:value="0.194599151611328" calcext:value-type="float">
            <text:p>0.194599151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3600.07837" calcext:value-type="float">
            <text:p>1443143600.07837</text:p>
          </table:table-cell>
          <table:table-cell office:value-type="float" office:value="4376" calcext:value-type="float">
            <text:p>4376</text:p>
          </table:table-cell>
          <table:table-cell table:formula="of:=[.B159]-[.$B$2]" office:value-type="float" office:value="20.078192949295" calcext:value-type="float">
            <text:p>20.0781929493</text:p>
          </table:table-cell>
          <table:table-cell table:formula="of:=[.C159]/([.D159]-[.D158])" office:value-type="float" office:value="79790.438262669" calcext:value-type="float">
            <text:p>79790.438262669</text:p>
          </table:table-cell>
          <table:table-cell/>
          <table:table-cell office:value-type="float" office:value="1443143600.27277" calcext:value-type="float">
            <text:p>1443143600.27277</text:p>
          </table:table-cell>
          <table:table-cell table:formula="of:=[.G159]-[.$B$2]" office:value-type="float" office:value="20.272590637207" calcext:value-type="float">
            <text:p>20.2725906372</text:p>
          </table:table-cell>
          <table:table-cell table:formula="of:=[.C159]/([.H159]-[.H158])" office:value-type="float" office:value="80084.6225511157" calcext:value-type="float">
            <text:p>80084.6225511157</text:p>
          </table:table-cell>
          <table:table-cell table:formula="of:=[.G159]-[.$B159]" office:value-type="float" office:value="0.194397687911987" calcext:value-type="float">
            <text:p>0.194397687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3600.13321" calcext:value-type="float">
            <text:p>1443143600.13321</text:p>
          </table:table-cell>
          <table:table-cell office:value-type="float" office:value="4376" calcext:value-type="float">
            <text:p>4376</text:p>
          </table:table-cell>
          <table:table-cell table:formula="of:=[.B160]-[.$B$2]" office:value-type="float" office:value="20.13303399086" calcext:value-type="float">
            <text:p>20.1330339909</text:p>
          </table:table-cell>
          <table:table-cell table:formula="of:=[.C160]/([.D160]-[.D159])" office:value-type="float" office:value="79794.2539953048" calcext:value-type="float">
            <text:p>79794.2539953048</text:p>
          </table:table-cell>
          <table:table-cell/>
          <table:table-cell office:value-type="float" office:value="1443143600.32763" calcext:value-type="float">
            <text:p>1443143600.32763</text:p>
          </table:table-cell>
          <table:table-cell table:formula="of:=[.G160]-[.$B$2]" office:value-type="float" office:value="20.3274502754211" calcext:value-type="float">
            <text:p>20.3274502754</text:p>
          </table:table-cell>
          <table:table-cell table:formula="of:=[.C160]/([.H160]-[.H159])" office:value-type="float" office:value="79767.2048605377" calcext:value-type="float">
            <text:p>79767.2048605377</text:p>
          </table:table-cell>
          <table:table-cell table:formula="of:=[.G160]-[.$B160]" office:value-type="float" office:value="0.194416284561157" calcext:value-type="float">
            <text:p>0.194416284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3600.18806" calcext:value-type="float">
            <text:p>1443143600.18806</text:p>
          </table:table-cell>
          <table:table-cell office:value-type="float" office:value="4376" calcext:value-type="float">
            <text:p>4376</text:p>
          </table:table-cell>
          <table:table-cell table:formula="of:=[.B161]-[.$B$2]" office:value-type="float" office:value="20.1878762245178" calcext:value-type="float">
            <text:p>20.1878762245</text:p>
          </table:table-cell>
          <table:table-cell table:formula="of:=[.C161]/([.D161]-[.D160])" office:value-type="float" office:value="79792.5195261385" calcext:value-type="float">
            <text:p>79792.5195261385</text:p>
          </table:table-cell>
          <table:table-cell/>
          <table:table-cell office:value-type="float" office:value="1443143600.38244" calcext:value-type="float">
            <text:p>1443143600.38244</text:p>
          </table:table-cell>
          <table:table-cell table:formula="of:=[.G161]-[.$B$2]" office:value-type="float" office:value="20.3822572231293" calcext:value-type="float">
            <text:p>20.3822572231</text:p>
          </table:table-cell>
          <table:table-cell table:formula="of:=[.C161]/([.H161]-[.H160])" office:value-type="float" office:value="79843.8917508059" calcext:value-type="float">
            <text:p>79843.8917508059</text:p>
          </table:table-cell>
          <table:table-cell table:formula="of:=[.G161]-[.$B161]" office:value-type="float" office:value="0.19438099861145" calcext:value-type="float">
            <text:p>0.194380998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3600.2429" calcext:value-type="float">
            <text:p>1443143600.2429</text:p>
          </table:table-cell>
          <table:table-cell office:value-type="float" office:value="4376" calcext:value-type="float">
            <text:p>4376</text:p>
          </table:table-cell>
          <table:table-cell table:formula="of:=[.B162]-[.$B$2]" office:value-type="float" office:value="20.2427232265472" calcext:value-type="float">
            <text:p>20.2427232265</text:p>
          </table:table-cell>
          <table:table-cell table:formula="of:=[.C162]/([.D162]-[.D161])" office:value-type="float" office:value="79785.5824034428" calcext:value-type="float">
            <text:p>79785.5824034428</text:p>
          </table:table-cell>
          <table:table-cell/>
          <table:table-cell office:value-type="float" office:value="1443143600.43734" calcext:value-type="float">
            <text:p>1443143600.43734</text:p>
          </table:table-cell>
          <table:table-cell table:formula="of:=[.G162]-[.$B$2]" office:value-type="float" office:value="20.4371571540833" calcext:value-type="float">
            <text:p>20.4371571541</text:p>
          </table:table-cell>
          <table:table-cell table:formula="of:=[.C162]/([.H162]-[.H161])" office:value-type="float" office:value="79708.6612671377" calcext:value-type="float">
            <text:p>79708.6612671377</text:p>
          </table:table-cell>
          <table:table-cell table:formula="of:=[.G162]-[.$B162]" office:value-type="float" office:value="0.194433927536011" calcext:value-type="float">
            <text:p>0.194433927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3600.29776" calcext:value-type="float">
            <text:p>1443143600.29776</text:p>
          </table:table-cell>
          <table:table-cell office:value-type="float" office:value="4376" calcext:value-type="float">
            <text:p>4376</text:p>
          </table:table-cell>
          <table:table-cell table:formula="of:=[.B163]-[.$B$2]" office:value-type="float" office:value="20.2975769042969" calcext:value-type="float">
            <text:p>20.2975769043</text:p>
          </table:table-cell>
          <table:table-cell table:formula="of:=[.C163]/([.D163]-[.D162])" office:value-type="float" office:value="79775.8724578721" calcext:value-type="float">
            <text:p>79775.8724578721</text:p>
          </table:table-cell>
          <table:table-cell/>
          <table:table-cell office:value-type="float" office:value="1443143600.49217" calcext:value-type="float">
            <text:p>1443143600.49217</text:p>
          </table:table-cell>
          <table:table-cell table:formula="of:=[.G163]-[.$B$2]" office:value-type="float" office:value="20.4919910430908" calcext:value-type="float">
            <text:p>20.4919910431</text:p>
          </table:table-cell>
          <table:table-cell table:formula="of:=[.C163]/([.H163]-[.H162])" office:value-type="float" office:value="79804.6623940171" calcext:value-type="float">
            <text:p>79804.6623940171</text:p>
          </table:table-cell>
          <table:table-cell table:formula="of:=[.G163]-[.$B163]" office:value-type="float" office:value="0.194414138793945" calcext:value-type="float">
            <text:p>0.194414138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3600.3526" calcext:value-type="float">
            <text:p>1443143600.3526</text:p>
          </table:table-cell>
          <table:table-cell office:value-type="float" office:value="4376" calcext:value-type="float">
            <text:p>4376</text:p>
          </table:table-cell>
          <table:table-cell table:formula="of:=[.B164]-[.$B$2]" office:value-type="float" office:value="20.3524215221405" calcext:value-type="float">
            <text:p>20.3524215221</text:p>
          </table:table-cell>
          <table:table-cell table:formula="of:=[.C164]/([.D164]-[.D163])" office:value-type="float" office:value="79789.0508140066" calcext:value-type="float">
            <text:p>79789.0508140066</text:p>
          </table:table-cell>
          <table:table-cell/>
          <table:table-cell office:value-type="float" office:value="1443143600.54701" calcext:value-type="float">
            <text:p>1443143600.54701</text:p>
          </table:table-cell>
          <table:table-cell table:formula="of:=[.G164]-[.$B$2]" office:value-type="float" office:value="20.5468325614929" calcext:value-type="float">
            <text:p>20.5468325615</text:p>
          </table:table-cell>
          <table:table-cell table:formula="of:=[.C164]/([.H164]-[.H163])" office:value-type="float" office:value="79793.5601985897" calcext:value-type="float">
            <text:p>79793.5601985897</text:p>
          </table:table-cell>
          <table:table-cell table:formula="of:=[.G164]-[.$B164]" office:value-type="float" office:value="0.194411039352417" calcext:value-type="float">
            <text:p>0.194411039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3600.40744" calcext:value-type="float">
            <text:p>1443143600.40744</text:p>
          </table:table-cell>
          <table:table-cell office:value-type="float" office:value="4376" calcext:value-type="float">
            <text:p>4376</text:p>
          </table:table-cell>
          <table:table-cell table:formula="of:=[.B165]-[.$B$2]" office:value-type="float" office:value="20.4072568416595" calcext:value-type="float">
            <text:p>20.4072568417</text:p>
          </table:table-cell>
          <table:table-cell table:formula="of:=[.C165]/([.D165]-[.D164])" office:value-type="float" office:value="79802.5804970521" calcext:value-type="float">
            <text:p>79802.5804970521</text:p>
          </table:table-cell>
          <table:table-cell/>
          <table:table-cell office:value-type="float" office:value="1443143600.6018" calcext:value-type="float">
            <text:p>1443143600.6018</text:p>
          </table:table-cell>
          <table:table-cell table:formula="of:=[.G165]-[.$B$2]" office:value-type="float" office:value="20.6016230583191" calcext:value-type="float">
            <text:p>20.6016230583</text:p>
          </table:table-cell>
          <table:table-cell table:formula="of:=[.C165]/([.H165]-[.H164])" office:value-type="float" office:value="79867.8649307248" calcext:value-type="float">
            <text:p>79867.8649307248</text:p>
          </table:table-cell>
          <table:table-cell table:formula="of:=[.G165]-[.$B165]" office:value-type="float" office:value="0.194366216659546" calcext:value-type="float">
            <text:p>0.194366216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3600.46227" calcext:value-type="float">
            <text:p>1443143600.46227</text:p>
          </table:table-cell>
          <table:table-cell office:value-type="float" office:value="4376" calcext:value-type="float">
            <text:p>4376</text:p>
          </table:table-cell>
          <table:table-cell table:formula="of:=[.B166]-[.$B$2]" office:value-type="float" office:value="20.4620926380157" calcext:value-type="float">
            <text:p>20.462092638</text:p>
          </table:table-cell>
          <table:table-cell table:formula="of:=[.C166]/([.D166]-[.D165])" office:value-type="float" office:value="79801.8865555353" calcext:value-type="float">
            <text:p>79801.8865555353</text:p>
          </table:table-cell>
          <table:table-cell/>
          <table:table-cell office:value-type="float" office:value="1443143600.6566" calcext:value-type="float">
            <text:p>1443143600.6566</text:p>
          </table:table-cell>
          <table:table-cell table:formula="of:=[.G166]-[.$B$2]" office:value-type="float" office:value="20.6564166545868" calcext:value-type="float">
            <text:p>20.6564166546</text:p>
          </table:table-cell>
          <table:table-cell table:formula="of:=[.C166]/([.H166]-[.H165])" office:value-type="float" office:value="79863.3471440817" calcext:value-type="float">
            <text:p>79863.3471440817</text:p>
          </table:table-cell>
          <table:table-cell table:formula="of:=[.G166]-[.$B166]" office:value-type="float" office:value="0.194324016571045" calcext:value-type="float">
            <text:p>0.194324016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3600.51711" calcext:value-type="float">
            <text:p>1443143600.51711</text:p>
          </table:table-cell>
          <table:table-cell office:value-type="float" office:value="4376" calcext:value-type="float">
            <text:p>4376</text:p>
          </table:table-cell>
          <table:table-cell table:formula="of:=[.B167]-[.$B$2]" office:value-type="float" office:value="20.5169274806976" calcext:value-type="float">
            <text:p>20.5169274807</text:p>
          </table:table-cell>
          <table:table-cell table:formula="of:=[.C167]/([.D167]-[.D166])" office:value-type="float" office:value="79803.2744506378" calcext:value-type="float">
            <text:p>79803.2744506378</text:p>
          </table:table-cell>
          <table:table-cell/>
          <table:table-cell office:value-type="float" office:value="1443143600.71143" calcext:value-type="float">
            <text:p>1443143600.71143</text:p>
          </table:table-cell>
          <table:table-cell table:formula="of:=[.G167]-[.$B$2]" office:value-type="float" office:value="20.7112557888031" calcext:value-type="float">
            <text:p>20.7112557888</text:p>
          </table:table-cell>
          <table:table-cell table:formula="of:=[.C167]/([.H167]-[.H166])" office:value-type="float" office:value="79797.029302819" calcext:value-type="float">
            <text:p>79797.029302819</text:p>
          </table:table-cell>
          <table:table-cell table:formula="of:=[.G167]-[.$B167]" office:value-type="float" office:value="0.194328308105469" calcext:value-type="float">
            <text:p>0.194328308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3600.57194" calcext:value-type="float">
            <text:p>1443143600.57194</text:p>
          </table:table-cell>
          <table:table-cell office:value-type="float" office:value="4376" calcext:value-type="float">
            <text:p>4376</text:p>
          </table:table-cell>
          <table:table-cell table:formula="of:=[.B168]-[.$B$2]" office:value-type="float" office:value="20.5717589855194" calcext:value-type="float">
            <text:p>20.5717589855</text:p>
          </table:table-cell>
          <table:table-cell table:formula="of:=[.C168]/([.D168]-[.D167])" office:value-type="float" office:value="79808.1324636925" calcext:value-type="float">
            <text:p>79808.1324636925</text:p>
          </table:table-cell>
          <table:table-cell/>
          <table:table-cell office:value-type="float" office:value="1443143600.76629" calcext:value-type="float">
            <text:p>1443143600.76629</text:p>
          </table:table-cell>
          <table:table-cell table:formula="of:=[.G168]-[.$B$2]" office:value-type="float" office:value="20.7661082744598" calcext:value-type="float">
            <text:p>20.7661082745</text:p>
          </table:table-cell>
          <table:table-cell table:formula="of:=[.C168]/([.H168]-[.H167])" office:value-type="float" office:value="79777.6062033833" calcext:value-type="float">
            <text:p>79777.6062033833</text:p>
          </table:table-cell>
          <table:table-cell table:formula="of:=[.G168]-[.$B168]" office:value-type="float" office:value="0.19434928894043" calcext:value-type="float">
            <text:p>0.194349288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3600.62677" calcext:value-type="float">
            <text:p>1443143600.62677</text:p>
          </table:table-cell>
          <table:table-cell office:value-type="float" office:value="4376" calcext:value-type="float">
            <text:p>4376</text:p>
          </table:table-cell>
          <table:table-cell table:formula="of:=[.B169]-[.$B$2]" office:value-type="float" office:value="20.6265907287598" calcext:value-type="float">
            <text:p>20.6265907288</text:p>
          </table:table-cell>
          <table:table-cell table:formula="of:=[.C169]/([.D169]-[.D168])" office:value-type="float" office:value="79807.7854431453" calcext:value-type="float">
            <text:p>79807.7854431453</text:p>
          </table:table-cell>
          <table:table-cell/>
          <table:table-cell office:value-type="float" office:value="1443143600.82119" calcext:value-type="float">
            <text:p>1443143600.82119</text:p>
          </table:table-cell>
          <table:table-cell table:formula="of:=[.G169]-[.$B$2]" office:value-type="float" office:value="20.8210136890411" calcext:value-type="float">
            <text:p>20.821013689</text:p>
          </table:table-cell>
          <table:table-cell table:formula="of:=[.C169]/([.H169]-[.H168])" office:value-type="float" office:value="79700.7004385775" calcext:value-type="float">
            <text:p>79700.7004385775</text:p>
          </table:table-cell>
          <table:table-cell table:formula="of:=[.G169]-[.$B169]" office:value-type="float" office:value="0.194422960281372" calcext:value-type="float">
            <text:p>0.194422960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3600.68161" calcext:value-type="float">
            <text:p>1443143600.68161</text:p>
          </table:table-cell>
          <table:table-cell office:value-type="float" office:value="4376" calcext:value-type="float">
            <text:p>4376</text:p>
          </table:table-cell>
          <table:table-cell table:formula="of:=[.B170]-[.$B$2]" office:value-type="float" office:value="20.6814274787903" calcext:value-type="float">
            <text:p>20.6814274788</text:p>
          </table:table-cell>
          <table:table-cell table:formula="of:=[.C170]/([.D170]-[.D169])" office:value-type="float" office:value="79800.4987087069" calcext:value-type="float">
            <text:p>79800.4987087069</text:p>
          </table:table-cell>
          <table:table-cell/>
          <table:table-cell office:value-type="float" office:value="1443143600.87588" calcext:value-type="float">
            <text:p>1443143600.87588</text:p>
          </table:table-cell>
          <table:table-cell table:formula="of:=[.G170]-[.$B$2]" office:value-type="float" office:value="20.8757028579712" calcext:value-type="float">
            <text:p>20.875702858</text:p>
          </table:table-cell>
          <table:table-cell table:formula="of:=[.C170]/([.H170]-[.H169])" office:value-type="float" office:value="80015.8438245206" calcext:value-type="float">
            <text:p>80015.8438245206</text:p>
          </table:table-cell>
          <table:table-cell table:formula="of:=[.G170]-[.$B170]" office:value-type="float" office:value="0.194275379180908" calcext:value-type="float">
            <text:p>0.194275379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3600.73644" calcext:value-type="float">
            <text:p>1443143600.73644</text:p>
          </table:table-cell>
          <table:table-cell office:value-type="float" office:value="4376" calcext:value-type="float">
            <text:p>4376</text:p>
          </table:table-cell>
          <table:table-cell table:formula="of:=[.B171]-[.$B$2]" office:value-type="float" office:value="20.7362582683563" calcext:value-type="float">
            <text:p>20.7362582684</text:p>
          </table:table-cell>
          <table:table-cell table:formula="of:=[.C171]/([.D171]-[.D170])" office:value-type="float" office:value="79809.1735434413" calcext:value-type="float">
            <text:p>79809.1735434413</text:p>
          </table:table-cell>
          <table:table-cell/>
          <table:table-cell office:value-type="float" office:value="1443143600.93077" calcext:value-type="float">
            <text:p>1443143600.93077</text:p>
          </table:table-cell>
          <table:table-cell table:formula="of:=[.G171]-[.$B$2]" office:value-type="float" office:value="20.9305956363678" calcext:value-type="float">
            <text:p>20.9305956364</text:p>
          </table:table-cell>
          <table:table-cell table:formula="of:=[.C171]/([.H171]-[.H170])" office:value-type="float" office:value="79719.0473468643" calcext:value-type="float">
            <text:p>79719.0473468643</text:p>
          </table:table-cell>
          <table:table-cell table:formula="of:=[.G171]-[.$B171]" office:value-type="float" office:value="0.194337368011475" calcext:value-type="float">
            <text:p>0.19433736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3600.79127" calcext:value-type="float">
            <text:p>1443143600.79127</text:p>
          </table:table-cell>
          <table:table-cell office:value-type="float" office:value="4376" calcext:value-type="float">
            <text:p>4376</text:p>
          </table:table-cell>
          <table:table-cell table:formula="of:=[.B172]-[.$B$2]" office:value-type="float" office:value="20.7910888195038" calcext:value-type="float">
            <text:p>20.7910888195</text:p>
          </table:table-cell>
          <table:table-cell table:formula="of:=[.C172]/([.D172]-[.D171])" office:value-type="float" office:value="79809.5205760601" calcext:value-type="float">
            <text:p>79809.5205760601</text:p>
          </table:table-cell>
          <table:table-cell/>
          <table:table-cell office:value-type="float" office:value="1443143600.98554" calcext:value-type="float">
            <text:p>1443143600.98554</text:p>
          </table:table-cell>
          <table:table-cell table:formula="of:=[.G172]-[.$B$2]" office:value-type="float" office:value="20.9853618144989" calcext:value-type="float">
            <text:p>20.9853618145</text:p>
          </table:table-cell>
          <table:table-cell table:formula="of:=[.C172]/([.H172]-[.H171])" office:value-type="float" office:value="79903.3299260794" calcext:value-type="float">
            <text:p>79903.3299260794</text:p>
          </table:table-cell>
          <table:table-cell table:formula="of:=[.G172]-[.$B172]" office:value-type="float" office:value="0.194272994995117" calcext:value-type="float">
            <text:p>0.19427299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3600.84613" calcext:value-type="float">
            <text:p>1443143600.84613</text:p>
          </table:table-cell>
          <table:table-cell office:value-type="float" office:value="4376" calcext:value-type="float">
            <text:p>4376</text:p>
          </table:table-cell>
          <table:table-cell table:formula="of:=[.B173]-[.$B$2]" office:value-type="float" office:value="20.8459529876709" calcext:value-type="float">
            <text:p>20.8459529877</text:p>
          </table:table-cell>
          <table:table-cell table:formula="of:=[.C173]/([.D173]-[.D172])" office:value-type="float" office:value="79760.6187461161" calcext:value-type="float">
            <text:p>79760.6187461161</text:p>
          </table:table-cell>
          <table:table-cell/>
          <table:table-cell office:value-type="float" office:value="1443143601.0405" calcext:value-type="float">
            <text:p>1443143601.0405</text:p>
          </table:table-cell>
          <table:table-cell table:formula="of:=[.G173]-[.$B$2]" office:value-type="float" office:value="21.0403203964233" calcext:value-type="float">
            <text:p>21.0403203964</text:p>
          </table:table-cell>
          <table:table-cell table:formula="of:=[.C173]/([.H173]-[.H172])" office:value-type="float" office:value="79623.5973849631" calcext:value-type="float">
            <text:p>79623.5973849631</text:p>
          </table:table-cell>
          <table:table-cell table:formula="of:=[.G173]-[.$B173]" office:value-type="float" office:value="0.194367408752441" calcext:value-type="float">
            <text:p>0.194367408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3600.90098" calcext:value-type="float">
            <text:p>1443143600.90098</text:p>
          </table:table-cell>
          <table:table-cell office:value-type="float" office:value="4376" calcext:value-type="float">
            <text:p>4376</text:p>
          </table:table-cell>
          <table:table-cell table:formula="of:=[.B174]-[.$B$2]" office:value-type="float" office:value="20.9007997512817" calcext:value-type="float">
            <text:p>20.9007997513</text:p>
          </table:table-cell>
          <table:table-cell table:formula="of:=[.C174]/([.D174]-[.D173])" office:value-type="float" office:value="79785.9292309297" calcext:value-type="float">
            <text:p>79785.9292309297</text:p>
          </table:table-cell>
          <table:table-cell/>
          <table:table-cell office:value-type="float" office:value="1443143601.09528" calcext:value-type="float">
            <text:p>1443143601.09528</text:p>
          </table:table-cell>
          <table:table-cell table:formula="of:=[.G174]-[.$B$2]" office:value-type="float" office:value="21.0951054096222" calcext:value-type="float">
            <text:p>21.0951054096</text:p>
          </table:table-cell>
          <table:table-cell table:formula="of:=[.C174]/([.H174]-[.H173])" office:value-type="float" office:value="79875.8591901125" calcext:value-type="float">
            <text:p>79875.8591901125</text:p>
          </table:table-cell>
          <table:table-cell table:formula="of:=[.G174]-[.$B174]" office:value-type="float" office:value="0.194305658340454" calcext:value-type="float">
            <text:p>0.194305658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3600.95579" calcext:value-type="float">
            <text:p>1443143600.95579</text:p>
          </table:table-cell>
          <table:table-cell office:value-type="float" office:value="4376" calcext:value-type="float">
            <text:p>4376</text:p>
          </table:table-cell>
          <table:table-cell table:formula="of:=[.B175]-[.$B$2]" office:value-type="float" office:value="20.9556133747101" calcext:value-type="float">
            <text:p>20.9556133747</text:p>
          </table:table-cell>
          <table:table-cell table:formula="of:=[.C175]/([.D175]-[.D174])" office:value-type="float" office:value="79834.16760836" calcext:value-type="float">
            <text:p>79834.16760836</text:p>
          </table:table-cell>
          <table:table-cell/>
          <table:table-cell office:value-type="float" office:value="1443143601.1502" calcext:value-type="float">
            <text:p>1443143601.1502</text:p>
          </table:table-cell>
          <table:table-cell table:formula="of:=[.G175]-[.$B$2]" office:value-type="float" office:value="21.1500222682953" calcext:value-type="float">
            <text:p>21.1500222683</text:p>
          </table:table-cell>
          <table:table-cell table:formula="of:=[.C175]/([.H175]-[.H174])" office:value-type="float" office:value="79684.091656609" calcext:value-type="float">
            <text:p>79684.091656609</text:p>
          </table:table-cell>
          <table:table-cell table:formula="of:=[.G175]-[.$B175]" office:value-type="float" office:value="0.194408893585205" calcext:value-type="float">
            <text:p>0.194408893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3601.00997" calcext:value-type="float">
            <text:p>1443143601.00997</text:p>
          </table:table-cell>
          <table:table-cell office:value-type="float" office:value="4376" calcext:value-type="float">
            <text:p>4376</text:p>
          </table:table-cell>
          <table:table-cell table:formula="of:=[.B176]-[.$B$2]" office:value-type="float" office:value="21.0097930431366" calcext:value-type="float">
            <text:p>21.0097930431</text:p>
          </table:table-cell>
          <table:table-cell table:formula="of:=[.C176]/([.D176]-[.D175])" office:value-type="float" office:value="80768.3052903021" calcext:value-type="float">
            <text:p>80768.3052903021</text:p>
          </table:table-cell>
          <table:table-cell/>
          <table:table-cell office:value-type="float" office:value="1443143601.20431" calcext:value-type="float">
            <text:p>1443143601.20431</text:p>
          </table:table-cell>
          <table:table-cell table:formula="of:=[.G176]-[.$B$2]" office:value-type="float" office:value="21.2041304111481" calcext:value-type="float">
            <text:p>21.2041304111</text:p>
          </table:table-cell>
          <table:table-cell table:formula="of:=[.C176]/([.H176]-[.H175])" office:value-type="float" office:value="80875.0729424621" calcext:value-type="float">
            <text:p>80875.0729424621</text:p>
          </table:table-cell>
          <table:table-cell table:formula="of:=[.G176]-[.$B176]" office:value-type="float" office:value="0.194337368011475" calcext:value-type="float">
            <text:p>0.19433736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3601.06159" calcext:value-type="float">
            <text:p>1443143601.06159</text:p>
          </table:table-cell>
          <table:table-cell office:value-type="float" office:value="4376" calcext:value-type="float">
            <text:p>4376</text:p>
          </table:table-cell>
          <table:table-cell table:formula="of:=[.B177]-[.$B$2]" office:value-type="float" office:value="21.061408996582" calcext:value-type="float">
            <text:p>21.0614089966</text:p>
          </table:table-cell>
          <table:table-cell table:formula="of:=[.C177]/([.D177]-[.D176])" office:value-type="float" office:value="84779.9896717215" calcext:value-type="float">
            <text:p>84779.9896717215</text:p>
          </table:table-cell>
          <table:table-cell/>
          <table:table-cell office:value-type="float" office:value="1443143601.25598" calcext:value-type="float">
            <text:p>1443143601.25598</text:p>
          </table:table-cell>
          <table:table-cell table:formula="of:=[.G177]-[.$B$2]" office:value-type="float" office:value="21.2557983398437" calcext:value-type="float">
            <text:p>21.2557983398</text:p>
          </table:table-cell>
          <table:table-cell table:formula="of:=[.C177]/([.H177]-[.H176])" office:value-type="float" office:value="84694.7054095085" calcext:value-type="float">
            <text:p>84694.7054095085</text:p>
          </table:table-cell>
          <table:table-cell table:formula="of:=[.G177]-[.$B177]" office:value-type="float" office:value="0.194389343261719" calcext:value-type="float">
            <text:p>0.194389343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3601.1132" calcext:value-type="float">
            <text:p>1443143601.1132</text:p>
          </table:table-cell>
          <table:table-cell office:value-type="float" office:value="4376" calcext:value-type="float">
            <text:p>4376</text:p>
          </table:table-cell>
          <table:table-cell table:formula="of:=[.B178]-[.$B$2]" office:value-type="float" office:value="21.1130256652832" calcext:value-type="float">
            <text:p>21.1130256653</text:p>
          </table:table-cell>
          <table:table-cell table:formula="of:=[.C178]/([.D178]-[.D177])" office:value-type="float" office:value="84778.8148695588" calcext:value-type="float">
            <text:p>84778.8148695588</text:p>
          </table:table-cell>
          <table:table-cell/>
          <table:table-cell office:value-type="float" office:value="1443143601.30753" calcext:value-type="float">
            <text:p>1443143601.30753</text:p>
          </table:table-cell>
          <table:table-cell table:formula="of:=[.G178]-[.$B$2]" office:value-type="float" office:value="21.3073461055756" calcext:value-type="float">
            <text:p>21.3073461056</text:p>
          </table:table-cell>
          <table:table-cell table:formula="of:=[.C178]/([.H178]-[.H177])" office:value-type="float" office:value="84892.1371833474" calcext:value-type="float">
            <text:p>84892.1371833474</text:p>
          </table:table-cell>
          <table:table-cell table:formula="of:=[.G178]-[.$B178]" office:value-type="float" office:value="0.194320440292358" calcext:value-type="float">
            <text:p>0.194320440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3601.16483" calcext:value-type="float">
            <text:p>1443143601.16483</text:p>
          </table:table-cell>
          <table:table-cell office:value-type="float" office:value="4376" calcext:value-type="float">
            <text:p>4376</text:p>
          </table:table-cell>
          <table:table-cell table:formula="of:=[.B179]-[.$B$2]" office:value-type="float" office:value="21.1646480560303" calcext:value-type="float">
            <text:p>21.164648056</text:p>
          </table:table-cell>
          <table:table-cell table:formula="of:=[.C179]/([.D179]-[.D178])" office:value-type="float" office:value="84769.417624238" calcext:value-type="float">
            <text:p>84769.417624238</text:p>
          </table:table-cell>
          <table:table-cell/>
          <table:table-cell office:value-type="float" office:value="1443143601.35917" calcext:value-type="float">
            <text:p>1443143601.35917</text:p>
          </table:table-cell>
          <table:table-cell table:formula="of:=[.G179]-[.$B$2]" office:value-type="float" office:value="21.358989238739" calcext:value-type="float">
            <text:p>21.3589892387</text:p>
          </table:table-cell>
          <table:table-cell table:formula="of:=[.C179]/([.H179]-[.H178])" office:value-type="float" office:value="84735.370066526" calcext:value-type="float">
            <text:p>84735.370066526</text:p>
          </table:table-cell>
          <table:table-cell table:formula="of:=[.G179]-[.$B179]" office:value-type="float" office:value="0.19434118270874" calcext:value-type="float">
            <text:p>0.194341182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3601.21644" calcext:value-type="float">
            <text:p>1443143601.21644</text:p>
          </table:table-cell>
          <table:table-cell office:value-type="float" office:value="4376" calcext:value-type="float">
            <text:p>4376</text:p>
          </table:table-cell>
          <table:table-cell table:formula="of:=[.B180]-[.$B$2]" office:value-type="float" office:value="21.2162618637085" calcext:value-type="float">
            <text:p>21.2162618637</text:p>
          </table:table-cell>
          <table:table-cell table:formula="of:=[.C180]/([.D180]-[.D179])" office:value-type="float" office:value="84783.5142735722" calcext:value-type="float">
            <text:p>84783.5142735722</text:p>
          </table:table-cell>
          <table:table-cell/>
          <table:table-cell office:value-type="float" office:value="1443143601.41085" calcext:value-type="float">
            <text:p>1443143601.41085</text:p>
          </table:table-cell>
          <table:table-cell table:formula="of:=[.G180]-[.$B$2]" office:value-type="float" office:value="21.4106662273407" calcext:value-type="float">
            <text:p>21.4106662273</text:p>
          </table:table-cell>
          <table:table-cell table:formula="of:=[.C180]/([.H180]-[.H179])" office:value-type="float" office:value="84679.8569036074" calcext:value-type="float">
            <text:p>84679.8569036074</text:p>
          </table:table-cell>
          <table:table-cell table:formula="of:=[.G180]-[.$B180]" office:value-type="float" office:value="0.194404363632202" calcext:value-type="float">
            <text:p>0.194404363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3601.26806" calcext:value-type="float">
            <text:p>1443143601.26806</text:p>
          </table:table-cell>
          <table:table-cell office:value-type="float" office:value="4376" calcext:value-type="float">
            <text:p>4376</text:p>
          </table:table-cell>
          <table:table-cell table:formula="of:=[.B181]-[.$B$2]" office:value-type="float" office:value="21.267879486084" calcext:value-type="float">
            <text:p>21.2678794861</text:p>
          </table:table-cell>
          <table:table-cell table:formula="of:=[.C181]/([.D181]-[.D180])" office:value-type="float" office:value="84777.248517321" calcext:value-type="float">
            <text:p>84777.248517321</text:p>
          </table:table-cell>
          <table:table-cell/>
          <table:table-cell office:value-type="float" office:value="1443143601.46242" calcext:value-type="float">
            <text:p>1443143601.46242</text:p>
          </table:table-cell>
          <table:table-cell table:formula="of:=[.G181]-[.$B$2]" office:value-type="float" office:value="21.4622430801392" calcext:value-type="float">
            <text:p>21.4622430801</text:p>
          </table:table-cell>
          <table:table-cell table:formula="of:=[.C181]/([.H181]-[.H180])" office:value-type="float" office:value="84844.2617679553" calcext:value-type="float">
            <text:p>84844.2617679553</text:p>
          </table:table-cell>
          <table:table-cell table:formula="of:=[.G181]-[.$B181]" office:value-type="float" office:value="0.194363594055176" calcext:value-type="float">
            <text:p>0.194363594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3601.31967" calcext:value-type="float">
            <text:p>1443143601.31967</text:p>
          </table:table-cell>
          <table:table-cell office:value-type="float" office:value="4376" calcext:value-type="float">
            <text:p>4376</text:p>
          </table:table-cell>
          <table:table-cell table:formula="of:=[.B182]-[.$B$2]" office:value-type="float" office:value="21.3194944858551" calcext:value-type="float">
            <text:p>21.3194944859</text:p>
          </table:table-cell>
          <table:table-cell table:formula="of:=[.C182]/([.D182]-[.D181])" office:value-type="float" office:value="84781.5561252535" calcext:value-type="float">
            <text:p>84781.5561252535</text:p>
          </table:table-cell>
          <table:table-cell/>
          <table:table-cell office:value-type="float" office:value="1443143601.51401" calcext:value-type="float">
            <text:p>1443143601.51401</text:p>
          </table:table-cell>
          <table:table-cell table:formula="of:=[.G182]-[.$B$2]" office:value-type="float" office:value="21.5138328075409" calcext:value-type="float">
            <text:p>21.5138328075</text:p>
          </table:table-cell>
          <table:table-cell table:formula="of:=[.C182]/([.H182]-[.H181])" office:value-type="float" office:value="84823.088246304" calcext:value-type="float">
            <text:p>84823.088246304</text:p>
          </table:table-cell>
          <table:table-cell table:formula="of:=[.G182]-[.$B182]" office:value-type="float" office:value="0.194338321685791" calcext:value-type="float">
            <text:p>0.194338321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3601.37128" calcext:value-type="float">
            <text:p>1443143601.37128</text:p>
          </table:table-cell>
          <table:table-cell office:value-type="float" office:value="4376" calcext:value-type="float">
            <text:p>4376</text:p>
          </table:table-cell>
          <table:table-cell table:formula="of:=[.B183]-[.$B$2]" office:value-type="float" office:value="21.3711059093475" calcext:value-type="float">
            <text:p>21.3711059093</text:p>
          </table:table-cell>
          <table:table-cell table:formula="of:=[.C183]/([.D183]-[.D182])" office:value-type="float" office:value="84787.4308415791" calcext:value-type="float">
            <text:p>84787.4308415791</text:p>
          </table:table-cell>
          <table:table-cell/>
          <table:table-cell office:value-type="float" office:value="1443143601.56564" calcext:value-type="float">
            <text:p>1443143601.56564</text:p>
          </table:table-cell>
          <table:table-cell table:formula="of:=[.G183]-[.$B$2]" office:value-type="float" office:value="21.5654649734497" calcext:value-type="float">
            <text:p>21.5654649734</text:p>
          </table:table-cell>
          <table:table-cell table:formula="of:=[.C183]/([.H183]-[.H182])" office:value-type="float" office:value="84753.368815253" calcext:value-type="float">
            <text:p>84753.368815253</text:p>
          </table:table-cell>
          <table:table-cell table:formula="of:=[.G183]-[.$B183]" office:value-type="float" office:value="0.194359064102173" calcext:value-type="float">
            <text:p>0.194359064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3601.4229" calcext:value-type="float">
            <text:p>1443143601.4229</text:p>
          </table:table-cell>
          <table:table-cell office:value-type="float" office:value="4376" calcext:value-type="float">
            <text:p>4376</text:p>
          </table:table-cell>
          <table:table-cell table:formula="of:=[.B184]-[.$B$2]" office:value-type="float" office:value="21.4227168560028" calcext:value-type="float">
            <text:p>21.422716856</text:p>
          </table:table-cell>
          <table:table-cell table:formula="of:=[.C184]/([.D184]-[.D183])" office:value-type="float" office:value="84788.2141986031" calcext:value-type="float">
            <text:p>84788.2141986031</text:p>
          </table:table-cell>
          <table:table-cell/>
          <table:table-cell office:value-type="float" office:value="1443143601.61725" calcext:value-type="float">
            <text:p>1443143601.61725</text:p>
          </table:table-cell>
          <table:table-cell table:formula="of:=[.G184]-[.$B$2]" office:value-type="float" office:value="21.6170682907104" calcext:value-type="float">
            <text:p>21.6170682907</text:p>
          </table:table-cell>
          <table:table-cell table:formula="of:=[.C184]/([.H184]-[.H183])" office:value-type="float" office:value="84800.7498798743" calcext:value-type="float">
            <text:p>84800.7498798743</text:p>
          </table:table-cell>
          <table:table-cell table:formula="of:=[.G184]-[.$B184]" office:value-type="float" office:value="0.194351434707642" calcext:value-type="float">
            <text:p>0.194351434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3601.47451" calcext:value-type="float">
            <text:p>1443143601.47451</text:p>
          </table:table-cell>
          <table:table-cell office:value-type="float" office:value="4376" calcext:value-type="float">
            <text:p>4376</text:p>
          </table:table-cell>
          <table:table-cell table:formula="of:=[.B185]-[.$B$2]" office:value-type="float" office:value="21.4743323326111" calcext:value-type="float">
            <text:p>21.4743323326</text:p>
          </table:table-cell>
          <table:table-cell table:formula="of:=[.C185]/([.D185]-[.D184])" office:value-type="float" office:value="84780.7728912518" calcext:value-type="float">
            <text:p>84780.7728912518</text:p>
          </table:table-cell>
          <table:table-cell/>
          <table:table-cell office:value-type="float" office:value="1443143601.66887" calcext:value-type="float">
            <text:p>1443143601.66887</text:p>
          </table:table-cell>
          <table:table-cell table:formula="of:=[.G185]-[.$B$2]" office:value-type="float" office:value="21.668689250946" calcext:value-type="float">
            <text:p>21.6686892509</text:p>
          </table:table-cell>
          <table:table-cell table:formula="of:=[.C185]/([.H185]-[.H184])" office:value-type="float" office:value="84771.766740257" calcext:value-type="float">
            <text:p>84771.766740257</text:p>
          </table:table-cell>
          <table:table-cell table:formula="of:=[.G185]-[.$B185]" office:value-type="float" office:value="0.194356918334961" calcext:value-type="float">
            <text:p>0.194356918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3601.52613" calcext:value-type="float">
            <text:p>1443143601.52613</text:p>
          </table:table-cell>
          <table:table-cell office:value-type="float" office:value="4376" calcext:value-type="float">
            <text:p>4376</text:p>
          </table:table-cell>
          <table:table-cell table:formula="of:=[.B186]-[.$B$2]" office:value-type="float" office:value="21.5259482860565" calcext:value-type="float">
            <text:p>21.5259482861</text:p>
          </table:table-cell>
          <table:table-cell table:formula="of:=[.C186]/([.D186]-[.D185])" office:value-type="float" office:value="84779.9896717215" calcext:value-type="float">
            <text:p>84779.9896717215</text:p>
          </table:table-cell>
          <table:table-cell/>
          <table:table-cell office:value-type="float" office:value="1443143601.72042" calcext:value-type="float">
            <text:p>1443143601.72042</text:p>
          </table:table-cell>
          <table:table-cell table:formula="of:=[.G186]-[.$B$2]" office:value-type="float" office:value="21.7202439308166" calcext:value-type="float">
            <text:p>21.7202439308</text:p>
          </table:table-cell>
          <table:table-cell table:formula="of:=[.C186]/([.H186]-[.H185])" office:value-type="float" office:value="84880.7520671859" calcext:value-type="float">
            <text:p>84880.7520671859</text:p>
          </table:table-cell>
          <table:table-cell table:formula="of:=[.G186]-[.$B186]" office:value-type="float" office:value="0.194295644760132" calcext:value-type="float">
            <text:p>0.194295644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3601.57774" calcext:value-type="float">
            <text:p>1443143601.57774</text:p>
          </table:table-cell>
          <table:table-cell office:value-type="float" office:value="4376" calcext:value-type="float">
            <text:p>4376</text:p>
          </table:table-cell>
          <table:table-cell table:formula="of:=[.B187]-[.$B$2]" office:value-type="float" office:value="21.5775647163391" calcext:value-type="float">
            <text:p>21.5775647163</text:p>
          </table:table-cell>
          <table:table-cell table:formula="of:=[.C187]/([.D187]-[.D186])" office:value-type="float" office:value="84779.206466662" calcext:value-type="float">
            <text:p>84779.206466662</text:p>
          </table:table-cell>
          <table:table-cell/>
          <table:table-cell office:value-type="float" office:value="1443143601.77212" calcext:value-type="float">
            <text:p>1443143601.77212</text:p>
          </table:table-cell>
          <table:table-cell table:formula="of:=[.G187]-[.$B$2]" office:value-type="float" office:value="21.7719361782074" calcext:value-type="float">
            <text:p>21.7719361782</text:p>
          </table:table-cell>
          <table:table-cell table:formula="of:=[.C187]/([.H187]-[.H186])" office:value-type="float" office:value="84654.8606587244" calcext:value-type="float">
            <text:p>84654.8606587244</text:p>
          </table:table-cell>
          <table:table-cell table:formula="of:=[.G187]-[.$B187]" office:value-type="float" office:value="0.194371461868286" calcext:value-type="float">
            <text:p>0.194371461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3601.62936" calcext:value-type="float">
            <text:p>1443143601.62936</text:p>
          </table:table-cell>
          <table:table-cell office:value-type="float" office:value="4376" calcext:value-type="float">
            <text:p>4376</text:p>
          </table:table-cell>
          <table:table-cell table:formula="of:=[.B188]-[.$B$2]" office:value-type="float" office:value="21.6291797161102" calcext:value-type="float">
            <text:p>21.6291797161</text:p>
          </table:table-cell>
          <table:table-cell table:formula="of:=[.C188]/([.D188]-[.D187])" office:value-type="float" office:value="84781.5561252535" calcext:value-type="float">
            <text:p>84781.5561252535</text:p>
          </table:table-cell>
          <table:table-cell/>
          <table:table-cell office:value-type="float" office:value="1443143601.82371" calcext:value-type="float">
            <text:p>1443143601.82371</text:p>
          </table:table-cell>
          <table:table-cell table:formula="of:=[.G188]-[.$B$2]" office:value-type="float" office:value="21.8235342502594" calcext:value-type="float">
            <text:p>21.8235342503</text:p>
          </table:table-cell>
          <table:table-cell table:formula="of:=[.C188]/([.H188]-[.H187])" office:value-type="float" office:value="84809.3703111571" calcext:value-type="float">
            <text:p>84809.3703111571</text:p>
          </table:table-cell>
          <table:table-cell table:formula="of:=[.G188]-[.$B188]" office:value-type="float" office:value="0.19435453414917" calcext:value-type="float">
            <text:p>0.194354534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3601.68097" calcext:value-type="float">
            <text:p>1443143601.68097</text:p>
          </table:table-cell>
          <table:table-cell office:value-type="float" office:value="4376" calcext:value-type="float">
            <text:p>4376</text:p>
          </table:table-cell>
          <table:table-cell table:formula="of:=[.B189]-[.$B$2]" office:value-type="float" office:value="21.6807928085327" calcext:value-type="float">
            <text:p>21.6807928085</text:p>
          </table:table-cell>
          <table:table-cell table:formula="of:=[.C189]/([.D189]-[.D188])" office:value-type="float" office:value="84784.6892059811" calcext:value-type="float">
            <text:p>84784.6892059811</text:p>
          </table:table-cell>
          <table:table-cell/>
          <table:table-cell office:value-type="float" office:value="1443143601.87524" calcext:value-type="float">
            <text:p>1443143601.87524</text:p>
          </table:table-cell>
          <table:table-cell table:formula="of:=[.G189]-[.$B$2]" office:value-type="float" office:value="21.8750622272491" calcext:value-type="float">
            <text:p>21.8750622272</text:p>
          </table:table-cell>
          <table:table-cell table:formula="of:=[.C189]/([.H189]-[.H188])" office:value-type="float" office:value="84924.7390572079" calcext:value-type="float">
            <text:p>84924.7390572079</text:p>
          </table:table-cell>
          <table:table-cell table:formula="of:=[.G189]-[.$B189]" office:value-type="float" office:value="0.194269418716431" calcext:value-type="float">
            <text:p>0.194269418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3601.73258" calcext:value-type="float">
            <text:p>1443143601.73258</text:p>
          </table:table-cell>
          <table:table-cell office:value-type="float" office:value="4376" calcext:value-type="float">
            <text:p>4376</text:p>
          </table:table-cell>
          <table:table-cell table:formula="of:=[.B190]-[.$B$2]" office:value-type="float" office:value="21.7324047088623" calcext:value-type="float">
            <text:p>21.7324047089</text:p>
          </table:table-cell>
          <table:table-cell table:formula="of:=[.C190]/([.D190]-[.D189])" office:value-type="float" office:value="84786.6474990299" calcext:value-type="float">
            <text:p>84786.6474990299</text:p>
          </table:table-cell>
          <table:table-cell/>
          <table:table-cell office:value-type="float" office:value="1443143601.92696" calcext:value-type="float">
            <text:p>1443143601.92696</text:p>
          </table:table-cell>
          <table:table-cell table:formula="of:=[.G190]-[.$B$2]" office:value-type="float" office:value="21.9267761707306" calcext:value-type="float">
            <text:p>21.9267761707</text:p>
          </table:table-cell>
          <table:table-cell table:formula="of:=[.C190]/([.H190]-[.H189])" office:value-type="float" office:value="84619.3445210785" calcext:value-type="float">
            <text:p>84619.3445210785</text:p>
          </table:table-cell>
          <table:table-cell table:formula="of:=[.G190]-[.$B190]" office:value-type="float" office:value="0.194371461868286" calcext:value-type="float">
            <text:p>0.194371461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3601.78419" calcext:value-type="float">
            <text:p>1443143601.78419</text:p>
          </table:table-cell>
          <table:table-cell office:value-type="float" office:value="4376" calcext:value-type="float">
            <text:p>4376</text:p>
          </table:table-cell>
          <table:table-cell table:formula="of:=[.B191]-[.$B$2]" office:value-type="float" office:value="21.7840096950531" calcext:value-type="float">
            <text:p>21.7840096951</text:p>
          </table:table-cell>
          <table:table-cell table:formula="of:=[.C191]/([.D191]-[.D190])" office:value-type="float" office:value="84798.0073828697" calcext:value-type="float">
            <text:p>84798.0073828697</text:p>
          </table:table-cell>
          <table:table-cell/>
          <table:table-cell office:value-type="float" office:value="1443143601.97848" calcext:value-type="float">
            <text:p>1443143601.97848</text:p>
          </table:table-cell>
          <table:table-cell table:formula="of:=[.G191]-[.$B$2]" office:value-type="float" office:value="21.9782965183258" calcext:value-type="float">
            <text:p>21.9782965183</text:p>
          </table:table-cell>
          <table:table-cell table:formula="of:=[.C191]/([.H191]-[.H190])" office:value-type="float" office:value="84937.31514355" calcext:value-type="float">
            <text:p>84937.31514355</text:p>
          </table:table-cell>
          <table:table-cell table:formula="of:=[.G191]-[.$B191]" office:value-type="float" office:value="0.194286823272705" calcext:value-type="float">
            <text:p>0.194286823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3601.8358" calcext:value-type="float">
            <text:p>1443143601.8358</text:p>
          </table:table-cell>
          <table:table-cell office:value-type="float" office:value="4376" calcext:value-type="float">
            <text:p>4376</text:p>
          </table:table-cell>
          <table:table-cell table:formula="of:=[.B192]-[.$B$2]" office:value-type="float" office:value="21.8356223106384" calcext:value-type="float">
            <text:p>21.8356223106</text:p>
          </table:table-cell>
          <table:table-cell table:formula="of:=[.C192]/([.D192]-[.D191])" office:value-type="float" office:value="84785.4725123453" calcext:value-type="float">
            <text:p>84785.4725123453</text:p>
          </table:table-cell>
          <table:table-cell/>
          <table:table-cell office:value-type="float" office:value="1443143602.03025" calcext:value-type="float">
            <text:p>1443143602.03025</text:p>
          </table:table-cell>
          <table:table-cell table:formula="of:=[.G192]-[.$B$2]" office:value-type="float" office:value="22.0300722122192" calcext:value-type="float">
            <text:p>22.0300722122</text:p>
          </table:table-cell>
          <table:table-cell table:formula="of:=[.C192]/([.H192]-[.H191])" office:value-type="float" office:value="84518.4230462832" calcext:value-type="float">
            <text:p>84518.4230462832</text:p>
          </table:table-cell>
          <table:table-cell table:formula="of:=[.G192]-[.$B192]" office:value-type="float" office:value="0.194449901580811" calcext:value-type="float">
            <text:p>0.194449901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3601.88743" calcext:value-type="float">
            <text:p>1443143601.88743</text:p>
          </table:table-cell>
          <table:table-cell office:value-type="float" office:value="4376" calcext:value-type="float">
            <text:p>4376</text:p>
          </table:table-cell>
          <table:table-cell table:formula="of:=[.B193]-[.$B$2]" office:value-type="float" office:value="21.8872492313385" calcext:value-type="float">
            <text:p>21.8872492313</text:p>
          </table:table-cell>
          <table:table-cell table:formula="of:=[.C193]/([.D193]-[.D192])" office:value-type="float" office:value="84761.9796156812" calcext:value-type="float">
            <text:p>84761.9796156812</text:p>
          </table:table-cell>
          <table:table-cell/>
          <table:table-cell office:value-type="float" office:value="1443143602.08194" calcext:value-type="float">
            <text:p>1443143602.08194</text:p>
          </table:table-cell>
          <table:table-cell table:formula="of:=[.G193]-[.$B$2]" office:value-type="float" office:value="22.081757068634" calcext:value-type="float">
            <text:p>22.0817570686</text:p>
          </table:table-cell>
          <table:table-cell table:formula="of:=[.C193]/([.H193]-[.H192])" office:value-type="float" office:value="84666.9663717467" calcext:value-type="float">
            <text:p>84666.9663717467</text:p>
          </table:table-cell>
          <table:table-cell table:formula="of:=[.G193]-[.$B193]" office:value-type="float" office:value="0.194507837295532" calcext:value-type="float">
            <text:p>0.194507837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3601.93905" calcext:value-type="float">
            <text:p>1443143601.93905</text:p>
          </table:table-cell>
          <table:table-cell office:value-type="float" office:value="4376" calcext:value-type="float">
            <text:p>4376</text:p>
          </table:table-cell>
          <table:table-cell table:formula="of:=[.B194]-[.$B$2]" office:value-type="float" office:value="21.9388697147369" calcext:value-type="float">
            <text:p>21.9388697147</text:p>
          </table:table-cell>
          <table:table-cell table:formula="of:=[.C194]/([.D194]-[.D193])" office:value-type="float" office:value="84772.5498078628" calcext:value-type="float">
            <text:p>84772.5498078628</text:p>
          </table:table-cell>
          <table:table-cell/>
          <table:table-cell office:value-type="float" office:value="1443143602.13373" calcext:value-type="float">
            <text:p>1443143602.13373</text:p>
          </table:table-cell>
          <table:table-cell table:formula="of:=[.G194]-[.$B$2]" office:value-type="float" office:value="22.1335504055023" calcext:value-type="float">
            <text:p>22.1335504055</text:p>
          </table:table-cell>
          <table:table-cell table:formula="of:=[.C194]/([.H194]-[.H193])" office:value-type="float" office:value="84489.6325395766" calcext:value-type="float">
            <text:p>84489.6325395766</text:p>
          </table:table-cell>
          <table:table-cell table:formula="of:=[.G194]-[.$B194]" office:value-type="float" office:value="0.194680690765381" calcext:value-type="float">
            <text:p>0.1946806908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3601.99068" calcext:value-type="float">
            <text:p>1443143601.99068</text:p>
          </table:table-cell>
          <table:table-cell office:value-type="float" office:value="4376" calcext:value-type="float">
            <text:p>4376</text:p>
          </table:table-cell>
          <table:table-cell table:formula="of:=[.B195]-[.$B$2]" office:value-type="float" office:value="21.9904963970184" calcext:value-type="float">
            <text:p>21.990496397</text:p>
          </table:table-cell>
          <table:table-cell table:formula="of:=[.C195]/([.D195]-[.D194])" office:value-type="float" office:value="84762.371057274" calcext:value-type="float">
            <text:p>84762.371057274</text:p>
          </table:table-cell>
          <table:table-cell/>
          <table:table-cell office:value-type="float" office:value="1443143602.18533" calcext:value-type="float">
            <text:p>1443143602.18533</text:p>
          </table:table-cell>
          <table:table-cell table:formula="of:=[.G195]-[.$B$2]" office:value-type="float" office:value="22.1851489543915" calcext:value-type="float">
            <text:p>22.1851489544</text:p>
          </table:table-cell>
          <table:table-cell table:formula="of:=[.C195]/([.H195]-[.H194])" office:value-type="float" office:value="84808.5865631642" calcext:value-type="float">
            <text:p>84808.5865631642</text:p>
          </table:table-cell>
          <table:table-cell table:formula="of:=[.G195]-[.$B195]" office:value-type="float" office:value="0.194652557373047" calcext:value-type="float">
            <text:p>0.194652557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3602.03513" calcext:value-type="float">
            <text:p>1443143602.03513</text:p>
          </table:table-cell>
          <table:table-cell office:value-type="float" office:value="4376" calcext:value-type="float">
            <text:p>4376</text:p>
          </table:table-cell>
          <table:table-cell table:formula="of:=[.B196]-[.$B$2]" office:value-type="float" office:value="22.034955739975" calcext:value-type="float">
            <text:p>22.03495574</text:p>
          </table:table-cell>
          <table:table-cell table:formula="of:=[.C196]/([.D196]-[.D195])" office:value-type="float" office:value="98427.0056414766" calcext:value-type="float">
            <text:p>98427.0056414766</text:p>
          </table:table-cell>
          <table:table-cell/>
          <table:table-cell office:value-type="float" office:value="1443143602.23117" calcext:value-type="float">
            <text:p>1443143602.23117</text:p>
          </table:table-cell>
          <table:table-cell table:formula="of:=[.G196]-[.$B$2]" office:value-type="float" office:value="22.2309937477112" calcext:value-type="float">
            <text:p>22.2309937477</text:p>
          </table:table-cell>
          <table:table-cell table:formula="of:=[.C196]/([.H196]-[.H195])" office:value-type="float" office:value="95452.4970694847" calcext:value-type="float">
            <text:p>95452.4970694847</text:p>
          </table:table-cell>
          <table:table-cell table:formula="of:=[.G196]-[.$B196]" office:value-type="float" office:value="0.196038007736206" calcext:value-type="float">
            <text:p>0.196038007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3602.07801" calcext:value-type="float">
            <text:p>1443143602.07801</text:p>
          </table:table-cell>
          <table:table-cell office:value-type="float" office:value="4376" calcext:value-type="float">
            <text:p>4376</text:p>
          </table:table-cell>
          <table:table-cell table:formula="of:=[.B197]-[.$B$2]" office:value-type="float" office:value="22.0778286457062" calcext:value-type="float">
            <text:p>22.0778286457</text:p>
          </table:table-cell>
          <table:table-cell table:formula="of:=[.C197]/([.D197]-[.D196])" office:value-type="float" office:value="102069.125601984" calcext:value-type="float">
            <text:p>102069.125601984</text:p>
          </table:table-cell>
          <table:table-cell/>
          <table:table-cell office:value-type="float" office:value="1443143602.31529" calcext:value-type="float">
            <text:p>1443143602.31529</text:p>
          </table:table-cell>
          <table:table-cell table:formula="of:=[.G197]-[.$B$2]" office:value-type="float" office:value="22.3151082992554" calcext:value-type="float">
            <text:p>22.3151082993</text:p>
          </table:table-cell>
          <table:table-cell table:formula="of:=[.C197]/([.H197]-[.H196])" office:value-type="float" office:value="52024.2921071876" calcext:value-type="float">
            <text:p>52024.2921071876</text:p>
          </table:table-cell>
          <table:table-cell table:formula="of:=[.G197]-[.$B197]" office:value-type="float" office:value="0.237279653549194" calcext:value-type="float">
            <text:p>0.237279653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3602.12088" calcext:value-type="float">
            <text:p>1443143602.12088</text:p>
          </table:table-cell>
          <table:table-cell office:value-type="float" office:value="4376" calcext:value-type="float">
            <text:p>4376</text:p>
          </table:table-cell>
          <table:table-cell table:formula="of:=[.B198]-[.$B$2]" office:value-type="float" office:value="22.1206974983215" calcext:value-type="float">
            <text:p>22.1206974983</text:p>
          </table:table-cell>
          <table:table-cell table:formula="of:=[.C198]/([.D198]-[.D197])" office:value-type="float" office:value="102078.775918356" calcext:value-type="float">
            <text:p>102078.775918356</text:p>
          </table:table-cell>
          <table:table-cell/>
          <table:table-cell office:value-type="float" office:value="1443143602.35813" calcext:value-type="float">
            <text:p>1443143602.35813</text:p>
          </table:table-cell>
          <table:table-cell table:formula="of:=[.G198]-[.$B$2]" office:value-type="float" office:value="22.3579461574554" calcext:value-type="float">
            <text:p>22.3579461575</text:p>
          </table:table-cell>
          <table:table-cell table:formula="of:=[.C198]/([.H198]-[.H197])" office:value-type="float" office:value="102152.632831501" calcext:value-type="float">
            <text:p>102152.632831501</text:p>
          </table:table-cell>
          <table:table-cell table:formula="of:=[.G198]-[.$B198]" office:value-type="float" office:value="0.237248659133911" calcext:value-type="float">
            <text:p>0.237248659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3602.16374" calcext:value-type="float">
            <text:p>1443143602.16374</text:p>
          </table:table-cell>
          <table:table-cell office:value-type="float" office:value="4376" calcext:value-type="float">
            <text:p>4376</text:p>
          </table:table-cell>
          <table:table-cell table:formula="of:=[.B199]-[.$B$2]" office:value-type="float" office:value="22.1635646820068" calcext:value-type="float">
            <text:p>22.163564682</text:p>
          </table:table-cell>
          <table:table-cell table:formula="of:=[.C199]/([.D199]-[.D198])" office:value-type="float" office:value="102082.750108455" calcext:value-type="float">
            <text:p>102082.750108455</text:p>
          </table:table-cell>
          <table:table-cell/>
          <table:table-cell office:value-type="float" office:value="1443143602.40097" calcext:value-type="float">
            <text:p>1443143602.40097</text:p>
          </table:table-cell>
          <table:table-cell table:formula="of:=[.G199]-[.$B$2]" office:value-type="float" office:value="22.4007921218872" calcext:value-type="float">
            <text:p>22.4007921219</text:p>
          </table:table-cell>
          <table:table-cell table:formula="of:=[.C199]/([.H199]-[.H198])" office:value-type="float" office:value="102133.306089289" calcext:value-type="float">
            <text:p>102133.306089289</text:p>
          </table:table-cell>
          <table:table-cell table:formula="of:=[.G199]-[.$B199]" office:value-type="float" office:value="0.237227439880371" calcext:value-type="float">
            <text:p>0.237227439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3602.20661" calcext:value-type="float">
            <text:p>1443143602.20661</text:p>
          </table:table-cell>
          <table:table-cell office:value-type="float" office:value="4376" calcext:value-type="float">
            <text:p>4376</text:p>
          </table:table-cell>
          <table:table-cell table:formula="of:=[.B200]-[.$B$2]" office:value-type="float" office:value="22.2064301967621" calcext:value-type="float">
            <text:p>22.2064301968</text:p>
          </table:table-cell>
          <table:table-cell table:formula="of:=[.C200]/([.D200]-[.D199])" office:value-type="float" office:value="102086.724608017" calcext:value-type="float">
            <text:p>102086.724608017</text:p>
          </table:table-cell>
          <table:table-cell/>
          <table:table-cell office:value-type="float" office:value="1443143602.44384" calcext:value-type="float">
            <text:p>1443143602.44384</text:p>
          </table:table-cell>
          <table:table-cell table:formula="of:=[.G200]-[.$B$2]" office:value-type="float" office:value="22.4436633586884" calcext:value-type="float">
            <text:p>22.4436633587</text:p>
          </table:table-cell>
          <table:table-cell table:formula="of:=[.C200]/([.H200]-[.H199])" office:value-type="float" office:value="102073.099040681" calcext:value-type="float">
            <text:p>102073.099040681</text:p>
          </table:table-cell>
          <table:table-cell table:formula="of:=[.G200]-[.$B200]" office:value-type="float" office:value="0.23723316192627" calcext:value-type="float">
            <text:p>0.237233161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3602.24948" calcext:value-type="float">
            <text:p>1443143602.24948</text:p>
          </table:table-cell>
          <table:table-cell office:value-type="float" office:value="4376" calcext:value-type="float">
            <text:p>4376</text:p>
          </table:table-cell>
          <table:table-cell table:formula="of:=[.B201]-[.$B$2]" office:value-type="float" office:value="22.2493002414703" calcext:value-type="float">
            <text:p>22.2493002415</text:p>
          </table:table-cell>
          <table:table-cell table:formula="of:=[.C201]/([.D201]-[.D200])" office:value-type="float" office:value="102075.93740059" calcext:value-type="float">
            <text:p>102075.93740059</text:p>
          </table:table-cell>
          <table:table-cell/>
          <table:table-cell office:value-type="float" office:value="1443143602.48678" calcext:value-type="float">
            <text:p>1443143602.48678</text:p>
          </table:table-cell>
          <table:table-cell table:formula="of:=[.G201]-[.$B$2]" office:value-type="float" office:value="22.4866049289703" calcext:value-type="float">
            <text:p>22.486604929</text:p>
          </table:table-cell>
          <table:table-cell table:formula="of:=[.C201]/([.H201]-[.H200])" office:value-type="float" office:value="101905.914740992" calcext:value-type="float">
            <text:p>101905.914740992</text:p>
          </table:table-cell>
          <table:table-cell table:formula="of:=[.G201]-[.$B201]" office:value-type="float" office:value="0.2373046875" calcext:value-type="float">
            <text:p>0.237304687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3602.29234" calcext:value-type="float">
            <text:p>1443143602.29234</text:p>
          </table:table-cell>
          <table:table-cell office:value-type="float" office:value="4376" calcext:value-type="float">
            <text:p>4376</text:p>
          </table:table-cell>
          <table:table-cell table:formula="of:=[.B202]-[.$B$2]" office:value-type="float" office:value="22.2921597957611" calcext:value-type="float">
            <text:p>22.2921597958</text:p>
          </table:table-cell>
          <table:table-cell table:formula="of:=[.C202]/([.D202]-[.D201])" office:value-type="float" office:value="102100.921776087" calcext:value-type="float">
            <text:p>102100.921776087</text:p>
          </table:table-cell>
          <table:table-cell/>
          <table:table-cell office:value-type="float" office:value="1443143602.52956" calcext:value-type="float">
            <text:p>1443143602.52956</text:p>
          </table:table-cell>
          <table:table-cell table:formula="of:=[.G202]-[.$B$2]" office:value-type="float" office:value="22.5293860435486" calcext:value-type="float">
            <text:p>22.5293860435</text:p>
          </table:table-cell>
          <table:table-cell table:formula="of:=[.C202]/([.H202]-[.H201])" office:value-type="float" office:value="102288.125102404" calcext:value-type="float">
            <text:p>102288.125102404</text:p>
          </table:table-cell>
          <table:table-cell table:formula="of:=[.G202]-[.$B202]" office:value-type="float" office:value="0.237226247787476" calcext:value-type="float">
            <text:p>0.237226247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3602.33521" calcext:value-type="float">
            <text:p>1443143602.33521</text:p>
          </table:table-cell>
          <table:table-cell office:value-type="float" office:value="4376" calcext:value-type="float">
            <text:p>4376</text:p>
          </table:table-cell>
          <table:table-cell table:formula="of:=[.B203]-[.$B$2]" office:value-type="float" office:value="22.335027217865" calcext:value-type="float">
            <text:p>22.3350272179</text:p>
          </table:table-cell>
          <table:table-cell table:formula="of:=[.C203]/([.D203]-[.D202])" office:value-type="float" office:value="102082.182348066" calcext:value-type="float">
            <text:p>102082.182348066</text:p>
          </table:table-cell>
          <table:table-cell/>
          <table:table-cell office:value-type="float" office:value="1443143602.57243" calcext:value-type="float">
            <text:p>1443143602.57243</text:p>
          </table:table-cell>
          <table:table-cell table:formula="of:=[.G203]-[.$B$2]" office:value-type="float" office:value="22.5722515583038" calcext:value-type="float">
            <text:p>22.5722515583</text:p>
          </table:table-cell>
          <table:table-cell table:formula="of:=[.C203]/([.H203]-[.H202])" office:value-type="float" office:value="102086.724608017" calcext:value-type="float">
            <text:p>102086.724608017</text:p>
          </table:table-cell>
          <table:table-cell table:formula="of:=[.G203]-[.$B203]" office:value-type="float" office:value="0.237224340438843" calcext:value-type="float">
            <text:p>0.237224340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3602.37808" calcext:value-type="float">
            <text:p>1443143602.37808</text:p>
          </table:table-cell>
          <table:table-cell office:value-type="float" office:value="4376" calcext:value-type="float">
            <text:p>4376</text:p>
          </table:table-cell>
          <table:table-cell table:formula="of:=[.B204]-[.$B$2]" office:value-type="float" office:value="22.3778998851776" calcext:value-type="float">
            <text:p>22.3778998852</text:p>
          </table:table-cell>
          <table:table-cell table:formula="of:=[.C204]/([.D204]-[.D203])" office:value-type="float" office:value="102069.693217144" calcext:value-type="float">
            <text:p>102069.693217144</text:p>
          </table:table-cell>
          <table:table-cell/>
          <table:table-cell office:value-type="float" office:value="1443143602.61531" calcext:value-type="float">
            <text:p>1443143602.61531</text:p>
          </table:table-cell>
          <table:table-cell table:formula="of:=[.G204]-[.$B$2]" office:value-type="float" office:value="22.615128993988" calcext:value-type="float">
            <text:p>22.615128994</text:p>
          </table:table-cell>
          <table:table-cell table:formula="of:=[.C204]/([.H204]-[.H203])" office:value-type="float" office:value="102058.342113311" calcext:value-type="float">
            <text:p>102058.342113311</text:p>
          </table:table-cell>
          <table:table-cell table:formula="of:=[.G204]-[.$B204]" office:value-type="float" office:value="0.237229108810425" calcext:value-type="float">
            <text:p>0.2372291088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3602.42095" calcext:value-type="float">
            <text:p>1443143602.42095</text:p>
          </table:table-cell>
          <table:table-cell office:value-type="float" office:value="4376" calcext:value-type="float">
            <text:p>4376</text:p>
          </table:table-cell>
          <table:table-cell table:formula="of:=[.B205]-[.$B$2]" office:value-type="float" office:value="22.420768737793" calcext:value-type="float">
            <text:p>22.4207687378</text:p>
          </table:table-cell>
          <table:table-cell table:formula="of:=[.C205]/([.D205]-[.D204])" office:value-type="float" office:value="102078.775918356" calcext:value-type="float">
            <text:p>102078.775918356</text:p>
          </table:table-cell>
          <table:table-cell/>
          <table:table-cell office:value-type="float" office:value="1443143602.65819" calcext:value-type="float">
            <text:p>1443143602.65819</text:p>
          </table:table-cell>
          <table:table-cell table:formula="of:=[.G205]-[.$B$2]" office:value-type="float" office:value="22.6580152511597" calcext:value-type="float">
            <text:p>22.6580152512</text:p>
          </table:table-cell>
          <table:table-cell table:formula="of:=[.C205]/([.H205]-[.H204])" office:value-type="float" office:value="102037.349225586" calcext:value-type="float">
            <text:p>102037.349225586</text:p>
          </table:table-cell>
          <table:table-cell table:formula="of:=[.G205]-[.$B205]" office:value-type="float" office:value="0.237246513366699" calcext:value-type="float">
            <text:p>0.237246513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3602.46382" calcext:value-type="float">
            <text:p>1443143602.46382</text:p>
          </table:table-cell>
          <table:table-cell office:value-type="float" office:value="4376" calcext:value-type="float">
            <text:p>4376</text:p>
          </table:table-cell>
          <table:table-cell table:formula="of:=[.B206]-[.$B$2]" office:value-type="float" office:value="22.4636363983154" calcext:value-type="float">
            <text:p>22.4636363983</text:p>
          </table:table-cell>
          <table:table-cell table:formula="of:=[.C206]/([.D206]-[.D205])" office:value-type="float" office:value="102081.614593993" calcext:value-type="float">
            <text:p>102081.614593993</text:p>
          </table:table-cell>
          <table:table-cell/>
          <table:table-cell office:value-type="float" office:value="1443143602.70105" calcext:value-type="float">
            <text:p>1443143602.70105</text:p>
          </table:table-cell>
          <table:table-cell table:formula="of:=[.G206]-[.$B$2]" office:value-type="float" office:value="22.7008745670319" calcext:value-type="float">
            <text:p>22.700874567</text:p>
          </table:table-cell>
          <table:table-cell table:formula="of:=[.C206]/([.H206]-[.H205])" office:value-type="float" office:value="102101.489744945" calcext:value-type="float">
            <text:p>102101.489744945</text:p>
          </table:table-cell>
          <table:table-cell table:formula="of:=[.G206]-[.$B206]" office:value-type="float" office:value="0.237238168716431" calcext:value-type="float">
            <text:p>0.237238168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3602.50668" calcext:value-type="float">
            <text:p>1443143602.50668</text:p>
          </table:table-cell>
          <table:table-cell office:value-type="float" office:value="4376" calcext:value-type="float">
            <text:p>4376</text:p>
          </table:table-cell>
          <table:table-cell table:formula="of:=[.B207]-[.$B$2]" office:value-type="float" office:value="22.5065033435822" calcext:value-type="float">
            <text:p>22.5065033436</text:p>
          </table:table-cell>
          <table:table-cell table:formula="of:=[.C207]/([.D207]-[.D206])" office:value-type="float" office:value="102083.317875159" calcext:value-type="float">
            <text:p>102083.317875159</text:p>
          </table:table-cell>
          <table:table-cell/>
          <table:table-cell office:value-type="float" office:value="1443143602.74552" calcext:value-type="float">
            <text:p>1443143602.74552</text:p>
          </table:table-cell>
          <table:table-cell table:formula="of:=[.G207]-[.$B$2]" office:value-type="float" office:value="22.7453396320343" calcext:value-type="float">
            <text:p>22.745339632</text:p>
          </table:table-cell>
          <table:table-cell table:formula="of:=[.C207]/([.H207]-[.H206])" office:value-type="float" office:value="98414.3394316354" calcext:value-type="float">
            <text:p>98414.3394316354</text:p>
          </table:table-cell>
          <table:table-cell table:formula="of:=[.G207]-[.$B207]" office:value-type="float" office:value="0.238836288452148" calcext:value-type="float">
            <text:p>0.238836288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3602.54955" calcext:value-type="float">
            <text:p>1443143602.54955</text:p>
          </table:table-cell>
          <table:table-cell office:value-type="float" office:value="4376" calcext:value-type="float">
            <text:p>4376</text:p>
          </table:table-cell>
          <table:table-cell table:formula="of:=[.B208]-[.$B$2]" office:value-type="float" office:value="22.5493700504303" calcext:value-type="float">
            <text:p>22.5493700504</text:p>
          </table:table-cell>
          <table:table-cell table:formula="of:=[.C208]/([.D208]-[.D207])" office:value-type="float" office:value="102083.885648179" calcext:value-type="float">
            <text:p>102083.885648179</text:p>
          </table:table-cell>
          <table:table-cell/>
          <table:table-cell office:value-type="float" office:value="1443143602.82963" calcext:value-type="float">
            <text:p>1443143602.82963</text:p>
          </table:table-cell>
          <table:table-cell table:formula="of:=[.G208]-[.$B$2]" office:value-type="float" office:value="22.8294532299042" calcext:value-type="float">
            <text:p>22.8294532299</text:p>
          </table:table-cell>
          <table:table-cell table:formula="of:=[.C208]/([.H208]-[.H207])" office:value-type="float" office:value="52024.8819551131" calcext:value-type="float">
            <text:p>52024.8819551131</text:p>
          </table:table-cell>
          <table:table-cell table:formula="of:=[.G208]-[.$B208]" office:value-type="float" office:value="0.280083179473877" calcext:value-type="float">
            <text:p>0.280083179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3602.59241" calcext:value-type="float">
            <text:p>1443143602.59241</text:p>
          </table:table-cell>
          <table:table-cell office:value-type="float" office:value="4376" calcext:value-type="float">
            <text:p>4376</text:p>
          </table:table-cell>
          <table:table-cell table:formula="of:=[.B209]-[.$B$2]" office:value-type="float" office:value="22.5922355651855" calcext:value-type="float">
            <text:p>22.5922355652</text:p>
          </table:table-cell>
          <table:table-cell table:formula="of:=[.C209]/([.D209]-[.D208])" office:value-type="float" office:value="102086.724608017" calcext:value-type="float">
            <text:p>102086.724608017</text:p>
          </table:table-cell>
          <table:table-cell/>
          <table:table-cell office:value-type="float" office:value="1443143602.87249" calcext:value-type="float">
            <text:p>1443143602.87249</text:p>
          </table:table-cell>
          <table:table-cell table:formula="of:=[.G209]-[.$B$2]" office:value-type="float" office:value="22.8723154067993" calcext:value-type="float">
            <text:p>22.8723154068</text:p>
          </table:table-cell>
          <table:table-cell table:formula="of:=[.C209]/([.H209]-[.H208])" office:value-type="float" office:value="102094.674535675" calcext:value-type="float">
            <text:p>102094.674535675</text:p>
          </table:table-cell>
          <table:table-cell table:formula="of:=[.G209]-[.$B209]" office:value-type="float" office:value="0.28007984161377" calcext:value-type="float">
            <text:p>0.2800798416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3602.63528" calcext:value-type="float">
            <text:p>1443143602.63528</text:p>
          </table:table-cell>
          <table:table-cell office:value-type="float" office:value="4376" calcext:value-type="float">
            <text:p>4376</text:p>
          </table:table-cell>
          <table:table-cell table:formula="of:=[.B210]-[.$B$2]" office:value-type="float" office:value="22.6351008415222" calcext:value-type="float">
            <text:p>22.6351008415</text:p>
          </table:table-cell>
          <table:table-cell table:formula="of:=[.C210]/([.D210]-[.D209])" office:value-type="float" office:value="102087.292418933" calcext:value-type="float">
            <text:p>102087.292418933</text:p>
          </table:table-cell>
          <table:table-cell/>
          <table:table-cell office:value-type="float" office:value="1443143602.91537" calcext:value-type="float">
            <text:p>1443143602.91537</text:p>
          </table:table-cell>
          <table:table-cell table:formula="of:=[.G210]-[.$B$2]" office:value-type="float" office:value="22.9151861667633" calcext:value-type="float">
            <text:p>22.9151861668</text:p>
          </table:table-cell>
          <table:table-cell table:formula="of:=[.C210]/([.H210]-[.H209])" office:value-type="float" office:value="102074.234365702" calcext:value-type="float">
            <text:p>102074.234365702</text:p>
          </table:table-cell>
          <table:table-cell table:formula="of:=[.G210]-[.$B210]" office:value-type="float" office:value="0.280085325241089" calcext:value-type="float">
            <text:p>0.280085325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3602.67811" calcext:value-type="float">
            <text:p>1443143602.67811</text:p>
          </table:table-cell>
          <table:table-cell office:value-type="float" office:value="4376" calcext:value-type="float">
            <text:p>4376</text:p>
          </table:table-cell>
          <table:table-cell table:formula="of:=[.B211]-[.$B$2]" office:value-type="float" office:value="22.6779356002808" calcext:value-type="float">
            <text:p>22.6779356003</text:p>
          </table:table-cell>
          <table:table-cell table:formula="of:=[.C211]/([.D211]-[.D210])" office:value-type="float" office:value="102160.024401376" calcext:value-type="float">
            <text:p>102160.024401376</text:p>
          </table:table-cell>
          <table:table-cell/>
          <table:table-cell office:value-type="float" office:value="1443143602.9584" calcext:value-type="float">
            <text:p>1443143602.9584</text:p>
          </table:table-cell>
          <table:table-cell table:formula="of:=[.G211]-[.$B$2]" office:value-type="float" office:value="22.9582231044769" calcext:value-type="float">
            <text:p>22.9582231045</text:p>
          </table:table-cell>
          <table:table-cell table:formula="of:=[.C211]/([.H211]-[.H210])" office:value-type="float" office:value="101680.096969697" calcext:value-type="float">
            <text:p>101680.096969697</text:p>
          </table:table-cell>
          <table:table-cell table:formula="of:=[.G211]-[.$B211]" office:value-type="float" office:value="0.280287504196167" calcext:value-type="float">
            <text:p>0.280287504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3602.72098" calcext:value-type="float">
            <text:p>1443143602.72098</text:p>
          </table:table-cell>
          <table:table-cell office:value-type="float" office:value="4376" calcext:value-type="float">
            <text:p>4376</text:p>
          </table:table-cell>
          <table:table-cell table:formula="of:=[.B212]-[.$B$2]" office:value-type="float" office:value="22.7208027839661" calcext:value-type="float">
            <text:p>22.720802784</text:p>
          </table:table-cell>
          <table:table-cell table:formula="of:=[.C212]/([.D212]-[.D211])" office:value-type="float" office:value="102082.750108455" calcext:value-type="float">
            <text:p>102082.750108455</text:p>
          </table:table-cell>
          <table:table-cell/>
          <table:table-cell office:value-type="float" office:value="1443143603.00124" calcext:value-type="float">
            <text:p>1443143603.00124</text:p>
          </table:table-cell>
          <table:table-cell table:formula="of:=[.G212]-[.$B$2]" office:value-type="float" office:value="23.0010583400726" calcext:value-type="float">
            <text:p>23.0010583401</text:p>
          </table:table-cell>
          <table:table-cell table:formula="of:=[.C212]/([.H212]-[.H211])" office:value-type="float" office:value="102158.887167156" calcext:value-type="float">
            <text:p>102158.887167156</text:p>
          </table:table-cell>
          <table:table-cell table:formula="of:=[.G212]-[.$B212]" office:value-type="float" office:value="0.280255556106567" calcext:value-type="float">
            <text:p>0.280255556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3602.76385" calcext:value-type="float">
            <text:p>1443143602.76385</text:p>
          </table:table-cell>
          <table:table-cell office:value-type="float" office:value="4376" calcext:value-type="float">
            <text:p>4376</text:p>
          </table:table-cell>
          <table:table-cell table:formula="of:=[.B213]-[.$B$2]" office:value-type="float" office:value="22.7636682987213" calcext:value-type="float">
            <text:p>22.7636682987</text:p>
          </table:table-cell>
          <table:table-cell table:formula="of:=[.C213]/([.D213]-[.D212])" office:value-type="float" office:value="102086.724608017" calcext:value-type="float">
            <text:p>102086.724608017</text:p>
          </table:table-cell>
          <table:table-cell/>
          <table:table-cell office:value-type="float" office:value="1443143603.01585" calcext:value-type="float">
            <text:p>1443143603.01585</text:p>
          </table:table-cell>
          <table:table-cell table:formula="of:=[.G213]-[.$B$2]" office:value-type="float" office:value="23.0156662464142" calcext:value-type="float">
            <text:p>23.0156662464</text:p>
          </table:table-cell>
          <table:table-cell table:formula="of:=[.C213]/([.H213]-[.H212])" office:value-type="float" office:value="299563.804537294" calcext:value-type="float">
            <text:p>299563.804537294</text:p>
          </table:table-cell>
          <table:table-cell table:formula="of:=[.G213]-[.$B213]" office:value-type="float" office:value="0.251997947692871" calcext:value-type="float">
            <text:p>0.251997947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3602.80673" calcext:value-type="float">
            <text:p>1443143602.80673</text:p>
          </table:table-cell>
          <table:table-cell office:value-type="float" office:value="4376" calcext:value-type="float">
            <text:p>4376</text:p>
          </table:table-cell>
          <table:table-cell table:formula="of:=[.B214]-[.$B$2]" office:value-type="float" office:value="22.8065495491028" calcext:value-type="float">
            <text:p>22.8065495491</text:p>
          </table:table-cell>
          <table:table-cell table:formula="of:=[.C214]/([.D214]-[.D213])" office:value-type="float" office:value="102049.263047866" calcext:value-type="float">
            <text:p>102049.263047866</text:p>
          </table:table-cell>
          <table:table-cell/>
          <table:table-cell office:value-type="float" office:value="1443143603.04395" calcext:value-type="float">
            <text:p>1443143603.04395</text:p>
          </table:table-cell>
          <table:table-cell table:formula="of:=[.G214]-[.$B$2]" office:value-type="float" office:value="23.0437755584717" calcext:value-type="float">
            <text:p>23.0437755585</text:p>
          </table:table-cell>
          <table:table-cell table:formula="of:=[.C214]/([.H214]-[.H213])" office:value-type="float" office:value="155677.947259943" calcext:value-type="float">
            <text:p>155677.947259943</text:p>
          </table:table-cell>
          <table:table-cell table:formula="of:=[.G214]-[.$B214]" office:value-type="float" office:value="0.237226009368896" calcext:value-type="float">
            <text:p>0.237226009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3602.8496" calcext:value-type="float">
            <text:p>1443143602.8496</text:p>
          </table:table-cell>
          <table:table-cell office:value-type="float" office:value="4376" calcext:value-type="float">
            <text:p>4376</text:p>
          </table:table-cell>
          <table:table-cell table:formula="of:=[.B215]-[.$B$2]" office:value-type="float" office:value="22.8494172096252" calcext:value-type="float">
            <text:p>22.8494172096</text:p>
          </table:table-cell>
          <table:table-cell table:formula="of:=[.C215]/([.D215]-[.D214])" office:value-type="float" office:value="102081.614593993" calcext:value-type="float">
            <text:p>102081.614593993</text:p>
          </table:table-cell>
          <table:table-cell/>
          <table:table-cell office:value-type="float" office:value="1443143603.0869" calcext:value-type="float">
            <text:p>1443143603.0869</text:p>
          </table:table-cell>
          <table:table-cell table:formula="of:=[.G215]-[.$B$2]" office:value-type="float" office:value="23.0867257118225" calcext:value-type="float">
            <text:p>23.0867257118</text:p>
          </table:table-cell>
          <table:table-cell table:formula="of:=[.C215]/([.H215]-[.H214])" office:value-type="float" office:value="101885.550076049" calcext:value-type="float">
            <text:p>101885.550076049</text:p>
          </table:table-cell>
          <table:table-cell table:formula="of:=[.G215]-[.$B215]" office:value-type="float" office:value="0.237308502197266" calcext:value-type="float">
            <text:p>0.237308502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3602.89247" calcext:value-type="float">
            <text:p>1443143602.89247</text:p>
          </table:table-cell>
          <table:table-cell office:value-type="float" office:value="4376" calcext:value-type="float">
            <text:p>4376</text:p>
          </table:table-cell>
          <table:table-cell table:formula="of:=[.B216]-[.$B$2]" office:value-type="float" office:value="22.8922924995422" calcext:value-type="float">
            <text:p>22.8922924995</text:p>
          </table:table-cell>
          <table:table-cell table:formula="of:=[.C216]/([.D216]-[.D215])" office:value-type="float" office:value="102063.449797589" calcext:value-type="float">
            <text:p>102063.449797589</text:p>
          </table:table-cell>
          <table:table-cell/>
          <table:table-cell office:value-type="float" office:value="1443143603.1298" calcext:value-type="float">
            <text:p>1443143603.1298</text:p>
          </table:table-cell>
          <table:table-cell table:formula="of:=[.G216]-[.$B$2]" office:value-type="float" office:value="23.1296181678772" calcext:value-type="float">
            <text:p>23.1296181679</text:p>
          </table:table-cell>
          <table:table-cell table:formula="of:=[.C216]/([.H216]-[.H215])" office:value-type="float" office:value="102022.602632515" calcext:value-type="float">
            <text:p>102022.602632515</text:p>
          </table:table-cell>
          <table:table-cell table:formula="of:=[.G216]-[.$B216]" office:value-type="float" office:value="0.237325668334961" calcext:value-type="float">
            <text:p>0.2373256683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3602.93534" calcext:value-type="float">
            <text:p>1443143602.93534</text:p>
          </table:table-cell>
          <table:table-cell office:value-type="float" office:value="4376" calcext:value-type="float">
            <text:p>4376</text:p>
          </table:table-cell>
          <table:table-cell table:formula="of:=[.B217]-[.$B$2]" office:value-type="float" office:value="22.9351630210876" calcext:value-type="float">
            <text:p>22.9351630211</text:p>
          </table:table-cell>
          <table:table-cell table:formula="of:=[.C217]/([.D217]-[.D216])" office:value-type="float" office:value="102074.802037684" calcext:value-type="float">
            <text:p>102074.802037684</text:p>
          </table:table-cell>
          <table:table-cell/>
          <table:table-cell office:value-type="float" office:value="1443143603.1726" calcext:value-type="float">
            <text:p>1443143603.1726</text:p>
          </table:table-cell>
          <table:table-cell table:formula="of:=[.G217]-[.$B$2]" office:value-type="float" office:value="23.1724255084991" calcext:value-type="float">
            <text:p>23.1724255085</text:p>
          </table:table-cell>
          <table:table-cell table:formula="of:=[.C217]/([.H217]-[.H216])" office:value-type="float" office:value="102225.457980362" calcext:value-type="float">
            <text:p>102225.457980362</text:p>
          </table:table-cell>
          <table:table-cell table:formula="of:=[.G217]-[.$B217]" office:value-type="float" office:value="0.237262487411499" calcext:value-type="float">
            <text:p>0.237262487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3602.97821" calcext:value-type="float">
            <text:p>1443143602.97821</text:p>
          </table:table-cell>
          <table:table-cell office:value-type="float" office:value="4376" calcext:value-type="float">
            <text:p>4376</text:p>
          </table:table-cell>
          <table:table-cell table:formula="of:=[.B218]-[.$B$2]" office:value-type="float" office:value="22.9780304431915" calcext:value-type="float">
            <text:p>22.9780304432</text:p>
          </table:table-cell>
          <table:table-cell table:formula="of:=[.C218]/([.D218]-[.D217])" office:value-type="float" office:value="102082.182348066" calcext:value-type="float">
            <text:p>102082.182348066</text:p>
          </table:table-cell>
          <table:table-cell/>
          <table:table-cell office:value-type="float" office:value="1443143603.21603" calcext:value-type="float">
            <text:p>1443143603.21603</text:p>
          </table:table-cell>
          <table:table-cell table:formula="of:=[.G218]-[.$B$2]" office:value-type="float" office:value="23.2158486843109" calcext:value-type="float">
            <text:p>23.2158486843</text:p>
          </table:table-cell>
          <table:table-cell table:formula="of:=[.C218]/([.H218]-[.H217])" office:value-type="float" office:value="100775.678383572" calcext:value-type="float">
            <text:p>100775.678383572</text:p>
          </table:table-cell>
          <table:table-cell table:formula="of:=[.G218]-[.$B218]" office:value-type="float" office:value="0.237818241119385" calcext:value-type="float">
            <text:p>0.237818241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3603.02159" calcext:value-type="float">
            <text:p>1443143603.02159</text:p>
          </table:table-cell>
          <table:table-cell office:value-type="float" office:value="4376" calcext:value-type="float">
            <text:p>4376</text:p>
          </table:table-cell>
          <table:table-cell table:formula="of:=[.B219]-[.$B$2]" office:value-type="float" office:value="23.0214078426361" calcext:value-type="float">
            <text:p>23.0214078426</text:p>
          </table:table-cell>
          <table:table-cell table:formula="of:=[.C219]/([.D219]-[.D218])" office:value-type="float" office:value="100882.027415933" calcext:value-type="float">
            <text:p>100882.027415933</text:p>
          </table:table-cell>
          <table:table-cell/>
          <table:table-cell office:value-type="float" office:value="1443143603.25986" calcext:value-type="float">
            <text:p>1443143603.25986</text:p>
          </table:table-cell>
          <table:table-cell table:formula="of:=[.G219]-[.$B$2]" office:value-type="float" office:value="23.2596800327301" calcext:value-type="float">
            <text:p>23.2596800327</text:p>
          </table:table-cell>
          <table:table-cell table:formula="of:=[.C219]/([.H219]-[.H218])" office:value-type="float" office:value="99837.2205698371" calcext:value-type="float">
            <text:p>99837.2205698371</text:p>
          </table:table-cell>
          <table:table-cell table:formula="of:=[.G219]-[.$B219]" office:value-type="float" office:value="0.238272190093994" calcext:value-type="float">
            <text:p>0.238272190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3603.06548" calcext:value-type="float">
            <text:p>1443143603.06548</text:p>
          </table:table-cell>
          <table:table-cell office:value-type="float" office:value="4376" calcext:value-type="float">
            <text:p>4376</text:p>
          </table:table-cell>
          <table:table-cell table:formula="of:=[.B220]-[.$B$2]" office:value-type="float" office:value="23.0653002262115" calcext:value-type="float">
            <text:p>23.0653002262</text:p>
          </table:table-cell>
          <table:table-cell table:formula="of:=[.C220]/([.D220]-[.D219])" office:value-type="float" office:value="99698.3905528577" calcext:value-type="float">
            <text:p>99698.3905528577</text:p>
          </table:table-cell>
          <table:table-cell/>
          <table:table-cell office:value-type="float" office:value="1443143603.30378" calcext:value-type="float">
            <text:p>1443143603.30378</text:p>
          </table:table-cell>
          <table:table-cell table:formula="of:=[.G220]-[.$B$2]" office:value-type="float" office:value="23.3036034107208" calcext:value-type="float">
            <text:p>23.3036034107</text:p>
          </table:table-cell>
          <table:table-cell table:formula="of:=[.C220]/([.H220]-[.H219])" office:value-type="float" office:value="99628.0386477626" calcext:value-type="float">
            <text:p>99628.0386477626</text:p>
          </table:table-cell>
          <table:table-cell table:formula="of:=[.G220]-[.$B220]" office:value-type="float" office:value="0.238303184509277" calcext:value-type="float">
            <text:p>0.238303184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3603.10938" calcext:value-type="float">
            <text:p>1443143603.10938</text:p>
          </table:table-cell>
          <table:table-cell office:value-type="float" office:value="4376" calcext:value-type="float">
            <text:p>4376</text:p>
          </table:table-cell>
          <table:table-cell table:formula="of:=[.B221]-[.$B$2]" office:value-type="float" office:value="23.1091964244843" calcext:value-type="float">
            <text:p>23.1091964245</text:p>
          </table:table-cell>
          <table:table-cell table:formula="of:=[.C221]/([.D221]-[.D220])" office:value-type="float" office:value="99689.7264955408" calcext:value-type="float">
            <text:p>99689.7264955408</text:p>
          </table:table-cell>
          <table:table-cell/>
          <table:table-cell office:value-type="float" office:value="1443143603.34766" calcext:value-type="float">
            <text:p>1443143603.34766</text:p>
          </table:table-cell>
          <table:table-cell table:formula="of:=[.G221]-[.$B$2]" office:value-type="float" office:value="23.3474793434143" calcext:value-type="float">
            <text:p>23.3474793434</text:p>
          </table:table-cell>
          <table:table-cell table:formula="of:=[.C221]/([.H221]-[.H220])" office:value-type="float" office:value="99735.7715577436" calcext:value-type="float">
            <text:p>99735.7715577436</text:p>
          </table:table-cell>
          <table:table-cell table:formula="of:=[.G221]-[.$B221]" office:value-type="float" office:value="0.238282918930054" calcext:value-type="float">
            <text:p>0.238282918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3603.15327" calcext:value-type="float">
            <text:p>1443143603.15327</text:p>
          </table:table-cell>
          <table:table-cell office:value-type="float" office:value="4376" calcext:value-type="float">
            <text:p>4376</text:p>
          </table:table-cell>
          <table:table-cell table:formula="of:=[.B222]-[.$B$2]" office:value-type="float" office:value="23.1530916690826" calcext:value-type="float">
            <text:p>23.1530916691</text:p>
          </table:table-cell>
          <table:table-cell table:formula="of:=[.C222]/([.D222]-[.D221])" office:value-type="float" office:value="99691.8923686926" calcext:value-type="float">
            <text:p>99691.8923686926</text:p>
          </table:table-cell>
          <table:table-cell/>
          <table:table-cell office:value-type="float" office:value="1443143603.39155" calcext:value-type="float">
            <text:p>1443143603.39155</text:p>
          </table:table-cell>
          <table:table-cell table:formula="of:=[.G222]-[.$B$2]" office:value-type="float" office:value="23.3913745880127" calcext:value-type="float">
            <text:p>23.391374588</text:p>
          </table:table-cell>
          <table:table-cell table:formula="of:=[.C222]/([.H222]-[.H221])" office:value-type="float" office:value="99691.8923686926" calcext:value-type="float">
            <text:p>99691.8923686926</text:p>
          </table:table-cell>
          <table:table-cell table:formula="of:=[.G222]-[.$B222]" office:value-type="float" office:value="0.238282918930054" calcext:value-type="float">
            <text:p>0.238282918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3603.19716" calcext:value-type="float">
            <text:p>1443143603.19716</text:p>
          </table:table-cell>
          <table:table-cell office:value-type="float" office:value="4376" calcext:value-type="float">
            <text:p>4376</text:p>
          </table:table-cell>
          <table:table-cell table:formula="of:=[.B223]-[.$B$2]" office:value-type="float" office:value="23.196985244751" calcext:value-type="float">
            <text:p>23.1969852448</text:p>
          </table:table-cell>
          <table:table-cell table:formula="of:=[.C223]/([.D223]-[.D222])" office:value-type="float" office:value="99695.6828731743" calcext:value-type="float">
            <text:p>99695.6828731743</text:p>
          </table:table-cell>
          <table:table-cell/>
          <table:table-cell office:value-type="float" office:value="1443143603.43546" calcext:value-type="float">
            <text:p>1443143603.43546</text:p>
          </table:table-cell>
          <table:table-cell table:formula="of:=[.G223]-[.$B$2]" office:value-type="float" office:value="23.4352762699127" calcext:value-type="float">
            <text:p>23.4352762699</text:p>
          </table:table-cell>
          <table:table-cell table:formula="of:=[.C223]/([.H223]-[.H222])" office:value-type="float" office:value="99677.2745510136" calcext:value-type="float">
            <text:p>99677.2745510136</text:p>
          </table:table-cell>
          <table:table-cell table:formula="of:=[.G223]-[.$B223]" office:value-type="float" office:value="0.238291025161743" calcext:value-type="float">
            <text:p>0.238291025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3603.24106" calcext:value-type="float">
            <text:p>1443143603.24106</text:p>
          </table:table-cell>
          <table:table-cell office:value-type="float" office:value="4376" calcext:value-type="float">
            <text:p>4376</text:p>
          </table:table-cell>
          <table:table-cell table:formula="of:=[.B224]-[.$B$2]" office:value-type="float" office:value="23.2408814430237" calcext:value-type="float">
            <text:p>23.240881443</text:p>
          </table:table-cell>
          <table:table-cell table:formula="of:=[.C224]/([.D224]-[.D223])" office:value-type="float" office:value="99689.7264955408" calcext:value-type="float">
            <text:p>99689.7264955408</text:p>
          </table:table-cell>
          <table:table-cell/>
          <table:table-cell office:value-type="float" office:value="1443143603.47932" calcext:value-type="float">
            <text:p>1443143603.47932</text:p>
          </table:table-cell>
          <table:table-cell table:formula="of:=[.G224]-[.$B$2]" office:value-type="float" office:value="23.4791417121887" calcext:value-type="float">
            <text:p>23.4791417122</text:p>
          </table:table-cell>
          <table:table-cell table:formula="of:=[.C224]/([.H224]-[.H223])" office:value-type="float" office:value="99759.6233606" calcext:value-type="float">
            <text:p>99759.6233606</text:p>
          </table:table-cell>
          <table:table-cell table:formula="of:=[.G224]-[.$B224]" office:value-type="float" office:value="0.238260269165039" calcext:value-type="float">
            <text:p>0.238260269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3603.28496" calcext:value-type="float">
            <text:p>1443143603.28496</text:p>
          </table:table-cell>
          <table:table-cell office:value-type="float" office:value="4376" calcext:value-type="float">
            <text:p>4376</text:p>
          </table:table-cell>
          <table:table-cell table:formula="of:=[.B225]-[.$B$2]" office:value-type="float" office:value="23.2847774028778" calcext:value-type="float">
            <text:p>23.2847774029</text:p>
          </table:table-cell>
          <table:table-cell table:formula="of:=[.C225]/([.D225]-[.D224])" office:value-type="float" office:value="99690.2679550059" calcext:value-type="float">
            <text:p>99690.2679550059</text:p>
          </table:table-cell>
          <table:table-cell/>
          <table:table-cell office:value-type="float" office:value="1443143603.52317" calcext:value-type="float">
            <text:p>1443143603.52317</text:p>
          </table:table-cell>
          <table:table-cell table:formula="of:=[.G225]-[.$B$2]" office:value-type="float" office:value="23.5229935646057" calcext:value-type="float">
            <text:p>23.5229935646</text:p>
          </table:table-cell>
          <table:table-cell table:formula="of:=[.C225]/([.H225]-[.H224])" office:value-type="float" office:value="99790.5392544909" calcext:value-type="float">
            <text:p>99790.5392544909</text:p>
          </table:table-cell>
          <table:table-cell table:formula="of:=[.G225]-[.$B225]" office:value-type="float" office:value="0.238216161727905" calcext:value-type="float">
            <text:p>0.238216161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3603.32885" calcext:value-type="float">
            <text:p>1443143603.32885</text:p>
          </table:table-cell>
          <table:table-cell office:value-type="float" office:value="4376" calcext:value-type="float">
            <text:p>4376</text:p>
          </table:table-cell>
          <table:table-cell table:formula="of:=[.B226]-[.$B$2]" office:value-type="float" office:value="23.3286709785461" calcext:value-type="float">
            <text:p>23.3286709785</text:p>
          </table:table-cell>
          <table:table-cell table:formula="of:=[.C226]/([.D226]-[.D225])" office:value-type="float" office:value="99695.6828731743" calcext:value-type="float">
            <text:p>99695.6828731743</text:p>
          </table:table-cell>
          <table:table-cell/>
          <table:table-cell office:value-type="float" office:value="1443143603.5672" calcext:value-type="float">
            <text:p>1443143603.5672</text:p>
          </table:table-cell>
          <table:table-cell table:formula="of:=[.G226]-[.$B$2]" office:value-type="float" office:value="23.5670201778412" calcext:value-type="float">
            <text:p>23.5670201778</text:p>
          </table:table-cell>
          <table:table-cell table:formula="of:=[.C226]/([.H226]-[.H225])" office:value-type="float" office:value="99394.427106969" calcext:value-type="float">
            <text:p>99394.427106969</text:p>
          </table:table-cell>
          <table:table-cell table:formula="of:=[.G226]-[.$B226]" office:value-type="float" office:value="0.238349199295044" calcext:value-type="float">
            <text:p>0.238349199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3603.37274" calcext:value-type="float">
            <text:p>1443143603.37274</text:p>
          </table:table-cell>
          <table:table-cell office:value-type="float" office:value="4376" calcext:value-type="float">
            <text:p>4376</text:p>
          </table:table-cell>
          <table:table-cell table:formula="of:=[.B227]-[.$B$2]" office:value-type="float" office:value="23.3725633621216" calcext:value-type="float">
            <text:p>23.3725633621</text:p>
          </table:table-cell>
          <table:table-cell table:formula="of:=[.C227]/([.D227]-[.D226])" office:value-type="float" office:value="99698.3905528577" calcext:value-type="float">
            <text:p>99698.3905528577</text:p>
          </table:table-cell>
          <table:table-cell/>
          <table:table-cell office:value-type="float" office:value="1443143603.611" calcext:value-type="float">
            <text:p>1443143603.611</text:p>
          </table:table-cell>
          <table:table-cell table:formula="of:=[.G227]-[.$B$2]" office:value-type="float" office:value="23.6108207702637" calcext:value-type="float">
            <text:p>23.6108207703</text:p>
          </table:table-cell>
          <table:table-cell table:formula="of:=[.C227]/([.H227]-[.H226])" office:value-type="float" office:value="99907.3244898293" calcext:value-type="float">
            <text:p>99907.3244898293</text:p>
          </table:table-cell>
          <table:table-cell table:formula="of:=[.G227]-[.$B227]" office:value-type="float" office:value="0.23825740814209" calcext:value-type="float">
            <text:p>0.238257408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3603.41664" calcext:value-type="float">
            <text:p>1443143603.41664</text:p>
          </table:table-cell>
          <table:table-cell office:value-type="float" office:value="4376" calcext:value-type="float">
            <text:p>4376</text:p>
          </table:table-cell>
          <table:table-cell table:formula="of:=[.B228]-[.$B$2]" office:value-type="float" office:value="23.4164609909058" calcext:value-type="float">
            <text:p>23.4164609909</text:p>
          </table:table-cell>
          <table:table-cell table:formula="of:=[.C228]/([.D228]-[.D227])" office:value-type="float" office:value="99686.4778622637" calcext:value-type="float">
            <text:p>99686.4778622637</text:p>
          </table:table-cell>
          <table:table-cell/>
          <table:table-cell office:value-type="float" office:value="1443143603.65486" calcext:value-type="float">
            <text:p>1443143603.65486</text:p>
          </table:table-cell>
          <table:table-cell table:formula="of:=[.G228]-[.$B$2]" office:value-type="float" office:value="23.6546857357025" calcext:value-type="float">
            <text:p>23.6546857357</text:p>
          </table:table-cell>
          <table:table-cell table:formula="of:=[.C228]/([.H228]-[.H227])" office:value-type="float" office:value="99760.7078045254" calcext:value-type="float">
            <text:p>99760.7078045254</text:p>
          </table:table-cell>
          <table:table-cell table:formula="of:=[.G228]-[.$B228]" office:value-type="float" office:value="0.238224744796753" calcext:value-type="float">
            <text:p>0.238224744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3603.46054" calcext:value-type="float">
            <text:p>1443143603.46054</text:p>
          </table:table-cell>
          <table:table-cell office:value-type="float" office:value="4376" calcext:value-type="float">
            <text:p>4376</text:p>
          </table:table-cell>
          <table:table-cell table:formula="of:=[.B229]-[.$B$2]" office:value-type="float" office:value="23.4603564739227" calcext:value-type="float">
            <text:p>23.4603564739</text:p>
          </table:table-cell>
          <table:table-cell table:formula="of:=[.C229]/([.D229]-[.D228])" office:value-type="float" office:value="99691.3508915817" calcext:value-type="float">
            <text:p>99691.3508915817</text:p>
          </table:table-cell>
          <table:table-cell/>
          <table:table-cell office:value-type="float" office:value="1443143603.69879" calcext:value-type="float">
            <text:p>1443143603.69879</text:p>
          </table:table-cell>
          <table:table-cell table:formula="of:=[.G229]-[.$B$2]" office:value-type="float" office:value="23.6986091136932" calcext:value-type="float">
            <text:p>23.6986091137</text:p>
          </table:table-cell>
          <table:table-cell table:formula="of:=[.C229]/([.H229]-[.H228])" office:value-type="float" office:value="99628.0386477626" calcext:value-type="float">
            <text:p>99628.0386477626</text:p>
          </table:table-cell>
          <table:table-cell table:formula="of:=[.G229]-[.$B229]" office:value-type="float" office:value="0.238252639770508" calcext:value-type="float">
            <text:p>0.238252639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3603.50442" calcext:value-type="float">
            <text:p>1443143603.50442</text:p>
          </table:table-cell>
          <table:table-cell office:value-type="float" office:value="4376" calcext:value-type="float">
            <text:p>4376</text:p>
          </table:table-cell>
          <table:table-cell table:formula="of:=[.B230]-[.$B$2]" office:value-type="float" office:value="23.5042457580566" calcext:value-type="float">
            <text:p>23.5042457581</text:p>
          </table:table-cell>
          <table:table-cell table:formula="of:=[.C230]/([.D230]-[.D229])" office:value-type="float" office:value="99705.4312084092" calcext:value-type="float">
            <text:p>99705.4312084092</text:p>
          </table:table-cell>
          <table:table-cell/>
          <table:table-cell office:value-type="float" office:value="1443143603.7427" calcext:value-type="float">
            <text:p>1443143603.7427</text:p>
          </table:table-cell>
          <table:table-cell table:formula="of:=[.G230]-[.$B$2]" office:value-type="float" office:value="23.7425177097321" calcext:value-type="float">
            <text:p>23.7425177097</text:p>
          </table:table-cell>
          <table:table-cell table:formula="of:=[.C230]/([.H230]-[.H229])" office:value-type="float" office:value="99661.5787061673" calcext:value-type="float">
            <text:p>99661.5787061673</text:p>
          </table:table-cell>
          <table:table-cell table:formula="of:=[.G230]-[.$B230]" office:value-type="float" office:value="0.238271951675415" calcext:value-type="float">
            <text:p>0.238271951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3603.54832" calcext:value-type="float">
            <text:p>1443143603.54832</text:p>
          </table:table-cell>
          <table:table-cell office:value-type="float" office:value="4376" calcext:value-type="float">
            <text:p>4376</text:p>
          </table:table-cell>
          <table:table-cell table:formula="of:=[.B231]-[.$B$2]" office:value-type="float" office:value="23.5481388568878" calcext:value-type="float">
            <text:p>23.5481388569</text:p>
          </table:table-cell>
          <table:table-cell table:formula="of:=[.C231]/([.D231]-[.D230])" office:value-type="float" office:value="99696.7659273986" calcext:value-type="float">
            <text:p>99696.7659273986</text:p>
          </table:table-cell>
          <table:table-cell/>
          <table:table-cell office:value-type="float" office:value="1443143603.78652" calcext:value-type="float">
            <text:p>1443143603.78652</text:p>
          </table:table-cell>
          <table:table-cell table:formula="of:=[.G231]-[.$B$2]" office:value-type="float" office:value="23.7863414287567" calcext:value-type="float">
            <text:p>23.7863414288</text:p>
          </table:table-cell>
          <table:table-cell table:formula="of:=[.C231]/([.H231]-[.H230])" office:value-type="float" office:value="99854.6015124313" calcext:value-type="float">
            <text:p>99854.6015124313</text:p>
          </table:table-cell>
          <table:table-cell table:formula="of:=[.G231]-[.$B231]" office:value-type="float" office:value="0.238202571868896" calcext:value-type="float">
            <text:p>0.238202571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3603.59221" calcext:value-type="float">
            <text:p>1443143603.59221</text:p>
          </table:table-cell>
          <table:table-cell office:value-type="float" office:value="4376" calcext:value-type="float">
            <text:p>4376</text:p>
          </table:table-cell>
          <table:table-cell table:formula="of:=[.B232]-[.$B$2]" office:value-type="float" office:value="23.5920338630676" calcext:value-type="float">
            <text:p>23.5920338631</text:p>
          </table:table-cell>
          <table:table-cell table:formula="of:=[.C232]/([.D232]-[.D231])" office:value-type="float" office:value="99692.4338516857" calcext:value-type="float">
            <text:p>99692.4338516857</text:p>
          </table:table-cell>
          <table:table-cell/>
          <table:table-cell office:value-type="float" office:value="1443143603.83058" calcext:value-type="float">
            <text:p>1443143603.83058</text:p>
          </table:table-cell>
          <table:table-cell table:formula="of:=[.G232]-[.$B$2]" office:value-type="float" office:value="23.8303961753845" calcext:value-type="float">
            <text:p>23.8303961754</text:p>
          </table:table-cell>
          <table:table-cell table:formula="of:=[.C232]/([.H232]-[.H231])" office:value-type="float" office:value="99330.9537555675" calcext:value-type="float">
            <text:p>99330.9537555675</text:p>
          </table:table-cell>
          <table:table-cell table:formula="of:=[.G232]-[.$B232]" office:value-type="float" office:value="0.238362312316895" calcext:value-type="float">
            <text:p>0.238362312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3603.6361" calcext:value-type="float">
            <text:p>1443143603.6361</text:p>
          </table:table-cell>
          <table:table-cell office:value-type="float" office:value="4376" calcext:value-type="float">
            <text:p>4376</text:p>
          </table:table-cell>
          <table:table-cell table:formula="of:=[.B233]-[.$B$2]" office:value-type="float" office:value="23.6359250545502" calcext:value-type="float">
            <text:p>23.6359250546</text:p>
          </table:table-cell>
          <table:table-cell table:formula="of:=[.C233]/([.D233]-[.D232])" office:value-type="float" office:value="99701.0983796234" calcext:value-type="float">
            <text:p>99701.0983796234</text:p>
          </table:table-cell>
          <table:table-cell/>
          <table:table-cell office:value-type="float" office:value="1443143603.87427" calcext:value-type="float">
            <text:p>1443143603.87427</text:p>
          </table:table-cell>
          <table:table-cell table:formula="of:=[.G233]-[.$B$2]" office:value-type="float" office:value="23.8740866184235" calcext:value-type="float">
            <text:p>23.8740866184</text:p>
          </table:table-cell>
          <table:table-cell table:formula="of:=[.C233]/([.H233]-[.H232])" office:value-type="float" office:value="100159.204064371" calcext:value-type="float">
            <text:p>100159.204064371</text:p>
          </table:table-cell>
          <table:table-cell table:formula="of:=[.G233]-[.$B233]" office:value-type="float" office:value="0.238161563873291" calcext:value-type="float">
            <text:p>0.238161563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3603.68" calcext:value-type="float">
            <text:p>1443143603.68</text:p>
          </table:table-cell>
          <table:table-cell office:value-type="float" office:value="4376" calcext:value-type="float">
            <text:p>4376</text:p>
          </table:table-cell>
          <table:table-cell table:formula="of:=[.B234]-[.$B$2]" office:value-type="float" office:value="23.6798181533813" calcext:value-type="float">
            <text:p>23.6798181534</text:p>
          </table:table-cell>
          <table:table-cell table:formula="of:=[.C234]/([.D234]-[.D233])" office:value-type="float" office:value="99696.7659273986" calcext:value-type="float">
            <text:p>99696.7659273986</text:p>
          </table:table-cell>
          <table:table-cell/>
          <table:table-cell office:value-type="float" office:value="1443143603.91812" calcext:value-type="float">
            <text:p>1443143603.91812</text:p>
          </table:table-cell>
          <table:table-cell table:formula="of:=[.G234]-[.$B$2]" office:value-type="float" office:value="23.917937040329" calcext:value-type="float">
            <text:p>23.9179370403</text:p>
          </table:table-cell>
          <table:table-cell table:formula="of:=[.C234]/([.H234]-[.H233])" office:value-type="float" office:value="99793.7946738291" calcext:value-type="float">
            <text:p>99793.7946738291</text:p>
          </table:table-cell>
          <table:table-cell table:formula="of:=[.G234]-[.$B234]" office:value-type="float" office:value="0.238118886947632" calcext:value-type="float">
            <text:p>0.2381188869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3603.72389" calcext:value-type="float">
            <text:p>1443143603.72389</text:p>
          </table:table-cell>
          <table:table-cell office:value-type="float" office:value="4376" calcext:value-type="float">
            <text:p>4376</text:p>
          </table:table-cell>
          <table:table-cell table:formula="of:=[.B235]-[.$B$2]" office:value-type="float" office:value="23.7237100601196" calcext:value-type="float">
            <text:p>23.7237100601</text:p>
          </table:table-cell>
          <table:table-cell table:formula="of:=[.C235]/([.D235]-[.D234])" office:value-type="float" office:value="99699.4736659134" calcext:value-type="float">
            <text:p>99699.4736659134</text:p>
          </table:table-cell>
          <table:table-cell/>
          <table:table-cell office:value-type="float" office:value="1443143603.962" calcext:value-type="float">
            <text:p>1443143603.962</text:p>
          </table:table-cell>
          <table:table-cell table:formula="of:=[.G235]-[.$B$2]" office:value-type="float" office:value="23.9618208408356" calcext:value-type="float">
            <text:p>23.9618208408</text:p>
          </table:table-cell>
          <table:table-cell table:formula="of:=[.C235]/([.H235]-[.H234])" office:value-type="float" office:value="99717.8901891754" calcext:value-type="float">
            <text:p>99717.8901891754</text:p>
          </table:table-cell>
          <table:table-cell table:formula="of:=[.G235]-[.$B235]" office:value-type="float" office:value="0.238110780715942" calcext:value-type="float">
            <text:p>0.238110780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3603.76778" calcext:value-type="float">
            <text:p>1443143603.76778</text:p>
          </table:table-cell>
          <table:table-cell office:value-type="float" office:value="4376" calcext:value-type="float">
            <text:p>4376</text:p>
          </table:table-cell>
          <table:table-cell table:formula="of:=[.B236]-[.$B$2]" office:value-type="float" office:value="23.7676031589508" calcext:value-type="float">
            <text:p>23.767603159</text:p>
          </table:table-cell>
          <table:table-cell table:formula="of:=[.C236]/([.D236]-[.D235])" office:value-type="float" office:value="99696.7659273986" calcext:value-type="float">
            <text:p>99696.7659273986</text:p>
          </table:table-cell>
          <table:table-cell/>
          <table:table-cell office:value-type="float" office:value="1443143604.00602" calcext:value-type="float">
            <text:p>1443143604.00602</text:p>
          </table:table-cell>
          <table:table-cell table:formula="of:=[.G236]-[.$B$2]" office:value-type="float" office:value="24.0058374404907" calcext:value-type="float">
            <text:p>24.0058374405</text:p>
          </table:table-cell>
          <table:table-cell table:formula="of:=[.C236]/([.H236]-[.H235])" office:value-type="float" office:value="99417.0388963216" calcext:value-type="float">
            <text:p>99417.0388963216</text:p>
          </table:table-cell>
          <table:table-cell table:formula="of:=[.G236]-[.$B236]" office:value-type="float" office:value="0.238234281539917" calcext:value-type="float">
            <text:p>0.238234281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3603.81168" calcext:value-type="float">
            <text:p>1443143603.81168</text:p>
          </table:table-cell>
          <table:table-cell office:value-type="float" office:value="4376" calcext:value-type="float">
            <text:p>4376</text:p>
          </table:table-cell>
          <table:table-cell table:formula="of:=[.B237]-[.$B$2]" office:value-type="float" office:value="23.8114964962006" calcext:value-type="float">
            <text:p>23.8114964962</text:p>
          </table:table-cell>
          <table:table-cell table:formula="of:=[.C237]/([.D237]-[.D236])" office:value-type="float" office:value="99696.224397345" calcext:value-type="float">
            <text:p>99696.224397345</text:p>
          </table:table-cell>
          <table:table-cell/>
          <table:table-cell office:value-type="float" office:value="1443143604.02057" calcext:value-type="float">
            <text:p>1443143604.02057</text:p>
          </table:table-cell>
          <table:table-cell table:formula="of:=[.G237]-[.$B$2]" office:value-type="float" office:value="24.0203948020935" calcext:value-type="float">
            <text:p>24.0203948021</text:p>
          </table:table-cell>
          <table:table-cell table:formula="of:=[.C237]/([.H237]-[.H236])" office:value-type="float" office:value="300603.92256543" calcext:value-type="float">
            <text:p>300603.92256543</text:p>
          </table:table-cell>
          <table:table-cell table:formula="of:=[.G237]-[.$B237]" office:value-type="float" office:value="0.208898305892944" calcext:value-type="float">
            <text:p>0.208898305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3603.85561" calcext:value-type="float">
            <text:p>1443143603.85561</text:p>
          </table:table-cell>
          <table:table-cell office:value-type="float" office:value="4376" calcext:value-type="float">
            <text:p>4376</text:p>
          </table:table-cell>
          <table:table-cell table:formula="of:=[.B238]-[.$B$2]" office:value-type="float" office:value="23.8554348945618" calcext:value-type="float">
            <text:p>23.8554348946</text:p>
          </table:table-cell>
          <table:table-cell table:formula="of:=[.C238]/([.D238]-[.D237])" office:value-type="float" office:value="99593.9807369866" calcext:value-type="float">
            <text:p>99593.9807369866</text:p>
          </table:table-cell>
          <table:table-cell/>
          <table:table-cell office:value-type="float" office:value="1443143604.04981" calcext:value-type="float">
            <text:p>1443143604.04981</text:p>
          </table:table-cell>
          <table:table-cell table:formula="of:=[.G238]-[.$B$2]" office:value-type="float" office:value="24.0496354103088" calcext:value-type="float">
            <text:p>24.0496354103</text:p>
          </table:table-cell>
          <table:table-cell table:formula="of:=[.C238]/([.H238]-[.H237])" office:value-type="float" office:value="149654.889794853" calcext:value-type="float">
            <text:p>149654.889794853</text:p>
          </table:table-cell>
          <table:table-cell table:formula="of:=[.G238]-[.$B238]" office:value-type="float" office:value="0.19420051574707" calcext:value-type="float">
            <text:p>0.194200515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3603.89951" calcext:value-type="float">
            <text:p>1443143603.89951</text:p>
          </table:table-cell>
          <table:table-cell office:value-type="float" office:value="4376" calcext:value-type="float">
            <text:p>4376</text:p>
          </table:table-cell>
          <table:table-cell table:formula="of:=[.B239]-[.$B$2]" office:value-type="float" office:value="23.899331331253" calcext:value-type="float">
            <text:p>23.8993313313</text:p>
          </table:table-cell>
          <table:table-cell table:formula="of:=[.C239]/([.D239]-[.D238])" office:value-type="float" office:value="99689.1850419575" calcext:value-type="float">
            <text:p>99689.1850419575</text:p>
          </table:table-cell>
          <table:table-cell/>
          <table:table-cell office:value-type="float" office:value="1443143604.09377" calcext:value-type="float">
            <text:p>1443143604.09377</text:p>
          </table:table-cell>
          <table:table-cell table:formula="of:=[.G239]-[.$B$2]" office:value-type="float" office:value="24.0935885906219" calcext:value-type="float">
            <text:p>24.0935885906</text:p>
          </table:table-cell>
          <table:table-cell table:formula="of:=[.C239]/([.H239]-[.H238])" office:value-type="float" office:value="99560.4861542801" calcext:value-type="float">
            <text:p>99560.4861542801</text:p>
          </table:table-cell>
          <table:table-cell table:formula="of:=[.G239]-[.$B239]" office:value-type="float" office:value="0.194257259368896" calcext:value-type="float">
            <text:p>0.194257259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3603.94339" calcext:value-type="float">
            <text:p>1443143603.94339</text:p>
          </table:table-cell>
          <table:table-cell office:value-type="float" office:value="4376" calcext:value-type="float">
            <text:p>4376</text:p>
          </table:table-cell>
          <table:table-cell table:formula="of:=[.B240]-[.$B$2]" office:value-type="float" office:value="23.9432106018066" calcext:value-type="float">
            <text:p>23.9432106018</text:p>
          </table:table-cell>
          <table:table-cell table:formula="of:=[.C240]/([.D240]-[.D239])" office:value-type="float" office:value="99728.1847394359" calcext:value-type="float">
            <text:p>99728.1847394359</text:p>
          </table:table-cell>
          <table:table-cell/>
          <table:table-cell office:value-type="float" office:value="1443143604.13779" calcext:value-type="float">
            <text:p>1443143604.13779</text:p>
          </table:table-cell>
          <table:table-cell table:formula="of:=[.G240]-[.$B$2]" office:value-type="float" office:value="24.137615442276" calcext:value-type="float">
            <text:p>24.1376154423</text:p>
          </table:table-cell>
          <table:table-cell table:formula="of:=[.C240]/([.H240]-[.H239])" office:value-type="float" office:value="99393.8888563971" calcext:value-type="float">
            <text:p>99393.8888563971</text:p>
          </table:table-cell>
          <table:table-cell table:formula="of:=[.G240]-[.$B240]" office:value-type="float" office:value="0.19440484046936" calcext:value-type="float">
            <text:p>0.194404840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3603.98727" calcext:value-type="float">
            <text:p>1443143603.98727</text:p>
          </table:table-cell>
          <table:table-cell office:value-type="float" office:value="4376" calcext:value-type="float">
            <text:p>4376</text:p>
          </table:table-cell>
          <table:table-cell table:formula="of:=[.B241]-[.$B$2]" office:value-type="float" office:value="23.9870872497559" calcext:value-type="float">
            <text:p>23.9870872498</text:p>
          </table:table-cell>
          <table:table-cell table:formula="of:=[.C241]/([.D241]-[.D240])" office:value-type="float" office:value="99734.1457137889" calcext:value-type="float">
            <text:p>99734.1457137889</text:p>
          </table:table-cell>
          <table:table-cell/>
          <table:table-cell office:value-type="float" office:value="1443143604.18157" calcext:value-type="float">
            <text:p>1443143604.18157</text:p>
          </table:table-cell>
          <table:table-cell table:formula="of:=[.G241]-[.$B$2]" office:value-type="float" office:value="24.1813900470734" calcext:value-type="float">
            <text:p>24.1813900471</text:p>
          </table:table-cell>
          <table:table-cell table:formula="of:=[.C241]/([.H241]-[.H240])" office:value-type="float" office:value="99966.636369578" calcext:value-type="float">
            <text:p>99966.636369578</text:p>
          </table:table-cell>
          <table:table-cell table:formula="of:=[.G241]-[.$B241]" office:value-type="float" office:value="0.194302797317505" calcext:value-type="float">
            <text:p>0.194302797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3604.03104" calcext:value-type="float">
            <text:p>1443143604.03104</text:p>
          </table:table-cell>
          <table:table-cell office:value-type="float" office:value="4376" calcext:value-type="float">
            <text:p>4376</text:p>
          </table:table-cell>
          <table:table-cell table:formula="of:=[.B242]-[.$B$2]" office:value-type="float" office:value="24.0308649539948" calcext:value-type="float">
            <text:p>24.030864954</text:p>
          </table:table-cell>
          <table:table-cell table:formula="of:=[.C242]/([.D242]-[.D241])" office:value-type="float" office:value="99959.5587772374" calcext:value-type="float">
            <text:p>99959.5587772374</text:p>
          </table:table-cell>
          <table:table-cell/>
          <table:table-cell office:value-type="float" office:value="1443143604.22538" calcext:value-type="float">
            <text:p>1443143604.22538</text:p>
          </table:table-cell>
          <table:table-cell table:formula="of:=[.G242]-[.$B$2]" office:value-type="float" office:value="24.2252006530762" calcext:value-type="float">
            <text:p>24.2252006531</text:p>
          </table:table-cell>
          <table:table-cell table:formula="of:=[.C242]/([.H242]-[.H241])" office:value-type="float" office:value="99884.4891513156" calcext:value-type="float">
            <text:p>99884.4891513156</text:p>
          </table:table-cell>
          <table:table-cell table:formula="of:=[.G242]-[.$B242]" office:value-type="float" office:value="0.194335699081421" calcext:value-type="float">
            <text:p>0.194335699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3604.07477" calcext:value-type="float">
            <text:p>1443143604.07477</text:p>
          </table:table-cell>
          <table:table-cell office:value-type="float" office:value="4376" calcext:value-type="float">
            <text:p>4376</text:p>
          </table:table-cell>
          <table:table-cell table:formula="of:=[.B243]-[.$B$2]" office:value-type="float" office:value="24.0745956897736" calcext:value-type="float">
            <text:p>24.0745956898</text:p>
          </table:table-cell>
          <table:table-cell table:formula="of:=[.C243]/([.D243]-[.D242])" office:value-type="float" office:value="100066.9191146" calcext:value-type="float">
            <text:p>100066.9191146</text:p>
          </table:table-cell>
          <table:table-cell/>
          <table:table-cell office:value-type="float" office:value="1443143604.26913" calcext:value-type="float">
            <text:p>1443143604.26913</text:p>
          </table:table-cell>
          <table:table-cell table:formula="of:=[.G243]-[.$B$2]" office:value-type="float" office:value="24.268946647644" calcext:value-type="float">
            <text:p>24.2689466476</text:p>
          </table:table-cell>
          <table:table-cell table:formula="of:=[.C243]/([.H243]-[.H242])" office:value-type="float" office:value="100032.015347387" calcext:value-type="float">
            <text:p>100032.015347387</text:p>
          </table:table-cell>
          <table:table-cell table:formula="of:=[.G243]-[.$B243]" office:value-type="float" office:value="0.194350957870483" calcext:value-type="float">
            <text:p>0.1943509579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3604.11845" calcext:value-type="float">
            <text:p>1443143604.11845</text:p>
          </table:table-cell>
          <table:table-cell office:value-type="float" office:value="4376" calcext:value-type="float">
            <text:p>4376</text:p>
          </table:table-cell>
          <table:table-cell table:formula="of:=[.B244]-[.$B$2]" office:value-type="float" office:value="24.1182720661163" calcext:value-type="float">
            <text:p>24.1182720661</text:p>
          </table:table-cell>
          <table:table-cell table:formula="of:=[.C244]/([.D244]-[.D243])" office:value-type="float" office:value="100191.46198524" calcext:value-type="float">
            <text:p>100191.46198524</text:p>
          </table:table-cell>
          <table:table-cell/>
          <table:table-cell office:value-type="float" office:value="1443143604.31282" calcext:value-type="float">
            <text:p>1443143604.31282</text:p>
          </table:table-cell>
          <table:table-cell table:formula="of:=[.G244]-[.$B$2]" office:value-type="float" office:value="24.3126385211945" calcext:value-type="float">
            <text:p>24.3126385212</text:p>
          </table:table-cell>
          <table:table-cell table:formula="of:=[.C244]/([.H244]-[.H243])" office:value-type="float" office:value="100155.924761401" calcext:value-type="float">
            <text:p>100155.924761401</text:p>
          </table:table-cell>
          <table:table-cell table:formula="of:=[.G244]-[.$B244]" office:value-type="float" office:value="0.194366455078125" calcext:value-type="float">
            <text:p>0.194366455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3604.16213" calcext:value-type="float">
            <text:p>1443143604.16213</text:p>
          </table:table-cell>
          <table:table-cell office:value-type="float" office:value="4376" calcext:value-type="float">
            <text:p>4376</text:p>
          </table:table-cell>
          <table:table-cell table:formula="of:=[.B245]-[.$B$2]" office:value-type="float" office:value="24.1619479656219" calcext:value-type="float">
            <text:p>24.1619479656</text:p>
          </table:table-cell>
          <table:table-cell table:formula="of:=[.C245]/([.D245]-[.D244])" office:value-type="float" office:value="100192.555838201" calcext:value-type="float">
            <text:p>100192.555838201</text:p>
          </table:table-cell>
          <table:table-cell/>
          <table:table-cell office:value-type="float" office:value="1443143604.40012" calcext:value-type="float">
            <text:p>1443143604.40012</text:p>
          </table:table-cell>
          <table:table-cell table:formula="of:=[.G245]-[.$B$2]" office:value-type="float" office:value="24.3999452590942" calcext:value-type="float">
            <text:p>24.3999452591</text:p>
          </table:table-cell>
          <table:table-cell table:formula="of:=[.C245]/([.H245]-[.H244])" office:value-type="float" office:value="50122.1338154133" calcext:value-type="float">
            <text:p>50122.1338154133</text:p>
          </table:table-cell>
          <table:table-cell table:formula="of:=[.G245]-[.$B245]" office:value-type="float" office:value="0.23799729347229" calcext:value-type="float">
            <text:p>0.237997293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3604.2058" calcext:value-type="float">
            <text:p>1443143604.2058</text:p>
          </table:table-cell>
          <table:table-cell office:value-type="float" office:value="4376" calcext:value-type="float">
            <text:p>4376</text:p>
          </table:table-cell>
          <table:table-cell table:formula="of:=[.B246]-[.$B$2]" office:value-type="float" office:value="24.205619096756" calcext:value-type="float">
            <text:p>24.2056190968</text:p>
          </table:table-cell>
          <table:table-cell table:formula="of:=[.C246]/([.D246]-[.D245])" office:value-type="float" office:value="100203.495681607" calcext:value-type="float">
            <text:p>100203.495681607</text:p>
          </table:table-cell>
          <table:table-cell/>
          <table:table-cell office:value-type="float" office:value="1443143604.44382" calcext:value-type="float">
            <text:p>1443143604.44382</text:p>
          </table:table-cell>
          <table:table-cell table:formula="of:=[.G246]-[.$B$2]" office:value-type="float" office:value="24.4436366558075" calcext:value-type="float">
            <text:p>24.4436366558</text:p>
          </table:table-cell>
          <table:table-cell table:formula="of:=[.C246]/([.H246]-[.H245])" office:value-type="float" office:value="100157.017838531" calcext:value-type="float">
            <text:p>100157.017838531</text:p>
          </table:table-cell>
          <table:table-cell table:formula="of:=[.G246]-[.$B246]" office:value-type="float" office:value="0.238017559051514" calcext:value-type="float">
            <text:p>0.238017559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3604.24947" calcext:value-type="float">
            <text:p>1443143604.24947</text:p>
          </table:table-cell>
          <table:table-cell office:value-type="float" office:value="4376" calcext:value-type="float">
            <text:p>4376</text:p>
          </table:table-cell>
          <table:table-cell table:formula="of:=[.B247]-[.$B$2]" office:value-type="float" office:value="24.2492949962616" calcext:value-type="float">
            <text:p>24.2492949963</text:p>
          </table:table-cell>
          <table:table-cell table:formula="of:=[.C247]/([.D247]-[.D246])" office:value-type="float" office:value="100192.555838201" calcext:value-type="float">
            <text:p>100192.555838201</text:p>
          </table:table-cell>
          <table:table-cell/>
          <table:table-cell office:value-type="float" office:value="1443143604.48746" calcext:value-type="float">
            <text:p>1443143604.48746</text:p>
          </table:table-cell>
          <table:table-cell table:formula="of:=[.G247]-[.$B$2]" office:value-type="float" office:value="24.4872844219208" calcext:value-type="float">
            <text:p>24.4872844219</text:p>
          </table:table-cell>
          <table:table-cell table:formula="of:=[.C247]/([.H247]-[.H246])" office:value-type="float" office:value="100257.135465828" calcext:value-type="float">
            <text:p>100257.135465828</text:p>
          </table:table-cell>
          <table:table-cell table:formula="of:=[.G247]-[.$B247]" office:value-type="float" office:value="0.23798942565918" calcext:value-type="float">
            <text:p>0.237989425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3604.29315" calcext:value-type="float">
            <text:p>1443143604.29315</text:p>
          </table:table-cell>
          <table:table-cell office:value-type="float" office:value="4376" calcext:value-type="float">
            <text:p>4376</text:p>
          </table:table-cell>
          <table:table-cell table:formula="of:=[.B248]-[.$B$2]" office:value-type="float" office:value="24.2929668426514" calcext:value-type="float">
            <text:p>24.2929668427</text:p>
          </table:table-cell>
          <table:table-cell table:formula="of:=[.C248]/([.D248]-[.D247])" office:value-type="float" office:value="100201.8545528" calcext:value-type="float">
            <text:p>100201.8545528</text:p>
          </table:table-cell>
          <table:table-cell/>
          <table:table-cell office:value-type="float" office:value="1443143604.53118" calcext:value-type="float">
            <text:p>1443143604.53118</text:p>
          </table:table-cell>
          <table:table-cell table:formula="of:=[.G248]-[.$B$2]" office:value-type="float" office:value="24.5309998989105" calcext:value-type="float">
            <text:p>24.5309998989</text:p>
          </table:table-cell>
          <table:table-cell table:formula="of:=[.C248]/([.H248]-[.H247])" office:value-type="float" office:value="100101.847247977" calcext:value-type="float">
            <text:p>100101.847247977</text:p>
          </table:table-cell>
          <table:table-cell table:formula="of:=[.G248]-[.$B248]" office:value-type="float" office:value="0.238033056259155" calcext:value-type="float">
            <text:p>0.238033056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3604.33683" calcext:value-type="float">
            <text:p>1443143604.33683</text:p>
          </table:table-cell>
          <table:table-cell office:value-type="float" office:value="4376" calcext:value-type="float">
            <text:p>4376</text:p>
          </table:table-cell>
          <table:table-cell table:formula="of:=[.B249]-[.$B$2]" office:value-type="float" office:value="24.3366467952728" calcext:value-type="float">
            <text:p>24.3366467953</text:p>
          </table:table-cell>
          <table:table-cell table:formula="of:=[.C249]/([.D249]-[.D248])" office:value-type="float" office:value="100183.25884928" calcext:value-type="float">
            <text:p>100183.25884928</text:p>
          </table:table-cell>
          <table:table-cell/>
          <table:table-cell office:value-type="float" office:value="1443143604.57484" calcext:value-type="float">
            <text:p>1443143604.57484</text:p>
          </table:table-cell>
          <table:table-cell table:formula="of:=[.G249]-[.$B$2]" office:value-type="float" office:value="24.5746598243713" calcext:value-type="float">
            <text:p>24.5746598244</text:p>
          </table:table-cell>
          <table:table-cell table:formula="of:=[.C249]/([.H249]-[.H248])" office:value-type="float" office:value="100229.21371974" calcext:value-type="float">
            <text:p>100229.21371974</text:p>
          </table:table-cell>
          <table:table-cell table:formula="of:=[.G249]-[.$B249]" office:value-type="float" office:value="0.238013029098511" calcext:value-type="float">
            <text:p>0.238013029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3604.3805" calcext:value-type="float">
            <text:p>1443143604.3805</text:p>
          </table:table-cell>
          <table:table-cell office:value-type="float" office:value="4376" calcext:value-type="float">
            <text:p>4376</text:p>
          </table:table-cell>
          <table:table-cell table:formula="of:=[.B250]-[.$B$2]" office:value-type="float" office:value="24.3803215026855" calcext:value-type="float">
            <text:p>24.3803215027</text:p>
          </table:table-cell>
          <table:table-cell table:formula="of:=[.C250]/([.D250]-[.D249])" office:value-type="float" office:value="100195.290575102" calcext:value-type="float">
            <text:p>100195.290575102</text:p>
          </table:table-cell>
          <table:table-cell/>
          <table:table-cell office:value-type="float" office:value="1443143604.61865" calcext:value-type="float">
            <text:p>1443143604.61865</text:p>
          </table:table-cell>
          <table:table-cell table:formula="of:=[.G250]-[.$B$2]" office:value-type="float" office:value="24.61847448349" calcext:value-type="float">
            <text:p>24.6184744835</text:p>
          </table:table-cell>
          <table:table-cell table:formula="of:=[.C250]/([.H250]-[.H249])" office:value-type="float" office:value="99875.249243628" calcext:value-type="float">
            <text:p>99875.249243628</text:p>
          </table:table-cell>
          <table:table-cell table:formula="of:=[.G250]-[.$B250]" office:value-type="float" office:value="0.238152980804443" calcext:value-type="float">
            <text:p>0.238152980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3604.42418" calcext:value-type="float">
            <text:p>1443143604.42418</text:p>
          </table:table-cell>
          <table:table-cell office:value-type="float" office:value="4376" calcext:value-type="float">
            <text:p>4376</text:p>
          </table:table-cell>
          <table:table-cell table:formula="of:=[.B251]-[.$B$2]" office:value-type="float" office:value="24.423996925354" calcext:value-type="float">
            <text:p>24.4239969254</text:p>
          </table:table-cell>
          <table:table-cell table:formula="of:=[.C251]/([.D251]-[.D250])" office:value-type="float" office:value="100193.649715047" calcext:value-type="float">
            <text:p>100193.649715047</text:p>
          </table:table-cell>
          <table:table-cell/>
          <table:table-cell office:value-type="float" office:value="1443143604.66228" calcext:value-type="float">
            <text:p>1443143604.66228</text:p>
          </table:table-cell>
          <table:table-cell table:formula="of:=[.G251]-[.$B$2]" office:value-type="float" office:value="24.6621036529541" calcext:value-type="float">
            <text:p>24.662103653</text:p>
          </table:table-cell>
          <table:table-cell table:formula="of:=[.C251]/([.H251]-[.H250])" office:value-type="float" office:value="100299.869416484" calcext:value-type="float">
            <text:p>100299.869416484</text:p>
          </table:table-cell>
          <table:table-cell table:formula="of:=[.G251]-[.$B251]" office:value-type="float" office:value="0.238106727600098" calcext:value-type="float">
            <text:p>0.238106727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3604.46792" calcext:value-type="float">
            <text:p>1443143604.46792</text:p>
          </table:table-cell>
          <table:table-cell office:value-type="float" office:value="4376" calcext:value-type="float">
            <text:p>4376</text:p>
          </table:table-cell>
          <table:table-cell table:formula="of:=[.B252]-[.$B$2]" office:value-type="float" office:value="24.4677431583405" calcext:value-type="float">
            <text:p>24.4677431583</text:p>
          </table:table-cell>
          <table:table-cell table:formula="of:=[.C252]/([.D252]-[.D251])" office:value-type="float" office:value="100031.470169224" calcext:value-type="float">
            <text:p>100031.470169224</text:p>
          </table:table-cell>
          <table:table-cell/>
          <table:table-cell office:value-type="float" office:value="1443143604.70596" calcext:value-type="float">
            <text:p>1443143604.70596</text:p>
          </table:table-cell>
          <table:table-cell table:formula="of:=[.G252]-[.$B$2]" office:value-type="float" office:value="24.7057771682739" calcext:value-type="float">
            <text:p>24.7057771683</text:p>
          </table:table-cell>
          <table:table-cell table:formula="of:=[.C252]/([.H252]-[.H251])" office:value-type="float" office:value="100198.025461295" calcext:value-type="float">
            <text:p>100198.025461295</text:p>
          </table:table-cell>
          <table:table-cell table:formula="of:=[.G252]-[.$B252]" office:value-type="float" office:value="0.238034009933472" calcext:value-type="float">
            <text:p>0.238034009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3604.5116" calcext:value-type="float">
            <text:p>1443143604.5116</text:p>
          </table:table-cell>
          <table:table-cell office:value-type="float" office:value="4376" calcext:value-type="float">
            <text:p>4376</text:p>
          </table:table-cell>
          <table:table-cell table:formula="of:=[.B253]-[.$B$2]" office:value-type="float" office:value="24.5114169120789" calcext:value-type="float">
            <text:p>24.5114169121</text:p>
          </table:table-cell>
          <table:table-cell table:formula="of:=[.C253]/([.D253]-[.D252])" office:value-type="float" office:value="100197.478472112" calcext:value-type="float">
            <text:p>100197.478472112</text:p>
          </table:table-cell>
          <table:table-cell/>
          <table:table-cell office:value-type="float" office:value="1443143604.79336" calcext:value-type="float">
            <text:p>1443143604.79336</text:p>
          </table:table-cell>
          <table:table-cell table:formula="of:=[.G253]-[.$B$2]" office:value-type="float" office:value="24.7931818962097" calcext:value-type="float">
            <text:p>24.7931818962</text:p>
          </table:table-cell>
          <table:table-cell table:formula="of:=[.C253]/([.H253]-[.H252])" office:value-type="float" office:value="50065.9415496915" calcext:value-type="float">
            <text:p>50065.9415496915</text:p>
          </table:table-cell>
          <table:table-cell table:formula="of:=[.G253]-[.$B253]" office:value-type="float" office:value="0.281764984130859" calcext:value-type="float">
            <text:p>0.281764984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3604.55527" calcext:value-type="float">
            <text:p>1443143604.55527</text:p>
          </table:table-cell>
          <table:table-cell office:value-type="float" office:value="4376" calcext:value-type="float">
            <text:p>4376</text:p>
          </table:table-cell>
          <table:table-cell table:formula="of:=[.B254]-[.$B$2]" office:value-type="float" office:value="24.5550909042358" calcext:value-type="float">
            <text:p>24.5550909042</text:p>
          </table:table-cell>
          <table:table-cell table:formula="of:=[.C254]/([.D254]-[.D253])" office:value-type="float" office:value="100196.931488902" calcext:value-type="float">
            <text:p>100196.931488902</text:p>
          </table:table-cell>
          <table:table-cell/>
          <table:table-cell office:value-type="float" office:value="1443143604.83697" calcext:value-type="float">
            <text:p>1443143604.83697</text:p>
          </table:table-cell>
          <table:table-cell table:formula="of:=[.G254]-[.$B$2]" office:value-type="float" office:value="24.8367884159088" calcext:value-type="float">
            <text:p>24.8367884159</text:p>
          </table:table-cell>
          <table:table-cell table:formula="of:=[.C254]/([.H254]-[.H253])" office:value-type="float" office:value="100351.966407689" calcext:value-type="float">
            <text:p>100351.966407689</text:p>
          </table:table-cell>
          <table:table-cell table:formula="of:=[.G254]-[.$B254]" office:value-type="float" office:value="0.281697511672974" calcext:value-type="float">
            <text:p>0.281697511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3604.59895" calcext:value-type="float">
            <text:p>1443143604.59895</text:p>
          </table:table-cell>
          <table:table-cell office:value-type="float" office:value="4376" calcext:value-type="float">
            <text:p>4376</text:p>
          </table:table-cell>
          <table:table-cell table:formula="of:=[.B255]-[.$B$2]" office:value-type="float" office:value="24.5987682342529" calcext:value-type="float">
            <text:p>24.5987682343</text:p>
          </table:table-cell>
          <table:table-cell table:formula="of:=[.C255]/([.D255]-[.D254])" office:value-type="float" office:value="100189.274350968" calcext:value-type="float">
            <text:p>100189.274350968</text:p>
          </table:table-cell>
          <table:table-cell/>
          <table:table-cell office:value-type="float" office:value="1443143604.92439" calcext:value-type="float">
            <text:p>1443143604.92439</text:p>
          </table:table-cell>
          <table:table-cell table:formula="of:=[.G255]-[.$B$2]" office:value-type="float" office:value="24.924206495285" calcext:value-type="float">
            <text:p>24.9242064953</text:p>
          </table:table-cell>
          <table:table-cell table:formula="of:=[.C255]/([.H255]-[.H254])" office:value-type="float" office:value="50058.2949342439" calcext:value-type="float">
            <text:p>50058.2949342439</text:p>
          </table:table-cell>
          <table:table-cell table:formula="of:=[.G255]-[.$B255]" office:value-type="float" office:value="0.325438261032104" calcext:value-type="float">
            <text:p>0.32543826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3604.64262" calcext:value-type="float">
            <text:p>1443143604.64262</text:p>
          </table:table-cell>
          <table:table-cell office:value-type="float" office:value="4376" calcext:value-type="float">
            <text:p>4376</text:p>
          </table:table-cell>
          <table:table-cell table:formula="of:=[.B256]-[.$B$2]" office:value-type="float" office:value="24.6424448490143" calcext:value-type="float">
            <text:p>24.642444849</text:p>
          </table:table-cell>
          <table:table-cell table:formula="of:=[.C256]/([.D256]-[.D255])" office:value-type="float" office:value="100190.915067715" calcext:value-type="float">
            <text:p>100190.915067715</text:p>
          </table:table-cell>
          <table:table-cell/>
          <table:table-cell office:value-type="float" office:value="1443143604.93892" calcext:value-type="float">
            <text:p>1443143604.93892</text:p>
          </table:table-cell>
          <table:table-cell table:formula="of:=[.G256]-[.$B$2]" office:value-type="float" office:value="24.9387385845184" calcext:value-type="float">
            <text:p>24.9387385845</text:p>
          </table:table-cell>
          <table:table-cell table:formula="of:=[.C256]/([.H256]-[.H255])" office:value-type="float" office:value="301126.694841843" calcext:value-type="float">
            <text:p>301126.694841843</text:p>
          </table:table-cell>
          <table:table-cell table:formula="of:=[.G256]-[.$B256]" office:value-type="float" office:value="0.29629373550415" calcext:value-type="float">
            <text:p>0.296293735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3604.6863" calcext:value-type="float">
            <text:p>1443143604.6863</text:p>
          </table:table-cell>
          <table:table-cell office:value-type="float" office:value="4376" calcext:value-type="float">
            <text:p>4376</text:p>
          </table:table-cell>
          <table:table-cell table:formula="of:=[.B257]-[.$B$2]" office:value-type="float" office:value="24.6861207485199" calcext:value-type="float">
            <text:p>24.6861207485</text:p>
          </table:table-cell>
          <table:table-cell table:formula="of:=[.C257]/([.D257]-[.D256])" office:value-type="float" office:value="100192.555838201" calcext:value-type="float">
            <text:p>100192.555838201</text:p>
          </table:table-cell>
          <table:table-cell/>
          <table:table-cell office:value-type="float" office:value="1443143604.96808" calcext:value-type="float">
            <text:p>1443143604.96808</text:p>
          </table:table-cell>
          <table:table-cell table:formula="of:=[.G257]-[.$B$2]" office:value-type="float" office:value="24.9679026603699" calcext:value-type="float">
            <text:p>24.9679026604</text:p>
          </table:table-cell>
          <table:table-cell table:formula="of:=[.C257]/([.H257]-[.H256])" office:value-type="float" office:value="150047.614136344" calcext:value-type="float">
            <text:p>150047.614136344</text:p>
          </table:table-cell>
          <table:table-cell table:formula="of:=[.G257]-[.$B257]" office:value-type="float" office:value="0.281781911849976" calcext:value-type="float">
            <text:p>0.281781911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3604.72999" calcext:value-type="float">
            <text:p>1443143604.72999</text:p>
          </table:table-cell>
          <table:table-cell office:value-type="float" office:value="4376" calcext:value-type="float">
            <text:p>4376</text:p>
          </table:table-cell>
          <table:table-cell table:formula="of:=[.B258]-[.$B$2]" office:value-type="float" office:value="24.7298114299774" calcext:value-type="float">
            <text:p>24.72981143</text:p>
          </table:table-cell>
          <table:table-cell table:formula="of:=[.C258]/([.D258]-[.D257])" office:value-type="float" office:value="100158.657498963" calcext:value-type="float">
            <text:p>100158.657498963</text:p>
          </table:table-cell>
          <table:table-cell/>
          <table:table-cell office:value-type="float" office:value="1443143605.01173" calcext:value-type="float">
            <text:p>1443143605.01173</text:p>
          </table:table-cell>
          <table:table-cell table:formula="of:=[.G258]-[.$B$2]" office:value-type="float" office:value="25.0115556716919" calcext:value-type="float">
            <text:p>25.0115556717</text:p>
          </table:table-cell>
          <table:table-cell table:formula="of:=[.C258]/([.H258]-[.H257])" office:value-type="float" office:value="100245.088883306" calcext:value-type="float">
            <text:p>100245.088883306</text:p>
          </table:table-cell>
          <table:table-cell table:formula="of:=[.G258]-[.$B258]" office:value-type="float" office:value="0.281744241714478" calcext:value-type="float">
            <text:p>0.281744241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3604.77366" calcext:value-type="float">
            <text:p>1443143604.77366</text:p>
          </table:table-cell>
          <table:table-cell office:value-type="float" office:value="4376" calcext:value-type="float">
            <text:p>4376</text:p>
          </table:table-cell>
          <table:table-cell table:formula="of:=[.B259]-[.$B$2]" office:value-type="float" office:value="24.7734780311584" calcext:value-type="float">
            <text:p>24.7734780312</text:p>
          </table:table-cell>
          <table:table-cell table:formula="of:=[.C259]/([.D259]-[.D258])" office:value-type="float" office:value="100213.890745887" calcext:value-type="float">
            <text:p>100213.890745887</text:p>
          </table:table-cell>
          <table:table-cell/>
          <table:table-cell office:value-type="float" office:value="1443143605.02505" calcext:value-type="float">
            <text:p>1443143605.02505</text:p>
          </table:table-cell>
          <table:table-cell table:formula="of:=[.G259]-[.$B$2]" office:value-type="float" office:value="25.0248730182648" calcext:value-type="float">
            <text:p>25.0248730183</text:p>
          </table:table-cell>
          <table:table-cell table:formula="of:=[.C259]/([.H259]-[.H258])" office:value-type="float" office:value="328593.986501244" calcext:value-type="float">
            <text:p>328593.986501244</text:p>
          </table:table-cell>
          <table:table-cell table:formula="of:=[.G259]-[.$B259]" office:value-type="float" office:value="0.251394987106323" calcext:value-type="float">
            <text:p>0.251394987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3604.81731" calcext:value-type="float">
            <text:p>1443143604.81731</text:p>
          </table:table-cell>
          <table:table-cell office:value-type="float" office:value="4376" calcext:value-type="float">
            <text:p>4376</text:p>
          </table:table-cell>
          <table:table-cell table:formula="of:=[.B260]-[.$B$2]" office:value-type="float" office:value="24.8171348571777" calcext:value-type="float">
            <text:p>24.8171348572</text:p>
          </table:table-cell>
          <table:table-cell table:formula="of:=[.C260]/([.D260]-[.D259])" office:value-type="float" office:value="100236.329550543" calcext:value-type="float">
            <text:p>100236.329550543</text:p>
          </table:table-cell>
          <table:table-cell/>
          <table:table-cell office:value-type="float" office:value="1443143605.05538" calcext:value-type="float">
            <text:p>1443143605.05538</text:p>
          </table:table-cell>
          <table:table-cell table:formula="of:=[.G260]-[.$B$2]" office:value-type="float" office:value="25.0552039146423" calcext:value-type="float">
            <text:p>25.0552039146</text:p>
          </table:table-cell>
          <table:table-cell table:formula="of:=[.C260]/([.H260]-[.H259])" office:value-type="float" office:value="144275.327228279" calcext:value-type="float">
            <text:p>144275.327228279</text:p>
          </table:table-cell>
          <table:table-cell table:formula="of:=[.G260]-[.$B260]" office:value-type="float" office:value="0.2380690574646" calcext:value-type="float">
            <text:p>0.238069057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3604.86099" calcext:value-type="float">
            <text:p>1443143604.86099</text:p>
          </table:table-cell>
          <table:table-cell office:value-type="float" office:value="4376" calcext:value-type="float">
            <text:p>4376</text:p>
          </table:table-cell>
          <table:table-cell table:formula="of:=[.B261]-[.$B$2]" office:value-type="float" office:value="24.8608148097992" calcext:value-type="float">
            <text:p>24.8608148098</text:p>
          </table:table-cell>
          <table:table-cell table:formula="of:=[.C261]/([.D261]-[.D260])" office:value-type="float" office:value="100183.25884928" calcext:value-type="float">
            <text:p>100183.25884928</text:p>
          </table:table-cell>
          <table:table-cell/>
          <table:table-cell office:value-type="float" office:value="1443143605.09909" calcext:value-type="float">
            <text:p>1443143605.09909</text:p>
          </table:table-cell>
          <table:table-cell table:formula="of:=[.G261]-[.$B$2]" office:value-type="float" office:value="25.098906993866" calcext:value-type="float">
            <text:p>25.0989069939</text:p>
          </table:table-cell>
          <table:table-cell table:formula="of:=[.C261]/([.H261]-[.H260])" office:value-type="float" office:value="100130.244315454" calcext:value-type="float">
            <text:p>100130.244315454</text:p>
          </table:table-cell>
          <table:table-cell table:formula="of:=[.G261]-[.$B261]" office:value-type="float" office:value="0.238092184066772" calcext:value-type="float">
            <text:p>0.238092184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3604.9047" calcext:value-type="float">
            <text:p>1443143604.9047</text:p>
          </table:table-cell>
          <table:table-cell office:value-type="float" office:value="4376" calcext:value-type="float">
            <text:p>4376</text:p>
          </table:table-cell>
          <table:table-cell table:formula="of:=[.B262]-[.$B$2]" office:value-type="float" office:value="24.9045238494873" calcext:value-type="float">
            <text:p>24.9045238495</text:p>
          </table:table-cell>
          <table:table-cell table:formula="of:=[.C262]/([.D262]-[.D261])" office:value-type="float" office:value="100116.589868488" calcext:value-type="float">
            <text:p>100116.589868488</text:p>
          </table:table-cell>
          <table:table-cell/>
          <table:table-cell office:value-type="float" office:value="1443143605.14281" calcext:value-type="float">
            <text:p>1443143605.14281</text:p>
          </table:table-cell>
          <table:table-cell table:formula="of:=[.G262]-[.$B$2]" office:value-type="float" office:value="25.1426265239716" calcext:value-type="float">
            <text:p>25.142626524</text:p>
          </table:table-cell>
          <table:table-cell table:formula="of:=[.C262]/([.H262]-[.H261])" office:value-type="float" office:value="100092.567084576" calcext:value-type="float">
            <text:p>100092.567084576</text:p>
          </table:table-cell>
          <table:table-cell table:formula="of:=[.G262]-[.$B262]" office:value-type="float" office:value="0.238102674484253" calcext:value-type="float">
            <text:p>0.238102674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3604.94838" calcext:value-type="float">
            <text:p>1443143604.94838</text:p>
          </table:table-cell>
          <table:table-cell office:value-type="float" office:value="4376" calcext:value-type="float">
            <text:p>4376</text:p>
          </table:table-cell>
          <table:table-cell table:formula="of:=[.B263]-[.$B$2]" office:value-type="float" office:value="24.9481980800629" calcext:value-type="float">
            <text:p>24.9481980801</text:p>
          </table:table-cell>
          <table:table-cell table:formula="of:=[.C263]/([.D263]-[.D262])" office:value-type="float" office:value="100196.384511663" calcext:value-type="float">
            <text:p>100196.384511663</text:p>
          </table:table-cell>
          <table:table-cell/>
          <table:table-cell office:value-type="float" office:value="1443143605.15612" calcext:value-type="float">
            <text:p>1443143605.15612</text:p>
          </table:table-cell>
          <table:table-cell table:formula="of:=[.G263]-[.$B$2]" office:value-type="float" office:value="25.1559417247772" calcext:value-type="float">
            <text:p>25.1559417248</text:p>
          </table:table-cell>
          <table:table-cell table:formula="of:=[.C263]/([.H263]-[.H262])" office:value-type="float" office:value="328646.939979946" calcext:value-type="float">
            <text:p>328646.939979946</text:p>
          </table:table-cell>
          <table:table-cell table:formula="of:=[.G263]-[.$B263]" office:value-type="float" office:value="0.207743644714355" calcext:value-type="float">
            <text:p>0.207743644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3604.99205" calcext:value-type="float">
            <text:p>1443143604.99205</text:p>
          </table:table-cell>
          <table:table-cell office:value-type="float" office:value="4376" calcext:value-type="float">
            <text:p>4376</text:p>
          </table:table-cell>
          <table:table-cell table:formula="of:=[.B264]-[.$B$2]" office:value-type="float" office:value="24.9918711185455" calcext:value-type="float">
            <text:p>24.9918711185</text:p>
          </table:table-cell>
          <table:table-cell table:formula="of:=[.C264]/([.D264]-[.D263])" office:value-type="float" office:value="100199.119457577" calcext:value-type="float">
            <text:p>100199.119457577</text:p>
          </table:table-cell>
          <table:table-cell/>
          <table:table-cell office:value-type="float" office:value="1443143605.18637" calcext:value-type="float">
            <text:p>1443143605.18637</text:p>
          </table:table-cell>
          <table:table-cell table:formula="of:=[.G264]-[.$B$2]" office:value-type="float" office:value="25.1861891746521" calcext:value-type="float">
            <text:p>25.1861891747</text:p>
          </table:table-cell>
          <table:table-cell table:formula="of:=[.C264]/([.H264]-[.H263])" office:value-type="float" office:value="144673.353228184" calcext:value-type="float">
            <text:p>144673.353228184</text:p>
          </table:table-cell>
          <table:table-cell table:formula="of:=[.G264]-[.$B264]" office:value-type="float" office:value="0.194318056106567" calcext:value-type="float">
            <text:p>0.194318056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3605.03432" calcext:value-type="float">
            <text:p>1443143605.03432</text:p>
          </table:table-cell>
          <table:table-cell office:value-type="float" office:value="4376" calcext:value-type="float">
            <text:p>4376</text:p>
          </table:table-cell>
          <table:table-cell table:formula="of:=[.B265]-[.$B$2]" office:value-type="float" office:value="25.0341360569" calcext:value-type="float">
            <text:p>25.0341360569</text:p>
          </table:table-cell>
          <table:table-cell table:formula="of:=[.C265]/([.D265]-[.D264])" office:value-type="float" office:value="103537.356739925" calcext:value-type="float">
            <text:p>103537.356739925</text:p>
          </table:table-cell>
          <table:table-cell/>
          <table:table-cell office:value-type="float" office:value="1443143605.22874" calcext:value-type="float">
            <text:p>1443143605.22874</text:p>
          </table:table-cell>
          <table:table-cell table:formula="of:=[.G265]-[.$B$2]" office:value-type="float" office:value="25.2285594940186" calcext:value-type="float">
            <text:p>25.228559494</text:p>
          </table:table-cell>
          <table:table-cell table:formula="of:=[.C265]/([.H265]-[.H264])" office:value-type="float" office:value="103279.844604252" calcext:value-type="float">
            <text:p>103279.844604252</text:p>
          </table:table-cell>
          <table:table-cell table:formula="of:=[.G265]-[.$B265]" office:value-type="float" office:value="0.19442343711853" calcext:value-type="float">
            <text:p>0.194423437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3605.07612" calcext:value-type="float">
            <text:p>1443143605.07612</text:p>
          </table:table-cell>
          <table:table-cell office:value-type="float" office:value="4376" calcext:value-type="float">
            <text:p>4376</text:p>
          </table:table-cell>
          <table:table-cell table:formula="of:=[.B266]-[.$B$2]" office:value-type="float" office:value="25.0759403705597" calcext:value-type="float">
            <text:p>25.0759403706</text:p>
          </table:table-cell>
          <table:table-cell table:formula="of:=[.C266]/([.D266]-[.D265])" office:value-type="float" office:value="104678.192677085" calcext:value-type="float">
            <text:p>104678.192677085</text:p>
          </table:table-cell>
          <table:table-cell/>
          <table:table-cell office:value-type="float" office:value="1443143605.27047" calcext:value-type="float">
            <text:p>1443143605.27047</text:p>
          </table:table-cell>
          <table:table-cell table:formula="of:=[.G266]-[.$B$2]" office:value-type="float" office:value="25.2702903747559" calcext:value-type="float">
            <text:p>25.2702903748</text:p>
          </table:table-cell>
          <table:table-cell table:formula="of:=[.C266]/([.H266]-[.H265])" office:value-type="float" office:value="104862.392613922" calcext:value-type="float">
            <text:p>104862.392613922</text:p>
          </table:table-cell>
          <table:table-cell table:formula="of:=[.G266]-[.$B266]" office:value-type="float" office:value="0.194350004196167" calcext:value-type="float">
            <text:p>0.194350004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3605.11793" calcext:value-type="float">
            <text:p>1443143605.11793</text:p>
          </table:table-cell>
          <table:table-cell office:value-type="float" office:value="4376" calcext:value-type="float">
            <text:p>4376</text:p>
          </table:table-cell>
          <table:table-cell table:formula="of:=[.B267]-[.$B$2]" office:value-type="float" office:value="25.1177508831024" calcext:value-type="float">
            <text:p>25.1177508831</text:p>
          </table:table-cell>
          <table:table-cell table:formula="of:=[.C267]/([.D267]-[.D266])" office:value-type="float" office:value="104662.672946865" calcext:value-type="float">
            <text:p>104662.672946865</text:p>
          </table:table-cell>
          <table:table-cell/>
          <table:table-cell office:value-type="float" office:value="1443143605.31231" calcext:value-type="float">
            <text:p>1443143605.31231</text:p>
          </table:table-cell>
          <table:table-cell table:formula="of:=[.G267]-[.$B$2]" office:value-type="float" office:value="25.3121347427368" calcext:value-type="float">
            <text:p>25.3121347427</text:p>
          </table:table-cell>
          <table:table-cell table:formula="of:=[.C267]/([.H267]-[.H266])" office:value-type="float" office:value="104577.992478975" calcext:value-type="float">
            <text:p>104577.992478975</text:p>
          </table:table-cell>
          <table:table-cell table:formula="of:=[.G267]-[.$B267]" office:value-type="float" office:value="0.194383859634399" calcext:value-type="float">
            <text:p>0.194383859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3605.15974" calcext:value-type="float">
            <text:p>1443143605.15974</text:p>
          </table:table-cell>
          <table:table-cell office:value-type="float" office:value="4376" calcext:value-type="float">
            <text:p>4376</text:p>
          </table:table-cell>
          <table:table-cell table:formula="of:=[.B268]-[.$B$2]" office:value-type="float" office:value="25.1595623493195" calcext:value-type="float">
            <text:p>25.1595623493</text:p>
          </table:table-cell>
          <table:table-cell table:formula="of:=[.C268]/([.D268]-[.D267])" office:value-type="float" office:value="104660.28570451" calcext:value-type="float">
            <text:p>104660.28570451</text:p>
          </table:table-cell>
          <table:table-cell/>
          <table:table-cell office:value-type="float" office:value="1443143605.35409" calcext:value-type="float">
            <text:p>1443143605.35409</text:p>
          </table:table-cell>
          <table:table-cell table:formula="of:=[.G268]-[.$B$2]" office:value-type="float" office:value="25.3539071083069" calcext:value-type="float">
            <text:p>25.3539071083</text:p>
          </table:table-cell>
          <table:table-cell table:formula="of:=[.C268]/([.H268]-[.H267])" office:value-type="float" office:value="104758.252023333" calcext:value-type="float">
            <text:p>104758.252023333</text:p>
          </table:table-cell>
          <table:table-cell table:formula="of:=[.G268]-[.$B268]" office:value-type="float" office:value="0.194344758987427" calcext:value-type="float">
            <text:p>0.19434475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3605.20156" calcext:value-type="float">
            <text:p>1443143605.20156</text:p>
          </table:table-cell>
          <table:table-cell office:value-type="float" office:value="4376" calcext:value-type="float">
            <text:p>4376</text:p>
          </table:table-cell>
          <table:table-cell table:formula="of:=[.B269]-[.$B$2]" office:value-type="float" office:value="25.2013788223267" calcext:value-type="float">
            <text:p>25.2013788223</text:p>
          </table:table-cell>
          <table:table-cell table:formula="of:=[.C269]/([.D269]-[.D268])" office:value-type="float" office:value="104647.754468587" calcext:value-type="float">
            <text:p>104647.754468587</text:p>
          </table:table-cell>
          <table:table-cell/>
          <table:table-cell office:value-type="float" office:value="1443143605.3959" calcext:value-type="float">
            <text:p>1443143605.3959</text:p>
          </table:table-cell>
          <table:table-cell table:formula="of:=[.G269]-[.$B$2]" office:value-type="float" office:value="25.3957190513611" calcext:value-type="float">
            <text:p>25.3957190514</text:p>
          </table:table-cell>
          <table:table-cell table:formula="of:=[.C269]/([.H269]-[.H268])" office:value-type="float" office:value="104659.09212417" calcext:value-type="float">
            <text:p>104659.09212417</text:p>
          </table:table-cell>
          <table:table-cell table:formula="of:=[.G269]-[.$B269]" office:value-type="float" office:value="0.194340229034424" calcext:value-type="float">
            <text:p>0.19434022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3605.24337" calcext:value-type="float">
            <text:p>1443143605.24337</text:p>
          </table:table-cell>
          <table:table-cell office:value-type="float" office:value="4376" calcext:value-type="float">
            <text:p>4376</text:p>
          </table:table-cell>
          <table:table-cell table:formula="of:=[.B270]-[.$B$2]" office:value-type="float" office:value="25.2431914806366" calcext:value-type="float">
            <text:p>25.2431914806</text:p>
          </table:table-cell>
          <table:table-cell table:formula="of:=[.C270]/([.D270]-[.D269])" office:value-type="float" office:value="104657.301804704" calcext:value-type="float">
            <text:p>104657.301804704</text:p>
          </table:table-cell>
          <table:table-cell/>
          <table:table-cell office:value-type="float" office:value="1443143605.43769" calcext:value-type="float">
            <text:p>1443143605.43769</text:p>
          </table:table-cell>
          <table:table-cell table:formula="of:=[.G270]-[.$B$2]" office:value-type="float" office:value="25.4375131130219" calcext:value-type="float">
            <text:p>25.437513113</text:p>
          </table:table-cell>
          <table:table-cell table:formula="of:=[.C270]/([.H270]-[.H269])" office:value-type="float" office:value="104703.870026298" calcext:value-type="float">
            <text:p>104703.870026298</text:p>
          </table:table-cell>
          <table:table-cell table:formula="of:=[.G270]-[.$B270]" office:value-type="float" office:value="0.194321632385254" calcext:value-type="float">
            <text:p>0.194321632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3605.28518" calcext:value-type="float">
            <text:p>1443143605.28518</text:p>
          </table:table-cell>
          <table:table-cell office:value-type="float" office:value="4376" calcext:value-type="float">
            <text:p>4376</text:p>
          </table:table-cell>
          <table:table-cell table:formula="of:=[.B271]-[.$B$2]" office:value-type="float" office:value="25.2850058078766" calcext:value-type="float">
            <text:p>25.2850058079</text:p>
          </table:table-cell>
          <table:table-cell table:formula="of:=[.C271]/([.D271]-[.D270])" office:value-type="float" office:value="104653.124630806" calcext:value-type="float">
            <text:p>104653.124630806</text:p>
          </table:table-cell>
          <table:table-cell/>
          <table:table-cell office:value-type="float" office:value="1443143605.4795" calcext:value-type="float">
            <text:p>1443143605.4795</text:p>
          </table:table-cell>
          <table:table-cell table:formula="of:=[.G271]-[.$B$2]" office:value-type="float" office:value="25.4793252944946" calcext:value-type="float">
            <text:p>25.4793252945</text:p>
          </table:table-cell>
          <table:table-cell table:formula="of:=[.C271]/([.H271]-[.H270])" office:value-type="float" office:value="104658.495344209" calcext:value-type="float">
            <text:p>104658.495344209</text:p>
          </table:table-cell>
          <table:table-cell table:formula="of:=[.G271]-[.$B271]" office:value-type="float" office:value="0.194319486618042" calcext:value-type="float">
            <text:p>0.1943194866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3605.327" calcext:value-type="float">
            <text:p>1443143605.327</text:p>
          </table:table-cell>
          <table:table-cell office:value-type="float" office:value="4376" calcext:value-type="float">
            <text:p>4376</text:p>
          </table:table-cell>
          <table:table-cell table:formula="of:=[.B272]-[.$B$2]" office:value-type="float" office:value="25.3268172740936" calcext:value-type="float">
            <text:p>25.3268172741</text:p>
          </table:table-cell>
          <table:table-cell table:formula="of:=[.C272]/([.D272]-[.D271])" office:value-type="float" office:value="104660.28570451" calcext:value-type="float">
            <text:p>104660.28570451</text:p>
          </table:table-cell>
          <table:table-cell/>
          <table:table-cell office:value-type="float" office:value="1443143605.5213" calcext:value-type="float">
            <text:p>1443143605.5213</text:p>
          </table:table-cell>
          <table:table-cell table:formula="of:=[.G272]-[.$B$2]" office:value-type="float" office:value="25.5211229324341" calcext:value-type="float">
            <text:p>25.5211229324</text:p>
          </table:table-cell>
          <table:table-cell table:formula="of:=[.C272]/([.H272]-[.H271])" office:value-type="float" office:value="104694.911380852" calcext:value-type="float">
            <text:p>104694.911380852</text:p>
          </table:table-cell>
          <table:table-cell table:formula="of:=[.G272]-[.$B272]" office:value-type="float" office:value="0.194305658340454" calcext:value-type="float">
            <text:p>0.194305658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3605.36881" calcext:value-type="float">
            <text:p>1443143605.36881</text:p>
          </table:table-cell>
          <table:table-cell office:value-type="float" office:value="4376" calcext:value-type="float">
            <text:p>4376</text:p>
          </table:table-cell>
          <table:table-cell table:formula="of:=[.B273]-[.$B$2]" office:value-type="float" office:value="25.3686289787292" calcext:value-type="float">
            <text:p>25.3686289787</text:p>
          </table:table-cell>
          <table:table-cell table:formula="of:=[.C273]/([.D273]-[.D272])" office:value-type="float" office:value="104659.688910937" calcext:value-type="float">
            <text:p>104659.688910937</text:p>
          </table:table-cell>
          <table:table-cell/>
          <table:table-cell office:value-type="float" office:value="1443143605.56311" calcext:value-type="float">
            <text:p>1443143605.56311</text:p>
          </table:table-cell>
          <table:table-cell table:formula="of:=[.G273]-[.$B$2]" office:value-type="float" office:value="25.5629353523254" calcext:value-type="float">
            <text:p>25.5629353523</text:p>
          </table:table-cell>
          <table:table-cell table:formula="of:=[.C273]/([.H273]-[.H272])" office:value-type="float" office:value="104657.898571054" calcext:value-type="float">
            <text:p>104657.898571054</text:p>
          </table:table-cell>
          <table:table-cell table:formula="of:=[.G273]-[.$B273]" office:value-type="float" office:value="0.194306373596191" calcext:value-type="float">
            <text:p>0.194306373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3605.41062" calcext:value-type="float">
            <text:p>1443143605.41062</text:p>
          </table:table-cell>
          <table:table-cell office:value-type="float" office:value="4376" calcext:value-type="float">
            <text:p>4376</text:p>
          </table:table-cell>
          <table:table-cell table:formula="of:=[.B274]-[.$B$2]" office:value-type="float" office:value="25.4104375839233" calcext:value-type="float">
            <text:p>25.4104375839</text:p>
          </table:table-cell>
          <table:table-cell table:formula="of:=[.C274]/([.D274]-[.D273])" office:value-type="float" office:value="104667.4477583" calcext:value-type="float">
            <text:p>104667.4477583</text:p>
          </table:table-cell>
          <table:table-cell/>
          <table:table-cell office:value-type="float" office:value="1443143605.60495" calcext:value-type="float">
            <text:p>1443143605.60495</text:p>
          </table:table-cell>
          <table:table-cell table:formula="of:=[.G274]-[.$B$2]" office:value-type="float" office:value="25.6047759056091" calcext:value-type="float">
            <text:p>25.6047759056</text:p>
          </table:table-cell>
          <table:table-cell table:formula="of:=[.C274]/([.H274]-[.H273])" office:value-type="float" office:value="104587.527089554" calcext:value-type="float">
            <text:p>104587.527089554</text:p>
          </table:table-cell>
          <table:table-cell table:formula="of:=[.G274]-[.$B274]" office:value-type="float" office:value="0.194338321685791" calcext:value-type="float">
            <text:p>0.194338321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3605.45242" calcext:value-type="float">
            <text:p>1443143605.45242</text:p>
          </table:table-cell>
          <table:table-cell office:value-type="float" office:value="4376" calcext:value-type="float">
            <text:p>4376</text:p>
          </table:table-cell>
          <table:table-cell table:formula="of:=[.B275]-[.$B$2]" office:value-type="float" office:value="25.4522438049316" calcext:value-type="float">
            <text:p>25.4522438049</text:p>
          </table:table-cell>
          <table:table-cell table:formula="of:=[.C275]/([.D275]-[.D274])" office:value-type="float" office:value="104673.41688528" calcext:value-type="float">
            <text:p>104673.41688528</text:p>
          </table:table-cell>
          <table:table-cell/>
          <table:table-cell office:value-type="float" office:value="1443143605.64674" calcext:value-type="float">
            <text:p>1443143605.64674</text:p>
          </table:table-cell>
          <table:table-cell table:formula="of:=[.G275]-[.$B$2]" office:value-type="float" office:value="25.6465587615967" calcext:value-type="float">
            <text:p>25.6465587616</text:p>
          </table:table-cell>
          <table:table-cell table:formula="of:=[.C275]/([.H275]-[.H274])" office:value-type="float" office:value="104731.950379458" calcext:value-type="float">
            <text:p>104731.950379458</text:p>
          </table:table-cell>
          <table:table-cell table:formula="of:=[.G275]-[.$B275]" office:value-type="float" office:value="0.194314956665039" calcext:value-type="float">
            <text:p>0.194314956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3605.49423" calcext:value-type="float">
            <text:p>1443143605.49423</text:p>
          </table:table-cell>
          <table:table-cell office:value-type="float" office:value="4376" calcext:value-type="float">
            <text:p>4376</text:p>
          </table:table-cell>
          <table:table-cell table:formula="of:=[.B276]-[.$B$2]" office:value-type="float" office:value="25.4940512180328" calcext:value-type="float">
            <text:p>25.494051218</text:p>
          </table:table-cell>
          <table:table-cell table:formula="of:=[.C276]/([.D276]-[.D275])" office:value-type="float" office:value="104670.432236688" calcext:value-type="float">
            <text:p>104670.432236688</text:p>
          </table:table-cell>
          <table:table-cell/>
          <table:table-cell office:value-type="float" office:value="1443143605.68856" calcext:value-type="float">
            <text:p>1443143605.68856</text:p>
          </table:table-cell>
          <table:table-cell table:formula="of:=[.G276]-[.$B$2]" office:value-type="float" office:value="25.6883850097656" calcext:value-type="float">
            <text:p>25.6883850098</text:p>
          </table:table-cell>
          <table:table-cell table:formula="of:=[.C276]/([.H276]-[.H275])" office:value-type="float" office:value="104623.297368781" calcext:value-type="float">
            <text:p>104623.297368781</text:p>
          </table:table-cell>
          <table:table-cell table:formula="of:=[.G276]-[.$B276]" office:value-type="float" office:value="0.194333791732788" calcext:value-type="float">
            <text:p>0.194333791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3605.53604" calcext:value-type="float">
            <text:p>1443143605.53604</text:p>
          </table:table-cell>
          <table:table-cell office:value-type="float" office:value="4376" calcext:value-type="float">
            <text:p>4376</text:p>
          </table:table-cell>
          <table:table-cell table:formula="of:=[.B277]-[.$B$2]" office:value-type="float" office:value="25.5358595848084" calcext:value-type="float">
            <text:p>25.5358595848</text:p>
          </table:table-cell>
          <table:table-cell table:formula="of:=[.C277]/([.D277]-[.D276])" office:value-type="float" office:value="104668.044640362" calcext:value-type="float">
            <text:p>104668.044640362</text:p>
          </table:table-cell>
          <table:table-cell/>
          <table:table-cell office:value-type="float" office:value="1443143605.7304" calcext:value-type="float">
            <text:p>1443143605.7304</text:p>
          </table:table-cell>
          <table:table-cell table:formula="of:=[.G277]-[.$B$2]" office:value-type="float" office:value="25.7302250862122" calcext:value-type="float">
            <text:p>25.7302250862</text:p>
          </table:table-cell>
          <table:table-cell table:formula="of:=[.C277]/([.H277]-[.H276])" office:value-type="float" office:value="104588.719038122" calcext:value-type="float">
            <text:p>104588.719038122</text:p>
          </table:table-cell>
          <table:table-cell table:formula="of:=[.G277]-[.$B277]" office:value-type="float" office:value="0.194365501403809" calcext:value-type="float">
            <text:p>0.194365501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3605.57785" calcext:value-type="float">
            <text:p>1443143605.57785</text:p>
          </table:table-cell>
          <table:table-cell office:value-type="float" office:value="4376" calcext:value-type="float">
            <text:p>4376</text:p>
          </table:table-cell>
          <table:table-cell table:formula="of:=[.B278]-[.$B$2]" office:value-type="float" office:value="25.5776665210724" calcext:value-type="float">
            <text:p>25.5776665211</text:p>
          </table:table-cell>
          <table:table-cell table:formula="of:=[.C278]/([.D278]-[.D277])" office:value-type="float" office:value="104671.6260757" calcext:value-type="float">
            <text:p>104671.6260757</text:p>
          </table:table-cell>
          <table:table-cell/>
          <table:table-cell office:value-type="float" office:value="1443143605.7722" calcext:value-type="float">
            <text:p>1443143605.7722</text:p>
          </table:table-cell>
          <table:table-cell table:formula="of:=[.G278]-[.$B$2]" office:value-type="float" office:value="25.7720258235931" calcext:value-type="float">
            <text:p>25.7720258236</text:p>
          </table:table-cell>
          <table:table-cell table:formula="of:=[.C278]/([.H278]-[.H277])" office:value-type="float" office:value="104687.148461429" calcext:value-type="float">
            <text:p>104687.148461429</text:p>
          </table:table-cell>
          <table:table-cell table:formula="of:=[.G278]-[.$B278]" office:value-type="float" office:value="0.194359302520752" calcext:value-type="float">
            <text:p>0.194359302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3605.61965" calcext:value-type="float">
            <text:p>1443143605.61965</text:p>
          </table:table-cell>
          <table:table-cell office:value-type="float" office:value="4376" calcext:value-type="float">
            <text:p>4376</text:p>
          </table:table-cell>
          <table:table-cell table:formula="of:=[.B279]-[.$B$2]" office:value-type="float" office:value="25.6194725036621" calcext:value-type="float">
            <text:p>25.6194725037</text:p>
          </table:table-cell>
          <table:table-cell table:formula="of:=[.C279]/([.D279]-[.D278])" office:value-type="float" office:value="104674.013835423" calcext:value-type="float">
            <text:p>104674.013835423</text:p>
          </table:table-cell>
          <table:table-cell/>
          <table:table-cell office:value-type="float" office:value="1443143605.81401" calcext:value-type="float">
            <text:p>1443143605.81401</text:p>
          </table:table-cell>
          <table:table-cell table:formula="of:=[.G279]-[.$B$2]" office:value-type="float" office:value="25.8138337135315" calcext:value-type="float">
            <text:p>25.8138337135</text:p>
          </table:table-cell>
          <table:table-cell table:formula="of:=[.C279]/([.H279]-[.H278])" office:value-type="float" office:value="104669.238424909" calcext:value-type="float">
            <text:p>104669.238424909</text:p>
          </table:table-cell>
          <table:table-cell table:formula="of:=[.G279]-[.$B279]" office:value-type="float" office:value="0.194361209869385" calcext:value-type="float">
            <text:p>0.194361209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3605.66145" calcext:value-type="float">
            <text:p>1443143605.66145</text:p>
          </table:table-cell>
          <table:table-cell office:value-type="float" office:value="4376" calcext:value-type="float">
            <text:p>4376</text:p>
          </table:table-cell>
          <table:table-cell table:formula="of:=[.B280]-[.$B$2]" office:value-type="float" office:value="25.661269903183" calcext:value-type="float">
            <text:p>25.6612699032</text:p>
          </table:table-cell>
          <table:table-cell table:formula="of:=[.C280]/([.D280]-[.D279])" office:value-type="float" office:value="104695.508576187" calcext:value-type="float">
            <text:p>104695.508576187</text:p>
          </table:table-cell>
          <table:table-cell/>
          <table:table-cell office:value-type="float" office:value="1443143605.85583" calcext:value-type="float">
            <text:p>1443143605.85583</text:p>
          </table:table-cell>
          <table:table-cell table:formula="of:=[.G280]-[.$B$2]" office:value-type="float" office:value="25.8556482791901" calcext:value-type="float">
            <text:p>25.8556482792</text:p>
          </table:table-cell>
          <table:table-cell table:formula="of:=[.C280]/([.H280]-[.H279])" office:value-type="float" office:value="104652.527918898" calcext:value-type="float">
            <text:p>104652.527918898</text:p>
          </table:table-cell>
          <table:table-cell table:formula="of:=[.G280]-[.$B280]" office:value-type="float" office:value="0.19437837600708" calcext:value-type="float">
            <text:p>0.19437837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3605.70324" calcext:value-type="float">
            <text:p>1443143605.70324</text:p>
          </table:table-cell>
          <table:table-cell office:value-type="float" office:value="4376" calcext:value-type="float">
            <text:p>4376</text:p>
          </table:table-cell>
          <table:table-cell table:formula="of:=[.B281]-[.$B$2]" office:value-type="float" office:value="25.7030649185181" calcext:value-type="float">
            <text:p>25.7030649185</text:p>
          </table:table-cell>
          <table:table-cell table:formula="of:=[.C281]/([.D281]-[.D280])" office:value-type="float" office:value="104701.480904273" calcext:value-type="float">
            <text:p>104701.480904273</text:p>
          </table:table-cell>
          <table:table-cell/>
          <table:table-cell office:value-type="float" office:value="1443143605.89766" calcext:value-type="float">
            <text:p>1443143605.89766</text:p>
          </table:table-cell>
          <table:table-cell table:formula="of:=[.G281]-[.$B$2]" office:value-type="float" office:value="25.8974845409393" calcext:value-type="float">
            <text:p>25.8974845409</text:p>
          </table:table-cell>
          <table:table-cell table:formula="of:=[.C281]/([.H281]-[.H280])" office:value-type="float" office:value="104598.255604819" calcext:value-type="float">
            <text:p>104598.255604819</text:p>
          </table:table-cell>
          <table:table-cell table:formula="of:=[.G281]-[.$B281]" office:value-type="float" office:value="0.194419622421265" calcext:value-type="float">
            <text:p>0.194419622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3605.74505" calcext:value-type="float">
            <text:p>1443143605.74505</text:p>
          </table:table-cell>
          <table:table-cell office:value-type="float" office:value="4376" calcext:value-type="float">
            <text:p>4376</text:p>
          </table:table-cell>
          <table:table-cell table:formula="of:=[.B282]-[.$B$2]" office:value-type="float" office:value="25.7448728084564" calcext:value-type="float">
            <text:p>25.7448728085</text:p>
          </table:table-cell>
          <table:table-cell table:formula="of:=[.C282]/([.D282]-[.D281])" office:value-type="float" office:value="104669.238424909" calcext:value-type="float">
            <text:p>104669.238424909</text:p>
          </table:table-cell>
          <table:table-cell/>
          <table:table-cell office:value-type="float" office:value="1443143605.9394" calcext:value-type="float">
            <text:p>1443143605.9394</text:p>
          </table:table-cell>
          <table:table-cell table:formula="of:=[.G282]-[.$B$2]" office:value-type="float" office:value="25.9392230510712" calcext:value-type="float">
            <text:p>25.9392230511</text:p>
          </table:table-cell>
          <table:table-cell table:formula="of:=[.C282]/([.H282]-[.H281])" office:value-type="float" office:value="104843.224786364" calcext:value-type="float">
            <text:p>104843.224786364</text:p>
          </table:table-cell>
          <table:table-cell table:formula="of:=[.G282]-[.$B282]" office:value-type="float" office:value="0.194350242614746" calcext:value-type="float">
            <text:p>0.194350242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3605.78686" calcext:value-type="float">
            <text:p>1443143605.78686</text:p>
          </table:table-cell>
          <table:table-cell office:value-type="float" office:value="4376" calcext:value-type="float">
            <text:p>4376</text:p>
          </table:table-cell>
          <table:table-cell table:formula="of:=[.B283]-[.$B$2]" office:value-type="float" office:value="25.7866795063019" calcext:value-type="float">
            <text:p>25.7866795063</text:p>
          </table:table-cell>
          <table:table-cell table:formula="of:=[.C283]/([.D283]-[.D282])" office:value-type="float" office:value="104672.223005418" calcext:value-type="float">
            <text:p>104672.223005418</text:p>
          </table:table-cell>
          <table:table-cell/>
          <table:table-cell office:value-type="float" office:value="1443143605.98126" calcext:value-type="float">
            <text:p>1443143605.98126</text:p>
          </table:table-cell>
          <table:table-cell table:formula="of:=[.G283]-[.$B$2]" office:value-type="float" office:value="25.9810779094696" calcext:value-type="float">
            <text:p>25.9810779095</text:p>
          </table:table-cell>
          <table:table-cell table:formula="of:=[.C283]/([.H283]-[.H282])" office:value-type="float" office:value="104551.781261393" calcext:value-type="float">
            <text:p>104551.781261393</text:p>
          </table:table-cell>
          <table:table-cell table:formula="of:=[.G283]-[.$B283]" office:value-type="float" office:value="0.194398403167725" calcext:value-type="float">
            <text:p>0.1943984032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3605.82869" calcext:value-type="float">
            <text:p>1443143605.82869</text:p>
          </table:table-cell>
          <table:table-cell office:value-type="float" office:value="4376" calcext:value-type="float">
            <text:p>4376</text:p>
          </table:table-cell>
          <table:table-cell table:formula="of:=[.B284]-[.$B$2]" office:value-type="float" office:value="25.8285083770752" calcext:value-type="float">
            <text:p>25.8285083771</text:p>
          </table:table-cell>
          <table:table-cell table:formula="of:=[.C284]/([.D284]-[.D283])" office:value-type="float" office:value="104616.737652685" calcext:value-type="float">
            <text:p>104616.737652685</text:p>
          </table:table-cell>
          <table:table-cell/>
          <table:table-cell office:value-type="float" office:value="1443143606.02305" calcext:value-type="float">
            <text:p>1443143606.02305</text:p>
          </table:table-cell>
          <table:table-cell table:formula="of:=[.G284]-[.$B$2]" office:value-type="float" office:value="26.0228717327118" calcext:value-type="float">
            <text:p>26.0228717327</text:p>
          </table:table-cell>
          <table:table-cell table:formula="of:=[.C284]/([.H284]-[.H283])" office:value-type="float" office:value="104704.467323841" calcext:value-type="float">
            <text:p>104704.467323841</text:p>
          </table:table-cell>
          <table:table-cell table:formula="of:=[.G284]-[.$B284]" office:value-type="float" office:value="0.194363355636597" calcext:value-type="float">
            <text:p>0.194363355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3605.8705" calcext:value-type="float">
            <text:p>1443143605.8705</text:p>
          </table:table-cell>
          <table:table-cell office:value-type="float" office:value="4376" calcext:value-type="float">
            <text:p>4376</text:p>
          </table:table-cell>
          <table:table-cell table:formula="of:=[.B285]-[.$B$2]" office:value-type="float" office:value="25.8703167438507" calcext:value-type="float">
            <text:p>25.8703167439</text:p>
          </table:table-cell>
          <table:table-cell table:formula="of:=[.C285]/([.D285]-[.D284])" office:value-type="float" office:value="104668.044640362" calcext:value-type="float">
            <text:p>104668.044640362</text:p>
          </table:table-cell>
          <table:table-cell/>
          <table:table-cell office:value-type="float" office:value="1443143606.06483" calcext:value-type="float">
            <text:p>1443143606.06483</text:p>
          </table:table-cell>
          <table:table-cell table:formula="of:=[.G285]-[.$B$2]" office:value-type="float" office:value="26.064647436142" calcext:value-type="float">
            <text:p>26.0646474361</text:p>
          </table:table-cell>
          <table:table-cell table:formula="of:=[.C285]/([.H285]-[.H284])" office:value-type="float" office:value="104749.88188563" calcext:value-type="float">
            <text:p>104749.88188563</text:p>
          </table:table-cell>
          <table:table-cell table:formula="of:=[.G285]-[.$B285]" office:value-type="float" office:value="0.19433069229126" calcext:value-type="float">
            <text:p>0.1943306923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3605.91232" calcext:value-type="float">
            <text:p>1443143605.91232</text:p>
          </table:table-cell>
          <table:table-cell office:value-type="float" office:value="4376" calcext:value-type="float">
            <text:p>4376</text:p>
          </table:table-cell>
          <table:table-cell table:formula="of:=[.B286]-[.$B$2]" office:value-type="float" office:value="25.9121441841125" calcext:value-type="float">
            <text:p>25.9121441841</text:p>
          </table:table-cell>
          <table:table-cell table:formula="of:=[.C286]/([.D286]-[.D285])" office:value-type="float" office:value="104620.315577672" calcext:value-type="float">
            <text:p>104620.315577672</text:p>
          </table:table-cell>
          <table:table-cell/>
          <table:table-cell office:value-type="float" office:value="1443143606.10677" calcext:value-type="float">
            <text:p>1443143606.10677</text:p>
          </table:table-cell>
          <table:table-cell table:formula="of:=[.G286]-[.$B$2]" office:value-type="float" office:value="26.1065945625305" calcext:value-type="float">
            <text:p>26.1065945625</text:p>
          </table:table-cell>
          <table:table-cell table:formula="of:=[.C286]/([.H286]-[.H285])" office:value-type="float" office:value="104321.806444279" calcext:value-type="float">
            <text:p>104321.806444279</text:p>
          </table:table-cell>
          <table:table-cell table:formula="of:=[.G286]-[.$B286]" office:value-type="float" office:value="0.194450378417969" calcext:value-type="float">
            <text:p>0.194450378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3605.95413" calcext:value-type="float">
            <text:p>1443143605.95413</text:p>
          </table:table-cell>
          <table:table-cell office:value-type="float" office:value="4376" calcext:value-type="float">
            <text:p>4376</text:p>
          </table:table-cell>
          <table:table-cell table:formula="of:=[.B287]-[.$B$2]" office:value-type="float" office:value="25.9539539813995" calcext:value-type="float">
            <text:p>25.9539539814</text:p>
          </table:table-cell>
          <table:table-cell table:formula="of:=[.C287]/([.D287]-[.D286])" office:value-type="float" office:value="104664.463450101" calcext:value-type="float">
            <text:p>104664.463450101</text:p>
          </table:table-cell>
          <table:table-cell/>
          <table:table-cell office:value-type="float" office:value="1443143606.14847" calcext:value-type="float">
            <text:p>1443143606.14847</text:p>
          </table:table-cell>
          <table:table-cell table:formula="of:=[.G287]-[.$B$2]" office:value-type="float" office:value="26.1482920646667" calcext:value-type="float">
            <text:p>26.1482920647</text:p>
          </table:table-cell>
          <table:table-cell table:formula="of:=[.C287]/([.H287]-[.H286])" office:value-type="float" office:value="104946.334332045" calcext:value-type="float">
            <text:p>104946.334332045</text:p>
          </table:table-cell>
          <table:table-cell table:formula="of:=[.G287]-[.$B287]" office:value-type="float" office:value="0.194338083267212" calcext:value-type="float">
            <text:p>0.1943380833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3605.99593" calcext:value-type="float">
            <text:p>1443143605.99593</text:p>
          </table:table-cell>
          <table:table-cell office:value-type="float" office:value="4376" calcext:value-type="float">
            <text:p>4376</text:p>
          </table:table-cell>
          <table:table-cell table:formula="of:=[.B288]-[.$B$2]" office:value-type="float" office:value="25.9957540035248" calcext:value-type="float">
            <text:p>25.9957540035</text:p>
          </table:table-cell>
          <table:table-cell table:formula="of:=[.C288]/([.D288]-[.D287])" office:value-type="float" office:value="104688.939802193" calcext:value-type="float">
            <text:p>104688.939802193</text:p>
          </table:table-cell>
          <table:table-cell/>
          <table:table-cell office:value-type="float" office:value="1443143606.19025" calcext:value-type="float">
            <text:p>1443143606.19025</text:p>
          </table:table-cell>
          <table:table-cell table:formula="of:=[.G288]-[.$B$2]" office:value-type="float" office:value="26.1900742053986" calcext:value-type="float">
            <text:p>26.1900742054</text:p>
          </table:table-cell>
          <table:table-cell table:formula="of:=[.C288]/([.H288]-[.H287])" office:value-type="float" office:value="104733.743253807" calcext:value-type="float">
            <text:p>104733.743253807</text:p>
          </table:table-cell>
          <table:table-cell table:formula="of:=[.G288]-[.$B288]" office:value-type="float" office:value="0.194320201873779" calcext:value-type="float">
            <text:p>0.1943202019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3606.03604" calcext:value-type="float">
            <text:p>1443143606.03604</text:p>
          </table:table-cell>
          <table:table-cell office:value-type="float" office:value="4376" calcext:value-type="float">
            <text:p>4376</text:p>
          </table:table-cell>
          <table:table-cell table:formula="of:=[.B289]-[.$B$2]" office:value-type="float" office:value="26.0358603000641" calcext:value-type="float">
            <text:p>26.0358603001</text:p>
          </table:table-cell>
          <table:table-cell table:formula="of:=[.C289]/([.D289]-[.D288])" office:value-type="float" office:value="109110.049483408" calcext:value-type="float">
            <text:p>109110.049483408</text:p>
          </table:table-cell>
          <table:table-cell/>
          <table:table-cell office:value-type="float" office:value="1443143606.23049" calcext:value-type="float">
            <text:p>1443143606.23049</text:p>
          </table:table-cell>
          <table:table-cell table:formula="of:=[.G289]-[.$B$2]" office:value-type="float" office:value="26.2303133010864" calcext:value-type="float">
            <text:p>26.2303133011</text:p>
          </table:table-cell>
          <table:table-cell table:formula="of:=[.C289]/([.H289]-[.H288])" office:value-type="float" office:value="108749.958844616" calcext:value-type="float">
            <text:p>108749.958844616</text:p>
          </table:table-cell>
          <table:table-cell table:formula="of:=[.G289]-[.$B289]" office:value-type="float" office:value="0.194453001022339" calcext:value-type="float">
            <text:p>0.19445300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3606.07595" calcext:value-type="float">
            <text:p>1443143606.07595</text:p>
          </table:table-cell>
          <table:table-cell office:value-type="float" office:value="4376" calcext:value-type="float">
            <text:p>4376</text:p>
          </table:table-cell>
          <table:table-cell table:formula="of:=[.B290]-[.$B$2]" office:value-type="float" office:value="26.0757737159729" calcext:value-type="float">
            <text:p>26.075773716</text:p>
          </table:table-cell>
          <table:table-cell table:formula="of:=[.C290]/([.D290]-[.D289])" office:value-type="float" office:value="109637.321195396" calcext:value-type="float">
            <text:p>109637.321195396</text:p>
          </table:table-cell>
          <table:table-cell/>
          <table:table-cell office:value-type="float" office:value="1443143606.27031" calcext:value-type="float">
            <text:p>1443143606.27031</text:p>
          </table:table-cell>
          <table:table-cell table:formula="of:=[.G290]-[.$B$2]" office:value-type="float" office:value="26.2701346874237" calcext:value-type="float">
            <text:p>26.2701346874</text:p>
          </table:table-cell>
          <table:table-cell table:formula="of:=[.C290]/([.H290]-[.H289])" office:value-type="float" office:value="109890.699508451" calcext:value-type="float">
            <text:p>109890.699508451</text:p>
          </table:table-cell>
          <table:table-cell table:formula="of:=[.G290]-[.$B290]" office:value-type="float" office:value="0.194360971450806" calcext:value-type="float">
            <text:p>0.194360971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3606.11587" calcext:value-type="float">
            <text:p>1443143606.11587</text:p>
          </table:table-cell>
          <table:table-cell office:value-type="float" office:value="4376" calcext:value-type="float">
            <text:p>4376</text:p>
          </table:table-cell>
          <table:table-cell table:formula="of:=[.B291]-[.$B$2]" office:value-type="float" office:value="26.115690946579" calcext:value-type="float">
            <text:p>26.1156909466</text:p>
          </table:table-cell>
          <table:table-cell table:formula="of:=[.C291]/([.D291]-[.D290])" office:value-type="float" office:value="109626.843685232" calcext:value-type="float">
            <text:p>109626.843685232</text:p>
          </table:table-cell>
          <table:table-cell/>
          <table:table-cell office:value-type="float" office:value="1443143606.31018" calcext:value-type="float">
            <text:p>1443143606.31018</text:p>
          </table:table-cell>
          <table:table-cell table:formula="of:=[.G291]-[.$B$2]" office:value-type="float" office:value="26.3099966049194" calcext:value-type="float">
            <text:p>26.3099966049</text:p>
          </table:table-cell>
          <table:table-cell table:formula="of:=[.C291]/([.H291]-[.H290])" office:value-type="float" office:value="109778.963856142" calcext:value-type="float">
            <text:p>109778.963856142</text:p>
          </table:table-cell>
          <table:table-cell table:formula="of:=[.G291]-[.$B291]" office:value-type="float" office:value="0.194305658340454" calcext:value-type="float">
            <text:p>0.194305658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3606.15578" calcext:value-type="float">
            <text:p>1443143606.15578</text:p>
          </table:table-cell>
          <table:table-cell office:value-type="float" office:value="4376" calcext:value-type="float">
            <text:p>4376</text:p>
          </table:table-cell>
          <table:table-cell table:formula="of:=[.B292]-[.$B$2]" office:value-type="float" office:value="26.1556055545807" calcext:value-type="float">
            <text:p>26.1556055546</text:p>
          </table:table-cell>
          <table:table-cell table:formula="of:=[.C292]/([.D292]-[.D291])" office:value-type="float" office:value="109634.046758336" calcext:value-type="float">
            <text:p>109634.046758336</text:p>
          </table:table-cell>
          <table:table-cell/>
          <table:table-cell office:value-type="float" office:value="1443143606.35017" calcext:value-type="float">
            <text:p>1443143606.35017</text:p>
          </table:table-cell>
          <table:table-cell table:formula="of:=[.G292]-[.$B$2]" office:value-type="float" office:value="26.3499958515167" calcext:value-type="float">
            <text:p>26.3499958515</text:p>
          </table:table-cell>
          <table:table-cell table:formula="of:=[.C292]/([.H292]-[.H291])" office:value-type="float" office:value="109402.060595223" calcext:value-type="float">
            <text:p>109402.060595223</text:p>
          </table:table-cell>
          <table:table-cell table:formula="of:=[.G292]-[.$B292]" office:value-type="float" office:value="0.194390296936035" calcext:value-type="float">
            <text:p>0.1943902969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3606.1957" calcext:value-type="float">
            <text:p>1443143606.1957</text:p>
          </table:table-cell>
          <table:table-cell office:value-type="float" office:value="4376" calcext:value-type="float">
            <text:p>4376</text:p>
          </table:table-cell>
          <table:table-cell table:formula="of:=[.B293]-[.$B$2]" office:value-type="float" office:value="26.1955218315124" calcext:value-type="float">
            <text:p>26.1955218315</text:p>
          </table:table-cell>
          <table:table-cell table:formula="of:=[.C293]/([.D293]-[.D292])" office:value-type="float" office:value="109629.462875028" calcext:value-type="float">
            <text:p>109629.462875028</text:p>
          </table:table-cell>
          <table:table-cell/>
          <table:table-cell office:value-type="float" office:value="1443143606.39002" calcext:value-type="float">
            <text:p>1443143606.39002</text:p>
          </table:table-cell>
          <table:table-cell table:formula="of:=[.G293]-[.$B$2]" office:value-type="float" office:value="26.3898408412933" calcext:value-type="float">
            <text:p>26.3898408413</text:p>
          </table:table-cell>
          <table:table-cell table:formula="of:=[.C293]/([.H293]-[.H292])" office:value-type="float" office:value="109825.602278575" calcext:value-type="float">
            <text:p>109825.602278575</text:p>
          </table:table-cell>
          <table:table-cell table:formula="of:=[.G293]-[.$B293]" office:value-type="float" office:value="0.194319009780884" calcext:value-type="float">
            <text:p>0.194319009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3606.23562" calcext:value-type="float">
            <text:p>1443143606.23562</text:p>
          </table:table-cell>
          <table:table-cell office:value-type="float" office:value="4376" calcext:value-type="float">
            <text:p>4376</text:p>
          </table:table-cell>
          <table:table-cell table:formula="of:=[.B294]-[.$B$2]" office:value-type="float" office:value="26.2354385852814" calcext:value-type="float">
            <text:p>26.2354385853</text:p>
          </table:table-cell>
          <table:table-cell table:formula="of:=[.C294]/([.D294]-[.D293])" office:value-type="float" office:value="109628.153264486" calcext:value-type="float">
            <text:p>109628.153264486</text:p>
          </table:table-cell>
          <table:table-cell/>
          <table:table-cell office:value-type="float" office:value="1443143606.43003" calcext:value-type="float">
            <text:p>1443143606.43003</text:p>
          </table:table-cell>
          <table:table-cell table:formula="of:=[.G294]-[.$B$2]" office:value-type="float" office:value="26.4298534393311" calcext:value-type="float">
            <text:p>26.4298534393</text:p>
          </table:table-cell>
          <table:table-cell table:formula="of:=[.C294]/([.H294]-[.H293])" office:value-type="float" office:value="109365.555215254" calcext:value-type="float">
            <text:p>109365.555215254</text:p>
          </table:table-cell>
          <table:table-cell table:formula="of:=[.G294]-[.$B294]" office:value-type="float" office:value="0.194414854049683" calcext:value-type="float">
            <text:p>0.19441485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3606.27553" calcext:value-type="float">
            <text:p>1443143606.27553</text:p>
          </table:table-cell>
          <table:table-cell office:value-type="float" office:value="4376" calcext:value-type="float">
            <text:p>4376</text:p>
          </table:table-cell>
          <table:table-cell table:formula="of:=[.B295]-[.$B$2]" office:value-type="float" office:value="26.2753541469574" calcext:value-type="float">
            <text:p>26.275354147</text:p>
          </table:table-cell>
          <table:table-cell table:formula="of:=[.C295]/([.D295]-[.D294])" office:value-type="float" office:value="109631.427349508" calcext:value-type="float">
            <text:p>109631.427349508</text:p>
          </table:table-cell>
          <table:table-cell/>
          <table:table-cell office:value-type="float" office:value="1443143606.4699" calcext:value-type="float">
            <text:p>1443143606.4699</text:p>
          </table:table-cell>
          <table:table-cell table:formula="of:=[.G295]-[.$B$2]" office:value-type="float" office:value="26.4697234630585" calcext:value-type="float">
            <text:p>26.4697234631</text:p>
          </table:table-cell>
          <table:table-cell table:formula="of:=[.C295]/([.H295]-[.H294])" office:value-type="float" office:value="109756.643986916" calcext:value-type="float">
            <text:p>109756.643986916</text:p>
          </table:table-cell>
          <table:table-cell table:formula="of:=[.G295]-[.$B295]" office:value-type="float" office:value="0.194369316101074" calcext:value-type="float">
            <text:p>0.194369316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3606.31545" calcext:value-type="float">
            <text:p>1443143606.31545</text:p>
          </table:table-cell>
          <table:table-cell office:value-type="float" office:value="4376" calcext:value-type="float">
            <text:p>4376</text:p>
          </table:table-cell>
          <table:table-cell table:formula="of:=[.B296]-[.$B$2]" office:value-type="float" office:value="26.3152680397034" calcext:value-type="float">
            <text:p>26.3152680397</text:p>
          </table:table-cell>
          <table:table-cell table:formula="of:=[.C296]/([.D296]-[.D295])" office:value-type="float" office:value="109636.011397101" calcext:value-type="float">
            <text:p>109636.011397101</text:p>
          </table:table-cell>
          <table:table-cell/>
          <table:table-cell office:value-type="float" office:value="1443143606.50982" calcext:value-type="float">
            <text:p>1443143606.50982</text:p>
          </table:table-cell>
          <table:table-cell table:formula="of:=[.G296]-[.$B$2]" office:value-type="float" office:value="26.5096373558044" calcext:value-type="float">
            <text:p>26.5096373558</text:p>
          </table:table-cell>
          <table:table-cell table:formula="of:=[.C296]/([.H296]-[.H295])" office:value-type="float" office:value="109636.011397101" calcext:value-type="float">
            <text:p>109636.011397101</text:p>
          </table:table-cell>
          <table:table-cell table:formula="of:=[.G296]-[.$B296]" office:value-type="float" office:value="0.194369316101074" calcext:value-type="float">
            <text:p>0.194369316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3606.35535" calcext:value-type="float">
            <text:p>1443143606.35535</text:p>
          </table:table-cell>
          <table:table-cell office:value-type="float" office:value="4376" calcext:value-type="float">
            <text:p>4376</text:p>
          </table:table-cell>
          <table:table-cell table:formula="of:=[.B297]-[.$B$2]" office:value-type="float" office:value="26.3551726341248" calcext:value-type="float">
            <text:p>26.3551726341</text:p>
          </table:table-cell>
          <table:table-cell table:formula="of:=[.C297]/([.D297]-[.D296])" office:value-type="float" office:value="109661.558110078" calcext:value-type="float">
            <text:p>109661.558110078</text:p>
          </table:table-cell>
          <table:table-cell/>
          <table:table-cell office:value-type="float" office:value="1443143606.5497" calcext:value-type="float">
            <text:p>1443143606.5497</text:p>
          </table:table-cell>
          <table:table-cell table:formula="of:=[.G297]-[.$B$2]" office:value-type="float" office:value="26.5495240688324" calcext:value-type="float">
            <text:p>26.5495240688</text:p>
          </table:table-cell>
          <table:table-cell table:formula="of:=[.C297]/([.H297]-[.H296])" office:value-type="float" office:value="109710.719881409" calcext:value-type="float">
            <text:p>109710.719881409</text:p>
          </table:table-cell>
          <table:table-cell table:formula="of:=[.G297]-[.$B297]" office:value-type="float" office:value="0.194351434707642" calcext:value-type="float">
            <text:p>0.194351434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3606.39526" calcext:value-type="float">
            <text:p>1443143606.39526</text:p>
          </table:table-cell>
          <table:table-cell office:value-type="float" office:value="4376" calcext:value-type="float">
            <text:p>4376</text:p>
          </table:table-cell>
          <table:table-cell table:formula="of:=[.B298]-[.$B$2]" office:value-type="float" office:value="26.3950853347778" calcext:value-type="float">
            <text:p>26.3950853348</text:p>
          </table:table-cell>
          <table:table-cell table:formula="of:=[.C298]/([.D298]-[.D297])" office:value-type="float" office:value="109639.285951519" calcext:value-type="float">
            <text:p>109639.285951519</text:p>
          </table:table-cell>
          <table:table-cell/>
          <table:table-cell office:value-type="float" office:value="1443143606.58968" calcext:value-type="float">
            <text:p>1443143606.58968</text:p>
          </table:table-cell>
          <table:table-cell table:formula="of:=[.G298]-[.$B$2]" office:value-type="float" office:value="26.5895040035248" calcext:value-type="float">
            <text:p>26.5895040035</text:p>
          </table:table-cell>
          <table:table-cell table:formula="of:=[.C298]/([.H298]-[.H297])" office:value-type="float" office:value="109454.906159057" calcext:value-type="float">
            <text:p>109454.906159057</text:p>
          </table:table-cell>
          <table:table-cell table:formula="of:=[.G298]-[.$B298]" office:value-type="float" office:value="0.194418668746948" calcext:value-type="float">
            <text:p>0.1944186687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3606.43518" calcext:value-type="float">
            <text:p>1443143606.43518</text:p>
          </table:table-cell>
          <table:table-cell office:value-type="float" office:value="4376" calcext:value-type="float">
            <text:p>4376</text:p>
          </table:table-cell>
          <table:table-cell table:formula="of:=[.B299]-[.$B$2]" office:value-type="float" office:value="26.4349989891052" calcext:value-type="float">
            <text:p>26.4349989891</text:p>
          </table:table-cell>
          <table:table-cell table:formula="of:=[.C299]/([.D299]-[.D298])" office:value-type="float" office:value="109636.666292336" calcext:value-type="float">
            <text:p>109636.666292336</text:p>
          </table:table-cell>
          <table:table-cell/>
          <table:table-cell office:value-type="float" office:value="1443143606.62956" calcext:value-type="float">
            <text:p>1443143606.62956</text:p>
          </table:table-cell>
          <table:table-cell table:formula="of:=[.G299]-[.$B$2]" office:value-type="float" office:value="26.6293778419495" calcext:value-type="float">
            <text:p>26.6293778419</text:p>
          </table:table-cell>
          <table:table-cell table:formula="of:=[.C299]/([.H299]-[.H298])" office:value-type="float" office:value="109746.143659226" calcext:value-type="float">
            <text:p>109746.143659226</text:p>
          </table:table-cell>
          <table:table-cell table:formula="of:=[.G299]-[.$B299]" office:value-type="float" office:value="0.194378852844238" calcext:value-type="float">
            <text:p>0.194378852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3606.47508" calcext:value-type="float">
            <text:p>1443143606.47508</text:p>
          </table:table-cell>
          <table:table-cell office:value-type="float" office:value="4376" calcext:value-type="float">
            <text:p>4376</text:p>
          </table:table-cell>
          <table:table-cell table:formula="of:=[.B300]-[.$B$2]" office:value-type="float" office:value="26.4749052524567" calcext:value-type="float">
            <text:p>26.4749052525</text:p>
          </table:table-cell>
          <table:table-cell table:formula="of:=[.C300]/([.D300]-[.D299])" office:value-type="float" office:value="109656.971925988" calcext:value-type="float">
            <text:p>109656.971925988</text:p>
          </table:table-cell>
          <table:table-cell/>
          <table:table-cell office:value-type="float" office:value="1443143606.6695" calcext:value-type="float">
            <text:p>1443143606.6695</text:p>
          </table:table-cell>
          <table:table-cell table:formula="of:=[.G300]-[.$B$2]" office:value-type="float" office:value="26.6693246364593" calcext:value-type="float">
            <text:p>26.6693246365</text:p>
          </table:table-cell>
          <table:table-cell table:formula="of:=[.C300]/([.H300]-[.H299])" office:value-type="float" office:value="109545.710830861" calcext:value-type="float">
            <text:p>109545.710830861</text:p>
          </table:table-cell>
          <table:table-cell table:formula="of:=[.G300]-[.$B300]" office:value-type="float" office:value="0.194419384002686" calcext:value-type="float">
            <text:p>0.19441938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3606.515" calcext:value-type="float">
            <text:p>1443143606.515</text:p>
          </table:table-cell>
          <table:table-cell office:value-type="float" office:value="4376" calcext:value-type="float">
            <text:p>4376</text:p>
          </table:table-cell>
          <table:table-cell table:formula="of:=[.B301]-[.$B$2]" office:value-type="float" office:value="26.5148248672485" calcext:value-type="float">
            <text:p>26.5148248672</text:p>
          </table:table-cell>
          <table:table-cell table:formula="of:=[.C301]/([.D301]-[.D300])" office:value-type="float" office:value="109620.296258249" calcext:value-type="float">
            <text:p>109620.296258249</text:p>
          </table:table-cell>
          <table:table-cell/>
          <table:table-cell office:value-type="float" office:value="1443143606.70939" calcext:value-type="float">
            <text:p>1443143606.70939</text:p>
          </table:table-cell>
          <table:table-cell table:formula="of:=[.G301]-[.$B$2]" office:value-type="float" office:value="26.7092065811157" calcext:value-type="float">
            <text:p>26.7092065811</text:p>
          </table:table-cell>
          <table:table-cell table:formula="of:=[.C301]/([.H301]-[.H300])" office:value-type="float" office:value="109723.837132421" calcext:value-type="float">
            <text:p>109723.837132421</text:p>
          </table:table-cell>
          <table:table-cell table:formula="of:=[.G301]-[.$B301]" office:value-type="float" office:value="0.194381713867188" calcext:value-type="float">
            <text:p>0.194381713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3606.55491" calcext:value-type="float">
            <text:p>1443143606.55491</text:p>
          </table:table-cell>
          <table:table-cell office:value-type="float" office:value="4376" calcext:value-type="float">
            <text:p>4376</text:p>
          </table:table-cell>
          <table:table-cell table:formula="of:=[.B302]-[.$B$2]" office:value-type="float" office:value="26.5547349452972" calcext:value-type="float">
            <text:p>26.5547349453</text:p>
          </table:table-cell>
          <table:table-cell table:formula="of:=[.C302]/([.D302]-[.D301])" office:value-type="float" office:value="109646.490659817" calcext:value-type="float">
            <text:p>109646.490659817</text:p>
          </table:table-cell>
          <table:table-cell/>
          <table:table-cell office:value-type="float" office:value="1443143606.74934" calcext:value-type="float">
            <text:p>1443143606.74934</text:p>
          </table:table-cell>
          <table:table-cell table:formula="of:=[.G302]-[.$B$2]" office:value-type="float" office:value="26.7491588592529" calcext:value-type="float">
            <text:p>26.7491588593</text:p>
          </table:table-cell>
          <table:table-cell table:formula="of:=[.C302]/([.H302]-[.H301])" office:value-type="float" office:value="109530.675196334" calcext:value-type="float">
            <text:p>109530.675196334</text:p>
          </table:table-cell>
          <table:table-cell table:formula="of:=[.G302]-[.$B302]" office:value-type="float" office:value="0.194423913955688" calcext:value-type="float">
            <text:p>0.194423914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3606.59488" calcext:value-type="float">
            <text:p>1443143606.59488</text:p>
          </table:table-cell>
          <table:table-cell office:value-type="float" office:value="4376" calcext:value-type="float">
            <text:p>4376</text:p>
          </table:table-cell>
          <table:table-cell table:formula="of:=[.B303]-[.$B$2]" office:value-type="float" office:value="26.5946977138519" calcext:value-type="float">
            <text:p>26.5946977139</text:p>
          </table:table-cell>
          <table:table-cell table:formula="of:=[.C303]/([.D303]-[.D302])" office:value-type="float" office:value="109501.922871325" calcext:value-type="float">
            <text:p>109501.922871325</text:p>
          </table:table-cell>
          <table:table-cell/>
          <table:table-cell office:value-type="float" office:value="1443143606.78919" calcext:value-type="float">
            <text:p>1443143606.78919</text:p>
          </table:table-cell>
          <table:table-cell table:formula="of:=[.G303]-[.$B$2]" office:value-type="float" office:value="26.7890100479126" calcext:value-type="float">
            <text:p>26.7890100479</text:p>
          </table:table-cell>
          <table:table-cell table:formula="of:=[.C303]/([.H303]-[.H302])" office:value-type="float" office:value="109808.518821643" calcext:value-type="float">
            <text:p>109808.518821643</text:p>
          </table:table-cell>
          <table:table-cell table:formula="of:=[.G303]-[.$B303]" office:value-type="float" office:value="0.194312334060669" calcext:value-type="float">
            <text:p>0.194312334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3606.63479" calcext:value-type="float">
            <text:p>1443143606.63479</text:p>
          </table:table-cell>
          <table:table-cell office:value-type="float" office:value="4376" calcext:value-type="float">
            <text:p>4376</text:p>
          </table:table-cell>
          <table:table-cell table:formula="of:=[.B304]-[.$B$2]" office:value-type="float" office:value="26.6346101760864" calcext:value-type="float">
            <text:p>26.6346101761</text:p>
          </table:table-cell>
          <table:table-cell table:formula="of:=[.C304]/([.D304]-[.D303])" office:value-type="float" office:value="109639.940885876" calcext:value-type="float">
            <text:p>109639.940885876</text:p>
          </table:table-cell>
          <table:table-cell/>
          <table:table-cell office:value-type="float" office:value="1443143606.82911" calcext:value-type="float">
            <text:p>1443143606.82911</text:p>
          </table:table-cell>
          <table:table-cell table:formula="of:=[.G304]-[.$B$2]" office:value-type="float" office:value="26.8289353847504" calcext:value-type="float">
            <text:p>26.8289353848</text:p>
          </table:table-cell>
          <table:table-cell table:formula="of:=[.C304]/([.H304]-[.H303])" office:value-type="float" office:value="109604.585623944" calcext:value-type="float">
            <text:p>109604.585623944</text:p>
          </table:table-cell>
          <table:table-cell table:formula="of:=[.G304]-[.$B304]" office:value-type="float" office:value="0.19432520866394" calcext:value-type="float">
            <text:p>0.1943252087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3606.6747" calcext:value-type="float">
            <text:p>1443143606.6747</text:p>
          </table:table-cell>
          <table:table-cell office:value-type="float" office:value="4376" calcext:value-type="float">
            <text:p>4376</text:p>
          </table:table-cell>
          <table:table-cell table:formula="of:=[.B305]-[.$B$2]" office:value-type="float" office:value="26.674524307251" calcext:value-type="float">
            <text:p>26.6745243073</text:p>
          </table:table-cell>
          <table:table-cell table:formula="of:=[.C305]/([.D305]-[.D304])" office:value-type="float" office:value="109635.356509689" calcext:value-type="float">
            <text:p>109635.356509689</text:p>
          </table:table-cell>
          <table:table-cell/>
          <table:table-cell office:value-type="float" office:value="1443143606.86901" calcext:value-type="float">
            <text:p>1443143606.86901</text:p>
          </table:table-cell>
          <table:table-cell table:formula="of:=[.G305]-[.$B$2]" office:value-type="float" office:value="26.8688342571259" calcext:value-type="float">
            <text:p>26.8688342571</text:p>
          </table:table-cell>
          <table:table-cell table:formula="of:=[.C305]/([.H305]-[.H304])" office:value-type="float" office:value="109677.285082582" calcext:value-type="float">
            <text:p>109677.285082582</text:p>
          </table:table-cell>
          <table:table-cell table:formula="of:=[.G305]-[.$B305]" office:value-type="float" office:value="0.194309949874878" calcext:value-type="float">
            <text:p>0.194309949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3606.71462" calcext:value-type="float">
            <text:p>1443143606.71462</text:p>
          </table:table-cell>
          <table:table-cell office:value-type="float" office:value="4376" calcext:value-type="float">
            <text:p>4376</text:p>
          </table:table-cell>
          <table:table-cell table:formula="of:=[.B306]-[.$B$2]" office:value-type="float" office:value="26.7144377231598" calcext:value-type="float">
            <text:p>26.7144377232</text:p>
          </table:table-cell>
          <table:table-cell table:formula="of:=[.C306]/([.D306]-[.D305])" office:value-type="float" office:value="109637.321195396" calcext:value-type="float">
            <text:p>109637.321195396</text:p>
          </table:table-cell>
          <table:table-cell/>
          <table:table-cell office:value-type="float" office:value="1443143606.90891" calcext:value-type="float">
            <text:p>1443143606.90891</text:p>
          </table:table-cell>
          <table:table-cell table:formula="of:=[.G306]-[.$B$2]" office:value-type="float" office:value="26.9087295532227" calcext:value-type="float">
            <text:p>26.9087295532</text:p>
          </table:table-cell>
          <table:table-cell table:formula="of:=[.C306]/([.H306]-[.H305])" office:value-type="float" office:value="109687.116731308" calcext:value-type="float">
            <text:p>109687.116731308</text:p>
          </table:table-cell>
          <table:table-cell table:formula="of:=[.G306]-[.$B306]" office:value-type="float" office:value="0.194291830062866" calcext:value-type="float">
            <text:p>0.194291830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3606.75453" calcext:value-type="float">
            <text:p>1443143606.75453</text:p>
          </table:table-cell>
          <table:table-cell office:value-type="float" office:value="4376" calcext:value-type="float">
            <text:p>4376</text:p>
          </table:table-cell>
          <table:table-cell table:formula="of:=[.B307]-[.$B$2]" office:value-type="float" office:value="26.7543487548828" calcext:value-type="float">
            <text:p>26.7543487549</text:p>
          </table:table-cell>
          <table:table-cell table:formula="of:=[.C307]/([.D307]-[.D306])" office:value-type="float" office:value="109643.870656336" calcext:value-type="float">
            <text:p>109643.870656336</text:p>
          </table:table-cell>
          <table:table-cell/>
          <table:table-cell office:value-type="float" office:value="1443143606.94887" calcext:value-type="float">
            <text:p>1443143606.94887</text:p>
          </table:table-cell>
          <table:table-cell table:formula="of:=[.G307]-[.$B$2]" office:value-type="float" office:value="26.948695898056" calcext:value-type="float">
            <text:p>26.9486958981</text:p>
          </table:table-cell>
          <table:table-cell table:formula="of:=[.C307]/([.H307]-[.H306])" office:value-type="float" office:value="109492.124392266" calcext:value-type="float">
            <text:p>109492.124392266</text:p>
          </table:table-cell>
          <table:table-cell table:formula="of:=[.G307]-[.$B307]" office:value-type="float" office:value="0.194347143173218" calcext:value-type="float">
            <text:p>0.1943471432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3606.79444" calcext:value-type="float">
            <text:p>1443143606.79444</text:p>
          </table:table-cell>
          <table:table-cell office:value-type="float" office:value="4376" calcext:value-type="float">
            <text:p>4376</text:p>
          </table:table-cell>
          <table:table-cell table:formula="of:=[.B308]-[.$B$2]" office:value-type="float" office:value="26.7942631244659" calcext:value-type="float">
            <text:p>26.7942631245</text:p>
          </table:table-cell>
          <table:table-cell table:formula="of:=[.C308]/([.D308]-[.D307])" office:value-type="float" office:value="109634.7016301" calcext:value-type="float">
            <text:p>109634.7016301</text:p>
          </table:table-cell>
          <table:table-cell/>
          <table:table-cell office:value-type="float" office:value="1443143606.98868" calcext:value-type="float">
            <text:p>1443143606.98868</text:p>
          </table:table-cell>
          <table:table-cell table:formula="of:=[.G308]-[.$B$2]" office:value-type="float" office:value="26.9885010719299" calcext:value-type="float">
            <text:p>26.9885010719</text:p>
          </table:table-cell>
          <table:table-cell table:formula="of:=[.C308]/([.H308]-[.H307])" office:value-type="float" office:value="109935.457482555" calcext:value-type="float">
            <text:p>109935.457482555</text:p>
          </table:table-cell>
          <table:table-cell table:formula="of:=[.G308]-[.$B308]" office:value-type="float" office:value="0.194237947463989" calcext:value-type="float">
            <text:p>0.194237947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3606.83438" calcext:value-type="float">
            <text:p>1443143606.83438</text:p>
          </table:table-cell>
          <table:table-cell office:value-type="float" office:value="4376" calcext:value-type="float">
            <text:p>4376</text:p>
          </table:table-cell>
          <table:table-cell table:formula="of:=[.B309]-[.$B$2]" office:value-type="float" office:value="26.8341999053955" calcext:value-type="float">
            <text:p>26.8341999054</text:p>
          </table:table-cell>
          <table:table-cell table:formula="of:=[.C309]/([.D309]-[.D308])" office:value-type="float" office:value="109573.177861224" calcext:value-type="float">
            <text:p>109573.177861224</text:p>
          </table:table-cell>
          <table:table-cell/>
          <table:table-cell office:value-type="float" office:value="1443143610.00142" calcext:value-type="float">
            <text:p>1443143610.00142</text:p>
          </table:table-cell>
          <table:table-cell table:formula="of:=[.G309]-[.$B$2]" office:value-type="float" office:value="30.0012376308441" calcext:value-type="float">
            <text:p>30.0012376308</text:p>
          </table:table-cell>
          <table:table-cell table:formula="of:=[.C309]/([.H309]-[.H308])" office:value-type="float" office:value="1452.50004918357" calcext:value-type="float">
            <text:p>1452.5000491836</text:p>
          </table:table-cell>
          <table:table-cell table:formula="of:=[.G309]-[.$B309]" office:value-type="float" office:value="3.16703772544861" calcext:value-type="float">
            <text:p>3.1670377254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3606.8743" calcext:value-type="float">
            <text:p>1443143606.8743</text:p>
          </table:table-cell>
          <table:table-cell office:value-type="float" office:value="4376" calcext:value-type="float">
            <text:p>4376</text:p>
          </table:table-cell>
          <table:table-cell table:formula="of:=[.B310]-[.$B$2]" office:value-type="float" office:value="26.8741233348846" calcext:value-type="float">
            <text:p>26.8741233349</text:p>
          </table:table-cell>
          <table:table-cell table:formula="of:=[.C310]/([.D310]-[.D309])" office:value-type="float" office:value="109609.82200166" calcext:value-type="float">
            <text:p>109609.82200166</text:p>
          </table:table-cell>
          <table:table-cell/>
          <table:table-cell office:value-type="float" office:value="1443143610.0198" calcext:value-type="float">
            <text:p>1443143610.0198</text:p>
          </table:table-cell>
          <table:table-cell table:formula="of:=[.G310]-[.$B$2]" office:value-type="float" office:value="30.0196237564087" calcext:value-type="float">
            <text:p>30.0196237564</text:p>
          </table:table-cell>
          <table:table-cell table:formula="of:=[.C310]/([.H310]-[.H309])" office:value-type="float" office:value="238005.553950491" calcext:value-type="float">
            <text:p>238005.553950491</text:p>
          </table:table-cell>
          <table:table-cell table:formula="of:=[.G310]-[.$B310]" office:value-type="float" office:value="3.14550042152405" calcext:value-type="float">
            <text:p>3.1455004215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3606.91419" calcext:value-type="float">
            <text:p>1443143606.91419</text:p>
          </table:table-cell>
          <table:table-cell office:value-type="float" office:value="4376" calcext:value-type="float">
            <text:p>4376</text:p>
          </table:table-cell>
          <table:table-cell table:formula="of:=[.B311]-[.$B$2]" office:value-type="float" office:value="26.9140121936798" calcext:value-type="float">
            <text:p>26.9140121937</text:p>
          </table:table-cell>
          <table:table-cell table:formula="of:=[.C311]/([.D311]-[.D310])" office:value-type="float" office:value="109704.818141609" calcext:value-type="float">
            <text:p>109704.818141609</text:p>
          </table:table-cell>
          <table:table-cell/>
          <table:table-cell office:value-type="float" office:value="1443143610.99441" calcext:value-type="float">
            <text:p>1443143610.99441</text:p>
          </table:table-cell>
          <table:table-cell table:formula="of:=[.G311]-[.$B$2]" office:value-type="float" office:value="30.9942286014557" calcext:value-type="float">
            <text:p>30.9942286015</text:p>
          </table:table-cell>
          <table:table-cell table:formula="of:=[.C311]/([.H311]-[.H310])" office:value-type="float" office:value="4490.02487750713" calcext:value-type="float">
            <text:p>4490.0248775071</text:p>
          </table:table-cell>
          <table:table-cell table:formula="of:=[.G311]-[.$B311]" office:value-type="float" office:value="4.08021640777588" calcext:value-type="float">
            <text:p>4.080216407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3606.95407" calcext:value-type="float">
            <text:p>1443143606.95407</text:p>
          </table:table-cell>
          <table:table-cell office:value-type="float" office:value="4376" calcext:value-type="float">
            <text:p>4376</text:p>
          </table:table-cell>
          <table:table-cell table:formula="of:=[.B312]-[.$B$2]" office:value-type="float" office:value="26.9538912773132" calcext:value-type="float">
            <text:p>26.9538912773</text:p>
          </table:table-cell>
          <table:table-cell table:formula="of:=[.C312]/([.D312]-[.D311])" office:value-type="float" office:value="109731.70898873" calcext:value-type="float">
            <text:p>109731.70898873</text:p>
          </table:table-cell>
          <table:table-cell/>
          <table:table-cell office:value-type="float" office:value="1443143611.01239" calcext:value-type="float">
            <text:p>1443143611.01239</text:p>
          </table:table-cell>
          <table:table-cell table:formula="of:=[.G312]-[.$B$2]" office:value-type="float" office:value="31.0122113227844" calcext:value-type="float">
            <text:p>31.0122113228</text:p>
          </table:table-cell>
          <table:table-cell table:formula="of:=[.C312]/([.H312]-[.H311])" office:value-type="float" office:value="243344.704063639" calcext:value-type="float">
            <text:p>243344.704063639</text:p>
          </table:table-cell>
          <table:table-cell table:formula="of:=[.G312]-[.$B312]" office:value-type="float" office:value="4.05832004547119" calcext:value-type="float">
            <text:p>4.0583200455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3606.99395" calcext:value-type="float">
            <text:p>1443143606.99395</text:p>
          </table:table-cell>
          <table:table-cell office:value-type="float" office:value="4376" calcext:value-type="float">
            <text:p>4376</text:p>
          </table:table-cell>
          <table:table-cell table:formula="of:=[.B313]-[.$B$2]" office:value-type="float" office:value="26.9937696456909" calcext:value-type="float">
            <text:p>26.9937696457</text:p>
          </table:table-cell>
          <table:table-cell table:formula="of:=[.C313]/([.D313]-[.D312])" office:value-type="float" office:value="109733.677129294" calcext:value-type="float">
            <text:p>109733.677129294</text:p>
          </table:table-cell>
          <table:table-cell/>
          <table:table-cell office:value-type="float" office:value="1443143611.03015" calcext:value-type="float">
            <text:p>1443143611.03015</text:p>
          </table:table-cell>
          <table:table-cell table:formula="of:=[.G313]-[.$B$2]" office:value-type="float" office:value="31.0299689769745" calcext:value-type="float">
            <text:p>31.029968977</text:p>
          </table:table-cell>
          <table:table-cell table:formula="of:=[.C313]/([.H313]-[.H312])" office:value-type="float" office:value="246428.945690847" calcext:value-type="float">
            <text:p>246428.945690847</text:p>
          </table:table-cell>
          <table:table-cell table:formula="of:=[.G313]-[.$B313]" office:value-type="float" office:value="4.03619933128357" calcext:value-type="float">
            <text:p>4.0361993313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3620.04652" calcext:value-type="float">
            <text:p>1443143620.04652</text:p>
          </table:table-cell>
          <table:table-cell office:value-type="float" office:value="4376" calcext:value-type="float">
            <text:p>4376</text:p>
          </table:table-cell>
          <table:table-cell table:formula="of:=[.B314]-[.$B$2]" office:value-type="float" office:value="40.0463435649872" calcext:value-type="float">
            <text:p>40.046343565</text:p>
          </table:table-cell>
          <table:table-cell table:formula="of:=[.C314]/([.D314]-[.D313])" office:value-type="float" office:value="335.25954551621" calcext:value-type="float">
            <text:p>335.2595455162</text:p>
          </table:table-cell>
          <table:table-cell/>
          <table:table-cell office:value-type="float" office:value="1443143620.241" calcext:value-type="float">
            <text:p>1443143620.241</text:p>
          </table:table-cell>
          <table:table-cell table:formula="of:=[.G314]-[.$B$2]" office:value-type="float" office:value="40.2408249378204" calcext:value-type="float">
            <text:p>40.2408249378</text:p>
          </table:table-cell>
          <table:table-cell table:formula="of:=[.C314]/([.H314]-[.H313])" office:value-type="float" office:value="475.09156788487" calcext:value-type="float">
            <text:p>475.0915678849</text:p>
          </table:table-cell>
          <table:table-cell table:formula="of:=[.G314]-[.$B314]" office:value-type="float" office:value="0.194481372833252" calcext:value-type="float">
            <text:p>0.1944813728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3620.10136" calcext:value-type="float">
            <text:p>1443143620.10136</text:p>
          </table:table-cell>
          <table:table-cell office:value-type="float" office:value="4376" calcext:value-type="float">
            <text:p>4376</text:p>
          </table:table-cell>
          <table:table-cell table:formula="of:=[.B315]-[.$B$2]" office:value-type="float" office:value="40.1011800765991" calcext:value-type="float">
            <text:p>40.1011800766</text:p>
          </table:table-cell>
          <table:table-cell table:formula="of:=[.C315]/([.D315]-[.D314])" office:value-type="float" office:value="79800.8456658884" calcext:value-type="float">
            <text:p>79800.8456658884</text:p>
          </table:table-cell>
          <table:table-cell/>
          <table:table-cell office:value-type="float" office:value="1443143620.29573" calcext:value-type="float">
            <text:p>1443143620.29573</text:p>
          </table:table-cell>
          <table:table-cell table:formula="of:=[.G315]-[.$B$2]" office:value-type="float" office:value="40.2955551147461" calcext:value-type="float">
            <text:p>40.2955551147</text:p>
          </table:table-cell>
          <table:table-cell table:formula="of:=[.C315]/([.H315]-[.H314])" office:value-type="float" office:value="79955.8898913115" calcext:value-type="float">
            <text:p>79955.8898913115</text:p>
          </table:table-cell>
          <table:table-cell table:formula="of:=[.G315]-[.$B315]" office:value-type="float" office:value="0.194375038146973" calcext:value-type="float">
            <text:p>0.1943750381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3620.15619" calcext:value-type="float">
            <text:p>1443143620.15619</text:p>
          </table:table-cell>
          <table:table-cell office:value-type="float" office:value="4376" calcext:value-type="float">
            <text:p>4376</text:p>
          </table:table-cell>
          <table:table-cell table:formula="of:=[.B316]-[.$B$2]" office:value-type="float" office:value="40.1560156345367" calcext:value-type="float">
            <text:p>40.1560156345</text:p>
          </table:table-cell>
          <table:table-cell table:formula="of:=[.C316]/([.D316]-[.D315])" office:value-type="float" office:value="79802.2335247851" calcext:value-type="float">
            <text:p>79802.2335247851</text:p>
          </table:table-cell>
          <table:table-cell/>
          <table:table-cell office:value-type="float" office:value="1443143620.35055" calcext:value-type="float">
            <text:p>1443143620.35055</text:p>
          </table:table-cell>
          <table:table-cell table:formula="of:=[.G316]-[.$B$2]" office:value-type="float" office:value="40.3503680229187" calcext:value-type="float">
            <text:p>40.3503680229</text:p>
          </table:table-cell>
          <table:table-cell table:formula="of:=[.C316]/([.H316]-[.H315])" office:value-type="float" office:value="79835.2093674696" calcext:value-type="float">
            <text:p>79835.2093674696</text:p>
          </table:table-cell>
          <table:table-cell table:formula="of:=[.G316]-[.$B316]" office:value-type="float" office:value="0.194352388381958" calcext:value-type="float">
            <text:p>0.1943523884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3620.21103" calcext:value-type="float">
            <text:p>1443143620.21103</text:p>
          </table:table-cell>
          <table:table-cell office:value-type="float" office:value="4376" calcext:value-type="float">
            <text:p>4376</text:p>
          </table:table-cell>
          <table:table-cell table:formula="of:=[.B317]-[.$B$2]" office:value-type="float" office:value="40.2108471393585" calcext:value-type="float">
            <text:p>40.2108471394</text:p>
          </table:table-cell>
          <table:table-cell table:formula="of:=[.C317]/([.D317]-[.D316])" office:value-type="float" office:value="79808.1324636925" calcext:value-type="float">
            <text:p>79808.1324636925</text:p>
          </table:table-cell>
          <table:table-cell/>
          <table:table-cell office:value-type="float" office:value="1443143620.4054" calcext:value-type="float">
            <text:p>1443143620.4054</text:p>
          </table:table-cell>
          <table:table-cell table:formula="of:=[.G317]-[.$B$2]" office:value-type="float" office:value="40.405220746994" calcext:value-type="float">
            <text:p>40.405220747</text:p>
          </table:table-cell>
          <table:table-cell table:formula="of:=[.C317]/([.H317]-[.H316])" office:value-type="float" office:value="79777.2594482525" calcext:value-type="float">
            <text:p>79777.2594482525</text:p>
          </table:table-cell>
          <table:table-cell table:formula="of:=[.G317]-[.$B317]" office:value-type="float" office:value="0.194373607635498" calcext:value-type="float">
            <text:p>0.194373607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3620.26587" calcext:value-type="float">
            <text:p>1443143620.26587</text:p>
          </table:table-cell>
          <table:table-cell office:value-type="float" office:value="4376" calcext:value-type="float">
            <text:p>4376</text:p>
          </table:table-cell>
          <table:table-cell table:formula="of:=[.B318]-[.$B$2]" office:value-type="float" office:value="40.2656922340393" calcext:value-type="float">
            <text:p>40.265692234</text:p>
          </table:table-cell>
          <table:table-cell table:formula="of:=[.C318]/([.D318]-[.D317])" office:value-type="float" office:value="79788.3571077696" calcext:value-type="float">
            <text:p>79788.3571077696</text:p>
          </table:table-cell>
          <table:table-cell/>
          <table:table-cell office:value-type="float" office:value="1443143620.46014" calcext:value-type="float">
            <text:p>1443143620.46014</text:p>
          </table:table-cell>
          <table:table-cell table:formula="of:=[.G318]-[.$B$2]" office:value-type="float" office:value="40.4599647521973" calcext:value-type="float">
            <text:p>40.4599647522</text:p>
          </table:table-cell>
          <table:table-cell table:formula="of:=[.C318]/([.H318]-[.H317])" office:value-type="float" office:value="79935.693118421" calcext:value-type="float">
            <text:p>79935.693118421</text:p>
          </table:table-cell>
          <table:table-cell table:formula="of:=[.G318]-[.$B318]" office:value-type="float" office:value="0.194272518157959" calcext:value-type="float">
            <text:p>0.1942725182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3620.32075" calcext:value-type="float">
            <text:p>1443143620.32075</text:p>
          </table:table-cell>
          <table:table-cell office:value-type="float" office:value="4376" calcext:value-type="float">
            <text:p>4376</text:p>
          </table:table-cell>
          <table:table-cell table:formula="of:=[.B319]-[.$B$2]" office:value-type="float" office:value="40.320570230484" calcext:value-type="float">
            <text:p>40.3205702305</text:p>
          </table:table-cell>
          <table:table-cell table:formula="of:=[.C319]/([.D319]-[.D318])" office:value-type="float" office:value="79740.5204909308" calcext:value-type="float">
            <text:p>79740.5204909308</text:p>
          </table:table-cell>
          <table:table-cell/>
          <table:table-cell office:value-type="float" office:value="1443143620.51497" calcext:value-type="float">
            <text:p>1443143620.51497</text:p>
          </table:table-cell>
          <table:table-cell table:formula="of:=[.G319]-[.$B$2]" office:value-type="float" office:value="40.5147929191589" calcext:value-type="float">
            <text:p>40.5147929192</text:p>
          </table:table-cell>
          <table:table-cell table:formula="of:=[.C319]/([.H319]-[.H318])" office:value-type="float" office:value="79812.9910682449" calcext:value-type="float">
            <text:p>79812.9910682449</text:p>
          </table:table-cell>
          <table:table-cell table:formula="of:=[.G319]-[.$B319]" office:value-type="float" office:value="0.194222688674927" calcext:value-type="float">
            <text:p>0.1942226887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3620.37557" calcext:value-type="float">
            <text:p>1443143620.37557</text:p>
          </table:table-cell>
          <table:table-cell office:value-type="float" office:value="4376" calcext:value-type="float">
            <text:p>4376</text:p>
          </table:table-cell>
          <table:table-cell table:formula="of:=[.B320]-[.$B$2]" office:value-type="float" office:value="40.3753938674927" calcext:value-type="float">
            <text:p>40.3753938675</text:p>
          </table:table-cell>
          <table:table-cell table:formula="of:=[.C320]/([.D320]-[.D319])" office:value-type="float" office:value="79819.5858349968" calcext:value-type="float">
            <text:p>79819.5858349968</text:p>
          </table:table-cell>
          <table:table-cell/>
          <table:table-cell office:value-type="float" office:value="1443143620.56988" calcext:value-type="float">
            <text:p>1443143620.56988</text:p>
          </table:table-cell>
          <table:table-cell table:formula="of:=[.G320]-[.$B$2]" office:value-type="float" office:value="40.5697021484375" calcext:value-type="float">
            <text:p>40.5697021484</text:p>
          </table:table-cell>
          <table:table-cell table:formula="of:=[.C320]/([.H320]-[.H319])" office:value-type="float" office:value="79695.1634086824" calcext:value-type="float">
            <text:p>79695.1634086824</text:p>
          </table:table-cell>
          <table:table-cell table:formula="of:=[.G320]-[.$B320]" office:value-type="float" office:value="0.194308280944824" calcext:value-type="float">
            <text:p>0.1943082809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3620.43038" calcext:value-type="float">
            <text:p>1443143620.43038</text:p>
          </table:table-cell>
          <table:table-cell office:value-type="float" office:value="4376" calcext:value-type="float">
            <text:p>4376</text:p>
          </table:table-cell>
          <table:table-cell table:formula="of:=[.B321]-[.$B$2]" office:value-type="float" office:value="40.4302043914795" calcext:value-type="float">
            <text:p>40.4302043915</text:p>
          </table:table-cell>
          <table:table-cell table:formula="of:=[.C321]/([.D321]-[.D320])" office:value-type="float" office:value="79838.6820942008" calcext:value-type="float">
            <text:p>79838.6820942008</text:p>
          </table:table-cell>
          <table:table-cell/>
          <table:table-cell office:value-type="float" office:value="1443143620.62466" calcext:value-type="float">
            <text:p>1443143620.62466</text:p>
          </table:table-cell>
          <table:table-cell table:formula="of:=[.G321]-[.$B$2]" office:value-type="float" office:value="40.6244761943817" calcext:value-type="float">
            <text:p>40.6244761944</text:p>
          </table:table-cell>
          <table:table-cell table:formula="of:=[.C321]/([.H321]-[.H320])" office:value-type="float" office:value="79891.8525108928" calcext:value-type="float">
            <text:p>79891.8525108928</text:p>
          </table:table-cell>
          <table:table-cell table:formula="of:=[.G321]-[.$B321]" office:value-type="float" office:value="0.194271802902222" calcext:value-type="float">
            <text:p>0.194271802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3620.4852" calcext:value-type="float">
            <text:p>1443143620.4852</text:p>
          </table:table-cell>
          <table:table-cell office:value-type="float" office:value="4376" calcext:value-type="float">
            <text:p>4376</text:p>
          </table:table-cell>
          <table:table-cell table:formula="of:=[.B322]-[.$B$2]" office:value-type="float" office:value="40.4850211143494" calcext:value-type="float">
            <text:p>40.4850211143</text:p>
          </table:table-cell>
          <table:table-cell table:formula="of:=[.C322]/([.D322]-[.D321])" office:value-type="float" office:value="79829.6536330344" calcext:value-type="float">
            <text:p>79829.6536330344</text:p>
          </table:table-cell>
          <table:table-cell/>
          <table:table-cell office:value-type="float" office:value="1443143620.67951" calcext:value-type="float">
            <text:p>1443143620.67951</text:p>
          </table:table-cell>
          <table:table-cell table:formula="of:=[.G322]-[.$B$2]" office:value-type="float" office:value="40.6793277263641" calcext:value-type="float">
            <text:p>40.6793277264</text:p>
          </table:table-cell>
          <table:table-cell table:formula="of:=[.C322]/([.H322]-[.H321])" office:value-type="float" office:value="79778.993254051" calcext:value-type="float">
            <text:p>79778.993254051</text:p>
          </table:table-cell>
          <table:table-cell table:formula="of:=[.G322]-[.$B322]" office:value-type="float" office:value="0.194306612014771" calcext:value-type="float">
            <text:p>0.194306612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3620.54001" calcext:value-type="float">
            <text:p>1443143620.54001</text:p>
          </table:table-cell>
          <table:table-cell office:value-type="float" office:value="4376" calcext:value-type="float">
            <text:p>4376</text:p>
          </table:table-cell>
          <table:table-cell table:formula="of:=[.B323]-[.$B$2]" office:value-type="float" office:value="40.5398347377777" calcext:value-type="float">
            <text:p>40.5398347378</text:p>
          </table:table-cell>
          <table:table-cell table:formula="of:=[.C323]/([.D323]-[.D322])" office:value-type="float" office:value="79834.16760836" calcext:value-type="float">
            <text:p>79834.16760836</text:p>
          </table:table-cell>
          <table:table-cell/>
          <table:table-cell office:value-type="float" office:value="1443143620.73434" calcext:value-type="float">
            <text:p>1443143620.73434</text:p>
          </table:table-cell>
          <table:table-cell table:formula="of:=[.G323]-[.$B$2]" office:value-type="float" office:value="40.7341632843018" calcext:value-type="float">
            <text:p>40.7341632843</text:p>
          </table:table-cell>
          <table:table-cell table:formula="of:=[.C323]/([.H323]-[.H322])" office:value-type="float" office:value="79802.2335247851" calcext:value-type="float">
            <text:p>79802.2335247851</text:p>
          </table:table-cell>
          <table:table-cell table:formula="of:=[.G323]-[.$B323]" office:value-type="float" office:value="0.194328546524048" calcext:value-type="float">
            <text:p>0.194328546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3620.59482" calcext:value-type="float">
            <text:p>1443143620.59482</text:p>
          </table:table-cell>
          <table:table-cell office:value-type="float" office:value="4376" calcext:value-type="float">
            <text:p>4376</text:p>
          </table:table-cell>
          <table:table-cell table:formula="of:=[.B324]-[.$B$2]" office:value-type="float" office:value="40.5946438312531" calcext:value-type="float">
            <text:p>40.5946438313</text:p>
          </table:table-cell>
          <table:table-cell table:formula="of:=[.C324]/([.D324]-[.D323])" office:value-type="float" office:value="79840.7658752599" calcext:value-type="float">
            <text:p>79840.7658752599</text:p>
          </table:table-cell>
          <table:table-cell/>
          <table:table-cell office:value-type="float" office:value="1443143620.78915" calcext:value-type="float">
            <text:p>1443143620.78915</text:p>
          </table:table-cell>
          <table:table-cell table:formula="of:=[.G324]-[.$B$2]" office:value-type="float" office:value="40.7889711856842" calcext:value-type="float">
            <text:p>40.7889711857</text:p>
          </table:table-cell>
          <table:table-cell table:formula="of:=[.C324]/([.H324]-[.H323])" office:value-type="float" office:value="79842.5024425681" calcext:value-type="float">
            <text:p>79842.5024425681</text:p>
          </table:table-cell>
          <table:table-cell table:formula="of:=[.G324]-[.$B324]" office:value-type="float" office:value="0.194327354431152" calcext:value-type="float">
            <text:p>0.1943273544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3620.64963" calcext:value-type="float">
            <text:p>1443143620.64963</text:p>
          </table:table-cell>
          <table:table-cell office:value-type="float" office:value="4376" calcext:value-type="float">
            <text:p>4376</text:p>
          </table:table-cell>
          <table:table-cell table:formula="of:=[.B325]-[.$B$2]" office:value-type="float" office:value="40.6494529247284" calcext:value-type="float">
            <text:p>40.6494529247</text:p>
          </table:table-cell>
          <table:table-cell table:formula="of:=[.C325]/([.D325]-[.D324])" office:value-type="float" office:value="79840.7658752599" calcext:value-type="float">
            <text:p>79840.7658752599</text:p>
          </table:table-cell>
          <table:table-cell/>
          <table:table-cell office:value-type="float" office:value="1443143620.84397" calcext:value-type="float">
            <text:p>1443143620.84397</text:p>
          </table:table-cell>
          <table:table-cell table:formula="of:=[.G325]-[.$B$2]" office:value-type="float" office:value="40.8437864780426" calcext:value-type="float">
            <text:p>40.843786478</text:p>
          </table:table-cell>
          <table:table-cell table:formula="of:=[.C325]/([.H325]-[.H324])" office:value-type="float" office:value="79831.7369428303" calcext:value-type="float">
            <text:p>79831.7369428303</text:p>
          </table:table-cell>
          <table:table-cell table:formula="of:=[.G325]-[.$B325]" office:value-type="float" office:value="0.194333553314209" calcext:value-type="float">
            <text:p>0.1943335533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3620.70444" calcext:value-type="float">
            <text:p>1443143620.70444</text:p>
          </table:table-cell>
          <table:table-cell office:value-type="float" office:value="4376" calcext:value-type="float">
            <text:p>4376</text:p>
          </table:table-cell>
          <table:table-cell table:formula="of:=[.B326]-[.$B$2]" office:value-type="float" office:value="40.7042603492737" calcext:value-type="float">
            <text:p>40.7042603493</text:p>
          </table:table-cell>
          <table:table-cell table:formula="of:=[.C326]/([.D326]-[.D325])" office:value-type="float" office:value="79843.1970906433" calcext:value-type="float">
            <text:p>79843.1970906433</text:p>
          </table:table-cell>
          <table:table-cell/>
          <table:table-cell office:value-type="float" office:value="1443143620.89884" calcext:value-type="float">
            <text:p>1443143620.89884</text:p>
          </table:table-cell>
          <table:table-cell table:formula="of:=[.G326]-[.$B$2]" office:value-type="float" office:value="40.8986649513245" calcext:value-type="float">
            <text:p>40.8986649513</text:p>
          </table:table-cell>
          <table:table-cell table:formula="of:=[.C326]/([.H326]-[.H325])" office:value-type="float" office:value="79739.8276283034" calcext:value-type="float">
            <text:p>79739.8276283034</text:p>
          </table:table-cell>
          <table:table-cell table:formula="of:=[.G326]-[.$B326]" office:value-type="float" office:value="0.194404602050781" calcext:value-type="float">
            <text:p>0.194404602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3620.75926" calcext:value-type="float">
            <text:p>1443143620.75926</text:p>
          </table:table-cell>
          <table:table-cell office:value-type="float" office:value="4376" calcext:value-type="float">
            <text:p>4376</text:p>
          </table:table-cell>
          <table:table-cell table:formula="of:=[.B327]-[.$B$2]" office:value-type="float" office:value="40.7590818405151" calcext:value-type="float">
            <text:p>40.7590818405</text:p>
          </table:table-cell>
          <table:table-cell table:formula="of:=[.C327]/([.D327]-[.D326])" office:value-type="float" office:value="79822.710052275" calcext:value-type="float">
            <text:p>79822.710052275</text:p>
          </table:table-cell>
          <table:table-cell/>
          <table:table-cell office:value-type="float" office:value="1443143620.95362" calcext:value-type="float">
            <text:p>1443143620.95362</text:p>
          </table:table-cell>
          <table:table-cell table:formula="of:=[.G327]-[.$B$2]" office:value-type="float" office:value="40.9534385204315" calcext:value-type="float">
            <text:p>40.9534385204</text:p>
          </table:table-cell>
          <table:table-cell table:formula="of:=[.C327]/([.H327]-[.H326])" office:value-type="float" office:value="79892.548017951" calcext:value-type="float">
            <text:p>79892.548017951</text:p>
          </table:table-cell>
          <table:table-cell table:formula="of:=[.G327]-[.$B327]" office:value-type="float" office:value="0.194356679916382" calcext:value-type="float">
            <text:p>0.194356679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3620.81408" calcext:value-type="float">
            <text:p>1443143620.81408</text:p>
          </table:table-cell>
          <table:table-cell office:value-type="float" office:value="4376" calcext:value-type="float">
            <text:p>4376</text:p>
          </table:table-cell>
          <table:table-cell table:formula="of:=[.B328]-[.$B$2]" office:value-type="float" office:value="40.8139002323151" calcext:value-type="float">
            <text:p>40.8139002323</text:p>
          </table:table-cell>
          <table:table-cell table:formula="of:=[.C328]/([.D328]-[.D327])" office:value-type="float" office:value="79827.2232423616" calcext:value-type="float">
            <text:p>79827.2232423616</text:p>
          </table:table-cell>
          <table:table-cell/>
          <table:table-cell office:value-type="float" office:value="1443143621.00844" calcext:value-type="float">
            <text:p>1443143621.00844</text:p>
          </table:table-cell>
          <table:table-cell table:formula="of:=[.G328]-[.$B$2]" office:value-type="float" office:value="41.0082614421845" calcext:value-type="float">
            <text:p>41.0082614422</text:p>
          </table:table-cell>
          <table:table-cell table:formula="of:=[.C328]/([.H328]-[.H327])" office:value-type="float" office:value="79820.6272135824" calcext:value-type="float">
            <text:p>79820.6272135824</text:p>
          </table:table-cell>
          <table:table-cell table:formula="of:=[.G328]-[.$B328]" office:value-type="float" office:value="0.194361209869385" calcext:value-type="float">
            <text:p>0.1943612099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3620.8689" calcext:value-type="float">
            <text:p>1443143620.8689</text:p>
          </table:table-cell>
          <table:table-cell office:value-type="float" office:value="4376" calcext:value-type="float">
            <text:p>4376</text:p>
          </table:table-cell>
          <table:table-cell table:formula="of:=[.B329]-[.$B$2]" office:value-type="float" office:value="40.8687200546265" calcext:value-type="float">
            <text:p>40.8687200546</text:p>
          </table:table-cell>
          <table:table-cell table:formula="of:=[.C329]/([.D329]-[.D328])" office:value-type="float" office:value="79825.1401681374" calcext:value-type="float">
            <text:p>79825.1401681374</text:p>
          </table:table-cell>
          <table:table-cell/>
          <table:table-cell office:value-type="float" office:value="1443143621.06324" calcext:value-type="float">
            <text:p>1443143621.06324</text:p>
          </table:table-cell>
          <table:table-cell table:formula="of:=[.G329]-[.$B$2]" office:value-type="float" office:value="41.0630595684052" calcext:value-type="float">
            <text:p>41.0630595684</text:p>
          </table:table-cell>
          <table:table-cell table:formula="of:=[.C329]/([.H329]-[.H328])" office:value-type="float" office:value="79856.7451444483" calcext:value-type="float">
            <text:p>79856.7451444483</text:p>
          </table:table-cell>
          <table:table-cell table:formula="of:=[.G329]-[.$B329]" office:value-type="float" office:value="0.194339513778687" calcext:value-type="float">
            <text:p>0.1943395138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3620.92372" calcext:value-type="float">
            <text:p>1443143620.92372</text:p>
          </table:table-cell>
          <table:table-cell office:value-type="float" office:value="4376" calcext:value-type="float">
            <text:p>4376</text:p>
          </table:table-cell>
          <table:table-cell table:formula="of:=[.B330]-[.$B$2]" office:value-type="float" office:value="40.9235377311707" calcext:value-type="float">
            <text:p>40.9235377312</text:p>
          </table:table-cell>
          <table:table-cell table:formula="of:=[.C330]/([.D330]-[.D329])" office:value-type="float" office:value="79828.2648202434" calcext:value-type="float">
            <text:p>79828.2648202434</text:p>
          </table:table-cell>
          <table:table-cell/>
          <table:table-cell office:value-type="float" office:value="1443143621.11808" calcext:value-type="float">
            <text:p>1443143621.11808</text:p>
          </table:table-cell>
          <table:table-cell table:formula="of:=[.G330]-[.$B$2]" office:value-type="float" office:value="41.1178967952728" calcext:value-type="float">
            <text:p>41.1178967953</text:p>
          </table:table-cell>
          <table:table-cell table:formula="of:=[.C330]/([.H330]-[.H329])" office:value-type="float" office:value="79799.8048033947" calcext:value-type="float">
            <text:p>79799.8048033947</text:p>
          </table:table-cell>
          <table:table-cell table:formula="of:=[.G330]-[.$B330]" office:value-type="float" office:value="0.194359064102173" calcext:value-type="float">
            <text:p>0.194359064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3620.97853" calcext:value-type="float">
            <text:p>1443143620.97853</text:p>
          </table:table-cell>
          <table:table-cell office:value-type="float" office:value="4376" calcext:value-type="float">
            <text:p>4376</text:p>
          </table:table-cell>
          <table:table-cell table:formula="of:=[.B331]-[.$B$2]" office:value-type="float" office:value="40.9783475399017" calcext:value-type="float">
            <text:p>40.9783475399</text:p>
          </table:table-cell>
          <table:table-cell table:formula="of:=[.C331]/([.D331]-[.D330])" office:value-type="float" office:value="79839.7239711339" calcext:value-type="float">
            <text:p>79839.7239711339</text:p>
          </table:table-cell>
          <table:table-cell/>
          <table:table-cell office:value-type="float" office:value="1443143621.17292" calcext:value-type="float">
            <text:p>1443143621.17292</text:p>
          </table:table-cell>
          <table:table-cell table:formula="of:=[.G331]-[.$B$2]" office:value-type="float" office:value="41.1727380752564" calcext:value-type="float">
            <text:p>41.1727380753</text:p>
          </table:table-cell>
          <table:table-cell table:formula="of:=[.C331]/([.H331]-[.H330])" office:value-type="float" office:value="79793.9070954391" calcext:value-type="float">
            <text:p>79793.9070954391</text:p>
          </table:table-cell>
          <table:table-cell table:formula="of:=[.G331]-[.$B331]" office:value-type="float" office:value="0.194390535354614" calcext:value-type="float">
            <text:p>0.194390535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3621.03142" calcext:value-type="float">
            <text:p>1443143621.03142</text:p>
          </table:table-cell>
          <table:table-cell office:value-type="float" office:value="4376" calcext:value-type="float">
            <text:p>4376</text:p>
          </table:table-cell>
          <table:table-cell table:formula="of:=[.B332]-[.$B$2]" office:value-type="float" office:value="41.0312361717224" calcext:value-type="float">
            <text:p>41.0312361717</text:p>
          </table:table-cell>
          <table:table-cell table:formula="of:=[.C332]/([.D332]-[.D331])" office:value-type="float" office:value="82739.8979583557" calcext:value-type="float">
            <text:p>82739.8979583557</text:p>
          </table:table-cell>
          <table:table-cell/>
          <table:table-cell office:value-type="float" office:value="1443143621.22576" calcext:value-type="float">
            <text:p>1443143621.22576</text:p>
          </table:table-cell>
          <table:table-cell table:formula="of:=[.G332]-[.$B$2]" office:value-type="float" office:value="41.2255818843842" calcext:value-type="float">
            <text:p>41.2255818844</text:p>
          </table:table-cell>
          <table:table-cell table:formula="of:=[.C332]/([.H332]-[.H331])" office:value-type="float" office:value="82810.0788384925" calcext:value-type="float">
            <text:p>82810.0788384925</text:p>
          </table:table-cell>
          <table:table-cell table:formula="of:=[.G332]-[.$B332]" office:value-type="float" office:value="0.194345712661743" calcext:value-type="float">
            <text:p>0.194345712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3621.08304" calcext:value-type="float">
            <text:p>1443143621.08304</text:p>
          </table:table-cell>
          <table:table-cell office:value-type="float" office:value="4376" calcext:value-type="float">
            <text:p>4376</text:p>
          </table:table-cell>
          <table:table-cell table:formula="of:=[.B333]-[.$B$2]" office:value-type="float" office:value="41.0828561782837" calcext:value-type="float">
            <text:p>41.0828561783</text:p>
          </table:table-cell>
          <table:table-cell table:formula="of:=[.C333]/([.D333]-[.D332])" office:value-type="float" office:value="84773.3328899358" calcext:value-type="float">
            <text:p>84773.3328899358</text:p>
          </table:table-cell>
          <table:table-cell/>
          <table:table-cell office:value-type="float" office:value="1443143621.27736" calcext:value-type="float">
            <text:p>1443143621.27736</text:p>
          </table:table-cell>
          <table:table-cell table:formula="of:=[.G333]-[.$B$2]" office:value-type="float" office:value="41.2771768569946" calcext:value-type="float">
            <text:p>41.277176857</text:p>
          </table:table-cell>
          <table:table-cell table:formula="of:=[.C333]/([.H333]-[.H332])" office:value-type="float" office:value="84814.465026224" calcext:value-type="float">
            <text:p>84814.465026224</text:p>
          </table:table-cell>
          <table:table-cell table:formula="of:=[.G333]-[.$B333]" office:value-type="float" office:value="0.194320678710938" calcext:value-type="float">
            <text:p>0.1943206787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3621.13465" calcext:value-type="float">
            <text:p>1443143621.13465</text:p>
          </table:table-cell>
          <table:table-cell office:value-type="float" office:value="4376" calcext:value-type="float">
            <text:p>4376</text:p>
          </table:table-cell>
          <table:table-cell table:formula="of:=[.B334]-[.$B$2]" office:value-type="float" office:value="41.1344704627991" calcext:value-type="float">
            <text:p>41.1344704628</text:p>
          </table:table-cell>
          <table:table-cell table:formula="of:=[.C334]/([.D334]-[.D333])" office:value-type="float" office:value="84782.7310033905" calcext:value-type="float">
            <text:p>84782.7310033905</text:p>
          </table:table-cell>
          <table:table-cell/>
          <table:table-cell office:value-type="float" office:value="1443143621.32897" calcext:value-type="float">
            <text:p>1443143621.32897</text:p>
          </table:table-cell>
          <table:table-cell table:formula="of:=[.G334]-[.$B$2]" office:value-type="float" office:value="41.3287899494171" calcext:value-type="float">
            <text:p>41.3287899494</text:p>
          </table:table-cell>
          <table:table-cell table:formula="of:=[.C334]/([.H334]-[.H333])" office:value-type="float" office:value="84784.6892059811" calcext:value-type="float">
            <text:p>84784.6892059811</text:p>
          </table:table-cell>
          <table:table-cell table:formula="of:=[.G334]-[.$B334]" office:value-type="float" office:value="0.194319486618042" calcext:value-type="float">
            <text:p>0.1943194866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3621.18626" calcext:value-type="float">
            <text:p>1443143621.18626</text:p>
          </table:table-cell>
          <table:table-cell office:value-type="float" office:value="4376" calcext:value-type="float">
            <text:p>4376</text:p>
          </table:table-cell>
          <table:table-cell table:formula="of:=[.B335]-[.$B$2]" office:value-type="float" office:value="41.1860809326172" calcext:value-type="float">
            <text:p>41.1860809326</text:p>
          </table:table-cell>
          <table:table-cell table:formula="of:=[.C335]/([.D335]-[.D334])" office:value-type="float" office:value="84788.9975701021" calcext:value-type="float">
            <text:p>84788.9975701021</text:p>
          </table:table-cell>
          <table:table-cell/>
          <table:table-cell office:value-type="float" office:value="1443143621.38056" calcext:value-type="float">
            <text:p>1443143621.38056</text:p>
          </table:table-cell>
          <table:table-cell table:formula="of:=[.G335]-[.$B$2]" office:value-type="float" office:value="41.3803820610046" calcext:value-type="float">
            <text:p>41.380382061</text:p>
          </table:table-cell>
          <table:table-cell table:formula="of:=[.C335]/([.H335]-[.H334])" office:value-type="float" office:value="84819.1683834505" calcext:value-type="float">
            <text:p>84819.1683834505</text:p>
          </table:table-cell>
          <table:table-cell table:formula="of:=[.G335]-[.$B335]" office:value-type="float" office:value="0.194301128387451" calcext:value-type="float">
            <text:p>0.194301128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3621.23788" calcext:value-type="float">
            <text:p>1443143621.23788</text:p>
          </table:table-cell>
          <table:table-cell office:value-type="float" office:value="4376" calcext:value-type="float">
            <text:p>4376</text:p>
          </table:table-cell>
          <table:table-cell table:formula="of:=[.B336]-[.$B$2]" office:value-type="float" office:value="41.2377035617828" calcext:value-type="float">
            <text:p>41.2377035618</text:p>
          </table:table-cell>
          <table:table-cell table:formula="of:=[.C336]/([.D336]-[.D335])" office:value-type="float" office:value="84769.026117559" calcext:value-type="float">
            <text:p>84769.026117559</text:p>
          </table:table-cell>
          <table:table-cell/>
          <table:table-cell office:value-type="float" office:value="1443143621.4322" calcext:value-type="float">
            <text:p>1443143621.4322</text:p>
          </table:table-cell>
          <table:table-cell table:formula="of:=[.G336]-[.$B$2]" office:value-type="float" office:value="41.4320223331451" calcext:value-type="float">
            <text:p>41.4320223331</text:p>
          </table:table-cell>
          <table:table-cell table:formula="of:=[.C336]/([.H336]-[.H335])" office:value-type="float" office:value="84740.0646552321" calcext:value-type="float">
            <text:p>84740.0646552321</text:p>
          </table:table-cell>
          <table:table-cell table:formula="of:=[.G336]-[.$B336]" office:value-type="float" office:value="0.194318771362305" calcext:value-type="float">
            <text:p>0.194318771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3621.28974" calcext:value-type="float">
            <text:p>1443143621.28974</text:p>
          </table:table-cell>
          <table:table-cell office:value-type="float" office:value="4376" calcext:value-type="float">
            <text:p>4376</text:p>
          </table:table-cell>
          <table:table-cell table:formula="of:=[.B337]-[.$B$2]" office:value-type="float" office:value="41.2895631790161" calcext:value-type="float">
            <text:p>41.289563179</text:p>
          </table:table-cell>
          <table:table-cell table:formula="of:=[.C337]/([.D337]-[.D336])" office:value-type="float" office:value="84381.6486403236" calcext:value-type="float">
            <text:p>84381.6486403236</text:p>
          </table:table-cell>
          <table:table-cell/>
          <table:table-cell office:value-type="float" office:value="1443143621.48404" calcext:value-type="float">
            <text:p>1443143621.48404</text:p>
          </table:table-cell>
          <table:table-cell table:formula="of:=[.G337]-[.$B$2]" office:value-type="float" office:value="41.4838590621948" calcext:value-type="float">
            <text:p>41.4838590622</text:p>
          </table:table-cell>
          <table:table-cell table:formula="of:=[.C337]/([.H337]-[.H336])" office:value-type="float" office:value="84418.9068296699" calcext:value-type="float">
            <text:p>84418.9068296699</text:p>
          </table:table-cell>
          <table:table-cell table:formula="of:=[.G337]-[.$B337]" office:value-type="float" office:value="0.194295883178711" calcext:value-type="float">
            <text:p>0.1942958832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3621.3414" calcext:value-type="float">
            <text:p>1443143621.3414</text:p>
          </table:table-cell>
          <table:table-cell office:value-type="float" office:value="4376" calcext:value-type="float">
            <text:p>4376</text:p>
          </table:table-cell>
          <table:table-cell table:formula="of:=[.B338]-[.$B$2]" office:value-type="float" office:value="41.3412168025971" calcext:value-type="float">
            <text:p>41.3412168026</text:p>
          </table:table-cell>
          <table:table-cell table:formula="of:=[.C338]/([.D338]-[.D337])" office:value-type="float" office:value="84718.161023951" calcext:value-type="float">
            <text:p>84718.161023951</text:p>
          </table:table-cell>
          <table:table-cell/>
          <table:table-cell office:value-type="float" office:value="1443143621.5357" calcext:value-type="float">
            <text:p>1443143621.5357</text:p>
          </table:table-cell>
          <table:table-cell table:formula="of:=[.G338]-[.$B$2]" office:value-type="float" office:value="41.5355174541473" calcext:value-type="float">
            <text:p>41.5355174541</text:p>
          </table:table-cell>
          <table:table-cell table:formula="of:=[.C338]/([.H338]-[.H337])" office:value-type="float" office:value="84710.3410424099" calcext:value-type="float">
            <text:p>84710.3410424099</text:p>
          </table:table-cell>
          <table:table-cell table:formula="of:=[.G338]-[.$B338]" office:value-type="float" office:value="0.194300651550293" calcext:value-type="float">
            <text:p>0.194300651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3621.39301" calcext:value-type="float">
            <text:p>1443143621.39301</text:p>
          </table:table-cell>
          <table:table-cell office:value-type="float" office:value="4376" calcext:value-type="float">
            <text:p>4376</text:p>
          </table:table-cell>
          <table:table-cell table:formula="of:=[.B339]-[.$B$2]" office:value-type="float" office:value="41.3928308486939" calcext:value-type="float">
            <text:p>41.3928308487</text:p>
          </table:table-cell>
          <table:table-cell table:formula="of:=[.C339]/([.D339]-[.D338])" office:value-type="float" office:value="84783.1226366723" calcext:value-type="float">
            <text:p>84783.1226366723</text:p>
          </table:table-cell>
          <table:table-cell/>
          <table:table-cell office:value-type="float" office:value="1443143621.58733" calcext:value-type="float">
            <text:p>1443143621.58733</text:p>
          </table:table-cell>
          <table:table-cell table:formula="of:=[.G339]-[.$B$2]" office:value-type="float" office:value="41.5871553421021" calcext:value-type="float">
            <text:p>41.5871553421</text:p>
          </table:table-cell>
          <table:table-cell table:formula="of:=[.C339]/([.H339]-[.H338])" office:value-type="float" office:value="84743.9772098714" calcext:value-type="float">
            <text:p>84743.9772098714</text:p>
          </table:table-cell>
          <table:table-cell table:formula="of:=[.G339]-[.$B339]" office:value-type="float" office:value="0.194324493408203" calcext:value-type="float">
            <text:p>0.1943244934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3621.44463" calcext:value-type="float">
            <text:p>1443143621.44463</text:p>
          </table:table-cell>
          <table:table-cell office:value-type="float" office:value="4376" calcext:value-type="float">
            <text:p>4376</text:p>
          </table:table-cell>
          <table:table-cell table:formula="of:=[.B340]-[.$B$2]" office:value-type="float" office:value="41.4444501399994" calcext:value-type="float">
            <text:p>41.44445014</text:p>
          </table:table-cell>
          <table:table-cell table:formula="of:=[.C340]/([.D340]-[.D339])" office:value-type="float" office:value="84774.5075401719" calcext:value-type="float">
            <text:p>84774.5075401719</text:p>
          </table:table-cell>
          <table:table-cell/>
          <table:table-cell office:value-type="float" office:value="1443143621.63896" calcext:value-type="float">
            <text:p>1443143621.63896</text:p>
          </table:table-cell>
          <table:table-cell table:formula="of:=[.G340]-[.$B$2]" office:value-type="float" office:value="41.6387839317322" calcext:value-type="float">
            <text:p>41.6387839317</text:p>
          </table:table-cell>
          <table:table-cell table:formula="of:=[.C340]/([.H340]-[.H339])" office:value-type="float" office:value="84759.2396257608" calcext:value-type="float">
            <text:p>84759.2396257608</text:p>
          </table:table-cell>
          <table:table-cell table:formula="of:=[.G340]-[.$B340]" office:value-type="float" office:value="0.194333791732788" calcext:value-type="float">
            <text:p>0.1943337917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3621.49625" calcext:value-type="float">
            <text:p>1443143621.49625</text:p>
          </table:table-cell>
          <table:table-cell office:value-type="float" office:value="4376" calcext:value-type="float">
            <text:p>4376</text:p>
          </table:table-cell>
          <table:table-cell table:formula="of:=[.B341]-[.$B$2]" office:value-type="float" office:value="41.4960672855377" calcext:value-type="float">
            <text:p>41.4960672855</text:p>
          </table:table-cell>
          <table:table-cell table:formula="of:=[.C341]/([.D341]-[.D340])" office:value-type="float" office:value="84778.031686205" calcext:value-type="float">
            <text:p>84778.031686205</text:p>
          </table:table-cell>
          <table:table-cell/>
          <table:table-cell office:value-type="float" office:value="1443143621.69055" calcext:value-type="float">
            <text:p>1443143621.69055</text:p>
          </table:table-cell>
          <table:table-cell table:formula="of:=[.G341]-[.$B$2]" office:value-type="float" office:value="41.6903760433197" calcext:value-type="float">
            <text:p>41.6903760433</text:p>
          </table:table-cell>
          <table:table-cell table:formula="of:=[.C341]/([.H341]-[.H340])" office:value-type="float" office:value="84819.1683834505" calcext:value-type="float">
            <text:p>84819.1683834505</text:p>
          </table:table-cell>
          <table:table-cell table:formula="of:=[.G341]-[.$B341]" office:value-type="float" office:value="0.194308757781982" calcext:value-type="float">
            <text:p>0.194308757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3621.54786" calcext:value-type="float">
            <text:p>1443143621.54786</text:p>
          </table:table-cell>
          <table:table-cell office:value-type="float" office:value="4376" calcext:value-type="float">
            <text:p>4376</text:p>
          </table:table-cell>
          <table:table-cell table:formula="of:=[.B342]-[.$B$2]" office:value-type="float" office:value="41.5476808547974" calcext:value-type="float">
            <text:p>41.5476808548</text:p>
          </table:table-cell>
          <table:table-cell table:formula="of:=[.C342]/([.D342]-[.D341])" office:value-type="float" office:value="84783.9059140903" calcext:value-type="float">
            <text:p>84783.9059140903</text:p>
          </table:table-cell>
          <table:table-cell/>
          <table:table-cell office:value-type="float" office:value="1443143621.7422" calcext:value-type="float">
            <text:p>1443143621.7422</text:p>
          </table:table-cell>
          <table:table-cell table:formula="of:=[.G342]-[.$B$2]" office:value-type="float" office:value="41.7420213222504" calcext:value-type="float">
            <text:p>41.7420213223</text:p>
          </table:table-cell>
          <table:table-cell table:formula="of:=[.C342]/([.H342]-[.H341])" office:value-type="float" office:value="84731.8494663367" calcext:value-type="float">
            <text:p>84731.8494663367</text:p>
          </table:table-cell>
          <table:table-cell table:formula="of:=[.G342]-[.$B342]" office:value-type="float" office:value="0.194340467453003" calcext:value-type="float">
            <text:p>0.1943404675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3621.59947" calcext:value-type="float">
            <text:p>1443143621.59947</text:p>
          </table:table-cell>
          <table:table-cell office:value-type="float" office:value="4376" calcext:value-type="float">
            <text:p>4376</text:p>
          </table:table-cell>
          <table:table-cell table:formula="of:=[.B343]-[.$B$2]" office:value-type="float" office:value="41.5992939472199" calcext:value-type="float">
            <text:p>41.5992939472</text:p>
          </table:table-cell>
          <table:table-cell table:formula="of:=[.C343]/([.D343]-[.D342])" office:value-type="float" office:value="84784.6892059811" calcext:value-type="float">
            <text:p>84784.6892059811</text:p>
          </table:table-cell>
          <table:table-cell/>
          <table:table-cell office:value-type="float" office:value="1443143621.79384" calcext:value-type="float">
            <text:p>1443143621.79384</text:p>
          </table:table-cell>
          <table:table-cell table:formula="of:=[.G343]-[.$B$2]" office:value-type="float" office:value="41.7936589717865" calcext:value-type="float">
            <text:p>41.7936589718</text:p>
          </table:table-cell>
          <table:table-cell table:formula="of:=[.C343]/([.H343]-[.H342])" office:value-type="float" office:value="84744.3684852067" calcext:value-type="float">
            <text:p>84744.3684852067</text:p>
          </table:table-cell>
          <table:table-cell table:formula="of:=[.G343]-[.$B343]" office:value-type="float" office:value="0.19436502456665" calcext:value-type="float">
            <text:p>0.1943650246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3621.65109" calcext:value-type="float">
            <text:p>1443143621.65109</text:p>
          </table:table-cell>
          <table:table-cell office:value-type="float" office:value="4376" calcext:value-type="float">
            <text:p>4376</text:p>
          </table:table-cell>
          <table:table-cell table:formula="of:=[.B344]-[.$B$2]" office:value-type="float" office:value="41.6509068012238" calcext:value-type="float">
            <text:p>41.6509068012</text:p>
          </table:table-cell>
          <table:table-cell table:formula="of:=[.C344]/([.D344]-[.D343])" office:value-type="float" office:value="84785.080857354" calcext:value-type="float">
            <text:p>84785.080857354</text:p>
          </table:table-cell>
          <table:table-cell/>
          <table:table-cell office:value-type="float" office:value="1443143621.84544" calcext:value-type="float">
            <text:p>1443143621.84544</text:p>
          </table:table-cell>
          <table:table-cell table:formula="of:=[.G344]-[.$B$2]" office:value-type="float" office:value="41.8452613353729" calcext:value-type="float">
            <text:p>41.8452613354</text:p>
          </table:table-cell>
          <table:table-cell table:formula="of:=[.C344]/([.H344]-[.H343])" office:value-type="float" office:value="84802.3171006672" calcext:value-type="float">
            <text:p>84802.3171006672</text:p>
          </table:table-cell>
          <table:table-cell table:formula="of:=[.G344]-[.$B344]" office:value-type="float" office:value="0.19435453414917" calcext:value-type="float">
            <text:p>0.194354534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3621.7027" calcext:value-type="float">
            <text:p>1443143621.7027</text:p>
          </table:table-cell>
          <table:table-cell office:value-type="float" office:value="4376" calcext:value-type="float">
            <text:p>4376</text:p>
          </table:table-cell>
          <table:table-cell table:formula="of:=[.B345]-[.$B$2]" office:value-type="float" office:value="41.7025201320648" calcext:value-type="float">
            <text:p>41.7025201321</text:p>
          </table:table-cell>
          <table:table-cell table:formula="of:=[.C345]/([.D345]-[.D344])" office:value-type="float" office:value="84784.2975582265" calcext:value-type="float">
            <text:p>84784.2975582265</text:p>
          </table:table-cell>
          <table:table-cell/>
          <table:table-cell office:value-type="float" office:value="1443143621.89707" calcext:value-type="float">
            <text:p>1443143621.89707</text:p>
          </table:table-cell>
          <table:table-cell table:formula="of:=[.G345]-[.$B$2]" office:value-type="float" office:value="41.8968892097473" calcext:value-type="float">
            <text:p>41.8968892097</text:p>
          </table:table-cell>
          <table:table-cell table:formula="of:=[.C345]/([.H345]-[.H344])" office:value-type="float" office:value="84760.4138854639" calcext:value-type="float">
            <text:p>84760.4138854639</text:p>
          </table:table-cell>
          <table:table-cell table:formula="of:=[.G345]-[.$B345]" office:value-type="float" office:value="0.194369077682495" calcext:value-type="float">
            <text:p>0.1943690777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3621.75432" calcext:value-type="float">
            <text:p>1443143621.75432</text:p>
          </table:table-cell>
          <table:table-cell office:value-type="float" office:value="4376" calcext:value-type="float">
            <text:p>4376</text:p>
          </table:table-cell>
          <table:table-cell table:formula="of:=[.B346]-[.$B$2]" office:value-type="float" office:value="41.7541382312775" calcext:value-type="float">
            <text:p>41.7541382313</text:p>
          </table:table-cell>
          <table:table-cell table:formula="of:=[.C346]/([.D346]-[.D345])" office:value-type="float" office:value="84776.4653629066" calcext:value-type="float">
            <text:p>84776.4653629066</text:p>
          </table:table-cell>
          <table:table-cell/>
          <table:table-cell office:value-type="float" office:value="1443143621.94857" calcext:value-type="float">
            <text:p>1443143621.94857</text:p>
          </table:table-cell>
          <table:table-cell table:formula="of:=[.G346]-[.$B$2]" office:value-type="float" office:value="41.9483876228333" calcext:value-type="float">
            <text:p>41.9483876228</text:p>
          </table:table-cell>
          <table:table-cell table:formula="of:=[.C346]/([.H346]-[.H345])" office:value-type="float" office:value="84973.4921481481" calcext:value-type="float">
            <text:p>84973.4921481481</text:p>
          </table:table-cell>
          <table:table-cell table:formula="of:=[.G346]-[.$B346]" office:value-type="float" office:value="0.194249391555786" calcext:value-type="float">
            <text:p>0.194249391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3621.80594" calcext:value-type="float">
            <text:p>1443143621.80594</text:p>
          </table:table-cell>
          <table:table-cell office:value-type="float" office:value="4376" calcext:value-type="float">
            <text:p>4376</text:p>
          </table:table-cell>
          <table:table-cell table:formula="of:=[.B347]-[.$B$2]" office:value-type="float" office:value="41.8057572841644" calcext:value-type="float">
            <text:p>41.8057572842</text:p>
          </table:table-cell>
          <table:table-cell table:formula="of:=[.C347]/([.D347]-[.D346])" office:value-type="float" office:value="84774.8990974846" calcext:value-type="float">
            <text:p>84774.8990974846</text:p>
          </table:table-cell>
          <table:table-cell/>
          <table:table-cell office:value-type="float" office:value="1443143622.00024" calcext:value-type="float">
            <text:p>1443143622.00024</text:p>
          </table:table-cell>
          <table:table-cell table:formula="of:=[.G347]-[.$B$2]" office:value-type="float" office:value="42.0000576972961" calcext:value-type="float">
            <text:p>42.0000576973</text:p>
          </table:table-cell>
          <table:table-cell table:formula="of:=[.C347]/([.H347]-[.H346])" office:value-type="float" office:value="84691.1881875231" calcext:value-type="float">
            <text:p>84691.1881875231</text:p>
          </table:table-cell>
          <table:table-cell table:formula="of:=[.G347]-[.$B347]" office:value-type="float" office:value="0.194300413131714" calcext:value-type="float">
            <text:p>0.194300413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3621.85754" calcext:value-type="float">
            <text:p>1443143621.85754</text:p>
          </table:table-cell>
          <table:table-cell office:value-type="float" office:value="4376" calcext:value-type="float">
            <text:p>4376</text:p>
          </table:table-cell>
          <table:table-cell table:formula="of:=[.B348]-[.$B$2]" office:value-type="float" office:value="41.857362985611" calcext:value-type="float">
            <text:p>41.8573629856</text:p>
          </table:table-cell>
          <table:table-cell table:formula="of:=[.C348]/([.D348]-[.D347])" office:value-type="float" office:value="84796.8320813121" calcext:value-type="float">
            <text:p>84796.8320813121</text:p>
          </table:table-cell>
          <table:table-cell/>
          <table:table-cell office:value-type="float" office:value="1443143622.05182" calcext:value-type="float">
            <text:p>1443143622.05182</text:p>
          </table:table-cell>
          <table:table-cell table:formula="of:=[.G348]-[.$B$2]" office:value-type="float" office:value="42.0516445636749" calcext:value-type="float">
            <text:p>42.0516445637</text:p>
          </table:table-cell>
          <table:table-cell table:formula="of:=[.C348]/([.H348]-[.H347])" office:value-type="float" office:value="84827.7925600011" calcext:value-type="float">
            <text:p>84827.7925600011</text:p>
          </table:table-cell>
          <table:table-cell table:formula="of:=[.G348]-[.$B348]" office:value-type="float" office:value="0.194281578063965" calcext:value-type="float">
            <text:p>0.194281578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3621.90917" calcext:value-type="float">
            <text:p>1443143621.90917</text:p>
          </table:table-cell>
          <table:table-cell office:value-type="float" office:value="4376" calcext:value-type="float">
            <text:p>4376</text:p>
          </table:table-cell>
          <table:table-cell table:formula="of:=[.B349]-[.$B$2]" office:value-type="float" office:value="41.9089884757996" calcext:value-type="float">
            <text:p>41.9089884758</text:p>
          </table:table-cell>
          <table:table-cell table:formula="of:=[.C349]/([.D349]-[.D348])" office:value-type="float" office:value="84764.3283194709" calcext:value-type="float">
            <text:p>84764.3283194709</text:p>
          </table:table-cell>
          <table:table-cell/>
          <table:table-cell office:value-type="float" office:value="1443143622.10358" calcext:value-type="float">
            <text:p>1443143622.10358</text:p>
          </table:table-cell>
          <table:table-cell table:formula="of:=[.G349]-[.$B$2]" office:value-type="float" office:value="42.1033968925476" calcext:value-type="float">
            <text:p>42.1033968925</text:p>
          </table:table-cell>
          <table:table-cell table:formula="of:=[.C349]/([.H349]-[.H348])" office:value-type="float" office:value="84556.5812268215" calcext:value-type="float">
            <text:p>84556.5812268215</text:p>
          </table:table-cell>
          <table:table-cell table:formula="of:=[.G349]-[.$B349]" office:value-type="float" office:value="0.194408416748047" calcext:value-type="float">
            <text:p>0.1944084167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3621.96078" calcext:value-type="float">
            <text:p>1443143621.96078</text:p>
          </table:table-cell>
          <table:table-cell office:value-type="float" office:value="4376" calcext:value-type="float">
            <text:p>4376</text:p>
          </table:table-cell>
          <table:table-cell table:formula="of:=[.B350]-[.$B$2]" office:value-type="float" office:value="41.9606051445007" calcext:value-type="float">
            <text:p>41.9606051445</text:p>
          </table:table-cell>
          <table:table-cell table:formula="of:=[.C350]/([.D350]-[.D349])" office:value-type="float" office:value="84778.8148695588" calcext:value-type="float">
            <text:p>84778.8148695588</text:p>
          </table:table-cell>
          <table:table-cell/>
          <table:table-cell office:value-type="float" office:value="1443143622.15513" calcext:value-type="float">
            <text:p>1443143622.15513</text:p>
          </table:table-cell>
          <table:table-cell table:formula="of:=[.G350]-[.$B$2]" office:value-type="float" office:value="42.154949426651" calcext:value-type="float">
            <text:p>42.1549494267</text:p>
          </table:table-cell>
          <table:table-cell table:formula="of:=[.C350]/([.H350]-[.H349])" office:value-type="float" office:value="84884.285052283" calcext:value-type="float">
            <text:p>84884.285052283</text:p>
          </table:table-cell>
          <table:table-cell table:formula="of:=[.G350]-[.$B350]" office:value-type="float" office:value="0.194344282150269" calcext:value-type="float">
            <text:p>0.1943442822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3622.01028" calcext:value-type="float">
            <text:p>1443143622.01028</text:p>
          </table:table-cell>
          <table:table-cell office:value-type="float" office:value="4376" calcext:value-type="float">
            <text:p>4376</text:p>
          </table:table-cell>
          <table:table-cell table:formula="of:=[.B351]-[.$B$2]" office:value-type="float" office:value="42.0101001262665" calcext:value-type="float">
            <text:p>42.0101001263</text:p>
          </table:table-cell>
          <table:table-cell table:formula="of:=[.C351]/([.D351]-[.D350])" office:value-type="float" office:value="88413.0035790498" calcext:value-type="float">
            <text:p>88413.0035790498</text:p>
          </table:table-cell>
          <table:table-cell/>
          <table:table-cell office:value-type="float" office:value="1443143622.20457" calcext:value-type="float">
            <text:p>1443143622.20457</text:p>
          </table:table-cell>
          <table:table-cell table:formula="of:=[.G351]-[.$B$2]" office:value-type="float" office:value="42.2043960094452" calcext:value-type="float">
            <text:p>42.2043960094</text:p>
          </table:table-cell>
          <table:table-cell table:formula="of:=[.C351]/([.H351]-[.H350])" office:value-type="float" office:value="88499.5434004841" calcext:value-type="float">
            <text:p>88499.5434004841</text:p>
          </table:table-cell>
          <table:table-cell table:formula="of:=[.G351]-[.$B351]" office:value-type="float" office:value="0.194295883178711" calcext:value-type="float">
            <text:p>0.1942958832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3622.05315" calcext:value-type="float">
            <text:p>1443143622.05315</text:p>
          </table:table-cell>
          <table:table-cell office:value-type="float" office:value="4376" calcext:value-type="float">
            <text:p>4376</text:p>
          </table:table-cell>
          <table:table-cell table:formula="of:=[.B352]-[.$B$2]" office:value-type="float" office:value="42.0529692173004" calcext:value-type="float">
            <text:p>42.0529692173</text:p>
          </table:table-cell>
          <table:table-cell table:formula="of:=[.C352]/([.D352]-[.D351])" office:value-type="float" office:value="102078.208202173" calcext:value-type="float">
            <text:p>102078.208202173</text:p>
          </table:table-cell>
          <table:table-cell/>
          <table:table-cell office:value-type="float" office:value="1443143622.24747" calcext:value-type="float">
            <text:p>1443143622.24747</text:p>
          </table:table-cell>
          <table:table-cell table:formula="of:=[.G352]-[.$B$2]" office:value-type="float" office:value="42.2472894191742" calcext:value-type="float">
            <text:p>42.2472894192</text:p>
          </table:table-cell>
          <table:table-cell table:formula="of:=[.C352]/([.H352]-[.H351])" office:value-type="float" office:value="102020.3343042" calcext:value-type="float">
            <text:p>102020.3343042</text:p>
          </table:table-cell>
          <table:table-cell table:formula="of:=[.G352]-[.$B352]" office:value-type="float" office:value="0.194320201873779" calcext:value-type="float">
            <text:p>0.1943202019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3622.09603" calcext:value-type="float">
            <text:p>1443143622.09603</text:p>
          </table:table-cell>
          <table:table-cell office:value-type="float" office:value="4376" calcext:value-type="float">
            <text:p>4376</text:p>
          </table:table-cell>
          <table:table-cell table:formula="of:=[.B353]-[.$B$2]" office:value-type="float" office:value="42.0958542823792" calcext:value-type="float">
            <text:p>42.0958542824</text:p>
          </table:table-cell>
          <table:table-cell table:formula="of:=[.C353]/([.D353]-[.D352])" office:value-type="float" office:value="102040.185597616" calcext:value-type="float">
            <text:p>102040.185597616</text:p>
          </table:table-cell>
          <table:table-cell/>
          <table:table-cell office:value-type="float" office:value="1443143622.33326" calcext:value-type="float">
            <text:p>1443143622.33326</text:p>
          </table:table-cell>
          <table:table-cell table:formula="of:=[.G353]-[.$B$2]" office:value-type="float" office:value="42.3330776691437" calcext:value-type="float">
            <text:p>42.3330776691</text:p>
          </table:table-cell>
          <table:table-cell table:formula="of:=[.C353]/([.H353]-[.H352])" office:value-type="float" office:value="51009.3165620779" calcext:value-type="float">
            <text:p>51009.3165620779</text:p>
          </table:table-cell>
          <table:table-cell table:formula="of:=[.G353]-[.$B353]" office:value-type="float" office:value="0.237223386764526" calcext:value-type="float">
            <text:p>0.2372233868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3622.13891" calcext:value-type="float">
            <text:p>1443143622.13891</text:p>
          </table:table-cell>
          <table:table-cell office:value-type="float" office:value="4376" calcext:value-type="float">
            <text:p>4376</text:p>
          </table:table-cell>
          <table:table-cell table:formula="of:=[.B354]-[.$B$2]" office:value-type="float" office:value="42.1387310028076" calcext:value-type="float">
            <text:p>42.1387310028</text:p>
          </table:table-cell>
          <table:table-cell table:formula="of:=[.C354]/([.D354]-[.D353])" office:value-type="float" office:value="102060.044617934" calcext:value-type="float">
            <text:p>102060.044617934</text:p>
          </table:table-cell>
          <table:table-cell/>
          <table:table-cell office:value-type="float" office:value="1443143622.37616" calcext:value-type="float">
            <text:p>1443143622.37616</text:p>
          </table:table-cell>
          <table:table-cell table:formula="of:=[.G354]-[.$B$2]" office:value-type="float" office:value="42.3759777545929" calcext:value-type="float">
            <text:p>42.3759777546</text:p>
          </table:table-cell>
          <table:table-cell table:formula="of:=[.C354]/([.H354]-[.H353])" office:value-type="float" office:value="102004.458829806" calcext:value-type="float">
            <text:p>102004.458829806</text:p>
          </table:table-cell>
          <table:table-cell table:formula="of:=[.G354]-[.$B354]" office:value-type="float" office:value="0.237246751785278" calcext:value-type="float">
            <text:p>0.2372467518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3622.18178" calcext:value-type="float">
            <text:p>1443143622.18178</text:p>
          </table:table-cell>
          <table:table-cell office:value-type="float" office:value="4376" calcext:value-type="float">
            <text:p>4376</text:p>
          </table:table-cell>
          <table:table-cell table:formula="of:=[.B355]-[.$B$2]" office:value-type="float" office:value="42.1816020011902" calcext:value-type="float">
            <text:p>42.1816020012</text:p>
          </table:table-cell>
          <table:table-cell table:formula="of:=[.C355]/([.D355]-[.D354])" office:value-type="float" office:value="102073.666700034" calcext:value-type="float">
            <text:p>102073.666700034</text:p>
          </table:table-cell>
          <table:table-cell/>
          <table:table-cell office:value-type="float" office:value="1443143622.41906" calcext:value-type="float">
            <text:p>1443143622.41906</text:p>
          </table:table-cell>
          <table:table-cell table:formula="of:=[.G355]-[.$B$2]" office:value-type="float" office:value="42.4188857078552" calcext:value-type="float">
            <text:p>42.4188857079</text:p>
          </table:table-cell>
          <table:table-cell table:formula="of:=[.C355]/([.H355]-[.H354])" office:value-type="float" office:value="101985.754791103" calcext:value-type="float">
            <text:p>101985.754791103</text:p>
          </table:table-cell>
          <table:table-cell table:formula="of:=[.G355]-[.$B355]" office:value-type="float" office:value="0.237283706665039" calcext:value-type="float">
            <text:p>0.237283706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3622.22466" calcext:value-type="float">
            <text:p>1443143622.22466</text:p>
          </table:table-cell>
          <table:table-cell office:value-type="float" office:value="4376" calcext:value-type="float">
            <text:p>4376</text:p>
          </table:table-cell>
          <table:table-cell table:formula="of:=[.B356]-[.$B$2]" office:value-type="float" office:value="42.2244782447815" calcext:value-type="float">
            <text:p>42.2244782448</text:p>
          </table:table-cell>
          <table:table-cell table:formula="of:=[.C356]/([.D356]-[.D355])" office:value-type="float" office:value="102061.179652572" calcext:value-type="float">
            <text:p>102061.179652572</text:p>
          </table:table-cell>
          <table:table-cell/>
          <table:table-cell office:value-type="float" office:value="1443143622.46195" calcext:value-type="float">
            <text:p>1443143622.46195</text:p>
          </table:table-cell>
          <table:table-cell table:formula="of:=[.G356]-[.$B$2]" office:value-type="float" office:value="42.4617750644684" calcext:value-type="float">
            <text:p>42.4617750645</text:p>
          </table:table-cell>
          <table:table-cell table:formula="of:=[.C356]/([.H356]-[.H355])" office:value-type="float" office:value="102029.975396212" calcext:value-type="float">
            <text:p>102029.975396212</text:p>
          </table:table-cell>
          <table:table-cell table:formula="of:=[.G356]-[.$B356]" office:value-type="float" office:value="0.23729681968689" calcext:value-type="float">
            <text:p>0.2372968197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3622.26754" calcext:value-type="float">
            <text:p>1443143622.26754</text:p>
          </table:table-cell>
          <table:table-cell office:value-type="float" office:value="4376" calcext:value-type="float">
            <text:p>4376</text:p>
          </table:table-cell>
          <table:table-cell table:formula="of:=[.B357]-[.$B$2]" office:value-type="float" office:value="42.2673563957214" calcext:value-type="float">
            <text:p>42.2673563957</text:p>
          </table:table-cell>
          <table:table-cell table:formula="of:=[.C357]/([.D357]-[.D356])" office:value-type="float" office:value="102056.639665488" calcext:value-type="float">
            <text:p>102056.639665488</text:p>
          </table:table-cell>
          <table:table-cell/>
          <table:table-cell office:value-type="float" office:value="1443143622.50477" calcext:value-type="float">
            <text:p>1443143622.50477</text:p>
          </table:table-cell>
          <table:table-cell table:formula="of:=[.G357]-[.$B$2]" office:value-type="float" office:value="42.5045957565308" calcext:value-type="float">
            <text:p>42.5045957565</text:p>
          </table:table-cell>
          <table:table-cell table:formula="of:=[.C357]/([.H357]-[.H356])" office:value-type="float" office:value="102193.584205164" calcext:value-type="float">
            <text:p>102193.584205164</text:p>
          </table:table-cell>
          <table:table-cell table:formula="of:=[.G357]-[.$B357]" office:value-type="float" office:value="0.237239360809326" calcext:value-type="float">
            <text:p>0.2372393608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3622.31041" calcext:value-type="float">
            <text:p>1443143622.31041</text:p>
          </table:table-cell>
          <table:table-cell office:value-type="float" office:value="4376" calcext:value-type="float">
            <text:p>4376</text:p>
          </table:table-cell>
          <table:table-cell table:formula="of:=[.B358]-[.$B$2]" office:value-type="float" office:value="42.3102281093597" calcext:value-type="float">
            <text:p>42.3102281094</text:p>
          </table:table-cell>
          <table:table-cell table:formula="of:=[.C358]/([.D358]-[.D357])" office:value-type="float" office:value="102071.963740914" calcext:value-type="float">
            <text:p>102071.963740914</text:p>
          </table:table-cell>
          <table:table-cell/>
          <table:table-cell office:value-type="float" office:value="1443143622.54765" calcext:value-type="float">
            <text:p>1443143622.54765</text:p>
          </table:table-cell>
          <table:table-cell table:formula="of:=[.G358]-[.$B$2]" office:value-type="float" office:value="42.5474689006805" calcext:value-type="float">
            <text:p>42.5474689007</text:p>
          </table:table-cell>
          <table:table-cell table:formula="of:=[.C358]/([.H358]-[.H357])" office:value-type="float" office:value="102068.557993138" calcext:value-type="float">
            <text:p>102068.557993138</text:p>
          </table:table-cell>
          <table:table-cell table:formula="of:=[.G358]-[.$B358]" office:value-type="float" office:value="0.237240791320801" calcext:value-type="float">
            <text:p>0.237240791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3622.35328" calcext:value-type="float">
            <text:p>1443143622.35328</text:p>
          </table:table-cell>
          <table:table-cell office:value-type="float" office:value="4376" calcext:value-type="float">
            <text:p>4376</text:p>
          </table:table-cell>
          <table:table-cell table:formula="of:=[.B359]-[.$B$2]" office:value-type="float" office:value="42.3531038761139" calcext:value-type="float">
            <text:p>42.3531038761</text:p>
          </table:table-cell>
          <table:table-cell table:formula="of:=[.C359]/([.D359]-[.D358])" office:value-type="float" office:value="102062.314712457" calcext:value-type="float">
            <text:p>102062.314712457</text:p>
          </table:table-cell>
          <table:table-cell/>
          <table:table-cell office:value-type="float" office:value="1443143622.59053" calcext:value-type="float">
            <text:p>1443143622.59053</text:p>
          </table:table-cell>
          <table:table-cell table:formula="of:=[.G359]-[.$B$2]" office:value-type="float" office:value="42.5903468132019" calcext:value-type="float">
            <text:p>42.5903468132</text:p>
          </table:table-cell>
          <table:table-cell table:formula="of:=[.C359]/([.H359]-[.H358])" office:value-type="float" office:value="102057.207141785" calcext:value-type="float">
            <text:p>102057.207141785</text:p>
          </table:table-cell>
          <table:table-cell table:formula="of:=[.G359]-[.$B359]" office:value-type="float" office:value="0.237242937088013" calcext:value-type="float">
            <text:p>0.237242937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3622.39616" calcext:value-type="float">
            <text:p>1443143622.39616</text:p>
          </table:table-cell>
          <table:table-cell office:value-type="float" office:value="4376" calcext:value-type="float">
            <text:p>4376</text:p>
          </table:table-cell>
          <table:table-cell table:formula="of:=[.B360]-[.$B$2]" office:value-type="float" office:value="42.3959791660309" calcext:value-type="float">
            <text:p>42.395979166</text:p>
          </table:table-cell>
          <table:table-cell table:formula="of:=[.C360]/([.D360]-[.D359])" office:value-type="float" office:value="102063.449797589" calcext:value-type="float">
            <text:p>102063.449797589</text:p>
          </table:table-cell>
          <table:table-cell/>
          <table:table-cell office:value-type="float" office:value="1443143622.63362" calcext:value-type="float">
            <text:p>1443143622.63362</text:p>
          </table:table-cell>
          <table:table-cell table:formula="of:=[.G360]-[.$B$2]" office:value-type="float" office:value="42.6334402561188" calcext:value-type="float">
            <text:p>42.6334402561</text:p>
          </table:table-cell>
          <table:table-cell table:formula="of:=[.C360]/([.H360]-[.H359])" office:value-type="float" office:value="101546.771476152" calcext:value-type="float">
            <text:p>101546.771476152</text:p>
          </table:table-cell>
          <table:table-cell table:formula="of:=[.G360]-[.$B360]" office:value-type="float" office:value="0.237461090087891" calcext:value-type="float">
            <text:p>0.237461090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3622.43903" calcext:value-type="float">
            <text:p>1443143622.43903</text:p>
          </table:table-cell>
          <table:table-cell office:value-type="float" office:value="4376" calcext:value-type="float">
            <text:p>4376</text:p>
          </table:table-cell>
          <table:table-cell table:formula="of:=[.B361]-[.$B$2]" office:value-type="float" office:value="42.4388527870178" calcext:value-type="float">
            <text:p>42.438852787</text:p>
          </table:table-cell>
          <table:table-cell table:formula="of:=[.C361]/([.D361]-[.D360])" office:value-type="float" office:value="102067.422794383" calcext:value-type="float">
            <text:p>102067.422794383</text:p>
          </table:table-cell>
          <table:table-cell/>
          <table:table-cell office:value-type="float" office:value="1443143622.67628" calcext:value-type="float">
            <text:p>1443143622.67628</text:p>
          </table:table-cell>
          <table:table-cell table:formula="of:=[.G361]-[.$B$2]" office:value-type="float" office:value="42.6760988235474" calcext:value-type="float">
            <text:p>42.6760988235</text:p>
          </table:table-cell>
          <table:table-cell table:formula="of:=[.C361]/([.H361]-[.H360])" office:value-type="float" office:value="102581.97271452" calcext:value-type="float">
            <text:p>102581.97271452</text:p>
          </table:table-cell>
          <table:table-cell table:formula="of:=[.G361]-[.$B361]" office:value-type="float" office:value="0.237246036529541" calcext:value-type="float">
            <text:p>0.237246036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3622.4819" calcext:value-type="float">
            <text:p>1443143622.4819</text:p>
          </table:table-cell>
          <table:table-cell office:value-type="float" office:value="4376" calcext:value-type="float">
            <text:p>4376</text:p>
          </table:table-cell>
          <table:table-cell table:formula="of:=[.B362]-[.$B$2]" office:value-type="float" office:value="42.4817228317261" calcext:value-type="float">
            <text:p>42.4817228317</text:p>
          </table:table-cell>
          <table:table-cell table:formula="of:=[.C362]/([.D362]-[.D361])" office:value-type="float" office:value="102075.93740059" calcext:value-type="float">
            <text:p>102075.93740059</text:p>
          </table:table-cell>
          <table:table-cell/>
          <table:table-cell office:value-type="float" office:value="1443143622.71919" calcext:value-type="float">
            <text:p>1443143622.71919</text:p>
          </table:table-cell>
          <table:table-cell table:formula="of:=[.G362]-[.$B$2]" office:value-type="float" office:value="42.7190113067627" calcext:value-type="float">
            <text:p>42.7190113068</text:p>
          </table:table-cell>
          <table:table-cell table:formula="of:=[.C362]/([.H362]-[.H361])" office:value-type="float" office:value="101974.988910372" calcext:value-type="float">
            <text:p>101974.988910372</text:p>
          </table:table-cell>
          <table:table-cell table:formula="of:=[.G362]-[.$B362]" office:value-type="float" office:value="0.237288475036621" calcext:value-type="float">
            <text:p>0.237288475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3622.52481" calcext:value-type="float">
            <text:p>1443143622.52481</text:p>
          </table:table-cell>
          <table:table-cell office:value-type="float" office:value="4376" calcext:value-type="float">
            <text:p>4376</text:p>
          </table:table-cell>
          <table:table-cell table:formula="of:=[.B363]-[.$B$2]" office:value-type="float" office:value="42.52463555336" calcext:value-type="float">
            <text:p>42.5246355534</text:p>
          </table:table-cell>
          <table:table-cell table:formula="of:=[.C363]/([.D363]-[.D362])" office:value-type="float" office:value="101974.422348032" calcext:value-type="float">
            <text:p>101974.422348032</text:p>
          </table:table-cell>
          <table:table-cell/>
          <table:table-cell office:value-type="float" office:value="1443143622.76201" calcext:value-type="float">
            <text:p>1443143622.76201</text:p>
          </table:table-cell>
          <table:table-cell table:formula="of:=[.G363]-[.$B$2]" office:value-type="float" office:value="42.7618339061737" calcext:value-type="float">
            <text:p>42.7618339062</text:p>
          </table:table-cell>
          <table:table-cell table:formula="of:=[.C363]/([.H363]-[.H362])" office:value-type="float" office:value="102189.032431199" calcext:value-type="float">
            <text:p>102189.032431199</text:p>
          </table:table-cell>
          <table:table-cell table:formula="of:=[.G363]-[.$B363]" office:value-type="float" office:value="0.237198352813721" calcext:value-type="float">
            <text:p>0.2371983528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3622.56768" calcext:value-type="float">
            <text:p>1443143622.56768</text:p>
          </table:table-cell>
          <table:table-cell office:value-type="float" office:value="4376" calcext:value-type="float">
            <text:p>4376</text:p>
          </table:table-cell>
          <table:table-cell table:formula="of:=[.B364]-[.$B$2]" office:value-type="float" office:value="42.5675027370453" calcext:value-type="float">
            <text:p>42.567502737</text:p>
          </table:table-cell>
          <table:table-cell table:formula="of:=[.C364]/([.D364]-[.D363])" office:value-type="float" office:value="102082.750108455" calcext:value-type="float">
            <text:p>102082.750108455</text:p>
          </table:table-cell>
          <table:table-cell/>
          <table:table-cell office:value-type="float" office:value="1443143622.84773" calcext:value-type="float">
            <text:p>1443143622.84773</text:p>
          </table:table-cell>
          <table:table-cell table:formula="of:=[.G364]-[.$B$2]" office:value-type="float" office:value="42.8475527763367" calcext:value-type="float">
            <text:p>42.8475527763</text:p>
          </table:table-cell>
          <table:table-cell table:formula="of:=[.C364]/([.H364]-[.H363])" office:value-type="float" office:value="51050.6028798629" calcext:value-type="float">
            <text:p>51050.6028798629</text:p>
          </table:table-cell>
          <table:table-cell table:formula="of:=[.G364]-[.$B364]" office:value-type="float" office:value="0.280050039291382" calcext:value-type="float">
            <text:p>0.280050039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3622.61055" calcext:value-type="float">
            <text:p>1443143622.61055</text:p>
          </table:table-cell>
          <table:table-cell office:value-type="float" office:value="4376" calcext:value-type="float">
            <text:p>4376</text:p>
          </table:table-cell>
          <table:table-cell table:formula="of:=[.B365]-[.$B$2]" office:value-type="float" office:value="42.6103713512421" calcext:value-type="float">
            <text:p>42.6103713512</text:p>
          </table:table-cell>
          <table:table-cell table:formula="of:=[.C365]/([.D365]-[.D364])" office:value-type="float" office:value="102079.343640853" calcext:value-type="float">
            <text:p>102079.343640853</text:p>
          </table:table-cell>
          <table:table-cell/>
          <table:table-cell office:value-type="float" office:value="1443143622.89064" calcext:value-type="float">
            <text:p>1443143622.89064</text:p>
          </table:table-cell>
          <table:table-cell table:formula="of:=[.G365]-[.$B$2]" office:value-type="float" office:value="42.8904626369476" calcext:value-type="float">
            <text:p>42.8904626369</text:p>
          </table:table-cell>
          <table:table-cell table:formula="of:=[.C365]/([.H365]-[.H364])" office:value-type="float" office:value="101981.221511638" calcext:value-type="float">
            <text:p>101981.221511638</text:p>
          </table:table-cell>
          <table:table-cell table:formula="of:=[.G365]-[.$B365]" office:value-type="float" office:value="0.280091285705566" calcext:value-type="float">
            <text:p>0.280091285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3622.65342" calcext:value-type="float">
            <text:p>1443143622.65342</text:p>
          </table:table-cell>
          <table:table-cell office:value-type="float" office:value="4376" calcext:value-type="float">
            <text:p>4376</text:p>
          </table:table-cell>
          <table:table-cell table:formula="of:=[.B366]-[.$B$2]" office:value-type="float" office:value="42.653240442276" calcext:value-type="float">
            <text:p>42.6532404423</text:p>
          </table:table-cell>
          <table:table-cell table:formula="of:=[.C366]/([.D366]-[.D365])" office:value-type="float" office:value="102078.208202173" calcext:value-type="float">
            <text:p>102078.208202173</text:p>
          </table:table-cell>
          <table:table-cell/>
          <table:table-cell office:value-type="float" office:value="1443143622.93375" calcext:value-type="float">
            <text:p>1443143622.93375</text:p>
          </table:table-cell>
          <table:table-cell table:formula="of:=[.G366]-[.$B$2]" office:value-type="float" office:value="42.9335730075836" calcext:value-type="float">
            <text:p>42.9335730076</text:p>
          </table:table-cell>
          <table:table-cell table:formula="of:=[.C366]/([.H366]-[.H365])" office:value-type="float" office:value="101506.89811855" calcext:value-type="float">
            <text:p>101506.89811855</text:p>
          </table:table-cell>
          <table:table-cell table:formula="of:=[.G366]-[.$B366]" office:value-type="float" office:value="0.280332565307617" calcext:value-type="float">
            <text:p>0.2803325653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3622.69629" calcext:value-type="float">
            <text:p>1443143622.69629</text:p>
          </table:table-cell>
          <table:table-cell office:value-type="float" office:value="4376" calcext:value-type="float">
            <text:p>4376</text:p>
          </table:table-cell>
          <table:table-cell table:formula="of:=[.B367]-[.$B$2]" office:value-type="float" office:value="42.6961104869843" calcext:value-type="float">
            <text:p>42.696110487</text:p>
          </table:table-cell>
          <table:table-cell table:formula="of:=[.C367]/([.D367]-[.D366])" office:value-type="float" office:value="102075.93740059" calcext:value-type="float">
            <text:p>102075.93740059</text:p>
          </table:table-cell>
          <table:table-cell/>
          <table:table-cell office:value-type="float" office:value="1443143622.97633" calcext:value-type="float">
            <text:p>1443143622.97633</text:p>
          </table:table-cell>
          <table:table-cell table:formula="of:=[.G367]-[.$B$2]" office:value-type="float" office:value="42.9761490821838" calcext:value-type="float">
            <text:p>42.9761490822</text:p>
          </table:table-cell>
          <table:table-cell table:formula="of:=[.C367]/([.H367]-[.H366])" office:value-type="float" office:value="102780.729343644" calcext:value-type="float">
            <text:p>102780.729343644</text:p>
          </table:table-cell>
          <table:table-cell table:formula="of:=[.G367]-[.$B367]" office:value-type="float" office:value="0.280038595199585" calcext:value-type="float">
            <text:p>0.2800385952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3622.73916" calcext:value-type="float">
            <text:p>1443143622.73916</text:p>
          </table:table-cell>
          <table:table-cell office:value-type="float" office:value="4376" calcext:value-type="float">
            <text:p>4376</text:p>
          </table:table-cell>
          <table:table-cell table:formula="of:=[.B368]-[.$B$2]" office:value-type="float" office:value="42.738977432251" calcext:value-type="float">
            <text:p>42.7389774323</text:p>
          </table:table-cell>
          <table:table-cell table:formula="of:=[.C368]/([.D368]-[.D367])" office:value-type="float" office:value="102083.317875159" calcext:value-type="float">
            <text:p>102083.317875159</text:p>
          </table:table-cell>
          <table:table-cell/>
          <table:table-cell office:value-type="float" office:value="1443143623.01915" calcext:value-type="float">
            <text:p>1443143623.01915</text:p>
          </table:table-cell>
          <table:table-cell table:formula="of:=[.G368]-[.$B$2]" office:value-type="float" office:value="43.018975019455" calcext:value-type="float">
            <text:p>43.0189750195</text:p>
          </table:table-cell>
          <table:table-cell table:formula="of:=[.C368]/([.H368]-[.H367])" office:value-type="float" office:value="102181.067802366" calcext:value-type="float">
            <text:p>102181.067802366</text:p>
          </table:table-cell>
          <table:table-cell table:formula="of:=[.G368]-[.$B368]" office:value-type="float" office:value="0.279997587203979" calcext:value-type="float">
            <text:p>0.279997587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3622.78202" calcext:value-type="float">
            <text:p>1443143622.78202</text:p>
          </table:table-cell>
          <table:table-cell office:value-type="float" office:value="4376" calcext:value-type="float">
            <text:p>4376</text:p>
          </table:table-cell>
          <table:table-cell table:formula="of:=[.B369]-[.$B$2]" office:value-type="float" office:value="42.7818422317505" calcext:value-type="float">
            <text:p>42.7818422318</text:p>
          </table:table-cell>
          <table:table-cell table:formula="of:=[.C369]/([.D369]-[.D368])" office:value-type="float" office:value="102088.428059715" calcext:value-type="float">
            <text:p>102088.428059715</text:p>
          </table:table-cell>
          <table:table-cell/>
          <table:table-cell office:value-type="float" office:value="1443143623.03377" calcext:value-type="float">
            <text:p>1443143623.03377</text:p>
          </table:table-cell>
          <table:table-cell table:formula="of:=[.G369]-[.$B$2]" office:value-type="float" office:value="43.0335869789124" calcext:value-type="float">
            <text:p>43.0335869789</text:p>
          </table:table-cell>
          <table:table-cell table:formula="of:=[.C369]/([.H369]-[.H368])" office:value-type="float" office:value="299480.710493253" calcext:value-type="float">
            <text:p>299480.710493253</text:p>
          </table:table-cell>
          <table:table-cell table:formula="of:=[.G369]-[.$B369]" office:value-type="float" office:value="0.251744747161865" calcext:value-type="float">
            <text:p>0.251744747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3622.82489" calcext:value-type="float">
            <text:p>1443143622.82489</text:p>
          </table:table-cell>
          <table:table-cell office:value-type="float" office:value="4376" calcext:value-type="float">
            <text:p>4376</text:p>
          </table:table-cell>
          <table:table-cell table:formula="of:=[.B370]-[.$B$2]" office:value-type="float" office:value="42.8247094154358" calcext:value-type="float">
            <text:p>42.8247094154</text:p>
          </table:table-cell>
          <table:table-cell table:formula="of:=[.C370]/([.D370]-[.D369])" office:value-type="float" office:value="102082.750108455" calcext:value-type="float">
            <text:p>102082.750108455</text:p>
          </table:table-cell>
          <table:table-cell/>
          <table:table-cell office:value-type="float" office:value="1443143623.06203" calcext:value-type="float">
            <text:p>1443143623.06203</text:p>
          </table:table-cell>
          <table:table-cell table:formula="of:=[.G370]-[.$B$2]" office:value-type="float" office:value="43.0618543624878" calcext:value-type="float">
            <text:p>43.0618543625</text:p>
          </table:table-cell>
          <table:table-cell table:formula="of:=[.C370]/([.H370]-[.H369])" office:value-type="float" office:value="154807.394477151" calcext:value-type="float">
            <text:p>154807.394477151</text:p>
          </table:table-cell>
          <table:table-cell table:formula="of:=[.G370]-[.$B370]" office:value-type="float" office:value="0.237144947052002" calcext:value-type="float">
            <text:p>0.237144947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3622.86775" calcext:value-type="float">
            <text:p>1443143622.86775</text:p>
          </table:table-cell>
          <table:table-cell office:value-type="float" office:value="4376" calcext:value-type="float">
            <text:p>4376</text:p>
          </table:table-cell>
          <table:table-cell table:formula="of:=[.B371]-[.$B$2]" office:value-type="float" office:value="42.8675756454468" calcext:value-type="float">
            <text:p>42.8675756454</text:p>
          </table:table-cell>
          <table:table-cell table:formula="of:=[.C371]/([.D371]-[.D370])" office:value-type="float" office:value="102085.021213166" calcext:value-type="float">
            <text:p>102085.021213166</text:p>
          </table:table-cell>
          <table:table-cell/>
          <table:table-cell office:value-type="float" office:value="1443143623.10494" calcext:value-type="float">
            <text:p>1443143623.10494</text:p>
          </table:table-cell>
          <table:table-cell table:formula="of:=[.G371]-[.$B$2]" office:value-type="float" office:value="43.1047606468201" calcext:value-type="float">
            <text:p>43.1047606468</text:p>
          </table:table-cell>
          <table:table-cell table:formula="of:=[.C371]/([.H371]-[.H370])" office:value-type="float" office:value="101989.721741257" calcext:value-type="float">
            <text:p>101989.721741257</text:p>
          </table:table-cell>
          <table:table-cell table:formula="of:=[.G371]-[.$B371]" office:value-type="float" office:value="0.237185001373291" calcext:value-type="float">
            <text:p>0.2371850014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3622.91063" calcext:value-type="float">
            <text:p>1443143622.91063</text:p>
          </table:table-cell>
          <table:table-cell office:value-type="float" office:value="4376" calcext:value-type="float">
            <text:p>4376</text:p>
          </table:table-cell>
          <table:table-cell table:formula="of:=[.B372]-[.$B$2]" office:value-type="float" office:value="42.9104511737824" calcext:value-type="float">
            <text:p>42.9104511738</text:p>
          </table:table-cell>
          <table:table-cell table:formula="of:=[.C372]/([.D372]-[.D371])" office:value-type="float" office:value="102062.882251867" calcext:value-type="float">
            <text:p>102062.882251867</text:p>
          </table:table-cell>
          <table:table-cell/>
          <table:table-cell office:value-type="float" office:value="1443143623.1478" calcext:value-type="float">
            <text:p>1443143623.1478</text:p>
          </table:table-cell>
          <table:table-cell table:formula="of:=[.G372]-[.$B$2]" office:value-type="float" office:value="43.1476178169251" calcext:value-type="float">
            <text:p>43.1476178169</text:p>
          </table:table-cell>
          <table:table-cell table:formula="of:=[.C372]/([.H372]-[.H371])" office:value-type="float" office:value="102106.601749038" calcext:value-type="float">
            <text:p>102106.601749038</text:p>
          </table:table-cell>
          <table:table-cell table:formula="of:=[.G372]-[.$B372]" office:value-type="float" office:value="0.2371666431427" calcext:value-type="float">
            <text:p>0.2371666431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3622.9535" calcext:value-type="float">
            <text:p>1443143622.9535</text:p>
          </table:table-cell>
          <table:table-cell office:value-type="float" office:value="4376" calcext:value-type="float">
            <text:p>4376</text:p>
          </table:table-cell>
          <table:table-cell table:formula="of:=[.B373]-[.$B$2]" office:value-type="float" office:value="42.9533200263977" calcext:value-type="float">
            <text:p>42.9533200264</text:p>
          </table:table-cell>
          <table:table-cell table:formula="of:=[.C373]/([.D373]-[.D372])" office:value-type="float" office:value="102078.775918356" calcext:value-type="float">
            <text:p>102078.775918356</text:p>
          </table:table-cell>
          <table:table-cell/>
          <table:table-cell office:value-type="float" office:value="1443143623.19083" calcext:value-type="float">
            <text:p>1443143623.19083</text:p>
          </table:table-cell>
          <table:table-cell table:formula="of:=[.G373]-[.$B$2]" office:value-type="float" office:value="43.1906509399414" calcext:value-type="float">
            <text:p>43.1906509399</text:p>
          </table:table-cell>
          <table:table-cell table:formula="of:=[.C373]/([.H373]-[.H372])" office:value-type="float" office:value="101689.110463506" calcext:value-type="float">
            <text:p>101689.110463506</text:p>
          </table:table-cell>
          <table:table-cell table:formula="of:=[.G373]-[.$B373]" office:value-type="float" office:value="0.237330913543701" calcext:value-type="float">
            <text:p>0.2373309135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3622.99637" calcext:value-type="float">
            <text:p>1443143622.99637</text:p>
          </table:table-cell>
          <table:table-cell office:value-type="float" office:value="4376" calcext:value-type="float">
            <text:p>4376</text:p>
          </table:table-cell>
          <table:table-cell table:formula="of:=[.B374]-[.$B$2]" office:value-type="float" office:value="42.9961886405945" calcext:value-type="float">
            <text:p>42.9961886406</text:p>
          </table:table-cell>
          <table:table-cell table:formula="of:=[.C374]/([.D374]-[.D373])" office:value-type="float" office:value="102079.343640853" calcext:value-type="float">
            <text:p>102079.343640853</text:p>
          </table:table-cell>
          <table:table-cell/>
          <table:table-cell office:value-type="float" office:value="1443143623.23455" calcext:value-type="float">
            <text:p>1443143623.23455</text:p>
          </table:table-cell>
          <table:table-cell table:formula="of:=[.G374]-[.$B$2]" office:value-type="float" office:value="43.2343733310699" calcext:value-type="float">
            <text:p>43.2343733311</text:p>
          </table:table-cell>
          <table:table-cell table:formula="of:=[.C374]/([.H374]-[.H373])" office:value-type="float" office:value="100086.01741691" calcext:value-type="float">
            <text:p>100086.01741691</text:p>
          </table:table-cell>
          <table:table-cell table:formula="of:=[.G374]-[.$B374]" office:value-type="float" office:value="0.238184690475464" calcext:value-type="float">
            <text:p>0.2381846905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3623.04023" calcext:value-type="float">
            <text:p>1443143623.04023</text:p>
          </table:table-cell>
          <table:table-cell office:value-type="float" office:value="4376" calcext:value-type="float">
            <text:p>4376</text:p>
          </table:table-cell>
          <table:table-cell table:formula="of:=[.B375]-[.$B$2]" office:value-type="float" office:value="43.0400521755219" calcext:value-type="float">
            <text:p>43.0400521755</text:p>
          </table:table-cell>
          <table:table-cell table:formula="of:=[.C375]/([.D375]-[.D374])" office:value-type="float" office:value="99763.9612777684" calcext:value-type="float">
            <text:p>99763.9612777684</text:p>
          </table:table-cell>
          <table:table-cell/>
          <table:table-cell office:value-type="float" office:value="1443143623.27846" calcext:value-type="float">
            <text:p>1443143623.27846</text:p>
          </table:table-cell>
          <table:table-cell table:formula="of:=[.G375]-[.$B$2]" office:value-type="float" office:value="43.2782843112946" calcext:value-type="float">
            <text:p>43.2782843113</text:p>
          </table:table-cell>
          <table:table-cell table:formula="of:=[.C375]/([.H375]-[.H374])" office:value-type="float" office:value="99656.1674919642" calcext:value-type="float">
            <text:p>99656.1674919642</text:p>
          </table:table-cell>
          <table:table-cell table:formula="of:=[.G375]-[.$B375]" office:value-type="float" office:value="0.238232135772705" calcext:value-type="float">
            <text:p>0.2382321358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3623.08412" calcext:value-type="float">
            <text:p>1443143623.08412</text:p>
          </table:table-cell>
          <table:table-cell office:value-type="float" office:value="4376" calcext:value-type="float">
            <text:p>4376</text:p>
          </table:table-cell>
          <table:table-cell table:formula="of:=[.B376]-[.$B$2]" office:value-type="float" office:value="43.0839457511902" calcext:value-type="float">
            <text:p>43.0839457512</text:p>
          </table:table-cell>
          <table:table-cell table:formula="of:=[.C376]/([.D376]-[.D375])" office:value-type="float" office:value="99695.6828731743" calcext:value-type="float">
            <text:p>99695.6828731743</text:p>
          </table:table-cell>
          <table:table-cell/>
          <table:table-cell office:value-type="float" office:value="1443143623.32246" calcext:value-type="float">
            <text:p>1443143623.32246</text:p>
          </table:table-cell>
          <table:table-cell table:formula="of:=[.G376]-[.$B$2]" office:value-type="float" office:value="43.3222823143005" calcext:value-type="float">
            <text:p>43.3222823143</text:p>
          </table:table-cell>
          <table:table-cell table:formula="of:=[.C376]/([.H376]-[.H375])" office:value-type="float" office:value="99459.0595260674" calcext:value-type="float">
            <text:p>99459.0595260674</text:p>
          </table:table-cell>
          <table:table-cell table:formula="of:=[.G376]-[.$B376]" office:value-type="float" office:value="0.238336563110352" calcext:value-type="float">
            <text:p>0.238336563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3623.12804" calcext:value-type="float">
            <text:p>1443143623.12804</text:p>
          </table:table-cell>
          <table:table-cell office:value-type="float" office:value="4376" calcext:value-type="float">
            <text:p>4376</text:p>
          </table:table-cell>
          <table:table-cell table:formula="of:=[.B377]-[.$B$2]" office:value-type="float" office:value="43.1278605461121" calcext:value-type="float">
            <text:p>43.1278605461</text:p>
          </table:table-cell>
          <table:table-cell table:formula="of:=[.C377]/([.D377]-[.D376])" office:value-type="float" office:value="99647.510771369" calcext:value-type="float">
            <text:p>99647.510771369</text:p>
          </table:table-cell>
          <table:table-cell/>
          <table:table-cell office:value-type="float" office:value="1443143623.36626" calcext:value-type="float">
            <text:p>1443143623.36626</text:p>
          </table:table-cell>
          <table:table-cell table:formula="of:=[.G377]-[.$B$2]" office:value-type="float" office:value="43.3660840988159" calcext:value-type="float">
            <text:p>43.3660840988</text:p>
          </table:table-cell>
          <table:table-cell table:formula="of:=[.C377]/([.H377]-[.H376])" office:value-type="float" office:value="99904.6054496565" calcext:value-type="float">
            <text:p>99904.6054496565</text:p>
          </table:table-cell>
          <table:table-cell table:formula="of:=[.G377]-[.$B377]" office:value-type="float" office:value="0.238223552703857" calcext:value-type="float">
            <text:p>0.2382235527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3623.17193" calcext:value-type="float">
            <text:p>1443143623.17193</text:p>
          </table:table-cell>
          <table:table-cell office:value-type="float" office:value="4376" calcext:value-type="float">
            <text:p>4376</text:p>
          </table:table-cell>
          <table:table-cell table:formula="of:=[.B378]-[.$B$2]" office:value-type="float" office:value="43.1717510223389" calcext:value-type="float">
            <text:p>43.1717510223</text:p>
          </table:table-cell>
          <table:table-cell table:formula="of:=[.C378]/([.D378]-[.D377])" office:value-type="float" office:value="99702.7231462871" calcext:value-type="float">
            <text:p>99702.7231462871</text:p>
          </table:table-cell>
          <table:table-cell/>
          <table:table-cell office:value-type="float" office:value="1443143623.41019" calcext:value-type="float">
            <text:p>1443143623.41019</text:p>
          </table:table-cell>
          <table:table-cell table:formula="of:=[.G378]-[.$B$2]" office:value-type="float" office:value="43.410010099411" calcext:value-type="float">
            <text:p>43.4100100994</text:p>
          </table:table-cell>
          <table:table-cell table:formula="of:=[.C378]/([.H378]-[.H377])" office:value-type="float" office:value="99622.0903500345" calcext:value-type="float">
            <text:p>99622.0903500345</text:p>
          </table:table-cell>
          <table:table-cell table:formula="of:=[.G378]-[.$B378]" office:value-type="float" office:value="0.238259077072144" calcext:value-type="float">
            <text:p>0.238259077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3623.21582" calcext:value-type="float">
            <text:p>1443143623.21582</text:p>
          </table:table-cell>
          <table:table-cell office:value-type="float" office:value="4376" calcext:value-type="float">
            <text:p>4376</text:p>
          </table:table-cell>
          <table:table-cell table:formula="of:=[.B379]-[.$B$2]" office:value-type="float" office:value="43.21564412117" calcext:value-type="float">
            <text:p>43.2156441212</text:p>
          </table:table-cell>
          <table:table-cell table:formula="of:=[.C379]/([.D379]-[.D378])" office:value-type="float" office:value="99696.7659273986" calcext:value-type="float">
            <text:p>99696.7659273986</text:p>
          </table:table-cell>
          <table:table-cell/>
          <table:table-cell office:value-type="float" office:value="1443143623.45415" calcext:value-type="float">
            <text:p>1443143623.45415</text:p>
          </table:table-cell>
          <table:table-cell table:formula="of:=[.G379]-[.$B$2]" office:value-type="float" office:value="43.4539661407471" calcext:value-type="float">
            <text:p>43.4539661407</text:p>
          </table:table-cell>
          <table:table-cell table:formula="of:=[.C379]/([.H379]-[.H378])" office:value-type="float" office:value="99554.0059338812" calcext:value-type="float">
            <text:p>99554.0059338812</text:p>
          </table:table-cell>
          <table:table-cell table:formula="of:=[.G379]-[.$B379]" office:value-type="float" office:value="0.238322019577026" calcext:value-type="float">
            <text:p>0.2383220196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3623.25973" calcext:value-type="float">
            <text:p>1443143623.25973</text:p>
          </table:table-cell>
          <table:table-cell office:value-type="float" office:value="4376" calcext:value-type="float">
            <text:p>4376</text:p>
          </table:table-cell>
          <table:table-cell table:formula="of:=[.B380]-[.$B$2]" office:value-type="float" office:value="43.2595546245575" calcext:value-type="float">
            <text:p>43.2595546246</text:p>
          </table:table-cell>
          <table:table-cell table:formula="of:=[.C380]/([.D380]-[.D379])" office:value-type="float" office:value="99657.2496877952" calcext:value-type="float">
            <text:p>99657.2496877952</text:p>
          </table:table-cell>
          <table:table-cell/>
          <table:table-cell office:value-type="float" office:value="1443143623.49803" calcext:value-type="float">
            <text:p>1443143623.49803</text:p>
          </table:table-cell>
          <table:table-cell table:formula="of:=[.G380]-[.$B$2]" office:value-type="float" office:value="43.4978485107422" calcext:value-type="float">
            <text:p>43.4978485107</text:p>
          </table:table-cell>
          <table:table-cell table:formula="of:=[.C380]/([.H380]-[.H379])" office:value-type="float" office:value="99721.14087017" calcext:value-type="float">
            <text:p>99721.14087017</text:p>
          </table:table-cell>
          <table:table-cell table:formula="of:=[.G380]-[.$B380]" office:value-type="float" office:value="0.238293886184692" calcext:value-type="float">
            <text:p>0.2382938862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3623.30363" calcext:value-type="float">
            <text:p>1443143623.30363</text:p>
          </table:table-cell>
          <table:table-cell office:value-type="float" office:value="4376" calcext:value-type="float">
            <text:p>4376</text:p>
          </table:table-cell>
          <table:table-cell table:formula="of:=[.B381]-[.$B$2]" office:value-type="float" office:value="43.3034558296204" calcext:value-type="float">
            <text:p>43.3034558296</text:p>
          </table:table-cell>
          <table:table-cell table:formula="of:=[.C381]/([.D381]-[.D380])" office:value-type="float" office:value="99678.3572053113" calcext:value-type="float">
            <text:p>99678.3572053113</text:p>
          </table:table-cell>
          <table:table-cell/>
          <table:table-cell office:value-type="float" office:value="1443143623.54193" calcext:value-type="float">
            <text:p>1443143623.54193</text:p>
          </table:table-cell>
          <table:table-cell table:formula="of:=[.G381]-[.$B$2]" office:value-type="float" office:value="43.5417556762695" calcext:value-type="float">
            <text:p>43.5417556763</text:p>
          </table:table-cell>
          <table:table-cell table:formula="of:=[.C381]/([.H381]-[.H380])" office:value-type="float" office:value="99664.825716768" calcext:value-type="float">
            <text:p>99664.825716768</text:p>
          </table:table-cell>
          <table:table-cell table:formula="of:=[.G381]-[.$B381]" office:value-type="float" office:value="0.23829984664917" calcext:value-type="float">
            <text:p>0.2382998466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3623.34754" calcext:value-type="float">
            <text:p>1443143623.34754</text:p>
          </table:table-cell>
          <table:table-cell office:value-type="float" office:value="4376" calcext:value-type="float">
            <text:p>4376</text:p>
          </table:table-cell>
          <table:table-cell table:formula="of:=[.B382]-[.$B$2]" office:value-type="float" office:value="43.3473579883575" calcext:value-type="float">
            <text:p>43.3473579884</text:p>
          </table:table-cell>
          <table:table-cell table:formula="of:=[.C382]/([.D382]-[.D381])" office:value-type="float" office:value="99676.1919202342" calcext:value-type="float">
            <text:p>99676.1919202342</text:p>
          </table:table-cell>
          <table:table-cell/>
          <table:table-cell office:value-type="float" office:value="1443143623.58579" calcext:value-type="float">
            <text:p>1443143623.58579</text:p>
          </table:table-cell>
          <table:table-cell table:formula="of:=[.G382]-[.$B$2]" office:value-type="float" office:value="43.5856146812439" calcext:value-type="float">
            <text:p>43.5856146812</text:p>
          </table:table-cell>
          <table:table-cell table:formula="of:=[.C382]/([.H382]-[.H381])" office:value-type="float" office:value="99774.2653431762" calcext:value-type="float">
            <text:p>99774.2653431762</text:p>
          </table:table-cell>
          <table:table-cell table:formula="of:=[.G382]-[.$B382]" office:value-type="float" office:value="0.238256692886353" calcext:value-type="float">
            <text:p>0.2382566929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3623.39144" calcext:value-type="float">
            <text:p>1443143623.39144</text:p>
          </table:table-cell>
          <table:table-cell office:value-type="float" office:value="4376" calcext:value-type="float">
            <text:p>4376</text:p>
          </table:table-cell>
          <table:table-cell table:formula="of:=[.B383]-[.$B$2]" office:value-type="float" office:value="43.3912577629089" calcext:value-type="float">
            <text:p>43.3912577629</text:p>
          </table:table-cell>
          <table:table-cell table:formula="of:=[.C383]/([.D383]-[.D382])" office:value-type="float" office:value="99681.6053093212" calcext:value-type="float">
            <text:p>99681.6053093212</text:p>
          </table:table-cell>
          <table:table-cell/>
          <table:table-cell office:value-type="float" office:value="1443143623.62973" calcext:value-type="float">
            <text:p>1443143623.62973</text:p>
          </table:table-cell>
          <table:table-cell table:formula="of:=[.G383]-[.$B$2]" office:value-type="float" office:value="43.629554271698" calcext:value-type="float">
            <text:p>43.6295542717</text:p>
          </table:table-cell>
          <table:table-cell table:formula="of:=[.C383]/([.H383]-[.H382])" office:value-type="float" office:value="99591.2787255285" calcext:value-type="float">
            <text:p>99591.2787255285</text:p>
          </table:table-cell>
          <table:table-cell table:formula="of:=[.G383]-[.$B383]" office:value-type="float" office:value="0.238296508789062" calcext:value-type="float">
            <text:p>0.2382965088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3623.43534" calcext:value-type="float">
            <text:p>1443143623.43534</text:p>
          </table:table-cell>
          <table:table-cell office:value-type="float" office:value="4376" calcext:value-type="float">
            <text:p>4376</text:p>
          </table:table-cell>
          <table:table-cell table:formula="of:=[.B384]-[.$B$2]" office:value-type="float" office:value="43.435156583786" calcext:value-type="float">
            <text:p>43.4351565838</text:p>
          </table:table-cell>
          <table:table-cell table:formula="of:=[.C384]/([.D384]-[.D383])" office:value-type="float" office:value="99683.7708295995" calcext:value-type="float">
            <text:p>99683.7708295995</text:p>
          </table:table-cell>
          <table:table-cell/>
          <table:table-cell office:value-type="float" office:value="1443143623.6736" calcext:value-type="float">
            <text:p>1443143623.6736</text:p>
          </table:table-cell>
          <table:table-cell table:formula="of:=[.G384]-[.$B$2]" office:value-type="float" office:value="43.6734228134155" calcext:value-type="float">
            <text:p>43.6734228134</text:p>
          </table:table-cell>
          <table:table-cell table:formula="of:=[.C384]/([.H384]-[.H383])" office:value-type="float" office:value="99752.5750497288" calcext:value-type="float">
            <text:p>99752.5750497288</text:p>
          </table:table-cell>
          <table:table-cell table:formula="of:=[.G384]-[.$B384]" office:value-type="float" office:value="0.238266229629517" calcext:value-type="float">
            <text:p>0.2382662296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3623.47923" calcext:value-type="float">
            <text:p>1443143623.47923</text:p>
          </table:table-cell>
          <table:table-cell office:value-type="float" office:value="4376" calcext:value-type="float">
            <text:p>4376</text:p>
          </table:table-cell>
          <table:table-cell table:formula="of:=[.B385]-[.$B$2]" office:value-type="float" office:value="43.4790558815002" calcext:value-type="float">
            <text:p>43.4790558815</text:p>
          </table:table-cell>
          <table:table-cell table:formula="of:=[.C385]/([.D385]-[.D384])" office:value-type="float" office:value="99682.6880576993" calcext:value-type="float">
            <text:p>99682.6880576993</text:p>
          </table:table-cell>
          <table:table-cell/>
          <table:table-cell office:value-type="float" office:value="1443143623.7175" calcext:value-type="float">
            <text:p>1443143623.7175</text:p>
          </table:table-cell>
          <table:table-cell table:formula="of:=[.G385]-[.$B$2]" office:value-type="float" office:value="43.717321395874" calcext:value-type="float">
            <text:p>43.7173213959</text:p>
          </table:table-cell>
          <table:table-cell table:formula="of:=[.C385]/([.H385]-[.H384])" office:value-type="float" office:value="99684.3122243705" calcext:value-type="float">
            <text:p>99684.3122243705</text:p>
          </table:table-cell>
          <table:table-cell table:formula="of:=[.G385]-[.$B385]" office:value-type="float" office:value="0.238265514373779" calcext:value-type="float">
            <text:p>0.238265514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3623.52314" calcext:value-type="float">
            <text:p>1443143623.52314</text:p>
          </table:table-cell>
          <table:table-cell office:value-type="float" office:value="4376" calcext:value-type="float">
            <text:p>4376</text:p>
          </table:table-cell>
          <table:table-cell table:formula="of:=[.B386]-[.$B$2]" office:value-type="float" office:value="43.5229613780975" calcext:value-type="float">
            <text:p>43.5229613781</text:p>
          </table:table-cell>
          <table:table-cell table:formula="of:=[.C386]/([.D386]-[.D385])" office:value-type="float" office:value="99668.614163223" calcext:value-type="float">
            <text:p>99668.614163223</text:p>
          </table:table-cell>
          <table:table-cell/>
          <table:table-cell office:value-type="float" office:value="1443143623.76139" calcext:value-type="float">
            <text:p>1443143623.76139</text:p>
          </table:table-cell>
          <table:table-cell table:formula="of:=[.G386]-[.$B$2]" office:value-type="float" office:value="43.7612080574036" calcext:value-type="float">
            <text:p>43.7612080574</text:p>
          </table:table-cell>
          <table:table-cell table:formula="of:=[.C386]/([.H386]-[.H385])" office:value-type="float" office:value="99711.3894629334" calcext:value-type="float">
            <text:p>99711.3894629334</text:p>
          </table:table-cell>
          <table:table-cell table:formula="of:=[.G386]-[.$B386]" office:value-type="float" office:value="0.23824667930603" calcext:value-type="float">
            <text:p>0.2382466793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3623.56704" calcext:value-type="float">
            <text:p>1443143623.56704</text:p>
          </table:table-cell>
          <table:table-cell office:value-type="float" office:value="4376" calcext:value-type="float">
            <text:p>4376</text:p>
          </table:table-cell>
          <table:table-cell table:formula="of:=[.B387]-[.$B$2]" office:value-type="float" office:value="43.5668625831604" calcext:value-type="float">
            <text:p>43.5668625832</text:p>
          </table:table-cell>
          <table:table-cell table:formula="of:=[.C387]/([.D387]-[.D386])" office:value-type="float" office:value="99678.3572053113" calcext:value-type="float">
            <text:p>99678.3572053113</text:p>
          </table:table-cell>
          <table:table-cell/>
          <table:table-cell office:value-type="float" office:value="1443143623.80537" calcext:value-type="float">
            <text:p>1443143623.80537</text:p>
          </table:table-cell>
          <table:table-cell table:formula="of:=[.G387]-[.$B$2]" office:value-type="float" office:value="43.8051908016205" calcext:value-type="float">
            <text:p>43.8051908016</text:p>
          </table:table-cell>
          <table:table-cell table:formula="of:=[.C387]/([.H387]-[.H386])" office:value-type="float" office:value="99493.5645310798" calcext:value-type="float">
            <text:p>99493.5645310798</text:p>
          </table:table-cell>
          <table:table-cell table:formula="of:=[.G387]-[.$B387]" office:value-type="float" office:value="0.238328218460083" calcext:value-type="float">
            <text:p>0.2383282185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3623.61094" calcext:value-type="float">
            <text:p>1443143623.61094</text:p>
          </table:table-cell>
          <table:table-cell office:value-type="float" office:value="4376" calcext:value-type="float">
            <text:p>4376</text:p>
          </table:table-cell>
          <table:table-cell table:formula="of:=[.B388]-[.$B$2]" office:value-type="float" office:value="43.6107652187347" calcext:value-type="float">
            <text:p>43.6107652187</text:p>
          </table:table-cell>
          <table:table-cell table:formula="of:=[.C388]/([.D388]-[.D387])" office:value-type="float" office:value="99675.1093129721" calcext:value-type="float">
            <text:p>99675.1093129721</text:p>
          </table:table-cell>
          <table:table-cell/>
          <table:table-cell office:value-type="float" office:value="1443143623.84912" calcext:value-type="float">
            <text:p>1443143623.84912</text:p>
          </table:table-cell>
          <table:table-cell table:formula="of:=[.G388]-[.$B$2]" office:value-type="float" office:value="43.8489389419556" calcext:value-type="float">
            <text:p>43.848938942</text:p>
          </table:table-cell>
          <table:table-cell table:formula="of:=[.C388]/([.H388]-[.H387])" office:value-type="float" office:value="100027.108957835" calcext:value-type="float">
            <text:p>100027.108957835</text:p>
          </table:table-cell>
          <table:table-cell table:formula="of:=[.G388]-[.$B388]" office:value-type="float" office:value="0.238173723220825" calcext:value-type="float">
            <text:p>0.2381737232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3623.65485" calcext:value-type="float">
            <text:p>1443143623.65485</text:p>
          </table:table-cell>
          <table:table-cell office:value-type="float" office:value="4376" calcext:value-type="float">
            <text:p>4376</text:p>
          </table:table-cell>
          <table:table-cell table:formula="of:=[.B389]-[.$B$2]" office:value-type="float" office:value="43.6546700000763" calcext:value-type="float">
            <text:p>43.6546700001</text:p>
          </table:table-cell>
          <table:table-cell table:formula="of:=[.C389]/([.D389]-[.D388])" office:value-type="float" office:value="99670.2378713006" calcext:value-type="float">
            <text:p>99670.2378713006</text:p>
          </table:table-cell>
          <table:table-cell/>
          <table:table-cell office:value-type="float" office:value="1443143623.89317" calcext:value-type="float">
            <text:p>1443143623.89317</text:p>
          </table:table-cell>
          <table:table-cell table:formula="of:=[.G389]-[.$B$2]" office:value-type="float" office:value="43.8929886817932" calcext:value-type="float">
            <text:p>43.8929886818</text:p>
          </table:table-cell>
          <table:table-cell table:formula="of:=[.C389]/([.H389]-[.H388])" office:value-type="float" office:value="99342.2439298975" calcext:value-type="float">
            <text:p>99342.2439298975</text:p>
          </table:table-cell>
          <table:table-cell table:formula="of:=[.G389]-[.$B389]" office:value-type="float" office:value="0.238318681716919" calcext:value-type="float">
            <text:p>0.238318681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3623.69874" calcext:value-type="float">
            <text:p>1443143623.69874</text:p>
          </table:table-cell>
          <table:table-cell office:value-type="float" office:value="4376" calcext:value-type="float">
            <text:p>4376</text:p>
          </table:table-cell>
          <table:table-cell table:formula="of:=[.B390]-[.$B$2]" office:value-type="float" office:value="43.6985626220703" calcext:value-type="float">
            <text:p>43.6985626221</text:p>
          </table:table-cell>
          <table:table-cell table:formula="of:=[.C390]/([.D390]-[.D389])" office:value-type="float" office:value="99697.8490051548" calcext:value-type="float">
            <text:p>99697.8490051548</text:p>
          </table:table-cell>
          <table:table-cell/>
          <table:table-cell office:value-type="float" office:value="1443143623.937" calcext:value-type="float">
            <text:p>1443143623.937</text:p>
          </table:table-cell>
          <table:table-cell table:formula="of:=[.G390]-[.$B$2]" office:value-type="float" office:value="43.9368193149567" calcext:value-type="float">
            <text:p>43.936819315</text:p>
          </table:table-cell>
          <table:table-cell table:formula="of:=[.C390]/([.H390]-[.H389])" office:value-type="float" office:value="99838.8497761628" calcext:value-type="float">
            <text:p>99838.8497761628</text:p>
          </table:table-cell>
          <table:table-cell table:formula="of:=[.G390]-[.$B390]" office:value-type="float" office:value="0.238256692886353" calcext:value-type="float">
            <text:p>0.2382566929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3623.74265" calcext:value-type="float">
            <text:p>1443143623.74265</text:p>
          </table:table-cell>
          <table:table-cell office:value-type="float" office:value="4376" calcext:value-type="float">
            <text:p>4376</text:p>
          </table:table-cell>
          <table:table-cell table:formula="of:=[.B391]-[.$B$2]" office:value-type="float" office:value="43.7424716949463" calcext:value-type="float">
            <text:p>43.7424716949</text:p>
          </table:table-cell>
          <table:table-cell table:formula="of:=[.C391]/([.D391]-[.D390])" office:value-type="float" office:value="99660.4964163155" calcext:value-type="float">
            <text:p>99660.4964163155</text:p>
          </table:table-cell>
          <table:table-cell/>
          <table:table-cell office:value-type="float" office:value="1443143623.98089" calcext:value-type="float">
            <text:p>1443143623.98089</text:p>
          </table:table-cell>
          <table:table-cell table:formula="of:=[.G391]-[.$B$2]" office:value-type="float" office:value="43.980715751648" calcext:value-type="float">
            <text:p>43.9807157516</text:p>
          </table:table-cell>
          <table:table-cell table:formula="of:=[.C391]/([.H391]-[.H390])" office:value-type="float" office:value="99689.1850419575" calcext:value-type="float">
            <text:p>99689.1850419575</text:p>
          </table:table-cell>
          <table:table-cell table:formula="of:=[.G391]-[.$B391]" office:value-type="float" office:value="0.23824405670166" calcext:value-type="float">
            <text:p>0.2382440567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3623.78654" calcext:value-type="float">
            <text:p>1443143623.78654</text:p>
          </table:table-cell>
          <table:table-cell office:value-type="float" office:value="4376" calcext:value-type="float">
            <text:p>4376</text:p>
          </table:table-cell>
          <table:table-cell table:formula="of:=[.B392]-[.$B$2]" office:value-type="float" office:value="43.7863609790802" calcext:value-type="float">
            <text:p>43.7863609791</text:p>
          </table:table-cell>
          <table:table-cell table:formula="of:=[.C392]/([.D392]-[.D391])" office:value-type="float" office:value="99705.4312084092" calcext:value-type="float">
            <text:p>99705.4312084092</text:p>
          </table:table-cell>
          <table:table-cell/>
          <table:table-cell office:value-type="float" office:value="1443143624.02478" calcext:value-type="float">
            <text:p>1443143624.02478</text:p>
          </table:table-cell>
          <table:table-cell table:formula="of:=[.G392]-[.$B$2]" office:value-type="float" office:value="44.0245966911316" calcext:value-type="float">
            <text:p>44.0245966911</text:p>
          </table:table-cell>
          <table:table-cell table:formula="of:=[.C392]/([.H392]-[.H391])" office:value-type="float" office:value="99724.3917631078" calcext:value-type="float">
            <text:p>99724.3917631078</text:p>
          </table:table-cell>
          <table:table-cell table:formula="of:=[.G392]-[.$B392]" office:value-type="float" office:value="0.238235712051392" calcext:value-type="float">
            <text:p>0.238235712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3623.83043" calcext:value-type="float">
            <text:p>1443143623.83043</text:p>
          </table:table-cell>
          <table:table-cell office:value-type="float" office:value="4376" calcext:value-type="float">
            <text:p>4376</text:p>
          </table:table-cell>
          <table:table-cell table:formula="of:=[.B393]-[.$B$2]" office:value-type="float" office:value="43.83025431633" calcext:value-type="float">
            <text:p>43.8302543163</text:p>
          </table:table-cell>
          <table:table-cell table:formula="of:=[.C393]/([.D393]-[.D392])" office:value-type="float" office:value="99696.224397345" calcext:value-type="float">
            <text:p>99696.224397345</text:p>
          </table:table-cell>
          <table:table-cell/>
          <table:table-cell office:value-type="float" office:value="1443143624.03931" calcext:value-type="float">
            <text:p>1443143624.03931</text:p>
          </table:table-cell>
          <table:table-cell table:formula="of:=[.G393]-[.$B$2]" office:value-type="float" office:value="44.0391290187836" calcext:value-type="float">
            <text:p>44.0391290188</text:p>
          </table:table-cell>
          <table:table-cell table:formula="of:=[.C393]/([.H393]-[.H392])" office:value-type="float" office:value="301121.754532181" calcext:value-type="float">
            <text:p>301121.754532181</text:p>
          </table:table-cell>
          <table:table-cell table:formula="of:=[.G393]-[.$B393]" office:value-type="float" office:value="0.208874702453613" calcext:value-type="float">
            <text:p>0.2088747025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3623.87433" calcext:value-type="float">
            <text:p>1443143623.87433</text:p>
          </table:table-cell>
          <table:table-cell office:value-type="float" office:value="4376" calcext:value-type="float">
            <text:p>4376</text:p>
          </table:table-cell>
          <table:table-cell table:formula="of:=[.B394]-[.$B$2]" office:value-type="float" office:value="43.8741526603699" calcext:value-type="float">
            <text:p>43.8741526604</text:p>
          </table:table-cell>
          <table:table-cell table:formula="of:=[.C394]/([.D394]-[.D393])" office:value-type="float" office:value="99684.8536250224" calcext:value-type="float">
            <text:p>99684.8536250224</text:p>
          </table:table-cell>
          <table:table-cell/>
          <table:table-cell office:value-type="float" office:value="1443143624.06863" calcext:value-type="float">
            <text:p>1443143624.06863</text:p>
          </table:table-cell>
          <table:table-cell table:formula="of:=[.G394]-[.$B$2]" office:value-type="float" office:value="44.0684499740601" calcext:value-type="float">
            <text:p>44.0684499741</text:p>
          </table:table-cell>
          <table:table-cell table:formula="of:=[.C394]/([.H394]-[.H393])" office:value-type="float" office:value="149244.796383181" calcext:value-type="float">
            <text:p>149244.796383181</text:p>
          </table:table-cell>
          <table:table-cell table:formula="of:=[.G394]-[.$B394]" office:value-type="float" office:value="0.194297313690186" calcext:value-type="float">
            <text:p>0.1942973137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3623.91824" calcext:value-type="float">
            <text:p>1443143623.91824</text:p>
          </table:table-cell>
          <table:table-cell office:value-type="float" office:value="4376" calcext:value-type="float">
            <text:p>4376</text:p>
          </table:table-cell>
          <table:table-cell table:formula="of:=[.B395]-[.$B$2]" office:value-type="float" office:value="43.9180610179901" calcext:value-type="float">
            <text:p>43.918061018</text:p>
          </table:table-cell>
          <table:table-cell table:formula="of:=[.C395]/([.D395]-[.D394])" office:value-type="float" office:value="99662.1198599082" calcext:value-type="float">
            <text:p>99662.1198599082</text:p>
          </table:table-cell>
          <table:table-cell/>
          <table:table-cell office:value-type="float" office:value="1443143624.11252" calcext:value-type="float">
            <text:p>1443143624.11252</text:p>
          </table:table-cell>
          <table:table-cell table:formula="of:=[.G395]-[.$B$2]" office:value-type="float" office:value="44.1123442649841" calcext:value-type="float">
            <text:p>44.112344265</text:p>
          </table:table-cell>
          <table:table-cell table:formula="of:=[.C395]/([.H395]-[.H394])" office:value-type="float" office:value="99694.0583359586" calcext:value-type="float">
            <text:p>99694.0583359586</text:p>
          </table:table-cell>
          <table:table-cell table:formula="of:=[.G395]-[.$B395]" office:value-type="float" office:value="0.194283246994019" calcext:value-type="float">
            <text:p>0.194283247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3623.96214" calcext:value-type="float">
            <text:p>1443143623.96214</text:p>
          </table:table-cell>
          <table:table-cell office:value-type="float" office:value="4376" calcext:value-type="float">
            <text:p>4376</text:p>
          </table:table-cell>
          <table:table-cell table:formula="of:=[.B396]-[.$B$2]" office:value-type="float" office:value="43.9619615077972" calcext:value-type="float">
            <text:p>43.9619615078</text:p>
          </table:table-cell>
          <table:table-cell table:formula="of:=[.C396]/([.D396]-[.D395])" office:value-type="float" office:value="99679.9812308561" calcext:value-type="float">
            <text:p>99679.9812308561</text:p>
          </table:table-cell>
          <table:table-cell/>
          <table:table-cell office:value-type="float" office:value="1443143624.15641" calcext:value-type="float">
            <text:p>1443143624.15641</text:p>
          </table:table-cell>
          <table:table-cell table:formula="of:=[.G396]-[.$B$2]" office:value-type="float" office:value="44.1562283039093" calcext:value-type="float">
            <text:p>44.1562283039</text:p>
          </table:table-cell>
          <table:table-cell table:formula="of:=[.C396]/([.H396]-[.H395])" office:value-type="float" office:value="99717.3484296138" calcext:value-type="float">
            <text:p>99717.3484296138</text:p>
          </table:table-cell>
          <table:table-cell table:formula="of:=[.G396]-[.$B396]" office:value-type="float" office:value="0.194266796112061" calcext:value-type="float">
            <text:p>0.194266796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3624.006" calcext:value-type="float">
            <text:p>1443143624.006</text:p>
          </table:table-cell>
          <table:table-cell office:value-type="float" office:value="4376" calcext:value-type="float">
            <text:p>4376</text:p>
          </table:table-cell>
          <table:table-cell table:formula="of:=[.B397]-[.$B$2]" office:value-type="float" office:value="44.0058240890503" calcext:value-type="float">
            <text:p>44.0058240891</text:p>
          </table:table-cell>
          <table:table-cell table:formula="of:=[.C397]/([.D397]-[.D396])" office:value-type="float" office:value="99766.1303778272" calcext:value-type="float">
            <text:p>99766.1303778272</text:p>
          </table:table-cell>
          <table:table-cell/>
          <table:table-cell office:value-type="float" office:value="1443143624.20029" calcext:value-type="float">
            <text:p>1443143624.20029</text:p>
          </table:table-cell>
          <table:table-cell table:formula="of:=[.G397]-[.$B$2]" office:value-type="float" office:value="44.2001111507416" calcext:value-type="float">
            <text:p>44.2001111507</text:p>
          </table:table-cell>
          <table:table-cell table:formula="of:=[.C397]/([.H397]-[.H396])" office:value-type="float" office:value="99720.0572862902" calcext:value-type="float">
            <text:p>99720.0572862902</text:p>
          </table:table-cell>
          <table:table-cell table:formula="of:=[.G397]-[.$B397]" office:value-type="float" office:value="0.194287061691284" calcext:value-type="float">
            <text:p>0.1942870617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3624.04967" calcext:value-type="float">
            <text:p>1443143624.04967</text:p>
          </table:table-cell>
          <table:table-cell office:value-type="float" office:value="4376" calcext:value-type="float">
            <text:p>4376</text:p>
          </table:table-cell>
          <table:table-cell table:formula="of:=[.B398]-[.$B$2]" office:value-type="float" office:value="44.0494918823242" calcext:value-type="float">
            <text:p>44.0494918823</text:p>
          </table:table-cell>
          <table:table-cell table:formula="of:=[.C398]/([.D398]-[.D397])" office:value-type="float" office:value="100211.154993557" calcext:value-type="float">
            <text:p>100211.154993557</text:p>
          </table:table-cell>
          <table:table-cell/>
          <table:table-cell office:value-type="float" office:value="1443143624.24401" calcext:value-type="float">
            <text:p>1443143624.24401</text:p>
          </table:table-cell>
          <table:table-cell table:formula="of:=[.G398]-[.$B$2]" office:value-type="float" office:value="44.2438290119171" calcext:value-type="float">
            <text:p>44.2438290119</text:p>
          </table:table-cell>
          <table:table-cell table:formula="of:=[.C398]/([.H398]-[.H397])" office:value-type="float" office:value="100096.388119935" calcext:value-type="float">
            <text:p>100096.388119935</text:p>
          </table:table-cell>
          <table:table-cell table:formula="of:=[.G398]-[.$B398]" office:value-type="float" office:value="0.194337129592896" calcext:value-type="float">
            <text:p>0.194337129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3624.09336" calcext:value-type="float">
            <text:p>1443143624.09336</text:p>
          </table:table-cell>
          <table:table-cell office:value-type="float" office:value="4376" calcext:value-type="float">
            <text:p>4376</text:p>
          </table:table-cell>
          <table:table-cell table:formula="of:=[.B399]-[.$B$2]" office:value-type="float" office:value="44.0931859016419" calcext:value-type="float">
            <text:p>44.0931859016</text:p>
          </table:table-cell>
          <table:table-cell table:formula="of:=[.C399]/([.D399]-[.D398])" office:value-type="float" office:value="100151.006209553" calcext:value-type="float">
            <text:p>100151.006209553</text:p>
          </table:table-cell>
          <table:table-cell/>
          <table:table-cell office:value-type="float" office:value="1443143624.28767" calcext:value-type="float">
            <text:p>1443143624.28767</text:p>
          </table:table-cell>
          <table:table-cell table:formula="of:=[.G399]-[.$B$2]" office:value-type="float" office:value="44.2874913215637" calcext:value-type="float">
            <text:p>44.2874913216</text:p>
          </table:table-cell>
          <table:table-cell table:formula="of:=[.C399]/([.H399]-[.H398])" office:value-type="float" office:value="100223.740691192" calcext:value-type="float">
            <text:p>100223.740691192</text:p>
          </table:table-cell>
          <table:table-cell table:formula="of:=[.G399]-[.$B399]" office:value-type="float" office:value="0.194305419921875" calcext:value-type="float">
            <text:p>0.1943054199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3624.13704" calcext:value-type="float">
            <text:p>1443143624.13704</text:p>
          </table:table-cell>
          <table:table-cell office:value-type="float" office:value="4376" calcext:value-type="float">
            <text:p>4376</text:p>
          </table:table-cell>
          <table:table-cell table:formula="of:=[.B400]-[.$B$2]" office:value-type="float" office:value="44.1368639469147" calcext:value-type="float">
            <text:p>44.1368639469</text:p>
          </table:table-cell>
          <table:table-cell table:formula="of:=[.C400]/([.D400]-[.D399])" office:value-type="float" office:value="100187.633687957" calcext:value-type="float">
            <text:p>100187.633687957</text:p>
          </table:table-cell>
          <table:table-cell/>
          <table:table-cell office:value-type="float" office:value="1443143624.33329" calcext:value-type="float">
            <text:p>1443143624.33329</text:p>
          </table:table-cell>
          <table:table-cell table:formula="of:=[.G400]-[.$B$2]" office:value-type="float" office:value="44.3331134319305" calcext:value-type="float">
            <text:p>44.3331134319</text:p>
          </table:table-cell>
          <table:table-cell table:formula="of:=[.C400]/([.H400]-[.H399])" office:value-type="float" office:value="95918.4037041489" calcext:value-type="float">
            <text:p>95918.4037041489</text:p>
          </table:table-cell>
          <table:table-cell table:formula="of:=[.G400]-[.$B400]" office:value-type="float" office:value="0.196249485015869" calcext:value-type="float">
            <text:p>0.196249485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3624.18076" calcext:value-type="float">
            <text:p>1443143624.18076</text:p>
          </table:table-cell>
          <table:table-cell office:value-type="float" office:value="4376" calcext:value-type="float">
            <text:p>4376</text:p>
          </table:table-cell>
          <table:table-cell table:formula="of:=[.B401]-[.$B$2]" office:value-type="float" office:value="44.1805837154388" calcext:value-type="float">
            <text:p>44.1805837154</text:p>
          </table:table-cell>
          <table:table-cell table:formula="of:=[.C401]/([.D401]-[.D400])" office:value-type="float" office:value="100092.021246196" calcext:value-type="float">
            <text:p>100092.021246196</text:p>
          </table:table-cell>
          <table:table-cell/>
          <table:table-cell office:value-type="float" office:value="1443143624.41878" calcext:value-type="float">
            <text:p>1443143624.41878</text:p>
          </table:table-cell>
          <table:table-cell table:formula="of:=[.G401]-[.$B$2]" office:value-type="float" office:value="44.4185976982117" calcext:value-type="float">
            <text:p>44.4185976982</text:p>
          </table:table-cell>
          <table:table-cell table:formula="of:=[.C401]/([.H401]-[.H400])" office:value-type="float" office:value="51190.7066688607" calcext:value-type="float">
            <text:p>51190.7066688607</text:p>
          </table:table-cell>
          <table:table-cell table:formula="of:=[.G401]-[.$B401]" office:value-type="float" office:value="0.238013982772827" calcext:value-type="float">
            <text:p>0.238013982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3624.22445" calcext:value-type="float">
            <text:p>1443143624.22445</text:p>
          </table:table-cell>
          <table:table-cell office:value-type="float" office:value="4376" calcext:value-type="float">
            <text:p>4376</text:p>
          </table:table-cell>
          <table:table-cell table:formula="of:=[.B402]-[.$B$2]" office:value-type="float" office:value="44.2242674827576" calcext:value-type="float">
            <text:p>44.2242674828</text:p>
          </table:table-cell>
          <table:table-cell table:formula="of:=[.C402]/([.D402]-[.D401])" office:value-type="float" office:value="100174.510318028" calcext:value-type="float">
            <text:p>100174.510318028</text:p>
          </table:table-cell>
          <table:table-cell/>
          <table:table-cell office:value-type="float" office:value="1443143624.46245" calcext:value-type="float">
            <text:p>1443143624.46245</text:p>
          </table:table-cell>
          <table:table-cell table:formula="of:=[.G402]-[.$B$2]" office:value-type="float" office:value="44.4622669219971" calcext:value-type="float">
            <text:p>44.462266922</text:p>
          </table:table-cell>
          <table:table-cell table:formula="of:=[.C402]/([.H402]-[.H401])" office:value-type="float" office:value="100207.87228792" calcext:value-type="float">
            <text:p>100207.87228792</text:p>
          </table:table-cell>
          <table:table-cell table:formula="of:=[.G402]-[.$B402]" office:value-type="float" office:value="0.237999439239502" calcext:value-type="float">
            <text:p>0.237999439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3624.26812" calcext:value-type="float">
            <text:p>1443143624.26812</text:p>
          </table:table-cell>
          <table:table-cell office:value-type="float" office:value="4376" calcext:value-type="float">
            <text:p>4376</text:p>
          </table:table-cell>
          <table:table-cell table:formula="of:=[.B403]-[.$B$2]" office:value-type="float" office:value="44.2679445743561" calcext:value-type="float">
            <text:p>44.2679445744</text:p>
          </table:table-cell>
          <table:table-cell table:formula="of:=[.C403]/([.D403]-[.D402])" office:value-type="float" office:value="100189.82125058" calcext:value-type="float">
            <text:p>100189.82125058</text:p>
          </table:table-cell>
          <table:table-cell/>
          <table:table-cell office:value-type="float" office:value="1443143624.50607" calcext:value-type="float">
            <text:p>1443143624.50607</text:p>
          </table:table-cell>
          <table:table-cell table:formula="of:=[.G403]-[.$B$2]" office:value-type="float" office:value="44.5058889389038" calcext:value-type="float">
            <text:p>44.5058889389</text:p>
          </table:table-cell>
          <table:table-cell table:formula="of:=[.C403]/([.H403]-[.H402])" office:value-type="float" office:value="100316.315253274" calcext:value-type="float">
            <text:p>100316.315253274</text:p>
          </table:table-cell>
          <table:table-cell table:formula="of:=[.G403]-[.$B403]" office:value-type="float" office:value="0.237944364547729" calcext:value-type="float">
            <text:p>0.2379443645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3624.3118" calcext:value-type="float">
            <text:p>1443143624.3118</text:p>
          </table:table-cell>
          <table:table-cell office:value-type="float" office:value="4376" calcext:value-type="float">
            <text:p>4376</text:p>
          </table:table-cell>
          <table:table-cell table:formula="of:=[.B404]-[.$B$2]" office:value-type="float" office:value="44.311621427536" calcext:value-type="float">
            <text:p>44.3116214275</text:p>
          </table:table-cell>
          <table:table-cell table:formula="of:=[.C404]/([.D404]-[.D403])" office:value-type="float" office:value="100190.368156162" calcext:value-type="float">
            <text:p>100190.368156162</text:p>
          </table:table-cell>
          <table:table-cell/>
          <table:table-cell office:value-type="float" office:value="1443143624.54976" calcext:value-type="float">
            <text:p>1443143624.54976</text:p>
          </table:table-cell>
          <table:table-cell table:formula="of:=[.G404]-[.$B$2]" office:value-type="float" office:value="44.549578666687" calcext:value-type="float">
            <text:p>44.5495786667</text:p>
          </table:table-cell>
          <table:table-cell table:formula="of:=[.C404]/([.H404]-[.H403])" office:value-type="float" office:value="100160.843796385" calcext:value-type="float">
            <text:p>100160.843796385</text:p>
          </table:table-cell>
          <table:table-cell table:formula="of:=[.G404]-[.$B404]" office:value-type="float" office:value="0.237957239151001" calcext:value-type="float">
            <text:p>0.2379572392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3624.35547" calcext:value-type="float">
            <text:p>1443143624.35547</text:p>
          </table:table-cell>
          <table:table-cell office:value-type="float" office:value="4376" calcext:value-type="float">
            <text:p>4376</text:p>
          </table:table-cell>
          <table:table-cell table:formula="of:=[.B405]-[.$B$2]" office:value-type="float" office:value="44.355295419693" calcext:value-type="float">
            <text:p>44.3552954197</text:p>
          </table:table-cell>
          <table:table-cell table:formula="of:=[.C405]/([.D405]-[.D404])" office:value-type="float" office:value="100196.931488902" calcext:value-type="float">
            <text:p>100196.931488902</text:p>
          </table:table-cell>
          <table:table-cell/>
          <table:table-cell office:value-type="float" office:value="1443143624.59342" calcext:value-type="float">
            <text:p>1443143624.59342</text:p>
          </table:table-cell>
          <table:table-cell table:formula="of:=[.G405]-[.$B$2]" office:value-type="float" office:value="44.5932450294495" calcext:value-type="float">
            <text:p>44.5932450294</text:p>
          </table:table-cell>
          <table:table-cell table:formula="of:=[.C405]/([.H405]-[.H404])" office:value-type="float" office:value="100214.437914278" calcext:value-type="float">
            <text:p>100214.437914278</text:p>
          </table:table-cell>
          <table:table-cell table:formula="of:=[.G405]-[.$B405]" office:value-type="float" office:value="0.23794960975647" calcext:value-type="float">
            <text:p>0.2379496098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3624.39915" calcext:value-type="float">
            <text:p>1443143624.39915</text:p>
          </table:table-cell>
          <table:table-cell office:value-type="float" office:value="4376" calcext:value-type="float">
            <text:p>4376</text:p>
          </table:table-cell>
          <table:table-cell table:formula="of:=[.B406]-[.$B$2]" office:value-type="float" office:value="44.3989689350128" calcext:value-type="float">
            <text:p>44.398968935</text:p>
          </table:table-cell>
          <table:table-cell table:formula="of:=[.C406]/([.D406]-[.D405])" office:value-type="float" office:value="100198.025461295" calcext:value-type="float">
            <text:p>100198.025461295</text:p>
          </table:table-cell>
          <table:table-cell/>
          <table:table-cell office:value-type="float" office:value="1443143624.63712" calcext:value-type="float">
            <text:p>1443143624.63712</text:p>
          </table:table-cell>
          <table:table-cell table:formula="of:=[.G406]-[.$B$2]" office:value-type="float" office:value="44.6369414329529" calcext:value-type="float">
            <text:p>44.636941433</text:p>
          </table:table-cell>
          <table:table-cell table:formula="of:=[.C406]/([.H406]-[.H405])" office:value-type="float" office:value="100145.541718501" calcext:value-type="float">
            <text:p>100145.541718501</text:p>
          </table:table-cell>
          <table:table-cell table:formula="of:=[.G406]-[.$B406]" office:value-type="float" office:value="0.237972497940063" calcext:value-type="float">
            <text:p>0.237972497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3624.44282" calcext:value-type="float">
            <text:p>1443143624.44282</text:p>
          </table:table-cell>
          <table:table-cell office:value-type="float" office:value="4376" calcext:value-type="float">
            <text:p>4376</text:p>
          </table:table-cell>
          <table:table-cell table:formula="of:=[.B407]-[.$B$2]" office:value-type="float" office:value="44.4426403045654" calcext:value-type="float">
            <text:p>44.4426403046</text:p>
          </table:table-cell>
          <table:table-cell table:formula="of:=[.C407]/([.D407]-[.D406])" office:value-type="float" office:value="100202.948632698" calcext:value-type="float">
            <text:p>100202.948632698</text:p>
          </table:table-cell>
          <table:table-cell/>
          <table:table-cell office:value-type="float" office:value="1443143624.68077" calcext:value-type="float">
            <text:p>1443143624.68077</text:p>
          </table:table-cell>
          <table:table-cell table:formula="of:=[.G407]-[.$B$2]" office:value-type="float" office:value="44.6805896759033" calcext:value-type="float">
            <text:p>44.6805896759</text:p>
          </table:table-cell>
          <table:table-cell table:formula="of:=[.C407]/([.H407]-[.H406])" office:value-type="float" office:value="100256.040202323" calcext:value-type="float">
            <text:p>100256.040202323</text:p>
          </table:table-cell>
          <table:table-cell table:formula="of:=[.G407]-[.$B407]" office:value-type="float" office:value="0.237949371337891" calcext:value-type="float">
            <text:p>0.2379493713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3624.4865" calcext:value-type="float">
            <text:p>1443143624.4865</text:p>
          </table:table-cell>
          <table:table-cell office:value-type="float" office:value="4376" calcext:value-type="float">
            <text:p>4376</text:p>
          </table:table-cell>
          <table:table-cell table:formula="of:=[.B408]-[.$B$2]" office:value-type="float" office:value="44.4863166809082" calcext:value-type="float">
            <text:p>44.4863166809</text:p>
          </table:table-cell>
          <table:table-cell table:formula="of:=[.C408]/([.D408]-[.D407])" office:value-type="float" office:value="100191.46198524" calcext:value-type="float">
            <text:p>100191.46198524</text:p>
          </table:table-cell>
          <table:table-cell/>
          <table:table-cell office:value-type="float" office:value="1443143624.72442" calcext:value-type="float">
            <text:p>1443143624.72442</text:p>
          </table:table-cell>
          <table:table-cell table:formula="of:=[.G408]-[.$B$2]" office:value-type="float" office:value="44.7242434024811" calcext:value-type="float">
            <text:p>44.7242434025</text:p>
          </table:table-cell>
          <table:table-cell table:formula="of:=[.C408]/([.H408]-[.H407])" office:value-type="float" office:value="100243.446391803" calcext:value-type="float">
            <text:p>100243.446391803</text:p>
          </table:table-cell>
          <table:table-cell table:formula="of:=[.G408]-[.$B408]" office:value-type="float" office:value="0.237926721572876" calcext:value-type="float">
            <text:p>0.2379267216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3624.53015" calcext:value-type="float">
            <text:p>1443143624.53015</text:p>
          </table:table-cell>
          <table:table-cell office:value-type="float" office:value="4376" calcext:value-type="float">
            <text:p>4376</text:p>
          </table:table-cell>
          <table:table-cell table:formula="of:=[.B409]-[.$B$2]" office:value-type="float" office:value="44.5299692153931" calcext:value-type="float">
            <text:p>44.5299692154</text:p>
          </table:table-cell>
          <table:table-cell table:formula="of:=[.C409]/([.D409]-[.D408])" office:value-type="float" office:value="100246.183907544" calcext:value-type="float">
            <text:p>100246.183907544</text:p>
          </table:table-cell>
          <table:table-cell/>
          <table:table-cell office:value-type="float" office:value="1443143624.81177" calcext:value-type="float">
            <text:p>1443143624.81177</text:p>
          </table:table-cell>
          <table:table-cell table:formula="of:=[.G409]-[.$B$2]" office:value-type="float" office:value="44.8115904331207" calcext:value-type="float">
            <text:p>44.8115904331</text:p>
          </table:table-cell>
          <table:table-cell table:formula="of:=[.C409]/([.H409]-[.H408])" office:value-type="float" office:value="50099.0127306475" calcext:value-type="float">
            <text:p>50099.0127306475</text:p>
          </table:table-cell>
          <table:table-cell table:formula="of:=[.G409]-[.$B409]" office:value-type="float" office:value="0.281621217727661" calcext:value-type="float">
            <text:p>0.2816212177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3624.57382" calcext:value-type="float">
            <text:p>1443143624.57382</text:p>
          </table:table-cell>
          <table:table-cell office:value-type="float" office:value="4376" calcext:value-type="float">
            <text:p>4376</text:p>
          </table:table-cell>
          <table:table-cell table:formula="of:=[.B410]-[.$B$2]" office:value-type="float" office:value="44.5736441612244" calcext:value-type="float">
            <text:p>44.5736441612</text:p>
          </table:table-cell>
          <table:table-cell table:formula="of:=[.C410]/([.D410]-[.D409])" office:value-type="float" office:value="100194.743615779" calcext:value-type="float">
            <text:p>100194.743615779</text:p>
          </table:table-cell>
          <table:table-cell/>
          <table:table-cell office:value-type="float" office:value="1443143624.89909" calcext:value-type="float">
            <text:p>1443143624.89909</text:p>
          </table:table-cell>
          <table:table-cell table:formula="of:=[.G410]-[.$B$2]" office:value-type="float" office:value="44.8989090919495" calcext:value-type="float">
            <text:p>44.8989090919</text:p>
          </table:table-cell>
          <table:table-cell table:formula="of:=[.C410]/([.H410]-[.H409])" office:value-type="float" office:value="50115.2910351381" calcext:value-type="float">
            <text:p>50115.2910351381</text:p>
          </table:table-cell>
          <table:table-cell table:formula="of:=[.G410]-[.$B410]" office:value-type="float" office:value="0.325264930725098" calcext:value-type="float">
            <text:p>0.3252649307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3624.6175" calcext:value-type="float">
            <text:p>1443143624.6175</text:p>
          </table:table-cell>
          <table:table-cell office:value-type="float" office:value="4376" calcext:value-type="float">
            <text:p>4376</text:p>
          </table:table-cell>
          <table:table-cell table:formula="of:=[.B411]-[.$B$2]" office:value-type="float" office:value="44.6173193454743" calcext:value-type="float">
            <text:p>44.6173193455</text:p>
          </table:table-cell>
          <table:table-cell table:formula="of:=[.C411]/([.D411]-[.D410])" office:value-type="float" office:value="100194.196662427" calcext:value-type="float">
            <text:p>100194.196662427</text:p>
          </table:table-cell>
          <table:table-cell/>
          <table:table-cell office:value-type="float" office:value="1443143624.9136" calcext:value-type="float">
            <text:p>1443143624.9136</text:p>
          </table:table-cell>
          <table:table-cell table:formula="of:=[.G411]-[.$B$2]" office:value-type="float" office:value="44.9134211540222" calcext:value-type="float">
            <text:p>44.913421154</text:p>
          </table:table-cell>
          <table:table-cell table:formula="of:=[.C411]/([.H411]-[.H410])" office:value-type="float" office:value="301542.260366695" calcext:value-type="float">
            <text:p>301542.260366695</text:p>
          </table:table-cell>
          <table:table-cell table:formula="of:=[.G411]-[.$B411]" office:value-type="float" office:value="0.296101808547974" calcext:value-type="float">
            <text:p>0.2961018085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3624.66116" calcext:value-type="float">
            <text:p>1443143624.66116</text:p>
          </table:table-cell>
          <table:table-cell office:value-type="float" office:value="4376" calcext:value-type="float">
            <text:p>4376</text:p>
          </table:table-cell>
          <table:table-cell table:formula="of:=[.B412]-[.$B$2]" office:value-type="float" office:value="44.6609845161438" calcext:value-type="float">
            <text:p>44.6609845161</text:p>
          </table:table-cell>
          <table:table-cell table:formula="of:=[.C412]/([.D412]-[.D411])" office:value-type="float" office:value="100217.17384586" calcext:value-type="float">
            <text:p>100217.17384586</text:p>
          </table:table-cell>
          <table:table-cell/>
          <table:table-cell office:value-type="float" office:value="1443143624.94277" calcext:value-type="float">
            <text:p>1443143624.94277</text:p>
          </table:table-cell>
          <table:table-cell table:formula="of:=[.G412]-[.$B$2]" office:value-type="float" office:value="44.9425876140595" calcext:value-type="float">
            <text:p>44.9425876141</text:p>
          </table:table-cell>
          <table:table-cell table:formula="of:=[.C412]/([.H412]-[.H411])" office:value-type="float" office:value="150035.348630378" calcext:value-type="float">
            <text:p>150035.348630378</text:p>
          </table:table-cell>
          <table:table-cell table:formula="of:=[.G412]-[.$B412]" office:value-type="float" office:value="0.281603097915649" calcext:value-type="float">
            <text:p>0.2816030979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3624.70484" calcext:value-type="float">
            <text:p>1443143624.70484</text:p>
          </table:table-cell>
          <table:table-cell office:value-type="float" office:value="4376" calcext:value-type="float">
            <text:p>4376</text:p>
          </table:table-cell>
          <table:table-cell table:formula="of:=[.B413]-[.$B$2]" office:value-type="float" office:value="44.7046644687653" calcext:value-type="float">
            <text:p>44.7046644688</text:p>
          </table:table-cell>
          <table:table-cell table:formula="of:=[.C413]/([.D413]-[.D412])" office:value-type="float" office:value="100183.25884928" calcext:value-type="float">
            <text:p>100183.25884928</text:p>
          </table:table-cell>
          <table:table-cell/>
          <table:table-cell office:value-type="float" office:value="1443143624.98651" calcext:value-type="float">
            <text:p>1443143624.98651</text:p>
          </table:table-cell>
          <table:table-cell table:formula="of:=[.G413]-[.$B$2]" office:value-type="float" office:value="44.9863302707672" calcext:value-type="float">
            <text:p>44.9863302708</text:p>
          </table:table-cell>
          <table:table-cell table:formula="of:=[.C413]/([.H413]-[.H412])" office:value-type="float" office:value="100039.648465689" calcext:value-type="float">
            <text:p>100039.648465689</text:p>
          </table:table-cell>
          <table:table-cell table:formula="of:=[.G413]-[.$B413]" office:value-type="float" office:value="0.281665802001953" calcext:value-type="float">
            <text:p>0.281665802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3624.74852" calcext:value-type="float">
            <text:p>1443143624.74852</text:p>
          </table:table-cell>
          <table:table-cell office:value-type="float" office:value="4376" calcext:value-type="float">
            <text:p>4376</text:p>
          </table:table-cell>
          <table:table-cell table:formula="of:=[.B414]-[.$B$2]" office:value-type="float" office:value="44.7483420372009" calcext:value-type="float">
            <text:p>44.7483420372</text:p>
          </table:table-cell>
          <table:table-cell table:formula="of:=[.C414]/([.D414]-[.D413])" office:value-type="float" office:value="100188.727457327" calcext:value-type="float">
            <text:p>100188.727457327</text:p>
          </table:table-cell>
          <table:table-cell/>
          <table:table-cell office:value-type="float" office:value="1443143625.03027" calcext:value-type="float">
            <text:p>1443143625.03027</text:p>
          </table:table-cell>
          <table:table-cell table:formula="of:=[.G414]-[.$B$2]" office:value-type="float" office:value="45.0300903320313" calcext:value-type="float">
            <text:p>45.030090332</text:p>
          </table:table-cell>
          <table:table-cell table:formula="of:=[.C414]/([.H414]-[.H413])" office:value-type="float" office:value="99999.860000109" calcext:value-type="float">
            <text:p>99999.860000109</text:p>
          </table:table-cell>
          <table:table-cell table:formula="of:=[.G414]-[.$B414]" office:value-type="float" office:value="0.281748294830322" calcext:value-type="float">
            <text:p>0.2817482948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3624.7922" calcext:value-type="float">
            <text:p>1443143624.7922</text:p>
          </table:table-cell>
          <table:table-cell office:value-type="float" office:value="4376" calcext:value-type="float">
            <text:p>4376</text:p>
          </table:table-cell>
          <table:table-cell table:formula="of:=[.B415]-[.$B$2]" office:value-type="float" office:value="44.7920198440552" calcext:value-type="float">
            <text:p>44.7920198441</text:p>
          </table:table-cell>
          <table:table-cell table:formula="of:=[.C415]/([.D415]-[.D414])" office:value-type="float" office:value="100188.180569657" calcext:value-type="float">
            <text:p>100188.180569657</text:p>
          </table:table-cell>
          <table:table-cell/>
          <table:table-cell office:value-type="float" office:value="1443143625.04362" calcext:value-type="float">
            <text:p>1443143625.04362</text:p>
          </table:table-cell>
          <table:table-cell table:formula="of:=[.G415]-[.$B$2]" office:value-type="float" office:value="45.0434417724609" calcext:value-type="float">
            <text:p>45.0434417725</text:p>
          </table:table-cell>
          <table:table-cell table:formula="of:=[.C415]/([.H415]-[.H414])" office:value-type="float" office:value="327754.898285714" calcext:value-type="float">
            <text:p>327754.898285714</text:p>
          </table:table-cell>
          <table:table-cell table:formula="of:=[.G415]-[.$B415]" office:value-type="float" office:value="0.251421928405762" calcext:value-type="float">
            <text:p>0.2514219284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3624.83586" calcext:value-type="float">
            <text:p>1443143624.83586</text:p>
          </table:table-cell>
          <table:table-cell office:value-type="float" office:value="4376" calcext:value-type="float">
            <text:p>4376</text:p>
          </table:table-cell>
          <table:table-cell table:formula="of:=[.B416]-[.$B$2]" office:value-type="float" office:value="44.835679769516" calcext:value-type="float">
            <text:p>44.8356797695</text:p>
          </table:table-cell>
          <table:table-cell table:formula="of:=[.C416]/([.D416]-[.D415])" office:value-type="float" office:value="100229.21371974" calcext:value-type="float">
            <text:p>100229.21371974</text:p>
          </table:table-cell>
          <table:table-cell/>
          <table:table-cell office:value-type="float" office:value="1443143625.07391" calcext:value-type="float">
            <text:p>1443143625.07391</text:p>
          </table:table-cell>
          <table:table-cell table:formula="of:=[.G416]-[.$B$2]" office:value-type="float" office:value="45.0737335681915" calcext:value-type="float">
            <text:p>45.0737335682</text:p>
          </table:table-cell>
          <table:table-cell table:formula="of:=[.C416]/([.H416]-[.H415])" office:value-type="float" office:value="144461.557806585" calcext:value-type="float">
            <text:p>144461.557806585</text:p>
          </table:table-cell>
          <table:table-cell table:formula="of:=[.G416]-[.$B416]" office:value-type="float" office:value="0.238053798675537" calcext:value-type="float">
            <text:p>0.2380537987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3624.87954" calcext:value-type="float">
            <text:p>1443143624.87954</text:p>
          </table:table-cell>
          <table:table-cell office:value-type="float" office:value="4376" calcext:value-type="float">
            <text:p>4376</text:p>
          </table:table-cell>
          <table:table-cell table:formula="of:=[.B417]-[.$B$2]" office:value-type="float" office:value="44.8793597221375" calcext:value-type="float">
            <text:p>44.8793597221</text:p>
          </table:table-cell>
          <table:table-cell table:formula="of:=[.C417]/([.D417]-[.D416])" office:value-type="float" office:value="100183.25884928" calcext:value-type="float">
            <text:p>100183.25884928</text:p>
          </table:table-cell>
          <table:table-cell/>
          <table:table-cell office:value-type="float" office:value="1443143625.1176" calcext:value-type="float">
            <text:p>1443143625.1176</text:p>
          </table:table-cell>
          <table:table-cell table:formula="of:=[.G417]-[.$B$2]" office:value-type="float" office:value="45.1174221038818" calcext:value-type="float">
            <text:p>45.1174221039</text:p>
          </table:table-cell>
          <table:table-cell table:formula="of:=[.C417]/([.H417]-[.H416])" office:value-type="float" office:value="100163.576802388" calcext:value-type="float">
            <text:p>100163.576802388</text:p>
          </table:table-cell>
          <table:table-cell table:formula="of:=[.G417]-[.$B417]" office:value-type="float" office:value="0.238062381744385" calcext:value-type="float">
            <text:p>0.2380623817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3624.92324" calcext:value-type="float">
            <text:p>1443143624.92324</text:p>
          </table:table-cell>
          <table:table-cell office:value-type="float" office:value="4376" calcext:value-type="float">
            <text:p>4376</text:p>
          </table:table-cell>
          <table:table-cell table:formula="of:=[.B418]-[.$B$2]" office:value-type="float" office:value="44.9230563640595" calcext:value-type="float">
            <text:p>44.9230563641</text:p>
          </table:table-cell>
          <table:table-cell table:formula="of:=[.C418]/([.D418]-[.D417])" office:value-type="float" office:value="100144.995302193" calcext:value-type="float">
            <text:p>100144.995302193</text:p>
          </table:table-cell>
          <table:table-cell/>
          <table:table-cell office:value-type="float" office:value="1443143625.16119" calcext:value-type="float">
            <text:p>1443143625.16119</text:p>
          </table:table-cell>
          <table:table-cell table:formula="of:=[.G418]-[.$B$2]" office:value-type="float" office:value="45.1610136032105" calcext:value-type="float">
            <text:p>45.1610136032</text:p>
          </table:table-cell>
          <table:table-cell table:formula="of:=[.C418]/([.H418]-[.H417])" office:value-type="float" office:value="100386.544794242" calcext:value-type="float">
            <text:p>100386.544794242</text:p>
          </table:table-cell>
          <table:table-cell table:formula="of:=[.G418]-[.$B418]" office:value-type="float" office:value="0.237957239151001" calcext:value-type="float">
            <text:p>0.2379572392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3624.96691" calcext:value-type="float">
            <text:p>1443143624.96691</text:p>
          </table:table-cell>
          <table:table-cell office:value-type="float" office:value="4376" calcext:value-type="float">
            <text:p>4376</text:p>
          </table:table-cell>
          <table:table-cell table:formula="of:=[.B419]-[.$B$2]" office:value-type="float" office:value="44.9667329788208" calcext:value-type="float">
            <text:p>44.9667329788</text:p>
          </table:table-cell>
          <table:table-cell table:formula="of:=[.C419]/([.D419]-[.D418])" office:value-type="float" office:value="100190.915067715" calcext:value-type="float">
            <text:p>100190.915067715</text:p>
          </table:table-cell>
          <table:table-cell/>
          <table:table-cell office:value-type="float" office:value="1443143625.17451" calcext:value-type="float">
            <text:p>1443143625.17451</text:p>
          </table:table-cell>
          <table:table-cell table:formula="of:=[.G419]-[.$B$2]" office:value-type="float" office:value="45.1743292808533" calcext:value-type="float">
            <text:p>45.1743292809</text:p>
          </table:table-cell>
          <table:table-cell table:formula="of:=[.C419]/([.H419]-[.H418])" office:value-type="float" office:value="328635.171065354" calcext:value-type="float">
            <text:p>328635.171065354</text:p>
          </table:table-cell>
          <table:table-cell table:formula="of:=[.G419]-[.$B419]" office:value-type="float" office:value="0.207596302032471" calcext:value-type="float">
            <text:p>0.207596302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3625.01011" calcext:value-type="float">
            <text:p>1443143625.01011</text:p>
          </table:table-cell>
          <table:table-cell office:value-type="float" office:value="4376" calcext:value-type="float">
            <text:p>4376</text:p>
          </table:table-cell>
          <table:table-cell table:formula="of:=[.B420]-[.$B$2]" office:value-type="float" office:value="45.0099265575409" calcext:value-type="float">
            <text:p>45.0099265575</text:p>
          </table:table-cell>
          <table:table-cell table:formula="of:=[.C420]/([.D420]-[.D419])" office:value-type="float" office:value="101311.355290975" calcext:value-type="float">
            <text:p>101311.355290975</text:p>
          </table:table-cell>
          <table:table-cell/>
          <table:table-cell office:value-type="float" office:value="1443143625.20439" calcext:value-type="float">
            <text:p>1443143625.20439</text:p>
          </table:table-cell>
          <table:table-cell table:formula="of:=[.G420]-[.$B$2]" office:value-type="float" office:value="45.2042138576508" calcext:value-type="float">
            <text:p>45.2042138577</text:p>
          </table:table-cell>
          <table:table-cell table:formula="of:=[.C420]/([.H420]-[.H419])" office:value-type="float" office:value="146430.047500898" calcext:value-type="float">
            <text:p>146430.047500898</text:p>
          </table:table-cell>
          <table:table-cell table:formula="of:=[.G420]-[.$B420]" office:value-type="float" office:value="0.194287300109863" calcext:value-type="float">
            <text:p>0.1942873001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3625.05193" calcext:value-type="float">
            <text:p>1443143625.05193</text:p>
          </table:table-cell>
          <table:table-cell office:value-type="float" office:value="4376" calcext:value-type="float">
            <text:p>4376</text:p>
          </table:table-cell>
          <table:table-cell table:formula="of:=[.B421]-[.$B$2]" office:value-type="float" office:value="45.0517542362213" calcext:value-type="float">
            <text:p>45.0517542362</text:p>
          </table:table-cell>
          <table:table-cell table:formula="of:=[.C421]/([.D421]-[.D420])" office:value-type="float" office:value="104619.719239845" calcext:value-type="float">
            <text:p>104619.719239845</text:p>
          </table:table-cell>
          <table:table-cell/>
          <table:table-cell office:value-type="float" office:value="1443143625.24624" calcext:value-type="float">
            <text:p>1443143625.24624</text:p>
          </table:table-cell>
          <table:table-cell table:formula="of:=[.G421]-[.$B$2]" office:value-type="float" office:value="45.2460639476776" calcext:value-type="float">
            <text:p>45.2460639477</text:p>
          </table:table-cell>
          <table:table-cell table:formula="of:=[.C421]/([.H421]-[.H420])" office:value-type="float" office:value="104563.693822209" calcext:value-type="float">
            <text:p>104563.693822209</text:p>
          </table:table-cell>
          <table:table-cell table:formula="of:=[.G421]-[.$B421]" office:value-type="float" office:value="0.194309711456299" calcext:value-type="float">
            <text:p>0.1943097115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3625.09375" calcext:value-type="float">
            <text:p>1443143625.09375</text:p>
          </table:table-cell>
          <table:table-cell office:value-type="float" office:value="4376" calcext:value-type="float">
            <text:p>4376</text:p>
          </table:table-cell>
          <table:table-cell table:formula="of:=[.B422]-[.$B$2]" office:value-type="float" office:value="45.0935664176941" calcext:value-type="float">
            <text:p>45.0935664177</text:p>
          </table:table-cell>
          <table:table-cell table:formula="of:=[.C422]/([.D422]-[.D421])" office:value-type="float" office:value="104658.495344209" calcext:value-type="float">
            <text:p>104658.495344209</text:p>
          </table:table-cell>
          <table:table-cell/>
          <table:table-cell office:value-type="float" office:value="1443143625.28809" calcext:value-type="float">
            <text:p>1443143625.28809</text:p>
          </table:table-cell>
          <table:table-cell table:formula="of:=[.G422]-[.$B$2]" office:value-type="float" office:value="45.2879066467285" calcext:value-type="float">
            <text:p>45.2879066467</text:p>
          </table:table-cell>
          <table:table-cell table:formula="of:=[.C422]/([.H422]-[.H421])" office:value-type="float" office:value="104582.163657187" calcext:value-type="float">
            <text:p>104582.163657187</text:p>
          </table:table-cell>
          <table:table-cell table:formula="of:=[.G422]-[.$B422]" office:value-type="float" office:value="0.194340229034424" calcext:value-type="float">
            <text:p>0.194340229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3625.13556" calcext:value-type="float">
            <text:p>1443143625.13556</text:p>
          </table:table-cell>
          <table:table-cell office:value-type="float" office:value="4376" calcext:value-type="float">
            <text:p>4376</text:p>
          </table:table-cell>
          <table:table-cell table:formula="of:=[.B423]-[.$B$2]" office:value-type="float" office:value="45.1353771686554" calcext:value-type="float">
            <text:p>45.1353771687</text:p>
          </table:table-cell>
          <table:table-cell table:formula="of:=[.C423]/([.D423]-[.D422])" office:value-type="float" office:value="104662.076126067" calcext:value-type="float">
            <text:p>104662.076126067</text:p>
          </table:table-cell>
          <table:table-cell/>
          <table:table-cell office:value-type="float" office:value="1443143625.32986" calcext:value-type="float">
            <text:p>1443143625.32986</text:p>
          </table:table-cell>
          <table:table-cell table:formula="of:=[.G423]-[.$B$2]" office:value-type="float" office:value="45.3296782970429" calcext:value-type="float">
            <text:p>45.329678297</text:p>
          </table:table-cell>
          <table:table-cell table:formula="of:=[.C423]/([.H423]-[.H422])" office:value-type="float" office:value="104760.045798303" calcext:value-type="float">
            <text:p>104760.045798303</text:p>
          </table:table-cell>
          <table:table-cell table:formula="of:=[.G423]-[.$B423]" office:value-type="float" office:value="0.194301128387451" calcext:value-type="float">
            <text:p>0.1943011284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3625.17738" calcext:value-type="float">
            <text:p>1443143625.17738</text:p>
          </table:table-cell>
          <table:table-cell office:value-type="float" office:value="4376" calcext:value-type="float">
            <text:p>4376</text:p>
          </table:table-cell>
          <table:table-cell table:formula="of:=[.B424]-[.$B$2]" office:value-type="float" office:value="45.177205324173" calcext:value-type="float">
            <text:p>45.1772053242</text:p>
          </table:table-cell>
          <table:table-cell table:formula="of:=[.C424]/([.D424]-[.D423])" office:value-type="float" office:value="104618.526584587" calcext:value-type="float">
            <text:p>104618.526584587</text:p>
          </table:table-cell>
          <table:table-cell/>
          <table:table-cell office:value-type="float" office:value="1443143625.37171" calcext:value-type="float">
            <text:p>1443143625.37171</text:p>
          </table:table-cell>
          <table:table-cell table:formula="of:=[.G424]-[.$B$2]" office:value-type="float" office:value="45.3715333938599" calcext:value-type="float">
            <text:p>45.3715333939</text:p>
          </table:table-cell>
          <table:table-cell table:formula="of:=[.C424]/([.H424]-[.H423])" office:value-type="float" office:value="104551.185704602" calcext:value-type="float">
            <text:p>104551.185704602</text:p>
          </table:table-cell>
          <table:table-cell table:formula="of:=[.G424]-[.$B424]" office:value-type="float" office:value="0.19432806968689" calcext:value-type="float">
            <text:p>0.1943280697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3625.21919" calcext:value-type="float">
            <text:p>1443143625.21919</text:p>
          </table:table-cell>
          <table:table-cell office:value-type="float" office:value="4376" calcext:value-type="float">
            <text:p>4376</text:p>
          </table:table-cell>
          <table:table-cell table:formula="of:=[.B425]-[.$B$2]" office:value-type="float" office:value="45.2190144062042" calcext:value-type="float">
            <text:p>45.2190144062</text:p>
          </table:table-cell>
          <table:table-cell table:formula="of:=[.C425]/([.D425]-[.D424])" office:value-type="float" office:value="104666.254014599" calcext:value-type="float">
            <text:p>104666.254014599</text:p>
          </table:table-cell>
          <table:table-cell/>
          <table:table-cell office:value-type="float" office:value="1443143625.41345" calcext:value-type="float">
            <text:p>1443143625.41345</text:p>
          </table:table-cell>
          <table:table-cell table:formula="of:=[.G425]-[.$B$2]" office:value-type="float" office:value="45.4132719039917" calcext:value-type="float">
            <text:p>45.413271904</text:p>
          </table:table-cell>
          <table:table-cell table:formula="of:=[.C425]/([.H425]-[.H424])" office:value-type="float" office:value="104843.224786364" calcext:value-type="float">
            <text:p>104843.224786364</text:p>
          </table:table-cell>
          <table:table-cell table:formula="of:=[.G425]-[.$B425]" office:value-type="float" office:value="0.194257497787476" calcext:value-type="float">
            <text:p>0.194257497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3625.26101" calcext:value-type="float">
            <text:p>1443143625.26101</text:p>
          </table:table-cell>
          <table:table-cell office:value-type="float" office:value="4376" calcext:value-type="float">
            <text:p>4376</text:p>
          </table:table-cell>
          <table:table-cell table:formula="of:=[.B426]-[.$B$2]" office:value-type="float" office:value="45.2608308792114" calcext:value-type="float">
            <text:p>45.2608308792</text:p>
          </table:table-cell>
          <table:table-cell table:formula="of:=[.C426]/([.D426]-[.D425])" office:value-type="float" office:value="104647.754468587" calcext:value-type="float">
            <text:p>104647.754468587</text:p>
          </table:table-cell>
          <table:table-cell/>
          <table:table-cell office:value-type="float" office:value="1443143625.45528" calcext:value-type="float">
            <text:p>1443143625.45528</text:p>
          </table:table-cell>
          <table:table-cell table:formula="of:=[.G426]-[.$B$2]" office:value-type="float" office:value="45.4551033973694" calcext:value-type="float">
            <text:p>45.4551033974</text:p>
          </table:table-cell>
          <table:table-cell table:formula="of:=[.C426]/([.H426]-[.H425])" office:value-type="float" office:value="104610.178759105" calcext:value-type="float">
            <text:p>104610.178759105</text:p>
          </table:table-cell>
          <table:table-cell table:formula="of:=[.G426]-[.$B426]" office:value-type="float" office:value="0.194272518157959" calcext:value-type="float">
            <text:p>0.1942725182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3625.30282" calcext:value-type="float">
            <text:p>1443143625.30282</text:p>
          </table:table-cell>
          <table:table-cell office:value-type="float" office:value="4376" calcext:value-type="float">
            <text:p>4376</text:p>
          </table:table-cell>
          <table:table-cell table:formula="of:=[.B427]-[.$B$2]" office:value-type="float" office:value="45.3026406764984" calcext:value-type="float">
            <text:p>45.3026406765</text:p>
          </table:table-cell>
          <table:table-cell table:formula="of:=[.C427]/([.D427]-[.D426])" office:value-type="float" office:value="104664.463450101" calcext:value-type="float">
            <text:p>104664.463450101</text:p>
          </table:table-cell>
          <table:table-cell/>
          <table:table-cell office:value-type="float" office:value="1443143625.49715" calcext:value-type="float">
            <text:p>1443143625.49715</text:p>
          </table:table-cell>
          <table:table-cell table:formula="of:=[.G427]-[.$B$2]" office:value-type="float" office:value="45.4969730377197" calcext:value-type="float">
            <text:p>45.4969730377</text:p>
          </table:table-cell>
          <table:table-cell table:formula="of:=[.C427]/([.H427]-[.H426])" office:value-type="float" office:value="104514.869566208" calcext:value-type="float">
            <text:p>104514.869566208</text:p>
          </table:table-cell>
          <table:table-cell table:formula="of:=[.G427]-[.$B427]" office:value-type="float" office:value="0.194332361221313" calcext:value-type="float">
            <text:p>0.1943323612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3625.34462" calcext:value-type="float">
            <text:p>1443143625.34462</text:p>
          </table:table-cell>
          <table:table-cell office:value-type="float" office:value="4376" calcext:value-type="float">
            <text:p>4376</text:p>
          </table:table-cell>
          <table:table-cell table:formula="of:=[.B428]-[.$B$2]" office:value-type="float" office:value="45.3444397449493" calcext:value-type="float">
            <text:p>45.3444397449</text:p>
          </table:table-cell>
          <table:table-cell table:formula="of:=[.C428]/([.D428]-[.D427])" office:value-type="float" office:value="104691.328351909" calcext:value-type="float">
            <text:p>104691.328351909</text:p>
          </table:table-cell>
          <table:table-cell/>
          <table:table-cell office:value-type="float" office:value="1443143625.53896" calcext:value-type="float">
            <text:p>1443143625.53896</text:p>
          </table:table-cell>
          <table:table-cell table:formula="of:=[.G428]-[.$B$2]" office:value-type="float" office:value="45.538783788681" calcext:value-type="float">
            <text:p>45.5387837887</text:p>
          </table:table-cell>
          <table:table-cell table:formula="of:=[.C428]/([.H428]-[.H427])" office:value-type="float" office:value="104662.076126067" calcext:value-type="float">
            <text:p>104662.076126067</text:p>
          </table:table-cell>
          <table:table-cell table:formula="of:=[.G428]-[.$B428]" office:value-type="float" office:value="0.194344043731689" calcext:value-type="float">
            <text:p>0.1943440437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3625.38643" calcext:value-type="float">
            <text:p>1443143625.38643</text:p>
          </table:table-cell>
          <table:table-cell office:value-type="float" office:value="4376" calcext:value-type="float">
            <text:p>4376</text:p>
          </table:table-cell>
          <table:table-cell table:formula="of:=[.B429]-[.$B$2]" office:value-type="float" office:value="45.3862493038178" calcext:value-type="float">
            <text:p>45.3862493038</text:p>
          </table:table-cell>
          <table:table-cell table:formula="of:=[.C429]/([.D429]-[.D428])" office:value-type="float" office:value="104665.060298126" calcext:value-type="float">
            <text:p>104665.060298126</text:p>
          </table:table-cell>
          <table:table-cell/>
          <table:table-cell office:value-type="float" office:value="1443143625.58073" calcext:value-type="float">
            <text:p>1443143625.58073</text:p>
          </table:table-cell>
          <table:table-cell table:formula="of:=[.G429]-[.$B$2]" office:value-type="float" office:value="45.5805532932282" calcext:value-type="float">
            <text:p>45.5805532932</text:p>
          </table:table-cell>
          <table:table-cell table:formula="of:=[.C429]/([.H429]-[.H428])" office:value-type="float" office:value="104765.427491809" calcext:value-type="float">
            <text:p>104765.427491809</text:p>
          </table:table-cell>
          <table:table-cell table:formula="of:=[.G429]-[.$B429]" office:value-type="float" office:value="0.1943039894104" calcext:value-type="float">
            <text:p>0.194303989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3625.42823" calcext:value-type="float">
            <text:p>1443143625.42823</text:p>
          </table:table-cell>
          <table:table-cell office:value-type="float" office:value="4376" calcext:value-type="float">
            <text:p>4376</text:p>
          </table:table-cell>
          <table:table-cell table:formula="of:=[.B430]-[.$B$2]" office:value-type="float" office:value="45.4280507564545" calcext:value-type="float">
            <text:p>45.4280507565</text:p>
          </table:table-cell>
          <table:table-cell table:formula="of:=[.C430]/([.D430]-[.D429])" office:value-type="float" office:value="104685.357181968" calcext:value-type="float">
            <text:p>104685.357181968</text:p>
          </table:table-cell>
          <table:table-cell/>
          <table:table-cell office:value-type="float" office:value="1443143625.6226" calcext:value-type="float">
            <text:p>1443143625.6226</text:p>
          </table:table-cell>
          <table:table-cell table:formula="of:=[.G430]-[.$B$2]" office:value-type="float" office:value="45.6224255561829" calcext:value-type="float">
            <text:p>45.6224255562</text:p>
          </table:table-cell>
          <table:table-cell table:formula="of:=[.C430]/([.H430]-[.H429])" office:value-type="float" office:value="104508.323439146" calcext:value-type="float">
            <text:p>104508.323439146</text:p>
          </table:table-cell>
          <table:table-cell table:formula="of:=[.G430]-[.$B430]" office:value-type="float" office:value="0.194374799728394" calcext:value-type="float">
            <text:p>0.1943747997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3625.47002" calcext:value-type="float">
            <text:p>1443143625.47002</text:p>
          </table:table-cell>
          <table:table-cell office:value-type="float" office:value="4376" calcext:value-type="float">
            <text:p>4376</text:p>
          </table:table-cell>
          <table:table-cell table:formula="of:=[.B431]-[.$B$2]" office:value-type="float" office:value="45.469845533371" calcext:value-type="float">
            <text:p>45.4698455334</text:p>
          </table:table-cell>
          <table:table-cell table:formula="of:=[.C431]/([.D431]-[.D430])" office:value-type="float" office:value="104702.078174558" calcext:value-type="float">
            <text:p>104702.078174558</text:p>
          </table:table-cell>
          <table:table-cell/>
          <table:table-cell office:value-type="float" office:value="1443143625.66444" calcext:value-type="float">
            <text:p>1443143625.66444</text:p>
          </table:table-cell>
          <table:table-cell table:formula="of:=[.G431]-[.$B$2]" office:value-type="float" office:value="45.6642625331879" calcext:value-type="float">
            <text:p>45.6642625332</text:p>
          </table:table-cell>
          <table:table-cell table:formula="of:=[.C431]/([.H431]-[.H430])" office:value-type="float" office:value="104596.467366094" calcext:value-type="float">
            <text:p>104596.467366094</text:p>
          </table:table-cell>
          <table:table-cell table:formula="of:=[.G431]-[.$B431]" office:value-type="float" office:value="0.194416999816895" calcext:value-type="float">
            <text:p>0.1944169998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3625.51183" calcext:value-type="float">
            <text:p>1443143625.51183</text:p>
          </table:table-cell>
          <table:table-cell office:value-type="float" office:value="4376" calcext:value-type="float">
            <text:p>4376</text:p>
          </table:table-cell>
          <table:table-cell table:formula="of:=[.B432]-[.$B$2]" office:value-type="float" office:value="45.5116519927979" calcext:value-type="float">
            <text:p>45.5116519928</text:p>
          </table:table-cell>
          <table:table-cell table:formula="of:=[.C432]/([.D432]-[.D431])" office:value-type="float" office:value="104672.819941944" calcext:value-type="float">
            <text:p>104672.819941944</text:p>
          </table:table-cell>
          <table:table-cell/>
          <table:table-cell office:value-type="float" office:value="1443143625.70632" calcext:value-type="float">
            <text:p>1443143625.70632</text:p>
          </table:table-cell>
          <table:table-cell table:formula="of:=[.G432]-[.$B$2]" office:value-type="float" office:value="45.7061457633972" calcext:value-type="float">
            <text:p>45.7061457634</text:p>
          </table:table-cell>
          <table:table-cell table:formula="of:=[.C432]/([.H432]-[.H431])" office:value-type="float" office:value="104480.957608256" calcext:value-type="float">
            <text:p>104480.957608256</text:p>
          </table:table-cell>
          <table:table-cell table:formula="of:=[.G432]-[.$B432]" office:value-type="float" office:value="0.194493770599365" calcext:value-type="float">
            <text:p>0.1944937706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3625.55364" calcext:value-type="float">
            <text:p>1443143625.55364</text:p>
          </table:table-cell>
          <table:table-cell office:value-type="float" office:value="4376" calcext:value-type="float">
            <text:p>4376</text:p>
          </table:table-cell>
          <table:table-cell table:formula="of:=[.B433]-[.$B$2]" office:value-type="float" office:value="45.5534617900848" calcext:value-type="float">
            <text:p>45.5534617901</text:p>
          </table:table-cell>
          <table:table-cell table:formula="of:=[.C433]/([.D433]-[.D432])" office:value-type="float" office:value="104664.463450101" calcext:value-type="float">
            <text:p>104664.463450101</text:p>
          </table:table-cell>
          <table:table-cell/>
          <table:table-cell office:value-type="float" office:value="1443143625.74806" calcext:value-type="float">
            <text:p>1443143625.74806</text:p>
          </table:table-cell>
          <table:table-cell table:formula="of:=[.G433]-[.$B$2]" office:value-type="float" office:value="45.747878074646" calcext:value-type="float">
            <text:p>45.7478780746</text:p>
          </table:table-cell>
          <table:table-cell table:formula="of:=[.C433]/([.H433]-[.H432])" office:value-type="float" office:value="104858.79811241" calcext:value-type="float">
            <text:p>104858.79811241</text:p>
          </table:table-cell>
          <table:table-cell table:formula="of:=[.G433]-[.$B433]" office:value-type="float" office:value="0.194416284561157" calcext:value-type="float">
            <text:p>0.194416284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3625.59545" calcext:value-type="float">
            <text:p>1443143625.59545</text:p>
          </table:table-cell>
          <table:table-cell office:value-type="float" office:value="4376" calcext:value-type="float">
            <text:p>4376</text:p>
          </table:table-cell>
          <table:table-cell table:formula="of:=[.B434]-[.$B$2]" office:value-type="float" office:value="45.5952746868134" calcext:value-type="float">
            <text:p>45.5952746868</text:p>
          </table:table-cell>
          <table:table-cell table:formula="of:=[.C434]/([.D434]-[.D433])" office:value-type="float" office:value="104656.70504516" calcext:value-type="float">
            <text:p>104656.70504516</text:p>
          </table:table-cell>
          <table:table-cell/>
          <table:table-cell office:value-type="float" office:value="1443143625.78977" calcext:value-type="float">
            <text:p>1443143625.78977</text:p>
          </table:table-cell>
          <table:table-cell table:formula="of:=[.G434]-[.$B$2]" office:value-type="float" office:value="45.7895958423615" calcext:value-type="float">
            <text:p>45.7895958424</text:p>
          </table:table-cell>
          <table:table-cell table:formula="of:=[.C434]/([.H434]-[.H433])" office:value-type="float" office:value="104895.353697915" calcext:value-type="float">
            <text:p>104895.353697915</text:p>
          </table:table-cell>
          <table:table-cell table:formula="of:=[.G434]-[.$B434]" office:value-type="float" office:value="0.194321155548096" calcext:value-type="float">
            <text:p>0.1943211555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3625.63727" calcext:value-type="float">
            <text:p>1443143625.63727</text:p>
          </table:table-cell>
          <table:table-cell office:value-type="float" office:value="4376" calcext:value-type="float">
            <text:p>4376</text:p>
          </table:table-cell>
          <table:table-cell table:formula="of:=[.B435]-[.$B$2]" office:value-type="float" office:value="45.6370899677277" calcext:value-type="float">
            <text:p>45.6370899677</text:p>
          </table:table-cell>
          <table:table-cell table:formula="of:=[.C435]/([.D435]-[.D434])" office:value-type="float" office:value="104650.737824" calcext:value-type="float">
            <text:p>104650.737824</text:p>
          </table:table-cell>
          <table:table-cell/>
          <table:table-cell office:value-type="float" office:value="1443143625.83161" calcext:value-type="float">
            <text:p>1443143625.83161</text:p>
          </table:table-cell>
          <table:table-cell table:formula="of:=[.G435]-[.$B$2]" office:value-type="float" office:value="45.8314292430878" calcext:value-type="float">
            <text:p>45.8314292431</text:p>
          </table:table-cell>
          <table:table-cell table:formula="of:=[.C435]/([.H435]-[.H434])" office:value-type="float" office:value="104605.409171217" calcext:value-type="float">
            <text:p>104605.409171217</text:p>
          </table:table-cell>
          <table:table-cell table:formula="of:=[.G435]-[.$B435]" office:value-type="float" office:value="0.194339275360107" calcext:value-type="float">
            <text:p>0.1943392754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3625.67908" calcext:value-type="float">
            <text:p>1443143625.67908</text:p>
          </table:table-cell>
          <table:table-cell office:value-type="float" office:value="4376" calcext:value-type="float">
            <text:p>4376</text:p>
          </table:table-cell>
          <table:table-cell table:formula="of:=[.B436]-[.$B$2]" office:value-type="float" office:value="45.6789057254791" calcext:value-type="float">
            <text:p>45.6789057255</text:p>
          </table:table-cell>
          <table:table-cell table:formula="of:=[.C436]/([.D436]-[.D435])" office:value-type="float" office:value="104649.544461423" calcext:value-type="float">
            <text:p>104649.544461423</text:p>
          </table:table-cell>
          <table:table-cell/>
          <table:table-cell office:value-type="float" office:value="1443143625.87339" calcext:value-type="float">
            <text:p>1443143625.87339</text:p>
          </table:table-cell>
          <table:table-cell table:formula="of:=[.G436]-[.$B$2]" office:value-type="float" office:value="45.8732132911682" calcext:value-type="float">
            <text:p>45.8732132912</text:p>
          </table:table-cell>
          <table:table-cell table:formula="of:=[.C436]/([.H436]-[.H435])" office:value-type="float" office:value="104728.962391943" calcext:value-type="float">
            <text:p>104728.962391943</text:p>
          </table:table-cell>
          <table:table-cell table:formula="of:=[.G436]-[.$B436]" office:value-type="float" office:value="0.194307565689087" calcext:value-type="float">
            <text:p>0.1943075657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3625.72089" calcext:value-type="float">
            <text:p>1443143625.72089</text:p>
          </table:table-cell>
          <table:table-cell office:value-type="float" office:value="4376" calcext:value-type="float">
            <text:p>4376</text:p>
          </table:table-cell>
          <table:table-cell table:formula="of:=[.B437]-[.$B$2]" office:value-type="float" office:value="45.720715045929" calcext:value-type="float">
            <text:p>45.7207150459</text:p>
          </table:table-cell>
          <table:table-cell table:formula="of:=[.C437]/([.D437]-[.D436])" office:value-type="float" office:value="104665.657152959" calcext:value-type="float">
            <text:p>104665.657152959</text:p>
          </table:table-cell>
          <table:table-cell/>
          <table:table-cell office:value-type="float" office:value="1443143625.9152" calcext:value-type="float">
            <text:p>1443143625.9152</text:p>
          </table:table-cell>
          <table:table-cell table:formula="of:=[.G437]-[.$B$2]" office:value-type="float" office:value="45.9150173664093" calcext:value-type="float">
            <text:p>45.9150173664</text:p>
          </table:table-cell>
          <table:table-cell table:formula="of:=[.C437]/([.H437]-[.H436])" office:value-type="float" office:value="104678.789681702" calcext:value-type="float">
            <text:p>104678.789681702</text:p>
          </table:table-cell>
          <table:table-cell table:formula="of:=[.G437]-[.$B437]" office:value-type="float" office:value="0.194302320480347" calcext:value-type="float">
            <text:p>0.194302320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3625.7627" calcext:value-type="float">
            <text:p>1443143625.7627</text:p>
          </table:table-cell>
          <table:table-cell office:value-type="float" office:value="4376" calcext:value-type="float">
            <text:p>4376</text:p>
          </table:table-cell>
          <table:table-cell table:formula="of:=[.B438]-[.$B$2]" office:value-type="float" office:value="45.7625238895416" calcext:value-type="float">
            <text:p>45.7625238895</text:p>
          </table:table-cell>
          <table:table-cell table:formula="of:=[.C438]/([.D438]-[.D437])" office:value-type="float" office:value="104666.850883046" calcext:value-type="float">
            <text:p>104666.850883046</text:p>
          </table:table-cell>
          <table:table-cell/>
          <table:table-cell office:value-type="float" office:value="1443143625.95699" calcext:value-type="float">
            <text:p>1443143625.95699</text:p>
          </table:table-cell>
          <table:table-cell table:formula="of:=[.G438]-[.$B$2]" office:value-type="float" office:value="45.9568138122559" calcext:value-type="float">
            <text:p>45.9568138123</text:p>
          </table:table-cell>
          <table:table-cell table:formula="of:=[.C438]/([.H438]-[.H437])" office:value-type="float" office:value="104697.897425659" calcext:value-type="float">
            <text:p>104697.897425659</text:p>
          </table:table-cell>
          <table:table-cell table:formula="of:=[.G438]-[.$B438]" office:value-type="float" office:value="0.194289922714233" calcext:value-type="float">
            <text:p>0.1942899227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3625.80451" calcext:value-type="float">
            <text:p>1443143625.80451</text:p>
          </table:table-cell>
          <table:table-cell office:value-type="float" office:value="4376" calcext:value-type="float">
            <text:p>4376</text:p>
          </table:table-cell>
          <table:table-cell table:formula="of:=[.B439]-[.$B$2]" office:value-type="float" office:value="45.8043324947357" calcext:value-type="float">
            <text:p>45.8043324947</text:p>
          </table:table-cell>
          <table:table-cell table:formula="of:=[.C439]/([.D439]-[.D438])" office:value-type="float" office:value="104667.4477583" calcext:value-type="float">
            <text:p>104667.4477583</text:p>
          </table:table-cell>
          <table:table-cell/>
          <table:table-cell office:value-type="float" office:value="1443143625.99884" calcext:value-type="float">
            <text:p>1443143625.99884</text:p>
          </table:table-cell>
          <table:table-cell table:formula="of:=[.G439]-[.$B$2]" office:value-type="float" office:value="45.9986617565155" calcext:value-type="float">
            <text:p>45.9986617565</text:p>
          </table:table-cell>
          <table:table-cell table:formula="of:=[.C439]/([.H439]-[.H438])" office:value-type="float" office:value="104569.055360266" calcext:value-type="float">
            <text:p>104569.055360266</text:p>
          </table:table-cell>
          <table:table-cell table:formula="of:=[.G439]-[.$B439]" office:value-type="float" office:value="0.194329261779785" calcext:value-type="float">
            <text:p>0.194329261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3625.8463" calcext:value-type="float">
            <text:p>1443143625.8463</text:p>
          </table:table-cell>
          <table:table-cell office:value-type="float" office:value="4376" calcext:value-type="float">
            <text:p>4376</text:p>
          </table:table-cell>
          <table:table-cell table:formula="of:=[.B440]-[.$B$2]" office:value-type="float" office:value="45.8461229801178" calcext:value-type="float">
            <text:p>45.8461229801</text:p>
          </table:table-cell>
          <table:table-cell table:formula="of:=[.C440]/([.D440]-[.D439])" office:value-type="float" office:value="104712.830205041" calcext:value-type="float">
            <text:p>104712.830205041</text:p>
          </table:table-cell>
          <table:table-cell/>
          <table:table-cell office:value-type="float" office:value="1443143626.04058" calcext:value-type="float">
            <text:p>1443143626.04058</text:p>
          </table:table-cell>
          <table:table-cell table:formula="of:=[.G440]-[.$B$2]" office:value-type="float" office:value="46.0404009819031" calcext:value-type="float">
            <text:p>46.0404009819</text:p>
          </table:table-cell>
          <table:table-cell table:formula="of:=[.C440]/([.H440]-[.H439])" office:value-type="float" office:value="104841.42816179" calcext:value-type="float">
            <text:p>104841.42816179</text:p>
          </table:table-cell>
          <table:table-cell table:formula="of:=[.G440]-[.$B440]" office:value-type="float" office:value="0.194278001785278" calcext:value-type="float">
            <text:p>0.1942780018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3625.88813" calcext:value-type="float">
            <text:p>1443143625.88813</text:p>
          </table:table-cell>
          <table:table-cell office:value-type="float" office:value="4376" calcext:value-type="float">
            <text:p>4376</text:p>
          </table:table-cell>
          <table:table-cell table:formula="of:=[.B441]-[.$B$2]" office:value-type="float" office:value="45.8879473209381" calcext:value-type="float">
            <text:p>45.8879473209</text:p>
          </table:table-cell>
          <table:table-cell table:formula="of:=[.C441]/([.D441]-[.D440])" office:value-type="float" office:value="104628.068588107" calcext:value-type="float">
            <text:p>104628.068588107</text:p>
          </table:table-cell>
          <table:table-cell/>
          <table:table-cell office:value-type="float" office:value="1443143626.08243" calcext:value-type="float">
            <text:p>1443143626.08243</text:p>
          </table:table-cell>
          <table:table-cell table:formula="of:=[.G441]-[.$B$2]" office:value-type="float" office:value="46.0822472572327" calcext:value-type="float">
            <text:p>46.0822472572</text:p>
          </table:table-cell>
          <table:table-cell table:formula="of:=[.C441]/([.H441]-[.H440])" office:value-type="float" office:value="104573.225825566" calcext:value-type="float">
            <text:p>104573.225825566</text:p>
          </table:table-cell>
          <table:table-cell table:formula="of:=[.G441]-[.$B441]" office:value-type="float" office:value="0.194299936294556" calcext:value-type="float">
            <text:p>0.1942999363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3625.92994" calcext:value-type="float">
            <text:p>1443143625.92994</text:p>
          </table:table-cell>
          <table:table-cell office:value-type="float" office:value="4376" calcext:value-type="float">
            <text:p>4376</text:p>
          </table:table-cell>
          <table:table-cell table:formula="of:=[.B442]-[.$B$2]" office:value-type="float" office:value="45.9297580718994" calcext:value-type="float">
            <text:p>45.9297580719</text:p>
          </table:table-cell>
          <table:table-cell table:formula="of:=[.C442]/([.D442]-[.D441])" office:value-type="float" office:value="104662.076126067" calcext:value-type="float">
            <text:p>104662.076126067</text:p>
          </table:table-cell>
          <table:table-cell/>
          <table:table-cell office:value-type="float" office:value="1443143626.12428" calcext:value-type="float">
            <text:p>1443143626.12428</text:p>
          </table:table-cell>
          <table:table-cell table:formula="of:=[.G442]-[.$B$2]" office:value-type="float" office:value="46.124098777771" calcext:value-type="float">
            <text:p>46.1240987778</text:p>
          </table:table-cell>
          <table:table-cell table:formula="of:=[.C442]/([.H442]-[.H441])" office:value-type="float" office:value="104560.119768939" calcext:value-type="float">
            <text:p>104560.119768939</text:p>
          </table:table-cell>
          <table:table-cell table:formula="of:=[.G442]-[.$B442]" office:value-type="float" office:value="0.194340705871582" calcext:value-type="float">
            <text:p>0.1943407059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3625.97175" calcext:value-type="float">
            <text:p>1443143625.97175</text:p>
          </table:table-cell>
          <table:table-cell office:value-type="float" office:value="4376" calcext:value-type="float">
            <text:p>4376</text:p>
          </table:table-cell>
          <table:table-cell table:formula="of:=[.B443]-[.$B$2]" office:value-type="float" office:value="45.9715685844421" calcext:value-type="float">
            <text:p>45.9715685844</text:p>
          </table:table-cell>
          <table:table-cell table:formula="of:=[.C443]/([.D443]-[.D442])" office:value-type="float" office:value="104662.672946865" calcext:value-type="float">
            <text:p>104662.672946865</text:p>
          </table:table-cell>
          <table:table-cell/>
          <table:table-cell office:value-type="float" office:value="1443143626.1661" calcext:value-type="float">
            <text:p>1443143626.1661</text:p>
          </table:table-cell>
          <table:table-cell table:formula="of:=[.G443]-[.$B$2]" office:value-type="float" office:value="46.1659178733826" calcext:value-type="float">
            <text:p>46.1659178734</text:p>
          </table:table-cell>
          <table:table-cell table:formula="of:=[.C443]/([.H443]-[.H442])" office:value-type="float" office:value="104641.191685386" calcext:value-type="float">
            <text:p>104641.191685386</text:p>
          </table:table-cell>
          <table:table-cell table:formula="of:=[.G443]-[.$B443]" office:value-type="float" office:value="0.19434928894043" calcext:value-type="float">
            <text:p>0.1943492889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3626.01294" calcext:value-type="float">
            <text:p>1443143626.01294</text:p>
          </table:table-cell>
          <table:table-cell office:value-type="float" office:value="4376" calcext:value-type="float">
            <text:p>4376</text:p>
          </table:table-cell>
          <table:table-cell table:formula="of:=[.B444]-[.$B$2]" office:value-type="float" office:value="46.0127573013306" calcext:value-type="float">
            <text:p>46.0127573013</text:p>
          </table:table-cell>
          <table:table-cell table:formula="of:=[.C444]/([.D444]-[.D443])" office:value-type="float" office:value="106242.688060756" calcext:value-type="float">
            <text:p>106242.688060756</text:p>
          </table:table-cell>
          <table:table-cell/>
          <table:table-cell office:value-type="float" office:value="1443143626.20729" calcext:value-type="float">
            <text:p>1443143626.20729</text:p>
          </table:table-cell>
          <table:table-cell table:formula="of:=[.G444]-[.$B$2]" office:value-type="float" office:value="46.2071125507355" calcext:value-type="float">
            <text:p>46.2071125507</text:p>
          </table:table-cell>
          <table:table-cell table:formula="of:=[.C444]/([.H444]-[.H443])" office:value-type="float" office:value="106227.315789169" calcext:value-type="float">
            <text:p>106227.315789169</text:p>
          </table:table-cell>
          <table:table-cell table:formula="of:=[.G444]-[.$B444]" office:value-type="float" office:value="0.194355249404907" calcext:value-type="float">
            <text:p>0.194355249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3626.05288" calcext:value-type="float">
            <text:p>1443143626.05288</text:p>
          </table:table-cell>
          <table:table-cell office:value-type="float" office:value="4376" calcext:value-type="float">
            <text:p>4376</text:p>
          </table:table-cell>
          <table:table-cell table:formula="of:=[.B445]-[.$B$2]" office:value-type="float" office:value="46.0526971817017" calcext:value-type="float">
            <text:p>46.0526971817</text:p>
          </table:table-cell>
          <table:table-cell table:formula="of:=[.C445]/([.D445]-[.D444])" office:value-type="float" office:value="109564.674689589" calcext:value-type="float">
            <text:p>109564.674689589</text:p>
          </table:table-cell>
          <table:table-cell/>
          <table:table-cell office:value-type="float" office:value="1443143626.24721" calcext:value-type="float">
            <text:p>1443143626.24721</text:p>
          </table:table-cell>
          <table:table-cell table:formula="of:=[.G445]-[.$B$2]" office:value-type="float" office:value="46.2470355033875" calcext:value-type="float">
            <text:p>46.2470355034</text:p>
          </table:table-cell>
          <table:table-cell table:formula="of:=[.C445]/([.H445]-[.H444])" office:value-type="float" office:value="109611.131174268" calcext:value-type="float">
            <text:p>109611.131174268</text:p>
          </table:table-cell>
          <table:table-cell table:formula="of:=[.G445]-[.$B445]" office:value-type="float" office:value="0.194338321685791" calcext:value-type="float">
            <text:p>0.1943383217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3626.0928" calcext:value-type="float">
            <text:p>1443143626.0928</text:p>
          </table:table-cell>
          <table:table-cell office:value-type="float" office:value="4376" calcext:value-type="float">
            <text:p>4376</text:p>
          </table:table-cell>
          <table:table-cell table:formula="of:=[.B446]-[.$B$2]" office:value-type="float" office:value="46.0926187038422" calcext:value-type="float">
            <text:p>46.0926187038</text:p>
          </table:table-cell>
          <table:table-cell table:formula="of:=[.C446]/([.D446]-[.D445])" office:value-type="float" office:value="109615.058879738" calcext:value-type="float">
            <text:p>109615.058879738</text:p>
          </table:table-cell>
          <table:table-cell/>
          <table:table-cell office:value-type="float" office:value="1443143626.28718" calcext:value-type="float">
            <text:p>1443143626.28718</text:p>
          </table:table-cell>
          <table:table-cell table:formula="of:=[.G446]-[.$B$2]" office:value-type="float" office:value="46.2870008945465" calcext:value-type="float">
            <text:p>46.2870008945</text:p>
          </table:table-cell>
          <table:table-cell table:formula="of:=[.C446]/([.H446]-[.H445])" office:value-type="float" office:value="109494.73714855" calcext:value-type="float">
            <text:p>109494.73714855</text:p>
          </table:table-cell>
          <table:table-cell table:formula="of:=[.G446]-[.$B446]" office:value-type="float" office:value="0.194382190704346" calcext:value-type="float">
            <text:p>0.194382190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3626.13274" calcext:value-type="float">
            <text:p>1443143626.13274</text:p>
          </table:table-cell>
          <table:table-cell office:value-type="float" office:value="4376" calcext:value-type="float">
            <text:p>4376</text:p>
          </table:table-cell>
          <table:table-cell table:formula="of:=[.B447]-[.$B$2]" office:value-type="float" office:value="46.1325616836548" calcext:value-type="float">
            <text:p>46.1325616837</text:p>
          </table:table-cell>
          <table:table-cell table:formula="of:=[.C447]/([.D447]-[.D446])" office:value-type="float" office:value="109556.17283759" calcext:value-type="float">
            <text:p>109556.17283759</text:p>
          </table:table-cell>
          <table:table-cell/>
          <table:table-cell office:value-type="float" office:value="1443143626.32708" calcext:value-type="float">
            <text:p>1443143626.32708</text:p>
          </table:table-cell>
          <table:table-cell table:formula="of:=[.G447]-[.$B$2]" office:value-type="float" office:value="46.3269002437592" calcext:value-type="float">
            <text:p>46.3269002438</text:p>
          </table:table-cell>
          <table:table-cell table:formula="of:=[.C447]/([.H447]-[.H446])" office:value-type="float" office:value="109675.97432925" calcext:value-type="float">
            <text:p>109675.97432925</text:p>
          </table:table-cell>
          <table:table-cell table:formula="of:=[.G447]-[.$B447]" office:value-type="float" office:value="0.19433856010437" calcext:value-type="float">
            <text:p>0.194338560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3626.17265" calcext:value-type="float">
            <text:p>1443143626.17265</text:p>
          </table:table-cell>
          <table:table-cell office:value-type="float" office:value="4376" calcext:value-type="float">
            <text:p>4376</text:p>
          </table:table-cell>
          <table:table-cell table:formula="of:=[.B448]-[.$B$2]" office:value-type="float" office:value="46.1724662780762" calcext:value-type="float">
            <text:p>46.1724662781</text:p>
          </table:table-cell>
          <table:table-cell table:formula="of:=[.C448]/([.D448]-[.D447])" office:value-type="float" office:value="109661.558110078" calcext:value-type="float">
            <text:p>109661.558110078</text:p>
          </table:table-cell>
          <table:table-cell/>
          <table:table-cell office:value-type="float" office:value="1443143626.36722" calcext:value-type="float">
            <text:p>1443143626.36722</text:p>
          </table:table-cell>
          <table:table-cell table:formula="of:=[.G448]-[.$B$2]" office:value-type="float" office:value="46.3670449256897" calcext:value-type="float">
            <text:p>46.3670449257</text:p>
          </table:table-cell>
          <table:table-cell table:formula="of:=[.C448]/([.H448]-[.H447])" office:value-type="float" office:value="109005.721045974" calcext:value-type="float">
            <text:p>109005.721045974</text:p>
          </table:table-cell>
          <table:table-cell table:formula="of:=[.G448]-[.$B448]" office:value-type="float" office:value="0.194578647613525" calcext:value-type="float">
            <text:p>0.1945786476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3626.21257" calcext:value-type="float">
            <text:p>1443143626.21257</text:p>
          </table:table-cell>
          <table:table-cell office:value-type="float" office:value="4376" calcext:value-type="float">
            <text:p>4376</text:p>
          </table:table-cell>
          <table:table-cell table:formula="of:=[.B449]-[.$B$2]" office:value-type="float" office:value="46.2123930454254" calcext:value-type="float">
            <text:p>46.2123930454</text:p>
          </table:table-cell>
          <table:table-cell table:formula="of:=[.C449]/([.D449]-[.D448])" office:value-type="float" office:value="109600.658668976" calcext:value-type="float">
            <text:p>109600.658668976</text:p>
          </table:table-cell>
          <table:table-cell/>
          <table:table-cell office:value-type="float" office:value="1443143626.40691" calcext:value-type="float">
            <text:p>1443143626.40691</text:p>
          </table:table-cell>
          <table:table-cell table:formula="of:=[.G449]-[.$B$2]" office:value-type="float" office:value="46.4067327976227" calcext:value-type="float">
            <text:p>46.4067327976</text:p>
          </table:table-cell>
          <table:table-cell table:formula="of:=[.C449]/([.H449]-[.H448])" office:value-type="float" office:value="110260.384013264" calcext:value-type="float">
            <text:p>110260.384013264</text:p>
          </table:table-cell>
          <table:table-cell table:formula="of:=[.G449]-[.$B449]" office:value-type="float" office:value="0.194339752197266" calcext:value-type="float">
            <text:p>0.1943397522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3626.25248" calcext:value-type="float">
            <text:p>1443143626.25248</text:p>
          </table:table-cell>
          <table:table-cell office:value-type="float" office:value="4376" calcext:value-type="float">
            <text:p>4376</text:p>
          </table:table-cell>
          <table:table-cell table:formula="of:=[.B450]-[.$B$2]" office:value-type="float" office:value="46.2523059844971" calcext:value-type="float">
            <text:p>46.2523059845</text:p>
          </table:table-cell>
          <table:table-cell table:formula="of:=[.C450]/([.D450]-[.D449])" office:value-type="float" office:value="109638.631024987" calcext:value-type="float">
            <text:p>109638.631024987</text:p>
          </table:table-cell>
          <table:table-cell/>
          <table:table-cell office:value-type="float" office:value="1443143626.44683" calcext:value-type="float">
            <text:p>1443143626.44683</text:p>
          </table:table-cell>
          <table:table-cell table:formula="of:=[.G450]-[.$B$2]" office:value-type="float" office:value="46.4466478824616" calcext:value-type="float">
            <text:p>46.4466478825</text:p>
          </table:table-cell>
          <table:table-cell table:formula="of:=[.C450]/([.H450]-[.H449])" office:value-type="float" office:value="109632.737038276" calcext:value-type="float">
            <text:p>109632.737038276</text:p>
          </table:table-cell>
          <table:table-cell table:formula="of:=[.G450]-[.$B450]" office:value-type="float" office:value="0.194341897964478" calcext:value-type="float">
            <text:p>0.194341898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3626.2924" calcext:value-type="float">
            <text:p>1443143626.2924</text:p>
          </table:table-cell>
          <table:table-cell office:value-type="float" office:value="4376" calcext:value-type="float">
            <text:p>4376</text:p>
          </table:table-cell>
          <table:table-cell table:formula="of:=[.B451]-[.$B$2]" office:value-type="float" office:value="46.292218208313" calcext:value-type="float">
            <text:p>46.2922182083</text:p>
          </table:table-cell>
          <table:table-cell table:formula="of:=[.C451]/([.D451]-[.D450])" office:value-type="float" office:value="109640.595828057" calcext:value-type="float">
            <text:p>109640.595828057</text:p>
          </table:table-cell>
          <table:table-cell/>
          <table:table-cell office:value-type="float" office:value="1443143626.48678" calcext:value-type="float">
            <text:p>1443143626.48678</text:p>
          </table:table-cell>
          <table:table-cell table:formula="of:=[.G451]-[.$B$2]" office:value-type="float" office:value="46.486599445343" calcext:value-type="float">
            <text:p>46.4865994453</text:p>
          </table:table-cell>
          <table:table-cell table:formula="of:=[.C451]/([.H451]-[.H450])" office:value-type="float" office:value="109532.636131981" calcext:value-type="float">
            <text:p>109532.636131981</text:p>
          </table:table-cell>
          <table:table-cell table:formula="of:=[.G451]-[.$B451]" office:value-type="float" office:value="0.194381237030029" calcext:value-type="float">
            <text:p>0.194381237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3626.33231" calcext:value-type="float">
            <text:p>1443143626.33231</text:p>
          </table:table-cell>
          <table:table-cell office:value-type="float" office:value="4376" calcext:value-type="float">
            <text:p>4376</text:p>
          </table:table-cell>
          <table:table-cell table:formula="of:=[.B452]-[.$B$2]" office:value-type="float" office:value="46.3321332931519" calcext:value-type="float">
            <text:p>46.3321332932</text:p>
          </table:table-cell>
          <table:table-cell table:formula="of:=[.C452]/([.D452]-[.D451])" office:value-type="float" office:value="109632.737038276" calcext:value-type="float">
            <text:p>109632.737038276</text:p>
          </table:table-cell>
          <table:table-cell/>
          <table:table-cell office:value-type="float" office:value="1443143626.52668" calcext:value-type="float">
            <text:p>1443143626.52668</text:p>
          </table:table-cell>
          <table:table-cell table:formula="of:=[.G452]-[.$B$2]" office:value-type="float" office:value="46.52650141716" calcext:value-type="float">
            <text:p>46.5265014172</text:p>
          </table:table-cell>
          <table:table-cell table:formula="of:=[.C452]/([.H452]-[.H451])" office:value-type="float" office:value="109668.765745903" calcext:value-type="float">
            <text:p>109668.765745903</text:p>
          </table:table-cell>
          <table:table-cell table:formula="of:=[.G452]-[.$B452]" office:value-type="float" office:value="0.194368124008179" calcext:value-type="float">
            <text:p>0.194368124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3626.37223" calcext:value-type="float">
            <text:p>1443143626.37223</text:p>
          </table:table-cell>
          <table:table-cell office:value-type="float" office:value="4376" calcext:value-type="float">
            <text:p>4376</text:p>
          </table:table-cell>
          <table:table-cell table:formula="of:=[.B453]-[.$B$2]" office:value-type="float" office:value="46.3720479011536" calcext:value-type="float">
            <text:p>46.3720479012</text:p>
          </table:table-cell>
          <table:table-cell table:formula="of:=[.C453]/([.D453]-[.D452])" office:value-type="float" office:value="109634.046758336" calcext:value-type="float">
            <text:p>109634.046758336</text:p>
          </table:table-cell>
          <table:table-cell/>
          <table:table-cell office:value-type="float" office:value="1443143626.56661" calcext:value-type="float">
            <text:p>1443143626.56661</text:p>
          </table:table-cell>
          <table:table-cell table:formula="of:=[.G453]-[.$B$2]" office:value-type="float" office:value="46.5664336681366" calcext:value-type="float">
            <text:p>46.5664336681</text:p>
          </table:table-cell>
          <table:table-cell table:formula="of:=[.C453]/([.H453]-[.H452])" office:value-type="float" office:value="109585.607948032" calcext:value-type="float">
            <text:p>109585.607948032</text:p>
          </table:table-cell>
          <table:table-cell table:formula="of:=[.G453]-[.$B453]" office:value-type="float" office:value="0.194385766983032" calcext:value-type="float">
            <text:p>0.194385767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3626.41214" calcext:value-type="float">
            <text:p>1443143626.41214</text:p>
          </table:table-cell>
          <table:table-cell office:value-type="float" office:value="4376" calcext:value-type="float">
            <text:p>4376</text:p>
          </table:table-cell>
          <table:table-cell table:formula="of:=[.B454]-[.$B$2]" office:value-type="float" office:value="46.4119610786438" calcext:value-type="float">
            <text:p>46.4119610786</text:p>
          </table:table-cell>
          <table:table-cell table:formula="of:=[.C454]/([.D454]-[.D453])" office:value-type="float" office:value="109637.976106279" calcext:value-type="float">
            <text:p>109637.976106279</text:p>
          </table:table-cell>
          <table:table-cell/>
          <table:table-cell office:value-type="float" office:value="1443143626.60653" calcext:value-type="float">
            <text:p>1443143626.60653</text:p>
          </table:table-cell>
          <table:table-cell table:formula="of:=[.G454]-[.$B$2]" office:value-type="float" office:value="46.6063513755798" calcext:value-type="float">
            <text:p>46.6063513756</text:p>
          </table:table-cell>
          <table:table-cell table:formula="of:=[.C454]/([.H454]-[.H453])" office:value-type="float" office:value="109625.534137266" calcext:value-type="float">
            <text:p>109625.534137266</text:p>
          </table:table-cell>
          <table:table-cell table:formula="of:=[.G454]-[.$B454]" office:value-type="float" office:value="0.194390296936035" calcext:value-type="float">
            <text:p>0.1943902969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3626.45205" calcext:value-type="float">
            <text:p>1443143626.45205</text:p>
          </table:table-cell>
          <table:table-cell office:value-type="float" office:value="4376" calcext:value-type="float">
            <text:p>4376</text:p>
          </table:table-cell>
          <table:table-cell table:formula="of:=[.B455]-[.$B$2]" office:value-type="float" office:value="46.4518744945526" calcext:value-type="float">
            <text:p>46.4518744946</text:p>
          </table:table-cell>
          <table:table-cell table:formula="of:=[.C455]/([.D455]-[.D454])" office:value-type="float" office:value="109637.321195396" calcext:value-type="float">
            <text:p>109637.321195396</text:p>
          </table:table-cell>
          <table:table-cell/>
          <table:table-cell office:value-type="float" office:value="1443143626.64645" calcext:value-type="float">
            <text:p>1443143626.64645</text:p>
          </table:table-cell>
          <table:table-cell table:formula="of:=[.G455]-[.$B$2]" office:value-type="float" office:value="46.6462745666504" calcext:value-type="float">
            <text:p>46.6462745667</text:p>
          </table:table-cell>
          <table:table-cell table:formula="of:=[.C455]/([.H455]-[.H454])" office:value-type="float" office:value="109610.476584055" calcext:value-type="float">
            <text:p>109610.476584055</text:p>
          </table:table-cell>
          <table:table-cell table:formula="of:=[.G455]-[.$B455]" office:value-type="float" office:value="0.194400072097778" calcext:value-type="float">
            <text:p>0.1944000721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3626.49197" calcext:value-type="float">
            <text:p>1443143626.49197</text:p>
          </table:table-cell>
          <table:table-cell office:value-type="float" office:value="4376" calcext:value-type="float">
            <text:p>4376</text:p>
          </table:table-cell>
          <table:table-cell table:formula="of:=[.B456]-[.$B$2]" office:value-type="float" office:value="46.4917905330658" calcext:value-type="float">
            <text:p>46.4917905331</text:p>
          </table:table-cell>
          <table:table-cell table:formula="of:=[.C456]/([.D456]-[.D455])" office:value-type="float" office:value="109630.117692032" calcext:value-type="float">
            <text:p>109630.117692032</text:p>
          </table:table-cell>
          <table:table-cell/>
          <table:table-cell office:value-type="float" office:value="1443143626.68631" calcext:value-type="float">
            <text:p>1443143626.68631</text:p>
          </table:table-cell>
          <table:table-cell table:formula="of:=[.G456]-[.$B$2]" office:value-type="float" office:value="46.6861321926117" calcext:value-type="float">
            <text:p>46.6861321926</text:p>
          </table:table-cell>
          <table:table-cell table:formula="of:=[.C456]/([.H456]-[.H455])" office:value-type="float" office:value="109790.783933004" calcext:value-type="float">
            <text:p>109790.783933004</text:p>
          </table:table-cell>
          <table:table-cell table:formula="of:=[.G456]-[.$B456]" office:value-type="float" office:value="0.194341659545898" calcext:value-type="float">
            <text:p>0.1943416595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3626.53188" calcext:value-type="float">
            <text:p>1443143626.53188</text:p>
          </table:table-cell>
          <table:table-cell office:value-type="float" office:value="4376" calcext:value-type="float">
            <text:p>4376</text:p>
          </table:table-cell>
          <table:table-cell table:formula="of:=[.B457]-[.$B$2]" office:value-type="float" office:value="46.5317003726959" calcext:value-type="float">
            <text:p>46.5317003727</text:p>
          </table:table-cell>
          <table:table-cell table:formula="of:=[.C457]/([.D457]-[.D456])" office:value-type="float" office:value="109647.145680251" calcext:value-type="float">
            <text:p>109647.145680251</text:p>
          </table:table-cell>
          <table:table-cell/>
          <table:table-cell office:value-type="float" office:value="1443143626.72627" calcext:value-type="float">
            <text:p>1443143626.72627</text:p>
          </table:table-cell>
          <table:table-cell table:formula="of:=[.G457]-[.$B$2]" office:value-type="float" office:value="46.7260899543762" calcext:value-type="float">
            <text:p>46.7260899544</text:p>
          </table:table-cell>
          <table:table-cell table:formula="of:=[.C457]/([.H457]-[.H456])" office:value-type="float" office:value="109515.643688654" calcext:value-type="float">
            <text:p>109515.643688654</text:p>
          </table:table-cell>
          <table:table-cell table:formula="of:=[.G457]-[.$B457]" office:value-type="float" office:value="0.194389581680298" calcext:value-type="float">
            <text:p>0.1943895817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3626.57179" calcext:value-type="float">
            <text:p>1443143626.57179</text:p>
          </table:table-cell>
          <table:table-cell office:value-type="float" office:value="4376" calcext:value-type="float">
            <text:p>4376</text:p>
          </table:table-cell>
          <table:table-cell table:formula="of:=[.B458]-[.$B$2]" office:value-type="float" office:value="46.5716149806976" calcext:value-type="float">
            <text:p>46.5716149807</text:p>
          </table:table-cell>
          <table:table-cell table:formula="of:=[.C458]/([.D458]-[.D457])" office:value-type="float" office:value="109634.046758336" calcext:value-type="float">
            <text:p>109634.046758336</text:p>
          </table:table-cell>
          <table:table-cell/>
          <table:table-cell office:value-type="float" office:value="1443143626.76616" calcext:value-type="float">
            <text:p>1443143626.76616</text:p>
          </table:table-cell>
          <table:table-cell table:formula="of:=[.G458]-[.$B$2]" office:value-type="float" office:value="46.7659816741943" calcext:value-type="float">
            <text:p>46.7659816742</text:p>
          </table:table-cell>
          <table:table-cell table:formula="of:=[.C458]/([.H458]-[.H457])" office:value-type="float" office:value="109696.950142842" calcext:value-type="float">
            <text:p>109696.950142842</text:p>
          </table:table-cell>
          <table:table-cell table:formula="of:=[.G458]-[.$B458]" office:value-type="float" office:value="0.194366693496704" calcext:value-type="float">
            <text:p>0.1943666935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3626.61171" calcext:value-type="float">
            <text:p>1443143626.61171</text:p>
          </table:table-cell>
          <table:table-cell office:value-type="float" office:value="4376" calcext:value-type="float">
            <text:p>4376</text:p>
          </table:table-cell>
          <table:table-cell table:formula="of:=[.B459]-[.$B$2]" office:value-type="float" office:value="46.6115279197693" calcext:value-type="float">
            <text:p>46.6115279198</text:p>
          </table:table-cell>
          <table:table-cell table:formula="of:=[.C459]/([.D459]-[.D458])" office:value-type="float" office:value="109638.631024987" calcext:value-type="float">
            <text:p>109638.631024987</text:p>
          </table:table-cell>
          <table:table-cell/>
          <table:table-cell office:value-type="float" office:value="1443143626.80607" calcext:value-type="float">
            <text:p>1443143626.80607</text:p>
          </table:table-cell>
          <table:table-cell table:formula="of:=[.G459]-[.$B$2]" office:value-type="float" office:value="46.8058924674988" calcext:value-type="float">
            <text:p>46.8058924675</text:p>
          </table:table-cell>
          <table:table-cell table:formula="of:=[.C459]/([.H459]-[.H458])" office:value-type="float" office:value="109644.525645468" calcext:value-type="float">
            <text:p>109644.525645468</text:p>
          </table:table-cell>
          <table:table-cell table:formula="of:=[.G459]-[.$B459]" office:value-type="float" office:value="0.194364547729492" calcext:value-type="float">
            <text:p>0.1943645477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3626.65162" calcext:value-type="float">
            <text:p>1443143626.65162</text:p>
          </table:table-cell>
          <table:table-cell office:value-type="float" office:value="4376" calcext:value-type="float">
            <text:p>4376</text:p>
          </table:table-cell>
          <table:table-cell table:formula="of:=[.B460]-[.$B$2]" office:value-type="float" office:value="46.6514420509338" calcext:value-type="float">
            <text:p>46.6514420509</text:p>
          </table:table-cell>
          <table:table-cell table:formula="of:=[.C460]/([.D460]-[.D459])" office:value-type="float" office:value="109635.356509689" calcext:value-type="float">
            <text:p>109635.356509689</text:p>
          </table:table-cell>
          <table:table-cell/>
          <table:table-cell office:value-type="float" office:value="1443143626.84599" calcext:value-type="float">
            <text:p>1443143626.84599</text:p>
          </table:table-cell>
          <table:table-cell table:formula="of:=[.G460]-[.$B$2]" office:value-type="float" office:value="46.8458123207092" calcext:value-type="float">
            <text:p>46.8458123207</text:p>
          </table:table-cell>
          <table:table-cell table:formula="of:=[.C460]/([.H460]-[.H459])" office:value-type="float" office:value="109619.641558566" calcext:value-type="float">
            <text:p>109619.641558566</text:p>
          </table:table-cell>
          <table:table-cell table:formula="of:=[.G460]-[.$B460]" office:value-type="float" office:value="0.194370269775391" calcext:value-type="float">
            <text:p>0.1943702698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3626.69154" calcext:value-type="float">
            <text:p>1443143626.69154</text:p>
          </table:table-cell>
          <table:table-cell office:value-type="float" office:value="4376" calcext:value-type="float">
            <text:p>4376</text:p>
          </table:table-cell>
          <table:table-cell table:formula="of:=[.B461]-[.$B$2]" office:value-type="float" office:value="46.6913561820984" calcext:value-type="float">
            <text:p>46.6913561821</text:p>
          </table:table-cell>
          <table:table-cell table:formula="of:=[.C461]/([.D461]-[.D460])" office:value-type="float" office:value="109635.356509689" calcext:value-type="float">
            <text:p>109635.356509689</text:p>
          </table:table-cell>
          <table:table-cell/>
          <table:table-cell office:value-type="float" office:value="1443143626.88598" calcext:value-type="float">
            <text:p>1443143626.88598</text:p>
          </table:table-cell>
          <table:table-cell table:formula="of:=[.G461]-[.$B$2]" office:value-type="float" office:value="46.8858025074005" calcext:value-type="float">
            <text:p>46.8858025074</text:p>
          </table:table-cell>
          <table:table-cell table:formula="of:=[.C461]/([.H461]-[.H460])" office:value-type="float" office:value="109426.845985536" calcext:value-type="float">
            <text:p>109426.845985536</text:p>
          </table:table-cell>
          <table:table-cell table:formula="of:=[.G461]-[.$B461]" office:value-type="float" office:value="0.194446325302124" calcext:value-type="float">
            <text:p>0.1944463253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3626.73145" calcext:value-type="float">
            <text:p>1443143626.73145</text:p>
          </table:table-cell>
          <table:table-cell office:value-type="float" office:value="4376" calcext:value-type="float">
            <text:p>4376</text:p>
          </table:table-cell>
          <table:table-cell table:formula="of:=[.B462]-[.$B$2]" office:value-type="float" office:value="46.7312700748444" calcext:value-type="float">
            <text:p>46.7312700748</text:p>
          </table:table-cell>
          <table:table-cell table:formula="of:=[.C462]/([.D462]-[.D461])" office:value-type="float" office:value="109636.011397101" calcext:value-type="float">
            <text:p>109636.011397101</text:p>
          </table:table-cell>
          <table:table-cell/>
          <table:table-cell office:value-type="float" office:value="1443143626.92578" calcext:value-type="float">
            <text:p>1443143626.92578</text:p>
          </table:table-cell>
          <table:table-cell table:formula="of:=[.G462]-[.$B$2]" office:value-type="float" office:value="46.92560505867" calcext:value-type="float">
            <text:p>46.9256050587</text:p>
          </table:table-cell>
          <table:table-cell table:formula="of:=[.C462]/([.H462]-[.H461])" office:value-type="float" office:value="109942.701169254" calcext:value-type="float">
            <text:p>109942.701169254</text:p>
          </table:table-cell>
          <table:table-cell table:formula="of:=[.G462]-[.$B462]" office:value-type="float" office:value="0.194334983825684" calcext:value-type="float">
            <text:p>0.194334983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3626.77137" calcext:value-type="float">
            <text:p>1443143626.77137</text:p>
          </table:table-cell>
          <table:table-cell office:value-type="float" office:value="4376" calcext:value-type="float">
            <text:p>4376</text:p>
          </table:table-cell>
          <table:table-cell table:formula="of:=[.B463]-[.$B$2]" office:value-type="float" office:value="46.7711911201477" calcext:value-type="float">
            <text:p>46.7711911201</text:p>
          </table:table-cell>
          <table:table-cell table:formula="of:=[.C463]/([.D463]-[.D462])" office:value-type="float" office:value="109616.368177448" calcext:value-type="float">
            <text:p>109616.368177448</text:p>
          </table:table-cell>
          <table:table-cell/>
          <table:table-cell office:value-type="float" office:value="1443143626.96567" calcext:value-type="float">
            <text:p>1443143626.96567</text:p>
          </table:table-cell>
          <table:table-cell table:formula="of:=[.G463]-[.$B$2]" office:value-type="float" office:value="46.9654867649078" calcext:value-type="float">
            <text:p>46.9654867649</text:p>
          </table:table-cell>
          <table:table-cell table:formula="of:=[.C463]/([.H463]-[.H462])" office:value-type="float" office:value="109724.493077309" calcext:value-type="float">
            <text:p>109724.493077309</text:p>
          </table:table-cell>
          <table:table-cell table:formula="of:=[.G463]-[.$B463]" office:value-type="float" office:value="0.194295644760132" calcext:value-type="float">
            <text:p>0.1942956448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3626.8113" calcext:value-type="float">
            <text:p>1443143626.8113</text:p>
          </table:table-cell>
          <table:table-cell office:value-type="float" office:value="4376" calcext:value-type="float">
            <text:p>4376</text:p>
          </table:table-cell>
          <table:table-cell table:formula="of:=[.B464]-[.$B$2]" office:value-type="float" office:value="46.8111188411713" calcext:value-type="float">
            <text:p>46.8111188412</text:p>
          </table:table-cell>
          <table:table-cell table:formula="of:=[.C464]/([.D464]-[.D463])" office:value-type="float" office:value="109598.040855322" calcext:value-type="float">
            <text:p>109598.040855322</text:p>
          </table:table-cell>
          <table:table-cell/>
          <table:table-cell office:value-type="float" office:value="1443143627.00564" calcext:value-type="float">
            <text:p>1443143627.00564</text:p>
          </table:table-cell>
          <table:table-cell table:formula="of:=[.G464]-[.$B$2]" office:value-type="float" office:value="47.0054566860199" calcext:value-type="float">
            <text:p>47.005456686</text:p>
          </table:table-cell>
          <table:table-cell table:formula="of:=[.C464]/([.H464]-[.H463])" office:value-type="float" office:value="109482.327666631" calcext:value-type="float">
            <text:p>109482.327666631</text:p>
          </table:table-cell>
          <table:table-cell table:formula="of:=[.G464]-[.$B464]" office:value-type="float" office:value="0.194337844848633" calcext:value-type="float">
            <text:p>0.1943378448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3626.85121" calcext:value-type="float">
            <text:p>1443143626.85121</text:p>
          </table:table-cell>
          <table:table-cell office:value-type="float" office:value="4376" calcext:value-type="float">
            <text:p>4376</text:p>
          </table:table-cell>
          <table:table-cell table:formula="of:=[.B465]-[.$B$2]" office:value-type="float" office:value="46.851033449173" calcext:value-type="float">
            <text:p>46.8510334492</text:p>
          </table:table-cell>
          <table:table-cell table:formula="of:=[.C465]/([.D465]-[.D464])" office:value-type="float" office:value="109634.046758336" calcext:value-type="float">
            <text:p>109634.046758336</text:p>
          </table:table-cell>
          <table:table-cell/>
          <table:table-cell office:value-type="float" office:value="1443143630.01843" calcext:value-type="float">
            <text:p>1443143630.01843</text:p>
          </table:table-cell>
          <table:table-cell table:formula="of:=[.G465]-[.$B$2]" office:value-type="float" office:value="50.0182514190674" calcext:value-type="float">
            <text:p>50.0182514191</text:p>
          </table:table-cell>
          <table:table-cell table:formula="of:=[.C465]/([.H465]-[.H464])" office:value-type="float" office:value="1452.47200282165" calcext:value-type="float">
            <text:p>1452.4720028217</text:p>
          </table:table-cell>
          <table:table-cell table:formula="of:=[.G465]-[.$B465]" office:value-type="float" office:value="3.16721796989441" calcext:value-type="float">
            <text:p>3.1672179699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3626.89115" calcext:value-type="float">
            <text:p>1443143626.89115</text:p>
          </table:table-cell>
          <table:table-cell office:value-type="float" office:value="4376" calcext:value-type="float">
            <text:p>4376</text:p>
          </table:table-cell>
          <table:table-cell table:formula="of:=[.B466]-[.$B$2]" office:value-type="float" office:value="46.8909687995911" calcext:value-type="float">
            <text:p>46.8909687996</text:p>
          </table:table-cell>
          <table:table-cell table:formula="of:=[.C466]/([.D466]-[.D465])" office:value-type="float" office:value="109577.102847147" calcext:value-type="float">
            <text:p>109577.102847147</text:p>
          </table:table-cell>
          <table:table-cell/>
          <table:table-cell office:value-type="float" office:value="1443143630.99423" calcext:value-type="float">
            <text:p>1443143630.99423</text:p>
          </table:table-cell>
          <table:table-cell table:formula="of:=[.G466]-[.$B$2]" office:value-type="float" office:value="50.9940545558929" calcext:value-type="float">
            <text:p>50.9940545559</text:p>
          </table:table-cell>
          <table:table-cell table:formula="of:=[.C466]/([.H466]-[.H465])" office:value-type="float" office:value="4484.51110152792" calcext:value-type="float">
            <text:p>4484.5111015279</text:p>
          </table:table-cell>
          <table:table-cell table:formula="of:=[.G466]-[.$B466]" office:value-type="float" office:value="4.10308575630188" calcext:value-type="float">
            <text:p>4.103085756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3626.93106" calcext:value-type="float">
            <text:p>1443143626.93106</text:p>
          </table:table-cell>
          <table:table-cell office:value-type="float" office:value="4376" calcext:value-type="float">
            <text:p>4376</text:p>
          </table:table-cell>
          <table:table-cell table:formula="of:=[.B467]-[.$B$2]" office:value-type="float" office:value="46.9308829307556" calcext:value-type="float">
            <text:p>46.9308829308</text:p>
          </table:table-cell>
          <table:table-cell table:formula="of:=[.C467]/([.D467]-[.D466])" office:value-type="float" office:value="109635.356509689" calcext:value-type="float">
            <text:p>109635.356509689</text:p>
          </table:table-cell>
          <table:table-cell/>
          <table:table-cell office:value-type="float" office:value="1443143631.01221" calcext:value-type="float">
            <text:p>1443143631.01221</text:p>
          </table:table-cell>
          <table:table-cell table:formula="of:=[.G467]-[.$B$2]" office:value-type="float" office:value="51.0120327472687" calcext:value-type="float">
            <text:p>51.0120327473</text:p>
          </table:table-cell>
          <table:table-cell table:formula="of:=[.C467]/([.H467]-[.H466])" office:value-type="float" office:value="243406.019467947" calcext:value-type="float">
            <text:p>243406.019467947</text:p>
          </table:table-cell>
          <table:table-cell table:formula="of:=[.G467]-[.$B467]" office:value-type="float" office:value="4.08114981651306" calcext:value-type="float">
            <text:p>4.0811498165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3626.97098" calcext:value-type="float">
            <text:p>1443143626.97098</text:p>
          </table:table-cell>
          <table:table-cell office:value-type="float" office:value="4376" calcext:value-type="float">
            <text:p>4376</text:p>
          </table:table-cell>
          <table:table-cell table:formula="of:=[.B468]-[.$B$2]" office:value-type="float" office:value="46.9707961082459" calcext:value-type="float">
            <text:p>46.9707961082</text:p>
          </table:table-cell>
          <table:table-cell table:formula="of:=[.C468]/([.D468]-[.D467])" office:value-type="float" office:value="109637.976106279" calcext:value-type="float">
            <text:p>109637.976106279</text:p>
          </table:table-cell>
          <table:table-cell/>
          <table:table-cell office:value-type="float" office:value="1443143631.03" calcext:value-type="float">
            <text:p>1443143631.03</text:p>
          </table:table-cell>
          <table:table-cell table:formula="of:=[.G468]-[.$B$2]" office:value-type="float" office:value="51.0298256874084" calcext:value-type="float">
            <text:p>51.0298256874</text:p>
          </table:table-cell>
          <table:table-cell table:formula="of:=[.C468]/([.H468]-[.H467])" office:value-type="float" office:value="245940.241782685" calcext:value-type="float">
            <text:p>245940.241782685</text:p>
          </table:table-cell>
          <table:table-cell table:formula="of:=[.G468]-[.$B468]" office:value-type="float" office:value="4.0590295791626" calcext:value-type="float">
            <text:p>4.0590295792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3640.0149" calcext:value-type="float">
            <text:p>1443143640.0149</text:p>
          </table:table-cell>
          <table:table-cell office:value-type="float" office:value="4376" calcext:value-type="float">
            <text:p>4376</text:p>
          </table:table-cell>
          <table:table-cell table:formula="of:=[.B469]-[.$B$2]" office:value-type="float" office:value="60.0147259235382" calcext:value-type="float">
            <text:p>60.0147259235</text:p>
          </table:table-cell>
          <table:table-cell table:formula="of:=[.C469]/([.D469]-[.D468])" office:value-type="float" office:value="335.481719233853" calcext:value-type="float">
            <text:p>335.4817192339</text:p>
          </table:table-cell>
          <table:table-cell/>
          <table:table-cell office:value-type="float" office:value="1443143640.20939" calcext:value-type="float">
            <text:p>1443143640.20939</text:p>
          </table:table-cell>
          <table:table-cell table:formula="of:=[.G469]-[.$B$2]" office:value-type="float" office:value="60.2092096805573" calcext:value-type="float">
            <text:p>60.2092096806</text:p>
          </table:table-cell>
          <table:table-cell table:formula="of:=[.C469]/([.H469]-[.H468])" office:value-type="float" office:value="476.720442598992" calcext:value-type="float">
            <text:p>476.720442599</text:p>
          </table:table-cell>
          <table:table-cell table:formula="of:=[.G469]-[.$B469]" office:value-type="float" office:value="0.194483757019043" calcext:value-type="float">
            <text:p>0.194483757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3640.06977" calcext:value-type="float">
            <text:p>1443143640.06977</text:p>
          </table:table-cell>
          <table:table-cell office:value-type="float" office:value="4376" calcext:value-type="float">
            <text:p>4376</text:p>
          </table:table-cell>
          <table:table-cell table:formula="of:=[.B470]-[.$B$2]" office:value-type="float" office:value="60.0695898532868" calcext:value-type="float">
            <text:p>60.0695898533</text:p>
          </table:table-cell>
          <table:table-cell table:formula="of:=[.C470]/([.D470]-[.D469])" office:value-type="float" office:value="79760.9653566028" calcext:value-type="float">
            <text:p>79760.9653566028</text:p>
          </table:table-cell>
          <table:table-cell/>
          <table:table-cell office:value-type="float" office:value="1443143640.26412" calcext:value-type="float">
            <text:p>1443143640.26412</text:p>
          </table:table-cell>
          <table:table-cell table:formula="of:=[.G470]-[.$B$2]" office:value-type="float" office:value="60.2639424800873" calcext:value-type="float">
            <text:p>60.2639424801</text:p>
          </table:table-cell>
          <table:table-cell table:formula="of:=[.C470]/([.H470]-[.H469])" office:value-type="float" office:value="79952.0586846484" calcext:value-type="float">
            <text:p>79952.0586846484</text:p>
          </table:table-cell>
          <table:table-cell table:formula="of:=[.G470]-[.$B470]" office:value-type="float" office:value="0.194352626800537" calcext:value-type="float">
            <text:p>0.194352626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3640.12461" calcext:value-type="float">
            <text:p>1443143640.12461</text:p>
          </table:table-cell>
          <table:table-cell office:value-type="float" office:value="4376" calcext:value-type="float">
            <text:p>4376</text:p>
          </table:table-cell>
          <table:table-cell table:formula="of:=[.B471]-[.$B$2]" office:value-type="float" office:value="60.1244263648987" calcext:value-type="float">
            <text:p>60.1244263649</text:p>
          </table:table-cell>
          <table:table-cell table:formula="of:=[.C471]/([.D471]-[.D470])" office:value-type="float" office:value="79800.8456658884" calcext:value-type="float">
            <text:p>79800.8456658884</text:p>
          </table:table-cell>
          <table:table-cell/>
          <table:table-cell office:value-type="float" office:value="1443143640.31895" calcext:value-type="float">
            <text:p>1443143640.31895</text:p>
          </table:table-cell>
          <table:table-cell table:formula="of:=[.G471]-[.$B$2]" office:value-type="float" office:value="60.3187699317932" calcext:value-type="float">
            <text:p>60.3187699318</text:p>
          </table:table-cell>
          <table:table-cell table:formula="of:=[.C471]/([.H471]-[.H470])" office:value-type="float" office:value="79814.0322747573" calcext:value-type="float">
            <text:p>79814.0322747573</text:p>
          </table:table-cell>
          <table:table-cell table:formula="of:=[.G471]-[.$B471]" office:value-type="float" office:value="0.194343566894531" calcext:value-type="float">
            <text:p>0.194343566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3640.17944" calcext:value-type="float">
            <text:p>1443143640.17944</text:p>
          </table:table-cell>
          <table:table-cell office:value-type="float" office:value="4376" calcext:value-type="float">
            <text:p>4376</text:p>
          </table:table-cell>
          <table:table-cell table:formula="of:=[.B472]-[.$B$2]" office:value-type="float" office:value="60.1792585849762" calcext:value-type="float">
            <text:p>60.179258585</text:p>
          </table:table-cell>
          <table:table-cell table:formula="of:=[.C472]/([.D472]-[.D471])" office:value-type="float" office:value="79807.0914111043" calcext:value-type="float">
            <text:p>79807.0914111043</text:p>
          </table:table-cell>
          <table:table-cell/>
          <table:table-cell office:value-type="float" office:value="1443143640.37378" calcext:value-type="float">
            <text:p>1443143640.37378</text:p>
          </table:table-cell>
          <table:table-cell table:formula="of:=[.G472]-[.$B$2]" office:value-type="float" office:value="60.3736011981964" calcext:value-type="float">
            <text:p>60.3736011982</text:p>
          </table:table-cell>
          <table:table-cell table:formula="of:=[.C472]/([.H472]-[.H471])" office:value-type="float" office:value="79808.4794872575" calcext:value-type="float">
            <text:p>79808.4794872575</text:p>
          </table:table-cell>
          <table:table-cell table:formula="of:=[.G472]-[.$B472]" office:value-type="float" office:value="0.194342613220215" calcext:value-type="float">
            <text:p>0.1943426132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3640.23427" calcext:value-type="float">
            <text:p>1443143640.23427</text:p>
          </table:table-cell>
          <table:table-cell office:value-type="float" office:value="4376" calcext:value-type="float">
            <text:p>4376</text:p>
          </table:table-cell>
          <table:table-cell table:formula="of:=[.B473]-[.$B$2]" office:value-type="float" office:value="60.2340953350067" calcext:value-type="float">
            <text:p>60.234095335</text:p>
          </table:table-cell>
          <table:table-cell table:formula="of:=[.C473]/([.D473]-[.D472])" office:value-type="float" office:value="79800.4987087069" calcext:value-type="float">
            <text:p>79800.4987087069</text:p>
          </table:table-cell>
          <table:table-cell/>
          <table:table-cell office:value-type="float" office:value="1443143640.42858" calcext:value-type="float">
            <text:p>1443143640.42858</text:p>
          </table:table-cell>
          <table:table-cell table:formula="of:=[.G473]-[.$B$2]" office:value-type="float" office:value="60.4284057617187" calcext:value-type="float">
            <text:p>60.4284057617</text:p>
          </table:table-cell>
          <table:table-cell table:formula="of:=[.C473]/([.H473]-[.H472])" office:value-type="float" office:value="79847.3652329391" calcext:value-type="float">
            <text:p>79847.3652329391</text:p>
          </table:table-cell>
          <table:table-cell table:formula="of:=[.G473]-[.$B473]" office:value-type="float" office:value="0.194310426712036" calcext:value-type="float">
            <text:p>0.1943104267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3640.2891" calcext:value-type="float">
            <text:p>1443143640.2891</text:p>
          </table:table-cell>
          <table:table-cell office:value-type="float" office:value="4376" calcext:value-type="float">
            <text:p>4376</text:p>
          </table:table-cell>
          <table:table-cell table:formula="of:=[.B474]-[.$B$2]" office:value-type="float" office:value="60.2889189720154" calcext:value-type="float">
            <text:p>60.288918972</text:p>
          </table:table-cell>
          <table:table-cell table:formula="of:=[.C474]/([.D474]-[.D473])" office:value-type="float" office:value="79819.5858349968" calcext:value-type="float">
            <text:p>79819.5858349968</text:p>
          </table:table-cell>
          <table:table-cell/>
          <table:table-cell office:value-type="float" office:value="1443143640.48343" calcext:value-type="float">
            <text:p>1443143640.48343</text:p>
          </table:table-cell>
          <table:table-cell table:formula="of:=[.G474]-[.$B$2]" office:value-type="float" office:value="60.4832503795624" calcext:value-type="float">
            <text:p>60.4832503796</text:p>
          </table:table-cell>
          <table:table-cell table:formula="of:=[.C474]/([.H474]-[.H473])" office:value-type="float" office:value="79789.0508140066" calcext:value-type="float">
            <text:p>79789.0508140066</text:p>
          </table:table-cell>
          <table:table-cell table:formula="of:=[.G474]-[.$B474]" office:value-type="float" office:value="0.194331407546997" calcext:value-type="float">
            <text:p>0.1943314075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3640.34391" calcext:value-type="float">
            <text:p>1443143640.34391</text:p>
          </table:table-cell>
          <table:table-cell office:value-type="float" office:value="4376" calcext:value-type="float">
            <text:p>4376</text:p>
          </table:table-cell>
          <table:table-cell table:formula="of:=[.B475]-[.$B$2]" office:value-type="float" office:value="60.3437294960022" calcext:value-type="float">
            <text:p>60.343729496</text:p>
          </table:table-cell>
          <table:table-cell table:formula="of:=[.C475]/([.D475]-[.D474])" office:value-type="float" office:value="79838.6820942008" calcext:value-type="float">
            <text:p>79838.6820942008</text:p>
          </table:table-cell>
          <table:table-cell/>
          <table:table-cell office:value-type="float" office:value="1443143640.5382" calcext:value-type="float">
            <text:p>1443143640.5382</text:p>
          </table:table-cell>
          <table:table-cell table:formula="of:=[.G475]-[.$B$2]" office:value-type="float" office:value="60.5380182266235" calcext:value-type="float">
            <text:p>60.5380182266</text:p>
          </table:table-cell>
          <table:table-cell table:formula="of:=[.C475]/([.H475]-[.H474])" office:value-type="float" office:value="79900.8950472982" calcext:value-type="float">
            <text:p>79900.8950472982</text:p>
          </table:table-cell>
          <table:table-cell table:formula="of:=[.G475]-[.$B475]" office:value-type="float" office:value="0.194288730621338" calcext:value-type="float">
            <text:p>0.1942887306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3640.39873" calcext:value-type="float">
            <text:p>1443143640.39873</text:p>
          </table:table-cell>
          <table:table-cell office:value-type="float" office:value="4376" calcext:value-type="float">
            <text:p>4376</text:p>
          </table:table-cell>
          <table:table-cell table:formula="of:=[.B476]-[.$B$2]" office:value-type="float" office:value="60.3985476493835" calcext:value-type="float">
            <text:p>60.3985476494</text:p>
          </table:table-cell>
          <table:table-cell table:formula="of:=[.C476]/([.D476]-[.D475])" office:value-type="float" office:value="79827.5704319688" calcext:value-type="float">
            <text:p>79827.5704319688</text:p>
          </table:table-cell>
          <table:table-cell/>
          <table:table-cell office:value-type="float" office:value="1443143640.59303" calcext:value-type="float">
            <text:p>1443143640.59303</text:p>
          </table:table-cell>
          <table:table-cell table:formula="of:=[.G476]-[.$B$2]" office:value-type="float" office:value="60.5928478240967" calcext:value-type="float">
            <text:p>60.5928478241</text:p>
          </table:table-cell>
          <table:table-cell table:formula="of:=[.C476]/([.H476]-[.H475])" office:value-type="float" office:value="79810.9087367158" calcext:value-type="float">
            <text:p>79810.9087367158</text:p>
          </table:table-cell>
          <table:table-cell table:formula="of:=[.G476]-[.$B476]" office:value-type="float" office:value="0.194300174713135" calcext:value-type="float">
            <text:p>0.1943001747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3640.45356" calcext:value-type="float">
            <text:p>1443143640.45356</text:p>
          </table:table-cell>
          <table:table-cell office:value-type="float" office:value="4376" calcext:value-type="float">
            <text:p>4376</text:p>
          </table:table-cell>
          <table:table-cell table:formula="of:=[.B477]-[.$B$2]" office:value-type="float" office:value="60.4533786773682" calcext:value-type="float">
            <text:p>60.4533786774</text:p>
          </table:table-cell>
          <table:table-cell table:formula="of:=[.C477]/([.D477]-[.D476])" office:value-type="float" office:value="79808.8265138405" calcext:value-type="float">
            <text:p>79808.8265138405</text:p>
          </table:table-cell>
          <table:table-cell/>
          <table:table-cell office:value-type="float" office:value="1443143640.6479" calcext:value-type="float">
            <text:p>1443143640.6479</text:p>
          </table:table-cell>
          <table:table-cell table:formula="of:=[.G477]-[.$B$2]" office:value-type="float" office:value="60.6477258205414" calcext:value-type="float">
            <text:p>60.6477258205</text:p>
          </table:table-cell>
          <table:table-cell table:formula="of:=[.C477]/([.H477]-[.H476])" office:value-type="float" office:value="79740.5204909308" calcext:value-type="float">
            <text:p>79740.5204909308</text:p>
          </table:table-cell>
          <table:table-cell table:formula="of:=[.G477]-[.$B477]" office:value-type="float" office:value="0.194347143173218" calcext:value-type="float">
            <text:p>0.1943471432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3640.50844" calcext:value-type="float">
            <text:p>1443143640.50844</text:p>
          </table:table-cell>
          <table:table-cell office:value-type="float" office:value="4376" calcext:value-type="float">
            <text:p>4376</text:p>
          </table:table-cell>
          <table:table-cell table:formula="of:=[.B478]-[.$B$2]" office:value-type="float" office:value="60.50825715065" calcext:value-type="float">
            <text:p>60.5082571507</text:p>
          </table:table-cell>
          <table:table-cell table:formula="of:=[.C478]/([.D478]-[.D477])" office:value-type="float" office:value="79739.8276283034" calcext:value-type="float">
            <text:p>79739.8276283034</text:p>
          </table:table-cell>
          <table:table-cell/>
          <table:table-cell office:value-type="float" office:value="1443143640.70278" calcext:value-type="float">
            <text:p>1443143640.70278</text:p>
          </table:table-cell>
          <table:table-cell table:formula="of:=[.G478]-[.$B$2]" office:value-type="float" office:value="60.702605009079" calcext:value-type="float">
            <text:p>60.7026050091</text:p>
          </table:table-cell>
          <table:table-cell table:formula="of:=[.C478]/([.H478]-[.H477])" office:value-type="float" office:value="79738.7883569381" calcext:value-type="float">
            <text:p>79738.7883569381</text:p>
          </table:table-cell>
          <table:table-cell table:formula="of:=[.G478]-[.$B478]" office:value-type="float" office:value="0.194347858428955" calcext:value-type="float">
            <text:p>0.1943478584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3640.56327" calcext:value-type="float">
            <text:p>1443143640.56327</text:p>
          </table:table-cell>
          <table:table-cell office:value-type="float" office:value="4376" calcext:value-type="float">
            <text:p>4376</text:p>
          </table:table-cell>
          <table:table-cell table:formula="of:=[.B479]-[.$B$2]" office:value-type="float" office:value="60.563089132309" calcext:value-type="float">
            <text:p>60.5630891323</text:p>
          </table:table-cell>
          <table:table-cell table:formula="of:=[.C479]/([.D479]-[.D478])" office:value-type="float" office:value="79807.4384256159" calcext:value-type="float">
            <text:p>79807.4384256159</text:p>
          </table:table-cell>
          <table:table-cell/>
          <table:table-cell office:value-type="float" office:value="1443143640.75765" calcext:value-type="float">
            <text:p>1443143640.75765</text:p>
          </table:table-cell>
          <table:table-cell table:formula="of:=[.G479]-[.$B$2]" office:value-type="float" office:value="60.7574691772461" calcext:value-type="float">
            <text:p>60.7574691772</text:p>
          </table:table-cell>
          <table:table-cell table:formula="of:=[.C479]/([.H479]-[.H478])" office:value-type="float" office:value="79760.6187461161" calcext:value-type="float">
            <text:p>79760.6187461161</text:p>
          </table:table-cell>
          <table:table-cell table:formula="of:=[.G479]-[.$B479]" office:value-type="float" office:value="0.194380044937134" calcext:value-type="float">
            <text:p>0.1943800449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3640.61809" calcext:value-type="float">
            <text:p>1443143640.61809</text:p>
          </table:table-cell>
          <table:table-cell office:value-type="float" office:value="4376" calcext:value-type="float">
            <text:p>4376</text:p>
          </table:table-cell>
          <table:table-cell table:formula="of:=[.B480]-[.$B$2]" office:value-type="float" office:value="60.6179060935974" calcext:value-type="float">
            <text:p>60.6179060936</text:p>
          </table:table-cell>
          <table:table-cell table:formula="of:=[.C480]/([.D480]-[.D479])" office:value-type="float" office:value="79829.3064253063" calcext:value-type="float">
            <text:p>79829.3064253063</text:p>
          </table:table-cell>
          <table:table-cell/>
          <table:table-cell office:value-type="float" office:value="1443143640.81242" calcext:value-type="float">
            <text:p>1443143640.81242</text:p>
          </table:table-cell>
          <table:table-cell table:formula="of:=[.G480]-[.$B$2]" office:value-type="float" office:value="60.8122425079346" calcext:value-type="float">
            <text:p>60.8122425079</text:p>
          </table:table-cell>
          <table:table-cell table:formula="of:=[.C480]/([.H480]-[.H479])" office:value-type="float" office:value="79892.8957760212" calcext:value-type="float">
            <text:p>79892.8957760212</text:p>
          </table:table-cell>
          <table:table-cell table:formula="of:=[.G480]-[.$B480]" office:value-type="float" office:value="0.194336414337158" calcext:value-type="float">
            <text:p>0.1943364143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3640.67292" calcext:value-type="float">
            <text:p>1443143640.67292</text:p>
          </table:table-cell>
          <table:table-cell office:value-type="float" office:value="4376" calcext:value-type="float">
            <text:p>4376</text:p>
          </table:table-cell>
          <table:table-cell table:formula="of:=[.B481]-[.$B$2]" office:value-type="float" office:value="60.6727418899536" calcext:value-type="float">
            <text:p>60.67274189</text:p>
          </table:table-cell>
          <table:table-cell table:formula="of:=[.C481]/([.D481]-[.D480])" office:value-type="float" office:value="79801.8865555353" calcext:value-type="float">
            <text:p>79801.8865555353</text:p>
          </table:table-cell>
          <table:table-cell/>
          <table:table-cell office:value-type="float" office:value="1443143640.86724" calcext:value-type="float">
            <text:p>1443143640.86724</text:p>
          </table:table-cell>
          <table:table-cell table:formula="of:=[.G481]-[.$B$2]" office:value-type="float" office:value="60.8670604228973" calcext:value-type="float">
            <text:p>60.8670604229</text:p>
          </table:table-cell>
          <table:table-cell table:formula="of:=[.C481]/([.H481]-[.H480])" office:value-type="float" office:value="79827.9176245961" calcext:value-type="float">
            <text:p>79827.9176245961</text:p>
          </table:table-cell>
          <table:table-cell table:formula="of:=[.G481]-[.$B481]" office:value-type="float" office:value="0.194318532943726" calcext:value-type="float">
            <text:p>0.194318532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3640.72776" calcext:value-type="float">
            <text:p>1443143640.72776</text:p>
          </table:table-cell>
          <table:table-cell office:value-type="float" office:value="4376" calcext:value-type="float">
            <text:p>4376</text:p>
          </table:table-cell>
          <table:table-cell table:formula="of:=[.B482]-[.$B$2]" office:value-type="float" office:value="60.7275834083557" calcext:value-type="float">
            <text:p>60.7275834084</text:p>
          </table:table-cell>
          <table:table-cell table:formula="of:=[.C482]/([.D482]-[.D481])" office:value-type="float" office:value="79793.5601985897" calcext:value-type="float">
            <text:p>79793.5601985897</text:p>
          </table:table-cell>
          <table:table-cell/>
          <table:table-cell office:value-type="float" office:value="1443143640.92211" calcext:value-type="float">
            <text:p>1443143640.92211</text:p>
          </table:table-cell>
          <table:table-cell table:formula="of:=[.G482]-[.$B$2]" office:value-type="float" office:value="60.9219334125519" calcext:value-type="float">
            <text:p>60.9219334126</text:p>
          </table:table-cell>
          <table:table-cell table:formula="of:=[.C482]/([.H482]-[.H481])" office:value-type="float" office:value="79747.7962755372" calcext:value-type="float">
            <text:p>79747.7962755372</text:p>
          </table:table-cell>
          <table:table-cell table:formula="of:=[.G482]-[.$B482]" office:value-type="float" office:value="0.194350004196167" calcext:value-type="float">
            <text:p>0.194350004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3640.78259" calcext:value-type="float">
            <text:p>1443143640.78259</text:p>
          </table:table-cell>
          <table:table-cell office:value-type="float" office:value="4376" calcext:value-type="float">
            <text:p>4376</text:p>
          </table:table-cell>
          <table:table-cell table:formula="of:=[.B483]-[.$B$2]" office:value-type="float" office:value="60.7824144363403" calcext:value-type="float">
            <text:p>60.7824144363</text:p>
          </table:table-cell>
          <table:table-cell table:formula="of:=[.C483]/([.D483]-[.D482])" office:value-type="float" office:value="79808.8265138405" calcext:value-type="float">
            <text:p>79808.8265138405</text:p>
          </table:table-cell>
          <table:table-cell/>
          <table:table-cell office:value-type="float" office:value="1443143640.97689" calcext:value-type="float">
            <text:p>1443143640.97689</text:p>
          </table:table-cell>
          <table:table-cell table:formula="of:=[.G483]-[.$B$2]" office:value-type="float" office:value="60.9767117500305" calcext:value-type="float">
            <text:p>60.97671175</text:p>
          </table:table-cell>
          <table:table-cell table:formula="of:=[.C483]/([.H483]-[.H482])" office:value-type="float" office:value="79885.5934922549" calcext:value-type="float">
            <text:p>79885.5934922549</text:p>
          </table:table-cell>
          <table:table-cell table:formula="of:=[.G483]-[.$B483]" office:value-type="float" office:value="0.194297313690186" calcext:value-type="float">
            <text:p>0.1942973137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3640.83743" calcext:value-type="float">
            <text:p>1443143640.83743</text:p>
          </table:table-cell>
          <table:table-cell office:value-type="float" office:value="4376" calcext:value-type="float">
            <text:p>4376</text:p>
          </table:table-cell>
          <table:table-cell table:formula="of:=[.B484]-[.$B$2]" office:value-type="float" office:value="60.8372478485107" calcext:value-type="float">
            <text:p>60.8372478485</text:p>
          </table:table-cell>
          <table:table-cell table:formula="of:=[.C484]/([.D484]-[.D483])" office:value-type="float" office:value="79805.3563838113" calcext:value-type="float">
            <text:p>79805.3563838113</text:p>
          </table:table-cell>
          <table:table-cell/>
          <table:table-cell office:value-type="float" office:value="1443143641.03181" calcext:value-type="float">
            <text:p>1443143641.03181</text:p>
          </table:table-cell>
          <table:table-cell table:formula="of:=[.G484]-[.$B$2]" office:value-type="float" office:value="61.0316262245178" calcext:value-type="float">
            <text:p>61.0316262245</text:p>
          </table:table-cell>
          <table:table-cell table:formula="of:=[.C484]/([.H484]-[.H483])" office:value-type="float" office:value="79687.5512486541" calcext:value-type="float">
            <text:p>79687.5512486541</text:p>
          </table:table-cell>
          <table:table-cell table:formula="of:=[.G484]-[.$B484]" office:value-type="float" office:value="0.19437837600708" calcext:value-type="float">
            <text:p>0.194378376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3640.89227" calcext:value-type="float">
            <text:p>1443143640.89227</text:p>
          </table:table-cell>
          <table:table-cell office:value-type="float" office:value="4376" calcext:value-type="float">
            <text:p>4376</text:p>
          </table:table-cell>
          <table:table-cell table:formula="of:=[.B485]-[.$B$2]" office:value-type="float" office:value="60.8920910358429" calcext:value-type="float">
            <text:p>60.8920910358</text:p>
          </table:table-cell>
          <table:table-cell table:formula="of:=[.C485]/([.D485]-[.D484])" office:value-type="float" office:value="79791.132005095" calcext:value-type="float">
            <text:p>79791.132005095</text:p>
          </table:table-cell>
          <table:table-cell/>
          <table:table-cell office:value-type="float" office:value="1443143641.08658" calcext:value-type="float">
            <text:p>1443143641.08658</text:p>
          </table:table-cell>
          <table:table-cell table:formula="of:=[.G485]-[.$B$2]" office:value-type="float" office:value="61.086400270462" calcext:value-type="float">
            <text:p>61.0864002705</text:p>
          </table:table-cell>
          <table:table-cell table:formula="of:=[.C485]/([.H485]-[.H484])" office:value-type="float" office:value="79891.8525108928" calcext:value-type="float">
            <text:p>79891.8525108928</text:p>
          </table:table-cell>
          <table:table-cell table:formula="of:=[.G485]-[.$B485]" office:value-type="float" office:value="0.194309234619141" calcext:value-type="float">
            <text:p>0.1943092346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3640.94709" calcext:value-type="float">
            <text:p>1443143640.94709</text:p>
          </table:table-cell>
          <table:table-cell office:value-type="float" office:value="4376" calcext:value-type="float">
            <text:p>4376</text:p>
          </table:table-cell>
          <table:table-cell table:formula="of:=[.B486]-[.$B$2]" office:value-type="float" office:value="60.9469091892242" calcext:value-type="float">
            <text:p>60.9469091892</text:p>
          </table:table-cell>
          <table:table-cell table:formula="of:=[.C486]/([.D486]-[.D485])" office:value-type="float" office:value="79827.5704319688" calcext:value-type="float">
            <text:p>79827.5704319688</text:p>
          </table:table-cell>
          <table:table-cell/>
          <table:table-cell office:value-type="float" office:value="1443143641.14141" calcext:value-type="float">
            <text:p>1443143641.14141</text:p>
          </table:table-cell>
          <table:table-cell table:formula="of:=[.G486]-[.$B$2]" office:value-type="float" office:value="61.1412353515625" calcext:value-type="float">
            <text:p>61.1412353516</text:p>
          </table:table-cell>
          <table:table-cell table:formula="of:=[.C486]/([.H486]-[.H485])" office:value-type="float" office:value="79802.9274723363" calcext:value-type="float">
            <text:p>79802.9274723363</text:p>
          </table:table-cell>
          <table:table-cell table:formula="of:=[.G486]-[.$B486]" office:value-type="float" office:value="0.194326162338257" calcext:value-type="float">
            <text:p>0.1943261623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3641.00178" calcext:value-type="float">
            <text:p>1443143641.00178</text:p>
          </table:table-cell>
          <table:table-cell office:value-type="float" office:value="4376" calcext:value-type="float">
            <text:p>4376</text:p>
          </table:table-cell>
          <table:table-cell table:formula="of:=[.B487]-[.$B$2]" office:value-type="float" office:value="61.0015988349915" calcext:value-type="float">
            <text:p>61.001598835</text:p>
          </table:table-cell>
          <table:table-cell table:formula="of:=[.C487]/([.D487]-[.D486])" office:value-type="float" office:value="80015.1461691044" calcext:value-type="float">
            <text:p>80015.1461691044</text:p>
          </table:table-cell>
          <table:table-cell/>
          <table:table-cell office:value-type="float" office:value="1443143641.19606" calcext:value-type="float">
            <text:p>1443143641.19606</text:p>
          </table:table-cell>
          <table:table-cell table:formula="of:=[.G487]-[.$B$2]" office:value-type="float" office:value="61.1958847045898" calcext:value-type="float">
            <text:p>61.1958847046</text:p>
          </table:table-cell>
          <table:table-cell table:formula="of:=[.C487]/([.H487]-[.H486])" office:value-type="float" office:value="80074.1410023733" calcext:value-type="float">
            <text:p>80074.1410023733</text:p>
          </table:table-cell>
          <table:table-cell table:formula="of:=[.G487]-[.$B487]" office:value-type="float" office:value="0.194285869598389" calcext:value-type="float">
            <text:p>0.1942858696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3641.0534" calcext:value-type="float">
            <text:p>1443143641.0534</text:p>
          </table:table-cell>
          <table:table-cell office:value-type="float" office:value="4376" calcext:value-type="float">
            <text:p>4376</text:p>
          </table:table-cell>
          <table:table-cell table:formula="of:=[.B488]-[.$B$2]" office:value-type="float" office:value="61.0532248020172" calcext:value-type="float">
            <text:p>61.053224802</text:p>
          </table:table-cell>
          <table:table-cell table:formula="of:=[.C488]/([.D488]-[.D487])" office:value-type="float" office:value="84763.5454037454" calcext:value-type="float">
            <text:p>84763.5454037454</text:p>
          </table:table-cell>
          <table:table-cell/>
          <table:table-cell office:value-type="float" office:value="1443143641.25073" calcext:value-type="float">
            <text:p>1443143641.25073</text:p>
          </table:table-cell>
          <table:table-cell table:formula="of:=[.G488]-[.$B$2]" office:value-type="float" office:value="61.2505531311035" calcext:value-type="float">
            <text:p>61.2505531311</text:p>
          </table:table-cell>
          <table:table-cell table:formula="of:=[.C488]/([.H488]-[.H487])" office:value-type="float" office:value="80046.2036145419" calcext:value-type="float">
            <text:p>80046.2036145419</text:p>
          </table:table-cell>
          <table:table-cell table:formula="of:=[.G488]-[.$B488]" office:value-type="float" office:value="0.197328329086304" calcext:value-type="float">
            <text:p>0.197328329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3641.10499" calcext:value-type="float">
            <text:p>1443143641.10499</text:p>
          </table:table-cell>
          <table:table-cell office:value-type="float" office:value="4376" calcext:value-type="float">
            <text:p>4376</text:p>
          </table:table-cell>
          <table:table-cell table:formula="of:=[.B489]-[.$B$2]" office:value-type="float" office:value="61.1048123836517" calcext:value-type="float">
            <text:p>61.1048123837</text:p>
          </table:table-cell>
          <table:table-cell table:formula="of:=[.C489]/([.D489]-[.D488])" office:value-type="float" office:value="84826.6164326583" calcext:value-type="float">
            <text:p>84826.6164326583</text:p>
          </table:table-cell>
          <table:table-cell/>
          <table:table-cell office:value-type="float" office:value="1443143641.29924" calcext:value-type="float">
            <text:p>1443143641.29924</text:p>
          </table:table-cell>
          <table:table-cell table:formula="of:=[.G489]-[.$B$2]" office:value-type="float" office:value="61.2990593910217" calcext:value-type="float">
            <text:p>61.299059391</text:p>
          </table:table-cell>
          <table:table-cell table:formula="of:=[.C489]/([.H489]-[.H488])" office:value-type="float" office:value="90215.1600098304" calcext:value-type="float">
            <text:p>90215.1600098304</text:p>
          </table:table-cell>
          <table:table-cell table:formula="of:=[.G489]-[.$B489]" office:value-type="float" office:value="0.194247007369995" calcext:value-type="float">
            <text:p>0.1942470074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3641.15663" calcext:value-type="float">
            <text:p>1443143641.15663</text:p>
          </table:table-cell>
          <table:table-cell office:value-type="float" office:value="4376" calcext:value-type="float">
            <text:p>4376</text:p>
          </table:table-cell>
          <table:table-cell table:formula="of:=[.B490]-[.$B$2]" office:value-type="float" office:value="61.1564524173737" calcext:value-type="float">
            <text:p>61.1564524174</text:p>
          </table:table-cell>
          <table:table-cell table:formula="of:=[.C490]/([.D490]-[.D489])" office:value-type="float" office:value="84740.4558944385" calcext:value-type="float">
            <text:p>84740.4558944385</text:p>
          </table:table-cell>
          <table:table-cell/>
          <table:table-cell office:value-type="float" office:value="1443143641.35096" calcext:value-type="float">
            <text:p>1443143641.35096</text:p>
          </table:table-cell>
          <table:table-cell table:formula="of:=[.G490]-[.$B$2]" office:value-type="float" office:value="61.3507833480835" calcext:value-type="float">
            <text:p>61.3507833481</text:p>
          </table:table-cell>
          <table:table-cell table:formula="of:=[.C490]/([.H490]-[.H489])" office:value-type="float" office:value="84602.9625067989" calcext:value-type="float">
            <text:p>84602.9625067989</text:p>
          </table:table-cell>
          <table:table-cell table:formula="of:=[.G490]-[.$B490]" office:value-type="float" office:value="0.194330930709839" calcext:value-type="float">
            <text:p>0.1943309307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3641.20825" calcext:value-type="float">
            <text:p>1443143641.20825</text:p>
          </table:table-cell>
          <table:table-cell office:value-type="float" office:value="4376" calcext:value-type="float">
            <text:p>4376</text:p>
          </table:table-cell>
          <table:table-cell table:formula="of:=[.B491]-[.$B$2]" office:value-type="float" office:value="61.208074092865" calcext:value-type="float">
            <text:p>61.2080740929</text:p>
          </table:table-cell>
          <table:table-cell table:formula="of:=[.C491]/([.D491]-[.D490])" office:value-type="float" office:value="84770.5921659731" calcext:value-type="float">
            <text:p>84770.5921659731</text:p>
          </table:table-cell>
          <table:table-cell/>
          <table:table-cell office:value-type="float" office:value="1443143641.40246" calcext:value-type="float">
            <text:p>1443143641.40246</text:p>
          </table:table-cell>
          <table:table-cell table:formula="of:=[.G491]-[.$B$2]" office:value-type="float" office:value="61.4022789001465" calcext:value-type="float">
            <text:p>61.4022789001</text:p>
          </table:table-cell>
          <table:table-cell table:formula="of:=[.C491]/([.H491]-[.H490])" office:value-type="float" office:value="84978.2131599904" calcext:value-type="float">
            <text:p>84978.2131599904</text:p>
          </table:table-cell>
          <table:table-cell table:formula="of:=[.G491]-[.$B491]" office:value-type="float" office:value="0.194204807281494" calcext:value-type="float">
            <text:p>0.1942048073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3641.25988" calcext:value-type="float">
            <text:p>1443143641.25988</text:p>
          </table:table-cell>
          <table:table-cell office:value-type="float" office:value="4376" calcext:value-type="float">
            <text:p>4376</text:p>
          </table:table-cell>
          <table:table-cell table:formula="of:=[.B492]-[.$B$2]" office:value-type="float" office:value="61.2597029209137" calcext:value-type="float">
            <text:p>61.2597029209</text:p>
          </table:table-cell>
          <table:table-cell table:formula="of:=[.C492]/([.D492]-[.D491])" office:value-type="float" office:value="84758.84821309" calcext:value-type="float">
            <text:p>84758.84821309</text:p>
          </table:table-cell>
          <table:table-cell/>
          <table:table-cell office:value-type="float" office:value="1443143641.45422" calcext:value-type="float">
            <text:p>1443143641.45422</text:p>
          </table:table-cell>
          <table:table-cell table:formula="of:=[.G492]-[.$B$2]" office:value-type="float" office:value="61.4540405273438" calcext:value-type="float">
            <text:p>61.4540405273</text:p>
          </table:table-cell>
          <table:table-cell table:formula="of:=[.C492]/([.H492]-[.H491])" office:value-type="float" office:value="84541.3917016729" calcext:value-type="float">
            <text:p>84541.3917016729</text:p>
          </table:table-cell>
          <table:table-cell table:formula="of:=[.G492]-[.$B492]" office:value-type="float" office:value="0.194337606430054" calcext:value-type="float">
            <text:p>0.1943376064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3641.3115" calcext:value-type="float">
            <text:p>1443143641.3115</text:p>
          </table:table-cell>
          <table:table-cell office:value-type="float" office:value="4376" calcext:value-type="float">
            <text:p>4376</text:p>
          </table:table-cell>
          <table:table-cell table:formula="of:=[.B493]-[.$B$2]" office:value-type="float" office:value="61.3113226890564" calcext:value-type="float">
            <text:p>61.3113226891</text:p>
          </table:table-cell>
          <table:table-cell table:formula="of:=[.C493]/([.D493]-[.D492])" office:value-type="float" office:value="84773.7244363976" calcext:value-type="float">
            <text:p>84773.7244363976</text:p>
          </table:table-cell>
          <table:table-cell/>
          <table:table-cell office:value-type="float" office:value="1443143641.50589" calcext:value-type="float">
            <text:p>1443143641.50589</text:p>
          </table:table-cell>
          <table:table-cell table:formula="of:=[.G493]-[.$B$2]" office:value-type="float" office:value="61.5057108402252" calcext:value-type="float">
            <text:p>61.5057108402</text:p>
          </table:table-cell>
          <table:table-cell table:formula="of:=[.C493]/([.H493]-[.H492])" office:value-type="float" office:value="84690.7974031128" calcext:value-type="float">
            <text:p>84690.7974031128</text:p>
          </table:table-cell>
          <table:table-cell table:formula="of:=[.G493]-[.$B493]" office:value-type="float" office:value="0.194388151168823" calcext:value-type="float">
            <text:p>0.1943881512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3641.36312" calcext:value-type="float">
            <text:p>1443143641.36312</text:p>
          </table:table-cell>
          <table:table-cell office:value-type="float" office:value="4376" calcext:value-type="float">
            <text:p>4376</text:p>
          </table:table-cell>
          <table:table-cell table:formula="of:=[.B494]-[.$B$2]" office:value-type="float" office:value="61.3629419803619" calcext:value-type="float">
            <text:p>61.3629419804</text:p>
          </table:table-cell>
          <table:table-cell table:formula="of:=[.C494]/([.D494]-[.D493])" office:value-type="float" office:value="84774.5075401719" calcext:value-type="float">
            <text:p>84774.5075401719</text:p>
          </table:table-cell>
          <table:table-cell/>
          <table:table-cell office:value-type="float" office:value="1443143641.55751" calcext:value-type="float">
            <text:p>1443143641.55751</text:p>
          </table:table-cell>
          <table:table-cell table:formula="of:=[.G494]-[.$B$2]" office:value-type="float" office:value="61.5573320388794" calcext:value-type="float">
            <text:p>61.5573320389</text:p>
          </table:table-cell>
          <table:table-cell table:formula="of:=[.C494]/([.H494]-[.H493])" office:value-type="float" office:value="84771.3752118791" calcext:value-type="float">
            <text:p>84771.3752118791</text:p>
          </table:table-cell>
          <table:table-cell table:formula="of:=[.G494]-[.$B494]" office:value-type="float" office:value="0.194390058517456" calcext:value-type="float">
            <text:p>0.194390058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3641.41475" calcext:value-type="float">
            <text:p>1443143641.41475</text:p>
          </table:table-cell>
          <table:table-cell office:value-type="float" office:value="4376" calcext:value-type="float">
            <text:p>4376</text:p>
          </table:table-cell>
          <table:table-cell table:formula="of:=[.B495]-[.$B$2]" office:value-type="float" office:value="61.4145698547363" calcext:value-type="float">
            <text:p>61.4145698547</text:p>
          </table:table-cell>
          <table:table-cell table:formula="of:=[.C495]/([.D495]-[.D494])" office:value-type="float" office:value="84760.4138854639" calcext:value-type="float">
            <text:p>84760.4138854639</text:p>
          </table:table-cell>
          <table:table-cell/>
          <table:table-cell office:value-type="float" office:value="1443143641.60906" calcext:value-type="float">
            <text:p>1443143641.60906</text:p>
          </table:table-cell>
          <table:table-cell table:formula="of:=[.G495]-[.$B$2]" office:value-type="float" office:value="61.608882188797" calcext:value-type="float">
            <text:p>61.6088821888</text:p>
          </table:table-cell>
          <table:table-cell table:formula="of:=[.C495]/([.H495]-[.H494])" office:value-type="float" office:value="84888.2109362354" calcext:value-type="float">
            <text:p>84888.2109362354</text:p>
          </table:table-cell>
          <table:table-cell table:formula="of:=[.G495]-[.$B495]" office:value-type="float" office:value="0.194312334060669" calcext:value-type="float">
            <text:p>0.194312334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3641.46637" calcext:value-type="float">
            <text:p>1443143641.46637</text:p>
          </table:table-cell>
          <table:table-cell office:value-type="float" office:value="4376" calcext:value-type="float">
            <text:p>4376</text:p>
          </table:table-cell>
          <table:table-cell table:formula="of:=[.B496]-[.$B$2]" office:value-type="float" office:value="61.4661881923676" calcext:value-type="float">
            <text:p>61.4661881924</text:p>
          </table:table-cell>
          <table:table-cell table:formula="of:=[.C496]/([.D496]-[.D495])" office:value-type="float" office:value="84776.0737911253" calcext:value-type="float">
            <text:p>84776.0737911253</text:p>
          </table:table-cell>
          <table:table-cell/>
          <table:table-cell office:value-type="float" office:value="1443143641.66069" calcext:value-type="float">
            <text:p>1443143641.66069</text:p>
          </table:table-cell>
          <table:table-cell table:formula="of:=[.G496]-[.$B$2]" office:value-type="float" office:value="61.6605083942413" calcext:value-type="float">
            <text:p>61.6605083942</text:p>
          </table:table-cell>
          <table:table-cell table:formula="of:=[.C496]/([.H496]-[.H495])" office:value-type="float" office:value="84763.153951306" calcext:value-type="float">
            <text:p>84763.153951306</text:p>
          </table:table-cell>
          <table:table-cell table:formula="of:=[.G496]-[.$B496]" office:value-type="float" office:value="0.194320201873779" calcext:value-type="float">
            <text:p>0.1943202019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3641.51799" calcext:value-type="float">
            <text:p>1443143641.51799</text:p>
          </table:table-cell>
          <table:table-cell office:value-type="float" office:value="4376" calcext:value-type="float">
            <text:p>4376</text:p>
          </table:table-cell>
          <table:table-cell table:formula="of:=[.B497]-[.$B$2]" office:value-type="float" office:value="61.5178091526032" calcext:value-type="float">
            <text:p>61.5178091526</text:p>
          </table:table-cell>
          <table:table-cell table:formula="of:=[.C497]/([.D497]-[.D496])" office:value-type="float" office:value="84771.766740257" calcext:value-type="float">
            <text:p>84771.766740257</text:p>
          </table:table-cell>
          <table:table-cell/>
          <table:table-cell office:value-type="float" office:value="1443143641.71234" calcext:value-type="float">
            <text:p>1443143641.71234</text:p>
          </table:table-cell>
          <table:table-cell table:formula="of:=[.G497]-[.$B$2]" office:value-type="float" office:value="61.7121586799622" calcext:value-type="float">
            <text:p>61.71215868</text:p>
          </table:table-cell>
          <table:table-cell table:formula="of:=[.C497]/([.H497]-[.H496])" office:value-type="float" office:value="84723.6358701422" calcext:value-type="float">
            <text:p>84723.6358701422</text:p>
          </table:table-cell>
          <table:table-cell table:formula="of:=[.G497]-[.$B497]" office:value-type="float" office:value="0.194349527359009" calcext:value-type="float">
            <text:p>0.1943495274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3641.56961" calcext:value-type="float">
            <text:p>1443143641.56961</text:p>
          </table:table-cell>
          <table:table-cell office:value-type="float" office:value="4376" calcext:value-type="float">
            <text:p>4376</text:p>
          </table:table-cell>
          <table:table-cell table:formula="of:=[.B498]-[.$B$2]" office:value-type="float" office:value="61.5694303512573" calcext:value-type="float">
            <text:p>61.5694303513</text:p>
          </table:table-cell>
          <table:table-cell table:formula="of:=[.C498]/([.D498]-[.D497])" office:value-type="float" office:value="84771.3752118791" calcext:value-type="float">
            <text:p>84771.3752118791</text:p>
          </table:table-cell>
          <table:table-cell/>
          <table:table-cell office:value-type="float" office:value="1443143641.76392" calcext:value-type="float">
            <text:p>1443143641.76392</text:p>
          </table:table-cell>
          <table:table-cell table:formula="of:=[.G498]-[.$B$2]" office:value-type="float" office:value="61.7637448310852" calcext:value-type="float">
            <text:p>61.7637448311</text:p>
          </table:table-cell>
          <table:table-cell table:formula="of:=[.C498]/([.H498]-[.H497])" office:value-type="float" office:value="84828.9687199586" calcext:value-type="float">
            <text:p>84828.9687199586</text:p>
          </table:table-cell>
          <table:table-cell table:formula="of:=[.G498]-[.$B498]" office:value-type="float" office:value="0.194314479827881" calcext:value-type="float">
            <text:p>0.1943144798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3641.62124" calcext:value-type="float">
            <text:p>1443143641.62124</text:p>
          </table:table-cell>
          <table:table-cell office:value-type="float" office:value="4376" calcext:value-type="float">
            <text:p>4376</text:p>
          </table:table-cell>
          <table:table-cell table:formula="of:=[.B499]-[.$B$2]" office:value-type="float" office:value="61.6210615634918" calcext:value-type="float">
            <text:p>61.6210615635</text:p>
          </table:table-cell>
          <table:table-cell table:formula="of:=[.C499]/([.D499]-[.D498])" office:value-type="float" office:value="84754.9342851997" calcext:value-type="float">
            <text:p>84754.9342851997</text:p>
          </table:table-cell>
          <table:table-cell/>
          <table:table-cell office:value-type="float" office:value="1443143641.81551" calcext:value-type="float">
            <text:p>1443143641.81551</text:p>
          </table:table-cell>
          <table:table-cell table:formula="of:=[.G499]-[.$B$2]" office:value-type="float" office:value="61.815333366394" calcext:value-type="float">
            <text:p>61.8153333664</text:p>
          </table:table-cell>
          <table:table-cell table:formula="of:=[.C499]/([.H499]-[.H498])" office:value-type="float" office:value="84825.0483135994" calcext:value-type="float">
            <text:p>84825.0483135994</text:p>
          </table:table-cell>
          <table:table-cell table:formula="of:=[.G499]-[.$B499]" office:value-type="float" office:value="0.194271802902222" calcext:value-type="float">
            <text:p>0.1942718029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3641.67286" calcext:value-type="float">
            <text:p>1443143641.67286</text:p>
          </table:table-cell>
          <table:table-cell office:value-type="float" office:value="4376" calcext:value-type="float">
            <text:p>4376</text:p>
          </table:table-cell>
          <table:table-cell table:formula="of:=[.B500]-[.$B$2]" office:value-type="float" office:value="61.6726794242859" calcext:value-type="float">
            <text:p>61.6726794243</text:p>
          </table:table-cell>
          <table:table-cell table:formula="of:=[.C500]/([.D500]-[.D499])" office:value-type="float" office:value="84776.8569383051" calcext:value-type="float">
            <text:p>84776.8569383051</text:p>
          </table:table-cell>
          <table:table-cell/>
          <table:table-cell office:value-type="float" office:value="1443143641.86716" calcext:value-type="float">
            <text:p>1443143641.86716</text:p>
          </table:table-cell>
          <table:table-cell table:formula="of:=[.G500]-[.$B$2]" office:value-type="float" office:value="61.8669846057892" calcext:value-type="float">
            <text:p>61.8669846058</text:p>
          </table:table-cell>
          <table:table-cell table:formula="of:=[.C500]/([.H500]-[.H499])" office:value-type="float" office:value="84722.071556169" calcext:value-type="float">
            <text:p>84722.071556169</text:p>
          </table:table-cell>
          <table:table-cell table:formula="of:=[.G500]-[.$B500]" office:value-type="float" office:value="0.194305181503296" calcext:value-type="float">
            <text:p>0.1943051815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3641.72449" calcext:value-type="float">
            <text:p>1443143641.72449</text:p>
          </table:table-cell>
          <table:table-cell office:value-type="float" office:value="4376" calcext:value-type="float">
            <text:p>4376</text:p>
          </table:table-cell>
          <table:table-cell table:formula="of:=[.B501]-[.$B$2]" office:value-type="float" office:value="61.7243120670319" calcext:value-type="float">
            <text:p>61.724312067</text:p>
          </table:table-cell>
          <table:table-cell table:formula="of:=[.C501]/([.D501]-[.D500])" office:value-type="float" office:value="84752.5861019657" calcext:value-type="float">
            <text:p>84752.5861019657</text:p>
          </table:table-cell>
          <table:table-cell/>
          <table:table-cell office:value-type="float" office:value="1443143641.91887" calcext:value-type="float">
            <text:p>1443143641.91887</text:p>
          </table:table-cell>
          <table:table-cell table:formula="of:=[.G501]-[.$B$2]" office:value-type="float" office:value="61.9186942577362" calcext:value-type="float">
            <text:p>61.9186942577</text:p>
          </table:table-cell>
          <table:table-cell table:formula="of:=[.C501]/([.H501]-[.H500])" office:value-type="float" office:value="84626.367326614" calcext:value-type="float">
            <text:p>84626.367326614</text:p>
          </table:table-cell>
          <table:table-cell table:formula="of:=[.G501]-[.$B501]" office:value-type="float" office:value="0.194382190704346" calcext:value-type="float">
            <text:p>0.1943821907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3641.77611" calcext:value-type="float">
            <text:p>1443143641.77611</text:p>
          </table:table-cell>
          <table:table-cell office:value-type="float" office:value="4376" calcext:value-type="float">
            <text:p>4376</text:p>
          </table:table-cell>
          <table:table-cell table:formula="of:=[.B502]-[.$B$2]" office:value-type="float" office:value="61.7759277820587" calcext:value-type="float">
            <text:p>61.7759277821</text:p>
          </table:table-cell>
          <table:table-cell table:formula="of:=[.C502]/([.D502]-[.D501])" office:value-type="float" office:value="84780.3812796778" calcext:value-type="float">
            <text:p>84780.3812796778</text:p>
          </table:table-cell>
          <table:table-cell/>
          <table:table-cell office:value-type="float" office:value="1443143641.97035" calcext:value-type="float">
            <text:p>1443143641.97035</text:p>
          </table:table-cell>
          <table:table-cell table:formula="of:=[.G502]-[.$B$2]" office:value-type="float" office:value="61.9701738357544" calcext:value-type="float">
            <text:p>61.9701738358</text:p>
          </table:table-cell>
          <table:table-cell table:formula="of:=[.C502]/([.H502]-[.H501])" office:value-type="float" office:value="85004.5817868572" calcext:value-type="float">
            <text:p>85004.5817868572</text:p>
          </table:table-cell>
          <table:table-cell table:formula="of:=[.G502]-[.$B502]" office:value-type="float" office:value="0.194246053695679" calcext:value-type="float">
            <text:p>0.1942460537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3641.82773" calcext:value-type="float">
            <text:p>1443143641.82773</text:p>
          </table:table-cell>
          <table:table-cell office:value-type="float" office:value="4376" calcext:value-type="float">
            <text:p>4376</text:p>
          </table:table-cell>
          <table:table-cell table:formula="of:=[.B503]-[.$B$2]" office:value-type="float" office:value="61.8275465965271" calcext:value-type="float">
            <text:p>61.8275465965</text:p>
          </table:table-cell>
          <table:table-cell table:formula="of:=[.C503]/([.D503]-[.D502])" office:value-type="float" office:value="84775.2906584143" calcext:value-type="float">
            <text:p>84775.2906584143</text:p>
          </table:table-cell>
          <table:table-cell/>
          <table:table-cell office:value-type="float" office:value="1443143642.02205" calcext:value-type="float">
            <text:p>1443143642.02205</text:p>
          </table:table-cell>
          <table:table-cell table:formula="of:=[.G503]-[.$B$2]" office:value-type="float" office:value="62.0218739509583" calcext:value-type="float">
            <text:p>62.021873951</text:p>
          </table:table-cell>
          <table:table-cell table:formula="of:=[.C503]/([.H503]-[.H502])" office:value-type="float" office:value="84641.9777353514" calcext:value-type="float">
            <text:p>84641.9777353514</text:p>
          </table:table-cell>
          <table:table-cell table:formula="of:=[.G503]-[.$B503]" office:value-type="float" office:value="0.194327354431152" calcext:value-type="float">
            <text:p>0.1943273544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3641.87934" calcext:value-type="float">
            <text:p>1443143641.87934</text:p>
          </table:table-cell>
          <table:table-cell office:value-type="float" office:value="4376" calcext:value-type="float">
            <text:p>4376</text:p>
          </table:table-cell>
          <table:table-cell table:formula="of:=[.B504]-[.$B$2]" office:value-type="float" office:value="61.8791582584381" calcext:value-type="float">
            <text:p>61.8791582584</text:p>
          </table:table-cell>
          <table:table-cell table:formula="of:=[.C504]/([.D504]-[.D503])" office:value-type="float" office:value="84787.0391684952" calcext:value-type="float">
            <text:p>84787.0391684952</text:p>
          </table:table-cell>
          <table:table-cell/>
          <table:table-cell office:value-type="float" office:value="1443143642.0736" calcext:value-type="float">
            <text:p>1443143642.0736</text:p>
          </table:table-cell>
          <table:table-cell table:formula="of:=[.G504]-[.$B$2]" office:value-type="float" office:value="62.0734257698059" calcext:value-type="float">
            <text:p>62.0734257698</text:p>
          </table:table-cell>
          <table:table-cell table:formula="of:=[.C504]/([.H504]-[.H503])" office:value-type="float" office:value="84885.4627793399" calcext:value-type="float">
            <text:p>84885.4627793399</text:p>
          </table:table-cell>
          <table:table-cell table:formula="of:=[.G504]-[.$B504]" office:value-type="float" office:value="0.194267511367798" calcext:value-type="float">
            <text:p>0.1942675114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3641.93097" calcext:value-type="float">
            <text:p>1443143641.93097</text:p>
          </table:table-cell>
          <table:table-cell office:value-type="float" office:value="4376" calcext:value-type="float">
            <text:p>4376</text:p>
          </table:table-cell>
          <table:table-cell table:formula="of:=[.B505]-[.$B$2]" office:value-type="float" office:value="61.9307944774628" calcext:value-type="float">
            <text:p>61.9307944775</text:p>
          </table:table-cell>
          <table:table-cell table:formula="of:=[.C505]/([.D505]-[.D504])" office:value-type="float" office:value="84746.7162130964" calcext:value-type="float">
            <text:p>84746.7162130964</text:p>
          </table:table-cell>
          <table:table-cell/>
          <table:table-cell office:value-type="float" office:value="1443143642.12518" calcext:value-type="float">
            <text:p>1443143642.12518</text:p>
          </table:table-cell>
          <table:table-cell table:formula="of:=[.G505]-[.$B$2]" office:value-type="float" office:value="62.1249976158142" calcext:value-type="float">
            <text:p>62.1249976158</text:p>
          </table:table-cell>
          <table:table-cell table:formula="of:=[.C505]/([.H505]-[.H504])" office:value-type="float" office:value="84852.498770272" calcext:value-type="float">
            <text:p>84852.498770272</text:p>
          </table:table-cell>
          <table:table-cell table:formula="of:=[.G505]-[.$B505]" office:value-type="float" office:value="0.19420313835144" calcext:value-type="float">
            <text:p>0.1942031384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3641.98259" calcext:value-type="float">
            <text:p>1443143641.98259</text:p>
          </table:table-cell>
          <table:table-cell office:value-type="float" office:value="4376" calcext:value-type="float">
            <text:p>4376</text:p>
          </table:table-cell>
          <table:table-cell table:formula="of:=[.B506]-[.$B$2]" office:value-type="float" office:value="61.9824094772339" calcext:value-type="float">
            <text:p>61.9824094772</text:p>
          </table:table-cell>
          <table:table-cell table:formula="of:=[.C506]/([.D506]-[.D505])" office:value-type="float" office:value="84781.5561252535" calcext:value-type="float">
            <text:p>84781.5561252535</text:p>
          </table:table-cell>
          <table:table-cell/>
          <table:table-cell office:value-type="float" office:value="1443143642.17686" calcext:value-type="float">
            <text:p>1443143642.17686</text:p>
          </table:table-cell>
          <table:table-cell table:formula="of:=[.G506]-[.$B$2]" office:value-type="float" office:value="62.1766760349274" calcext:value-type="float">
            <text:p>62.1766760349</text:p>
          </table:table-cell>
          <table:table-cell table:formula="of:=[.C506]/([.H506]-[.H505])" office:value-type="float" office:value="84677.5128785957" calcext:value-type="float">
            <text:p>84677.5128785957</text:p>
          </table:table-cell>
          <table:table-cell table:formula="of:=[.G506]-[.$B506]" office:value-type="float" office:value="0.194266557693481" calcext:value-type="float">
            <text:p>0.1942665577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3642.02843" calcext:value-type="float">
            <text:p>1443143642.02843</text:p>
          </table:table-cell>
          <table:table-cell office:value-type="float" office:value="4376" calcext:value-type="float">
            <text:p>4376</text:p>
          </table:table-cell>
          <table:table-cell table:formula="of:=[.B507]-[.$B$2]" office:value-type="float" office:value="62.0282504558563" calcext:value-type="float">
            <text:p>62.0282504559</text:p>
          </table:table-cell>
          <table:table-cell table:formula="of:=[.C507]/([.D507]-[.D506])" office:value-type="float" office:value="95460.4402327964" calcext:value-type="float">
            <text:p>95460.4402327964</text:p>
          </table:table-cell>
          <table:table-cell/>
          <table:table-cell office:value-type="float" office:value="1443143642.22268" calcext:value-type="float">
            <text:p>1443143642.22268</text:p>
          </table:table-cell>
          <table:table-cell table:formula="of:=[.G507]-[.$B$2]" office:value-type="float" office:value="62.2224988937378" calcext:value-type="float">
            <text:p>62.2224988937</text:p>
          </table:table-cell>
          <table:table-cell table:formula="of:=[.C507]/([.H507]-[.H506])" office:value-type="float" office:value="95498.188319155" calcext:value-type="float">
            <text:p>95498.188319155</text:p>
          </table:table-cell>
          <table:table-cell table:formula="of:=[.G507]-[.$B507]" office:value-type="float" office:value="0.19424843788147" calcext:value-type="float">
            <text:p>0.194248437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3642.07129" calcext:value-type="float">
            <text:p>1443143642.07129</text:p>
          </table:table-cell>
          <table:table-cell office:value-type="float" office:value="4376" calcext:value-type="float">
            <text:p>4376</text:p>
          </table:table-cell>
          <table:table-cell table:formula="of:=[.B508]-[.$B$2]" office:value-type="float" office:value="62.0711061954498" calcext:value-type="float">
            <text:p>62.0711061954</text:p>
          </table:table-cell>
          <table:table-cell table:formula="of:=[.C508]/([.D508]-[.D507])" office:value-type="float" office:value="102110.010036161" calcext:value-type="float">
            <text:p>102110.010036161</text:p>
          </table:table-cell>
          <table:table-cell/>
          <table:table-cell office:value-type="float" office:value="1443143642.3085" calcext:value-type="float">
            <text:p>1443143642.3085</text:p>
          </table:table-cell>
          <table:table-cell table:formula="of:=[.G508]-[.$B$2]" office:value-type="float" office:value="62.3083236217499" calcext:value-type="float">
            <text:p>62.3083236217</text:p>
          </table:table-cell>
          <table:table-cell table:formula="of:=[.C508]/([.H508]-[.H507])" office:value-type="float" office:value="50987.6360969512" calcext:value-type="float">
            <text:p>50987.6360969512</text:p>
          </table:table-cell>
          <table:table-cell table:formula="of:=[.G508]-[.$B508]" office:value-type="float" office:value="0.237217426300049" calcext:value-type="float">
            <text:p>0.2372174263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3642.11416" calcext:value-type="float">
            <text:p>1443143642.11416</text:p>
          </table:table-cell>
          <table:table-cell office:value-type="float" office:value="4376" calcext:value-type="float">
            <text:p>4376</text:p>
          </table:table-cell>
          <table:table-cell table:formula="of:=[.B509]-[.$B$2]" office:value-type="float" office:value="62.1139853000641" calcext:value-type="float">
            <text:p>62.1139853001</text:p>
          </table:table-cell>
          <table:table-cell table:formula="of:=[.C509]/([.D509]-[.D508])" office:value-type="float" office:value="102054.369823406" calcext:value-type="float">
            <text:p>102054.369823406</text:p>
          </table:table-cell>
          <table:table-cell/>
          <table:table-cell office:value-type="float" office:value="1443143642.35135" calcext:value-type="float">
            <text:p>1443143642.35135</text:p>
          </table:table-cell>
          <table:table-cell table:formula="of:=[.G509]-[.$B$2]" office:value-type="float" office:value="62.3511726856232" calcext:value-type="float">
            <text:p>62.3511726856</text:p>
          </table:table-cell>
          <table:table-cell table:formula="of:=[.C509]/([.H509]-[.H508])" office:value-type="float" office:value="102125.918385061" calcext:value-type="float">
            <text:p>102125.918385061</text:p>
          </table:table-cell>
          <table:table-cell table:formula="of:=[.G509]-[.$B509]" office:value-type="float" office:value="0.237187385559082" calcext:value-type="float">
            <text:p>0.2371873856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3642.15703" calcext:value-type="float">
            <text:p>1443143642.15703</text:p>
          </table:table-cell>
          <table:table-cell office:value-type="float" office:value="4376" calcext:value-type="float">
            <text:p>4376</text:p>
          </table:table-cell>
          <table:table-cell table:formula="of:=[.B510]-[.$B$2]" office:value-type="float" office:value="62.1568462848663" calcext:value-type="float">
            <text:p>62.1568462849</text:p>
          </table:table-cell>
          <table:table-cell table:formula="of:=[.C510]/([.D510]-[.D509])" office:value-type="float" office:value="102097.514095632" calcext:value-type="float">
            <text:p>102097.514095632</text:p>
          </table:table-cell>
          <table:table-cell/>
          <table:table-cell office:value-type="float" office:value="1443143642.39421" calcext:value-type="float">
            <text:p>1443143642.39421</text:p>
          </table:table-cell>
          <table:table-cell table:formula="of:=[.G510]-[.$B$2]" office:value-type="float" office:value="62.3940334320068" calcext:value-type="float">
            <text:p>62.394033432</text:p>
          </table:table-cell>
          <table:table-cell table:formula="of:=[.C510]/([.H510]-[.H509])" office:value-type="float" office:value="102098.082026578" calcext:value-type="float">
            <text:p>102098.082026578</text:p>
          </table:table-cell>
          <table:table-cell table:formula="of:=[.G510]-[.$B510]" office:value-type="float" office:value="0.237187147140503" calcext:value-type="float">
            <text:p>0.2371871471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3642.19989" calcext:value-type="float">
            <text:p>1443143642.19989</text:p>
          </table:table-cell>
          <table:table-cell office:value-type="float" office:value="4376" calcext:value-type="float">
            <text:p>4376</text:p>
          </table:table-cell>
          <table:table-cell table:formula="of:=[.B511]-[.$B$2]" office:value-type="float" office:value="62.1997077465057" calcext:value-type="float">
            <text:p>62.1997077465</text:p>
          </table:table-cell>
          <table:table-cell table:formula="of:=[.C511]/([.D511]-[.D510])" office:value-type="float" office:value="102096.378252695" calcext:value-type="float">
            <text:p>102096.378252695</text:p>
          </table:table-cell>
          <table:table-cell/>
          <table:table-cell office:value-type="float" office:value="1443143642.43709" calcext:value-type="float">
            <text:p>1443143642.43709</text:p>
          </table:table-cell>
          <table:table-cell table:formula="of:=[.G511]-[.$B$2]" office:value-type="float" office:value="62.4369113445282" calcext:value-type="float">
            <text:p>62.4369113445</text:p>
          </table:table-cell>
          <table:table-cell table:formula="of:=[.C511]/([.H511]-[.H510])" office:value-type="float" office:value="102057.207141785" calcext:value-type="float">
            <text:p>102057.207141785</text:p>
          </table:table-cell>
          <table:table-cell table:formula="of:=[.G511]-[.$B511]" office:value-type="float" office:value="0.237203598022461" calcext:value-type="float">
            <text:p>0.237203598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3642.24276" calcext:value-type="float">
            <text:p>1443143642.24276</text:p>
          </table:table-cell>
          <table:table-cell office:value-type="float" office:value="4376" calcext:value-type="float">
            <text:p>4376</text:p>
          </table:table-cell>
          <table:table-cell table:formula="of:=[.B512]-[.$B$2]" office:value-type="float" office:value="62.2425816059113" calcext:value-type="float">
            <text:p>62.2425816059</text:p>
          </table:table-cell>
          <table:table-cell table:formula="of:=[.C512]/([.D512]-[.D511])" office:value-type="float" office:value="102066.855204475" calcext:value-type="float">
            <text:p>102066.855204475</text:p>
          </table:table-cell>
          <table:table-cell/>
          <table:table-cell office:value-type="float" office:value="1443143642.47997" calcext:value-type="float">
            <text:p>1443143642.47997</text:p>
          </table:table-cell>
          <table:table-cell table:formula="of:=[.G512]-[.$B$2]" office:value-type="float" office:value="62.4797873497009" calcext:value-type="float">
            <text:p>62.4797873497</text:p>
          </table:table-cell>
          <table:table-cell table:formula="of:=[.C512]/([.H512]-[.H511])" office:value-type="float" office:value="102061.747179359" calcext:value-type="float">
            <text:p>102061.747179359</text:p>
          </table:table-cell>
          <table:table-cell table:formula="of:=[.G512]-[.$B512]" office:value-type="float" office:value="0.237205743789673" calcext:value-type="float">
            <text:p>0.2372057438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3642.28563" calcext:value-type="float">
            <text:p>1443143642.28563</text:p>
          </table:table-cell>
          <table:table-cell office:value-type="float" office:value="4376" calcext:value-type="float">
            <text:p>4376</text:p>
          </table:table-cell>
          <table:table-cell table:formula="of:=[.B513]-[.$B$2]" office:value-type="float" office:value="62.2854509353638" calcext:value-type="float">
            <text:p>62.2854509354</text:p>
          </table:table-cell>
          <table:table-cell table:formula="of:=[.C513]/([.D513]-[.D512])" office:value-type="float" office:value="102077.640492306" calcext:value-type="float">
            <text:p>102077.640492306</text:p>
          </table:table-cell>
          <table:table-cell/>
          <table:table-cell office:value-type="float" office:value="1443143642.52284" calcext:value-type="float">
            <text:p>1443143642.52284</text:p>
          </table:table-cell>
          <table:table-cell table:formula="of:=[.G513]-[.$B$2]" office:value-type="float" office:value="62.5226588249207" calcext:value-type="float">
            <text:p>62.5226588249</text:p>
          </table:table-cell>
          <table:table-cell table:formula="of:=[.C513]/([.H513]-[.H512])" office:value-type="float" office:value="102072.531387641" calcext:value-type="float">
            <text:p>102072.531387641</text:p>
          </table:table-cell>
          <table:table-cell table:formula="of:=[.G513]-[.$B513]" office:value-type="float" office:value="0.237207889556885" calcext:value-type="float">
            <text:p>0.237207889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3642.32851" calcext:value-type="float">
            <text:p>1443143642.32851</text:p>
          </table:table-cell>
          <table:table-cell office:value-type="float" office:value="4376" calcext:value-type="float">
            <text:p>4376</text:p>
          </table:table-cell>
          <table:table-cell table:formula="of:=[.B514]-[.$B$2]" office:value-type="float" office:value="62.3283357620239" calcext:value-type="float">
            <text:p>62.328335762</text:p>
          </table:table-cell>
          <table:table-cell table:formula="of:=[.C514]/([.D514]-[.D513])" office:value-type="float" office:value="102040.752890945" calcext:value-type="float">
            <text:p>102040.752890945</text:p>
          </table:table-cell>
          <table:table-cell/>
          <table:table-cell office:value-type="float" office:value="1443143642.56581" calcext:value-type="float">
            <text:p>1443143642.56581</text:p>
          </table:table-cell>
          <table:table-cell table:formula="of:=[.G514]-[.$B$2]" office:value-type="float" office:value="62.5656344890595" calcext:value-type="float">
            <text:p>62.5656344891</text:p>
          </table:table-cell>
          <table:table-cell table:formula="of:=[.C514]/([.H514]-[.H513])" office:value-type="float" office:value="101825.069785246" calcext:value-type="float">
            <text:p>101825.069785246</text:p>
          </table:table-cell>
          <table:table-cell table:formula="of:=[.G514]-[.$B514]" office:value-type="float" office:value="0.237298727035522" calcext:value-type="float">
            <text:p>0.237298727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3642.37139" calcext:value-type="float">
            <text:p>1443143642.37139</text:p>
          </table:table-cell>
          <table:table-cell office:value-type="float" office:value="4376" calcext:value-type="float">
            <text:p>4376</text:p>
          </table:table-cell>
          <table:table-cell table:formula="of:=[.B515]-[.$B$2]" office:value-type="float" office:value="62.3712062835693" calcext:value-type="float">
            <text:p>62.3712062836</text:p>
          </table:table-cell>
          <table:table-cell table:formula="of:=[.C515]/([.D515]-[.D514])" office:value-type="float" office:value="102074.802037684" calcext:value-type="float">
            <text:p>102074.802037684</text:p>
          </table:table-cell>
          <table:table-cell/>
          <table:table-cell office:value-type="float" office:value="1443143642.60858" calcext:value-type="float">
            <text:p>1443143642.60858</text:p>
          </table:table-cell>
          <table:table-cell table:formula="of:=[.G515]-[.$B$2]" office:value-type="float" office:value="62.6084010601044" calcext:value-type="float">
            <text:p>62.6084010601</text:p>
          </table:table-cell>
          <table:table-cell table:formula="of:=[.C515]/([.H515]-[.H514])" office:value-type="float" office:value="102322.909999108" calcext:value-type="float">
            <text:p>102322.909999108</text:p>
          </table:table-cell>
          <table:table-cell table:formula="of:=[.G515]-[.$B515]" office:value-type="float" office:value="0.237194776535034" calcext:value-type="float">
            <text:p>0.2371947765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3642.41426" calcext:value-type="float">
            <text:p>1443143642.41426</text:p>
          </table:table-cell>
          <table:table-cell office:value-type="float" office:value="4376" calcext:value-type="float">
            <text:p>4376</text:p>
          </table:table-cell>
          <table:table-cell table:formula="of:=[.B516]-[.$B$2]" office:value-type="float" office:value="62.4140782356262" calcext:value-type="float">
            <text:p>62.4140782356</text:p>
          </table:table-cell>
          <table:table-cell table:formula="of:=[.C516]/([.D516]-[.D515])" office:value-type="float" office:value="102071.396100502" calcext:value-type="float">
            <text:p>102071.396100502</text:p>
          </table:table-cell>
          <table:table-cell/>
          <table:table-cell office:value-type="float" office:value="1443143642.65141" calcext:value-type="float">
            <text:p>1443143642.65141</text:p>
          </table:table-cell>
          <table:table-cell table:formula="of:=[.G516]-[.$B$2]" office:value-type="float" office:value="62.6512293815613" calcext:value-type="float">
            <text:p>62.6512293816</text:p>
          </table:table-cell>
          <table:table-cell table:formula="of:=[.C516]/([.H516]-[.H515])" office:value-type="float" office:value="102175.379541849" calcext:value-type="float">
            <text:p>102175.379541849</text:p>
          </table:table-cell>
          <table:table-cell table:formula="of:=[.G516]-[.$B516]" office:value-type="float" office:value="0.237151145935059" calcext:value-type="float">
            <text:p>0.237151145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3642.4571" calcext:value-type="float">
            <text:p>1443143642.4571</text:p>
          </table:table-cell>
          <table:table-cell office:value-type="float" office:value="4376" calcext:value-type="float">
            <text:p>4376</text:p>
          </table:table-cell>
          <table:table-cell table:formula="of:=[.B517]-[.$B$2]" office:value-type="float" office:value="62.4569249153137" calcext:value-type="float">
            <text:p>62.4569249153</text:p>
          </table:table-cell>
          <table:table-cell table:formula="of:=[.C517]/([.D517]-[.D516])" office:value-type="float" office:value="102131.601139601" calcext:value-type="float">
            <text:p>102131.601139601</text:p>
          </table:table-cell>
          <table:table-cell/>
          <table:table-cell office:value-type="float" office:value="1443143642.69427" calcext:value-type="float">
            <text:p>1443143642.69427</text:p>
          </table:table-cell>
          <table:table-cell table:formula="of:=[.G517]-[.$B$2]" office:value-type="float" office:value="62.6940908432007" calcext:value-type="float">
            <text:p>62.6940908432</text:p>
          </table:table-cell>
          <table:table-cell table:formula="of:=[.C517]/([.H517]-[.H516])" office:value-type="float" office:value="102096.378252695" calcext:value-type="float">
            <text:p>102096.378252695</text:p>
          </table:table-cell>
          <table:table-cell table:formula="of:=[.G517]-[.$B517]" office:value-type="float" office:value="0.237165927886963" calcext:value-type="float">
            <text:p>0.2371659279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3642.49997" calcext:value-type="float">
            <text:p>1443143642.49997</text:p>
          </table:table-cell>
          <table:table-cell office:value-type="float" office:value="4376" calcext:value-type="float">
            <text:p>4376</text:p>
          </table:table-cell>
          <table:table-cell table:formula="of:=[.B518]-[.$B$2]" office:value-type="float" office:value="62.4997923374176" calcext:value-type="float">
            <text:p>62.4997923374</text:p>
          </table:table-cell>
          <table:table-cell table:formula="of:=[.C518]/([.D518]-[.D517])" office:value-type="float" office:value="102082.182348066" calcext:value-type="float">
            <text:p>102082.182348066</text:p>
          </table:table-cell>
          <table:table-cell/>
          <table:table-cell office:value-type="float" office:value="1443143642.73716" calcext:value-type="float">
            <text:p>1443143642.73716</text:p>
          </table:table-cell>
          <table:table-cell table:formula="of:=[.G518]-[.$B$2]" office:value-type="float" office:value="62.7369780540466" calcext:value-type="float">
            <text:p>62.736978054</text:p>
          </table:table-cell>
          <table:table-cell table:formula="of:=[.C518]/([.H518]-[.H517])" office:value-type="float" office:value="102035.080241492" calcext:value-type="float">
            <text:p>102035.080241492</text:p>
          </table:table-cell>
          <table:table-cell table:formula="of:=[.G518]-[.$B518]" office:value-type="float" office:value="0.237185716629028" calcext:value-type="float">
            <text:p>0.2371857166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3642.54283" calcext:value-type="float">
            <text:p>1443143642.54283</text:p>
          </table:table-cell>
          <table:table-cell office:value-type="float" office:value="4376" calcext:value-type="float">
            <text:p>4376</text:p>
          </table:table-cell>
          <table:table-cell table:formula="of:=[.B519]-[.$B$2]" office:value-type="float" office:value="62.5426554679871" calcext:value-type="float">
            <text:p>62.542655468</text:p>
          </table:table-cell>
          <table:table-cell table:formula="of:=[.C519]/([.D519]-[.D518])" office:value-type="float" office:value="102092.40300143" calcext:value-type="float">
            <text:p>102092.40300143</text:p>
          </table:table-cell>
          <table:table-cell/>
          <table:table-cell office:value-type="float" office:value="1443143642.78295" calcext:value-type="float">
            <text:p>1443143642.78295</text:p>
          </table:table-cell>
          <table:table-cell table:formula="of:=[.G519]-[.$B$2]" office:value-type="float" office:value="62.7827756404877" calcext:value-type="float">
            <text:p>62.7827756405</text:p>
          </table:table-cell>
          <table:table-cell table:formula="of:=[.C519]/([.H519]-[.H518])" office:value-type="float" office:value="95550.8868493251" calcext:value-type="float">
            <text:p>95550.8868493251</text:p>
          </table:table-cell>
          <table:table-cell table:formula="of:=[.G519]-[.$B519]" office:value-type="float" office:value="0.24012017250061" calcext:value-type="float">
            <text:p>0.2401201725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3642.58571" calcext:value-type="float">
            <text:p>1443143642.58571</text:p>
          </table:table-cell>
          <table:table-cell office:value-type="float" office:value="4376" calcext:value-type="float">
            <text:p>4376</text:p>
          </table:table-cell>
          <table:table-cell table:formula="of:=[.B520]-[.$B$2]" office:value-type="float" office:value="62.5855312347412" calcext:value-type="float">
            <text:p>62.5855312347</text:p>
          </table:table-cell>
          <table:table-cell table:formula="of:=[.C520]/([.D520]-[.D519])" office:value-type="float" office:value="102062.314712457" calcext:value-type="float">
            <text:p>102062.314712457</text:p>
          </table:table-cell>
          <table:table-cell/>
          <table:table-cell office:value-type="float" office:value="1443143642.86597" calcext:value-type="float">
            <text:p>1443143642.86597</text:p>
          </table:table-cell>
          <table:table-cell table:formula="of:=[.G520]-[.$B$2]" office:value-type="float" office:value="62.8657946586609" calcext:value-type="float">
            <text:p>62.8657946587</text:p>
          </table:table-cell>
          <table:table-cell table:formula="of:=[.C520]/([.H520]-[.H519])" office:value-type="float" office:value="52710.8136941532" calcext:value-type="float">
            <text:p>52710.8136941532</text:p>
          </table:table-cell>
          <table:table-cell table:formula="of:=[.G520]-[.$B520]" office:value-type="float" office:value="0.280263423919678" calcext:value-type="float">
            <text:p>0.2802634239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3642.62858" calcext:value-type="float">
            <text:p>1443143642.62858</text:p>
          </table:table-cell>
          <table:table-cell office:value-type="float" office:value="4376" calcext:value-type="float">
            <text:p>4376</text:p>
          </table:table-cell>
          <table:table-cell table:formula="of:=[.B521]-[.$B$2]" office:value-type="float" office:value="62.6283981800079" calcext:value-type="float">
            <text:p>62.62839818</text:p>
          </table:table-cell>
          <table:table-cell table:formula="of:=[.C521]/([.D521]-[.D520])" office:value-type="float" office:value="102083.317875159" calcext:value-type="float">
            <text:p>102083.317875159</text:p>
          </table:table-cell>
          <table:table-cell/>
          <table:table-cell office:value-type="float" office:value="1443143642.90878" calcext:value-type="float">
            <text:p>1443143642.90878</text:p>
          </table:table-cell>
          <table:table-cell table:formula="of:=[.G521]-[.$B$2]" office:value-type="float" office:value="62.9086043834686" calcext:value-type="float">
            <text:p>62.9086043835</text:p>
          </table:table-cell>
          <table:table-cell table:formula="of:=[.C521]/([.H521]-[.H520])" office:value-type="float" office:value="102219.764776645" calcext:value-type="float">
            <text:p>102219.764776645</text:p>
          </table:table-cell>
          <table:table-cell table:formula="of:=[.G521]-[.$B521]" office:value-type="float" office:value="0.280206203460693" calcext:value-type="float">
            <text:p>0.2802062035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3642.67158" calcext:value-type="float">
            <text:p>1443143642.67158</text:p>
          </table:table-cell>
          <table:table-cell office:value-type="float" office:value="4376" calcext:value-type="float">
            <text:p>4376</text:p>
          </table:table-cell>
          <table:table-cell table:formula="of:=[.B522]-[.$B$2]" office:value-type="float" office:value="62.6714000701904" calcext:value-type="float">
            <text:p>62.6714000702</text:p>
          </table:table-cell>
          <table:table-cell table:formula="of:=[.C522]/([.D522]-[.D521])" office:value-type="float" office:value="101762.968591119" calcext:value-type="float">
            <text:p>101762.968591119</text:p>
          </table:table-cell>
          <table:table-cell/>
          <table:table-cell office:value-type="float" office:value="1443143642.95149" calcext:value-type="float">
            <text:p>1443143642.95149</text:p>
          </table:table-cell>
          <table:table-cell table:formula="of:=[.G522]-[.$B$2]" office:value-type="float" office:value="62.9513149261475" calcext:value-type="float">
            <text:p>62.9513149261</text:p>
          </table:table-cell>
          <table:table-cell table:formula="of:=[.C522]/([.H522]-[.H521])" office:value-type="float" office:value="102457.138812444" calcext:value-type="float">
            <text:p>102457.138812444</text:p>
          </table:table-cell>
          <table:table-cell table:formula="of:=[.G522]-[.$B522]" office:value-type="float" office:value="0.279914855957031" calcext:value-type="float">
            <text:p>0.279914856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3642.71445" calcext:value-type="float">
            <text:p>1443143642.71445</text:p>
          </table:table-cell>
          <table:table-cell office:value-type="float" office:value="4376" calcext:value-type="float">
            <text:p>4376</text:p>
          </table:table-cell>
          <table:table-cell table:formula="of:=[.B523]-[.$B$2]" office:value-type="float" office:value="62.7142696380615" calcext:value-type="float">
            <text:p>62.7142696381</text:p>
          </table:table-cell>
          <table:table-cell table:formula="of:=[.C523]/([.D523]-[.D522])" office:value-type="float" office:value="102077.072788752" calcext:value-type="float">
            <text:p>102077.072788752</text:p>
          </table:table-cell>
          <table:table-cell/>
          <table:table-cell office:value-type="float" office:value="1443143642.99433" calcext:value-type="float">
            <text:p>1443143642.99433</text:p>
          </table:table-cell>
          <table:table-cell table:formula="of:=[.G523]-[.$B$2]" office:value-type="float" office:value="62.9941508769989" calcext:value-type="float">
            <text:p>62.994150877</text:p>
          </table:table-cell>
          <table:table-cell table:formula="of:=[.C523]/([.H523]-[.H522])" office:value-type="float" office:value="102157.1813633" calcext:value-type="float">
            <text:p>102157.1813633</text:p>
          </table:table-cell>
          <table:table-cell table:formula="of:=[.G523]-[.$B523]" office:value-type="float" office:value="0.279881238937378" calcext:value-type="float">
            <text:p>0.2798812389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3642.75732" calcext:value-type="float">
            <text:p>1443143642.75732</text:p>
          </table:table-cell>
          <table:table-cell office:value-type="float" office:value="4376" calcext:value-type="float">
            <text:p>4376</text:p>
          </table:table-cell>
          <table:table-cell table:formula="of:=[.B524]-[.$B$2]" office:value-type="float" office:value="62.7571413516998" calcext:value-type="float">
            <text:p>62.7571413517</text:p>
          </table:table-cell>
          <table:table-cell table:formula="of:=[.C524]/([.D524]-[.D523])" office:value-type="float" office:value="102071.963740914" calcext:value-type="float">
            <text:p>102071.963740914</text:p>
          </table:table-cell>
          <table:table-cell/>
          <table:table-cell office:value-type="float" office:value="1443143643.00946" calcext:value-type="float">
            <text:p>1443143643.00946</text:p>
          </table:table-cell>
          <table:table-cell table:formula="of:=[.G524]-[.$B$2]" office:value-type="float" office:value="63.009280204773" calcext:value-type="float">
            <text:p>63.0092802048</text:p>
          </table:table-cell>
          <table:table-cell table:formula="of:=[.C524]/([.H524]-[.H523])" office:value-type="float" office:value="289239.552831051" calcext:value-type="float">
            <text:p>289239.552831051</text:p>
          </table:table-cell>
          <table:table-cell table:formula="of:=[.G524]-[.$B524]" office:value-type="float" office:value="0.25213885307312" calcext:value-type="float">
            <text:p>0.252138853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3642.8002" calcext:value-type="float">
            <text:p>1443143642.8002</text:p>
          </table:table-cell>
          <table:table-cell office:value-type="float" office:value="4376" calcext:value-type="float">
            <text:p>4376</text:p>
          </table:table-cell>
          <table:table-cell table:formula="of:=[.B525]-[.$B$2]" office:value-type="float" office:value="62.8000178337097" calcext:value-type="float">
            <text:p>62.8000178337</text:p>
          </table:table-cell>
          <table:table-cell table:formula="of:=[.C525]/([.D525]-[.D524])" office:value-type="float" office:value="102060.612132097" calcext:value-type="float">
            <text:p>102060.612132097</text:p>
          </table:table-cell>
          <table:table-cell/>
          <table:table-cell office:value-type="float" office:value="1443143643.02406" calcext:value-type="float">
            <text:p>1443143643.02406</text:p>
          </table:table-cell>
          <table:table-cell table:formula="of:=[.G525]-[.$B$2]" office:value-type="float" office:value="63.0238823890686" calcext:value-type="float">
            <text:p>63.0238823891</text:p>
          </table:table-cell>
          <table:table-cell table:formula="of:=[.C525]/([.H525]-[.H524])" office:value-type="float" office:value="299681.192306436" calcext:value-type="float">
            <text:p>299681.192306436</text:p>
          </table:table-cell>
          <table:table-cell table:formula="of:=[.G525]-[.$B525]" office:value-type="float" office:value="0.223864555358887" calcext:value-type="float">
            <text:p>0.2238645554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3642.84317" calcext:value-type="float">
            <text:p>1443143642.84317</text:p>
          </table:table-cell>
          <table:table-cell office:value-type="float" office:value="4376" calcext:value-type="float">
            <text:p>4376</text:p>
          </table:table-cell>
          <table:table-cell table:formula="of:=[.B526]-[.$B$2]" office:value-type="float" office:value="62.842987537384" calcext:value-type="float">
            <text:p>62.8429875374</text:p>
          </table:table-cell>
          <table:table-cell table:formula="of:=[.C526]/([.D526]-[.D525])" office:value-type="float" office:value="101839.194265042" calcext:value-type="float">
            <text:p>101839.194265042</text:p>
          </table:table-cell>
          <table:table-cell/>
          <table:table-cell office:value-type="float" office:value="1443143643.03867" calcext:value-type="float">
            <text:p>1443143643.03867</text:p>
          </table:table-cell>
          <table:table-cell table:formula="of:=[.G526]-[.$B$2]" office:value-type="float" office:value="63.0384893417358" calcext:value-type="float">
            <text:p>63.0384893417</text:p>
          </table:table-cell>
          <table:table-cell table:formula="of:=[.C526]/([.H526]-[.H525])" office:value-type="float" office:value="299583.362778703" calcext:value-type="float">
            <text:p>299583.362778703</text:p>
          </table:table-cell>
          <table:table-cell table:formula="of:=[.G526]-[.$B526]" office:value-type="float" office:value="0.195501804351807" calcext:value-type="float">
            <text:p>0.1955018044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3642.88603" calcext:value-type="float">
            <text:p>1443143642.88603</text:p>
          </table:table-cell>
          <table:table-cell office:value-type="float" office:value="4376" calcext:value-type="float">
            <text:p>4376</text:p>
          </table:table-cell>
          <table:table-cell table:formula="of:=[.B527]-[.$B$2]" office:value-type="float" office:value="62.8858554363251" calcext:value-type="float">
            <text:p>62.8858554363</text:p>
          </table:table-cell>
          <table:table-cell table:formula="of:=[.C527]/([.D527]-[.D526])" office:value-type="float" office:value="102081.046846236" calcext:value-type="float">
            <text:p>102081.046846236</text:p>
          </table:table-cell>
          <table:table-cell/>
          <table:table-cell office:value-type="float" office:value="1443143643.08041" calcext:value-type="float">
            <text:p>1443143643.08041</text:p>
          </table:table-cell>
          <table:table-cell table:formula="of:=[.G527]-[.$B$2]" office:value-type="float" office:value="63.0802268981934" calcext:value-type="float">
            <text:p>63.0802268982</text:p>
          </table:table-cell>
          <table:table-cell table:formula="of:=[.C527]/([.H527]-[.H526])" office:value-type="float" office:value="104845.620381583" calcext:value-type="float">
            <text:p>104845.620381583</text:p>
          </table:table-cell>
          <table:table-cell table:formula="of:=[.G527]-[.$B527]" office:value-type="float" office:value="0.194371461868286" calcext:value-type="float">
            <text:p>0.194371461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3642.9289" calcext:value-type="float">
            <text:p>1443143642.9289</text:p>
          </table:table-cell>
          <table:table-cell office:value-type="float" office:value="4376" calcext:value-type="float">
            <text:p>4376</text:p>
          </table:table-cell>
          <table:table-cell table:formula="of:=[.B528]-[.$B$2]" office:value-type="float" office:value="62.928722858429" calcext:value-type="float">
            <text:p>62.9287228584</text:p>
          </table:table-cell>
          <table:table-cell table:formula="of:=[.C528]/([.D528]-[.D527])" office:value-type="float" office:value="102082.182348066" calcext:value-type="float">
            <text:p>102082.182348066</text:p>
          </table:table-cell>
          <table:table-cell/>
          <table:table-cell office:value-type="float" office:value="1443143643.12328" calcext:value-type="float">
            <text:p>1443143643.12328</text:p>
          </table:table-cell>
          <table:table-cell table:formula="of:=[.G528]-[.$B$2]" office:value-type="float" office:value="63.1230962276459" calcext:value-type="float">
            <text:p>63.1230962276</text:p>
          </table:table-cell>
          <table:table-cell table:formula="of:=[.C528]/([.H528]-[.H527])" office:value-type="float" office:value="102077.640492306" calcext:value-type="float">
            <text:p>102077.640492306</text:p>
          </table:table-cell>
          <table:table-cell table:formula="of:=[.G528]-[.$B528]" office:value-type="float" office:value="0.194373369216919" calcext:value-type="float">
            <text:p>0.1943733692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3642.97177" calcext:value-type="float">
            <text:p>1443143642.97177</text:p>
          </table:table-cell>
          <table:table-cell office:value-type="float" office:value="4376" calcext:value-type="float">
            <text:p>4376</text:p>
          </table:table-cell>
          <table:table-cell table:formula="of:=[.B529]-[.$B$2]" office:value-type="float" office:value="62.9715950489044" calcext:value-type="float">
            <text:p>62.9715950489</text:p>
          </table:table-cell>
          <table:table-cell table:formula="of:=[.C529]/([.D529]-[.D528])" office:value-type="float" office:value="102070.828466402" calcext:value-type="float">
            <text:p>102070.828466402</text:p>
          </table:table-cell>
          <table:table-cell/>
          <table:table-cell office:value-type="float" office:value="1443143643.16612" calcext:value-type="float">
            <text:p>1443143643.16612</text:p>
          </table:table-cell>
          <table:table-cell table:formula="of:=[.G529]-[.$B$2]" office:value-type="float" office:value="63.1659364700317" calcext:value-type="float">
            <text:p>63.16593647</text:p>
          </table:table-cell>
          <table:table-cell table:formula="of:=[.C529]/([.H529]-[.H528])" office:value-type="float" office:value="102146.947736316" calcext:value-type="float">
            <text:p>102146.947736316</text:p>
          </table:table-cell>
          <table:table-cell table:formula="of:=[.G529]-[.$B529]" office:value-type="float" office:value="0.194341421127319" calcext:value-type="float">
            <text:p>0.194341421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3643.01497" calcext:value-type="float">
            <text:p>1443143643.01497</text:p>
          </table:table-cell>
          <table:table-cell office:value-type="float" office:value="4376" calcext:value-type="float">
            <text:p>4376</text:p>
          </table:table-cell>
          <table:table-cell table:formula="of:=[.B530]-[.$B$2]" office:value-type="float" office:value="63.014794588089" calcext:value-type="float">
            <text:p>63.0147945881</text:p>
          </table:table-cell>
          <table:table-cell table:formula="of:=[.C530]/([.D530]-[.D529])" office:value-type="float" office:value="101297.376837829" calcext:value-type="float">
            <text:p>101297.376837829</text:p>
          </table:table-cell>
          <table:table-cell/>
          <table:table-cell office:value-type="float" office:value="1443143643.2094" calcext:value-type="float">
            <text:p>1443143643.2094</text:p>
          </table:table-cell>
          <table:table-cell table:formula="of:=[.G530]-[.$B$2]" office:value-type="float" office:value="63.2092237472534" calcext:value-type="float">
            <text:p>63.2092237473</text:p>
          </table:table-cell>
          <table:table-cell table:formula="of:=[.C530]/([.H530]-[.H529])" office:value-type="float" office:value="101092.059396343" calcext:value-type="float">
            <text:p>101092.059396343</text:p>
          </table:table-cell>
          <table:table-cell table:formula="of:=[.G530]-[.$B530]" office:value-type="float" office:value="0.194429159164429" calcext:value-type="float">
            <text:p>0.1944291592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3643.05893" calcext:value-type="float">
            <text:p>1443143643.05893</text:p>
          </table:table-cell>
          <table:table-cell office:value-type="float" office:value="4376" calcext:value-type="float">
            <text:p>4376</text:p>
          </table:table-cell>
          <table:table-cell table:formula="of:=[.B531]-[.$B$2]" office:value-type="float" office:value="63.0587470531464" calcext:value-type="float">
            <text:p>63.0587470531</text:p>
          </table:table-cell>
          <table:table-cell table:formula="of:=[.C531]/([.D531]-[.D530])" office:value-type="float" office:value="99562.1063411988" calcext:value-type="float">
            <text:p>99562.1063411988</text:p>
          </table:table-cell>
          <table:table-cell/>
          <table:table-cell office:value-type="float" office:value="1443143643.2533" calcext:value-type="float">
            <text:p>1443143643.2533</text:p>
          </table:table-cell>
          <table:table-cell table:formula="of:=[.G531]-[.$B$2]" office:value-type="float" office:value="63.2531175613403" calcext:value-type="float">
            <text:p>63.2531175613</text:p>
          </table:table-cell>
          <table:table-cell table:formula="of:=[.C531]/([.H531]-[.H530])" office:value-type="float" office:value="99695.1413548864" calcext:value-type="float">
            <text:p>99695.1413548864</text:p>
          </table:table-cell>
          <table:table-cell table:formula="of:=[.G531]-[.$B531]" office:value-type="float" office:value="0.19437050819397" calcext:value-type="float">
            <text:p>0.1943705082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3643.10283" calcext:value-type="float">
            <text:p>1443143643.10283</text:p>
          </table:table-cell>
          <table:table-cell office:value-type="float" office:value="4376" calcext:value-type="float">
            <text:p>4376</text:p>
          </table:table-cell>
          <table:table-cell table:formula="of:=[.B532]-[.$B$2]" office:value-type="float" office:value="63.102648973465" calcext:value-type="float">
            <text:p>63.1026489735</text:p>
          </table:table-cell>
          <table:table-cell table:formula="of:=[.C532]/([.D532]-[.D531])" office:value-type="float" office:value="99676.7332326842" calcext:value-type="float">
            <text:p>99676.7332326842</text:p>
          </table:table-cell>
          <table:table-cell/>
          <table:table-cell office:value-type="float" office:value="1443143643.29715" calcext:value-type="float">
            <text:p>1443143643.29715</text:p>
          </table:table-cell>
          <table:table-cell table:formula="of:=[.G532]-[.$B$2]" office:value-type="float" office:value="63.2969734668732" calcext:value-type="float">
            <text:p>63.2969734669</text:p>
          </table:table-cell>
          <table:table-cell table:formula="of:=[.C532]/([.H532]-[.H531])" office:value-type="float" office:value="99781.3167196716" calcext:value-type="float">
            <text:p>99781.3167196716</text:p>
          </table:table-cell>
          <table:table-cell table:formula="of:=[.G532]-[.$B532]" office:value-type="float" office:value="0.194324493408203" calcext:value-type="float">
            <text:p>0.194324493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3643.14673" calcext:value-type="float">
            <text:p>1443143643.14673</text:p>
          </table:table-cell>
          <table:table-cell office:value-type="float" office:value="4376" calcext:value-type="float">
            <text:p>4376</text:p>
          </table:table-cell>
          <table:table-cell table:formula="of:=[.B533]-[.$B$2]" office:value-type="float" office:value="63.1465513706207" calcext:value-type="float">
            <text:p>63.1465513706</text:p>
          </table:table-cell>
          <table:table-cell table:formula="of:=[.C533]/([.D533]-[.D532])" office:value-type="float" office:value="99675.6506136635" calcext:value-type="float">
            <text:p>99675.6506136635</text:p>
          </table:table-cell>
          <table:table-cell/>
          <table:table-cell office:value-type="float" office:value="1443143643.34105" calcext:value-type="float">
            <text:p>1443143643.34105</text:p>
          </table:table-cell>
          <table:table-cell table:formula="of:=[.G533]-[.$B$2]" office:value-type="float" office:value="63.3408741950989" calcext:value-type="float">
            <text:p>63.3408741951</text:p>
          </table:table-cell>
          <table:table-cell table:formula="of:=[.C533]/([.H533]-[.H532])" office:value-type="float" office:value="99679.439883128" calcext:value-type="float">
            <text:p>99679.439883128</text:p>
          </table:table-cell>
          <table:table-cell table:formula="of:=[.G533]-[.$B533]" office:value-type="float" office:value="0.194322824478149" calcext:value-type="float">
            <text:p>0.194322824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3643.19067" calcext:value-type="float">
            <text:p>1443143643.19067</text:p>
          </table:table-cell>
          <table:table-cell office:value-type="float" office:value="4376" calcext:value-type="float">
            <text:p>4376</text:p>
          </table:table-cell>
          <table:table-cell table:formula="of:=[.B534]-[.$B$2]" office:value-type="float" office:value="63.1904878616333" calcext:value-type="float">
            <text:p>63.1904878616</text:p>
          </table:table-cell>
          <table:table-cell table:formula="of:=[.C534]/([.D534]-[.D533])" office:value-type="float" office:value="99598.3042602953" calcext:value-type="float">
            <text:p>99598.3042602953</text:p>
          </table:table-cell>
          <table:table-cell/>
          <table:table-cell office:value-type="float" office:value="1443143643.38494" calcext:value-type="float">
            <text:p>1443143643.38494</text:p>
          </table:table-cell>
          <table:table-cell table:formula="of:=[.G534]-[.$B$2]" office:value-type="float" office:value="63.3847572803497" calcext:value-type="float">
            <text:p>63.3847572803</text:p>
          </table:table-cell>
          <table:table-cell table:formula="of:=[.C534]/([.H534]-[.H533])" office:value-type="float" office:value="99719.515503181" calcext:value-type="float">
            <text:p>99719.515503181</text:p>
          </table:table-cell>
          <table:table-cell table:formula="of:=[.G534]-[.$B534]" office:value-type="float" office:value="0.194269418716431" calcext:value-type="float">
            <text:p>0.1942694187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3643.23457" calcext:value-type="float">
            <text:p>1443143643.23457</text:p>
          </table:table-cell>
          <table:table-cell office:value-type="float" office:value="4376" calcext:value-type="float">
            <text:p>4376</text:p>
          </table:table-cell>
          <table:table-cell table:formula="of:=[.B535]-[.$B$2]" office:value-type="float" office:value="63.2343873977661" calcext:value-type="float">
            <text:p>63.2343873978</text:p>
          </table:table-cell>
          <table:table-cell table:formula="of:=[.C535]/([.D535]-[.D534])" office:value-type="float" office:value="99682.14668057" calcext:value-type="float">
            <text:p>99682.14668057</text:p>
          </table:table-cell>
          <table:table-cell/>
          <table:table-cell office:value-type="float" office:value="1443143643.42893" calcext:value-type="float">
            <text:p>1443143643.42893</text:p>
          </table:table-cell>
          <table:table-cell table:formula="of:=[.G535]-[.$B$2]" office:value-type="float" office:value="63.4287497997284" calcext:value-type="float">
            <text:p>63.4287497997</text:p>
          </table:table-cell>
          <table:table-cell table:formula="of:=[.C535]/([.H535]-[.H534])" office:value-type="float" office:value="99471.4570069045" calcext:value-type="float">
            <text:p>99471.4570069045</text:p>
          </table:table-cell>
          <table:table-cell table:formula="of:=[.G535]-[.$B535]" office:value-type="float" office:value="0.19436240196228" calcext:value-type="float">
            <text:p>0.194362402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3643.27846" calcext:value-type="float">
            <text:p>1443143643.27846</text:p>
          </table:table-cell>
          <table:table-cell office:value-type="float" office:value="4376" calcext:value-type="float">
            <text:p>4376</text:p>
          </table:table-cell>
          <table:table-cell table:formula="of:=[.B536]-[.$B$2]" office:value-type="float" office:value="63.2782824039459" calcext:value-type="float">
            <text:p>63.2782824039</text:p>
          </table:table-cell>
          <table:table-cell table:formula="of:=[.C536]/([.D536]-[.D535])" office:value-type="float" office:value="99692.4338516857" calcext:value-type="float">
            <text:p>99692.4338516857</text:p>
          </table:table-cell>
          <table:table-cell/>
          <table:table-cell office:value-type="float" office:value="1443143643.47278" calcext:value-type="float">
            <text:p>1443143643.47278</text:p>
          </table:table-cell>
          <table:table-cell table:formula="of:=[.G536]-[.$B$2]" office:value-type="float" office:value="63.472603559494" calcext:value-type="float">
            <text:p>63.4726035595</text:p>
          </table:table-cell>
          <table:table-cell table:formula="of:=[.C536]/([.H536]-[.H535])" office:value-type="float" office:value="99786.1990257481" calcext:value-type="float">
            <text:p>99786.1990257481</text:p>
          </table:table-cell>
          <table:table-cell table:formula="of:=[.G536]-[.$B536]" office:value-type="float" office:value="0.194321155548096" calcext:value-type="float">
            <text:p>0.1943211555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3643.32236" calcext:value-type="float">
            <text:p>1443143643.32236</text:p>
          </table:table-cell>
          <table:table-cell office:value-type="float" office:value="4376" calcext:value-type="float">
            <text:p>4376</text:p>
          </table:table-cell>
          <table:table-cell table:formula="of:=[.B537]-[.$B$2]" office:value-type="float" office:value="63.3221817016602" calcext:value-type="float">
            <text:p>63.3221817017</text:p>
          </table:table-cell>
          <table:table-cell table:formula="of:=[.C537]/([.D537]-[.D536])" office:value-type="float" office:value="99682.6880576993" calcext:value-type="float">
            <text:p>99682.6880576993</text:p>
          </table:table-cell>
          <table:table-cell/>
          <table:table-cell office:value-type="float" office:value="1443143643.51665" calcext:value-type="float">
            <text:p>1443143643.51665</text:p>
          </table:table-cell>
          <table:table-cell table:formula="of:=[.G537]-[.$B$2]" office:value-type="float" office:value="63.5164713859558" calcext:value-type="float">
            <text:p>63.516471386</text:p>
          </table:table-cell>
          <table:table-cell table:formula="of:=[.C537]/([.H537]-[.H536])" office:value-type="float" office:value="99754.2014946058" calcext:value-type="float">
            <text:p>99754.2014946058</text:p>
          </table:table-cell>
          <table:table-cell table:formula="of:=[.G537]-[.$B537]" office:value-type="float" office:value="0.194289684295654" calcext:value-type="float">
            <text:p>0.1942896843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3643.36626" calcext:value-type="float">
            <text:p>1443143643.36626</text:p>
          </table:table-cell>
          <table:table-cell office:value-type="float" office:value="4376" calcext:value-type="float">
            <text:p>4376</text:p>
          </table:table-cell>
          <table:table-cell table:formula="of:=[.B538]-[.$B$2]" office:value-type="float" office:value="63.3660786151886" calcext:value-type="float">
            <text:p>63.3660786152</text:p>
          </table:table-cell>
          <table:table-cell table:formula="of:=[.C538]/([.D538]-[.D537])" office:value-type="float" office:value="99688.1021524357" calcext:value-type="float">
            <text:p>99688.1021524357</text:p>
          </table:table-cell>
          <table:table-cell/>
          <table:table-cell office:value-type="float" office:value="1443143643.56056" calcext:value-type="float">
            <text:p>1443143643.56056</text:p>
          </table:table-cell>
          <table:table-cell table:formula="of:=[.G538]-[.$B$2]" office:value-type="float" office:value="63.5603809356689" calcext:value-type="float">
            <text:p>63.5603809357</text:p>
          </table:table-cell>
          <table:table-cell table:formula="of:=[.C538]/([.H538]-[.H537])" office:value-type="float" office:value="99659.4141499701" calcext:value-type="float">
            <text:p>99659.4141499701</text:p>
          </table:table-cell>
          <table:table-cell table:formula="of:=[.G538]-[.$B538]" office:value-type="float" office:value="0.194302320480347" calcext:value-type="float">
            <text:p>0.1943023205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3643.41016" calcext:value-type="float">
            <text:p>1443143643.41016</text:p>
          </table:table-cell>
          <table:table-cell office:value-type="float" office:value="4376" calcext:value-type="float">
            <text:p>4376</text:p>
          </table:table-cell>
          <table:table-cell table:formula="of:=[.B539]-[.$B$2]" office:value-type="float" office:value="63.4099764823914" calcext:value-type="float">
            <text:p>63.4099764824</text:p>
          </table:table-cell>
          <table:table-cell table:formula="of:=[.C539]/([.D539]-[.D538])" office:value-type="float" office:value="99685.9364439689" calcext:value-type="float">
            <text:p>99685.9364439689</text:p>
          </table:table-cell>
          <table:table-cell/>
          <table:table-cell office:value-type="float" office:value="1443143643.60443" calcext:value-type="float">
            <text:p>1443143643.60443</text:p>
          </table:table-cell>
          <table:table-cell table:formula="of:=[.G539]-[.$B$2]" office:value-type="float" office:value="63.6042530536652" calcext:value-type="float">
            <text:p>63.6042530537</text:p>
          </table:table-cell>
          <table:table-cell table:formula="of:=[.C539]/([.H539]-[.H538])" office:value-type="float" office:value="99744.4436208311" calcext:value-type="float">
            <text:p>99744.4436208311</text:p>
          </table:table-cell>
          <table:table-cell table:formula="of:=[.G539]-[.$B539]" office:value-type="float" office:value="0.194276571273804" calcext:value-type="float">
            <text:p>0.1942765713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3643.45406" calcext:value-type="float">
            <text:p>1443143643.45406</text:p>
          </table:table-cell>
          <table:table-cell office:value-type="float" office:value="4376" calcext:value-type="float">
            <text:p>4376</text:p>
          </table:table-cell>
          <table:table-cell table:formula="of:=[.B540]-[.$B$2]" office:value-type="float" office:value="63.4538776874542" calcext:value-type="float">
            <text:p>63.4538776875</text:p>
          </table:table-cell>
          <table:table-cell table:formula="of:=[.C540]/([.D540]-[.D539])" office:value-type="float" office:value="99678.3572053113" calcext:value-type="float">
            <text:p>99678.3572053113</text:p>
          </table:table-cell>
          <table:table-cell/>
          <table:table-cell office:value-type="float" office:value="1443143643.64834" calcext:value-type="float">
            <text:p>1443143643.64834</text:p>
          </table:table-cell>
          <table:table-cell table:formula="of:=[.G540]-[.$B$2]" office:value-type="float" office:value="63.6481642723084" calcext:value-type="float">
            <text:p>63.6481642723</text:p>
          </table:table-cell>
          <table:table-cell table:formula="of:=[.C540]/([.H540]-[.H539])" office:value-type="float" office:value="99655.6264028625" calcext:value-type="float">
            <text:p>99655.6264028625</text:p>
          </table:table-cell>
          <table:table-cell table:formula="of:=[.G540]-[.$B540]" office:value-type="float" office:value="0.194286584854126" calcext:value-type="float">
            <text:p>0.1942865849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3643.49795" calcext:value-type="float">
            <text:p>1443143643.49795</text:p>
          </table:table-cell>
          <table:table-cell office:value-type="float" office:value="4376" calcext:value-type="float">
            <text:p>4376</text:p>
          </table:table-cell>
          <table:table-cell table:formula="of:=[.B541]-[.$B$2]" office:value-type="float" office:value="63.497771024704" calcext:value-type="float">
            <text:p>63.4977710247</text:p>
          </table:table-cell>
          <table:table-cell table:formula="of:=[.C541]/([.D541]-[.D540])" office:value-type="float" office:value="99696.224397345" calcext:value-type="float">
            <text:p>99696.224397345</text:p>
          </table:table-cell>
          <table:table-cell/>
          <table:table-cell office:value-type="float" office:value="1443143643.69227" calcext:value-type="float">
            <text:p>1443143643.69227</text:p>
          </table:table-cell>
          <table:table-cell table:formula="of:=[.G541]-[.$B$2]" office:value-type="float" office:value="63.6920917034149" calcext:value-type="float">
            <text:p>63.6920917034</text:p>
          </table:table-cell>
          <table:table-cell table:formula="of:=[.C541]/([.H541]-[.H540])" office:value-type="float" office:value="99618.8461233683" calcext:value-type="float">
            <text:p>99618.8461233683</text:p>
          </table:table-cell>
          <table:table-cell table:formula="of:=[.G541]-[.$B541]" office:value-type="float" office:value="0.194320678710938" calcext:value-type="float">
            <text:p>0.1943206787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3643.54184" calcext:value-type="float">
            <text:p>1443143643.54184</text:p>
          </table:table-cell>
          <table:table-cell office:value-type="float" office:value="4376" calcext:value-type="float">
            <text:p>4376</text:p>
          </table:table-cell>
          <table:table-cell table:formula="of:=[.B542]-[.$B$2]" office:value-type="float" office:value="63.5416641235352" calcext:value-type="float">
            <text:p>63.5416641235</text:p>
          </table:table-cell>
          <table:table-cell table:formula="of:=[.C542]/([.D542]-[.D541])" office:value-type="float" office:value="99696.7659273986" calcext:value-type="float">
            <text:p>99696.7659273986</text:p>
          </table:table-cell>
          <table:table-cell/>
          <table:table-cell office:value-type="float" office:value="1443143643.73618" calcext:value-type="float">
            <text:p>1443143643.73618</text:p>
          </table:table-cell>
          <table:table-cell table:formula="of:=[.G542]-[.$B$2]" office:value-type="float" office:value="63.736002445221" calcext:value-type="float">
            <text:p>63.7360024452</text:p>
          </table:table-cell>
          <table:table-cell table:formula="of:=[.C542]/([.H542]-[.H541])" office:value-type="float" office:value="99656.7085869418" calcext:value-type="float">
            <text:p>99656.7085869418</text:p>
          </table:table-cell>
          <table:table-cell table:formula="of:=[.G542]-[.$B542]" office:value-type="float" office:value="0.194338321685791" calcext:value-type="float">
            <text:p>0.1943383217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3643.58576" calcext:value-type="float">
            <text:p>1443143643.58576</text:p>
          </table:table-cell>
          <table:table-cell office:value-type="float" office:value="4376" calcext:value-type="float">
            <text:p>4376</text:p>
          </table:table-cell>
          <table:table-cell table:formula="of:=[.B543]-[.$B$2]" office:value-type="float" office:value="63.5855777263641" calcext:value-type="float">
            <text:p>63.5855777264</text:p>
          </table:table-cell>
          <table:table-cell table:formula="of:=[.C543]/([.D543]-[.D542])" office:value-type="float" office:value="99650.2158349938" calcext:value-type="float">
            <text:p>99650.2158349938</text:p>
          </table:table-cell>
          <table:table-cell/>
          <table:table-cell office:value-type="float" office:value="1443143643.78018" calcext:value-type="float">
            <text:p>1443143643.78018</text:p>
          </table:table-cell>
          <table:table-cell table:formula="of:=[.G543]-[.$B$2]" office:value-type="float" office:value="63.7800009250641" calcext:value-type="float">
            <text:p>63.7800009251</text:p>
          </table:table-cell>
          <table:table-cell table:formula="of:=[.C543]/([.H543]-[.H542])" office:value-type="float" office:value="99457.9816302976" calcext:value-type="float">
            <text:p>99457.9816302976</text:p>
          </table:table-cell>
          <table:table-cell table:formula="of:=[.G543]-[.$B543]" office:value-type="float" office:value="0.194423198699951" calcext:value-type="float">
            <text:p>0.1944231987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3643.62965" calcext:value-type="float">
            <text:p>1443143643.62965</text:p>
          </table:table-cell>
          <table:table-cell office:value-type="float" office:value="4376" calcext:value-type="float">
            <text:p>4376</text:p>
          </table:table-cell>
          <table:table-cell table:formula="of:=[.B544]-[.$B$2]" office:value-type="float" office:value="63.6294708251953" calcext:value-type="float">
            <text:p>63.6294708252</text:p>
          </table:table-cell>
          <table:table-cell table:formula="of:=[.C544]/([.D544]-[.D543])" office:value-type="float" office:value="99696.7659273986" calcext:value-type="float">
            <text:p>99696.7659273986</text:p>
          </table:table-cell>
          <table:table-cell/>
          <table:table-cell office:value-type="float" office:value="1443143643.824" calcext:value-type="float">
            <text:p>1443143643.824</text:p>
          </table:table-cell>
          <table:table-cell table:formula="of:=[.G544]-[.$B$2]" office:value-type="float" office:value="63.8238246440888" calcext:value-type="float">
            <text:p>63.8238246441</text:p>
          </table:table-cell>
          <table:table-cell table:formula="of:=[.C544]/([.H544]-[.H543])" office:value-type="float" office:value="99854.6015124313" calcext:value-type="float">
            <text:p>99854.6015124313</text:p>
          </table:table-cell>
          <table:table-cell table:formula="of:=[.G544]-[.$B544]" office:value-type="float" office:value="0.194353818893433" calcext:value-type="float">
            <text:p>0.1943538189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3643.67358" calcext:value-type="float">
            <text:p>1443143643.67358</text:p>
          </table:table-cell>
          <table:table-cell office:value-type="float" office:value="4376" calcext:value-type="float">
            <text:p>4376</text:p>
          </table:table-cell>
          <table:table-cell table:formula="of:=[.B545]-[.$B$2]" office:value-type="float" office:value="63.6734011173248" calcext:value-type="float">
            <text:p>63.6734011173</text:p>
          </table:table-cell>
          <table:table-cell table:formula="of:=[.C545]/([.D545]-[.D544])" office:value-type="float" office:value="99612.3583038908" calcext:value-type="float">
            <text:p>99612.3583038908</text:p>
          </table:table-cell>
          <table:table-cell/>
          <table:table-cell office:value-type="float" office:value="1443143643.86795" calcext:value-type="float">
            <text:p>1443143643.86795</text:p>
          </table:table-cell>
          <table:table-cell table:formula="of:=[.G545]-[.$B$2]" office:value-type="float" office:value="63.8677682876587" calcext:value-type="float">
            <text:p>63.8677682877</text:p>
          </table:table-cell>
          <table:table-cell table:formula="of:=[.C545]/([.H545]-[.H544])" office:value-type="float" office:value="99582.092983132" calcext:value-type="float">
            <text:p>99582.092983132</text:p>
          </table:table-cell>
          <table:table-cell table:formula="of:=[.G545]-[.$B545]" office:value-type="float" office:value="0.194367170333862" calcext:value-type="float">
            <text:p>0.1943671703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3643.71748" calcext:value-type="float">
            <text:p>1443143643.71748</text:p>
          </table:table-cell>
          <table:table-cell office:value-type="float" office:value="4376" calcext:value-type="float">
            <text:p>4376</text:p>
          </table:table-cell>
          <table:table-cell table:formula="of:=[.B546]-[.$B$2]" office:value-type="float" office:value="63.7173001766205" calcext:value-type="float">
            <text:p>63.7173001766</text:p>
          </table:table-cell>
          <table:table-cell table:formula="of:=[.C546]/([.D546]-[.D545])" office:value-type="float" office:value="99683.2294407091" calcext:value-type="float">
            <text:p>99683.2294407091</text:p>
          </table:table-cell>
          <table:table-cell/>
          <table:table-cell office:value-type="float" office:value="1443143643.91181" calcext:value-type="float">
            <text:p>1443143643.91181</text:p>
          </table:table-cell>
          <table:table-cell table:formula="of:=[.G546]-[.$B$2]" office:value-type="float" office:value="63.9116325378418" calcext:value-type="float">
            <text:p>63.9116325378</text:p>
          </table:table-cell>
          <table:table-cell table:formula="of:=[.C546]/([.H546]-[.H545])" office:value-type="float" office:value="99762.3345146211" calcext:value-type="float">
            <text:p>99762.3345146211</text:p>
          </table:table-cell>
          <table:table-cell table:formula="of:=[.G546]-[.$B546]" office:value-type="float" office:value="0.194332361221313" calcext:value-type="float">
            <text:p>0.194332361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3643.76137" calcext:value-type="float">
            <text:p>1443143643.76137</text:p>
          </table:table-cell>
          <table:table-cell office:value-type="float" office:value="4376" calcext:value-type="float">
            <text:p>4376</text:p>
          </table:table-cell>
          <table:table-cell table:formula="of:=[.B547]-[.$B$2]" office:value-type="float" office:value="63.7611956596375" calcext:value-type="float">
            <text:p>63.7611956596</text:p>
          </table:table-cell>
          <table:table-cell table:formula="of:=[.C547]/([.D547]-[.D546])" office:value-type="float" office:value="99691.3508915817" calcext:value-type="float">
            <text:p>99691.3508915817</text:p>
          </table:table-cell>
          <table:table-cell/>
          <table:table-cell office:value-type="float" office:value="1443143643.95573" calcext:value-type="float">
            <text:p>1443143643.95573</text:p>
          </table:table-cell>
          <table:table-cell table:formula="of:=[.G547]-[.$B$2]" office:value-type="float" office:value="63.9555542469025" calcext:value-type="float">
            <text:p>63.9555542469</text:p>
          </table:table-cell>
          <table:table-cell table:formula="of:=[.C547]/([.H547]-[.H546])" office:value-type="float" office:value="99631.8242979899" calcext:value-type="float">
            <text:p>99631.8242979899</text:p>
          </table:table-cell>
          <table:table-cell table:formula="of:=[.G547]-[.$B547]" office:value-type="float" office:value="0.194358587265015" calcext:value-type="float">
            <text:p>0.1943585873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3643.80528" calcext:value-type="float">
            <text:p>1443143643.80528</text:p>
          </table:table-cell>
          <table:table-cell office:value-type="float" office:value="4376" calcext:value-type="float">
            <text:p>4376</text:p>
          </table:table-cell>
          <table:table-cell table:formula="of:=[.B548]-[.$B$2]" office:value-type="float" office:value="63.805100440979" calcext:value-type="float">
            <text:p>63.805100441</text:p>
          </table:table-cell>
          <table:table-cell table:formula="of:=[.C548]/([.D548]-[.D547])" office:value-type="float" office:value="99670.2378713006" calcext:value-type="float">
            <text:p>99670.2378713006</text:p>
          </table:table-cell>
          <table:table-cell/>
          <table:table-cell office:value-type="float" office:value="1443143643.99962" calcext:value-type="float">
            <text:p>1443143643.99962</text:p>
          </table:table-cell>
          <table:table-cell table:formula="of:=[.G548]-[.$B$2]" office:value-type="float" office:value="63.999439239502" calcext:value-type="float">
            <text:p>63.9994392395</text:p>
          </table:table-cell>
          <table:table-cell table:formula="of:=[.C548]/([.H548]-[.H547])" office:value-type="float" office:value="99715.1814502328" calcext:value-type="float">
            <text:p>99715.1814502328</text:p>
          </table:table-cell>
          <table:table-cell table:formula="of:=[.G548]-[.$B548]" office:value-type="float" office:value="0.194338798522949" calcext:value-type="float">
            <text:p>0.1943387985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3643.84918" calcext:value-type="float">
            <text:p>1443143643.84918</text:p>
          </table:table-cell>
          <table:table-cell office:value-type="float" office:value="4376" calcext:value-type="float">
            <text:p>4376</text:p>
          </table:table-cell>
          <table:table-cell table:formula="of:=[.B549]-[.$B$2]" office:value-type="float" office:value="63.8490016460419" calcext:value-type="float">
            <text:p>63.849001646</text:p>
          </table:table-cell>
          <table:table-cell table:formula="of:=[.C549]/([.D549]-[.D548])" office:value-type="float" office:value="99678.3572053113" calcext:value-type="float">
            <text:p>99678.3572053113</text:p>
          </table:table-cell>
          <table:table-cell/>
          <table:table-cell office:value-type="float" office:value="1443143644.04347" calcext:value-type="float">
            <text:p>1443143644.04347</text:p>
          </table:table-cell>
          <table:table-cell table:formula="of:=[.G549]-[.$B$2]" office:value-type="float" office:value="64.0432865619659" calcext:value-type="float">
            <text:p>64.043286562</text:p>
          </table:table-cell>
          <table:table-cell table:formula="of:=[.C549]/([.H549]-[.H548])" office:value-type="float" office:value="99800.8488110968" calcext:value-type="float">
            <text:p>99800.8488110968</text:p>
          </table:table-cell>
          <table:table-cell table:formula="of:=[.G549]-[.$B549]" office:value-type="float" office:value="0.194284915924072" calcext:value-type="float">
            <text:p>0.1942849159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3643.89313" calcext:value-type="float">
            <text:p>1443143643.89313</text:p>
          </table:table-cell>
          <table:table-cell office:value-type="float" office:value="4376" calcext:value-type="float">
            <text:p>4376</text:p>
          </table:table-cell>
          <table:table-cell table:formula="of:=[.B550]-[.$B$2]" office:value-type="float" office:value="63.8929493427277" calcext:value-type="float">
            <text:p>63.8929493427</text:p>
          </table:table-cell>
          <table:table-cell table:formula="of:=[.C550]/([.D550]-[.D549])" office:value-type="float" office:value="99572.9089350621" calcext:value-type="float">
            <text:p>99572.9089350621</text:p>
          </table:table-cell>
          <table:table-cell/>
          <table:table-cell office:value-type="float" office:value="1443143644.08743" calcext:value-type="float">
            <text:p>1443143644.08743</text:p>
          </table:table-cell>
          <table:table-cell table:formula="of:=[.G550]-[.$B$2]" office:value-type="float" office:value="64.0872557163239" calcext:value-type="float">
            <text:p>64.0872557163</text:p>
          </table:table-cell>
          <table:table-cell table:formula="of:=[.C550]/([.H550]-[.H549])" office:value-type="float" office:value="99524.3157141308" calcext:value-type="float">
            <text:p>99524.3157141308</text:p>
          </table:table-cell>
          <table:table-cell table:formula="of:=[.G550]-[.$B550]" office:value-type="float" office:value="0.194306373596191" calcext:value-type="float">
            <text:p>0.1943063736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3643.93701" calcext:value-type="float">
            <text:p>1443143643.93701</text:p>
          </table:table-cell>
          <table:table-cell office:value-type="float" office:value="4376" calcext:value-type="float">
            <text:p>4376</text:p>
          </table:table-cell>
          <table:table-cell table:formula="of:=[.B551]-[.$B$2]" office:value-type="float" office:value="63.9368317127228" calcext:value-type="float">
            <text:p>63.9368317127</text:p>
          </table:table-cell>
          <table:table-cell table:formula="of:=[.C551]/([.D551]-[.D550])" office:value-type="float" office:value="99721.14087017" calcext:value-type="float">
            <text:p>99721.14087017</text:p>
          </table:table-cell>
          <table:table-cell/>
          <table:table-cell office:value-type="float" office:value="1443143644.13136" calcext:value-type="float">
            <text:p>1443143644.13136</text:p>
          </table:table-cell>
          <table:table-cell table:formula="of:=[.G551]-[.$B$2]" office:value-type="float" office:value="64.1311857700348" calcext:value-type="float">
            <text:p>64.13118577</text:p>
          </table:table-cell>
          <table:table-cell table:formula="of:=[.C551]/([.H551]-[.H550])" office:value-type="float" office:value="99612.8989232372" calcext:value-type="float">
            <text:p>99612.8989232372</text:p>
          </table:table-cell>
          <table:table-cell table:formula="of:=[.G551]-[.$B551]" office:value-type="float" office:value="0.194354057312012" calcext:value-type="float">
            <text:p>0.1943540573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3643.98091" calcext:value-type="float">
            <text:p>1443143643.98091</text:p>
          </table:table-cell>
          <table:table-cell office:value-type="float" office:value="4376" calcext:value-type="float">
            <text:p>4376</text:p>
          </table:table-cell>
          <table:table-cell table:formula="of:=[.B552]-[.$B$2]" office:value-type="float" office:value="63.980726480484" calcext:value-type="float">
            <text:p>63.9807264805</text:p>
          </table:table-cell>
          <table:table-cell table:formula="of:=[.C552]/([.D552]-[.D551])" office:value-type="float" office:value="99692.975340561" calcext:value-type="float">
            <text:p>99692.975340561</text:p>
          </table:table-cell>
          <table:table-cell/>
          <table:table-cell office:value-type="float" office:value="1443143644.17517" calcext:value-type="float">
            <text:p>1443143644.17517</text:p>
          </table:table-cell>
          <table:table-cell table:formula="of:=[.G552]-[.$B$2]" office:value-type="float" office:value="64.1749939918518" calcext:value-type="float">
            <text:p>64.1749939919</text:p>
          </table:table-cell>
          <table:table-cell table:formula="of:=[.C552]/([.H552]-[.H551])" office:value-type="float" office:value="99889.9251898011" calcext:value-type="float">
            <text:p>99889.9251898011</text:p>
          </table:table-cell>
          <table:table-cell table:formula="of:=[.G552]-[.$B552]" office:value-type="float" office:value="0.194267511367798" calcext:value-type="float">
            <text:p>0.1942675114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3644.02471" calcext:value-type="float">
            <text:p>1443143644.02471</text:p>
          </table:table-cell>
          <table:table-cell office:value-type="float" office:value="4376" calcext:value-type="float">
            <text:p>4376</text:p>
          </table:table-cell>
          <table:table-cell table:formula="of:=[.B553]-[.$B$2]" office:value-type="float" office:value="64.0245268344879" calcext:value-type="float">
            <text:p>64.0245268345</text:p>
          </table:table-cell>
          <table:table-cell table:formula="of:=[.C553]/([.D553]-[.D552])" office:value-type="float" office:value="99907.8683156245" calcext:value-type="float">
            <text:p>99907.8683156245</text:p>
          </table:table-cell>
          <table:table-cell/>
          <table:table-cell office:value-type="float" office:value="1443143644.21897" calcext:value-type="float">
            <text:p>1443143644.21897</text:p>
          </table:table-cell>
          <table:table-cell table:formula="of:=[.G553]-[.$B$2]" office:value-type="float" office:value="64.218786239624" calcext:value-type="float">
            <text:p>64.2187862396</text:p>
          </table:table-cell>
          <table:table-cell table:formula="of:=[.C553]/([.H553]-[.H552])" office:value-type="float" office:value="99926.3619159616" calcext:value-type="float">
            <text:p>99926.3619159616</text:p>
          </table:table-cell>
          <table:table-cell table:formula="of:=[.G553]-[.$B553]" office:value-type="float" office:value="0.194259405136108" calcext:value-type="float">
            <text:p>0.194259405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3644.06842" calcext:value-type="float">
            <text:p>1443143644.06842</text:p>
          </table:table-cell>
          <table:table-cell office:value-type="float" office:value="4376" calcext:value-type="float">
            <text:p>4376</text:p>
          </table:table-cell>
          <table:table-cell table:formula="of:=[.B554]-[.$B$2]" office:value-type="float" office:value="64.0682377815247" calcext:value-type="float">
            <text:p>64.0682377815</text:p>
          </table:table-cell>
          <table:table-cell table:formula="of:=[.C554]/([.D554]-[.D553])" office:value-type="float" office:value="100112.221231939" calcext:value-type="float">
            <text:p>100112.221231939</text:p>
          </table:table-cell>
          <table:table-cell/>
          <table:table-cell office:value-type="float" office:value="1443143644.26278" calcext:value-type="float">
            <text:p>1443143644.26278</text:p>
          </table:table-cell>
          <table:table-cell table:formula="of:=[.G554]-[.$B$2]" office:value-type="float" office:value="64.2625994682312" calcext:value-type="float">
            <text:p>64.2625994682</text:p>
          </table:table-cell>
          <table:table-cell table:formula="of:=[.C554]/([.H554]-[.H553])" office:value-type="float" office:value="99878.5101923098" calcext:value-type="float">
            <text:p>99878.5101923098</text:p>
          </table:table-cell>
          <table:table-cell table:formula="of:=[.G554]-[.$B554]" office:value-type="float" office:value="0.194361686706543" calcext:value-type="float">
            <text:p>0.1943616867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3644.11209" calcext:value-type="float">
            <text:p>1443143644.11209</text:p>
          </table:table-cell>
          <table:table-cell office:value-type="float" office:value="4376" calcext:value-type="float">
            <text:p>4376</text:p>
          </table:table-cell>
          <table:table-cell table:formula="of:=[.B555]-[.$B$2]" office:value-type="float" office:value="64.1119134426117" calcext:value-type="float">
            <text:p>64.1119134426</text:p>
          </table:table-cell>
          <table:table-cell table:formula="of:=[.C555]/([.D555]-[.D554])" office:value-type="float" office:value="100193.102773638" calcext:value-type="float">
            <text:p>100193.102773638</text:p>
          </table:table-cell>
          <table:table-cell/>
          <table:table-cell office:value-type="float" office:value="1443143644.30892" calcext:value-type="float">
            <text:p>1443143644.30892</text:p>
          </table:table-cell>
          <table:table-cell table:formula="of:=[.G555]-[.$B$2]" office:value-type="float" office:value="64.308744430542" calcext:value-type="float">
            <text:p>64.3087444305</text:p>
          </table:table-cell>
          <table:table-cell table:formula="of:=[.C555]/([.H555]-[.H554])" office:value-type="float" office:value="94831.5868269042" calcext:value-type="float">
            <text:p>94831.5868269042</text:p>
          </table:table-cell>
          <table:table-cell table:formula="of:=[.G555]-[.$B555]" office:value-type="float" office:value="0.196830987930298" calcext:value-type="float">
            <text:p>0.1968309879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3644.15579" calcext:value-type="float">
            <text:p>1443143644.15579</text:p>
          </table:table-cell>
          <table:table-cell office:value-type="float" office:value="4376" calcext:value-type="float">
            <text:p>4376</text:p>
          </table:table-cell>
          <table:table-cell table:formula="of:=[.B556]-[.$B$2]" office:value-type="float" office:value="64.1556131839752" calcext:value-type="float">
            <text:p>64.155613184</text:p>
          </table:table-cell>
          <table:table-cell table:formula="of:=[.C556]/([.D556]-[.D555])" office:value-type="float" office:value="100137.892432757" calcext:value-type="float">
            <text:p>100137.892432757</text:p>
          </table:table-cell>
          <table:table-cell/>
          <table:table-cell office:value-type="float" office:value="1443143644.39379" calcext:value-type="float">
            <text:p>1443143644.39379</text:p>
          </table:table-cell>
          <table:table-cell table:formula="of:=[.G556]-[.$B$2]" office:value-type="float" office:value="64.3936154842377" calcext:value-type="float">
            <text:p>64.3936154842</text:p>
          </table:table-cell>
          <table:table-cell table:formula="of:=[.C556]/([.H556]-[.H555])" office:value-type="float" office:value="51560.5711187583" calcext:value-type="float">
            <text:p>51560.5711187583</text:p>
          </table:table-cell>
          <table:table-cell table:formula="of:=[.G556]-[.$B556]" office:value-type="float" office:value="0.238002300262451" calcext:value-type="float">
            <text:p>0.2380023003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3644.19947" calcext:value-type="float">
            <text:p>1443143644.19947</text:p>
          </table:table-cell>
          <table:table-cell office:value-type="float" office:value="4376" calcext:value-type="float">
            <text:p>4376</text:p>
          </table:table-cell>
          <table:table-cell table:formula="of:=[.B557]-[.$B$2]" office:value-type="float" office:value="64.199289560318" calcext:value-type="float">
            <text:p>64.1992895603</text:p>
          </table:table-cell>
          <table:table-cell table:formula="of:=[.C557]/([.D557]-[.D556])" office:value-type="float" office:value="100191.46198524" calcext:value-type="float">
            <text:p>100191.46198524</text:p>
          </table:table-cell>
          <table:table-cell/>
          <table:table-cell office:value-type="float" office:value="1443143644.43745" calcext:value-type="float">
            <text:p>1443143644.43745</text:p>
          </table:table-cell>
          <table:table-cell table:formula="of:=[.G557]-[.$B$2]" office:value-type="float" office:value="64.4372684955597" calcext:value-type="float">
            <text:p>64.4372684956</text:p>
          </table:table-cell>
          <table:table-cell table:formula="of:=[.C557]/([.H557]-[.H556])" office:value-type="float" office:value="100245.088883306" calcext:value-type="float">
            <text:p>100245.088883306</text:p>
          </table:table-cell>
          <table:table-cell table:formula="of:=[.G557]-[.$B557]" office:value-type="float" office:value="0.237978935241699" calcext:value-type="float">
            <text:p>0.2379789352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3644.24314" calcext:value-type="float">
            <text:p>1443143644.24314</text:p>
          </table:table-cell>
          <table:table-cell office:value-type="float" office:value="4376" calcext:value-type="float">
            <text:p>4376</text:p>
          </table:table-cell>
          <table:table-cell table:formula="of:=[.B558]-[.$B$2]" office:value-type="float" office:value="64.2429649829865" calcext:value-type="float">
            <text:p>64.242964983</text:p>
          </table:table-cell>
          <table:table-cell table:formula="of:=[.C558]/([.D558]-[.D557])" office:value-type="float" office:value="100193.649715047" calcext:value-type="float">
            <text:p>100193.649715047</text:p>
          </table:table-cell>
          <table:table-cell/>
          <table:table-cell office:value-type="float" office:value="1443143644.48113" calcext:value-type="float">
            <text:p>1443143644.48113</text:p>
          </table:table-cell>
          <table:table-cell table:formula="of:=[.G558]-[.$B$2]" office:value-type="float" office:value="64.4809513092041" calcext:value-type="float">
            <text:p>64.4809513092</text:p>
          </table:table-cell>
          <table:table-cell table:formula="of:=[.C558]/([.H558]-[.H557])" office:value-type="float" office:value="100176.697307594" calcext:value-type="float">
            <text:p>100176.697307594</text:p>
          </table:table-cell>
          <table:table-cell table:formula="of:=[.G558]-[.$B558]" office:value-type="float" office:value="0.237986326217651" calcext:value-type="float">
            <text:p>0.2379863262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3644.28682" calcext:value-type="float">
            <text:p>1443143644.28682</text:p>
          </table:table-cell>
          <table:table-cell office:value-type="float" office:value="4376" calcext:value-type="float">
            <text:p>4376</text:p>
          </table:table-cell>
          <table:table-cell table:formula="of:=[.B559]-[.$B$2]" office:value-type="float" office:value="64.2866394519806" calcext:value-type="float">
            <text:p>64.286639452</text:p>
          </table:table-cell>
          <table:table-cell table:formula="of:=[.C559]/([.D559]-[.D558])" office:value-type="float" office:value="100195.837540397" calcext:value-type="float">
            <text:p>100195.837540397</text:p>
          </table:table-cell>
          <table:table-cell/>
          <table:table-cell office:value-type="float" office:value="1443143644.52478" calcext:value-type="float">
            <text:p>1443143644.52478</text:p>
          </table:table-cell>
          <table:table-cell table:formula="of:=[.G559]-[.$B$2]" office:value-type="float" office:value="64.5245974063873" calcext:value-type="float">
            <text:p>64.5245974064</text:p>
          </table:table-cell>
          <table:table-cell table:formula="of:=[.C559]/([.H559]-[.H558])" office:value-type="float" office:value="100260.969076558" calcext:value-type="float">
            <text:p>100260.969076558</text:p>
          </table:table-cell>
          <table:table-cell table:formula="of:=[.G559]-[.$B559]" office:value-type="float" office:value="0.237957954406738" calcext:value-type="float">
            <text:p>0.2379579544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3644.33049" calcext:value-type="float">
            <text:p>1443143644.33049</text:p>
          </table:table-cell>
          <table:table-cell office:value-type="float" office:value="4376" calcext:value-type="float">
            <text:p>4376</text:p>
          </table:table-cell>
          <table:table-cell table:formula="of:=[.B560]-[.$B$2]" office:value-type="float" office:value="64.3303115367889" calcext:value-type="float">
            <text:p>64.3303115368</text:p>
          </table:table-cell>
          <table:table-cell table:formula="of:=[.C560]/([.D560]-[.D559])" office:value-type="float" office:value="100201.30752181" calcext:value-type="float">
            <text:p>100201.30752181</text:p>
          </table:table-cell>
          <table:table-cell/>
          <table:table-cell office:value-type="float" office:value="1443143644.56852" calcext:value-type="float">
            <text:p>1443143644.56852</text:p>
          </table:table-cell>
          <table:table-cell table:formula="of:=[.G560]-[.$B$2]" office:value-type="float" office:value="64.5683364868164" calcext:value-type="float">
            <text:p>64.5683364868</text:p>
          </table:table-cell>
          <table:table-cell table:formula="of:=[.C560]/([.H560]-[.H559])" office:value-type="float" office:value="100047.828099534" calcext:value-type="float">
            <text:p>100047.828099534</text:p>
          </table:table-cell>
          <table:table-cell table:formula="of:=[.G560]-[.$B560]" office:value-type="float" office:value="0.238024950027466" calcext:value-type="float">
            <text:p>0.23802495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3644.37416" calcext:value-type="float">
            <text:p>1443143644.37416</text:p>
          </table:table-cell>
          <table:table-cell office:value-type="float" office:value="4376" calcext:value-type="float">
            <text:p>4376</text:p>
          </table:table-cell>
          <table:table-cell table:formula="of:=[.B561]-[.$B$2]" office:value-type="float" office:value="64.3739805221558" calcext:value-type="float">
            <text:p>64.3739805222</text:p>
          </table:table-cell>
          <table:table-cell table:formula="of:=[.C561]/([.D561]-[.D560])" office:value-type="float" office:value="100208.419390591" calcext:value-type="float">
            <text:p>100208.419390591</text:p>
          </table:table-cell>
          <table:table-cell/>
          <table:table-cell office:value-type="float" office:value="1443143644.61216" calcext:value-type="float">
            <text:p>1443143644.61216</text:p>
          </table:table-cell>
          <table:table-cell table:formula="of:=[.G561]-[.$B$2]" office:value-type="float" office:value="64.6119804382324" calcext:value-type="float">
            <text:p>64.6119804382</text:p>
          </table:table-cell>
          <table:table-cell table:formula="of:=[.C561]/([.H561]-[.H560])" office:value-type="float" office:value="100265.898435451" calcext:value-type="float">
            <text:p>100265.898435451</text:p>
          </table:table-cell>
          <table:table-cell table:formula="of:=[.G561]-[.$B561]" office:value-type="float" office:value="0.23799991607666" calcext:value-type="float">
            <text:p>0.237999916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3644.41783" calcext:value-type="float">
            <text:p>1443143644.41783</text:p>
          </table:table-cell>
          <table:table-cell office:value-type="float" office:value="4376" calcext:value-type="float">
            <text:p>4376</text:p>
          </table:table-cell>
          <table:table-cell table:formula="of:=[.B562]-[.$B$2]" office:value-type="float" office:value="64.4176549911499" calcext:value-type="float">
            <text:p>64.4176549911</text:p>
          </table:table-cell>
          <table:table-cell table:formula="of:=[.C562]/([.D562]-[.D561])" office:value-type="float" office:value="100195.837540397" calcext:value-type="float">
            <text:p>100195.837540397</text:p>
          </table:table-cell>
          <table:table-cell/>
          <table:table-cell office:value-type="float" office:value="1443143644.65587" calcext:value-type="float">
            <text:p>1443143644.65587</text:p>
          </table:table-cell>
          <table:table-cell table:formula="of:=[.G562]-[.$B$2]" office:value-type="float" office:value="64.6556940078735" calcext:value-type="float">
            <text:p>64.6556940079</text:p>
          </table:table-cell>
          <table:table-cell table:formula="of:=[.C562]/([.H562]-[.H561])" office:value-type="float" office:value="100106.214979165" calcext:value-type="float">
            <text:p>100106.214979165</text:p>
          </table:table-cell>
          <table:table-cell table:formula="of:=[.G562]-[.$B562]" office:value-type="float" office:value="0.238039016723633" calcext:value-type="float">
            <text:p>0.2380390167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3644.46151" calcext:value-type="float">
            <text:p>1443143644.46151</text:p>
          </table:table-cell>
          <table:table-cell office:value-type="float" office:value="4376" calcext:value-type="float">
            <text:p>4376</text:p>
          </table:table-cell>
          <table:table-cell table:formula="of:=[.B563]-[.$B$2]" office:value-type="float" office:value="64.4613299369812" calcext:value-type="float">
            <text:p>64.461329937</text:p>
          </table:table-cell>
          <table:table-cell table:formula="of:=[.C563]/([.D563]-[.D562])" office:value-type="float" office:value="100194.743615779" calcext:value-type="float">
            <text:p>100194.743615779</text:p>
          </table:table-cell>
          <table:table-cell/>
          <table:table-cell office:value-type="float" office:value="1443143644.69949" calcext:value-type="float">
            <text:p>1443143644.69949</text:p>
          </table:table-cell>
          <table:table-cell table:formula="of:=[.G563]-[.$B$2]" office:value-type="float" office:value="64.6993153095245" calcext:value-type="float">
            <text:p>64.6993153095</text:p>
          </table:table-cell>
          <table:table-cell table:formula="of:=[.C563]/([.H563]-[.H562])" office:value-type="float" office:value="100317.96013358" calcext:value-type="float">
            <text:p>100317.96013358</text:p>
          </table:table-cell>
          <table:table-cell table:formula="of:=[.G563]-[.$B563]" office:value-type="float" office:value="0.237985372543335" calcext:value-type="float">
            <text:p>0.2379853725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3644.50519" calcext:value-type="float">
            <text:p>1443143644.50519</text:p>
          </table:table-cell>
          <table:table-cell office:value-type="float" office:value="4376" calcext:value-type="float">
            <text:p>4376</text:p>
          </table:table-cell>
          <table:table-cell table:formula="of:=[.B564]-[.$B$2]" office:value-type="float" office:value="64.5050082206726" calcext:value-type="float">
            <text:p>64.5050082207</text:p>
          </table:table-cell>
          <table:table-cell table:formula="of:=[.C564]/([.D564]-[.D563])" office:value-type="float" office:value="100187.086812227" calcext:value-type="float">
            <text:p>100187.086812227</text:p>
          </table:table-cell>
          <table:table-cell/>
          <table:table-cell office:value-type="float" office:value="1443143644.74573" calcext:value-type="float">
            <text:p>1443143644.74573</text:p>
          </table:table-cell>
          <table:table-cell table:formula="of:=[.G564]-[.$B$2]" office:value-type="float" office:value="64.7455484867096" calcext:value-type="float">
            <text:p>64.7455484867</text:p>
          </table:table-cell>
          <table:table-cell table:formula="of:=[.C564]/([.H564]-[.H563])" office:value-type="float" office:value="94650.6441139462" calcext:value-type="float">
            <text:p>94650.6441139462</text:p>
          </table:table-cell>
          <table:table-cell table:formula="of:=[.G564]-[.$B564]" office:value-type="float" office:value="0.240540266036987" calcext:value-type="float">
            <text:p>0.240540266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3644.54886" calcext:value-type="float">
            <text:p>1443143644.54886</text:p>
          </table:table-cell>
          <table:table-cell office:value-type="float" office:value="4376" calcext:value-type="float">
            <text:p>4376</text:p>
          </table:table-cell>
          <table:table-cell table:formula="of:=[.B565]-[.$B$2]" office:value-type="float" office:value="64.548681974411" calcext:value-type="float">
            <text:p>64.5486819744</text:p>
          </table:table-cell>
          <table:table-cell table:formula="of:=[.C565]/([.D565]-[.D564])" office:value-type="float" office:value="100197.478472112" calcext:value-type="float">
            <text:p>100197.478472112</text:p>
          </table:table-cell>
          <table:table-cell/>
          <table:table-cell office:value-type="float" office:value="1443143644.83053" calcext:value-type="float">
            <text:p>1443143644.83053</text:p>
          </table:table-cell>
          <table:table-cell table:formula="of:=[.G565]-[.$B$2]" office:value-type="float" office:value="64.8303496837616" calcext:value-type="float">
            <text:p>64.8303496838</text:p>
          </table:table-cell>
          <table:table-cell table:formula="of:=[.C565]/([.H565]-[.H564])" office:value-type="float" office:value="51603.0451470696" calcext:value-type="float">
            <text:p>51603.0451470696</text:p>
          </table:table-cell>
          <table:table-cell table:formula="of:=[.G565]-[.$B565]" office:value-type="float" office:value="0.281667709350586" calcext:value-type="float">
            <text:p>0.281667709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3644.59254" calcext:value-type="float">
            <text:p>1443143644.59254</text:p>
          </table:table-cell>
          <table:table-cell office:value-type="float" office:value="4376" calcext:value-type="float">
            <text:p>4376</text:p>
          </table:table-cell>
          <table:table-cell table:formula="of:=[.B566]-[.$B$2]" office:value-type="float" office:value="64.5923588275909" calcext:value-type="float">
            <text:p>64.5923588276</text:p>
          </table:table-cell>
          <table:table-cell table:formula="of:=[.C566]/([.D566]-[.D565])" office:value-type="float" office:value="100190.368156162" calcext:value-type="float">
            <text:p>100190.368156162</text:p>
          </table:table-cell>
          <table:table-cell/>
          <table:table-cell office:value-type="float" office:value="1443143644.91797" calcext:value-type="float">
            <text:p>1443143644.91797</text:p>
          </table:table-cell>
          <table:table-cell table:formula="of:=[.G566]-[.$B$2]" office:value-type="float" office:value="64.9177892208099" calcext:value-type="float">
            <text:p>64.9177892208</text:p>
          </table:table-cell>
          <table:table-cell table:formula="of:=[.C566]/([.H566]-[.H565])" office:value-type="float" office:value="50046.0106230982" calcext:value-type="float">
            <text:p>50046.0106230982</text:p>
          </table:table-cell>
          <table:table-cell table:formula="of:=[.G566]-[.$B566]" office:value-type="float" office:value="0.325430393218994" calcext:value-type="float">
            <text:p>0.3254303932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3644.6362" calcext:value-type="float">
            <text:p>1443143644.6362</text:p>
          </table:table-cell>
          <table:table-cell office:value-type="float" office:value="4376" calcext:value-type="float">
            <text:p>4376</text:p>
          </table:table-cell>
          <table:table-cell table:formula="of:=[.B567]-[.$B$2]" office:value-type="float" office:value="64.6360232830048" calcext:value-type="float">
            <text:p>64.636023283</text:p>
          </table:table-cell>
          <table:table-cell table:formula="of:=[.C567]/([.D567]-[.D566])" office:value-type="float" office:value="100218.815476516" calcext:value-type="float">
            <text:p>100218.815476516</text:p>
          </table:table-cell>
          <table:table-cell/>
          <table:table-cell office:value-type="float" office:value="1443143644.93249" calcext:value-type="float">
            <text:p>1443143644.93249</text:p>
          </table:table-cell>
          <table:table-cell table:formula="of:=[.G567]-[.$B$2]" office:value-type="float" office:value="64.9323153495789" calcext:value-type="float">
            <text:p>64.9323153496</text:p>
          </table:table-cell>
          <table:table-cell table:formula="of:=[.C567]/([.H567]-[.H566])" office:value-type="float" office:value="301250.255289116" calcext:value-type="float">
            <text:p>301250.255289116</text:p>
          </table:table-cell>
          <table:table-cell table:formula="of:=[.G567]-[.$B567]" office:value-type="float" office:value="0.296292066574097" calcext:value-type="float">
            <text:p>0.296292066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3644.67988" calcext:value-type="float">
            <text:p>1443143644.67988</text:p>
          </table:table-cell>
          <table:table-cell office:value-type="float" office:value="4376" calcext:value-type="float">
            <text:p>4376</text:p>
          </table:table-cell>
          <table:table-cell table:formula="of:=[.B568]-[.$B$2]" office:value-type="float" office:value="64.6796987056732" calcext:value-type="float">
            <text:p>64.6796987057</text:p>
          </table:table-cell>
          <table:table-cell table:formula="of:=[.C568]/([.D568]-[.D567])" office:value-type="float" office:value="100193.649715047" calcext:value-type="float">
            <text:p>100193.649715047</text:p>
          </table:table-cell>
          <table:table-cell/>
          <table:table-cell office:value-type="float" office:value="1443143644.96153" calcext:value-type="float">
            <text:p>1443143644.96153</text:p>
          </table:table-cell>
          <table:table-cell table:formula="of:=[.G568]-[.$B$2]" office:value-type="float" office:value="64.9613518714905" calcext:value-type="float">
            <text:p>64.9613518715</text:p>
          </table:table-cell>
          <table:table-cell table:formula="of:=[.C568]/([.H568]-[.H567])" office:value-type="float" office:value="150706.755213978" calcext:value-type="float">
            <text:p>150706.755213978</text:p>
          </table:table-cell>
          <table:table-cell table:formula="of:=[.G568]-[.$B568]" office:value-type="float" office:value="0.281653165817261" calcext:value-type="float">
            <text:p>0.2816531658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43644.72355" calcext:value-type="float">
            <text:p>1443143644.72355</text:p>
          </table:table-cell>
          <table:table-cell office:value-type="float" office:value="4376" calcext:value-type="float">
            <text:p>4376</text:p>
          </table:table-cell>
          <table:table-cell table:formula="of:=[.B569]-[.$B$2]" office:value-type="float" office:value="64.7233741283417" calcext:value-type="float">
            <text:p>64.7233741283</text:p>
          </table:table-cell>
          <table:table-cell table:formula="of:=[.C569]/([.D569]-[.D568])" office:value-type="float" office:value="100193.649715047" calcext:value-type="float">
            <text:p>100193.649715047</text:p>
          </table:table-cell>
          <table:table-cell/>
          <table:table-cell office:value-type="float" office:value="1443143645.00527" calcext:value-type="float">
            <text:p>1443143645.00527</text:p>
          </table:table-cell>
          <table:table-cell table:formula="of:=[.G569]-[.$B$2]" office:value-type="float" office:value="65.0050864219666" calcext:value-type="float">
            <text:p>65.005086422</text:p>
          </table:table-cell>
          <table:table-cell table:formula="of:=[.C569]/([.H569]-[.H568])" office:value-type="float" office:value="100058.190889466" calcext:value-type="float">
            <text:p>100058.190889466</text:p>
          </table:table-cell>
          <table:table-cell table:formula="of:=[.G569]-[.$B569]" office:value-type="float" office:value="0.281712293624878" calcext:value-type="float">
            <text:p>0.2817122936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43644.76723" calcext:value-type="float">
            <text:p>1443143644.76723</text:p>
          </table:table-cell>
          <table:table-cell office:value-type="float" office:value="4376" calcext:value-type="float">
            <text:p>4376</text:p>
          </table:table-cell>
          <table:table-cell table:formula="of:=[.B570]-[.$B$2]" office:value-type="float" office:value="64.7670483589172" calcext:value-type="float">
            <text:p>64.7670483589</text:p>
          </table:table-cell>
          <table:table-cell table:formula="of:=[.C570]/([.D570]-[.D569])" office:value-type="float" office:value="100196.384511663" calcext:value-type="float">
            <text:p>100196.384511663</text:p>
          </table:table-cell>
          <table:table-cell/>
          <table:table-cell office:value-type="float" office:value="1443143645.0186" calcext:value-type="float">
            <text:p>1443143645.0186</text:p>
          </table:table-cell>
          <table:table-cell table:formula="of:=[.G570]-[.$B$2]" office:value-type="float" office:value="65.0184252262116" calcext:value-type="float">
            <text:p>65.0184252262</text:p>
          </table:table-cell>
          <table:table-cell table:formula="of:=[.C570]/([.H570]-[.H569])" office:value-type="float" office:value="328065.388742917" calcext:value-type="float">
            <text:p>328065.388742917</text:p>
          </table:table-cell>
          <table:table-cell table:formula="of:=[.G570]-[.$B570]" office:value-type="float" office:value="0.251376867294312" calcext:value-type="float">
            <text:p>0.2513768673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43644.8109" calcext:value-type="float">
            <text:p>1443143644.8109</text:p>
          </table:table-cell>
          <table:table-cell office:value-type="float" office:value="4376" calcext:value-type="float">
            <text:p>4376</text:p>
          </table:table-cell>
          <table:table-cell table:formula="of:=[.B571]-[.$B$2]" office:value-type="float" office:value="64.8107218742371" calcext:value-type="float">
            <text:p>64.8107218742</text:p>
          </table:table-cell>
          <table:table-cell table:formula="of:=[.C571]/([.D571]-[.D570])" office:value-type="float" office:value="100198.025461295" calcext:value-type="float">
            <text:p>100198.025461295</text:p>
          </table:table-cell>
          <table:table-cell/>
          <table:table-cell office:value-type="float" office:value="1443143645.04888" calcext:value-type="float">
            <text:p>1443143645.04888</text:p>
          </table:table-cell>
          <table:table-cell table:formula="of:=[.G571]-[.$B$2]" office:value-type="float" office:value="65.0486977100372" calcext:value-type="float">
            <text:p>65.04869771</text:p>
          </table:table-cell>
          <table:table-cell table:formula="of:=[.C571]/([.H571]-[.H570])" office:value-type="float" office:value="144553.715023785" calcext:value-type="float">
            <text:p>144553.715023785</text:p>
          </table:table-cell>
          <table:table-cell table:formula="of:=[.G571]-[.$B571]" office:value-type="float" office:value="0.237975835800171" calcext:value-type="float">
            <text:p>0.2379758358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43644.85458" calcext:value-type="float">
            <text:p>1443143644.85458</text:p>
          </table:table-cell>
          <table:table-cell office:value-type="float" office:value="4376" calcext:value-type="float">
            <text:p>4376</text:p>
          </table:table-cell>
          <table:table-cell table:formula="of:=[.B572]-[.$B$2]" office:value-type="float" office:value="64.8543963432312" calcext:value-type="float">
            <text:p>64.8543963432</text:p>
          </table:table-cell>
          <table:table-cell table:formula="of:=[.C572]/([.D572]-[.D571])" office:value-type="float" office:value="100195.837540397" calcext:value-type="float">
            <text:p>100195.837540397</text:p>
          </table:table-cell>
          <table:table-cell/>
          <table:table-cell office:value-type="float" office:value="1443143645.09261" calcext:value-type="float">
            <text:p>1443143645.09261</text:p>
          </table:table-cell>
          <table:table-cell table:formula="of:=[.G572]-[.$B$2]" office:value-type="float" office:value="65.0924346446991" calcext:value-type="float">
            <text:p>65.0924346447</text:p>
          </table:table-cell>
          <table:table-cell table:formula="of:=[.C572]/([.H572]-[.H571])" office:value-type="float" office:value="100052.736521919" calcext:value-type="float">
            <text:p>100052.736521919</text:p>
          </table:table-cell>
          <table:table-cell table:formula="of:=[.G572]-[.$B572]" office:value-type="float" office:value="0.238038301467895" calcext:value-type="float">
            <text:p>0.2380383015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43644.89825" calcext:value-type="float">
            <text:p>1443143644.89825</text:p>
          </table:table-cell>
          <table:table-cell office:value-type="float" office:value="4376" calcext:value-type="float">
            <text:p>4376</text:p>
          </table:table-cell>
          <table:table-cell table:formula="of:=[.B573]-[.$B$2]" office:value-type="float" office:value="64.8980755805969" calcext:value-type="float">
            <text:p>64.8980755806</text:p>
          </table:table-cell>
          <table:table-cell table:formula="of:=[.C573]/([.D573]-[.D572])" office:value-type="float" office:value="100184.899369009" calcext:value-type="float">
            <text:p>100184.899369009</text:p>
          </table:table-cell>
          <table:table-cell/>
          <table:table-cell office:value-type="float" office:value="1443143645.13624" calcext:value-type="float">
            <text:p>1443143645.13624</text:p>
          </table:table-cell>
          <table:table-cell table:formula="of:=[.G573]-[.$B$2]" office:value-type="float" office:value="65.1360595226288" calcext:value-type="float">
            <text:p>65.1360595226</text:p>
          </table:table-cell>
          <table:table-cell table:formula="of:=[.C573]/([.H573]-[.H572])" office:value-type="float" office:value="100309.736271424" calcext:value-type="float">
            <text:p>100309.736271424</text:p>
          </table:table-cell>
          <table:table-cell table:formula="of:=[.G573]-[.$B573]" office:value-type="float" office:value="0.23798394203186" calcext:value-type="float">
            <text:p>0.237983942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43644.94193" calcext:value-type="float">
            <text:p>1443143644.94193</text:p>
          </table:table-cell>
          <table:table-cell office:value-type="float" office:value="4376" calcext:value-type="float">
            <text:p>4376</text:p>
          </table:table-cell>
          <table:table-cell table:formula="of:=[.B574]-[.$B$2]" office:value-type="float" office:value="64.9417517185211" calcext:value-type="float">
            <text:p>64.9417517185</text:p>
          </table:table-cell>
          <table:table-cell table:formula="of:=[.C574]/([.D574]-[.D573])" office:value-type="float" office:value="100192.008908735" calcext:value-type="float">
            <text:p>100192.008908735</text:p>
          </table:table-cell>
          <table:table-cell/>
          <table:table-cell office:value-type="float" office:value="1443143645.14957" calcext:value-type="float">
            <text:p>1443143645.14957</text:p>
          </table:table-cell>
          <table:table-cell table:formula="of:=[.G574]-[.$B$2]" office:value-type="float" office:value="65.1493883132935" calcext:value-type="float">
            <text:p>65.1493883133</text:p>
          </table:table-cell>
          <table:table-cell table:formula="of:=[.C574]/([.H574]-[.H573])" office:value-type="float" office:value="328311.855898399" calcext:value-type="float">
            <text:p>328311.855898399</text:p>
          </table:table-cell>
          <table:table-cell table:formula="of:=[.G574]-[.$B574]" office:value-type="float" office:value="0.207636594772339" calcext:value-type="float">
            <text:p>0.2076365948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43644.9856" calcext:value-type="float">
            <text:p>1443143644.9856</text:p>
          </table:table-cell>
          <table:table-cell office:value-type="float" office:value="4376" calcext:value-type="float">
            <text:p>4376</text:p>
          </table:table-cell>
          <table:table-cell table:formula="of:=[.B575]-[.$B$2]" office:value-type="float" office:value="64.9854254722595" calcext:value-type="float">
            <text:p>64.9854254723</text:p>
          </table:table-cell>
          <table:table-cell table:formula="of:=[.C575]/([.D575]-[.D574])" office:value-type="float" office:value="100197.478472112" calcext:value-type="float">
            <text:p>100197.478472112</text:p>
          </table:table-cell>
          <table:table-cell/>
          <table:table-cell office:value-type="float" office:value="1443143645.17997" calcext:value-type="float">
            <text:p>1443143645.17997</text:p>
          </table:table-cell>
          <table:table-cell table:formula="of:=[.G575]-[.$B$2]" office:value-type="float" office:value="65.1797902584076" calcext:value-type="float">
            <text:p>65.1797902584</text:p>
          </table:table-cell>
          <table:table-cell table:formula="of:=[.C575]/([.H575]-[.H574])" office:value-type="float" office:value="143938.158679371" calcext:value-type="float">
            <text:p>143938.158679371</text:p>
          </table:table-cell>
          <table:table-cell table:formula="of:=[.G575]-[.$B575]" office:value-type="float" office:value="0.194364786148071" calcext:value-type="float">
            <text:p>0.194364786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3143645.02801" calcext:value-type="float">
            <text:p>1443143645.02801</text:p>
          </table:table-cell>
          <table:table-cell office:value-type="float" office:value="4376" calcext:value-type="float">
            <text:p>4376</text:p>
          </table:table-cell>
          <table:table-cell table:formula="of:=[.B576]-[.$B$2]" office:value-type="float" office:value="65.027834892273" calcext:value-type="float">
            <text:p>65.0278348923</text:p>
          </table:table-cell>
          <table:table-cell table:formula="of:=[.C576]/([.D576]-[.D575])" office:value-type="float" office:value="103184.622628993" calcext:value-type="float">
            <text:p>103184.622628993</text:p>
          </table:table-cell>
          <table:table-cell/>
          <table:table-cell office:value-type="float" office:value="1443143645.22243" calcext:value-type="float">
            <text:p>1443143645.22243</text:p>
          </table:table-cell>
          <table:table-cell table:formula="of:=[.G576]-[.$B$2]" office:value-type="float" office:value="65.2222468852997" calcext:value-type="float">
            <text:p>65.2222468853</text:p>
          </table:table-cell>
          <table:table-cell table:formula="of:=[.C576]/([.H576]-[.H575])" office:value-type="float" office:value="103069.893214133" calcext:value-type="float">
            <text:p>103069.893214133</text:p>
          </table:table-cell>
          <table:table-cell table:formula="of:=[.G576]-[.$B576]" office:value-type="float" office:value="0.194411993026733" calcext:value-type="float">
            <text:p>0.19441199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3143645.06983" calcext:value-type="float">
            <text:p>1443143645.06983</text:p>
          </table:table-cell>
          <table:table-cell office:value-type="float" office:value="4376" calcext:value-type="float">
            <text:p>4376</text:p>
          </table:table-cell>
          <table:table-cell table:formula="of:=[.B577]-[.$B$2]" office:value-type="float" office:value="65.0696477890015" calcext:value-type="float">
            <text:p>65.069647789</text:p>
          </table:table-cell>
          <table:table-cell table:formula="of:=[.C577]/([.D577]-[.D576])" office:value-type="float" office:value="104656.70504516" calcext:value-type="float">
            <text:p>104656.70504516</text:p>
          </table:table-cell>
          <table:table-cell/>
          <table:table-cell office:value-type="float" office:value="1443143645.2642" calcext:value-type="float">
            <text:p>1443143645.2642</text:p>
          </table:table-cell>
          <table:table-cell table:formula="of:=[.G577]-[.$B$2]" office:value-type="float" office:value="65.2640180587769" calcext:value-type="float">
            <text:p>65.2640180588</text:p>
          </table:table-cell>
          <table:table-cell table:formula="of:=[.C577]/([.H577]-[.H576])" office:value-type="float" office:value="104761.24168241" calcext:value-type="float">
            <text:p>104761.24168241</text:p>
          </table:table-cell>
          <table:table-cell table:formula="of:=[.G577]-[.$B577]" office:value-type="float" office:value="0.194370269775391" calcext:value-type="float">
            <text:p>0.1943702698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3143645.11164" calcext:value-type="float">
            <text:p>1443143645.11164</text:p>
          </table:table-cell>
          <table:table-cell office:value-type="float" office:value="4376" calcext:value-type="float">
            <text:p>4376</text:p>
          </table:table-cell>
          <table:table-cell table:formula="of:=[.B578]-[.$B$2]" office:value-type="float" office:value="65.1114568710327" calcext:value-type="float">
            <text:p>65.111456871</text:p>
          </table:table-cell>
          <table:table-cell table:formula="of:=[.C578]/([.D578]-[.D577])" office:value-type="float" office:value="104666.254014599" calcext:value-type="float">
            <text:p>104666.254014599</text:p>
          </table:table-cell>
          <table:table-cell/>
          <table:table-cell office:value-type="float" office:value="1443143645.30601" calcext:value-type="float">
            <text:p>1443143645.30601</text:p>
          </table:table-cell>
          <table:table-cell table:formula="of:=[.G578]-[.$B$2]" office:value-type="float" office:value="65.3058323860168" calcext:value-type="float">
            <text:p>65.305832386</text:p>
          </table:table-cell>
          <table:table-cell table:formula="of:=[.C578]/([.H578]-[.H577])" office:value-type="float" office:value="104653.124630806" calcext:value-type="float">
            <text:p>104653.124630806</text:p>
          </table:table-cell>
          <table:table-cell table:formula="of:=[.G578]-[.$B578]" office:value-type="float" office:value="0.194375514984131" calcext:value-type="float">
            <text:p>0.19437551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3143645.15345" calcext:value-type="float">
            <text:p>1443143645.15345</text:p>
          </table:table-cell>
          <table:table-cell office:value-type="float" office:value="4096" calcext:value-type="float">
            <text:p>4096</text:p>
          </table:table-cell>
          <table:table-cell table:formula="of:=[.B579]-[.$B$2]" office:value-type="float" office:value="65.1532664299011" calcext:value-type="float">
            <text:p>65.1532664299</text:p>
          </table:table-cell>
          <table:table-cell table:formula="of:=[.C579]/([.D579]-[.D578])" office:value-type="float" office:value="97968.0271894709" calcext:value-type="float">
            <text:p>97968.0271894709</text:p>
          </table:table-cell>
          <table:table-cell/>
          <table:table-cell office:value-type="float" office:value="1443143645.34782" calcext:value-type="float">
            <text:p>1443143645.34782</text:p>
          </table:table-cell>
          <table:table-cell table:formula="of:=[.G579]-[.$B$2]" office:value-type="float" office:value="65.3476378917694" calcext:value-type="float">
            <text:p>65.3476378918</text:p>
          </table:table-cell>
          <table:table-cell table:formula="of:=[.C579]/([.H579]-[.H578])" office:value-type="float" office:value="97977.5253585788" calcext:value-type="float">
            <text:p>97977.5253585788</text:p>
          </table:table-cell>
          <table:table-cell table:formula="of:=[.G579]-[.$B579]" office:value-type="float" office:value="0.194371461868286" calcext:value-type="float">
            <text:p>0.19437146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0:19:23.922525905</dc:date>
    <meta:editing-duration>PT54S</meta:editing-duration>
    <meta:editing-cycles>2</meta:editing-cycles>
    <meta:generator>LibreOffice/4.4.2.2$Linux_X86_64 LibreOffice_project/40m0$Build-2</meta:generator>
    <meta:document-statistic meta:table-count="1" meta:cell-count="52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1.D1:source_1.E579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1.E2:source_1.E579" chart:label-cell-address="source_1.E1:source_1.E1" chart:class="chart:scatter">
            <chart:domain table:cell-range-address="source_1.D2:source_1.D579"/>
            <chart:data-point chart:repeated="5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1.E1:source_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1.D2:source_1.D579</svg:desc>
                </draw:g>
              </table:table-cell>
              <table:table-cell office:value-type="float" office:value="0">
                <text:p>0</text:p>
                <draw:g>
                  <svg:desc>source_1.E2:source_1.E5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48560619354248">
                <text:p>0.0548560619354248</text:p>
              </table:table-cell>
              <table:table-cell office:value-type="float" office:value="79772.4051929086">
                <text:p>79772.40519290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9710454940796">
                <text:p>0.109710454940796</text:p>
              </table:table-cell>
              <table:table-cell office:value-type="float" office:value="79774.8322467359">
                <text:p>79774.8322467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4544105529785">
                <text:p>0.164544105529785</text:p>
              </table:table-cell>
              <table:table-cell office:value-type="float" office:value="79805.0093874055">
                <text:p>79805.0093874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9381093978882">
                <text:p>0.219381093978882</text:p>
              </table:table-cell>
              <table:table-cell office:value-type="float" office:value="79800.1517545423">
                <text:p>79800.1517545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4212121963501">
                <text:p>0.274212121963501</text:p>
              </table:table-cell>
              <table:table-cell office:value-type="float" office:value="79808.8265138405">
                <text:p>79808.8265138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9045057296753">
                <text:p>0.329045057296753</text:p>
              </table:table-cell>
              <table:table-cell office:value-type="float" office:value="79806.0503856757">
                <text:p>79806.0503856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3874177932739">
                <text:p>0.383874177932739</text:p>
              </table:table-cell>
              <table:table-cell office:value-type="float" office:value="79811.6028351524">
                <text:p>79811.6028351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8710927963257">
                <text:p>0.438710927963257</text:p>
              </table:table-cell>
              <table:table-cell office:value-type="float" office:value="79800.4987087069">
                <text:p>79800.4987087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3546962738037">
                <text:p>0.493546962738037</text:p>
              </table:table-cell>
              <table:table-cell office:value-type="float" office:value="79801.5395893026">
                <text:p>79801.5395893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8382997512817">
                <text:p>0.548382997512817</text:p>
              </table:table-cell>
              <table:table-cell office:value-type="float" office:value="79801.5395893026">
                <text:p>79801.5395893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3225708007813">
                <text:p>0.603225708007813</text:p>
              </table:table-cell>
              <table:table-cell office:value-type="float" office:value="79791.8257595847">
                <text:p>79791.8257595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8048868179321">
                <text:p>0.658048868179321</text:p>
              </table:table-cell>
              <table:table-cell office:value-type="float" office:value="79820.280084368">
                <text:p>79820.280084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12891578674316">
                <text:p>0.712891578674316</text:p>
              </table:table-cell>
              <table:table-cell office:value-type="float" office:value="79791.8257595847">
                <text:p>79791.8257595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7735958099365">
                <text:p>0.767735958099365</text:p>
              </table:table-cell>
              <table:table-cell office:value-type="float" office:value="79789.3976716485">
                <text:p>79789.3976716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22569131851196">
                <text:p>0.822569131851196</text:p>
              </table:table-cell>
              <table:table-cell office:value-type="float" office:value="79805.7033832347">
                <text:p>79805.7033832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7406597137451">
                <text:p>0.877406597137451</text:p>
              </table:table-cell>
              <table:table-cell office:value-type="float" office:value="79799.457855264">
                <text:p>79799.457855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32249784469605">
                <text:p>0.932249784469605</text:p>
              </table:table-cell>
              <table:table-cell office:value-type="float" office:value="79791.132005095">
                <text:p>79791.132005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7082719802856">
                <text:p>0.987082719802856</text:p>
              </table:table-cell>
              <table:table-cell office:value-type="float" office:value="79806.0503856757">
                <text:p>79806.0503856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3944110870361">
                <text:p>1.03944110870361</text:p>
              </table:table-cell>
              <table:table-cell office:value-type="float" office:value="83577.8199419873">
                <text:p>83577.81994198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9105825424194">
                <text:p>1.09105825424194</text:p>
              </table:table-cell>
              <table:table-cell office:value-type="float" office:value="84778.031686205">
                <text:p>84778.0316862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4268064498901">
                <text:p>1.14268064498901</text:p>
              </table:table-cell>
              <table:table-cell office:value-type="float" office:value="84769.417624238">
                <text:p>84769.417624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9429683685303">
                <text:p>1.19429683685303</text:p>
              </table:table-cell>
              <table:table-cell office:value-type="float" office:value="84779.5980673829">
                <text:p>84779.59806738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4590158462524">
                <text:p>1.24590158462524</text:p>
              </table:table-cell>
              <table:table-cell office:value-type="float" office:value="84798.3991572956">
                <text:p>84798.39915729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9753828048706">
                <text:p>1.29753828048706</text:p>
              </table:table-cell>
              <table:table-cell office:value-type="float" office:value="84745.9336226799">
                <text:p>84745.9336226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4914994239807">
                <text:p>1.34914994239807</text:p>
              </table:table-cell>
              <table:table-cell office:value-type="float" office:value="84787.0391684952">
                <text:p>84787.0391684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0076279640198">
                <text:p>1.40076279640198</text:p>
              </table:table-cell>
              <table:table-cell office:value-type="float" office:value="84785.080857354">
                <text:p>84785.080857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5237803459167">
                <text:p>1.45237803459167</text:p>
              </table:table-cell>
              <table:table-cell office:value-type="float" office:value="84781.1645064437">
                <text:p>84781.16450644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0399279594421">
                <text:p>1.50399279594421</text:p>
              </table:table-cell>
              <table:table-cell office:value-type="float" office:value="84781.9477476812">
                <text:p>84781.94774768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5560612678528">
                <text:p>1.55560612678528</text:p>
              </table:table-cell>
              <table:table-cell office:value-type="float" office:value="84784.2975582265">
                <text:p>84784.29755822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0723614692688">
                <text:p>1.60723614692688</text:p>
              </table:table-cell>
              <table:table-cell office:value-type="float" office:value="84756.8912039603">
                <text:p>84756.89120396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5886116027832">
                <text:p>1.65886116027832</text:p>
              </table:table-cell>
              <table:table-cell office:value-type="float" office:value="84765.1112496594">
                <text:p>84765.11124965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104926109314">
                <text:p>1.7104926109314</text:p>
              </table:table-cell>
              <table:table-cell office:value-type="float" office:value="84754.5429122914">
                <text:p>84754.54291229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6210737228394">
                <text:p>1.76210737228394</text:p>
              </table:table-cell>
              <table:table-cell office:value-type="float" office:value="84781.9477476812">
                <text:p>84781.9477476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1372785568237">
                <text:p>1.81372785568237</text:p>
              </table:table-cell>
              <table:table-cell office:value-type="float" office:value="84772.5498078628">
                <text:p>84772.5498078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6534237861633">
                <text:p>1.86534237861633</text:p>
              </table:table-cell>
              <table:table-cell office:value-type="float" office:value="84782.3393737268">
                <text:p>84782.3393737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1696929931641">
                <text:p>1.91696929931641</text:p>
              </table:table-cell>
              <table:table-cell office:value-type="float" office:value="84761.9796156812">
                <text:p>84761.97961568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6858525276184">
                <text:p>1.96858525276184</text:p>
              </table:table-cell>
              <table:table-cell office:value-type="float" office:value="84779.9896717215">
                <text:p>84779.98967172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1673316955566">
                <text:p>2.01673316955566</text:p>
              </table:table-cell>
              <table:table-cell office:value-type="float" office:value="90886.5905608898">
                <text:p>90886.59056088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5962181091309">
                <text:p>2.05962181091309</text:p>
              </table:table-cell>
              <table:table-cell office:value-type="float" office:value="102031.67695455">
                <text:p>102031.676954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0249161720276">
                <text:p>2.10249161720276</text:p>
              </table:table-cell>
              <table:table-cell office:value-type="float" office:value="102076.505091514">
                <text:p>102076.5050915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4536070823669">
                <text:p>2.14536070823669</text:p>
              </table:table-cell>
              <table:table-cell office:value-type="float" office:value="102078.208202173">
                <text:p>102078.2082021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8822836875916">
                <text:p>2.18822836875916</text:p>
              </table:table-cell>
              <table:table-cell office:value-type="float" office:value="102081.614593993">
                <text:p>102081.6145939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3109436035156">
                <text:p>2.23109436035156</text:p>
              </table:table-cell>
              <table:table-cell office:value-type="float" office:value="102085.589005134">
                <text:p>102085.589005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7393794059753">
                <text:p>2.27393794059753</text:p>
              </table:table-cell>
              <table:table-cell office:value-type="float" office:value="102138.989666053">
                <text:p>102138.9896660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1680870056152">
                <text:p>2.31680870056152</text:p>
              </table:table-cell>
              <table:table-cell office:value-type="float" office:value="102074.234365702">
                <text:p>102074.2343657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5971164703369">
                <text:p>2.35971164703369</text:p>
              </table:table-cell>
              <table:table-cell office:value-type="float" office:value="101997.656567453">
                <text:p>101997.6565674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0257835388184">
                <text:p>2.40257835388184</text:p>
              </table:table-cell>
              <table:table-cell office:value-type="float" office:value="102083.885648179">
                <text:p>102083.8856481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4544529914856">
                <text:p>2.44544529914856</text:p>
              </table:table-cell>
              <table:table-cell office:value-type="float" office:value="102083.317875159">
                <text:p>102083.317875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8831224441528">
                <text:p>2.48831224441528</text:p>
              </table:table-cell>
              <table:table-cell office:value-type="float" office:value="102083.317875159">
                <text:p>102083.3178751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311758518219">
                <text:p>2.5311758518219</text:p>
              </table:table-cell>
              <table:table-cell office:value-type="float" office:value="102091.267272212">
                <text:p>102091.2672722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7404208183289">
                <text:p>2.57404208183289</text:p>
              </table:table-cell>
              <table:table-cell office:value-type="float" office:value="102085.021213166">
                <text:p>102085.0212131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1690902709961">
                <text:p>2.61690902709961</text:p>
              </table:table-cell>
              <table:table-cell office:value-type="float" office:value="102083.317875159">
                <text:p>102083.3178751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977215766907">
                <text:p>2.65977215766907</text:p>
              </table:table-cell>
              <table:table-cell office:value-type="float" office:value="102092.40300143">
                <text:p>102092.403001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0263719558716">
                <text:p>2.70263719558716</text:p>
              </table:table-cell>
              <table:table-cell office:value-type="float" office:value="102087.860236166">
                <text:p>102087.860236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4550199508667">
                <text:p>2.74550199508667</text:p>
              </table:table-cell>
              <table:table-cell office:value-type="float" office:value="102088.428059715">
                <text:p>102088.4280597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8836369514465">
                <text:p>2.78836369514465</text:p>
              </table:table-cell>
              <table:table-cell office:value-type="float" office:value="102095.810340704">
                <text:p>102095.8103407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3128523826599">
                <text:p>2.83128523826599</text:p>
              </table:table-cell>
              <table:table-cell office:value-type="float" office:value="101953.463966316">
                <text:p>101953.4639663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7414622306824">
                <text:p>2.87414622306824</text:p>
              </table:table-cell>
              <table:table-cell office:value-type="float" office:value="102097.514095632">
                <text:p>102097.514095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170253276825">
                <text:p>2.9170253276825</text:p>
              </table:table-cell>
              <table:table-cell office:value-type="float" office:value="102054.369823406">
                <text:p>102054.3698234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5986747741699">
                <text:p>2.95986747741699</text:p>
              </table:table-cell>
              <table:table-cell office:value-type="float" office:value="102142.400115753">
                <text:p>102142.4001157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0276064872742">
                <text:p>3.00276064872742</text:p>
              </table:table-cell>
              <table:table-cell office:value-type="float" office:value="102020.901376822">
                <text:p>102020.9013768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4664325714111">
                <text:p>3.04664325714111</text:p>
              </table:table-cell>
              <table:table-cell office:value-type="float" office:value="99720.5990752865">
                <text:p>99720.59907528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9050726890564">
                <text:p>3.09050726890564</text:p>
              </table:table-cell>
              <table:table-cell office:value-type="float" office:value="99762.8767631088">
                <text:p>99762.87676310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13442230224609">
                <text:p>3.13442230224609</text:p>
              </table:table-cell>
              <table:table-cell office:value-type="float" office:value="99646.9697762673">
                <text:p>99646.96977626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7831563949585">
                <text:p>3.17831563949585</text:p>
              </table:table-cell>
              <table:table-cell office:value-type="float" office:value="99696.224397345">
                <text:p>99696.224397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2219967842102">
                <text:p>3.22219967842102</text:p>
              </table:table-cell>
              <table:table-cell office:value-type="float" office:value="99717.3484296138">
                <text:p>99717.34842961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660973072052">
                <text:p>3.2660973072052</text:p>
              </table:table-cell>
              <table:table-cell office:value-type="float" office:value="99686.4778622637">
                <text:p>99686.47786226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099889755249">
                <text:p>3.3099889755249</text:p>
              </table:table-cell>
              <table:table-cell office:value-type="float" office:value="99700.0152312665">
                <text:p>99700.01523126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5388350486755">
                <text:p>3.35388350486755</text:p>
              </table:table-cell>
              <table:table-cell office:value-type="float" office:value="99693.5168353186">
                <text:p>99693.51683531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977792263031">
                <text:p>3.3977792263031</text:p>
              </table:table-cell>
              <table:table-cell office:value-type="float" office:value="99690.8094203528">
                <text:p>99690.8094203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4167566299438">
                <text:p>3.44167566299438</text:p>
              </table:table-cell>
              <table:table-cell office:value-type="float" office:value="99689.1850419575">
                <text:p>99689.18504195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48557209968567">
                <text:p>3.48557209968567</text:p>
              </table:table-cell>
              <table:table-cell office:value-type="float" office:value="99689.1850419575">
                <text:p>99689.18504195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52947092056274">
                <text:p>3.52947092056274</text:p>
              </table:table-cell>
              <table:table-cell office:value-type="float" office:value="99683.7708295995">
                <text:p>99683.77082959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57336401939392">
                <text:p>3.57336401939392</text:p>
              </table:table-cell>
              <table:table-cell office:value-type="float" office:value="99696.7659273986">
                <text:p>99696.76592739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1725807189941">
                <text:p>3.61725807189941</text:p>
              </table:table-cell>
              <table:table-cell office:value-type="float" office:value="99694.5998424812">
                <text:p>99694.59984248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6114187240601">
                <text:p>3.66114187240601</text:p>
              </table:table-cell>
              <table:table-cell office:value-type="float" office:value="99717.8901891754">
                <text:p>99717.89018917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0503187179565">
                <text:p>3.70503187179565</text:p>
              </table:table-cell>
              <table:table-cell office:value-type="float" office:value="99703.8063534831">
                <text:p>99703.80635348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74892640113831">
                <text:p>3.74892640113831</text:p>
              </table:table-cell>
              <table:table-cell office:value-type="float" office:value="99693.5168353186">
                <text:p>99693.51683531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79281878471375">
                <text:p>3.79281878471375</text:p>
              </table:table-cell>
              <table:table-cell office:value-type="float" office:value="99698.3905528577">
                <text:p>99698.39055285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367133140564">
                <text:p>3.8367133140564</text:p>
              </table:table-cell>
              <table:table-cell office:value-type="float" office:value="99693.5168353186">
                <text:p>99693.51683531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8078999519348">
                <text:p>3.88078999519348</text:p>
              </table:table-cell>
              <table:table-cell office:value-type="float" office:value="99281.5222722872">
                <text:p>99281.52227228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2469525337219">
                <text:p>3.92469525337219</text:p>
              </table:table-cell>
              <table:table-cell office:value-type="float" office:value="99669.1553933707">
                <text:p>99669.15539337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6858930587769">
                <text:p>3.96858930587769</text:p>
              </table:table-cell>
              <table:table-cell office:value-type="float" office:value="99694.5998424812">
                <text:p>99694.59984248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01245617866516">
                <text:p>4.01245617866516</text:p>
              </table:table-cell>
              <table:table-cell office:value-type="float" office:value="99756.3701702801">
                <text:p>99756.37017028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05613327026367">
                <text:p>4.05613327026367</text:p>
              </table:table-cell>
              <table:table-cell office:value-type="float" office:value="100189.82125058">
                <text:p>100189.821250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09981250762939">
                <text:p>4.09981250762939</text:p>
              </table:table-cell>
              <table:table-cell office:value-type="float" office:value="100184.899369009">
                <text:p>100184.8993690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1435399055481">
                <text:p>4.1435399055481</text:p>
              </table:table-cell>
              <table:table-cell office:value-type="float" office:value="100074.557560821">
                <text:p>100074.5575608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18721771240234">
                <text:p>4.18721771240234</text:p>
              </table:table-cell>
              <table:table-cell office:value-type="float" office:value="100188.180569657">
                <text:p>100188.1805696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23089909553528">
                <text:p>4.23089909553528</text:p>
              </table:table-cell>
              <table:table-cell office:value-type="float" office:value="100179.977970996">
                <text:p>100179.9779709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27461218833923">
                <text:p>4.27461218833923</text:p>
              </table:table-cell>
              <table:table-cell office:value-type="float" office:value="100107.306971518">
                <text:p>100107.3069715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31828737258911">
                <text:p>4.31828737258911</text:p>
              </table:table-cell>
              <table:table-cell office:value-type="float" office:value="100194.196662427">
                <text:p>100194.1966624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36196208000183">
                <text:p>4.36196208000183</text:p>
              </table:table-cell>
              <table:table-cell office:value-type="float" office:value="100195.290575102">
                <text:p>100195.2905751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40563583374023">
                <text:p>4.40563583374023</text:p>
              </table:table-cell>
              <table:table-cell office:value-type="float" office:value="100197.478472112">
                <text:p>100197.4784721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4931197166443">
                <text:p>4.44931197166443</text:p>
              </table:table-cell>
              <table:table-cell office:value-type="float" office:value="100192.008908735">
                <text:p>100192.0089087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298715591431">
                <text:p>4.49298715591431</text:p>
              </table:table-cell>
              <table:table-cell office:value-type="float" office:value="100194.196662427">
                <text:p>100194.1966624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3666281700134">
                <text:p>4.53666281700134</text:p>
              </table:table-cell>
              <table:table-cell office:value-type="float" office:value="100193.102773638">
                <text:p>100193.1027736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8034992218018">
                <text:p>4.58034992218018</text:p>
              </table:table-cell>
              <table:table-cell office:value-type="float" office:value="100166.856606471">
                <text:p>100166.8566064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62406921386719">
                <text:p>4.62406921386719</text:p>
              </table:table-cell>
              <table:table-cell office:value-type="float" office:value="100093.11292891">
                <text:p>100093.112928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66774439811707">
                <text:p>4.66774439811707</text:p>
              </table:table-cell>
              <table:table-cell office:value-type="float" office:value="100194.196662427">
                <text:p>100194.1966624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71142029762268">
                <text:p>4.71142029762268</text:p>
              </table:table-cell>
              <table:table-cell office:value-type="float" office:value="100192.555838201">
                <text:p>100192.5558382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75509428977966">
                <text:p>4.75509428977966</text:p>
              </table:table-cell>
              <table:table-cell office:value-type="float" office:value="100196.931488902">
                <text:p>100196.9314889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79877853393555">
                <text:p>4.79877853393555</text:p>
              </table:table-cell>
              <table:table-cell office:value-type="float" office:value="100173.416859053">
                <text:p>100173.4168590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84244656562805">
                <text:p>4.84244656562805</text:p>
              </table:table-cell>
              <table:table-cell office:value-type="float" office:value="100210.607861015">
                <text:p>100210.6078610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88612794876099">
                <text:p>4.88612794876099</text:p>
              </table:table-cell>
              <table:table-cell office:value-type="float" office:value="100179.977970996">
                <text:p>100179.9779709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92980194091797">
                <text:p>4.92980194091797</text:p>
              </table:table-cell>
              <table:table-cell office:value-type="float" office:value="100196.931488902">
                <text:p>100196.9314889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97347497940064">
                <text:p>4.97347497940064</text:p>
              </table:table-cell>
              <table:table-cell office:value-type="float" office:value="100199.119457577">
                <text:p>100199.1194575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0163893699646">
                <text:p>5.0163893699646</text:p>
              </table:table-cell>
              <table:table-cell office:value-type="float" office:value="101970.456587924">
                <text:p>101970.4565879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05820250511169">
                <text:p>5.05820250511169</text:p>
              </table:table-cell>
              <table:table-cell office:value-type="float" office:value="104656.108292421">
                <text:p>104656.1082924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10001182556152">
                <text:p>5.10001182556152</text:p>
              </table:table-cell>
              <table:table-cell office:value-type="float" office:value="104665.657152959">
                <text:p>104665.6571529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14182090759277">
                <text:p>5.14182090759277</text:p>
              </table:table-cell>
              <table:table-cell office:value-type="float" office:value="104666.254014599">
                <text:p>104666.2540145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18362927436829">
                <text:p>5.18362927436829</text:p>
              </table:table-cell>
              <table:table-cell office:value-type="float" office:value="104668.044640362">
                <text:p>104668.0446403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22543978691101">
                <text:p>5.22543978691101</text:p>
              </table:table-cell>
              <table:table-cell office:value-type="float" office:value="104662.672946865">
                <text:p>104662.6729468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267249584198">
                <text:p>5.267249584198</text:p>
              </table:table-cell>
              <table:table-cell office:value-type="float" office:value="104664.463450101">
                <text:p>104664.4634501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30905699729919">
                <text:p>5.30905699729919</text:p>
              </table:table-cell>
              <table:table-cell office:value-type="float" office:value="104670.432236688">
                <text:p>104670.4322366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35086536407471">
                <text:p>5.35086536407471</text:p>
              </table:table-cell>
              <table:table-cell office:value-type="float" office:value="104668.044640362">
                <text:p>104668.0446403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39267230033875">
                <text:p>5.39267230033875</text:p>
              </table:table-cell>
              <table:table-cell office:value-type="float" office:value="104671.6260757">
                <text:p>104671.62607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43448042869568">
                <text:p>5.43448042869568</text:p>
              </table:table-cell>
              <table:table-cell office:value-type="float" office:value="104668.641529232">
                <text:p>104668.6415292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47632646560669">
                <text:p>5.47632646560669</text:p>
              </table:table-cell>
              <table:table-cell office:value-type="float" office:value="104573.821633479">
                <text:p>104573.8216334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51813721656799">
                <text:p>5.51813721656799</text:p>
              </table:table-cell>
              <table:table-cell office:value-type="float" office:value="104662.076126067">
                <text:p>104662.0761260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55998945236206">
                <text:p>5.55998945236206</text:p>
              </table:table-cell>
              <table:table-cell office:value-type="float" office:value="104558.332833925">
                <text:p>104558.3328339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60178446769714">
                <text:p>5.60178446769714</text:p>
              </table:table-cell>
              <table:table-cell office:value-type="float" office:value="104701.480904273">
                <text:p>104701.4809042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64359736442566">
                <text:p>5.64359736442566</text:p>
              </table:table-cell>
              <table:table-cell office:value-type="float" office:value="104656.70504516">
                <text:p>104656.705045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68540382385254">
                <text:p>5.68540382385254</text:p>
              </table:table-cell>
              <table:table-cell office:value-type="float" office:value="104672.819941944">
                <text:p>104672.8199419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72721314430237">
                <text:p>5.72721314430237</text:p>
              </table:table-cell>
              <table:table-cell office:value-type="float" office:value="104665.657152959">
                <text:p>104665.6571529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76902055740356">
                <text:p>5.76902055740356</text:p>
              </table:table-cell>
              <table:table-cell office:value-type="float" office:value="104670.432236688">
                <text:p>104670.4322366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81083583831787">
                <text:p>5.81083583831787</text:p>
              </table:table-cell>
              <table:table-cell office:value-type="float" office:value="104650.737824">
                <text:p>104650.7378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85266041755676">
                <text:p>5.85266041755676</text:p>
              </table:table-cell>
              <table:table-cell office:value-type="float" office:value="104627.472161893">
                <text:p>104627.4721618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89449620246887">
                <text:p>5.89449620246887</text:p>
              </table:table-cell>
              <table:table-cell office:value-type="float" office:value="104599.447797939">
                <text:p>104599.4477979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93630909919739">
                <text:p>5.93630909919739</text:p>
              </table:table-cell>
              <table:table-cell office:value-type="float" office:value="104656.70504516">
                <text:p>104656.705045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97811841964722">
                <text:p>5.97811841964722</text:p>
              </table:table-cell>
              <table:table-cell office:value-type="float" office:value="104665.657152959">
                <text:p>104665.6571529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01902055740356">
                <text:p>6.01902055740356</text:p>
              </table:table-cell>
              <table:table-cell office:value-type="float" office:value="106987.073049034">
                <text:p>106987.0730490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0589337348938">
                <text:p>6.0589337348938</text:p>
              </table:table-cell>
              <table:table-cell office:value-type="float" office:value="109637.976106279">
                <text:p>109637.9761062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09884762763977">
                <text:p>6.09884762763977</text:p>
              </table:table-cell>
              <table:table-cell office:value-type="float" office:value="109636.011397101">
                <text:p>109636.0113971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13876104354858">
                <text:p>6.13876104354858</text:p>
              </table:table-cell>
              <table:table-cell office:value-type="float" office:value="109637.321195396">
                <text:p>109637.3211953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17868423461914">
                <text:p>6.17868423461914</text:p>
              </table:table-cell>
              <table:table-cell office:value-type="float" office:value="109610.476584055">
                <text:p>109610.4765840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2186062335968">
                <text:p>6.2186062335968</text:p>
              </table:table-cell>
              <table:table-cell office:value-type="float" office:value="109613.749613306">
                <text:p>109613.7496133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25853061676025">
                <text:p>6.25853061676025</text:p>
              </table:table-cell>
              <table:table-cell office:value-type="float" office:value="109607.203750261">
                <text:p>109607.2037502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29844379425049">
                <text:p>6.29844379425049</text:p>
              </table:table-cell>
              <table:table-cell office:value-type="float" office:value="109637.976106279">
                <text:p>109637.9761062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33835387229919">
                <text:p>6.33835387229919</text:p>
              </table:table-cell>
              <table:table-cell office:value-type="float" office:value="109646.490659817">
                <text:p>109646.4906598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37830948829651">
                <text:p>6.37830948829651</text:p>
              </table:table-cell>
              <table:table-cell office:value-type="float" office:value="109521.525091595">
                <text:p>109521.5250915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41822266578674">
                <text:p>6.41822266578674</text:p>
              </table:table-cell>
              <table:table-cell office:value-type="float" office:value="109637.976106279">
                <text:p>109637.9761062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45813536643982">
                <text:p>6.45813536643982</text:p>
              </table:table-cell>
              <table:table-cell office:value-type="float" office:value="109639.285951519">
                <text:p>109639.2859515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49804878234863">
                <text:p>6.49804878234863</text:p>
              </table:table-cell>
              <table:table-cell office:value-type="float" office:value="109637.321195396">
                <text:p>109637.3211953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53796219825745">
                <text:p>6.53796219825745</text:p>
              </table:table-cell>
              <table:table-cell office:value-type="float" office:value="109637.321195396">
                <text:p>109637.3211953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5778751373291">
                <text:p>6.5778751373291</text:p>
              </table:table-cell>
              <table:table-cell office:value-type="float" office:value="109638.631024987">
                <text:p>109638.6310249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61777496337891">
                <text:p>6.61777496337891</text:p>
              </table:table-cell>
              <table:table-cell office:value-type="float" office:value="109674.663607247">
                <text:p>109674.6636072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65767788887024">
                <text:p>6.65767788887024</text:p>
              </table:table-cell>
              <table:table-cell office:value-type="float" office:value="109666.1446778">
                <text:p>109666.14467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69759392738342">
                <text:p>6.69759392738342</text:p>
              </table:table-cell>
              <table:table-cell office:value-type="float" office:value="109630.117692032">
                <text:p>109630.1176920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73754715919495">
                <text:p>6.73754715919495</text:p>
              </table:table-cell>
              <table:table-cell office:value-type="float" office:value="109528.060724686">
                <text:p>109528.0607246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77746295928955">
                <text:p>6.77746295928955</text:p>
              </table:table-cell>
              <table:table-cell office:value-type="float" office:value="109630.772516859">
                <text:p>109630.7725168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81736397743225">
                <text:p>6.81736397743225</text:p>
              </table:table-cell>
              <table:table-cell office:value-type="float" office:value="109671.386939297">
                <text:p>109671.3869392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85728454589844">
                <text:p>6.85728454589844</text:p>
              </table:table-cell>
              <table:table-cell office:value-type="float" office:value="109617.677506435">
                <text:p>109617.6775064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89721512794495">
                <text:p>6.89721512794495</text:p>
              </table:table-cell>
              <table:table-cell office:value-type="float" office:value="109590.188164628">
                <text:p>109590.1881646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93713641166687">
                <text:p>6.93713641166687</text:p>
              </table:table-cell>
              <table:table-cell office:value-type="float" office:value="109615.713524683">
                <text:p>109615.7135246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97705245018005">
                <text:p>6.97705245018005</text:p>
              </table:table-cell>
              <table:table-cell office:value-type="float" office:value="109630.117692032">
                <text:p>109630.1176920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0233492851257">
                <text:p>20.0233492851257</text:p>
              </table:table-cell>
              <table:table-cell office:value-type="float" office:value="335.420852013614">
                <text:p>335.4208520136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078192949295">
                <text:p>20.078192949295</text:p>
              </table:table-cell>
              <table:table-cell office:value-type="float" office:value="79790.438262669">
                <text:p>79790.4382626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13303399086">
                <text:p>20.13303399086</text:p>
              </table:table-cell>
              <table:table-cell office:value-type="float" office:value="79794.2539953048">
                <text:p>79794.25399530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1878762245178">
                <text:p>20.1878762245178</text:p>
              </table:table-cell>
              <table:table-cell office:value-type="float" office:value="79792.5195261385">
                <text:p>79792.51952613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2427232265472">
                <text:p>20.2427232265472</text:p>
              </table:table-cell>
              <table:table-cell office:value-type="float" office:value="79785.5824034428">
                <text:p>79785.58240344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2975769042969">
                <text:p>20.2975769042969</text:p>
              </table:table-cell>
              <table:table-cell office:value-type="float" office:value="79775.8724578721">
                <text:p>79775.87245787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3524215221405">
                <text:p>20.3524215221405</text:p>
              </table:table-cell>
              <table:table-cell office:value-type="float" office:value="79789.0508140066">
                <text:p>79789.05081400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4072568416595">
                <text:p>20.4072568416595</text:p>
              </table:table-cell>
              <table:table-cell office:value-type="float" office:value="79802.5804970521">
                <text:p>79802.58049705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4620926380157">
                <text:p>20.4620926380157</text:p>
              </table:table-cell>
              <table:table-cell office:value-type="float" office:value="79801.8865555353">
                <text:p>79801.88655553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5169274806976">
                <text:p>20.5169274806976</text:p>
              </table:table-cell>
              <table:table-cell office:value-type="float" office:value="79803.2744506378">
                <text:p>79803.27445063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5717589855194">
                <text:p>20.5717589855194</text:p>
              </table:table-cell>
              <table:table-cell office:value-type="float" office:value="79808.1324636925">
                <text:p>79808.13246369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6265907287598">
                <text:p>20.6265907287598</text:p>
              </table:table-cell>
              <table:table-cell office:value-type="float" office:value="79807.7854431453">
                <text:p>79807.78544314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6814274787903">
                <text:p>20.6814274787903</text:p>
              </table:table-cell>
              <table:table-cell office:value-type="float" office:value="79800.4987087069">
                <text:p>79800.49870870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7362582683563">
                <text:p>20.7362582683563</text:p>
              </table:table-cell>
              <table:table-cell office:value-type="float" office:value="79809.1735434413">
                <text:p>79809.17354344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7910888195038">
                <text:p>20.7910888195038</text:p>
              </table:table-cell>
              <table:table-cell office:value-type="float" office:value="79809.5205760601">
                <text:p>79809.52057606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8459529876709">
                <text:p>20.8459529876709</text:p>
              </table:table-cell>
              <table:table-cell office:value-type="float" office:value="79760.6187461161">
                <text:p>79760.61874611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9007997512817">
                <text:p>20.9007997512817</text:p>
              </table:table-cell>
              <table:table-cell office:value-type="float" office:value="79785.9292309297">
                <text:p>79785.92923092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9556133747101">
                <text:p>20.9556133747101</text:p>
              </table:table-cell>
              <table:table-cell office:value-type="float" office:value="79834.16760836">
                <text:p>79834.167608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0097930431366">
                <text:p>21.0097930431366</text:p>
              </table:table-cell>
              <table:table-cell office:value-type="float" office:value="80768.3052903021">
                <text:p>80768.30529030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061408996582">
                <text:p>21.061408996582</text:p>
              </table:table-cell>
              <table:table-cell office:value-type="float" office:value="84779.9896717215">
                <text:p>84779.98967172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1130256652832">
                <text:p>21.1130256652832</text:p>
              </table:table-cell>
              <table:table-cell office:value-type="float" office:value="84778.8148695588">
                <text:p>84778.81486955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1646480560303">
                <text:p>21.1646480560303</text:p>
              </table:table-cell>
              <table:table-cell office:value-type="float" office:value="84769.417624238">
                <text:p>84769.4176242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2162618637085">
                <text:p>21.2162618637085</text:p>
              </table:table-cell>
              <table:table-cell office:value-type="float" office:value="84783.5142735722">
                <text:p>84783.51427357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267879486084">
                <text:p>21.267879486084</text:p>
              </table:table-cell>
              <table:table-cell office:value-type="float" office:value="84777.248517321">
                <text:p>84777.2485173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3194944858551">
                <text:p>21.3194944858551</text:p>
              </table:table-cell>
              <table:table-cell office:value-type="float" office:value="84781.5561252535">
                <text:p>84781.55612525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3711059093475">
                <text:p>21.3711059093475</text:p>
              </table:table-cell>
              <table:table-cell office:value-type="float" office:value="84787.4308415791">
                <text:p>84787.43084157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4227168560028">
                <text:p>21.4227168560028</text:p>
              </table:table-cell>
              <table:table-cell office:value-type="float" office:value="84788.2141986031">
                <text:p>84788.21419860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4743323326111">
                <text:p>21.4743323326111</text:p>
              </table:table-cell>
              <table:table-cell office:value-type="float" office:value="84780.7728912518">
                <text:p>84780.77289125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5259482860565">
                <text:p>21.5259482860565</text:p>
              </table:table-cell>
              <table:table-cell office:value-type="float" office:value="84779.9896717215">
                <text:p>84779.98967172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5775647163391">
                <text:p>21.5775647163391</text:p>
              </table:table-cell>
              <table:table-cell office:value-type="float" office:value="84779.206466662">
                <text:p>84779.2064666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6291797161102">
                <text:p>21.6291797161102</text:p>
              </table:table-cell>
              <table:table-cell office:value-type="float" office:value="84781.5561252535">
                <text:p>84781.55612525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6807928085327">
                <text:p>21.6807928085327</text:p>
              </table:table-cell>
              <table:table-cell office:value-type="float" office:value="84784.6892059811">
                <text:p>84784.68920598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7324047088623">
                <text:p>21.7324047088623</text:p>
              </table:table-cell>
              <table:table-cell office:value-type="float" office:value="84786.6474990299">
                <text:p>84786.64749902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7840096950531">
                <text:p>21.7840096950531</text:p>
              </table:table-cell>
              <table:table-cell office:value-type="float" office:value="84798.0073828697">
                <text:p>84798.00738286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8356223106384">
                <text:p>21.8356223106384</text:p>
              </table:table-cell>
              <table:table-cell office:value-type="float" office:value="84785.4725123453">
                <text:p>84785.47251234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.8872492313385">
                <text:p>21.8872492313385</text:p>
              </table:table-cell>
              <table:table-cell office:value-type="float" office:value="84761.9796156812">
                <text:p>84761.97961568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.9388697147369">
                <text:p>21.9388697147369</text:p>
              </table:table-cell>
              <table:table-cell office:value-type="float" office:value="84772.5498078628">
                <text:p>84772.54980786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9904963970184">
                <text:p>21.9904963970184</text:p>
              </table:table-cell>
              <table:table-cell office:value-type="float" office:value="84762.371057274">
                <text:p>84762.3710572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.034955739975">
                <text:p>22.034955739975</text:p>
              </table:table-cell>
              <table:table-cell office:value-type="float" office:value="98427.0056414766">
                <text:p>98427.00564147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.0778286457062">
                <text:p>22.0778286457062</text:p>
              </table:table-cell>
              <table:table-cell office:value-type="float" office:value="102069.125601984">
                <text:p>102069.1256019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.1206974983215">
                <text:p>22.1206974983215</text:p>
              </table:table-cell>
              <table:table-cell office:value-type="float" office:value="102078.775918356">
                <text:p>102078.7759183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.1635646820068">
                <text:p>22.1635646820068</text:p>
              </table:table-cell>
              <table:table-cell office:value-type="float" office:value="102082.750108455">
                <text:p>102082.7501084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2064301967621">
                <text:p>22.2064301967621</text:p>
              </table:table-cell>
              <table:table-cell office:value-type="float" office:value="102086.724608017">
                <text:p>102086.7246080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2493002414703">
                <text:p>22.2493002414703</text:p>
              </table:table-cell>
              <table:table-cell office:value-type="float" office:value="102075.93740059">
                <text:p>102075.937400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2921597957611">
                <text:p>22.2921597957611</text:p>
              </table:table-cell>
              <table:table-cell office:value-type="float" office:value="102100.921776087">
                <text:p>102100.9217760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.335027217865">
                <text:p>22.335027217865</text:p>
              </table:table-cell>
              <table:table-cell office:value-type="float" office:value="102082.182348066">
                <text:p>102082.1823480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.3778998851776">
                <text:p>22.3778998851776</text:p>
              </table:table-cell>
              <table:table-cell office:value-type="float" office:value="102069.693217144">
                <text:p>102069.6932171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.420768737793">
                <text:p>22.420768737793</text:p>
              </table:table-cell>
              <table:table-cell office:value-type="float" office:value="102078.775918356">
                <text:p>102078.7759183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4636363983154">
                <text:p>22.4636363983154</text:p>
              </table:table-cell>
              <table:table-cell office:value-type="float" office:value="102081.614593993">
                <text:p>102081.6145939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5065033435822">
                <text:p>22.5065033435822</text:p>
              </table:table-cell>
              <table:table-cell office:value-type="float" office:value="102083.317875159">
                <text:p>102083.3178751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.5493700504303">
                <text:p>22.5493700504303</text:p>
              </table:table-cell>
              <table:table-cell office:value-type="float" office:value="102083.885648179">
                <text:p>102083.8856481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5922355651855">
                <text:p>22.5922355651855</text:p>
              </table:table-cell>
              <table:table-cell office:value-type="float" office:value="102086.724608017">
                <text:p>102086.7246080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6351008415222">
                <text:p>22.6351008415222</text:p>
              </table:table-cell>
              <table:table-cell office:value-type="float" office:value="102087.292418933">
                <text:p>102087.2924189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6779356002808">
                <text:p>22.6779356002808</text:p>
              </table:table-cell>
              <table:table-cell office:value-type="float" office:value="102160.024401376">
                <text:p>102160.0244013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7208027839661">
                <text:p>22.7208027839661</text:p>
              </table:table-cell>
              <table:table-cell office:value-type="float" office:value="102082.750108455">
                <text:p>102082.7501084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7636682987213">
                <text:p>22.7636682987213</text:p>
              </table:table-cell>
              <table:table-cell office:value-type="float" office:value="102086.724608017">
                <text:p>102086.7246080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8065495491028">
                <text:p>22.8065495491028</text:p>
              </table:table-cell>
              <table:table-cell office:value-type="float" office:value="102049.263047866">
                <text:p>102049.2630478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8494172096252">
                <text:p>22.8494172096252</text:p>
              </table:table-cell>
              <table:table-cell office:value-type="float" office:value="102081.614593993">
                <text:p>102081.6145939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8922924995422">
                <text:p>22.8922924995422</text:p>
              </table:table-cell>
              <table:table-cell office:value-type="float" office:value="102063.449797589">
                <text:p>102063.4497975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9351630210876">
                <text:p>22.9351630210876</text:p>
              </table:table-cell>
              <table:table-cell office:value-type="float" office:value="102074.802037684">
                <text:p>102074.8020376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.9780304431915">
                <text:p>22.9780304431915</text:p>
              </table:table-cell>
              <table:table-cell office:value-type="float" office:value="102082.182348066">
                <text:p>102082.1823480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.0214078426361">
                <text:p>23.0214078426361</text:p>
              </table:table-cell>
              <table:table-cell office:value-type="float" office:value="100882.027415933">
                <text:p>100882.0274159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.0653002262115">
                <text:p>23.0653002262115</text:p>
              </table:table-cell>
              <table:table-cell office:value-type="float" office:value="99698.3905528577">
                <text:p>99698.39055285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.1091964244843">
                <text:p>23.1091964244843</text:p>
              </table:table-cell>
              <table:table-cell office:value-type="float" office:value="99689.7264955408">
                <text:p>99689.72649554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1530916690826">
                <text:p>23.1530916690826</text:p>
              </table:table-cell>
              <table:table-cell office:value-type="float" office:value="99691.8923686926">
                <text:p>99691.89236869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196985244751">
                <text:p>23.196985244751</text:p>
              </table:table-cell>
              <table:table-cell office:value-type="float" office:value="99695.6828731743">
                <text:p>99695.68287317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2408814430237">
                <text:p>23.2408814430237</text:p>
              </table:table-cell>
              <table:table-cell office:value-type="float" office:value="99689.7264955408">
                <text:p>99689.72649554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2847774028778">
                <text:p>23.2847774028778</text:p>
              </table:table-cell>
              <table:table-cell office:value-type="float" office:value="99690.2679550059">
                <text:p>99690.26795500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3286709785461">
                <text:p>23.3286709785461</text:p>
              </table:table-cell>
              <table:table-cell office:value-type="float" office:value="99695.6828731743">
                <text:p>99695.68287317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3725633621216">
                <text:p>23.3725633621216</text:p>
              </table:table-cell>
              <table:table-cell office:value-type="float" office:value="99698.3905528577">
                <text:p>99698.39055285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4164609909058">
                <text:p>23.4164609909058</text:p>
              </table:table-cell>
              <table:table-cell office:value-type="float" office:value="99686.4778622637">
                <text:p>99686.47786226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4603564739227">
                <text:p>23.4603564739227</text:p>
              </table:table-cell>
              <table:table-cell office:value-type="float" office:value="99691.3508915817">
                <text:p>99691.35089158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5042457580566">
                <text:p>23.5042457580566</text:p>
              </table:table-cell>
              <table:table-cell office:value-type="float" office:value="99705.4312084092">
                <text:p>99705.43120840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5481388568878">
                <text:p>23.5481388568878</text:p>
              </table:table-cell>
              <table:table-cell office:value-type="float" office:value="99696.7659273986">
                <text:p>99696.76592739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5920338630676">
                <text:p>23.5920338630676</text:p>
              </table:table-cell>
              <table:table-cell office:value-type="float" office:value="99692.4338516857">
                <text:p>99692.43385168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6359250545502">
                <text:p>23.6359250545502</text:p>
              </table:table-cell>
              <table:table-cell office:value-type="float" office:value="99701.0983796234">
                <text:p>99701.09837962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6798181533813">
                <text:p>23.6798181533813</text:p>
              </table:table-cell>
              <table:table-cell office:value-type="float" office:value="99696.7659273986">
                <text:p>99696.76592739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7237100601196">
                <text:p>23.7237100601196</text:p>
              </table:table-cell>
              <table:table-cell office:value-type="float" office:value="99699.4736659134">
                <text:p>99699.47366591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7676031589508">
                <text:p>23.7676031589508</text:p>
              </table:table-cell>
              <table:table-cell office:value-type="float" office:value="99696.7659273986">
                <text:p>99696.76592739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8114964962006">
                <text:p>23.8114964962006</text:p>
              </table:table-cell>
              <table:table-cell office:value-type="float" office:value="99696.224397345">
                <text:p>99696.2243973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8554348945618">
                <text:p>23.8554348945618</text:p>
              </table:table-cell>
              <table:table-cell office:value-type="float" office:value="99593.9807369866">
                <text:p>99593.98073698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899331331253">
                <text:p>23.899331331253</text:p>
              </table:table-cell>
              <table:table-cell office:value-type="float" office:value="99689.1850419575">
                <text:p>99689.18504195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9432106018066">
                <text:p>23.9432106018066</text:p>
              </table:table-cell>
              <table:table-cell office:value-type="float" office:value="99728.1847394359">
                <text:p>99728.18473943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870872497559">
                <text:p>23.9870872497559</text:p>
              </table:table-cell>
              <table:table-cell office:value-type="float" office:value="99734.1457137889">
                <text:p>99734.14571378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0308649539948">
                <text:p>24.0308649539948</text:p>
              </table:table-cell>
              <table:table-cell office:value-type="float" office:value="99959.5587772374">
                <text:p>99959.55877723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0745956897736">
                <text:p>24.0745956897736</text:p>
              </table:table-cell>
              <table:table-cell office:value-type="float" office:value="100066.9191146">
                <text:p>100066.91911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1182720661163">
                <text:p>24.1182720661163</text:p>
              </table:table-cell>
              <table:table-cell office:value-type="float" office:value="100191.46198524">
                <text:p>100191.461985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1619479656219">
                <text:p>24.1619479656219</text:p>
              </table:table-cell>
              <table:table-cell office:value-type="float" office:value="100192.555838201">
                <text:p>100192.5558382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205619096756">
                <text:p>24.205619096756</text:p>
              </table:table-cell>
              <table:table-cell office:value-type="float" office:value="100203.495681607">
                <text:p>100203.4956816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2492949962616">
                <text:p>24.2492949962616</text:p>
              </table:table-cell>
              <table:table-cell office:value-type="float" office:value="100192.555838201">
                <text:p>100192.5558382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2929668426514">
                <text:p>24.2929668426514</text:p>
              </table:table-cell>
              <table:table-cell office:value-type="float" office:value="100201.8545528">
                <text:p>100201.85455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3366467952728">
                <text:p>24.3366467952728</text:p>
              </table:table-cell>
              <table:table-cell office:value-type="float" office:value="100183.25884928">
                <text:p>100183.258849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3803215026855">
                <text:p>24.3803215026855</text:p>
              </table:table-cell>
              <table:table-cell office:value-type="float" office:value="100195.290575102">
                <text:p>100195.2905751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423996925354">
                <text:p>24.423996925354</text:p>
              </table:table-cell>
              <table:table-cell office:value-type="float" office:value="100193.649715047">
                <text:p>100193.6497150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4677431583405">
                <text:p>24.4677431583405</text:p>
              </table:table-cell>
              <table:table-cell office:value-type="float" office:value="100031.470169224">
                <text:p>100031.4701692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5114169120789">
                <text:p>24.5114169120789</text:p>
              </table:table-cell>
              <table:table-cell office:value-type="float" office:value="100197.478472112">
                <text:p>100197.4784721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5550909042358">
                <text:p>24.5550909042358</text:p>
              </table:table-cell>
              <table:table-cell office:value-type="float" office:value="100196.931488902">
                <text:p>100196.9314889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.5987682342529">
                <text:p>24.5987682342529</text:p>
              </table:table-cell>
              <table:table-cell office:value-type="float" office:value="100189.274350968">
                <text:p>100189.2743509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.6424448490143">
                <text:p>24.6424448490143</text:p>
              </table:table-cell>
              <table:table-cell office:value-type="float" office:value="100190.915067715">
                <text:p>100190.9150677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6861207485199">
                <text:p>24.6861207485199</text:p>
              </table:table-cell>
              <table:table-cell office:value-type="float" office:value="100192.555838201">
                <text:p>100192.5558382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.7298114299774">
                <text:p>24.7298114299774</text:p>
              </table:table-cell>
              <table:table-cell office:value-type="float" office:value="100158.657498963">
                <text:p>100158.6574989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7734780311584">
                <text:p>24.7734780311584</text:p>
              </table:table-cell>
              <table:table-cell office:value-type="float" office:value="100213.890745887">
                <text:p>100213.8907458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8171348571777">
                <text:p>24.8171348571777</text:p>
              </table:table-cell>
              <table:table-cell office:value-type="float" office:value="100236.329550543">
                <text:p>100236.3295505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8608148097992">
                <text:p>24.8608148097992</text:p>
              </table:table-cell>
              <table:table-cell office:value-type="float" office:value="100183.25884928">
                <text:p>100183.258849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9045238494873">
                <text:p>24.9045238494873</text:p>
              </table:table-cell>
              <table:table-cell office:value-type="float" office:value="100116.589868488">
                <text:p>100116.5898684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9481980800629">
                <text:p>24.9481980800629</text:p>
              </table:table-cell>
              <table:table-cell office:value-type="float" office:value="100196.384511663">
                <text:p>100196.3845116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9918711185455">
                <text:p>24.9918711185455</text:p>
              </table:table-cell>
              <table:table-cell office:value-type="float" office:value="100199.119457577">
                <text:p>100199.1194575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.0341360569">
                <text:p>25.0341360569</text:p>
              </table:table-cell>
              <table:table-cell office:value-type="float" office:value="103537.356739925">
                <text:p>103537.3567399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.0759403705597">
                <text:p>25.0759403705597</text:p>
              </table:table-cell>
              <table:table-cell office:value-type="float" office:value="104678.192677085">
                <text:p>104678.1926770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.1177508831024">
                <text:p>25.1177508831024</text:p>
              </table:table-cell>
              <table:table-cell office:value-type="float" office:value="104662.672946865">
                <text:p>104662.6729468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.1595623493195">
                <text:p>25.1595623493195</text:p>
              </table:table-cell>
              <table:table-cell office:value-type="float" office:value="104660.28570451">
                <text:p>104660.285704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.2013788223267">
                <text:p>25.2013788223267</text:p>
              </table:table-cell>
              <table:table-cell office:value-type="float" office:value="104647.754468587">
                <text:p>104647.7544685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2431914806366">
                <text:p>25.2431914806366</text:p>
              </table:table-cell>
              <table:table-cell office:value-type="float" office:value="104657.301804704">
                <text:p>104657.3018047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2850058078766">
                <text:p>25.2850058078766</text:p>
              </table:table-cell>
              <table:table-cell office:value-type="float" office:value="104653.124630806">
                <text:p>104653.1246308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3268172740936">
                <text:p>25.3268172740936</text:p>
              </table:table-cell>
              <table:table-cell office:value-type="float" office:value="104660.28570451">
                <text:p>104660.285704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3686289787292">
                <text:p>25.3686289787292</text:p>
              </table:table-cell>
              <table:table-cell office:value-type="float" office:value="104659.688910937">
                <text:p>104659.6889109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4104375839233">
                <text:p>25.4104375839233</text:p>
              </table:table-cell>
              <table:table-cell office:value-type="float" office:value="104667.4477583">
                <text:p>104667.44775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4522438049316">
                <text:p>25.4522438049316</text:p>
              </table:table-cell>
              <table:table-cell office:value-type="float" office:value="104673.41688528">
                <text:p>104673.416885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4940512180328">
                <text:p>25.4940512180328</text:p>
              </table:table-cell>
              <table:table-cell office:value-type="float" office:value="104670.432236688">
                <text:p>104670.4322366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5358595848084">
                <text:p>25.5358595848084</text:p>
              </table:table-cell>
              <table:table-cell office:value-type="float" office:value="104668.044640362">
                <text:p>104668.0446403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5776665210724">
                <text:p>25.5776665210724</text:p>
              </table:table-cell>
              <table:table-cell office:value-type="float" office:value="104671.6260757">
                <text:p>104671.62607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6194725036621">
                <text:p>25.6194725036621</text:p>
              </table:table-cell>
              <table:table-cell office:value-type="float" office:value="104674.013835423">
                <text:p>104674.0138354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661269903183">
                <text:p>25.661269903183</text:p>
              </table:table-cell>
              <table:table-cell office:value-type="float" office:value="104695.508576187">
                <text:p>104695.5085761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7030649185181">
                <text:p>25.7030649185181</text:p>
              </table:table-cell>
              <table:table-cell office:value-type="float" office:value="104701.480904273">
                <text:p>104701.4809042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.7448728084564">
                <text:p>25.7448728084564</text:p>
              </table:table-cell>
              <table:table-cell office:value-type="float" office:value="104669.238424909">
                <text:p>104669.2384249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.7866795063019">
                <text:p>25.7866795063019</text:p>
              </table:table-cell>
              <table:table-cell office:value-type="float" office:value="104672.223005418">
                <text:p>104672.2230054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.8285083770752">
                <text:p>25.8285083770752</text:p>
              </table:table-cell>
              <table:table-cell office:value-type="float" office:value="104616.737652685">
                <text:p>104616.7376526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8703167438507">
                <text:p>25.8703167438507</text:p>
              </table:table-cell>
              <table:table-cell office:value-type="float" office:value="104668.044640362">
                <text:p>104668.0446403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9121441841125">
                <text:p>25.9121441841125</text:p>
              </table:table-cell>
              <table:table-cell office:value-type="float" office:value="104620.315577672">
                <text:p>104620.3155776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.9539539813995">
                <text:p>25.9539539813995</text:p>
              </table:table-cell>
              <table:table-cell office:value-type="float" office:value="104664.463450101">
                <text:p>104664.4634501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9957540035248">
                <text:p>25.9957540035248</text:p>
              </table:table-cell>
              <table:table-cell office:value-type="float" office:value="104688.939802193">
                <text:p>104688.9398021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0358603000641">
                <text:p>26.0358603000641</text:p>
              </table:table-cell>
              <table:table-cell office:value-type="float" office:value="109110.049483408">
                <text:p>109110.0494834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0757737159729">
                <text:p>26.0757737159729</text:p>
              </table:table-cell>
              <table:table-cell office:value-type="float" office:value="109637.321195396">
                <text:p>109637.3211953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115690946579">
                <text:p>26.115690946579</text:p>
              </table:table-cell>
              <table:table-cell office:value-type="float" office:value="109626.843685232">
                <text:p>109626.8436852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1556055545807">
                <text:p>26.1556055545807</text:p>
              </table:table-cell>
              <table:table-cell office:value-type="float" office:value="109634.046758336">
                <text:p>109634.0467583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1955218315124">
                <text:p>26.1955218315124</text:p>
              </table:table-cell>
              <table:table-cell office:value-type="float" office:value="109629.462875028">
                <text:p>109629.4628750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2354385852814">
                <text:p>26.2354385852814</text:p>
              </table:table-cell>
              <table:table-cell office:value-type="float" office:value="109628.153264486">
                <text:p>109628.1532644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2753541469574">
                <text:p>26.2753541469574</text:p>
              </table:table-cell>
              <table:table-cell office:value-type="float" office:value="109631.427349508">
                <text:p>109631.4273495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3152680397034">
                <text:p>26.3152680397034</text:p>
              </table:table-cell>
              <table:table-cell office:value-type="float" office:value="109636.011397101">
                <text:p>109636.0113971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3551726341248">
                <text:p>26.3551726341248</text:p>
              </table:table-cell>
              <table:table-cell office:value-type="float" office:value="109661.558110078">
                <text:p>109661.55811007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3950853347778">
                <text:p>26.3950853347778</text:p>
              </table:table-cell>
              <table:table-cell office:value-type="float" office:value="109639.285951519">
                <text:p>109639.2859515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4349989891052">
                <text:p>26.4349989891052</text:p>
              </table:table-cell>
              <table:table-cell office:value-type="float" office:value="109636.666292336">
                <text:p>109636.6662923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4749052524567">
                <text:p>26.4749052524567</text:p>
              </table:table-cell>
              <table:table-cell office:value-type="float" office:value="109656.971925988">
                <text:p>109656.9719259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.5148248672485">
                <text:p>26.5148248672485</text:p>
              </table:table-cell>
              <table:table-cell office:value-type="float" office:value="109620.296258249">
                <text:p>109620.2962582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.5547349452972">
                <text:p>26.5547349452972</text:p>
              </table:table-cell>
              <table:table-cell office:value-type="float" office:value="109646.490659817">
                <text:p>109646.4906598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.5946977138519">
                <text:p>26.5946977138519</text:p>
              </table:table-cell>
              <table:table-cell office:value-type="float" office:value="109501.922871325">
                <text:p>109501.9228713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.6346101760864">
                <text:p>26.6346101760864</text:p>
              </table:table-cell>
              <table:table-cell office:value-type="float" office:value="109639.940885876">
                <text:p>109639.9408858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.674524307251">
                <text:p>26.674524307251</text:p>
              </table:table-cell>
              <table:table-cell office:value-type="float" office:value="109635.356509689">
                <text:p>109635.3565096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.7144377231598">
                <text:p>26.7144377231598</text:p>
              </table:table-cell>
              <table:table-cell office:value-type="float" office:value="109637.321195396">
                <text:p>109637.3211953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.7543487548828">
                <text:p>26.7543487548828</text:p>
              </table:table-cell>
              <table:table-cell office:value-type="float" office:value="109643.870656336">
                <text:p>109643.8706563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.7942631244659">
                <text:p>26.7942631244659</text:p>
              </table:table-cell>
              <table:table-cell office:value-type="float" office:value="109634.7016301">
                <text:p>109634.70163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.8341999053955">
                <text:p>26.8341999053955</text:p>
              </table:table-cell>
              <table:table-cell office:value-type="float" office:value="109573.177861224">
                <text:p>109573.1778612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.8741233348846">
                <text:p>26.8741233348846</text:p>
              </table:table-cell>
              <table:table-cell office:value-type="float" office:value="109609.82200166">
                <text:p>109609.822001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.9140121936798">
                <text:p>26.9140121936798</text:p>
              </table:table-cell>
              <table:table-cell office:value-type="float" office:value="109704.818141609">
                <text:p>109704.8181416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.9538912773132">
                <text:p>26.9538912773132</text:p>
              </table:table-cell>
              <table:table-cell office:value-type="float" office:value="109731.70898873">
                <text:p>109731.708988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.9937696456909">
                <text:p>26.9937696456909</text:p>
              </table:table-cell>
              <table:table-cell office:value-type="float" office:value="109733.677129294">
                <text:p>109733.67712929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.0463435649872">
                <text:p>40.0463435649872</text:p>
              </table:table-cell>
              <table:table-cell office:value-type="float" office:value="335.25954551621">
                <text:p>335.259545516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.1011800765991">
                <text:p>40.1011800765991</text:p>
              </table:table-cell>
              <table:table-cell office:value-type="float" office:value="79800.8456658884">
                <text:p>79800.84566588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.1560156345367">
                <text:p>40.1560156345367</text:p>
              </table:table-cell>
              <table:table-cell office:value-type="float" office:value="79802.2335247851">
                <text:p>79802.233524785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.2108471393585">
                <text:p>40.2108471393585</text:p>
              </table:table-cell>
              <table:table-cell office:value-type="float" office:value="79808.1324636925">
                <text:p>79808.13246369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.2656922340393">
                <text:p>40.2656922340393</text:p>
              </table:table-cell>
              <table:table-cell office:value-type="float" office:value="79788.3571077696">
                <text:p>79788.35710776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.320570230484">
                <text:p>40.320570230484</text:p>
              </table:table-cell>
              <table:table-cell office:value-type="float" office:value="79740.5204909308">
                <text:p>79740.52049093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.3753938674927">
                <text:p>40.3753938674927</text:p>
              </table:table-cell>
              <table:table-cell office:value-type="float" office:value="79819.5858349968">
                <text:p>79819.58583499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.4302043914795">
                <text:p>40.4302043914795</text:p>
              </table:table-cell>
              <table:table-cell office:value-type="float" office:value="79838.6820942008">
                <text:p>79838.68209420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.4850211143494">
                <text:p>40.4850211143494</text:p>
              </table:table-cell>
              <table:table-cell office:value-type="float" office:value="79829.6536330344">
                <text:p>79829.65363303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.5398347377777">
                <text:p>40.5398347377777</text:p>
              </table:table-cell>
              <table:table-cell office:value-type="float" office:value="79834.16760836">
                <text:p>79834.167608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.5946438312531">
                <text:p>40.5946438312531</text:p>
              </table:table-cell>
              <table:table-cell office:value-type="float" office:value="79840.7658752599">
                <text:p>79840.76587525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.6494529247284">
                <text:p>40.6494529247284</text:p>
              </table:table-cell>
              <table:table-cell office:value-type="float" office:value="79840.7658752599">
                <text:p>79840.76587525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.7042603492737">
                <text:p>40.7042603492737</text:p>
              </table:table-cell>
              <table:table-cell office:value-type="float" office:value="79843.1970906433">
                <text:p>79843.19709064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.7590818405151">
                <text:p>40.7590818405151</text:p>
              </table:table-cell>
              <table:table-cell office:value-type="float" office:value="79822.710052275">
                <text:p>79822.7100522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.8139002323151">
                <text:p>40.8139002323151</text:p>
              </table:table-cell>
              <table:table-cell office:value-type="float" office:value="79827.2232423616">
                <text:p>79827.22324236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.8687200546265">
                <text:p>40.8687200546265</text:p>
              </table:table-cell>
              <table:table-cell office:value-type="float" office:value="79825.1401681374">
                <text:p>79825.14016813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.9235377311707">
                <text:p>40.9235377311707</text:p>
              </table:table-cell>
              <table:table-cell office:value-type="float" office:value="79828.2648202434">
                <text:p>79828.26482024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.9783475399017">
                <text:p>40.9783475399017</text:p>
              </table:table-cell>
              <table:table-cell office:value-type="float" office:value="79839.7239711339">
                <text:p>79839.72397113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1.0312361717224">
                <text:p>41.0312361717224</text:p>
              </table:table-cell>
              <table:table-cell office:value-type="float" office:value="82739.8979583557">
                <text:p>82739.89795835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1.0828561782837">
                <text:p>41.0828561782837</text:p>
              </table:table-cell>
              <table:table-cell office:value-type="float" office:value="84773.3328899358">
                <text:p>84773.33288993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1.1344704627991">
                <text:p>41.1344704627991</text:p>
              </table:table-cell>
              <table:table-cell office:value-type="float" office:value="84782.7310033905">
                <text:p>84782.73100339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.1860809326172">
                <text:p>41.1860809326172</text:p>
              </table:table-cell>
              <table:table-cell office:value-type="float" office:value="84788.9975701021">
                <text:p>84788.99757010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.2377035617828">
                <text:p>41.2377035617828</text:p>
              </table:table-cell>
              <table:table-cell office:value-type="float" office:value="84769.026117559">
                <text:p>84769.02611755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.2895631790161">
                <text:p>41.2895631790161</text:p>
              </table:table-cell>
              <table:table-cell office:value-type="float" office:value="84381.6486403236">
                <text:p>84381.64864032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.3412168025971">
                <text:p>41.3412168025971</text:p>
              </table:table-cell>
              <table:table-cell office:value-type="float" office:value="84718.161023951">
                <text:p>84718.1610239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.3928308486939">
                <text:p>41.3928308486939</text:p>
              </table:table-cell>
              <table:table-cell office:value-type="float" office:value="84783.1226366723">
                <text:p>84783.12263667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.4444501399994">
                <text:p>41.4444501399994</text:p>
              </table:table-cell>
              <table:table-cell office:value-type="float" office:value="84774.5075401719">
                <text:p>84774.50754017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.4960672855377">
                <text:p>41.4960672855377</text:p>
              </table:table-cell>
              <table:table-cell office:value-type="float" office:value="84778.031686205">
                <text:p>84778.0316862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.5476808547974">
                <text:p>41.5476808547974</text:p>
              </table:table-cell>
              <table:table-cell office:value-type="float" office:value="84783.9059140903">
                <text:p>84783.90591409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.5992939472199">
                <text:p>41.5992939472199</text:p>
              </table:table-cell>
              <table:table-cell office:value-type="float" office:value="84784.6892059811">
                <text:p>84784.68920598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.6509068012238">
                <text:p>41.6509068012238</text:p>
              </table:table-cell>
              <table:table-cell office:value-type="float" office:value="84785.080857354">
                <text:p>84785.0808573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.7025201320648">
                <text:p>41.7025201320648</text:p>
              </table:table-cell>
              <table:table-cell office:value-type="float" office:value="84784.2975582265">
                <text:p>84784.29755822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.7541382312775">
                <text:p>41.7541382312775</text:p>
              </table:table-cell>
              <table:table-cell office:value-type="float" office:value="84776.4653629066">
                <text:p>84776.46536290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.8057572841644">
                <text:p>41.8057572841644</text:p>
              </table:table-cell>
              <table:table-cell office:value-type="float" office:value="84774.8990974846">
                <text:p>84774.89909748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.857362985611">
                <text:p>41.857362985611</text:p>
              </table:table-cell>
              <table:table-cell office:value-type="float" office:value="84796.8320813121">
                <text:p>84796.832081312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.9089884757996">
                <text:p>41.9089884757996</text:p>
              </table:table-cell>
              <table:table-cell office:value-type="float" office:value="84764.3283194709">
                <text:p>84764.32831947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.9606051445007">
                <text:p>41.9606051445007</text:p>
              </table:table-cell>
              <table:table-cell office:value-type="float" office:value="84778.8148695588">
                <text:p>84778.81486955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.0101001262665">
                <text:p>42.0101001262665</text:p>
              </table:table-cell>
              <table:table-cell office:value-type="float" office:value="88413.0035790498">
                <text:p>88413.00357904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.0529692173004">
                <text:p>42.0529692173004</text:p>
              </table:table-cell>
              <table:table-cell office:value-type="float" office:value="102078.208202173">
                <text:p>102078.2082021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.0958542823792">
                <text:p>42.0958542823792</text:p>
              </table:table-cell>
              <table:table-cell office:value-type="float" office:value="102040.185597616">
                <text:p>102040.1855976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.1387310028076">
                <text:p>42.1387310028076</text:p>
              </table:table-cell>
              <table:table-cell office:value-type="float" office:value="102060.044617934">
                <text:p>102060.0446179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.1816020011902">
                <text:p>42.1816020011902</text:p>
              </table:table-cell>
              <table:table-cell office:value-type="float" office:value="102073.666700034">
                <text:p>102073.6667000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.2244782447815">
                <text:p>42.2244782447815</text:p>
              </table:table-cell>
              <table:table-cell office:value-type="float" office:value="102061.179652572">
                <text:p>102061.1796525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2673563957214">
                <text:p>42.2673563957214</text:p>
              </table:table-cell>
              <table:table-cell office:value-type="float" office:value="102056.639665488">
                <text:p>102056.6396654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.3102281093597">
                <text:p>42.3102281093597</text:p>
              </table:table-cell>
              <table:table-cell office:value-type="float" office:value="102071.963740914">
                <text:p>102071.9637409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.3531038761139">
                <text:p>42.3531038761139</text:p>
              </table:table-cell>
              <table:table-cell office:value-type="float" office:value="102062.314712457">
                <text:p>102062.3147124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.3959791660309">
                <text:p>42.3959791660309</text:p>
              </table:table-cell>
              <table:table-cell office:value-type="float" office:value="102063.449797589">
                <text:p>102063.4497975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.4388527870178">
                <text:p>42.4388527870178</text:p>
              </table:table-cell>
              <table:table-cell office:value-type="float" office:value="102067.422794383">
                <text:p>102067.4227943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.4817228317261">
                <text:p>42.4817228317261</text:p>
              </table:table-cell>
              <table:table-cell office:value-type="float" office:value="102075.93740059">
                <text:p>102075.937400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.52463555336">
                <text:p>42.52463555336</text:p>
              </table:table-cell>
              <table:table-cell office:value-type="float" office:value="101974.422348032">
                <text:p>101974.4223480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.5675027370453">
                <text:p>42.5675027370453</text:p>
              </table:table-cell>
              <table:table-cell office:value-type="float" office:value="102082.750108455">
                <text:p>102082.7501084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.6103713512421">
                <text:p>42.6103713512421</text:p>
              </table:table-cell>
              <table:table-cell office:value-type="float" office:value="102079.343640853">
                <text:p>102079.3436408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2.653240442276">
                <text:p>42.653240442276</text:p>
              </table:table-cell>
              <table:table-cell office:value-type="float" office:value="102078.208202173">
                <text:p>102078.2082021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.6961104869843">
                <text:p>42.6961104869843</text:p>
              </table:table-cell>
              <table:table-cell office:value-type="float" office:value="102075.93740059">
                <text:p>102075.937400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2.738977432251">
                <text:p>42.738977432251</text:p>
              </table:table-cell>
              <table:table-cell office:value-type="float" office:value="102083.317875159">
                <text:p>102083.3178751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2.7818422317505">
                <text:p>42.7818422317505</text:p>
              </table:table-cell>
              <table:table-cell office:value-type="float" office:value="102088.428059715">
                <text:p>102088.4280597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.8247094154358">
                <text:p>42.8247094154358</text:p>
              </table:table-cell>
              <table:table-cell office:value-type="float" office:value="102082.750108455">
                <text:p>102082.7501084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.8675756454468">
                <text:p>42.8675756454468</text:p>
              </table:table-cell>
              <table:table-cell office:value-type="float" office:value="102085.021213166">
                <text:p>102085.0212131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.9104511737824">
                <text:p>42.9104511737824</text:p>
              </table:table-cell>
              <table:table-cell office:value-type="float" office:value="102062.882251867">
                <text:p>102062.8822518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.9533200263977">
                <text:p>42.9533200263977</text:p>
              </table:table-cell>
              <table:table-cell office:value-type="float" office:value="102078.775918356">
                <text:p>102078.7759183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.9961886405945">
                <text:p>42.9961886405945</text:p>
              </table:table-cell>
              <table:table-cell office:value-type="float" office:value="102079.343640853">
                <text:p>102079.3436408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3.0400521755219">
                <text:p>43.0400521755219</text:p>
              </table:table-cell>
              <table:table-cell office:value-type="float" office:value="99763.9612777684">
                <text:p>99763.96127776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3.0839457511902">
                <text:p>43.0839457511902</text:p>
              </table:table-cell>
              <table:table-cell office:value-type="float" office:value="99695.6828731743">
                <text:p>99695.68287317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3.1278605461121">
                <text:p>43.1278605461121</text:p>
              </table:table-cell>
              <table:table-cell office:value-type="float" office:value="99647.510771369">
                <text:p>99647.5107713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3.1717510223389">
                <text:p>43.1717510223389</text:p>
              </table:table-cell>
              <table:table-cell office:value-type="float" office:value="99702.7231462871">
                <text:p>99702.72314628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3.21564412117">
                <text:p>43.21564412117</text:p>
              </table:table-cell>
              <table:table-cell office:value-type="float" office:value="99696.7659273986">
                <text:p>99696.76592739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3.2595546245575">
                <text:p>43.2595546245575</text:p>
              </table:table-cell>
              <table:table-cell office:value-type="float" office:value="99657.2496877952">
                <text:p>99657.249687795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3.3034558296204">
                <text:p>43.3034558296204</text:p>
              </table:table-cell>
              <table:table-cell office:value-type="float" office:value="99678.3572053113">
                <text:p>99678.35720531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.3473579883575">
                <text:p>43.3473579883575</text:p>
              </table:table-cell>
              <table:table-cell office:value-type="float" office:value="99676.1919202342">
                <text:p>99676.19192023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.3912577629089">
                <text:p>43.3912577629089</text:p>
              </table:table-cell>
              <table:table-cell office:value-type="float" office:value="99681.6053093212">
                <text:p>99681.60530932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.435156583786">
                <text:p>43.435156583786</text:p>
              </table:table-cell>
              <table:table-cell office:value-type="float" office:value="99683.7708295995">
                <text:p>99683.77082959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.4790558815002">
                <text:p>43.4790558815002</text:p>
              </table:table-cell>
              <table:table-cell office:value-type="float" office:value="99682.6880576993">
                <text:p>99682.68805769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.5229613780975">
                <text:p>43.5229613780975</text:p>
              </table:table-cell>
              <table:table-cell office:value-type="float" office:value="99668.614163223">
                <text:p>99668.6141632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.5668625831604">
                <text:p>43.5668625831604</text:p>
              </table:table-cell>
              <table:table-cell office:value-type="float" office:value="99678.3572053113">
                <text:p>99678.35720531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.6107652187347">
                <text:p>43.6107652187347</text:p>
              </table:table-cell>
              <table:table-cell office:value-type="float" office:value="99675.1093129721">
                <text:p>99675.109312972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.6546700000763">
                <text:p>43.6546700000763</text:p>
              </table:table-cell>
              <table:table-cell office:value-type="float" office:value="99670.2378713006">
                <text:p>99670.23787130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.6985626220703">
                <text:p>43.6985626220703</text:p>
              </table:table-cell>
              <table:table-cell office:value-type="float" office:value="99697.8490051548">
                <text:p>99697.84900515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.7424716949463">
                <text:p>43.7424716949463</text:p>
              </table:table-cell>
              <table:table-cell office:value-type="float" office:value="99660.4964163155">
                <text:p>99660.49641631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3.7863609790802">
                <text:p>43.7863609790802</text:p>
              </table:table-cell>
              <table:table-cell office:value-type="float" office:value="99705.4312084092">
                <text:p>99705.43120840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3.83025431633">
                <text:p>43.83025431633</text:p>
              </table:table-cell>
              <table:table-cell office:value-type="float" office:value="99696.224397345">
                <text:p>99696.2243973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.8741526603699">
                <text:p>43.8741526603699</text:p>
              </table:table-cell>
              <table:table-cell office:value-type="float" office:value="99684.8536250224">
                <text:p>99684.85362502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3.9180610179901">
                <text:p>43.9180610179901</text:p>
              </table:table-cell>
              <table:table-cell office:value-type="float" office:value="99662.1198599082">
                <text:p>99662.119859908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3.9619615077972">
                <text:p>43.9619615077972</text:p>
              </table:table-cell>
              <table:table-cell office:value-type="float" office:value="99679.9812308561">
                <text:p>99679.98123085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.0058240890503">
                <text:p>44.0058240890503</text:p>
              </table:table-cell>
              <table:table-cell office:value-type="float" office:value="99766.1303778272">
                <text:p>99766.13037782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.0494918823242">
                <text:p>44.0494918823242</text:p>
              </table:table-cell>
              <table:table-cell office:value-type="float" office:value="100211.154993557">
                <text:p>100211.1549935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.0931859016419">
                <text:p>44.0931859016419</text:p>
              </table:table-cell>
              <table:table-cell office:value-type="float" office:value="100151.006209553">
                <text:p>100151.0062095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.1368639469147">
                <text:p>44.1368639469147</text:p>
              </table:table-cell>
              <table:table-cell office:value-type="float" office:value="100187.633687957">
                <text:p>100187.6336879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.1805837154388">
                <text:p>44.1805837154388</text:p>
              </table:table-cell>
              <table:table-cell office:value-type="float" office:value="100092.021246196">
                <text:p>100092.0212461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.2242674827576">
                <text:p>44.2242674827576</text:p>
              </table:table-cell>
              <table:table-cell office:value-type="float" office:value="100174.510318028">
                <text:p>100174.51031802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.2679445743561">
                <text:p>44.2679445743561</text:p>
              </table:table-cell>
              <table:table-cell office:value-type="float" office:value="100189.82125058">
                <text:p>100189.8212505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.311621427536">
                <text:p>44.311621427536</text:p>
              </table:table-cell>
              <table:table-cell office:value-type="float" office:value="100190.368156162">
                <text:p>100190.3681561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.355295419693">
                <text:p>44.355295419693</text:p>
              </table:table-cell>
              <table:table-cell office:value-type="float" office:value="100196.931488902">
                <text:p>100196.9314889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.3989689350128">
                <text:p>44.3989689350128</text:p>
              </table:table-cell>
              <table:table-cell office:value-type="float" office:value="100198.025461295">
                <text:p>100198.0254612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.4426403045654">
                <text:p>44.4426403045654</text:p>
              </table:table-cell>
              <table:table-cell office:value-type="float" office:value="100202.948632698">
                <text:p>100202.9486326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.4863166809082">
                <text:p>44.4863166809082</text:p>
              </table:table-cell>
              <table:table-cell office:value-type="float" office:value="100191.46198524">
                <text:p>100191.461985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.5299692153931">
                <text:p>44.5299692153931</text:p>
              </table:table-cell>
              <table:table-cell office:value-type="float" office:value="100246.183907544">
                <text:p>100246.1839075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.5736441612244">
                <text:p>44.5736441612244</text:p>
              </table:table-cell>
              <table:table-cell office:value-type="float" office:value="100194.743615779">
                <text:p>100194.7436157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4.6173193454743">
                <text:p>44.6173193454743</text:p>
              </table:table-cell>
              <table:table-cell office:value-type="float" office:value="100194.196662427">
                <text:p>100194.1966624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.6609845161438">
                <text:p>44.6609845161438</text:p>
              </table:table-cell>
              <table:table-cell office:value-type="float" office:value="100217.17384586">
                <text:p>100217.173845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.7046644687653">
                <text:p>44.7046644687653</text:p>
              </table:table-cell>
              <table:table-cell office:value-type="float" office:value="100183.25884928">
                <text:p>100183.258849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4.7483420372009">
                <text:p>44.7483420372009</text:p>
              </table:table-cell>
              <table:table-cell office:value-type="float" office:value="100188.727457327">
                <text:p>100188.7274573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.7920198440552">
                <text:p>44.7920198440552</text:p>
              </table:table-cell>
              <table:table-cell office:value-type="float" office:value="100188.180569657">
                <text:p>100188.1805696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4.835679769516">
                <text:p>44.835679769516</text:p>
              </table:table-cell>
              <table:table-cell office:value-type="float" office:value="100229.21371974">
                <text:p>100229.213719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.8793597221375">
                <text:p>44.8793597221375</text:p>
              </table:table-cell>
              <table:table-cell office:value-type="float" office:value="100183.25884928">
                <text:p>100183.258849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4.9230563640595">
                <text:p>44.9230563640595</text:p>
              </table:table-cell>
              <table:table-cell office:value-type="float" office:value="100144.995302193">
                <text:p>100144.9953021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.9667329788208">
                <text:p>44.9667329788208</text:p>
              </table:table-cell>
              <table:table-cell office:value-type="float" office:value="100190.915067715">
                <text:p>100190.9150677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.0099265575409">
                <text:p>45.0099265575409</text:p>
              </table:table-cell>
              <table:table-cell office:value-type="float" office:value="101311.355290975">
                <text:p>101311.3552909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.0517542362213">
                <text:p>45.0517542362213</text:p>
              </table:table-cell>
              <table:table-cell office:value-type="float" office:value="104619.719239845">
                <text:p>104619.7192398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.0935664176941">
                <text:p>45.0935664176941</text:p>
              </table:table-cell>
              <table:table-cell office:value-type="float" office:value="104658.495344209">
                <text:p>104658.4953442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5.1353771686554">
                <text:p>45.1353771686554</text:p>
              </table:table-cell>
              <table:table-cell office:value-type="float" office:value="104662.076126067">
                <text:p>104662.0761260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.177205324173">
                <text:p>45.177205324173</text:p>
              </table:table-cell>
              <table:table-cell office:value-type="float" office:value="104618.526584587">
                <text:p>104618.52658458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5.2190144062042">
                <text:p>45.2190144062042</text:p>
              </table:table-cell>
              <table:table-cell office:value-type="float" office:value="104666.254014599">
                <text:p>104666.2540145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.2608308792114">
                <text:p>45.2608308792114</text:p>
              </table:table-cell>
              <table:table-cell office:value-type="float" office:value="104647.754468587">
                <text:p>104647.7544685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.3026406764984">
                <text:p>45.3026406764984</text:p>
              </table:table-cell>
              <table:table-cell office:value-type="float" office:value="104664.463450101">
                <text:p>104664.4634501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.3444397449493">
                <text:p>45.3444397449493</text:p>
              </table:table-cell>
              <table:table-cell office:value-type="float" office:value="104691.328351909">
                <text:p>104691.3283519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.3862493038178">
                <text:p>45.3862493038178</text:p>
              </table:table-cell>
              <table:table-cell office:value-type="float" office:value="104665.060298126">
                <text:p>104665.0602981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.4280507564545">
                <text:p>45.4280507564545</text:p>
              </table:table-cell>
              <table:table-cell office:value-type="float" office:value="104685.357181968">
                <text:p>104685.3571819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.469845533371">
                <text:p>45.469845533371</text:p>
              </table:table-cell>
              <table:table-cell office:value-type="float" office:value="104702.078174558">
                <text:p>104702.0781745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.5116519927979">
                <text:p>45.5116519927979</text:p>
              </table:table-cell>
              <table:table-cell office:value-type="float" office:value="104672.819941944">
                <text:p>104672.8199419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.5534617900848">
                <text:p>45.5534617900848</text:p>
              </table:table-cell>
              <table:table-cell office:value-type="float" office:value="104664.463450101">
                <text:p>104664.46345010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.5952746868134">
                <text:p>45.5952746868134</text:p>
              </table:table-cell>
              <table:table-cell office:value-type="float" office:value="104656.70504516">
                <text:p>104656.705045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.6370899677277">
                <text:p>45.6370899677277</text:p>
              </table:table-cell>
              <table:table-cell office:value-type="float" office:value="104650.737824">
                <text:p>104650.7378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.6789057254791">
                <text:p>45.6789057254791</text:p>
              </table:table-cell>
              <table:table-cell office:value-type="float" office:value="104649.544461423">
                <text:p>104649.5444614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.720715045929">
                <text:p>45.720715045929</text:p>
              </table:table-cell>
              <table:table-cell office:value-type="float" office:value="104665.657152959">
                <text:p>104665.6571529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.7625238895416">
                <text:p>45.7625238895416</text:p>
              </table:table-cell>
              <table:table-cell office:value-type="float" office:value="104666.850883046">
                <text:p>104666.8508830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.8043324947357">
                <text:p>45.8043324947357</text:p>
              </table:table-cell>
              <table:table-cell office:value-type="float" office:value="104667.4477583">
                <text:p>104667.44775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5.8461229801178">
                <text:p>45.8461229801178</text:p>
              </table:table-cell>
              <table:table-cell office:value-type="float" office:value="104712.830205041">
                <text:p>104712.83020504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.8879473209381">
                <text:p>45.8879473209381</text:p>
              </table:table-cell>
              <table:table-cell office:value-type="float" office:value="104628.068588107">
                <text:p>104628.0685881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.9297580718994">
                <text:p>45.9297580718994</text:p>
              </table:table-cell>
              <table:table-cell office:value-type="float" office:value="104662.076126067">
                <text:p>104662.0761260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.9715685844421">
                <text:p>45.9715685844421</text:p>
              </table:table-cell>
              <table:table-cell office:value-type="float" office:value="104662.672946865">
                <text:p>104662.67294686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.0127573013306">
                <text:p>46.0127573013306</text:p>
              </table:table-cell>
              <table:table-cell office:value-type="float" office:value="106242.688060756">
                <text:p>106242.6880607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.0526971817017">
                <text:p>46.0526971817017</text:p>
              </table:table-cell>
              <table:table-cell office:value-type="float" office:value="109564.674689589">
                <text:p>109564.6746895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.0926187038422">
                <text:p>46.0926187038422</text:p>
              </table:table-cell>
              <table:table-cell office:value-type="float" office:value="109615.058879738">
                <text:p>109615.0588797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.1325616836548">
                <text:p>46.1325616836548</text:p>
              </table:table-cell>
              <table:table-cell office:value-type="float" office:value="109556.17283759">
                <text:p>109556.172837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.1724662780762">
                <text:p>46.1724662780762</text:p>
              </table:table-cell>
              <table:table-cell office:value-type="float" office:value="109661.558110078">
                <text:p>109661.5581100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.2123930454254">
                <text:p>46.2123930454254</text:p>
              </table:table-cell>
              <table:table-cell office:value-type="float" office:value="109600.658668976">
                <text:p>109600.6586689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.2523059844971">
                <text:p>46.2523059844971</text:p>
              </table:table-cell>
              <table:table-cell office:value-type="float" office:value="109638.631024987">
                <text:p>109638.63102498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.292218208313">
                <text:p>46.292218208313</text:p>
              </table:table-cell>
              <table:table-cell office:value-type="float" office:value="109640.595828057">
                <text:p>109640.59582805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.3321332931519">
                <text:p>46.3321332931519</text:p>
              </table:table-cell>
              <table:table-cell office:value-type="float" office:value="109632.737038276">
                <text:p>109632.7370382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.3720479011536">
                <text:p>46.3720479011536</text:p>
              </table:table-cell>
              <table:table-cell office:value-type="float" office:value="109634.046758336">
                <text:p>109634.0467583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.4119610786438">
                <text:p>46.4119610786438</text:p>
              </table:table-cell>
              <table:table-cell office:value-type="float" office:value="109637.976106279">
                <text:p>109637.9761062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.4518744945526">
                <text:p>46.4518744945526</text:p>
              </table:table-cell>
              <table:table-cell office:value-type="float" office:value="109637.321195396">
                <text:p>109637.32119539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.4917905330658">
                <text:p>46.4917905330658</text:p>
              </table:table-cell>
              <table:table-cell office:value-type="float" office:value="109630.117692032">
                <text:p>109630.1176920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.5317003726959">
                <text:p>46.5317003726959</text:p>
              </table:table-cell>
              <table:table-cell office:value-type="float" office:value="109647.145680251">
                <text:p>109647.1456802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.5716149806976">
                <text:p>46.5716149806976</text:p>
              </table:table-cell>
              <table:table-cell office:value-type="float" office:value="109634.046758336">
                <text:p>109634.0467583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.6115279197693">
                <text:p>46.6115279197693</text:p>
              </table:table-cell>
              <table:table-cell office:value-type="float" office:value="109638.631024987">
                <text:p>109638.6310249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.6514420509338">
                <text:p>46.6514420509338</text:p>
              </table:table-cell>
              <table:table-cell office:value-type="float" office:value="109635.356509689">
                <text:p>109635.35650968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6913561820984">
                <text:p>46.6913561820984</text:p>
              </table:table-cell>
              <table:table-cell office:value-type="float" office:value="109635.356509689">
                <text:p>109635.3565096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7312700748444">
                <text:p>46.7312700748444</text:p>
              </table:table-cell>
              <table:table-cell office:value-type="float" office:value="109636.011397101">
                <text:p>109636.0113971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7711911201477">
                <text:p>46.7711911201477</text:p>
              </table:table-cell>
              <table:table-cell office:value-type="float" office:value="109616.368177448">
                <text:p>109616.3681774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8111188411713">
                <text:p>46.8111188411713</text:p>
              </table:table-cell>
              <table:table-cell office:value-type="float" office:value="109598.040855322">
                <text:p>109598.0408553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851033449173">
                <text:p>46.851033449173</text:p>
              </table:table-cell>
              <table:table-cell office:value-type="float" office:value="109634.046758336">
                <text:p>109634.0467583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8909687995911">
                <text:p>46.8909687995911</text:p>
              </table:table-cell>
              <table:table-cell office:value-type="float" office:value="109577.102847147">
                <text:p>109577.1028471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9308829307556">
                <text:p>46.9308829307556</text:p>
              </table:table-cell>
              <table:table-cell office:value-type="float" office:value="109635.356509689">
                <text:p>109635.3565096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9707961082459">
                <text:p>46.9707961082459</text:p>
              </table:table-cell>
              <table:table-cell office:value-type="float" office:value="109637.976106279">
                <text:p>109637.9761062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0.0147259235382">
                <text:p>60.0147259235382</text:p>
              </table:table-cell>
              <table:table-cell office:value-type="float" office:value="335.481719233853">
                <text:p>335.4817192338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.0695898532868">
                <text:p>60.0695898532868</text:p>
              </table:table-cell>
              <table:table-cell office:value-type="float" office:value="79760.9653566028">
                <text:p>79760.96535660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0.1244263648987">
                <text:p>60.1244263648987</text:p>
              </table:table-cell>
              <table:table-cell office:value-type="float" office:value="79800.8456658884">
                <text:p>79800.84566588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0.1792585849762">
                <text:p>60.1792585849762</text:p>
              </table:table-cell>
              <table:table-cell office:value-type="float" office:value="79807.0914111043">
                <text:p>79807.09141110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0.2340953350067">
                <text:p>60.2340953350067</text:p>
              </table:table-cell>
              <table:table-cell office:value-type="float" office:value="79800.4987087069">
                <text:p>79800.49870870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0.2889189720154">
                <text:p>60.2889189720154</text:p>
              </table:table-cell>
              <table:table-cell office:value-type="float" office:value="79819.5858349968">
                <text:p>79819.58583499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0.3437294960022">
                <text:p>60.3437294960022</text:p>
              </table:table-cell>
              <table:table-cell office:value-type="float" office:value="79838.6820942008">
                <text:p>79838.68209420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0.3985476493835">
                <text:p>60.3985476493835</text:p>
              </table:table-cell>
              <table:table-cell office:value-type="float" office:value="79827.5704319688">
                <text:p>79827.57043196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0.4533786773682">
                <text:p>60.4533786773682</text:p>
              </table:table-cell>
              <table:table-cell office:value-type="float" office:value="79808.8265138405">
                <text:p>79808.82651384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0.50825715065">
                <text:p>60.50825715065</text:p>
              </table:table-cell>
              <table:table-cell office:value-type="float" office:value="79739.8276283034">
                <text:p>79739.827628303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0.563089132309">
                <text:p>60.563089132309</text:p>
              </table:table-cell>
              <table:table-cell office:value-type="float" office:value="79807.4384256159">
                <text:p>79807.43842561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0.6179060935974">
                <text:p>60.6179060935974</text:p>
              </table:table-cell>
              <table:table-cell office:value-type="float" office:value="79829.3064253063">
                <text:p>79829.30642530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0.6727418899536">
                <text:p>60.6727418899536</text:p>
              </table:table-cell>
              <table:table-cell office:value-type="float" office:value="79801.8865555353">
                <text:p>79801.886555535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.7275834083557">
                <text:p>60.7275834083557</text:p>
              </table:table-cell>
              <table:table-cell office:value-type="float" office:value="79793.5601985897">
                <text:p>79793.560198589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0.7824144363403">
                <text:p>60.7824144363403</text:p>
              </table:table-cell>
              <table:table-cell office:value-type="float" office:value="79808.8265138405">
                <text:p>79808.82651384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0.8372478485107">
                <text:p>60.8372478485107</text:p>
              </table:table-cell>
              <table:table-cell office:value-type="float" office:value="79805.3563838113">
                <text:p>79805.35638381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0.8920910358429">
                <text:p>60.8920910358429</text:p>
              </table:table-cell>
              <table:table-cell office:value-type="float" office:value="79791.132005095">
                <text:p>79791.1320050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0.9469091892242">
                <text:p>60.9469091892242</text:p>
              </table:table-cell>
              <table:table-cell office:value-type="float" office:value="79827.5704319688">
                <text:p>79827.57043196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1.0015988349915">
                <text:p>61.0015988349915</text:p>
              </table:table-cell>
              <table:table-cell office:value-type="float" office:value="80015.1461691044">
                <text:p>80015.14616910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.0532248020172">
                <text:p>61.0532248020172</text:p>
              </table:table-cell>
              <table:table-cell office:value-type="float" office:value="84763.5454037454">
                <text:p>84763.54540374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.1048123836517">
                <text:p>61.1048123836517</text:p>
              </table:table-cell>
              <table:table-cell office:value-type="float" office:value="84826.6164326583">
                <text:p>84826.61643265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1.1564524173737">
                <text:p>61.1564524173737</text:p>
              </table:table-cell>
              <table:table-cell office:value-type="float" office:value="84740.4558944385">
                <text:p>84740.45589443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1.208074092865">
                <text:p>61.208074092865</text:p>
              </table:table-cell>
              <table:table-cell office:value-type="float" office:value="84770.5921659731">
                <text:p>84770.59216597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.2597029209137">
                <text:p>61.2597029209137</text:p>
              </table:table-cell>
              <table:table-cell office:value-type="float" office:value="84758.84821309">
                <text:p>84758.848213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.3113226890564">
                <text:p>61.3113226890564</text:p>
              </table:table-cell>
              <table:table-cell office:value-type="float" office:value="84773.7244363976">
                <text:p>84773.724436397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.3629419803619">
                <text:p>61.3629419803619</text:p>
              </table:table-cell>
              <table:table-cell office:value-type="float" office:value="84774.5075401719">
                <text:p>84774.507540171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.4145698547363">
                <text:p>61.4145698547363</text:p>
              </table:table-cell>
              <table:table-cell office:value-type="float" office:value="84760.4138854639">
                <text:p>84760.41388546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4661881923676">
                <text:p>61.4661881923676</text:p>
              </table:table-cell>
              <table:table-cell office:value-type="float" office:value="84776.0737911253">
                <text:p>84776.07379112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.5178091526032">
                <text:p>61.5178091526032</text:p>
              </table:table-cell>
              <table:table-cell office:value-type="float" office:value="84771.766740257">
                <text:p>84771.7667402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1.5694303512573">
                <text:p>61.5694303512573</text:p>
              </table:table-cell>
              <table:table-cell office:value-type="float" office:value="84771.3752118791">
                <text:p>84771.37521187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1.6210615634918">
                <text:p>61.6210615634918</text:p>
              </table:table-cell>
              <table:table-cell office:value-type="float" office:value="84754.9342851997">
                <text:p>84754.93428519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1.6726794242859">
                <text:p>61.6726794242859</text:p>
              </table:table-cell>
              <table:table-cell office:value-type="float" office:value="84776.8569383051">
                <text:p>84776.85693830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.7243120670319">
                <text:p>61.7243120670319</text:p>
              </table:table-cell>
              <table:table-cell office:value-type="float" office:value="84752.5861019657">
                <text:p>84752.58610196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1.7759277820587">
                <text:p>61.7759277820587</text:p>
              </table:table-cell>
              <table:table-cell office:value-type="float" office:value="84780.3812796778">
                <text:p>84780.381279677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1.8275465965271">
                <text:p>61.8275465965271</text:p>
              </table:table-cell>
              <table:table-cell office:value-type="float" office:value="84775.2906584143">
                <text:p>84775.290658414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1.8791582584381">
                <text:p>61.8791582584381</text:p>
              </table:table-cell>
              <table:table-cell office:value-type="float" office:value="84787.0391684952">
                <text:p>84787.039168495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1.9307944774628">
                <text:p>61.9307944774628</text:p>
              </table:table-cell>
              <table:table-cell office:value-type="float" office:value="84746.7162130964">
                <text:p>84746.71621309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1.9824094772339">
                <text:p>61.9824094772339</text:p>
              </table:table-cell>
              <table:table-cell office:value-type="float" office:value="84781.5561252535">
                <text:p>84781.556125253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2.0282504558563">
                <text:p>62.0282504558563</text:p>
              </table:table-cell>
              <table:table-cell office:value-type="float" office:value="95460.4402327964">
                <text:p>95460.44023279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2.0711061954498">
                <text:p>62.0711061954498</text:p>
              </table:table-cell>
              <table:table-cell office:value-type="float" office:value="102110.010036161">
                <text:p>102110.01003616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2.1139853000641">
                <text:p>62.1139853000641</text:p>
              </table:table-cell>
              <table:table-cell office:value-type="float" office:value="102054.369823406">
                <text:p>102054.36982340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2.1568462848663">
                <text:p>62.1568462848663</text:p>
              </table:table-cell>
              <table:table-cell office:value-type="float" office:value="102097.514095632">
                <text:p>102097.5140956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2.1997077465057">
                <text:p>62.1997077465057</text:p>
              </table:table-cell>
              <table:table-cell office:value-type="float" office:value="102096.378252695">
                <text:p>102096.3782526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2.2425816059113">
                <text:p>62.2425816059113</text:p>
              </table:table-cell>
              <table:table-cell office:value-type="float" office:value="102066.855204475">
                <text:p>102066.8552044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2.2854509353638">
                <text:p>62.2854509353638</text:p>
              </table:table-cell>
              <table:table-cell office:value-type="float" office:value="102077.640492306">
                <text:p>102077.64049230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2.3283357620239">
                <text:p>62.3283357620239</text:p>
              </table:table-cell>
              <table:table-cell office:value-type="float" office:value="102040.752890945">
                <text:p>102040.7528909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.3712062835693">
                <text:p>62.3712062835693</text:p>
              </table:table-cell>
              <table:table-cell office:value-type="float" office:value="102074.802037684">
                <text:p>102074.80203768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2.4140782356262">
                <text:p>62.4140782356262</text:p>
              </table:table-cell>
              <table:table-cell office:value-type="float" office:value="102071.396100502">
                <text:p>102071.3961005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2.4569249153137">
                <text:p>62.4569249153137</text:p>
              </table:table-cell>
              <table:table-cell office:value-type="float" office:value="102131.601139601">
                <text:p>102131.60113960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2.4997923374176">
                <text:p>62.4997923374176</text:p>
              </table:table-cell>
              <table:table-cell office:value-type="float" office:value="102082.182348066">
                <text:p>102082.1823480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2.5426554679871">
                <text:p>62.5426554679871</text:p>
              </table:table-cell>
              <table:table-cell office:value-type="float" office:value="102092.40300143">
                <text:p>102092.4030014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.5855312347412">
                <text:p>62.5855312347412</text:p>
              </table:table-cell>
              <table:table-cell office:value-type="float" office:value="102062.314712457">
                <text:p>102062.3147124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2.6283981800079">
                <text:p>62.6283981800079</text:p>
              </table:table-cell>
              <table:table-cell office:value-type="float" office:value="102083.317875159">
                <text:p>102083.3178751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.6714000701904">
                <text:p>62.6714000701904</text:p>
              </table:table-cell>
              <table:table-cell office:value-type="float" office:value="101762.968591119">
                <text:p>101762.96859111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.7142696380615">
                <text:p>62.7142696380615</text:p>
              </table:table-cell>
              <table:table-cell office:value-type="float" office:value="102077.072788752">
                <text:p>102077.07278875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.7571413516998">
                <text:p>62.7571413516998</text:p>
              </table:table-cell>
              <table:table-cell office:value-type="float" office:value="102071.963740914">
                <text:p>102071.9637409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.8000178337097">
                <text:p>62.8000178337097</text:p>
              </table:table-cell>
              <table:table-cell office:value-type="float" office:value="102060.612132097">
                <text:p>102060.6121320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.842987537384">
                <text:p>62.842987537384</text:p>
              </table:table-cell>
              <table:table-cell office:value-type="float" office:value="101839.194265042">
                <text:p>101839.1942650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.8858554363251">
                <text:p>62.8858554363251</text:p>
              </table:table-cell>
              <table:table-cell office:value-type="float" office:value="102081.046846236">
                <text:p>102081.0468462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.928722858429">
                <text:p>62.928722858429</text:p>
              </table:table-cell>
              <table:table-cell office:value-type="float" office:value="102082.182348066">
                <text:p>102082.18234806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.9715950489044">
                <text:p>62.9715950489044</text:p>
              </table:table-cell>
              <table:table-cell office:value-type="float" office:value="102070.828466402">
                <text:p>102070.82846640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3.014794588089">
                <text:p>63.014794588089</text:p>
              </table:table-cell>
              <table:table-cell office:value-type="float" office:value="101297.376837829">
                <text:p>101297.3768378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3.0587470531464">
                <text:p>63.0587470531464</text:p>
              </table:table-cell>
              <table:table-cell office:value-type="float" office:value="99562.1063411988">
                <text:p>99562.106341198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.102648973465">
                <text:p>63.102648973465</text:p>
              </table:table-cell>
              <table:table-cell office:value-type="float" office:value="99676.7332326842">
                <text:p>99676.733232684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.1465513706207">
                <text:p>63.1465513706207</text:p>
              </table:table-cell>
              <table:table-cell office:value-type="float" office:value="99675.6506136635">
                <text:p>99675.650613663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.1904878616333">
                <text:p>63.1904878616333</text:p>
              </table:table-cell>
              <table:table-cell office:value-type="float" office:value="99598.3042602953">
                <text:p>99598.30426029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.2343873977661">
                <text:p>63.2343873977661</text:p>
              </table:table-cell>
              <table:table-cell office:value-type="float" office:value="99682.14668057">
                <text:p>99682.146680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.2782824039459">
                <text:p>63.2782824039459</text:p>
              </table:table-cell>
              <table:table-cell office:value-type="float" office:value="99692.4338516857">
                <text:p>99692.433851685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.3221817016602">
                <text:p>63.3221817016602</text:p>
              </table:table-cell>
              <table:table-cell office:value-type="float" office:value="99682.6880576993">
                <text:p>99682.688057699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.3660786151886">
                <text:p>63.3660786151886</text:p>
              </table:table-cell>
              <table:table-cell office:value-type="float" office:value="99688.1021524357">
                <text:p>99688.102152435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3.4099764823914">
                <text:p>63.4099764823914</text:p>
              </table:table-cell>
              <table:table-cell office:value-type="float" office:value="99685.9364439689">
                <text:p>99685.936443968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3.4538776874542">
                <text:p>63.4538776874542</text:p>
              </table:table-cell>
              <table:table-cell office:value-type="float" office:value="99678.3572053113">
                <text:p>99678.35720531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3.497771024704">
                <text:p>63.497771024704</text:p>
              </table:table-cell>
              <table:table-cell office:value-type="float" office:value="99696.224397345">
                <text:p>99696.2243973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3.5416641235352">
                <text:p>63.5416641235352</text:p>
              </table:table-cell>
              <table:table-cell office:value-type="float" office:value="99696.7659273986">
                <text:p>99696.76592739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3.5855777263641">
                <text:p>63.5855777263641</text:p>
              </table:table-cell>
              <table:table-cell office:value-type="float" office:value="99650.2158349938">
                <text:p>99650.215834993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.6294708251953">
                <text:p>63.6294708251953</text:p>
              </table:table-cell>
              <table:table-cell office:value-type="float" office:value="99696.7659273986">
                <text:p>99696.76592739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3.6734011173248">
                <text:p>63.6734011173248</text:p>
              </table:table-cell>
              <table:table-cell office:value-type="float" office:value="99612.3583038908">
                <text:p>99612.358303890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3.7173001766205">
                <text:p>63.7173001766205</text:p>
              </table:table-cell>
              <table:table-cell office:value-type="float" office:value="99683.2294407091">
                <text:p>99683.22944070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3.7611956596375">
                <text:p>63.7611956596375</text:p>
              </table:table-cell>
              <table:table-cell office:value-type="float" office:value="99691.3508915817">
                <text:p>99691.35089158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3.805100440979">
                <text:p>63.805100440979</text:p>
              </table:table-cell>
              <table:table-cell office:value-type="float" office:value="99670.2378713006">
                <text:p>99670.23787130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3.8490016460419">
                <text:p>63.8490016460419</text:p>
              </table:table-cell>
              <table:table-cell office:value-type="float" office:value="99678.3572053113">
                <text:p>99678.35720531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3.8929493427277">
                <text:p>63.8929493427277</text:p>
              </table:table-cell>
              <table:table-cell office:value-type="float" office:value="99572.9089350621">
                <text:p>99572.908935062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3.9368317127228">
                <text:p>63.9368317127228</text:p>
              </table:table-cell>
              <table:table-cell office:value-type="float" office:value="99721.14087017">
                <text:p>99721.140870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3.980726480484">
                <text:p>63.980726480484</text:p>
              </table:table-cell>
              <table:table-cell office:value-type="float" office:value="99692.975340561">
                <text:p>99692.97534056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4.0245268344879">
                <text:p>64.0245268344879</text:p>
              </table:table-cell>
              <table:table-cell office:value-type="float" office:value="99907.8683156245">
                <text:p>99907.868315624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4.0682377815247">
                <text:p>64.0682377815247</text:p>
              </table:table-cell>
              <table:table-cell office:value-type="float" office:value="100112.221231939">
                <text:p>100112.22123193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4.1119134426117">
                <text:p>64.1119134426117</text:p>
              </table:table-cell>
              <table:table-cell office:value-type="float" office:value="100193.102773638">
                <text:p>100193.10277363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4.1556131839752">
                <text:p>64.1556131839752</text:p>
              </table:table-cell>
              <table:table-cell office:value-type="float" office:value="100137.892432757">
                <text:p>100137.89243275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4.199289560318">
                <text:p>64.199289560318</text:p>
              </table:table-cell>
              <table:table-cell office:value-type="float" office:value="100191.46198524">
                <text:p>100191.461985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4.2429649829865">
                <text:p>64.2429649829865</text:p>
              </table:table-cell>
              <table:table-cell office:value-type="float" office:value="100193.649715047">
                <text:p>100193.64971504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4.2866394519806">
                <text:p>64.2866394519806</text:p>
              </table:table-cell>
              <table:table-cell office:value-type="float" office:value="100195.837540397">
                <text:p>100195.8375403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4.3303115367889">
                <text:p>64.3303115367889</text:p>
              </table:table-cell>
              <table:table-cell office:value-type="float" office:value="100201.30752181">
                <text:p>100201.3075218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4.3739805221558">
                <text:p>64.3739805221558</text:p>
              </table:table-cell>
              <table:table-cell office:value-type="float" office:value="100208.419390591">
                <text:p>100208.4193905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4.4176549911499">
                <text:p>64.4176549911499</text:p>
              </table:table-cell>
              <table:table-cell office:value-type="float" office:value="100195.837540397">
                <text:p>100195.8375403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4.4613299369812">
                <text:p>64.4613299369812</text:p>
              </table:table-cell>
              <table:table-cell office:value-type="float" office:value="100194.743615779">
                <text:p>100194.74361577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.5050082206726">
                <text:p>64.5050082206726</text:p>
              </table:table-cell>
              <table:table-cell office:value-type="float" office:value="100187.086812227">
                <text:p>100187.08681222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4.548681974411">
                <text:p>64.548681974411</text:p>
              </table:table-cell>
              <table:table-cell office:value-type="float" office:value="100197.478472112">
                <text:p>100197.4784721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4.5923588275909">
                <text:p>64.5923588275909</text:p>
              </table:table-cell>
              <table:table-cell office:value-type="float" office:value="100190.368156162">
                <text:p>100190.36815616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4.6360232830048">
                <text:p>64.6360232830048</text:p>
              </table:table-cell>
              <table:table-cell office:value-type="float" office:value="100218.815476516">
                <text:p>100218.8154765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4.6796987056732">
                <text:p>64.6796987056732</text:p>
              </table:table-cell>
              <table:table-cell office:value-type="float" office:value="100193.649715047">
                <text:p>100193.64971504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4.7233741283417">
                <text:p>64.7233741283417</text:p>
              </table:table-cell>
              <table:table-cell office:value-type="float" office:value="100193.649715047">
                <text:p>100193.64971504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4.7670483589172">
                <text:p>64.7670483589172</text:p>
              </table:table-cell>
              <table:table-cell office:value-type="float" office:value="100196.384511663">
                <text:p>100196.38451166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4.8107218742371">
                <text:p>64.8107218742371</text:p>
              </table:table-cell>
              <table:table-cell office:value-type="float" office:value="100198.025461295">
                <text:p>100198.0254612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4.8543963432312">
                <text:p>64.8543963432312</text:p>
              </table:table-cell>
              <table:table-cell office:value-type="float" office:value="100195.837540397">
                <text:p>100195.8375403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4.8980755805969">
                <text:p>64.8980755805969</text:p>
              </table:table-cell>
              <table:table-cell office:value-type="float" office:value="100184.899369009">
                <text:p>100184.89936900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4.9417517185211">
                <text:p>64.9417517185211</text:p>
              </table:table-cell>
              <table:table-cell office:value-type="float" office:value="100192.008908735">
                <text:p>100192.0089087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4.9854254722595">
                <text:p>64.9854254722595</text:p>
              </table:table-cell>
              <table:table-cell office:value-type="float" office:value="100197.478472112">
                <text:p>100197.4784721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5.027834892273">
                <text:p>65.027834892273</text:p>
              </table:table-cell>
              <table:table-cell office:value-type="float" office:value="103184.622628993">
                <text:p>103184.62262899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5.0696477890015">
                <text:p>65.0696477890015</text:p>
              </table:table-cell>
              <table:table-cell office:value-type="float" office:value="104656.70504516">
                <text:p>104656.705045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5.1114568710327">
                <text:p>65.1114568710327</text:p>
              </table:table-cell>
              <table:table-cell office:value-type="float" office:value="104666.254014599">
                <text:p>104666.25401459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5.1532664299011">
                <text:p>65.1532664299011</text:p>
              </table:table-cell>
              <table:table-cell office:value-type="float" office:value="97968.0271894709">
                <text:p>97968.02718947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1.H1:source_1.I579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1.I2:source_1.I579" chart:label-cell-address="source_1.I1:source_1.I1" chart:class="chart:scatter">
            <chart:domain table:cell-range-address="source_1.H2:source_1.H579"/>
            <chart:data-point chart:repeated="5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1.I1:source_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4507598876953">
                <text:p>0.194507598876953</text:p>
                <draw:g>
                  <svg:desc>source_1.H2:source_1.H579</svg:desc>
                </draw:g>
              </table:table-cell>
              <table:table-cell office:value-type="float" office:value="0">
                <text:p>0</text:p>
                <draw:g>
                  <svg:desc>source_1.I2:source_1.I5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9279499053955">
                <text:p>0.249279499053955</text:p>
              </table:table-cell>
              <table:table-cell office:value-type="float" office:value="79894.9823880207">
                <text:p>79894.9823880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4036140441895">
                <text:p>0.304036140441895</text:p>
              </table:table-cell>
              <table:table-cell office:value-type="float" office:value="79917.2463664626">
                <text:p>79917.2463664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8901500701904">
                <text:p>0.358901500701904</text:p>
              </table:table-cell>
              <table:table-cell office:value-type="float" office:value="79758.885738869">
                <text:p>79758.885738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3711786270142">
                <text:p>0.413711786270142</text:p>
              </table:table-cell>
              <table:table-cell office:value-type="float" office:value="79839.0293834904">
                <text:p>79839.0293834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8595743179321">
                <text:p>0.468595743179321</text:p>
              </table:table-cell>
              <table:table-cell office:value-type="float" office:value="79731.8605734144">
                <text:p>79731.8605734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23416519165039">
                <text:p>0.523416519165039</text:p>
              </table:table-cell>
              <table:table-cell office:value-type="float" office:value="79823.7515123839">
                <text:p>79823.7515123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8299283981323">
                <text:p>0.578299283981323</text:p>
              </table:table-cell>
              <table:table-cell office:value-type="float" office:value="79733.592406438">
                <text:p>79733.592406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3335828781128">
                <text:p>0.633335828781128</text:p>
              </table:table-cell>
              <table:table-cell office:value-type="float" office:value="79510.80533703">
                <text:p>79510.80533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7980175018311">
                <text:p>0.687980175018311</text:p>
              </table:table-cell>
              <table:table-cell office:value-type="float" office:value="80081.4777983813">
                <text:p>80081.4777983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2759943008423">
                <text:p>0.742759943008423</text:p>
              </table:table-cell>
              <table:table-cell office:value-type="float" office:value="79883.5073706384">
                <text:p>79883.50737063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97600269317627">
                <text:p>0.797600269317627</text:p>
              </table:table-cell>
              <table:table-cell office:value-type="float" office:value="79795.2947129995">
                <text:p>79795.2947129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2368593215942">
                <text:p>0.852368593215942</text:p>
              </table:table-cell>
              <table:table-cell office:value-type="float" office:value="79900.1993949024">
                <text:p>79900.1993949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07215595245361">
                <text:p>0.907215595245361</text:p>
              </table:table-cell>
              <table:table-cell office:value-type="float" office:value="79785.5824034428">
                <text:p>79785.5824034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62060213088989">
                <text:p>0.962060213088989</text:p>
              </table:table-cell>
              <table:table-cell office:value-type="float" office:value="79789.0508140066">
                <text:p>79789.05081400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689171791077">
                <text:p>1.01689171791077</text:p>
              </table:table-cell>
              <table:table-cell office:value-type="float" office:value="79808.1324636925">
                <text:p>79808.1324636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718195438385">
                <text:p>1.0718195438385</text:p>
              </table:table-cell>
              <table:table-cell office:value-type="float" office:value="79668.1814014862">
                <text:p>79668.18140148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2667346000671">
                <text:p>1.12667346000671</text:p>
              </table:table-cell>
              <table:table-cell office:value-type="float" office:value="79775.5257178125">
                <text:p>79775.525717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815185546875">
                <text:p>1.1815185546875</text:p>
              </table:table-cell>
              <table:table-cell office:value-type="float" office:value="79788.3571077696">
                <text:p>79788.35710776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3383688926697">
                <text:p>1.23383688926697</text:p>
              </table:table-cell>
              <table:table-cell office:value-type="float" office:value="83641.8061693683">
                <text:p>83641.80616936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8543567657471">
                <text:p>1.28543567657471</text:p>
              </table:table-cell>
              <table:table-cell office:value-type="float" office:value="84808.1946945999">
                <text:p>84808.1946945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37073802948">
                <text:p>1.337073802948</text:p>
              </table:table-cell>
              <table:table-cell office:value-type="float" office:value="84743.5859381493">
                <text:p>84743.58593814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886866569519">
                <text:p>1.3886866569519</text:p>
              </table:table-cell>
              <table:table-cell office:value-type="float" office:value="84785.080857354">
                <text:p>84785.0808573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4029235839844">
                <text:p>1.44029235839844</text:p>
              </table:table-cell>
              <table:table-cell office:value-type="float" office:value="84796.8320813121">
                <text:p>84796.83208131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9196529388428">
                <text:p>1.49196529388428</text:p>
              </table:table-cell>
              <table:table-cell office:value-type="float" office:value="84686.4990126054">
                <text:p>84686.49901260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435643196106">
                <text:p>1.5435643196106</text:p>
              </table:table-cell>
              <table:table-cell office:value-type="float" office:value="84807.8028296569">
                <text:p>84807.80282965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9515070915222">
                <text:p>1.59515070915222</text:p>
              </table:table-cell>
              <table:table-cell office:value-type="float" office:value="84828.5766630155">
                <text:p>84828.57666301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4676928520203">
                <text:p>1.64676928520203</text:p>
              </table:table-cell>
              <table:table-cell office:value-type="float" office:value="84775.6822229612">
                <text:p>84775.68222296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9852042198181">
                <text:p>1.69852042198181</text:p>
              </table:table-cell>
              <table:table-cell office:value-type="float" office:value="84558.5289965908">
                <text:p>84558.52899659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5002074241638">
                <text:p>1.75002074241638</text:p>
              </table:table-cell>
              <table:table-cell office:value-type="float" office:value="84970.3450983297">
                <text:p>84970.34509832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0162811279297">
                <text:p>1.80162811279297</text:p>
              </table:table-cell>
              <table:table-cell office:value-type="float" office:value="84794.0898377045">
                <text:p>84794.0898377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5328269004822">
                <text:p>1.85328269004822</text:p>
              </table:table-cell>
              <table:table-cell office:value-type="float" office:value="84716.5969121414">
                <text:p>84716.5969121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049928188324">
                <text:p>1.9049928188324</text:p>
              </table:table-cell>
              <table:table-cell office:value-type="float" office:value="84625.5869573236">
                <text:p>84625.5869573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5668005943298">
                <text:p>1.95668005943298</text:p>
              </table:table-cell>
              <table:table-cell office:value-type="float" office:value="84663.0609247574">
                <text:p>84663.06092475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0830101966858">
                <text:p>2.00830101966858</text:p>
              </table:table-cell>
              <table:table-cell office:value-type="float" office:value="84771.766740257">
                <text:p>84771.766740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5971741676331">
                <text:p>2.05971741676331</text:p>
              </table:table-cell>
              <table:table-cell office:value-type="float" office:value="85109.0361687131">
                <text:p>85109.03616871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1120176315308">
                <text:p>2.11120176315308</text:p>
              </table:table-cell>
              <table:table-cell office:value-type="float" office:value="84996.708841767">
                <text:p>84996.7088417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629159450531">
                <text:p>2.1629159450531</text:p>
              </table:table-cell>
              <table:table-cell office:value-type="float" office:value="84618.9543993915">
                <text:p>84618.95439939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1103239059448">
                <text:p>2.21103239059448</text:p>
              </table:table-cell>
              <table:table-cell office:value-type="float" office:value="90946.0362411119">
                <text:p>90946.03624111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5569295883179">
                <text:p>2.25569295883179</text:p>
              </table:table-cell>
              <table:table-cell office:value-type="float" office:value="97983.5271407218">
                <text:p>97983.52714072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3969187736511">
                <text:p>2.33969187736511</text:p>
              </table:table-cell>
              <table:table-cell office:value-type="float" office:value="52095.9088093961">
                <text:p>52095.90880939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8254451751709">
                <text:p>2.38254451751709</text:p>
              </table:table-cell>
              <table:table-cell office:value-type="float" office:value="102117.395438891">
                <text:p>102117.3954388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2543840408325">
                <text:p>2.42543840408325</text:p>
              </table:table-cell>
              <table:table-cell office:value-type="float" office:value="102019.200177867">
                <text:p>102019.2001778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6819829940796">
                <text:p>2.46819829940796</text:p>
              </table:table-cell>
              <table:table-cell office:value-type="float" office:value="102338.884760354">
                <text:p>102338.8847603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1109981536865">
                <text:p>2.51109981536865</text:p>
              </table:table-cell>
              <table:table-cell office:value-type="float" office:value="102001.057585222">
                <text:p>102001.057585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5400586128235">
                <text:p>2.55400586128235</text:p>
              </table:table-cell>
              <table:table-cell office:value-type="float" office:value="101990.288473614">
                <text:p>101990.288473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9687829017639">
                <text:p>2.59687829017639</text:p>
              </table:table-cell>
              <table:table-cell office:value-type="float" office:value="102070.260838616">
                <text:p>102070.2608386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3975214958191">
                <text:p>2.63975214958191</text:p>
              </table:table-cell>
              <table:table-cell office:value-type="float" office:value="102066.855204475">
                <text:p>102066.8552044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8261289596558">
                <text:p>2.68261289596558</text:p>
              </table:table-cell>
              <table:table-cell office:value-type="float" office:value="102098.082026578">
                <text:p>102098.0820265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2545576095581">
                <text:p>2.72545576095581</text:p>
              </table:table-cell>
              <table:table-cell office:value-type="float" office:value="102140.694862434">
                <text:p>102140.6948624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77012944221497">
                <text:p>2.77012944221497</text:p>
              </table:table-cell>
              <table:table-cell office:value-type="float" office:value="97954.7661320881">
                <text:p>97954.76613208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5417056083679">
                <text:p>2.85417056083679</text:p>
              </table:table-cell>
              <table:table-cell office:value-type="float" office:value="52069.7495673685">
                <text:p>52069.74956736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89698243141174">
                <text:p>2.89698243141174</text:p>
              </table:table-cell>
              <table:table-cell office:value-type="float" office:value="102214.641435461">
                <text:p>102214.6414354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3981266021729">
                <text:p>2.93981266021729</text:p>
              </table:table-cell>
              <table:table-cell office:value-type="float" office:value="102170.8293894">
                <text:p>102170.82938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8269486427307">
                <text:p>2.98269486427307</text:p>
              </table:table-cell>
              <table:table-cell office:value-type="float" office:value="102046.993533896">
                <text:p>102046.9935338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2561378479004">
                <text:p>3.02561378479004</text:p>
              </table:table-cell>
              <table:table-cell office:value-type="float" office:value="101959.693936616">
                <text:p>101959.6939366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4020190238953">
                <text:p>3.04020190238953</text:p>
              </table:table-cell>
              <table:table-cell office:value-type="float" office:value="299970.162027882">
                <text:p>299970.1620278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6845426559448">
                <text:p>3.06845426559448</text:p>
              </table:table-cell>
              <table:table-cell office:value-type="float" office:value="154889.697837113">
                <text:p>154889.6978371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11138510704041">
                <text:p>3.11138510704041</text:p>
              </table:table-cell>
              <table:table-cell office:value-type="float" office:value="101931.382023158">
                <text:p>101931.3820231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541440486908">
                <text:p>3.1541440486908</text:p>
              </table:table-cell>
              <table:table-cell office:value-type="float" office:value="102341.167276296">
                <text:p>102341.1672762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19713854789734">
                <text:p>3.19713854789734</text:p>
              </table:table-cell>
              <table:table-cell office:value-type="float" office:value="101780.462169776">
                <text:p>101780.4621697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4101686477661">
                <text:p>3.24101686477661</text:p>
              </table:table-cell>
              <table:table-cell office:value-type="float" office:value="99730.3522840268">
                <text:p>99730.35228402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28484272956848">
                <text:p>3.28484272956848</text:p>
              </table:table-cell>
              <table:table-cell office:value-type="float" office:value="99849.7125106763">
                <text:p>99849.71251067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32874989509583">
                <text:p>3.32874989509583</text:p>
              </table:table-cell>
              <table:table-cell office:value-type="float" office:value="99664.825716768">
                <text:p>99664.8257167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7263321876526">
                <text:p>3.37263321876526</text:p>
              </table:table-cell>
              <table:table-cell office:value-type="float" office:value="99718.9737259589">
                <text:p>99718.97372595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41657185554504">
                <text:p>3.41657185554504</text:p>
              </table:table-cell>
              <table:table-cell office:value-type="float" office:value="99593.4403229657">
                <text:p>99593.44032296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6044397354126">
                <text:p>3.46044397354126</text:p>
              </table:table-cell>
              <table:table-cell office:value-type="float" office:value="99744.4436208311">
                <text:p>99744.44362083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50431442260742">
                <text:p>3.50431442260742</text:p>
              </table:table-cell>
              <table:table-cell office:value-type="float" office:value="99748.2381226699">
                <text:p>99748.2381226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4825019836426">
                <text:p>3.54825019836426</text:p>
              </table:table-cell>
              <table:table-cell office:value-type="float" office:value="99599.9256783156">
                <text:p>99599.92567831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59213018417358">
                <text:p>3.59213018417358</text:p>
              </table:table-cell>
              <table:table-cell office:value-type="float" office:value="99726.559142823">
                <text:p>99726.5591428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3602471351624">
                <text:p>3.63602471351624</text:p>
              </table:table-cell>
              <table:table-cell office:value-type="float" office:value="99693.5168353186">
                <text:p>99693.51683531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67994499206543">
                <text:p>3.67994499206543</text:p>
              </table:table-cell>
              <table:table-cell office:value-type="float" office:value="99635.0693700296">
                <text:p>99635.06937002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72376656532288">
                <text:p>3.72376656532288</text:p>
              </table:table-cell>
              <table:table-cell office:value-type="float" office:value="99859.4909929761">
                <text:p>99859.49099297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76770806312561">
                <text:p>3.76770806312561</text:p>
              </table:table-cell>
              <table:table-cell office:value-type="float" office:value="99586.9558121365">
                <text:p>99586.95581213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116307258606">
                <text:p>3.8116307258606</text:p>
              </table:table-cell>
              <table:table-cell office:value-type="float" office:value="99629.6610340616">
                <text:p>99629.66103406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85547304153442">
                <text:p>3.85547304153442</text:p>
              </table:table-cell>
              <table:table-cell office:value-type="float" office:value="99812.2460628209">
                <text:p>99812.24606282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9943051338196">
                <text:p>3.89943051338196</text:p>
              </table:table-cell>
              <table:table-cell office:value-type="float" office:value="99550.7661400112">
                <text:p>99550.76614001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94325280189514">
                <text:p>3.94325280189514</text:p>
              </table:table-cell>
              <table:table-cell office:value-type="float" office:value="99857.8611129246">
                <text:p>99857.86111292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8716425895691">
                <text:p>3.98716425895691</text:p>
              </table:table-cell>
              <table:table-cell office:value-type="float" office:value="99655.0853196364">
                <text:p>99655.08531963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03099322319031">
                <text:p>4.03099322319031</text:p>
              </table:table-cell>
              <table:table-cell office:value-type="float" office:value="99842.6514643805">
                <text:p>99842.6514643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4551315307617">
                <text:p>4.04551315307617</text:p>
              </table:table-cell>
              <table:table-cell office:value-type="float" office:value="301378.865765751">
                <text:p>301378.8657657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7508516311646">
                <text:p>4.07508516311646</text:p>
              </table:table-cell>
              <table:table-cell office:value-type="float" office:value="147977.76661238">
                <text:p>147977.766612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1907625198364">
                <text:p>4.11907625198364</text:p>
              </table:table-cell>
              <table:table-cell office:value-type="float" office:value="99474.6916406521">
                <text:p>99474.69164065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6296982765198">
                <text:p>4.16296982765198</text:p>
              </table:table-cell>
              <table:table-cell office:value-type="float" office:value="99695.6828731743">
                <text:p>99695.68287317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0683431625366">
                <text:p>4.20683431625366</text:p>
              </table:table-cell>
              <table:table-cell office:value-type="float" office:value="99761.7922720281">
                <text:p>99761.79227202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5045967102051">
                <text:p>4.25045967102051</text:p>
              </table:table-cell>
              <table:table-cell office:value-type="float" office:value="100308.639858344">
                <text:p>100308.6398583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9415512084961">
                <text:p>4.29415512084961</text:p>
              </table:table-cell>
              <table:table-cell office:value-type="float" office:value="100147.727443363">
                <text:p>100147.7274433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3788514137268">
                <text:p>4.33788514137268</text:p>
              </table:table-cell>
              <table:table-cell office:value-type="float" office:value="100068.555826341">
                <text:p>100068.5558263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2528867721558">
                <text:p>4.42528867721558</text:p>
              </table:table-cell>
              <table:table-cell office:value-type="float" office:value="50066.6243968172">
                <text:p>50066.62439681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6899318695068">
                <text:p>4.46899318695068</text:p>
              </table:table-cell>
              <table:table-cell office:value-type="float" office:value="100126.966908516">
                <text:p>100126.9669085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1264786720276">
                <text:p>4.51264786720276</text:p>
              </table:table-cell>
              <table:table-cell office:value-type="float" office:value="100241.256486857">
                <text:p>100241.2564868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5633020401001">
                <text:p>4.55633020401001</text:p>
              </table:table-cell>
              <table:table-cell office:value-type="float" office:value="100177.790838186">
                <text:p>100177.7908381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59999489784241">
                <text:p>4.59999489784241</text:p>
              </table:table-cell>
              <table:table-cell office:value-type="float" office:value="100218.268260321">
                <text:p>100218.2682603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4366722106934">
                <text:p>4.64366722106934</text:p>
              </table:table-cell>
              <table:table-cell office:value-type="float" office:value="100200.760496793">
                <text:p>100200.7604967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68737053871155">
                <text:p>4.68737053871155</text:p>
              </table:table-cell>
              <table:table-cell office:value-type="float" office:value="100129.698066065">
                <text:p>100129.6980660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3098230361939">
                <text:p>4.73098230361939</text:p>
              </table:table-cell>
              <table:table-cell office:value-type="float" office:value="100339.897026585">
                <text:p>100339.8970265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186686038971">
                <text:p>4.8186686038971</text:p>
              </table:table-cell>
              <table:table-cell office:value-type="float" office:value="49905.1731700486">
                <text:p>49905.17317004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90575933456421">
                <text:p>4.90575933456421</text:p>
              </table:table-cell>
              <table:table-cell office:value-type="float" office:value="50246.4494955993">
                <text:p>50246.44949559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2029023170471">
                <text:p>4.92029023170471</text:p>
              </table:table-cell>
              <table:table-cell office:value-type="float" office:value="301151.398821927">
                <text:p>301151.3988219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4942975044251">
                <text:p>4.94942975044251</text:p>
              </table:table-cell>
              <table:table-cell office:value-type="float" office:value="150174.065652103">
                <text:p>150174.0656521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308204650879">
                <text:p>4.99308204650879</text:p>
              </table:table-cell>
              <table:table-cell office:value-type="float" office:value="100246.731428634">
                <text:p>100246.7314286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3687644004822">
                <text:p>5.03687644004822</text:p>
              </table:table-cell>
              <table:table-cell office:value-type="float" office:value="99921.465884902">
                <text:p>99921.4658849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5019354820251">
                <text:p>5.05019354820251</text:p>
              </table:table-cell>
              <table:table-cell office:value-type="float" office:value="328599.869378402">
                <text:p>328599.8693784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0804660320282">
                <text:p>5.0804660320282</text:p>
              </table:table-cell>
              <table:table-cell office:value-type="float" office:value="144553.715023785">
                <text:p>144553.7150237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2417197227478">
                <text:p>5.12417197227478</text:p>
              </table:table-cell>
              <table:table-cell office:value-type="float" office:value="100123.689716119">
                <text:p>100123.6897161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16775894165039">
                <text:p>5.16775894165039</text:p>
              </table:table-cell>
              <table:table-cell office:value-type="float" office:value="100396.977874049">
                <text:p>100396.9778740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18108248710632">
                <text:p>5.18108248710632</text:p>
              </table:table-cell>
              <table:table-cell office:value-type="float" office:value="328441.105595619">
                <text:p>328441.1055956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21077561378479">
                <text:p>5.21077561378479</text:p>
              </table:table-cell>
              <table:table-cell office:value-type="float" office:value="147374.17340335">
                <text:p>147374.173403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25255084037781">
                <text:p>5.25255084037781</text:p>
              </table:table-cell>
              <table:table-cell office:value-type="float" office:value="104751.077537696">
                <text:p>104751.0775376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29432249069214">
                <text:p>5.29432249069214</text:p>
              </table:table-cell>
              <table:table-cell office:value-type="float" office:value="104760.045798303">
                <text:p>104760.0457983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33616495132446">
                <text:p>5.33616495132446</text:p>
              </table:table-cell>
              <table:table-cell office:value-type="float" office:value="104582.759566952">
                <text:p>104582.7595669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37799310684204">
                <text:p>5.37799310684204</text:p>
              </table:table-cell>
              <table:table-cell office:value-type="float" office:value="104618.526584587">
                <text:p>104618.5265845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41979050636292">
                <text:p>5.41979050636292</text:p>
              </table:table-cell>
              <table:table-cell office:value-type="float" office:value="104695.508576187">
                <text:p>104695.5085761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461585521698">
                <text:p>5.461585521698</text:p>
              </table:table-cell>
              <table:table-cell office:value-type="float" office:value="104701.480904273">
                <text:p>104701.4809042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50341081619263">
                <text:p>5.50341081619263</text:p>
              </table:table-cell>
              <table:table-cell office:value-type="float" office:value="104625.682924049">
                <text:p>104625.6829240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54519939422607">
                <text:p>5.54519939422607</text:p>
              </table:table-cell>
              <table:table-cell office:value-type="float" office:value="104717.609594121">
                <text:p>104717.6095941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58704924583435">
                <text:p>5.58704924583435</text:p>
              </table:table-cell>
              <table:table-cell office:value-type="float" office:value="104564.289521509">
                <text:p>104564.2895215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62884664535522">
                <text:p>5.62884664535522</text:p>
              </table:table-cell>
              <table:table-cell office:value-type="float" office:value="104695.508576187">
                <text:p>104695.5085761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67073249816895">
                <text:p>5.67073249816895</text:p>
              </table:table-cell>
              <table:table-cell office:value-type="float" office:value="104474.415728418">
                <text:p>104474.4157284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71242761611939">
                <text:p>5.71242761611939</text:p>
              </table:table-cell>
              <table:table-cell office:value-type="float" office:value="104952.33531181">
                <text:p>104952.335311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75429463386536">
                <text:p>5.75429463386536</text:p>
              </table:table-cell>
              <table:table-cell office:value-type="float" office:value="104521.416513385">
                <text:p>104521.4165133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79607605934143">
                <text:p>5.79607605934143</text:p>
              </table:table-cell>
              <table:table-cell office:value-type="float" office:value="104735.536189541">
                <text:p>104735.5361895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83785915374756">
                <text:p>5.83785915374756</text:p>
              </table:table-cell>
              <table:table-cell office:value-type="float" office:value="104731.352768315">
                <text:p>104731.3527683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87966537475586">
                <text:p>5.87966537475586</text:p>
              </table:table-cell>
              <table:table-cell office:value-type="float" office:value="104673.41688528">
                <text:p>104673.416885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92160725593567">
                <text:p>5.92160725593567</text:p>
              </table:table-cell>
              <table:table-cell office:value-type="float" office:value="104334.852822638">
                <text:p>104334.8528226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96342945098877">
                <text:p>5.96342945098877</text:p>
              </table:table-cell>
              <table:table-cell office:value-type="float" office:value="104633.43673004">
                <text:p>104633.436730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00514507293701">
                <text:p>6.00514507293701</text:p>
              </table:table-cell>
              <table:table-cell office:value-type="float" office:value="104900.74930273">
                <text:p>104900.749302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04715633392334">
                <text:p>6.04715633392334</text:p>
              </table:table-cell>
              <table:table-cell office:value-type="float" office:value="104162.548261146">
                <text:p>104162.5482611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08884215354919">
                <text:p>6.08884215354919</text:p>
              </table:table-cell>
              <table:table-cell office:value-type="float" office:value="104975.745691849">
                <text:p>104975.7456918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13072752952576">
                <text:p>6.13072752952576</text:p>
              </table:table-cell>
              <table:table-cell office:value-type="float" office:value="104475.605100182">
                <text:p>104475.6051001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17244839668274">
                <text:p>6.17244839668274</text:p>
              </table:table-cell>
              <table:table-cell office:value-type="float" office:value="104887.561026344">
                <text:p>104887.5610263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21342873573303">
                <text:p>6.21342873573303</text:p>
              </table:table-cell>
              <table:table-cell office:value-type="float" office:value="106782.913499802">
                <text:p>106782.9134998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25331115722656">
                <text:p>6.25331115722656</text:p>
              </table:table-cell>
              <table:table-cell office:value-type="float" office:value="109722.525266172">
                <text:p>109722.5252661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29324126243591">
                <text:p>6.29324126243591</text:p>
              </table:table-cell>
              <table:table-cell office:value-type="float" office:value="109591.496868264">
                <text:p>109591.4968682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33313202857971">
                <text:p>6.33313202857971</text:p>
              </table:table-cell>
              <table:table-cell office:value-type="float" office:value="109699.572683697">
                <text:p>109699.5726836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37305641174316">
                <text:p>6.37305641174316</text:p>
              </table:table-cell>
              <table:table-cell office:value-type="float" office:value="109607.203750261">
                <text:p>109607.2037502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41297841072083">
                <text:p>6.41297841072083</text:p>
              </table:table-cell>
              <table:table-cell office:value-type="float" office:value="109613.749613306">
                <text:p>109613.7496133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45296740531921">
                <text:p>6.45296740531921</text:p>
              </table:table-cell>
              <table:table-cell office:value-type="float" office:value="109430.108057189">
                <text:p>109430.1080571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4928252696991">
                <text:p>6.4928252696991</text:p>
              </table:table-cell>
              <table:table-cell office:value-type="float" office:value="109790.127195291">
                <text:p>109790.1271952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53268647193909">
                <text:p>6.53268647193909</text:p>
              </table:table-cell>
              <table:table-cell office:value-type="float" office:value="109780.933692206">
                <text:p>109780.9336922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57263565063477">
                <text:p>6.57263565063477</text:p>
              </table:table-cell>
              <table:table-cell office:value-type="float" office:value="109539.173091269">
                <text:p>109539.1730912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61256408691406">
                <text:p>6.61256408691406</text:p>
              </table:table-cell>
              <table:table-cell office:value-type="float" office:value="109596.077577147">
                <text:p>109596.0775771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65249609947205">
                <text:p>6.65249609947205</text:p>
              </table:table-cell>
              <table:table-cell office:value-type="float" office:value="109586.262241249">
                <text:p>109586.2622412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69246363639832">
                <text:p>6.69246363639832</text:p>
              </table:table-cell>
              <table:table-cell office:value-type="float" office:value="109488.858622253">
                <text:p>109488.8586222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73230671882629">
                <text:p>6.73230671882629</text:p>
              </table:table-cell>
              <table:table-cell office:value-type="float" office:value="109830.859796307">
                <text:p>109830.8597963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77233505249023">
                <text:p>6.77233505249023</text:p>
              </table:table-cell>
              <table:table-cell office:value-type="float" office:value="109322.56228148">
                <text:p>109322.562281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81220269203186">
                <text:p>6.81220269203186</text:p>
              </table:table-cell>
              <table:table-cell office:value-type="float" office:value="109763.207712135">
                <text:p>109763.2077121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85201120376587">
                <text:p>6.85201120376587</text:p>
              </table:table-cell>
              <table:table-cell office:value-type="float" office:value="109926.23962532">
                <text:p>109926.239625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89205408096314">
                <text:p>6.89205408096314</text:p>
              </table:table-cell>
              <table:table-cell office:value-type="float" office:value="109282.856435172">
                <text:p>109282.8564351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93196296691895">
                <text:p>6.93196296691895</text:p>
              </table:table-cell>
              <table:table-cell office:value-type="float" office:value="109649.765840253">
                <text:p>109649.7658402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97183966636658">
                <text:p>6.97183966636658</text:p>
              </table:table-cell>
              <table:table-cell office:value-type="float" office:value="109738.269731847">
                <text:p>109738.2697318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01186490058899">
                <text:p>7.01186490058899</text:p>
              </table:table-cell>
              <table:table-cell office:value-type="float" office:value="109331.027913127">
                <text:p>109331.0279131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0182695388794">
                <text:p>10.0182695388794</text:p>
              </table:table-cell>
              <table:table-cell office:value-type="float" office:value="1455.55922322167">
                <text:p>1455.559223221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9942903518677">
                <text:p>10.9942903518677</text:p>
              </table:table-cell>
              <table:table-cell office:value-type="float" office:value="4483.51094747868">
                <text:p>4483.510947478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.0122439861298">
                <text:p>11.0122439861298</text:p>
              </table:table-cell>
              <table:table-cell office:value-type="float" office:value="243738.952020504">
                <text:p>243738.9520205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.0300226211548">
                <text:p>11.0300226211548</text:p>
              </table:table-cell>
              <table:table-cell office:value-type="float" office:value="246138.131180517">
                <text:p>246138.1311805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2179484367371">
                <text:p>20.2179484367371</text:p>
              </table:table-cell>
              <table:table-cell office:value-type="float" office:value="476.277245575766">
                <text:p>476.2772455757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272590637207">
                <text:p>20.272590637207</text:p>
              </table:table-cell>
              <table:table-cell office:value-type="float" office:value="80084.6225511157">
                <text:p>80084.62255111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3274502754211">
                <text:p>20.3274502754211</text:p>
              </table:table-cell>
              <table:table-cell office:value-type="float" office:value="79767.2048605377">
                <text:p>79767.20486053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3822572231293">
                <text:p>20.3822572231293</text:p>
              </table:table-cell>
              <table:table-cell office:value-type="float" office:value="79843.8917508059">
                <text:p>79843.89175080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4371571540833">
                <text:p>20.4371571540833</text:p>
              </table:table-cell>
              <table:table-cell office:value-type="float" office:value="79708.6612671377">
                <text:p>79708.66126713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4919910430908">
                <text:p>20.4919910430908</text:p>
              </table:table-cell>
              <table:table-cell office:value-type="float" office:value="79804.6623940171">
                <text:p>79804.66239401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5468325614929">
                <text:p>20.5468325614929</text:p>
              </table:table-cell>
              <table:table-cell office:value-type="float" office:value="79793.5601985897">
                <text:p>79793.56019858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6016230583191">
                <text:p>20.6016230583191</text:p>
              </table:table-cell>
              <table:table-cell office:value-type="float" office:value="79867.8649307248">
                <text:p>79867.86493072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6564166545868">
                <text:p>20.6564166545868</text:p>
              </table:table-cell>
              <table:table-cell office:value-type="float" office:value="79863.3471440817">
                <text:p>79863.34714408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7112557888031">
                <text:p>20.7112557888031</text:p>
              </table:table-cell>
              <table:table-cell office:value-type="float" office:value="79797.029302819">
                <text:p>79797.0293028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7661082744598">
                <text:p>20.7661082744598</text:p>
              </table:table-cell>
              <table:table-cell office:value-type="float" office:value="79777.6062033833">
                <text:p>79777.60620338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8210136890411">
                <text:p>20.8210136890411</text:p>
              </table:table-cell>
              <table:table-cell office:value-type="float" office:value="79700.7004385775">
                <text:p>79700.70043857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8757028579712">
                <text:p>20.8757028579712</text:p>
              </table:table-cell>
              <table:table-cell office:value-type="float" office:value="80015.8438245206">
                <text:p>80015.84382452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9305956363678">
                <text:p>20.9305956363678</text:p>
              </table:table-cell>
              <table:table-cell office:value-type="float" office:value="79719.0473468643">
                <text:p>79719.04734686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9853618144989">
                <text:p>20.9853618144989</text:p>
              </table:table-cell>
              <table:table-cell office:value-type="float" office:value="79903.3299260794">
                <text:p>79903.32992607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0403203964233">
                <text:p>21.0403203964233</text:p>
              </table:table-cell>
              <table:table-cell office:value-type="float" office:value="79623.5973849631">
                <text:p>79623.59738496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0951054096222">
                <text:p>21.0951054096222</text:p>
              </table:table-cell>
              <table:table-cell office:value-type="float" office:value="79875.8591901125">
                <text:p>79875.8591901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1500222682953">
                <text:p>21.1500222682953</text:p>
              </table:table-cell>
              <table:table-cell office:value-type="float" office:value="79684.091656609">
                <text:p>79684.0916566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2041304111481">
                <text:p>21.2041304111481</text:p>
              </table:table-cell>
              <table:table-cell office:value-type="float" office:value="80875.0729424621">
                <text:p>80875.07294246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2557983398437">
                <text:p>21.2557983398437</text:p>
              </table:table-cell>
              <table:table-cell office:value-type="float" office:value="84694.7054095085">
                <text:p>84694.7054095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3073461055756">
                <text:p>21.3073461055756</text:p>
              </table:table-cell>
              <table:table-cell office:value-type="float" office:value="84892.1371833474">
                <text:p>84892.13718334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358989238739">
                <text:p>21.358989238739</text:p>
              </table:table-cell>
              <table:table-cell office:value-type="float" office:value="84735.370066526">
                <text:p>84735.3700665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4106662273407">
                <text:p>21.4106662273407</text:p>
              </table:table-cell>
              <table:table-cell office:value-type="float" office:value="84679.8569036074">
                <text:p>84679.85690360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4622430801392">
                <text:p>21.4622430801392</text:p>
              </table:table-cell>
              <table:table-cell office:value-type="float" office:value="84844.2617679553">
                <text:p>84844.26176795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5138328075409">
                <text:p>21.5138328075409</text:p>
              </table:table-cell>
              <table:table-cell office:value-type="float" office:value="84823.088246304">
                <text:p>84823.0882463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5654649734497">
                <text:p>21.5654649734497</text:p>
              </table:table-cell>
              <table:table-cell office:value-type="float" office:value="84753.368815253">
                <text:p>84753.3688152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6170682907104">
                <text:p>21.6170682907104</text:p>
              </table:table-cell>
              <table:table-cell office:value-type="float" office:value="84800.7498798743">
                <text:p>84800.7498798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668689250946">
                <text:p>21.668689250946</text:p>
              </table:table-cell>
              <table:table-cell office:value-type="float" office:value="84771.766740257">
                <text:p>84771.7667402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7202439308166">
                <text:p>21.7202439308166</text:p>
              </table:table-cell>
              <table:table-cell office:value-type="float" office:value="84880.7520671859">
                <text:p>84880.75206718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7719361782074">
                <text:p>21.7719361782074</text:p>
              </table:table-cell>
              <table:table-cell office:value-type="float" office:value="84654.8606587244">
                <text:p>84654.86065872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8235342502594">
                <text:p>21.8235342502594</text:p>
              </table:table-cell>
              <table:table-cell office:value-type="float" office:value="84809.3703111571">
                <text:p>84809.37031115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8750622272491">
                <text:p>21.8750622272491</text:p>
              </table:table-cell>
              <table:table-cell office:value-type="float" office:value="84924.7390572079">
                <text:p>84924.73905720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9267761707306">
                <text:p>21.9267761707306</text:p>
              </table:table-cell>
              <table:table-cell office:value-type="float" office:value="84619.3445210785">
                <text:p>84619.34452107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9782965183258">
                <text:p>21.9782965183258</text:p>
              </table:table-cell>
              <table:table-cell office:value-type="float" office:value="84937.31514355">
                <text:p>84937.315143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0300722122192">
                <text:p>22.0300722122192</text:p>
              </table:table-cell>
              <table:table-cell office:value-type="float" office:value="84518.4230462832">
                <text:p>84518.42304628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081757068634">
                <text:p>22.081757068634</text:p>
              </table:table-cell>
              <table:table-cell office:value-type="float" office:value="84666.9663717467">
                <text:p>84666.96637174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.1335504055023">
                <text:p>22.1335504055023</text:p>
              </table:table-cell>
              <table:table-cell office:value-type="float" office:value="84489.6325395766">
                <text:p>84489.63253957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.1851489543915">
                <text:p>22.1851489543915</text:p>
              </table:table-cell>
              <table:table-cell office:value-type="float" office:value="84808.5865631642">
                <text:p>84808.58656316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.2309937477112">
                <text:p>22.2309937477112</text:p>
              </table:table-cell>
              <table:table-cell office:value-type="float" office:value="95452.4970694847">
                <text:p>95452.49706948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.3151082992554">
                <text:p>22.3151082992554</text:p>
              </table:table-cell>
              <table:table-cell office:value-type="float" office:value="52024.2921071876">
                <text:p>52024.29210718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.3579461574554">
                <text:p>22.3579461574554</text:p>
              </table:table-cell>
              <table:table-cell office:value-type="float" office:value="102152.632831501">
                <text:p>102152.6328315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.4007921218872">
                <text:p>22.4007921218872</text:p>
              </table:table-cell>
              <table:table-cell office:value-type="float" office:value="102133.306089289">
                <text:p>102133.3060892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4436633586884">
                <text:p>22.4436633586884</text:p>
              </table:table-cell>
              <table:table-cell office:value-type="float" office:value="102073.099040681">
                <text:p>102073.0990406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4866049289703">
                <text:p>22.4866049289703</text:p>
              </table:table-cell>
              <table:table-cell office:value-type="float" office:value="101905.914740992">
                <text:p>101905.9147409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5293860435486">
                <text:p>22.5293860435486</text:p>
              </table:table-cell>
              <table:table-cell office:value-type="float" office:value="102288.125102404">
                <text:p>102288.1251024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.5722515583038">
                <text:p>22.5722515583038</text:p>
              </table:table-cell>
              <table:table-cell office:value-type="float" office:value="102086.724608017">
                <text:p>102086.7246080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.615128993988">
                <text:p>22.615128993988</text:p>
              </table:table-cell>
              <table:table-cell office:value-type="float" office:value="102058.342113311">
                <text:p>102058.3421133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.6580152511597">
                <text:p>22.6580152511597</text:p>
              </table:table-cell>
              <table:table-cell office:value-type="float" office:value="102037.349225586">
                <text:p>102037.3492255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7008745670319">
                <text:p>22.7008745670319</text:p>
              </table:table-cell>
              <table:table-cell office:value-type="float" office:value="102101.489744945">
                <text:p>102101.4897449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7453396320343">
                <text:p>22.7453396320343</text:p>
              </table:table-cell>
              <table:table-cell office:value-type="float" office:value="98414.3394316354">
                <text:p>98414.33943163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.8294532299042">
                <text:p>22.8294532299042</text:p>
              </table:table-cell>
              <table:table-cell office:value-type="float" office:value="52024.8819551131">
                <text:p>52024.88195511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8723154067993">
                <text:p>22.8723154067993</text:p>
              </table:table-cell>
              <table:table-cell office:value-type="float" office:value="102094.674535675">
                <text:p>102094.6745356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9151861667633">
                <text:p>22.9151861667633</text:p>
              </table:table-cell>
              <table:table-cell office:value-type="float" office:value="102074.234365702">
                <text:p>102074.2343657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9582231044769">
                <text:p>22.9582231044769</text:p>
              </table:table-cell>
              <table:table-cell office:value-type="float" office:value="101680.096969697">
                <text:p>101680.0969696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.0010583400726">
                <text:p>23.0010583400726</text:p>
              </table:table-cell>
              <table:table-cell office:value-type="float" office:value="102158.887167156">
                <text:p>102158.8871671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.0156662464142">
                <text:p>23.0156662464142</text:p>
              </table:table-cell>
              <table:table-cell office:value-type="float" office:value="299563.804537294">
                <text:p>299563.8045372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.0437755584717">
                <text:p>23.0437755584717</text:p>
              </table:table-cell>
              <table:table-cell office:value-type="float" office:value="155677.947259943">
                <text:p>155677.9472599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.0867257118225">
                <text:p>23.0867257118225</text:p>
              </table:table-cell>
              <table:table-cell office:value-type="float" office:value="101885.550076049">
                <text:p>101885.5500760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.1296181678772">
                <text:p>23.1296181678772</text:p>
              </table:table-cell>
              <table:table-cell office:value-type="float" office:value="102022.602632515">
                <text:p>102022.6026325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1724255084991">
                <text:p>23.1724255084991</text:p>
              </table:table-cell>
              <table:table-cell office:value-type="float" office:value="102225.457980362">
                <text:p>102225.4579803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.2158486843109">
                <text:p>23.2158486843109</text:p>
              </table:table-cell>
              <table:table-cell office:value-type="float" office:value="100775.678383572">
                <text:p>100775.6783835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.2596800327301">
                <text:p>23.2596800327301</text:p>
              </table:table-cell>
              <table:table-cell office:value-type="float" office:value="99837.2205698371">
                <text:p>99837.22056983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.3036034107208">
                <text:p>23.3036034107208</text:p>
              </table:table-cell>
              <table:table-cell office:value-type="float" office:value="99628.0386477626">
                <text:p>99628.03864776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.3474793434143">
                <text:p>23.3474793434143</text:p>
              </table:table-cell>
              <table:table-cell office:value-type="float" office:value="99735.7715577436">
                <text:p>99735.77155774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3913745880127">
                <text:p>23.3913745880127</text:p>
              </table:table-cell>
              <table:table-cell office:value-type="float" office:value="99691.8923686926">
                <text:p>99691.89236869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4352762699127">
                <text:p>23.4352762699127</text:p>
              </table:table-cell>
              <table:table-cell office:value-type="float" office:value="99677.2745510136">
                <text:p>99677.27455101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4791417121887">
                <text:p>23.4791417121887</text:p>
              </table:table-cell>
              <table:table-cell office:value-type="float" office:value="99759.6233606">
                <text:p>99759.62336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5229935646057">
                <text:p>23.5229935646057</text:p>
              </table:table-cell>
              <table:table-cell office:value-type="float" office:value="99790.5392544909">
                <text:p>99790.53925449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5670201778412">
                <text:p>23.5670201778412</text:p>
              </table:table-cell>
              <table:table-cell office:value-type="float" office:value="99394.427106969">
                <text:p>99394.4271069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6108207702637">
                <text:p>23.6108207702637</text:p>
              </table:table-cell>
              <table:table-cell office:value-type="float" office:value="99907.3244898293">
                <text:p>99907.32448982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.6546857357025">
                <text:p>23.6546857357025</text:p>
              </table:table-cell>
              <table:table-cell office:value-type="float" office:value="99760.7078045254">
                <text:p>99760.70780452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.6986091136932">
                <text:p>23.6986091136932</text:p>
              </table:table-cell>
              <table:table-cell office:value-type="float" office:value="99628.0386477626">
                <text:p>99628.03864776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.7425177097321">
                <text:p>23.7425177097321</text:p>
              </table:table-cell>
              <table:table-cell office:value-type="float" office:value="99661.5787061673">
                <text:p>99661.57870616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.7863414287567">
                <text:p>23.7863414287567</text:p>
              </table:table-cell>
              <table:table-cell office:value-type="float" office:value="99854.6015124313">
                <text:p>99854.60151243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8303961753845">
                <text:p>23.8303961753845</text:p>
              </table:table-cell>
              <table:table-cell office:value-type="float" office:value="99330.9537555675">
                <text:p>99330.95375556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8740866184235">
                <text:p>23.8740866184235</text:p>
              </table:table-cell>
              <table:table-cell office:value-type="float" office:value="100159.204064371">
                <text:p>100159.2040643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917937040329">
                <text:p>23.917937040329</text:p>
              </table:table-cell>
              <table:table-cell office:value-type="float" office:value="99793.7946738291">
                <text:p>99793.79467382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9618208408356">
                <text:p>23.9618208408356</text:p>
              </table:table-cell>
              <table:table-cell office:value-type="float" office:value="99717.8901891754">
                <text:p>99717.89018917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.0058374404907">
                <text:p>24.0058374404907</text:p>
              </table:table-cell>
              <table:table-cell office:value-type="float" office:value="99417.0388963216">
                <text:p>99417.03889632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.0203948020935">
                <text:p>24.0203948020935</text:p>
              </table:table-cell>
              <table:table-cell office:value-type="float" office:value="300603.92256543">
                <text:p>300603.922565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.0496354103088">
                <text:p>24.0496354103088</text:p>
              </table:table-cell>
              <table:table-cell office:value-type="float" office:value="149654.889794853">
                <text:p>149654.8897948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.0935885906219">
                <text:p>24.0935885906219</text:p>
              </table:table-cell>
              <table:table-cell office:value-type="float" office:value="99560.4861542801">
                <text:p>99560.48615428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.137615442276">
                <text:p>24.137615442276</text:p>
              </table:table-cell>
              <table:table-cell office:value-type="float" office:value="99393.8888563971">
                <text:p>99393.88885639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.1813900470734">
                <text:p>24.1813900470734</text:p>
              </table:table-cell>
              <table:table-cell office:value-type="float" office:value="99966.636369578">
                <text:p>99966.6363695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2252006530762">
                <text:p>24.2252006530762</text:p>
              </table:table-cell>
              <table:table-cell office:value-type="float" office:value="99884.4891513156">
                <text:p>99884.48915131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268946647644">
                <text:p>24.268946647644</text:p>
              </table:table-cell>
              <table:table-cell office:value-type="float" office:value="100032.015347387">
                <text:p>100032.0153473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3126385211945">
                <text:p>24.3126385211945</text:p>
              </table:table-cell>
              <table:table-cell office:value-type="float" office:value="100155.924761401">
                <text:p>100155.9247614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999452590942">
                <text:p>24.3999452590942</text:p>
              </table:table-cell>
              <table:table-cell office:value-type="float" office:value="50122.1338154133">
                <text:p>50122.13381541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436366558075">
                <text:p>24.4436366558075</text:p>
              </table:table-cell>
              <table:table-cell office:value-type="float" office:value="100157.017838531">
                <text:p>100157.0178385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4872844219208">
                <text:p>24.4872844219208</text:p>
              </table:table-cell>
              <table:table-cell office:value-type="float" office:value="100257.135465828">
                <text:p>100257.1354658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5309998989105">
                <text:p>24.5309998989105</text:p>
              </table:table-cell>
              <table:table-cell office:value-type="float" office:value="100101.847247977">
                <text:p>100101.8472479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5746598243713">
                <text:p>24.5746598243713</text:p>
              </table:table-cell>
              <table:table-cell office:value-type="float" office:value="100229.21371974">
                <text:p>100229.213719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61847448349">
                <text:p>24.61847448349</text:p>
              </table:table-cell>
              <table:table-cell office:value-type="float" office:value="99875.249243628">
                <text:p>99875.2492436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6621036529541">
                <text:p>24.6621036529541</text:p>
              </table:table-cell>
              <table:table-cell office:value-type="float" office:value="100299.869416484">
                <text:p>100299.8694164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7057771682739">
                <text:p>24.7057771682739</text:p>
              </table:table-cell>
              <table:table-cell office:value-type="float" office:value="100198.025461295">
                <text:p>100198.0254612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7931818962097">
                <text:p>24.7931818962097</text:p>
              </table:table-cell>
              <table:table-cell office:value-type="float" office:value="50065.9415496915">
                <text:p>50065.94154969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8367884159088">
                <text:p>24.8367884159088</text:p>
              </table:table-cell>
              <table:table-cell office:value-type="float" office:value="100351.966407689">
                <text:p>100351.9664076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.924206495285">
                <text:p>24.924206495285</text:p>
              </table:table-cell>
              <table:table-cell office:value-type="float" office:value="50058.2949342439">
                <text:p>50058.29493424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.9387385845184">
                <text:p>24.9387385845184</text:p>
              </table:table-cell>
              <table:table-cell office:value-type="float" office:value="301126.694841843">
                <text:p>301126.6948418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9679026603699">
                <text:p>24.9679026603699</text:p>
              </table:table-cell>
              <table:table-cell office:value-type="float" office:value="150047.614136344">
                <text:p>150047.6141363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0115556716919">
                <text:p>25.0115556716919</text:p>
              </table:table-cell>
              <table:table-cell office:value-type="float" office:value="100245.088883306">
                <text:p>100245.0888833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0248730182648">
                <text:p>25.0248730182648</text:p>
              </table:table-cell>
              <table:table-cell office:value-type="float" office:value="328593.986501244">
                <text:p>328593.9865012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0552039146423">
                <text:p>25.0552039146423</text:p>
              </table:table-cell>
              <table:table-cell office:value-type="float" office:value="144275.327228279">
                <text:p>144275.3272282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098906993866">
                <text:p>25.098906993866</text:p>
              </table:table-cell>
              <table:table-cell office:value-type="float" office:value="100130.244315454">
                <text:p>100130.2443154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.1426265239716">
                <text:p>25.1426265239716</text:p>
              </table:table-cell>
              <table:table-cell office:value-type="float" office:value="100092.567084576">
                <text:p>100092.5670845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.1559417247772">
                <text:p>25.1559417247772</text:p>
              </table:table-cell>
              <table:table-cell office:value-type="float" office:value="328646.939979946">
                <text:p>328646.9399799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.1861891746521">
                <text:p>25.1861891746521</text:p>
              </table:table-cell>
              <table:table-cell office:value-type="float" office:value="144673.353228184">
                <text:p>144673.3532281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.2285594940186">
                <text:p>25.2285594940186</text:p>
              </table:table-cell>
              <table:table-cell office:value-type="float" office:value="103279.844604252">
                <text:p>103279.8446042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.2702903747559">
                <text:p>25.2702903747559</text:p>
              </table:table-cell>
              <table:table-cell office:value-type="float" office:value="104862.392613922">
                <text:p>104862.3926139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.3121347427368">
                <text:p>25.3121347427368</text:p>
              </table:table-cell>
              <table:table-cell office:value-type="float" office:value="104577.992478975">
                <text:p>104577.9924789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.3539071083069">
                <text:p>25.3539071083069</text:p>
              </table:table-cell>
              <table:table-cell office:value-type="float" office:value="104758.252023333">
                <text:p>104758.25202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.3957190513611">
                <text:p>25.3957190513611</text:p>
              </table:table-cell>
              <table:table-cell office:value-type="float" office:value="104659.09212417">
                <text:p>104659.092124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4375131130219">
                <text:p>25.4375131130219</text:p>
              </table:table-cell>
              <table:table-cell office:value-type="float" office:value="104703.870026298">
                <text:p>104703.8700262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4793252944946">
                <text:p>25.4793252944946</text:p>
              </table:table-cell>
              <table:table-cell office:value-type="float" office:value="104658.495344209">
                <text:p>104658.4953442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5211229324341">
                <text:p>25.5211229324341</text:p>
              </table:table-cell>
              <table:table-cell office:value-type="float" office:value="104694.911380852">
                <text:p>104694.9113808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5629353523254">
                <text:p>25.5629353523254</text:p>
              </table:table-cell>
              <table:table-cell office:value-type="float" office:value="104657.898571054">
                <text:p>104657.8985710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6047759056091">
                <text:p>25.6047759056091</text:p>
              </table:table-cell>
              <table:table-cell office:value-type="float" office:value="104587.527089554">
                <text:p>104587.5270895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6465587615967">
                <text:p>25.6465587615967</text:p>
              </table:table-cell>
              <table:table-cell office:value-type="float" office:value="104731.950379458">
                <text:p>104731.9503794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6883850097656">
                <text:p>25.6883850097656</text:p>
              </table:table-cell>
              <table:table-cell office:value-type="float" office:value="104623.297368781">
                <text:p>104623.2973687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7302250862122">
                <text:p>25.7302250862122</text:p>
              </table:table-cell>
              <table:table-cell office:value-type="float" office:value="104588.719038122">
                <text:p>104588.7190381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5.7720258235931">
                <text:p>25.7720258235931</text:p>
              </table:table-cell>
              <table:table-cell office:value-type="float" office:value="104687.148461429">
                <text:p>104687.1484614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8138337135315">
                <text:p>25.8138337135315</text:p>
              </table:table-cell>
              <table:table-cell office:value-type="float" office:value="104669.238424909">
                <text:p>104669.2384249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8556482791901">
                <text:p>25.8556482791901</text:p>
              </table:table-cell>
              <table:table-cell office:value-type="float" office:value="104652.527918898">
                <text:p>104652.5279188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.8974845409393">
                <text:p>25.8974845409393</text:p>
              </table:table-cell>
              <table:table-cell office:value-type="float" office:value="104598.255604819">
                <text:p>104598.2556048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5.9392230510712">
                <text:p>25.9392230510712</text:p>
              </table:table-cell>
              <table:table-cell office:value-type="float" office:value="104843.224786364">
                <text:p>104843.2247863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5.9810779094696">
                <text:p>25.9810779094696</text:p>
              </table:table-cell>
              <table:table-cell office:value-type="float" office:value="104551.781261393">
                <text:p>104551.7812613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0228717327118">
                <text:p>26.0228717327118</text:p>
              </table:table-cell>
              <table:table-cell office:value-type="float" office:value="104704.467323841">
                <text:p>104704.4673238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.064647436142">
                <text:p>26.064647436142</text:p>
              </table:table-cell>
              <table:table-cell office:value-type="float" office:value="104749.88188563">
                <text:p>104749.881885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1065945625305">
                <text:p>26.1065945625305</text:p>
              </table:table-cell>
              <table:table-cell office:value-type="float" office:value="104321.806444279">
                <text:p>104321.8064442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1482920646667">
                <text:p>26.1482920646667</text:p>
              </table:table-cell>
              <table:table-cell office:value-type="float" office:value="104946.334332045">
                <text:p>104946.3343320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1900742053986">
                <text:p>26.1900742053986</text:p>
              </table:table-cell>
              <table:table-cell office:value-type="float" office:value="104733.743253807">
                <text:p>104733.7432538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2303133010864">
                <text:p>26.2303133010864</text:p>
              </table:table-cell>
              <table:table-cell office:value-type="float" office:value="108749.958844616">
                <text:p>108749.9588446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2701346874237">
                <text:p>26.2701346874237</text:p>
              </table:table-cell>
              <table:table-cell office:value-type="float" office:value="109890.699508451">
                <text:p>109890.6995084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.3099966049194">
                <text:p>26.3099966049194</text:p>
              </table:table-cell>
              <table:table-cell office:value-type="float" office:value="109778.963856142">
                <text:p>109778.9638561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.3499958515167">
                <text:p>26.3499958515167</text:p>
              </table:table-cell>
              <table:table-cell office:value-type="float" office:value="109402.060595223">
                <text:p>109402.0605952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.3898408412933">
                <text:p>26.3898408412933</text:p>
              </table:table-cell>
              <table:table-cell office:value-type="float" office:value="109825.602278575">
                <text:p>109825.6022785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.4298534393311">
                <text:p>26.4298534393311</text:p>
              </table:table-cell>
              <table:table-cell office:value-type="float" office:value="109365.555215254">
                <text:p>109365.5552152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.4697234630585">
                <text:p>26.4697234630585</text:p>
              </table:table-cell>
              <table:table-cell office:value-type="float" office:value="109756.643986916">
                <text:p>109756.6439869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.5096373558044">
                <text:p>26.5096373558044</text:p>
              </table:table-cell>
              <table:table-cell office:value-type="float" office:value="109636.011397101">
                <text:p>109636.0113971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.5495240688324">
                <text:p>26.5495240688324</text:p>
              </table:table-cell>
              <table:table-cell office:value-type="float" office:value="109710.719881409">
                <text:p>109710.7198814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.5895040035248">
                <text:p>26.5895040035248</text:p>
              </table:table-cell>
              <table:table-cell office:value-type="float" office:value="109454.906159057">
                <text:p>109454.9061590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.6293778419495">
                <text:p>26.6293778419495</text:p>
              </table:table-cell>
              <table:table-cell office:value-type="float" office:value="109746.143659226">
                <text:p>109746.1436592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6693246364593">
                <text:p>26.6693246364593</text:p>
              </table:table-cell>
              <table:table-cell office:value-type="float" office:value="109545.710830861">
                <text:p>109545.7108308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.7092065811157">
                <text:p>26.7092065811157</text:p>
              </table:table-cell>
              <table:table-cell office:value-type="float" office:value="109723.837132421">
                <text:p>109723.8371324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.7491588592529">
                <text:p>26.7491588592529</text:p>
              </table:table-cell>
              <table:table-cell office:value-type="float" office:value="109530.675196334">
                <text:p>109530.6751963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.7890100479126">
                <text:p>26.7890100479126</text:p>
              </table:table-cell>
              <table:table-cell office:value-type="float" office:value="109808.518821643">
                <text:p>109808.5188216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.8289353847504">
                <text:p>26.8289353847504</text:p>
              </table:table-cell>
              <table:table-cell office:value-type="float" office:value="109604.585623944">
                <text:p>109604.5856239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.8688342571259">
                <text:p>26.8688342571259</text:p>
              </table:table-cell>
              <table:table-cell office:value-type="float" office:value="109677.285082582">
                <text:p>109677.2850825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.9087295532227">
                <text:p>26.9087295532227</text:p>
              </table:table-cell>
              <table:table-cell office:value-type="float" office:value="109687.116731308">
                <text:p>109687.1167313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.948695898056">
                <text:p>26.948695898056</text:p>
              </table:table-cell>
              <table:table-cell office:value-type="float" office:value="109492.124392266">
                <text:p>109492.1243922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.9885010719299">
                <text:p>26.9885010719299</text:p>
              </table:table-cell>
              <table:table-cell office:value-type="float" office:value="109935.457482555">
                <text:p>109935.4574825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0012376308441">
                <text:p>30.0012376308441</text:p>
              </table:table-cell>
              <table:table-cell office:value-type="float" office:value="1452.50004918357">
                <text:p>1452.500049183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0196237564087">
                <text:p>30.0196237564087</text:p>
              </table:table-cell>
              <table:table-cell office:value-type="float" office:value="238005.553950491">
                <text:p>238005.5539504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9942286014557">
                <text:p>30.9942286014557</text:p>
              </table:table-cell>
              <table:table-cell office:value-type="float" office:value="4490.02487750713">
                <text:p>4490.024877507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.0122113227844">
                <text:p>31.0122113227844</text:p>
              </table:table-cell>
              <table:table-cell office:value-type="float" office:value="243344.704063639">
                <text:p>243344.7040636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0299689769745">
                <text:p>31.0299689769745</text:p>
              </table:table-cell>
              <table:table-cell office:value-type="float" office:value="246428.945690847">
                <text:p>246428.9456908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.2408249378204">
                <text:p>40.2408249378204</text:p>
              </table:table-cell>
              <table:table-cell office:value-type="float" office:value="475.09156788487">
                <text:p>475.091567884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.2955551147461">
                <text:p>40.2955551147461</text:p>
              </table:table-cell>
              <table:table-cell office:value-type="float" office:value="79955.8898913115">
                <text:p>79955.88989131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.3503680229187">
                <text:p>40.3503680229187</text:p>
              </table:table-cell>
              <table:table-cell office:value-type="float" office:value="79835.2093674696">
                <text:p>79835.20936746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.405220746994">
                <text:p>40.405220746994</text:p>
              </table:table-cell>
              <table:table-cell office:value-type="float" office:value="79777.2594482525">
                <text:p>79777.25944825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.4599647521973">
                <text:p>40.4599647521973</text:p>
              </table:table-cell>
              <table:table-cell office:value-type="float" office:value="79935.693118421">
                <text:p>79935.6931184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.5147929191589">
                <text:p>40.5147929191589</text:p>
              </table:table-cell>
              <table:table-cell office:value-type="float" office:value="79812.9910682449">
                <text:p>79812.99106824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.5697021484375">
                <text:p>40.5697021484375</text:p>
              </table:table-cell>
              <table:table-cell office:value-type="float" office:value="79695.1634086824">
                <text:p>79695.16340868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.6244761943817">
                <text:p>40.6244761943817</text:p>
              </table:table-cell>
              <table:table-cell office:value-type="float" office:value="79891.8525108928">
                <text:p>79891.85251089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.6793277263641">
                <text:p>40.6793277263641</text:p>
              </table:table-cell>
              <table:table-cell office:value-type="float" office:value="79778.993254051">
                <text:p>79778.9932540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.7341632843018">
                <text:p>40.7341632843018</text:p>
              </table:table-cell>
              <table:table-cell office:value-type="float" office:value="79802.2335247851">
                <text:p>79802.233524785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.7889711856842">
                <text:p>40.7889711856842</text:p>
              </table:table-cell>
              <table:table-cell office:value-type="float" office:value="79842.5024425681">
                <text:p>79842.50244256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.8437864780426">
                <text:p>40.8437864780426</text:p>
              </table:table-cell>
              <table:table-cell office:value-type="float" office:value="79831.7369428303">
                <text:p>79831.73694283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.8986649513245">
                <text:p>40.8986649513245</text:p>
              </table:table-cell>
              <table:table-cell office:value-type="float" office:value="79739.8276283034">
                <text:p>79739.82762830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.9534385204315">
                <text:p>40.9534385204315</text:p>
              </table:table-cell>
              <table:table-cell office:value-type="float" office:value="79892.548017951">
                <text:p>79892.5480179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.0082614421845">
                <text:p>41.0082614421845</text:p>
              </table:table-cell>
              <table:table-cell office:value-type="float" office:value="79820.6272135824">
                <text:p>79820.62721358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1.0630595684052">
                <text:p>41.0630595684052</text:p>
              </table:table-cell>
              <table:table-cell office:value-type="float" office:value="79856.7451444483">
                <text:p>79856.74514444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1.1178967952728">
                <text:p>41.1178967952728</text:p>
              </table:table-cell>
              <table:table-cell office:value-type="float" office:value="79799.8048033947">
                <text:p>79799.80480339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.1727380752564">
                <text:p>41.1727380752564</text:p>
              </table:table-cell>
              <table:table-cell office:value-type="float" office:value="79793.9070954391">
                <text:p>79793.90709543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1.2255818843842">
                <text:p>41.2255818843842</text:p>
              </table:table-cell>
              <table:table-cell office:value-type="float" office:value="82810.0788384925">
                <text:p>82810.07883849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1.2771768569946">
                <text:p>41.2771768569946</text:p>
              </table:table-cell>
              <table:table-cell office:value-type="float" office:value="84814.465026224">
                <text:p>84814.4650262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1.3287899494171">
                <text:p>41.3287899494171</text:p>
              </table:table-cell>
              <table:table-cell office:value-type="float" office:value="84784.6892059811">
                <text:p>84784.68920598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1.3803820610046">
                <text:p>41.3803820610046</text:p>
              </table:table-cell>
              <table:table-cell office:value-type="float" office:value="84819.1683834505">
                <text:p>84819.16838345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1.4320223331451">
                <text:p>41.4320223331451</text:p>
              </table:table-cell>
              <table:table-cell office:value-type="float" office:value="84740.0646552321">
                <text:p>84740.06465523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1.4838590621948">
                <text:p>41.4838590621948</text:p>
              </table:table-cell>
              <table:table-cell office:value-type="float" office:value="84418.9068296699">
                <text:p>84418.90682966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1.5355174541473">
                <text:p>41.5355174541473</text:p>
              </table:table-cell>
              <table:table-cell office:value-type="float" office:value="84710.3410424099">
                <text:p>84710.34104240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.5871553421021">
                <text:p>41.5871553421021</text:p>
              </table:table-cell>
              <table:table-cell office:value-type="float" office:value="84743.9772098714">
                <text:p>84743.97720987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.6387839317322">
                <text:p>41.6387839317322</text:p>
              </table:table-cell>
              <table:table-cell office:value-type="float" office:value="84759.2396257608">
                <text:p>84759.23962576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1.6903760433197">
                <text:p>41.6903760433197</text:p>
              </table:table-cell>
              <table:table-cell office:value-type="float" office:value="84819.1683834505">
                <text:p>84819.16838345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1.7420213222504">
                <text:p>41.7420213222504</text:p>
              </table:table-cell>
              <table:table-cell office:value-type="float" office:value="84731.8494663367">
                <text:p>84731.84946633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1.7936589717865">
                <text:p>41.7936589717865</text:p>
              </table:table-cell>
              <table:table-cell office:value-type="float" office:value="84744.3684852067">
                <text:p>84744.36848520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.8452613353729">
                <text:p>41.8452613353729</text:p>
              </table:table-cell>
              <table:table-cell office:value-type="float" office:value="84802.3171006672">
                <text:p>84802.31710066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.8968892097473">
                <text:p>41.8968892097473</text:p>
              </table:table-cell>
              <table:table-cell office:value-type="float" office:value="84760.4138854639">
                <text:p>84760.41388546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.9483876228333">
                <text:p>41.9483876228333</text:p>
              </table:table-cell>
              <table:table-cell office:value-type="float" office:value="84973.4921481481">
                <text:p>84973.49214814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.0000576972961">
                <text:p>42.0000576972961</text:p>
              </table:table-cell>
              <table:table-cell office:value-type="float" office:value="84691.1881875231">
                <text:p>84691.18818752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.0516445636749">
                <text:p>42.0516445636749</text:p>
              </table:table-cell>
              <table:table-cell office:value-type="float" office:value="84827.7925600011">
                <text:p>84827.79256000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2.1033968925476">
                <text:p>42.1033968925476</text:p>
              </table:table-cell>
              <table:table-cell office:value-type="float" office:value="84556.5812268215">
                <text:p>84556.58122682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2.154949426651">
                <text:p>42.154949426651</text:p>
              </table:table-cell>
              <table:table-cell office:value-type="float" office:value="84884.285052283">
                <text:p>84884.2850522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2.2043960094452">
                <text:p>42.2043960094452</text:p>
              </table:table-cell>
              <table:table-cell office:value-type="float" office:value="88499.5434004841">
                <text:p>88499.54340048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.2472894191742">
                <text:p>42.2472894191742</text:p>
              </table:table-cell>
              <table:table-cell office:value-type="float" office:value="102020.3343042">
                <text:p>102020.334304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.3330776691437">
                <text:p>42.3330776691437</text:p>
              </table:table-cell>
              <table:table-cell office:value-type="float" office:value="51009.3165620779">
                <text:p>51009.31656207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.3759777545929">
                <text:p>42.3759777545929</text:p>
              </table:table-cell>
              <table:table-cell office:value-type="float" office:value="102004.458829806">
                <text:p>102004.4588298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.4188857078552">
                <text:p>42.4188857078552</text:p>
              </table:table-cell>
              <table:table-cell office:value-type="float" office:value="101985.754791103">
                <text:p>101985.7547911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.4617750644684">
                <text:p>42.4617750644684</text:p>
              </table:table-cell>
              <table:table-cell office:value-type="float" office:value="102029.975396212">
                <text:p>102029.9753962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5045957565308">
                <text:p>42.5045957565308</text:p>
              </table:table-cell>
              <table:table-cell office:value-type="float" office:value="102193.584205164">
                <text:p>102193.5842051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.5474689006805">
                <text:p>42.5474689006805</text:p>
              </table:table-cell>
              <table:table-cell office:value-type="float" office:value="102068.557993138">
                <text:p>102068.5579931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.5903468132019">
                <text:p>42.5903468132019</text:p>
              </table:table-cell>
              <table:table-cell office:value-type="float" office:value="102057.207141785">
                <text:p>102057.2071417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.6334402561188">
                <text:p>42.6334402561188</text:p>
              </table:table-cell>
              <table:table-cell office:value-type="float" office:value="101546.771476152">
                <text:p>101546.7714761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.6760988235474">
                <text:p>42.6760988235474</text:p>
              </table:table-cell>
              <table:table-cell office:value-type="float" office:value="102581.97271452">
                <text:p>102581.972714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.7190113067627">
                <text:p>42.7190113067627</text:p>
              </table:table-cell>
              <table:table-cell office:value-type="float" office:value="101974.988910372">
                <text:p>101974.9889103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.7618339061737">
                <text:p>42.7618339061737</text:p>
              </table:table-cell>
              <table:table-cell office:value-type="float" office:value="102189.032431199">
                <text:p>102189.0324311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2.8475527763367">
                <text:p>42.8475527763367</text:p>
              </table:table-cell>
              <table:table-cell office:value-type="float" office:value="51050.6028798629">
                <text:p>51050.60287986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2.8904626369476">
                <text:p>42.8904626369476</text:p>
              </table:table-cell>
              <table:table-cell office:value-type="float" office:value="101981.221511638">
                <text:p>101981.2215116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2.9335730075836">
                <text:p>42.9335730075836</text:p>
              </table:table-cell>
              <table:table-cell office:value-type="float" office:value="101506.89811855">
                <text:p>101506.898118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2.9761490821838">
                <text:p>42.9761490821838</text:p>
              </table:table-cell>
              <table:table-cell office:value-type="float" office:value="102780.729343644">
                <text:p>102780.7293436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.018975019455">
                <text:p>43.018975019455</text:p>
              </table:table-cell>
              <table:table-cell office:value-type="float" office:value="102181.067802366">
                <text:p>102181.0678023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.0335869789124">
                <text:p>43.0335869789124</text:p>
              </table:table-cell>
              <table:table-cell office:value-type="float" office:value="299480.710493253">
                <text:p>299480.7104932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3.0618543624878">
                <text:p>43.0618543624878</text:p>
              </table:table-cell>
              <table:table-cell office:value-type="float" office:value="154807.394477151">
                <text:p>154807.3944771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3.1047606468201">
                <text:p>43.1047606468201</text:p>
              </table:table-cell>
              <table:table-cell office:value-type="float" office:value="101989.721741257">
                <text:p>101989.7217412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3.1476178169251">
                <text:p>43.1476178169251</text:p>
              </table:table-cell>
              <table:table-cell office:value-type="float" office:value="102106.601749038">
                <text:p>102106.6017490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3.1906509399414">
                <text:p>43.1906509399414</text:p>
              </table:table-cell>
              <table:table-cell office:value-type="float" office:value="101689.110463506">
                <text:p>101689.1104635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3.2343733310699">
                <text:p>43.2343733310699</text:p>
              </table:table-cell>
              <table:table-cell office:value-type="float" office:value="100086.01741691">
                <text:p>100086.017416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3.2782843112946">
                <text:p>43.2782843112946</text:p>
              </table:table-cell>
              <table:table-cell office:value-type="float" office:value="99656.1674919642">
                <text:p>99656.16749196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3.3222823143005">
                <text:p>43.3222823143005</text:p>
              </table:table-cell>
              <table:table-cell office:value-type="float" office:value="99459.0595260674">
                <text:p>99459.05952606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3.3660840988159">
                <text:p>43.3660840988159</text:p>
              </table:table-cell>
              <table:table-cell office:value-type="float" office:value="99904.6054496565">
                <text:p>99904.60544965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3.410010099411">
                <text:p>43.410010099411</text:p>
              </table:table-cell>
              <table:table-cell office:value-type="float" office:value="99622.0903500345">
                <text:p>99622.09035003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3.4539661407471">
                <text:p>43.4539661407471</text:p>
              </table:table-cell>
              <table:table-cell office:value-type="float" office:value="99554.0059338812">
                <text:p>99554.00593388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3.4978485107422">
                <text:p>43.4978485107422</text:p>
              </table:table-cell>
              <table:table-cell office:value-type="float" office:value="99721.14087017">
                <text:p>99721.140870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3.5417556762695">
                <text:p>43.5417556762695</text:p>
              </table:table-cell>
              <table:table-cell office:value-type="float" office:value="99664.825716768">
                <text:p>99664.8257167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.5856146812439">
                <text:p>43.5856146812439</text:p>
              </table:table-cell>
              <table:table-cell office:value-type="float" office:value="99774.2653431762">
                <text:p>99774.265343176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.629554271698">
                <text:p>43.629554271698</text:p>
              </table:table-cell>
              <table:table-cell office:value-type="float" office:value="99591.2787255285">
                <text:p>99591.27872552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.6734228134155">
                <text:p>43.6734228134155</text:p>
              </table:table-cell>
              <table:table-cell office:value-type="float" office:value="99752.5750497288">
                <text:p>99752.57504972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.717321395874">
                <text:p>43.717321395874</text:p>
              </table:table-cell>
              <table:table-cell office:value-type="float" office:value="99684.3122243705">
                <text:p>99684.31222437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.7612080574036">
                <text:p>43.7612080574036</text:p>
              </table:table-cell>
              <table:table-cell office:value-type="float" office:value="99711.3894629334">
                <text:p>99711.38946293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.8051908016205">
                <text:p>43.8051908016205</text:p>
              </table:table-cell>
              <table:table-cell office:value-type="float" office:value="99493.5645310798">
                <text:p>99493.56453107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3.8489389419556">
                <text:p>43.8489389419556</text:p>
              </table:table-cell>
              <table:table-cell office:value-type="float" office:value="100027.108957835">
                <text:p>100027.1089578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3.8929886817932">
                <text:p>43.8929886817932</text:p>
              </table:table-cell>
              <table:table-cell office:value-type="float" office:value="99342.2439298975">
                <text:p>99342.24392989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3.9368193149567">
                <text:p>43.9368193149567</text:p>
              </table:table-cell>
              <table:table-cell office:value-type="float" office:value="99838.8497761628">
                <text:p>99838.84977616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3.980715751648">
                <text:p>43.980715751648</text:p>
              </table:table-cell>
              <table:table-cell office:value-type="float" office:value="99689.1850419575">
                <text:p>99689.18504195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.0245966911316">
                <text:p>44.0245966911316</text:p>
              </table:table-cell>
              <table:table-cell office:value-type="float" office:value="99724.3917631078">
                <text:p>99724.39176310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4.0391290187836">
                <text:p>44.0391290187836</text:p>
              </table:table-cell>
              <table:table-cell office:value-type="float" office:value="301121.754532181">
                <text:p>301121.7545321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.0684499740601">
                <text:p>44.0684499740601</text:p>
              </table:table-cell>
              <table:table-cell office:value-type="float" office:value="149244.796383181">
                <text:p>149244.7963831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.1123442649841">
                <text:p>44.1123442649841</text:p>
              </table:table-cell>
              <table:table-cell office:value-type="float" office:value="99694.0583359586">
                <text:p>99694.05833595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.1562283039093">
                <text:p>44.1562283039093</text:p>
              </table:table-cell>
              <table:table-cell office:value-type="float" office:value="99717.3484296138">
                <text:p>99717.34842961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4.2001111507416">
                <text:p>44.2001111507416</text:p>
              </table:table-cell>
              <table:table-cell office:value-type="float" office:value="99720.0572862902">
                <text:p>99720.05728629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.2438290119171">
                <text:p>44.2438290119171</text:p>
              </table:table-cell>
              <table:table-cell office:value-type="float" office:value="100096.388119935">
                <text:p>100096.3881199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4.2874913215637">
                <text:p>44.2874913215637</text:p>
              </table:table-cell>
              <table:table-cell office:value-type="float" office:value="100223.740691192">
                <text:p>100223.7406911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4.3331134319305">
                <text:p>44.3331134319305</text:p>
              </table:table-cell>
              <table:table-cell office:value-type="float" office:value="95918.4037041489">
                <text:p>95918.40370414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4.4185976982117">
                <text:p>44.4185976982117</text:p>
              </table:table-cell>
              <table:table-cell office:value-type="float" office:value="51190.7066688607">
                <text:p>51190.70666886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4.4622669219971">
                <text:p>44.4622669219971</text:p>
              </table:table-cell>
              <table:table-cell office:value-type="float" office:value="100207.87228792">
                <text:p>100207.872287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4.5058889389038">
                <text:p>44.5058889389038</text:p>
              </table:table-cell>
              <table:table-cell office:value-type="float" office:value="100316.315253274">
                <text:p>100316.3152532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4.549578666687">
                <text:p>44.549578666687</text:p>
              </table:table-cell>
              <table:table-cell office:value-type="float" office:value="100160.843796385">
                <text:p>100160.8437963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4.5932450294495">
                <text:p>44.5932450294495</text:p>
              </table:table-cell>
              <table:table-cell office:value-type="float" office:value="100214.437914278">
                <text:p>100214.4379142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4.6369414329529">
                <text:p>44.6369414329529</text:p>
              </table:table-cell>
              <table:table-cell office:value-type="float" office:value="100145.541718501">
                <text:p>100145.5417185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.6805896759033">
                <text:p>44.6805896759033</text:p>
              </table:table-cell>
              <table:table-cell office:value-type="float" office:value="100256.040202323">
                <text:p>100256.0402023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.7242434024811">
                <text:p>44.7242434024811</text:p>
              </table:table-cell>
              <table:table-cell office:value-type="float" office:value="100243.446391803">
                <text:p>100243.4463918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.8115904331207">
                <text:p>44.8115904331207</text:p>
              </table:table-cell>
              <table:table-cell office:value-type="float" office:value="50099.0127306475">
                <text:p>50099.01273064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.8989090919495">
                <text:p>44.8989090919495</text:p>
              </table:table-cell>
              <table:table-cell office:value-type="float" office:value="50115.2910351381">
                <text:p>50115.29103513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4.9134211540222">
                <text:p>44.9134211540222</text:p>
              </table:table-cell>
              <table:table-cell office:value-type="float" office:value="301542.260366695">
                <text:p>301542.2603666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.9425876140595">
                <text:p>44.9425876140595</text:p>
              </table:table-cell>
              <table:table-cell office:value-type="float" office:value="150035.348630378">
                <text:p>150035.3486303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.9863302707672">
                <text:p>44.9863302707672</text:p>
              </table:table-cell>
              <table:table-cell office:value-type="float" office:value="100039.648465689">
                <text:p>100039.64846568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.0300903320313">
                <text:p>45.0300903320313</text:p>
              </table:table-cell>
              <table:table-cell office:value-type="float" office:value="99999.860000109">
                <text:p>99999.8600001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.0434417724609">
                <text:p>45.0434417724609</text:p>
              </table:table-cell>
              <table:table-cell office:value-type="float" office:value="327754.898285714">
                <text:p>327754.8982857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5.0737335681915">
                <text:p>45.0737335681915</text:p>
              </table:table-cell>
              <table:table-cell office:value-type="float" office:value="144461.557806585">
                <text:p>144461.5578065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5.1174221038818">
                <text:p>45.1174221038818</text:p>
              </table:table-cell>
              <table:table-cell office:value-type="float" office:value="100163.576802388">
                <text:p>100163.5768023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5.1610136032105">
                <text:p>45.1610136032105</text:p>
              </table:table-cell>
              <table:table-cell office:value-type="float" office:value="100386.544794242">
                <text:p>100386.5447942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5.1743292808533">
                <text:p>45.1743292808533</text:p>
              </table:table-cell>
              <table:table-cell office:value-type="float" office:value="328635.171065354">
                <text:p>328635.17106535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.2042138576508">
                <text:p>45.2042138576508</text:p>
              </table:table-cell>
              <table:table-cell office:value-type="float" office:value="146430.047500898">
                <text:p>146430.04750089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.2460639476776">
                <text:p>45.2460639476776</text:p>
              </table:table-cell>
              <table:table-cell office:value-type="float" office:value="104563.693822209">
                <text:p>104563.69382220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.2879066467285">
                <text:p>45.2879066467285</text:p>
              </table:table-cell>
              <table:table-cell office:value-type="float" office:value="104582.163657187">
                <text:p>104582.1636571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5.3296782970429">
                <text:p>45.3296782970429</text:p>
              </table:table-cell>
              <table:table-cell office:value-type="float" office:value="104760.045798303">
                <text:p>104760.0457983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5.3715333938599">
                <text:p>45.3715333938599</text:p>
              </table:table-cell>
              <table:table-cell office:value-type="float" office:value="104551.185704602">
                <text:p>104551.1857046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5.4132719039917">
                <text:p>45.4132719039917</text:p>
              </table:table-cell>
              <table:table-cell office:value-type="float" office:value="104843.224786364">
                <text:p>104843.2247863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5.4551033973694">
                <text:p>45.4551033973694</text:p>
              </table:table-cell>
              <table:table-cell office:value-type="float" office:value="104610.178759105">
                <text:p>104610.1787591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.4969730377197">
                <text:p>45.4969730377197</text:p>
              </table:table-cell>
              <table:table-cell office:value-type="float" office:value="104514.869566208">
                <text:p>104514.8695662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.538783788681">
                <text:p>45.538783788681</text:p>
              </table:table-cell>
              <table:table-cell office:value-type="float" office:value="104662.076126067">
                <text:p>104662.07612606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.5805532932282">
                <text:p>45.5805532932282</text:p>
              </table:table-cell>
              <table:table-cell office:value-type="float" office:value="104765.427491809">
                <text:p>104765.4274918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.6224255561829">
                <text:p>45.6224255561829</text:p>
              </table:table-cell>
              <table:table-cell office:value-type="float" office:value="104508.323439146">
                <text:p>104508.3234391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.6642625331879">
                <text:p>45.6642625331879</text:p>
              </table:table-cell>
              <table:table-cell office:value-type="float" office:value="104596.467366094">
                <text:p>104596.4673660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.7061457633972">
                <text:p>45.7061457633972</text:p>
              </table:table-cell>
              <table:table-cell office:value-type="float" office:value="104480.957608256">
                <text:p>104480.9576082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.747878074646">
                <text:p>45.747878074646</text:p>
              </table:table-cell>
              <table:table-cell office:value-type="float" office:value="104858.79811241">
                <text:p>104858.798112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.7895958423615">
                <text:p>45.7895958423615</text:p>
              </table:table-cell>
              <table:table-cell office:value-type="float" office:value="104895.353697915">
                <text:p>104895.3536979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.8314292430878">
                <text:p>45.8314292430878</text:p>
              </table:table-cell>
              <table:table-cell office:value-type="float" office:value="104605.409171217">
                <text:p>104605.40917121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.8732132911682">
                <text:p>45.8732132911682</text:p>
              </table:table-cell>
              <table:table-cell office:value-type="float" office:value="104728.962391943">
                <text:p>104728.9623919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5.9150173664093">
                <text:p>45.9150173664093</text:p>
              </table:table-cell>
              <table:table-cell office:value-type="float" office:value="104678.789681702">
                <text:p>104678.78968170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5.9568138122559">
                <text:p>45.9568138122559</text:p>
              </table:table-cell>
              <table:table-cell office:value-type="float" office:value="104697.897425659">
                <text:p>104697.8974256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5.9986617565155">
                <text:p>45.9986617565155</text:p>
              </table:table-cell>
              <table:table-cell office:value-type="float" office:value="104569.055360266">
                <text:p>104569.0553602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.0404009819031">
                <text:p>46.0404009819031</text:p>
              </table:table-cell>
              <table:table-cell office:value-type="float" office:value="104841.42816179">
                <text:p>104841.4281617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.0822472572327">
                <text:p>46.0822472572327</text:p>
              </table:table-cell>
              <table:table-cell office:value-type="float" office:value="104573.225825566">
                <text:p>104573.2258255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.124098777771">
                <text:p>46.124098777771</text:p>
              </table:table-cell>
              <table:table-cell office:value-type="float" office:value="104560.119768939">
                <text:p>104560.1197689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.1659178733826">
                <text:p>46.1659178733826</text:p>
              </table:table-cell>
              <table:table-cell office:value-type="float" office:value="104641.191685386">
                <text:p>104641.1916853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.2071125507355">
                <text:p>46.2071125507355</text:p>
              </table:table-cell>
              <table:table-cell office:value-type="float" office:value="106227.315789169">
                <text:p>106227.3157891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.2470355033875">
                <text:p>46.2470355033875</text:p>
              </table:table-cell>
              <table:table-cell office:value-type="float" office:value="109611.131174268">
                <text:p>109611.1311742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.2870008945465">
                <text:p>46.2870008945465</text:p>
              </table:table-cell>
              <table:table-cell office:value-type="float" office:value="109494.73714855">
                <text:p>109494.737148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.3269002437592">
                <text:p>46.3269002437592</text:p>
              </table:table-cell>
              <table:table-cell office:value-type="float" office:value="109675.97432925">
                <text:p>109675.974329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.3670449256897">
                <text:p>46.3670449256897</text:p>
              </table:table-cell>
              <table:table-cell office:value-type="float" office:value="109005.721045974">
                <text:p>109005.7210459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6.4067327976227">
                <text:p>46.4067327976227</text:p>
              </table:table-cell>
              <table:table-cell office:value-type="float" office:value="110260.384013264">
                <text:p>110260.3840132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6.4466478824616">
                <text:p>46.4466478824616</text:p>
              </table:table-cell>
              <table:table-cell office:value-type="float" office:value="109632.737038276">
                <text:p>109632.7370382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.486599445343">
                <text:p>46.486599445343</text:p>
              </table:table-cell>
              <table:table-cell office:value-type="float" office:value="109532.636131981">
                <text:p>109532.6361319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.52650141716">
                <text:p>46.52650141716</text:p>
              </table:table-cell>
              <table:table-cell office:value-type="float" office:value="109668.765745903">
                <text:p>109668.7657459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.5664336681366">
                <text:p>46.5664336681366</text:p>
              </table:table-cell>
              <table:table-cell office:value-type="float" office:value="109585.607948032">
                <text:p>109585.6079480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.6063513755798">
                <text:p>46.6063513755798</text:p>
              </table:table-cell>
              <table:table-cell office:value-type="float" office:value="109625.534137266">
                <text:p>109625.5341372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.6462745666504">
                <text:p>46.6462745666504</text:p>
              </table:table-cell>
              <table:table-cell office:value-type="float" office:value="109610.476584055">
                <text:p>109610.47658405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.6861321926117">
                <text:p>46.6861321926117</text:p>
              </table:table-cell>
              <table:table-cell office:value-type="float" office:value="109790.783933004">
                <text:p>109790.7839330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.7260899543762">
                <text:p>46.7260899543762</text:p>
              </table:table-cell>
              <table:table-cell office:value-type="float" office:value="109515.643688654">
                <text:p>109515.6436886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.7659816741943">
                <text:p>46.7659816741943</text:p>
              </table:table-cell>
              <table:table-cell office:value-type="float" office:value="109696.950142842">
                <text:p>109696.95014284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.8058924674988">
                <text:p>46.8058924674988</text:p>
              </table:table-cell>
              <table:table-cell office:value-type="float" office:value="109644.525645468">
                <text:p>109644.5256454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.8458123207092">
                <text:p>46.8458123207092</text:p>
              </table:table-cell>
              <table:table-cell office:value-type="float" office:value="109619.641558566">
                <text:p>109619.6415585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8858025074005">
                <text:p>46.8858025074005</text:p>
              </table:table-cell>
              <table:table-cell office:value-type="float" office:value="109426.845985536">
                <text:p>109426.8459855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92560505867">
                <text:p>46.92560505867</text:p>
              </table:table-cell>
              <table:table-cell office:value-type="float" office:value="109942.701169254">
                <text:p>109942.7011692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9654867649078">
                <text:p>46.9654867649078</text:p>
              </table:table-cell>
              <table:table-cell office:value-type="float" office:value="109724.493077309">
                <text:p>109724.4930773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7.0054566860199">
                <text:p>47.0054566860199</text:p>
              </table:table-cell>
              <table:table-cell office:value-type="float" office:value="109482.327666631">
                <text:p>109482.3276666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0.0182514190674">
                <text:p>50.0182514190674</text:p>
              </table:table-cell>
              <table:table-cell office:value-type="float" office:value="1452.47200282165">
                <text:p>1452.472002821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0.9940545558929">
                <text:p>50.9940545558929</text:p>
              </table:table-cell>
              <table:table-cell office:value-type="float" office:value="4484.51110152792">
                <text:p>4484.511101527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1.0120327472687">
                <text:p>51.0120327472687</text:p>
              </table:table-cell>
              <table:table-cell office:value-type="float" office:value="243406.019467947">
                <text:p>243406.01946794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1.0298256874084">
                <text:p>51.0298256874084</text:p>
              </table:table-cell>
              <table:table-cell office:value-type="float" office:value="245940.241782685">
                <text:p>245940.24178268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0.2092096805573">
                <text:p>60.2092096805573</text:p>
              </table:table-cell>
              <table:table-cell office:value-type="float" office:value="476.720442598992">
                <text:p>476.7204425989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.2639424800873">
                <text:p>60.2639424800873</text:p>
              </table:table-cell>
              <table:table-cell office:value-type="float" office:value="79952.0586846484">
                <text:p>79952.05868464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0.3187699317932">
                <text:p>60.3187699317932</text:p>
              </table:table-cell>
              <table:table-cell office:value-type="float" office:value="79814.0322747573">
                <text:p>79814.03227475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0.3736011981964">
                <text:p>60.3736011981964</text:p>
              </table:table-cell>
              <table:table-cell office:value-type="float" office:value="79808.4794872575">
                <text:p>79808.47948725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0.4284057617187">
                <text:p>60.4284057617187</text:p>
              </table:table-cell>
              <table:table-cell office:value-type="float" office:value="79847.3652329391">
                <text:p>79847.36523293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0.4832503795624">
                <text:p>60.4832503795624</text:p>
              </table:table-cell>
              <table:table-cell office:value-type="float" office:value="79789.0508140066">
                <text:p>79789.05081400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0.5380182266235">
                <text:p>60.5380182266235</text:p>
              </table:table-cell>
              <table:table-cell office:value-type="float" office:value="79900.8950472982">
                <text:p>79900.89504729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0.5928478240967">
                <text:p>60.5928478240967</text:p>
              </table:table-cell>
              <table:table-cell office:value-type="float" office:value="79810.9087367158">
                <text:p>79810.90873671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0.6477258205414">
                <text:p>60.6477258205414</text:p>
              </table:table-cell>
              <table:table-cell office:value-type="float" office:value="79740.5204909308">
                <text:p>79740.52049093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0.702605009079">
                <text:p>60.702605009079</text:p>
              </table:table-cell>
              <table:table-cell office:value-type="float" office:value="79738.7883569381">
                <text:p>79738.788356938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0.7574691772461">
                <text:p>60.7574691772461</text:p>
              </table:table-cell>
              <table:table-cell office:value-type="float" office:value="79760.6187461161">
                <text:p>79760.618746116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0.8122425079346">
                <text:p>60.8122425079346</text:p>
              </table:table-cell>
              <table:table-cell office:value-type="float" office:value="79892.8957760212">
                <text:p>79892.89577602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0.8670604228973">
                <text:p>60.8670604228973</text:p>
              </table:table-cell>
              <table:table-cell office:value-type="float" office:value="79827.9176245961">
                <text:p>79827.917624596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.9219334125519">
                <text:p>60.9219334125519</text:p>
              </table:table-cell>
              <table:table-cell office:value-type="float" office:value="79747.7962755372">
                <text:p>79747.79627553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0.9767117500305">
                <text:p>60.9767117500305</text:p>
              </table:table-cell>
              <table:table-cell office:value-type="float" office:value="79885.5934922549">
                <text:p>79885.593492254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1.0316262245178">
                <text:p>61.0316262245178</text:p>
              </table:table-cell>
              <table:table-cell office:value-type="float" office:value="79687.5512486541">
                <text:p>79687.551248654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.086400270462">
                <text:p>61.086400270462</text:p>
              </table:table-cell>
              <table:table-cell office:value-type="float" office:value="79891.8525108928">
                <text:p>79891.85251089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1.1412353515625">
                <text:p>61.1412353515625</text:p>
              </table:table-cell>
              <table:table-cell office:value-type="float" office:value="79802.9274723363">
                <text:p>79802.92747233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1.1958847045898">
                <text:p>61.1958847045898</text:p>
              </table:table-cell>
              <table:table-cell office:value-type="float" office:value="80074.1410023733">
                <text:p>80074.14100237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.2505531311035">
                <text:p>61.2505531311035</text:p>
              </table:table-cell>
              <table:table-cell office:value-type="float" office:value="80046.2036145419">
                <text:p>80046.20361454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.2990593910217">
                <text:p>61.2990593910217</text:p>
              </table:table-cell>
              <table:table-cell office:value-type="float" office:value="90215.1600098304">
                <text:p>90215.16000983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1.3507833480835">
                <text:p>61.3507833480835</text:p>
              </table:table-cell>
              <table:table-cell office:value-type="float" office:value="84602.9625067989">
                <text:p>84602.96250679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1.4022789001465">
                <text:p>61.4022789001465</text:p>
              </table:table-cell>
              <table:table-cell office:value-type="float" office:value="84978.2131599904">
                <text:p>84978.21315999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.4540405273438">
                <text:p>61.4540405273438</text:p>
              </table:table-cell>
              <table:table-cell office:value-type="float" office:value="84541.3917016729">
                <text:p>84541.391701672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.5057108402252">
                <text:p>61.5057108402252</text:p>
              </table:table-cell>
              <table:table-cell office:value-type="float" office:value="84690.7974031128">
                <text:p>84690.79740311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.5573320388794">
                <text:p>61.5573320388794</text:p>
              </table:table-cell>
              <table:table-cell office:value-type="float" office:value="84771.3752118791">
                <text:p>84771.37521187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.608882188797">
                <text:p>61.608882188797</text:p>
              </table:table-cell>
              <table:table-cell office:value-type="float" office:value="84888.2109362354">
                <text:p>84888.21093623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6605083942413">
                <text:p>61.6605083942413</text:p>
              </table:table-cell>
              <table:table-cell office:value-type="float" office:value="84763.153951306">
                <text:p>84763.15395130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.7121586799622">
                <text:p>61.7121586799622</text:p>
              </table:table-cell>
              <table:table-cell office:value-type="float" office:value="84723.6358701422">
                <text:p>84723.63587014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1.7637448310852">
                <text:p>61.7637448310852</text:p>
              </table:table-cell>
              <table:table-cell office:value-type="float" office:value="84828.9687199586">
                <text:p>84828.96871995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1.815333366394">
                <text:p>61.815333366394</text:p>
              </table:table-cell>
              <table:table-cell office:value-type="float" office:value="84825.0483135994">
                <text:p>84825.048313599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1.8669846057892">
                <text:p>61.8669846057892</text:p>
              </table:table-cell>
              <table:table-cell office:value-type="float" office:value="84722.071556169">
                <text:p>84722.07155616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.9186942577362">
                <text:p>61.9186942577362</text:p>
              </table:table-cell>
              <table:table-cell office:value-type="float" office:value="84626.367326614">
                <text:p>84626.3673266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1.9701738357544">
                <text:p>61.9701738357544</text:p>
              </table:table-cell>
              <table:table-cell office:value-type="float" office:value="85004.5817868572">
                <text:p>85004.58178685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2.0218739509583">
                <text:p>62.0218739509583</text:p>
              </table:table-cell>
              <table:table-cell office:value-type="float" office:value="84641.9777353514">
                <text:p>84641.97773535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2.0734257698059">
                <text:p>62.0734257698059</text:p>
              </table:table-cell>
              <table:table-cell office:value-type="float" office:value="84885.4627793399">
                <text:p>84885.46277933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2.1249976158142">
                <text:p>62.1249976158142</text:p>
              </table:table-cell>
              <table:table-cell office:value-type="float" office:value="84852.498770272">
                <text:p>84852.4987702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2.1766760349274">
                <text:p>62.1766760349274</text:p>
              </table:table-cell>
              <table:table-cell office:value-type="float" office:value="84677.5128785957">
                <text:p>84677.51287859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2.2224988937378">
                <text:p>62.2224988937378</text:p>
              </table:table-cell>
              <table:table-cell office:value-type="float" office:value="95498.188319155">
                <text:p>95498.1883191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2.3083236217499">
                <text:p>62.3083236217499</text:p>
              </table:table-cell>
              <table:table-cell office:value-type="float" office:value="50987.6360969512">
                <text:p>50987.636096951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2.3511726856232">
                <text:p>62.3511726856232</text:p>
              </table:table-cell>
              <table:table-cell office:value-type="float" office:value="102125.918385061">
                <text:p>102125.91838506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2.3940334320068">
                <text:p>62.3940334320068</text:p>
              </table:table-cell>
              <table:table-cell office:value-type="float" office:value="102098.082026578">
                <text:p>102098.08202657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2.4369113445282">
                <text:p>62.4369113445282</text:p>
              </table:table-cell>
              <table:table-cell office:value-type="float" office:value="102057.207141785">
                <text:p>102057.2071417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2.4797873497009">
                <text:p>62.4797873497009</text:p>
              </table:table-cell>
              <table:table-cell office:value-type="float" office:value="102061.747179359">
                <text:p>102061.7471793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2.5226588249207">
                <text:p>62.5226588249207</text:p>
              </table:table-cell>
              <table:table-cell office:value-type="float" office:value="102072.531387641">
                <text:p>102072.5313876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2.5656344890595">
                <text:p>62.5656344890595</text:p>
              </table:table-cell>
              <table:table-cell office:value-type="float" office:value="101825.069785246">
                <text:p>101825.06978524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2.6084010601044">
                <text:p>62.6084010601044</text:p>
              </table:table-cell>
              <table:table-cell office:value-type="float" office:value="102322.909999108">
                <text:p>102322.9099991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2.6512293815613">
                <text:p>62.6512293815613</text:p>
              </table:table-cell>
              <table:table-cell office:value-type="float" office:value="102175.379541849">
                <text:p>102175.37954184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2.6940908432007">
                <text:p>62.6940908432007</text:p>
              </table:table-cell>
              <table:table-cell office:value-type="float" office:value="102096.378252695">
                <text:p>102096.37825269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2.7369780540466">
                <text:p>62.7369780540466</text:p>
              </table:table-cell>
              <table:table-cell office:value-type="float" office:value="102035.080241492">
                <text:p>102035.0802414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2.7827756404877">
                <text:p>62.7827756404877</text:p>
              </table:table-cell>
              <table:table-cell office:value-type="float" office:value="95550.8868493251">
                <text:p>95550.886849325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.8657946586609">
                <text:p>62.8657946586609</text:p>
              </table:table-cell>
              <table:table-cell office:value-type="float" office:value="52710.8136941532">
                <text:p>52710.81369415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2.9086043834686">
                <text:p>62.9086043834686</text:p>
              </table:table-cell>
              <table:table-cell office:value-type="float" office:value="102219.764776645">
                <text:p>102219.76477664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.9513149261475">
                <text:p>62.9513149261475</text:p>
              </table:table-cell>
              <table:table-cell office:value-type="float" office:value="102457.138812444">
                <text:p>102457.1388124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.9941508769989">
                <text:p>62.9941508769989</text:p>
              </table:table-cell>
              <table:table-cell office:value-type="float" office:value="102157.1813633">
                <text:p>102157.18136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3.009280204773">
                <text:p>63.009280204773</text:p>
              </table:table-cell>
              <table:table-cell office:value-type="float" office:value="289239.552831051">
                <text:p>289239.55283105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3.0238823890686">
                <text:p>63.0238823890686</text:p>
              </table:table-cell>
              <table:table-cell office:value-type="float" office:value="299681.192306436">
                <text:p>299681.19230643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3.0384893417358">
                <text:p>63.0384893417358</text:p>
              </table:table-cell>
              <table:table-cell office:value-type="float" office:value="299583.362778703">
                <text:p>299583.3627787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3.0802268981934">
                <text:p>63.0802268981934</text:p>
              </table:table-cell>
              <table:table-cell office:value-type="float" office:value="104845.620381583">
                <text:p>104845.62038158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3.1230962276459">
                <text:p>63.1230962276459</text:p>
              </table:table-cell>
              <table:table-cell office:value-type="float" office:value="102077.640492306">
                <text:p>102077.6404923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3.1659364700317">
                <text:p>63.1659364700317</text:p>
              </table:table-cell>
              <table:table-cell office:value-type="float" office:value="102146.947736316">
                <text:p>102146.9477363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3.2092237472534">
                <text:p>63.2092237472534</text:p>
              </table:table-cell>
              <table:table-cell office:value-type="float" office:value="101092.059396343">
                <text:p>101092.05939634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3.2531175613403">
                <text:p>63.2531175613403</text:p>
              </table:table-cell>
              <table:table-cell office:value-type="float" office:value="99695.1413548864">
                <text:p>99695.141354886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.2969734668732">
                <text:p>63.2969734668732</text:p>
              </table:table-cell>
              <table:table-cell office:value-type="float" office:value="99781.3167196716">
                <text:p>99781.31671967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.3408741950989">
                <text:p>63.3408741950989</text:p>
              </table:table-cell>
              <table:table-cell office:value-type="float" office:value="99679.439883128">
                <text:p>99679.43988312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.3847572803497">
                <text:p>63.3847572803497</text:p>
              </table:table-cell>
              <table:table-cell office:value-type="float" office:value="99719.515503181">
                <text:p>99719.51550318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.4287497997284">
                <text:p>63.4287497997284</text:p>
              </table:table-cell>
              <table:table-cell office:value-type="float" office:value="99471.4570069045">
                <text:p>99471.457006904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.472603559494">
                <text:p>63.472603559494</text:p>
              </table:table-cell>
              <table:table-cell office:value-type="float" office:value="99786.1990257481">
                <text:p>99786.199025748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.5164713859558">
                <text:p>63.5164713859558</text:p>
              </table:table-cell>
              <table:table-cell office:value-type="float" office:value="99754.2014946058">
                <text:p>99754.201494605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.5603809356689">
                <text:p>63.5603809356689</text:p>
              </table:table-cell>
              <table:table-cell office:value-type="float" office:value="99659.4141499701">
                <text:p>99659.414149970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3.6042530536652">
                <text:p>63.6042530536652</text:p>
              </table:table-cell>
              <table:table-cell office:value-type="float" office:value="99744.4436208311">
                <text:p>99744.44362083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3.6481642723084">
                <text:p>63.6481642723084</text:p>
              </table:table-cell>
              <table:table-cell office:value-type="float" office:value="99655.6264028625">
                <text:p>99655.62640286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3.6920917034149">
                <text:p>63.6920917034149</text:p>
              </table:table-cell>
              <table:table-cell office:value-type="float" office:value="99618.8461233683">
                <text:p>99618.84612336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3.736002445221">
                <text:p>63.736002445221</text:p>
              </table:table-cell>
              <table:table-cell office:value-type="float" office:value="99656.7085869418">
                <text:p>99656.70858694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3.7800009250641">
                <text:p>63.7800009250641</text:p>
              </table:table-cell>
              <table:table-cell office:value-type="float" office:value="99457.9816302976">
                <text:p>99457.98163029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.8238246440888">
                <text:p>63.8238246440888</text:p>
              </table:table-cell>
              <table:table-cell office:value-type="float" office:value="99854.6015124313">
                <text:p>99854.60151243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3.8677682876587">
                <text:p>63.8677682876587</text:p>
              </table:table-cell>
              <table:table-cell office:value-type="float" office:value="99582.092983132">
                <text:p>99582.0929831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3.9116325378418">
                <text:p>63.9116325378418</text:p>
              </table:table-cell>
              <table:table-cell office:value-type="float" office:value="99762.3345146211">
                <text:p>99762.33451462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3.9555542469025">
                <text:p>63.9555542469025</text:p>
              </table:table-cell>
              <table:table-cell office:value-type="float" office:value="99631.8242979899">
                <text:p>99631.824297989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3.999439239502">
                <text:p>63.999439239502</text:p>
              </table:table-cell>
              <table:table-cell office:value-type="float" office:value="99715.1814502328">
                <text:p>99715.18145023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4.0432865619659">
                <text:p>64.0432865619659</text:p>
              </table:table-cell>
              <table:table-cell office:value-type="float" office:value="99800.8488110968">
                <text:p>99800.848811096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4.0872557163239">
                <text:p>64.0872557163239</text:p>
              </table:table-cell>
              <table:table-cell office:value-type="float" office:value="99524.3157141308">
                <text:p>99524.31571413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4.1311857700348">
                <text:p>64.1311857700348</text:p>
              </table:table-cell>
              <table:table-cell office:value-type="float" office:value="99612.8989232372">
                <text:p>99612.898923237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4.1749939918518">
                <text:p>64.1749939918518</text:p>
              </table:table-cell>
              <table:table-cell office:value-type="float" office:value="99889.9251898011">
                <text:p>99889.92518980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4.218786239624">
                <text:p>64.218786239624</text:p>
              </table:table-cell>
              <table:table-cell office:value-type="float" office:value="99926.3619159616">
                <text:p>99926.36191596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4.2625994682312">
                <text:p>64.2625994682312</text:p>
              </table:table-cell>
              <table:table-cell office:value-type="float" office:value="99878.5101923098">
                <text:p>99878.510192309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4.308744430542">
                <text:p>64.308744430542</text:p>
              </table:table-cell>
              <table:table-cell office:value-type="float" office:value="94831.5868269042">
                <text:p>94831.586826904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4.3936154842377">
                <text:p>64.3936154842377</text:p>
              </table:table-cell>
              <table:table-cell office:value-type="float" office:value="51560.5711187583">
                <text:p>51560.571118758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4.4372684955597">
                <text:p>64.4372684955597</text:p>
              </table:table-cell>
              <table:table-cell office:value-type="float" office:value="100245.088883306">
                <text:p>100245.08888330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4.4809513092041">
                <text:p>64.4809513092041</text:p>
              </table:table-cell>
              <table:table-cell office:value-type="float" office:value="100176.697307594">
                <text:p>100176.6973075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4.5245974063873">
                <text:p>64.5245974063873</text:p>
              </table:table-cell>
              <table:table-cell office:value-type="float" office:value="100260.969076558">
                <text:p>100260.96907655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4.5683364868164">
                <text:p>64.5683364868164</text:p>
              </table:table-cell>
              <table:table-cell office:value-type="float" office:value="100047.828099534">
                <text:p>100047.8280995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4.6119804382324">
                <text:p>64.6119804382324</text:p>
              </table:table-cell>
              <table:table-cell office:value-type="float" office:value="100265.898435451">
                <text:p>100265.89843545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4.6556940078735">
                <text:p>64.6556940078735</text:p>
              </table:table-cell>
              <table:table-cell office:value-type="float" office:value="100106.214979165">
                <text:p>100106.21497916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4.6993153095245">
                <text:p>64.6993153095245</text:p>
              </table:table-cell>
              <table:table-cell office:value-type="float" office:value="100317.96013358">
                <text:p>100317.960133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.7455484867096">
                <text:p>64.7455484867096</text:p>
              </table:table-cell>
              <table:table-cell office:value-type="float" office:value="94650.6441139462">
                <text:p>94650.64411394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4.8303496837616">
                <text:p>64.8303496837616</text:p>
              </table:table-cell>
              <table:table-cell office:value-type="float" office:value="51603.0451470696">
                <text:p>51603.045147069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4.9177892208099">
                <text:p>64.9177892208099</text:p>
              </table:table-cell>
              <table:table-cell office:value-type="float" office:value="50046.0106230982">
                <text:p>50046.010623098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4.9323153495789">
                <text:p>64.9323153495789</text:p>
              </table:table-cell>
              <table:table-cell office:value-type="float" office:value="301250.255289116">
                <text:p>301250.25528911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4.9613518714905">
                <text:p>64.9613518714905</text:p>
              </table:table-cell>
              <table:table-cell office:value-type="float" office:value="150706.755213978">
                <text:p>150706.75521397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5.0050864219666">
                <text:p>65.0050864219666</text:p>
              </table:table-cell>
              <table:table-cell office:value-type="float" office:value="100058.190889466">
                <text:p>100058.19088946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5.0184252262116">
                <text:p>65.0184252262116</text:p>
              </table:table-cell>
              <table:table-cell office:value-type="float" office:value="328065.388742917">
                <text:p>328065.3887429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5.0486977100372">
                <text:p>65.0486977100372</text:p>
              </table:table-cell>
              <table:table-cell office:value-type="float" office:value="144553.715023785">
                <text:p>144553.71502378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5.0924346446991">
                <text:p>65.0924346446991</text:p>
              </table:table-cell>
              <table:table-cell office:value-type="float" office:value="100052.736521919">
                <text:p>100052.7365219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5.1360595226288">
                <text:p>65.1360595226288</text:p>
              </table:table-cell>
              <table:table-cell office:value-type="float" office:value="100309.736271424">
                <text:p>100309.7362714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5.1493883132935">
                <text:p>65.1493883132935</text:p>
              </table:table-cell>
              <table:table-cell office:value-type="float" office:value="328311.855898399">
                <text:p>328311.85589839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5.1797902584076">
                <text:p>65.1797902584076</text:p>
              </table:table-cell>
              <table:table-cell office:value-type="float" office:value="143938.158679371">
                <text:p>143938.15867937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5.2222468852997">
                <text:p>65.2222468852997</text:p>
              </table:table-cell>
              <table:table-cell office:value-type="float" office:value="103069.893214133">
                <text:p>103069.8932141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5.2640180587769">
                <text:p>65.2640180587769</text:p>
              </table:table-cell>
              <table:table-cell office:value-type="float" office:value="104761.24168241">
                <text:p>104761.241682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5.3058323860168">
                <text:p>65.3058323860168</text:p>
              </table:table-cell>
              <table:table-cell office:value-type="float" office:value="104653.124630806">
                <text:p>104653.12463080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5.3476378917694">
                <text:p>65.3476378917694</text:p>
              </table:table-cell>
              <table:table-cell office:value-type="float" office:value="97977.5253585788">
                <text:p>97977.52535857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